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91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1.5638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0.580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17H39M05.282S">
            <text:p>17:39:05.28</text:p>
          </table:table-cell>
          <table:table-cell office:value-type="string">
            <text:p>TC0001_PlannerA 1-1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7H39M05.316S">
            <text:p>17:39:05.32</text:p>
          </table:table-cell>
          <table:table-cell office:value-type="string">
            <text:p>TC0001_PlannerA 1-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17H39M05.287S">
            <text:p>17:39:05.29</text:p>
          </table:table-cell>
          <table:table-cell office:value-type="string">
            <text:p>TC0001_PlannerA 1-1</text:p>
          </table:table-cell>
          <table:table-cell office:value-type="string">
            <text:p>/channels/login.do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5681">
            <text:p>25681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7H39M05.327S">
            <text:p>17:39:05.33</text:p>
          </table:table-cell>
          <table:table-cell office:value-type="string">
            <text:p>TC0002_PlannerB 2-1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7H39M05.351S">
            <text:p>17:39:05.35</text:p>
          </table:table-cell>
          <table:table-cell office:value-type="string">
            <text:p>TC0001_PlannerA 1-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7H39M05.362S">
            <text:p>17:39:05.36</text:p>
          </table:table-cell>
          <table:table-cell office:value-type="string">
            <text:p>TC0002_PlannerB 2-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7H39M05.373S">
            <text:p>17:39:05.37</text:p>
          </table:table-cell>
          <table:table-cell office:value-type="string">
            <text:p>TC0003_PlannerC 3-1</text:p>
          </table:table-cell>
          <table:table-cell office:value-type="string">
            <text:p>/channels/login.html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17H39M05.387S">
            <text:p>17:39:05.39</text:p>
          </table:table-cell>
          <table:table-cell office:value-type="string">
            <text:p>TC0001_PlannerA 1-4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7H39M05.397S">
            <text:p>17:39:05.40</text:p>
          </table:table-cell>
          <table:table-cell office:value-type="string">
            <text:p>TC0002_PlannerB 2-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7H39M05.32S">
            <text:p>17:39:05.32</text:p>
          </table:table-cell>
          <table:table-cell office:value-type="string">
            <text:p>TC0001_PlannerA 1-2</text:p>
          </table:table-cell>
          <table:table-cell office:value-type="string">
            <text:p>/channels/login.do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25681">
            <text:p>25681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7H39M05.407S">
            <text:p>17:39:05.41</text:p>
          </table:table-cell>
          <table:table-cell office:value-type="string">
            <text:p>TC0003_PlannerC 3-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7H39M05.333S">
            <text:p>17:39:05.33</text:p>
          </table:table-cell>
          <table:table-cell office:value-type="string">
            <text:p>TC0002_PlannerB 2-1</text:p>
          </table:table-cell>
          <table:table-cell office:value-type="string">
            <text:p>/channels/login.do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5681">
            <text:p>25681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7H39M05.422S">
            <text:p>17:39:05.42</text:p>
          </table:table-cell>
          <table:table-cell office:value-type="string">
            <text:p>TC0001_PlannerA 1-5</text:p>
          </table:table-cell>
          <table:table-cell office:value-type="string">
            <text:p>/channels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7H39M05.332S">
            <text:p>17:39:05.33</text:p>
          </table:table-cell>
          <table:table-cell office:value-type="string">
            <text:p>TC0001_PlannerA 1-1</text:p>
          </table:table-cell>
          <table:table-cell office:value-type="string">
            <text:p>/channels/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25722">
            <text:p>25722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7H39M05.433S">
            <text:p>17:39:05.43</text:p>
          </table:table-cell>
          <table:table-cell office:value-type="string">
            <text:p>TC0002_PlannerB 2-4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7H39M05.441S">
            <text:p>17:39:05.44</text:p>
          </table:table-cell>
          <table:table-cell office:value-type="string">
            <text:p>TC0003_PlannerC 3-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7H39M05.457S">
            <text:p>17:39:05.46</text:p>
          </table:table-cell>
          <table:table-cell office:value-type="string">
            <text:p>TC0001_PlannerA 1-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7H39M05.467S">
            <text:p>17:39:05.47</text:p>
          </table:table-cell>
          <table:table-cell office:value-type="string">
            <text:p>TC0002_PlannerB 2-5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7H39M05.477S">
            <text:p>17:39:05.48</text:p>
          </table:table-cell>
          <table:table-cell office:value-type="string">
            <text:p>TC0003_PlannerC 3-4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7H39M05.493S">
            <text:p>17:39:05.49</text:p>
          </table:table-cell>
          <table:table-cell office:value-type="string">
            <text:p>TC0001_PlannerA 1-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7H39M05.502S">
            <text:p>17:39:05.50</text:p>
          </table:table-cell>
          <table:table-cell office:value-type="string">
            <text:p>TC0002_PlannerB 2-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7H39M05.411S">
            <text:p>17:39:05.41</text:p>
          </table:table-cell>
          <table:table-cell office:value-type="string">
            <text:p>TC0003_PlannerC 3-2</text:p>
          </table:table-cell>
          <table:table-cell office:value-type="string">
            <text:p>/channels/login.do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25681">
            <text:p>25681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7H39M05.511S">
            <text:p>17:39:05.51</text:p>
          </table:table-cell>
          <table:table-cell office:value-type="string">
            <text:p>TC0003_PlannerC 3-5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7H39M05.409S">
            <text:p>17:39:05.41</text:p>
          </table:table-cell>
          <table:table-cell office:value-type="string">
            <text:p>TC0001_PlannerA 1-2</text:p>
          </table:table-cell>
          <table:table-cell office:value-type="string">
            <text:p>/channels/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25722">
            <text:p>25722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7H39M05.355S">
            <text:p>17:39:05.36</text:p>
          </table:table-cell>
          <table:table-cell office:value-type="string">
            <text:p>TC0001_PlannerA 1-3</text:p>
          </table:table-cell>
          <table:table-cell office:value-type="string">
            <text:p>/channels/login.do</text:p>
          </table:table-cell>
          <table:table-cell office:value-type="float" office:value="176">
            <text:p>176</text:p>
          </table:table-cell>
          <table:table-cell office:value-type="string">
            <text:p>Success</text:p>
          </table:table-cell>
          <table:table-cell office:value-type="float" office:value="25681">
            <text:p>25681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7H39M05.528S">
            <text:p>17:39:05.53</text:p>
          </table:table-cell>
          <table:table-cell office:value-type="string">
            <text:p>TC0001_PlannerA 1-8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7H39M05.537S">
            <text:p>17:39:05.54</text:p>
          </table:table-cell>
          <table:table-cell office:value-type="string">
            <text:p>TC0002_PlannerB 2-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7H39M05.546S">
            <text:p>17:39:05.55</text:p>
          </table:table-cell>
          <table:table-cell office:value-type="string">
            <text:p>TC0003_PlannerC 3-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7H39M05.563S">
            <text:p>17:39:05.56</text:p>
          </table:table-cell>
          <table:table-cell office:value-type="string">
            <text:p>TC0001_PlannerA 1-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7H39M05.572S">
            <text:p>17:39:05.57</text:p>
          </table:table-cell>
          <table:table-cell office:value-type="string">
            <text:p>TC0002_PlannerB 2-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7H39M05.581S">
            <text:p>17:39:05.58</text:p>
          </table:table-cell>
          <table:table-cell office:value-type="string">
            <text:p>TC0003_PlannerC 3-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7H39M05.598S">
            <text:p>17:39:05.60</text:p>
          </table:table-cell>
          <table:table-cell office:value-type="string">
            <text:p>TC0001_PlannerA 1-1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7H39M05.606S">
            <text:p>17:39:05.61</text:p>
          </table:table-cell>
          <table:table-cell office:value-type="string">
            <text:p>TC0002_PlannerB 2-9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7H39M05.366S">
            <text:p>17:39:05.37</text:p>
          </table:table-cell>
          <table:table-cell office:value-type="string">
            <text:p>TC0002_PlannerB 2-2</text:p>
          </table:table-cell>
          <table:table-cell office:value-type="string">
            <text:p>/channels/login.do</text:p>
          </table:table-cell>
          <table:table-cell office:value-type="float" office:value="250">
            <text:p>250</text:p>
          </table:table-cell>
          <table:table-cell office:value-type="string">
            <text:p>Success</text:p>
          </table:table-cell>
          <table:table-cell office:value-type="float" office:value="25681">
            <text:p>25681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7H39M05.615S">
            <text:p>17:39:05.62</text:p>
          </table:table-cell>
          <table:table-cell office:value-type="string">
            <text:p>TC0003_PlannerC 3-8</text:p>
          </table:table-cell>
          <table:table-cell office:value-type="string">
            <text:p>/channels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7H39M05.392S">
            <text:p>17:39:05.39</text:p>
          </table:table-cell>
          <table:table-cell office:value-type="string">
            <text:p>TC0001_PlannerA 1-4</text:p>
          </table:table-cell>
          <table:table-cell office:value-type="string">
            <text:p>/channels/login.do</text:p>
          </table:table-cell>
          <table:table-cell office:value-type="float" office:value="236">
            <text:p>236</text:p>
          </table:table-cell>
          <table:table-cell office:value-type="string">
            <text:p>Success</text:p>
          </table:table-cell>
          <table:table-cell office:value-type="float" office:value="25681">
            <text:p>25681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7H39M05.632S">
            <text:p>17:39:05.63</text:p>
          </table:table-cell>
          <table:table-cell office:value-type="string">
            <text:p>TC0001_PlannerA 1-1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7H39M05.641S">
            <text:p>17:39:05.64</text:p>
          </table:table-cell>
          <table:table-cell office:value-type="string">
            <text:p>TC0002_PlannerB 2-1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7H39M05.65S">
            <text:p>17:39:05.65</text:p>
          </table:table-cell>
          <table:table-cell office:value-type="string">
            <text:p>TC0003_PlannerC 3-9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7H39M05.388S">
            <text:p>17:39:05.39</text:p>
          </table:table-cell>
          <table:table-cell office:value-type="string">
            <text:p>TC0003_PlannerC 3-1</text:p>
          </table:table-cell>
          <table:table-cell office:value-type="string">
            <text:p>/channels/login.do</text:p>
          </table:table-cell>
          <table:table-cell office:value-type="float" office:value="268">
            <text:p>268</text:p>
          </table:table-cell>
          <table:table-cell office:value-type="string">
            <text:p>Success</text:p>
          </table:table-cell>
          <table:table-cell office:value-type="float" office:value="25681">
            <text:p>25681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7H39M05.401S">
            <text:p>17:39:05.40</text:p>
          </table:table-cell>
          <table:table-cell office:value-type="string">
            <text:p>TC0002_PlannerB 2-3</text:p>
          </table:table-cell>
          <table:table-cell office:value-type="string">
            <text:p>/channels/login.do</text:p>
          </table:table-cell>
          <table:table-cell office:value-type="float" office:value="268">
            <text:p>268</text:p>
          </table:table-cell>
          <table:table-cell office:value-type="string">
            <text:p>Success</text:p>
          </table:table-cell>
          <table:table-cell office:value-type="float" office:value="25681">
            <text:p>25681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7H39M05.666S">
            <text:p>17:39:05.67</text:p>
          </table:table-cell>
          <table:table-cell office:value-type="string">
            <text:p>TC0001_PlannerA 1-12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7H39M05.676S">
            <text:p>17:39:05.68</text:p>
          </table:table-cell>
          <table:table-cell office:value-type="string">
            <text:p>TC0002_PlannerB 2-1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7H39M05.685S">
            <text:p>17:39:05.69</text:p>
          </table:table-cell>
          <table:table-cell office:value-type="string">
            <text:p>TC0003_PlannerC 3-1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7H39M05.702S">
            <text:p>17:39:05.70</text:p>
          </table:table-cell>
          <table:table-cell office:value-type="string">
            <text:p>TC0001_PlannerA 1-1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7H39M05.567S">
            <text:p>17:39:05.57</text:p>
          </table:table-cell>
          <table:table-cell office:value-type="string">
            <text:p>TC0001_PlannerA 1-9</text:p>
          </table:table-cell>
          <table:table-cell office:value-type="string">
            <text:p>/channels/login.do</text:p>
          </table:table-cell>
          <table:table-cell office:value-type="float" office:value="139">
            <text:p>139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7H39M05.71S">
            <text:p>17:39:05.71</text:p>
          </table:table-cell>
          <table:table-cell office:value-type="string">
            <text:p>TC0002_PlannerB 2-1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7H39M05.719S">
            <text:p>17:39:05.72</text:p>
          </table:table-cell>
          <table:table-cell office:value-type="string">
            <text:p>TC0003_PlannerC 3-1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7H39M05.736S">
            <text:p>17:39:05.74</text:p>
          </table:table-cell>
          <table:table-cell office:value-type="string">
            <text:p>TC0001_PlannerA 1-14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7H39M05.745S">
            <text:p>17:39:05.75</text:p>
          </table:table-cell>
          <table:table-cell office:value-type="string">
            <text:p>TC0002_PlannerB 2-1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7H39M05.755S">
            <text:p>17:39:05.76</text:p>
          </table:table-cell>
          <table:table-cell office:value-type="string">
            <text:p>TC0003_PlannerC 3-12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7H39M05.771S">
            <text:p>17:39:05.77</text:p>
          </table:table-cell>
          <table:table-cell office:value-type="string">
            <text:p>TC0001_PlannerA 1-15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17H39M05.779S">
            <text:p>17:39:05.78</text:p>
          </table:table-cell>
          <table:table-cell office:value-type="string">
            <text:p>TC0002_PlannerB 2-14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7H39M05.79S">
            <text:p>17:39:05.79</text:p>
          </table:table-cell>
          <table:table-cell office:value-type="string">
            <text:p>TC0003_PlannerC 3-1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7H39M05.805S">
            <text:p>17:39:05.81</text:p>
          </table:table-cell>
          <table:table-cell office:value-type="string">
            <text:p>TC0001_PlannerA 1-1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7H39M05.533S">
            <text:p>17:39:05.53</text:p>
          </table:table-cell>
          <table:table-cell office:value-type="string">
            <text:p>TC0001_PlannerA 1-8</text:p>
          </table:table-cell>
          <table:table-cell office:value-type="string">
            <text:p>/channels/login.do</text:p>
          </table:table-cell>
          <table:table-cell office:value-type="float" office:value="282">
            <text:p>282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7H39M05.814S">
            <text:p>17:39:05.81</text:p>
          </table:table-cell>
          <table:table-cell office:value-type="string">
            <text:p>TC0002_PlannerB 2-15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7H39M05.523S">
            <text:p>17:39:05.52</text:p>
          </table:table-cell>
          <table:table-cell office:value-type="string">
            <text:p>TC0001_PlannerA 1-2</text:p>
          </table:table-cell>
          <table:table-cell office:value-type="string">
            <text:p>/channels/home</text:p>
          </table:table-cell>
          <table:table-cell office:value-type="float" office:value="304">
            <text:p>304</text:p>
          </table:table-cell>
          <table:table-cell office:value-type="string">
            <text:p>Success</text:p>
          </table:table-cell>
          <table:table-cell office:value-type="float" office:value="25928">
            <text:p>25928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7H39M05.825S">
            <text:p>17:39:05.83</text:p>
          </table:table-cell>
          <table:table-cell office:value-type="string">
            <text:p>TC0003_PlannerC 3-14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7H39M05.531S">
            <text:p>17:39:05.53</text:p>
          </table:table-cell>
          <table:table-cell office:value-type="string">
            <text:p>TC0001_PlannerA 1-3</text:p>
          </table:table-cell>
          <table:table-cell office:value-type="string">
            <text:p>/channels/</text:p>
          </table:table-cell>
          <table:table-cell office:value-type="float" office:value="308">
            <text:p>308</text:p>
          </table:table-cell>
          <table:table-cell office:value-type="string">
            <text:p>Success</text:p>
          </table:table-cell>
          <table:table-cell office:value-type="float" office:value="25722">
            <text:p>25722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17H39M05.84S">
            <text:p>17:39:05.84</text:p>
          </table:table-cell>
          <table:table-cell office:value-type="string">
            <text:p>TC0001_PlannerA 1-1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7H39M05.848S">
            <text:p>17:39:05.85</text:p>
          </table:table-cell>
          <table:table-cell office:value-type="string">
            <text:p>TC0002_PlannerB 2-1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7H39M05.86S">
            <text:p>17:39:05.86</text:p>
          </table:table-cell>
          <table:table-cell office:value-type="string">
            <text:p>TC0003_PlannerC 3-15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7H39M05.874S">
            <text:p>17:39:05.87</text:p>
          </table:table-cell>
          <table:table-cell office:value-type="string">
            <text:p>TC0001_PlannerA 1-1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7H39M05.55S">
            <text:p>17:39:05.55</text:p>
          </table:table-cell>
          <table:table-cell office:value-type="string">
            <text:p>TC0003_PlannerC 3-6</text:p>
          </table:table-cell>
          <table:table-cell office:value-type="string">
            <text:p>/channels/login.do</text:p>
          </table:table-cell>
          <table:table-cell office:value-type="float" office:value="333">
            <text:p>333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7H39M05.884S">
            <text:p>17:39:05.88</text:p>
          </table:table-cell>
          <table:table-cell office:value-type="string">
            <text:p>TC0002_PlannerB 2-17</text:p>
          </table:table-cell>
          <table:table-cell office:value-type="string">
            <text:p>/channels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7H39M05.74S">
            <text:p>17:39:05.74</text:p>
          </table:table-cell>
          <table:table-cell office:value-type="string">
            <text:p>TC0001_PlannerA 1-14</text:p>
          </table:table-cell>
          <table:table-cell office:value-type="string">
            <text:p>/channels/login.do</text:p>
          </table:table-cell>
          <table:table-cell office:value-type="float" office:value="158">
            <text:p>158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7H39M05.894S">
            <text:p>17:39:05.89</text:p>
          </table:table-cell>
          <table:table-cell office:value-type="string">
            <text:p>TC0003_PlannerC 3-16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7H39M05.909S">
            <text:p>17:39:05.91</text:p>
          </table:table-cell>
          <table:table-cell office:value-type="string">
            <text:p>TC0001_PlannerA 1-1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7H39M05.919S">
            <text:p>17:39:05.92</text:p>
          </table:table-cell>
          <table:table-cell office:value-type="string">
            <text:p>TC0002_PlannerB 2-1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7H39M05.514S">
            <text:p>17:39:05.51</text:p>
          </table:table-cell>
          <table:table-cell office:value-type="string">
            <text:p>TC0003_PlannerC 3-5</text:p>
          </table:table-cell>
          <table:table-cell office:value-type="string">
            <text:p>/channels/login.do</text:p>
          </table:table-cell>
          <table:table-cell office:value-type="float" office:value="417">
            <text:p>417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7H39M05.93S">
            <text:p>17:39:05.93</text:p>
          </table:table-cell>
          <table:table-cell office:value-type="string">
            <text:p>TC0003_PlannerC 3-17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7H39M05.541S">
            <text:p>17:39:05.54</text:p>
          </table:table-cell>
          <table:table-cell office:value-type="string">
            <text:p>TC0002_PlannerB 2-7</text:p>
          </table:table-cell>
          <table:table-cell office:value-type="string">
            <text:p>/channels/login.do</text:p>
          </table:table-cell>
          <table:table-cell office:value-type="float" office:value="403">
            <text:p>403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7H39M05.944S">
            <text:p>17:39:05.94</text:p>
          </table:table-cell>
          <table:table-cell office:value-type="string">
            <text:p>TC0001_PlannerA 1-2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7H39M05.954S">
            <text:p>17:39:05.95</text:p>
          </table:table-cell>
          <table:table-cell office:value-type="string">
            <text:p>TC0002_PlannerB 2-1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7H39M05.964S">
            <text:p>17:39:05.96</text:p>
          </table:table-cell>
          <table:table-cell office:value-type="string">
            <text:p>TC0003_PlannerC 3-1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7H39M05.978S">
            <text:p>17:39:05.98</text:p>
          </table:table-cell>
          <table:table-cell office:value-type="string">
            <text:p>TC0001_PlannerA 1-2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7H39M05.512S">
            <text:p>17:39:05.51</text:p>
          </table:table-cell>
          <table:table-cell office:value-type="string">
            <text:p>TC0003_PlannerC 3-2</text:p>
          </table:table-cell>
          <table:table-cell office:value-type="string">
            <text:p>/channels/;jsessionid=1197tgiio6kkp17th1n7oib6uq</text:p>
          </table:table-cell>
          <table:table-cell office:value-type="float" office:value="473">
            <text:p>473</text:p>
          </table:table-cell>
          <table:table-cell office:value-type="string">
            <text:p>Success</text:p>
          </table:table-cell>
          <table:table-cell office:value-type="float" office:value="25722">
            <text:p>25722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7H39M05.989S">
            <text:p>17:39:05.99</text:p>
          </table:table-cell>
          <table:table-cell office:value-type="string">
            <text:p>TC0002_PlannerB 2-2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7H39M06S">
            <text:p>17:39:06.00</text:p>
          </table:table-cell>
          <table:table-cell office:value-type="string">
            <text:p>TC0003_PlannerC 3-1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7H39M06.014S">
            <text:p>17:39:06.01</text:p>
          </table:table-cell>
          <table:table-cell office:value-type="string">
            <text:p>TC0001_PlannerA 1-2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7H39M06.024S">
            <text:p>17:39:06.02</text:p>
          </table:table-cell>
          <table:table-cell office:value-type="string">
            <text:p>TC0002_PlannerB 2-2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7H39M05.506S">
            <text:p>17:39:05.51</text:p>
          </table:table-cell>
          <table:table-cell office:value-type="string">
            <text:p>TC0002_PlannerB 2-6</text:p>
          </table:table-cell>
          <table:table-cell office:value-type="string">
            <text:p>/channels/login.do</text:p>
          </table:table-cell>
          <table:table-cell office:value-type="float" office:value="532">
            <text:p>532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7H39M06.035S">
            <text:p>17:39:06.04</text:p>
          </table:table-cell>
          <table:table-cell office:value-type="string">
            <text:p>TC0003_PlannerC 3-20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7H39M06.048S">
            <text:p>17:39:06.05</text:p>
          </table:table-cell>
          <table:table-cell office:value-type="string">
            <text:p>TC0001_PlannerA 1-2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7H39M06.059S">
            <text:p>17:39:06.06</text:p>
          </table:table-cell>
          <table:table-cell office:value-type="string">
            <text:p>TC0002_PlannerB 2-2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7H39M06.07S">
            <text:p>17:39:06.07</text:p>
          </table:table-cell>
          <table:table-cell office:value-type="string">
            <text:p>TC0003_PlannerC 3-2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7H39M06.082S">
            <text:p>17:39:06.08</text:p>
          </table:table-cell>
          <table:table-cell office:value-type="string">
            <text:p>TC0001_PlannerA 1-24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7H39M05.497S">
            <text:p>17:39:05.50</text:p>
          </table:table-cell>
          <table:table-cell office:value-type="string">
            <text:p>TC0001_PlannerA 1-7</text:p>
          </table:table-cell>
          <table:table-cell office:value-type="string">
            <text:p>/channels/login.do</text:p>
          </table:table-cell>
          <table:table-cell office:value-type="float" office:value="590">
            <text:p>590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7H39M06.094S">
            <text:p>17:39:06.09</text:p>
          </table:table-cell>
          <table:table-cell office:value-type="string">
            <text:p>TC0002_PlannerB 2-2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7H39M05.483S">
            <text:p>17:39:05.48</text:p>
          </table:table-cell>
          <table:table-cell office:value-type="string">
            <text:p>TC0003_PlannerC 3-4</text:p>
          </table:table-cell>
          <table:table-cell office:value-type="string">
            <text:p>/channels/login.do</text:p>
          </table:table-cell>
          <table:table-cell office:value-type="float" office:value="615">
            <text:p>615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7H39M06.105S">
            <text:p>17:39:06.11</text:p>
          </table:table-cell>
          <table:table-cell office:value-type="string">
            <text:p>TC0003_PlannerC 3-2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7H39M06.118S">
            <text:p>17:39:06.12</text:p>
          </table:table-cell>
          <table:table-cell office:value-type="string">
            <text:p>TC0001_PlannerA 1-25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7H39M06.129S">
            <text:p>17:39:06.13</text:p>
          </table:table-cell>
          <table:table-cell office:value-type="string">
            <text:p>TC0002_PlannerB 2-24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7H39M05.471S">
            <text:p>17:39:05.47</text:p>
          </table:table-cell>
          <table:table-cell office:value-type="string">
            <text:p>TC0002_PlannerB 2-5</text:p>
          </table:table-cell>
          <table:table-cell office:value-type="string">
            <text:p>/channels/login.do</text:p>
          </table:table-cell>
          <table:table-cell office:value-type="float" office:value="665">
            <text:p>665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7H39M06.139S">
            <text:p>17:39:06.14</text:p>
          </table:table-cell>
          <table:table-cell office:value-type="string">
            <text:p>TC0003_PlannerC 3-2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7H39M06.152S">
            <text:p>17:39:06.15</text:p>
          </table:table-cell>
          <table:table-cell office:value-type="string">
            <text:p>TC0001_PlannerA 1-2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7H39M06.164S">
            <text:p>17:39:06.16</text:p>
          </table:table-cell>
          <table:table-cell office:value-type="string">
            <text:p>TC0002_PlannerB 2-25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7H39M06.175S">
            <text:p>17:39:06.18</text:p>
          </table:table-cell>
          <table:table-cell office:value-type="string">
            <text:p>TC0003_PlannerC 3-24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7H39M06.187S">
            <text:p>17:39:06.19</text:p>
          </table:table-cell>
          <table:table-cell office:value-type="string">
            <text:p>TC0001_PlannerA 1-2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7H39M05.461S">
            <text:p>17:39:05.46</text:p>
          </table:table-cell>
          <table:table-cell office:value-type="string">
            <text:p>TC0001_PlannerA 1-6</text:p>
          </table:table-cell>
          <table:table-cell office:value-type="string">
            <text:p>/channels/login.do</text:p>
          </table:table-cell>
          <table:table-cell office:value-type="float" office:value="735">
            <text:p>735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7H39M06.198S">
            <text:p>17:39:06.20</text:p>
          </table:table-cell>
          <table:table-cell office:value-type="string">
            <text:p>TC0002_PlannerB 2-2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7H39M05.445S">
            <text:p>17:39:05.45</text:p>
          </table:table-cell>
          <table:table-cell office:value-type="string">
            <text:p>TC0003_PlannerC 3-3</text:p>
          </table:table-cell>
          <table:table-cell office:value-type="string">
            <text:p>/channels/login.do</text:p>
          </table:table-cell>
          <table:table-cell office:value-type="float" office:value="762">
            <text:p>762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7H39M06.21S">
            <text:p>17:39:06.21</text:p>
          </table:table-cell>
          <table:table-cell office:value-type="string">
            <text:p>TC0003_PlannerC 3-25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7H39M06.221S">
            <text:p>17:39:06.22</text:p>
          </table:table-cell>
          <table:table-cell office:value-type="string">
            <text:p>TC0001_PlannerA 1-2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17H39M06.233S">
            <text:p>17:39:06.23</text:p>
          </table:table-cell>
          <table:table-cell office:value-type="string">
            <text:p>TC0002_PlannerB 2-27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7H39M06.245S">
            <text:p>17:39:06.25</text:p>
          </table:table-cell>
          <table:table-cell office:value-type="string">
            <text:p>TC0003_PlannerC 3-26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7H39M06.258S">
            <text:p>17:39:06.26</text:p>
          </table:table-cell>
          <table:table-cell office:value-type="string">
            <text:p>TC0001_PlannerA 1-2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7H39M06.268S">
            <text:p>17:39:06.27</text:p>
          </table:table-cell>
          <table:table-cell office:value-type="string">
            <text:p>TC0002_PlannerB 2-2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7H39M06.28S">
            <text:p>17:39:06.28</text:p>
          </table:table-cell>
          <table:table-cell office:value-type="string">
            <text:p>TC0003_PlannerC 3-2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7H39M06.292S">
            <text:p>17:39:06.29</text:p>
          </table:table-cell>
          <table:table-cell office:value-type="string">
            <text:p>TC0001_PlannerA 1-3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7H39M05.428S">
            <text:p>17:39:05.43</text:p>
          </table:table-cell>
          <table:table-cell office:value-type="string">
            <text:p>TC0001_PlannerA 1-1</text:p>
          </table:table-cell>
          <table:table-cell office:value-type="string">
            <text:p>/channels/home</text:p>
          </table:table-cell>
          <table:table-cell office:value-type="float" office:value="875">
            <text:p>875</text:p>
          </table:table-cell>
          <table:table-cell office:value-type="string">
            <text:p>Success</text:p>
          </table:table-cell>
          <table:table-cell office:value-type="float" office:value="25928">
            <text:p>25928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7H39M06.303S">
            <text:p>17:39:06.30</text:p>
          </table:table-cell>
          <table:table-cell office:value-type="string">
            <text:p>TC0002_PlannerB 2-29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17H39M05.421S">
            <text:p>17:39:05.42</text:p>
          </table:table-cell>
          <table:table-cell office:value-type="string">
            <text:p>TC0002_PlannerB 2-1</text:p>
          </table:table-cell>
          <table:table-cell office:value-type="string">
            <text:p>/channels/;jsessionid=1ulf4k4c0axy31vb3lvtfuz2hs</text:p>
          </table:table-cell>
          <table:table-cell office:value-type="float" office:value="896">
            <text:p>896</text:p>
          </table:table-cell>
          <table:table-cell office:value-type="string">
            <text:p>Success</text:p>
          </table:table-cell>
          <table:table-cell office:value-type="float" office:value="25722">
            <text:p>25722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7H39M06.314S">
            <text:p>17:39:06.31</text:p>
          </table:table-cell>
          <table:table-cell office:value-type="string">
            <text:p>TC0003_PlannerC 3-28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7H39M05.428S">
            <text:p>17:39:05.43</text:p>
          </table:table-cell>
          <table:table-cell office:value-type="string">
            <text:p>TC0001_PlannerA 1-5</text:p>
          </table:table-cell>
          <table:table-cell office:value-type="string">
            <text:p>/channels/login.do</text:p>
          </table:table-cell>
          <table:table-cell office:value-type="float" office:value="900">
            <text:p>900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17H39M06.337S">
            <text:p>17:39:06.34</text:p>
          </table:table-cell>
          <table:table-cell office:value-type="string">
            <text:p>TC0002_PlannerB 2-3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17H39M06.349S">
            <text:p>17:39:06.35</text:p>
          </table:table-cell>
          <table:table-cell office:value-type="string">
            <text:p>TC0003_PlannerC 3-2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7H39M06.143S">
            <text:p>17:39:06.14</text:p>
          </table:table-cell>
          <table:table-cell office:value-type="string">
            <text:p>TC0003_PlannerC 3-23</text:p>
          </table:table-cell>
          <table:table-cell office:value-type="string">
            <text:p>/channels/login.do</text:p>
          </table:table-cell>
          <table:table-cell office:value-type="float" office:value="236">
            <text:p>236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17H39M06.383S">
            <text:p>17:39:06.38</text:p>
          </table:table-cell>
          <table:table-cell office:value-type="string">
            <text:p>TC0003_PlannerC 3-3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7H39M06.133S">
            <text:p>17:39:06.13</text:p>
          </table:table-cell>
          <table:table-cell office:value-type="string">
            <text:p>TC0002_PlannerB 2-24</text:p>
          </table:table-cell>
          <table:table-cell office:value-type="string">
            <text:p>/channels/login.do</text:p>
          </table:table-cell>
          <table:table-cell office:value-type="float" office:value="294">
            <text:p>294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7H39M06.137S">
            <text:p>17:39:06.14</text:p>
          </table:table-cell>
          <table:table-cell office:value-type="string">
            <text:p>TC0002_PlannerB 2-5</text:p>
          </table:table-cell>
          <table:table-cell office:value-type="string">
            <text:p>/channels/;jsessionid=1ulf4k4c0axy31vb3lvtfuz2hs</text:p>
          </table:table-cell>
          <table:table-cell office:value-type="float" office:value="300">
            <text:p>300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7H39M05.437S">
            <text:p>17:39:05.44</text:p>
          </table:table-cell>
          <table:table-cell office:value-type="string">
            <text:p>TC0002_PlannerB 2-4</text:p>
          </table:table-cell>
          <table:table-cell office:value-type="string">
            <text:p>/channels/login.do</text:p>
          </table:table-cell>
          <table:table-cell office:value-type="float" office:value="1011">
            <text:p>1011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17H39M06.122S">
            <text:p>17:39:06.12</text:p>
          </table:table-cell>
          <table:table-cell office:value-type="string">
            <text:p>TC0001_PlannerA 1-25</text:p>
          </table:table-cell>
          <table:table-cell office:value-type="string">
            <text:p>/channels/login.do</text:p>
          </table:table-cell>
          <table:table-cell office:value-type="float" office:value="377">
            <text:p>377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7H39M06.109S">
            <text:p>17:39:06.11</text:p>
          </table:table-cell>
          <table:table-cell office:value-type="string">
            <text:p>TC0003_PlannerC 3-22</text:p>
          </table:table-cell>
          <table:table-cell office:value-type="string">
            <text:p>/channels/login.do</text:p>
          </table:table-cell>
          <table:table-cell office:value-type="float" office:value="402">
            <text:p>402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17H39M06.387S">
            <text:p>17:39:06.39</text:p>
          </table:table-cell>
          <table:table-cell office:value-type="string">
            <text:p>TC0003_PlannerC 3-30</text:p>
          </table:table-cell>
          <table:table-cell office:value-type="string">
            <text:p>/channels/login.do</text:p>
          </table:table-cell>
          <table:table-cell office:value-type="float" office:value="177">
            <text:p>177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7H39M06.098S">
            <text:p>17:39:06.10</text:p>
          </table:table-cell>
          <table:table-cell office:value-type="string">
            <text:p>TC0002_PlannerB 2-23</text:p>
          </table:table-cell>
          <table:table-cell office:value-type="string">
            <text:p>/channels/login.do</text:p>
          </table:table-cell>
          <table:table-cell office:value-type="float" office:value="527">
            <text:p>527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7H39M06.1S">
            <text:p>17:39:06.10</text:p>
          </table:table-cell>
          <table:table-cell office:value-type="string">
            <text:p>TC0003_PlannerC 3-4</text:p>
          </table:table-cell>
          <table:table-cell office:value-type="string">
            <text:p>/channels/;jsessionid=1197tgiio6kkp17th1n7oib6uq</text:p>
          </table:table-cell>
          <table:table-cell office:value-type="float" office:value="534">
            <text:p>534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17H39M06.087S">
            <text:p>17:39:06.09</text:p>
          </table:table-cell>
          <table:table-cell office:value-type="string">
            <text:p>TC0001_PlannerA 1-24</text:p>
          </table:table-cell>
          <table:table-cell office:value-type="string">
            <text:p>/channels/login.do</text:p>
          </table:table-cell>
          <table:table-cell office:value-type="float" office:value="585">
            <text:p>585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7H39M06.088S">
            <text:p>17:39:06.09</text:p>
          </table:table-cell>
          <table:table-cell office:value-type="string">
            <text:p>TC0001_PlannerA 1-7</text:p>
          </table:table-cell>
          <table:table-cell office:value-type="string">
            <text:p>/channels/</text:p>
          </table:table-cell>
          <table:table-cell office:value-type="float" office:value="595">
            <text:p>595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17H39M06.074S">
            <text:p>17:39:06.07</text:p>
          </table:table-cell>
          <table:table-cell office:value-type="string">
            <text:p>TC0003_PlannerC 3-21</text:p>
          </table:table-cell>
          <table:table-cell office:value-type="string">
            <text:p>/channels/login.do</text:p>
          </table:table-cell>
          <table:table-cell office:value-type="float" office:value="656">
            <text:p>656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7H39M06.063S">
            <text:p>17:39:06.06</text:p>
          </table:table-cell>
          <table:table-cell office:value-type="string">
            <text:p>TC0002_PlannerB 2-22</text:p>
          </table:table-cell>
          <table:table-cell office:value-type="string">
            <text:p>/channels/login.do</text:p>
          </table:table-cell>
          <table:table-cell office:value-type="float" office:value="681">
            <text:p>681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7H39M06.04S">
            <text:p>17:39:06.04</text:p>
          </table:table-cell>
          <table:table-cell office:value-type="string">
            <text:p>TC0003_PlannerC 3-20</text:p>
          </table:table-cell>
          <table:table-cell office:value-type="string">
            <text:p>/channels/login.do</text:p>
          </table:table-cell>
          <table:table-cell office:value-type="float" office:value="831">
            <text:p>831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17H39M06.028S">
            <text:p>17:39:06.03</text:p>
          </table:table-cell>
          <table:table-cell office:value-type="string">
            <text:p>TC0002_PlannerB 2-21</text:p>
          </table:table-cell>
          <table:table-cell office:value-type="string">
            <text:p>/channels/login.do</text:p>
          </table:table-cell>
          <table:table-cell office:value-type="float" office:value="855">
            <text:p>855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7H39M06.039S">
            <text:p>17:39:06.04</text:p>
          </table:table-cell>
          <table:table-cell office:value-type="string">
            <text:p>TC0002_PlannerB 2-6</text:p>
          </table:table-cell>
          <table:table-cell office:value-type="string">
            <text:p>/channels/;jsessionid=1ulf4k4c0axy31vb3lvtfuz2hs</text:p>
          </table:table-cell>
          <table:table-cell office:value-type="float" office:value="853">
            <text:p>853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17H39M06.018S">
            <text:p>17:39:06.02</text:p>
          </table:table-cell>
          <table:table-cell office:value-type="string">
            <text:p>TC0001_PlannerA 1-22</text:p>
          </table:table-cell>
          <table:table-cell office:value-type="string">
            <text:p>/channels/login.do</text:p>
          </table:table-cell>
          <table:table-cell office:value-type="float" office:value="883">
            <text:p>883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7H39M06.004S">
            <text:p>17:39:06.00</text:p>
          </table:table-cell>
          <table:table-cell office:value-type="string">
            <text:p>TC0003_PlannerC 3-19</text:p>
          </table:table-cell>
          <table:table-cell office:value-type="string">
            <text:p>/channels/login.do</text:p>
          </table:table-cell>
          <table:table-cell office:value-type="float" office:value="912">
            <text:p>912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7H39M06.052S">
            <text:p>17:39:06.05</text:p>
          </table:table-cell>
          <table:table-cell office:value-type="string">
            <text:p>TC0001_PlannerA 1-23</text:p>
          </table:table-cell>
          <table:table-cell office:value-type="string">
            <text:p>/channels/login.do</text:p>
          </table:table-cell>
          <table:table-cell office:value-type="float" office:value="900">
            <text:p>900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17H39M05.983S">
            <text:p>17:39:05.98</text:p>
          </table:table-cell>
          <table:table-cell office:value-type="string">
            <text:p>TC0001_PlannerA 1-21</text:p>
          </table:table-cell>
          <table:table-cell office:value-type="string">
            <text:p>/channels/login.do</text:p>
          </table:table-cell>
          <table:table-cell office:value-type="float" office:value="1028">
            <text:p>1028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7H39M05.985S">
            <text:p>17:39:05.99</text:p>
          </table:table-cell>
          <table:table-cell office:value-type="string">
            <text:p>TC0003_PlannerC 3-2</text:p>
          </table:table-cell>
          <table:table-cell office:value-type="string">
            <text:p>/channels/home</text:p>
          </table:table-cell>
          <table:table-cell office:value-type="float" office:value="1076">
            <text:p>1076</text:p>
          </table:table-cell>
          <table:table-cell office:value-type="string">
            <text:p>Success</text:p>
          </table:table-cell>
          <table:table-cell office:value-type="float" office:value="25928">
            <text:p>25928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17H39M05.968S">
            <text:p>17:39:05.97</text:p>
          </table:table-cell>
          <table:table-cell office:value-type="string">
            <text:p>TC0003_PlannerC 3-18</text:p>
          </table:table-cell>
          <table:table-cell office:value-type="string">
            <text:p>/channels/login.do</text:p>
          </table:table-cell>
          <table:table-cell office:value-type="float" office:value="1104">
            <text:p>1104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7H39M05.958S">
            <text:p>17:39:05.96</text:p>
          </table:table-cell>
          <table:table-cell office:value-type="string">
            <text:p>TC0002_PlannerB 2-19</text:p>
          </table:table-cell>
          <table:table-cell office:value-type="string">
            <text:p>/channels/login.do</text:p>
          </table:table-cell>
          <table:table-cell office:value-type="float" office:value="1172">
            <text:p>1172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7H39M05.995S">
            <text:p>17:39:06.00</text:p>
          </table:table-cell>
          <table:table-cell office:value-type="string">
            <text:p>TC0002_PlannerB 2-20</text:p>
          </table:table-cell>
          <table:table-cell office:value-type="string">
            <text:p>/channels/login.do</text:p>
          </table:table-cell>
          <table:table-cell office:value-type="float" office:value="1145">
            <text:p>1145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17H39M05.948S">
            <text:p>17:39:05.95</text:p>
          </table:table-cell>
          <table:table-cell office:value-type="string">
            <text:p>TC0001_PlannerA 1-20</text:p>
          </table:table-cell>
          <table:table-cell office:value-type="string">
            <text:p>/channels/login.do</text:p>
          </table:table-cell>
          <table:table-cell office:value-type="float" office:value="1204">
            <text:p>1204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7H39M05.945S">
            <text:p>17:39:05.95</text:p>
          </table:table-cell>
          <table:table-cell office:value-type="string">
            <text:p>TC0002_PlannerB 2-7</text:p>
          </table:table-cell>
          <table:table-cell office:value-type="string">
            <text:p>/channels/;jsessionid=1ulf4k4c0axy31vb3lvtfuz2hs</text:p>
          </table:table-cell>
          <table:table-cell office:value-type="float" office:value="1254">
            <text:p>1254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17H39M05.935S">
            <text:p>17:39:05.94</text:p>
          </table:table-cell>
          <table:table-cell office:value-type="string">
            <text:p>TC0003_PlannerC 3-17</text:p>
          </table:table-cell>
          <table:table-cell office:value-type="string">
            <text:p>/channels/login.do</text:p>
          </table:table-cell>
          <table:table-cell office:value-type="float" office:value="1275">
            <text:p>1275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7H39M05.932S">
            <text:p>17:39:05.93</text:p>
          </table:table-cell>
          <table:table-cell office:value-type="string">
            <text:p>TC0003_PlannerC 3-5</text:p>
          </table:table-cell>
          <table:table-cell office:value-type="string">
            <text:p>/channels/;jsessionid=1197tgiio6kkp17th1n7oib6uq</text:p>
          </table:table-cell>
          <table:table-cell office:value-type="float" office:value="1326">
            <text:p>1326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17H39M05.923S">
            <text:p>17:39:05.92</text:p>
          </table:table-cell>
          <table:table-cell office:value-type="string">
            <text:p>TC0002_PlannerB 2-18</text:p>
          </table:table-cell>
          <table:table-cell office:value-type="string">
            <text:p>/channels/login.do</text:p>
          </table:table-cell>
          <table:table-cell office:value-type="float" office:value="1349">
            <text:p>1349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7H39M05.898S">
            <text:p>17:39:05.90</text:p>
          </table:table-cell>
          <table:table-cell office:value-type="string">
            <text:p>TC0001_PlannerA 1-14</text:p>
          </table:table-cell>
          <table:table-cell office:value-type="string">
            <text:p>/channels/</text:p>
          </table:table-cell>
          <table:table-cell office:value-type="float" office:value="1460">
            <text:p>1460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17H39M05.9S">
            <text:p>17:39:05.90</text:p>
          </table:table-cell>
          <table:table-cell office:value-type="string">
            <text:p>TC0003_PlannerC 3-16</text:p>
          </table:table-cell>
          <table:table-cell office:value-type="string">
            <text:p>/channels/login.do</text:p>
          </table:table-cell>
          <table:table-cell office:value-type="float" office:value="1470">
            <text:p>1470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7H39M05.892S">
            <text:p>17:39:05.89</text:p>
          </table:table-cell>
          <table:table-cell office:value-type="string">
            <text:p>TC0002_PlannerB 2-17</text:p>
          </table:table-cell>
          <table:table-cell office:value-type="string">
            <text:p>/channels/login.do</text:p>
          </table:table-cell>
          <table:table-cell office:value-type="float" office:value="1492">
            <text:p>1492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7H39M05.884S">
            <text:p>17:39:05.88</text:p>
          </table:table-cell>
          <table:table-cell office:value-type="string">
            <text:p>TC0003_PlannerC 3-6</text:p>
          </table:table-cell>
          <table:table-cell office:value-type="string">
            <text:p>/channels/;jsessionid=1197tgiio6kkp17th1n7oib6uq</text:p>
          </table:table-cell>
          <table:table-cell office:value-type="float" office:value="1548">
            <text:p>1548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time" office:time-value="PT17H39M05.913S">
            <text:p>17:39:05.91</text:p>
          </table:table-cell>
          <table:table-cell office:value-type="string">
            <text:p>TC0001_PlannerA 1-19</text:p>
          </table:table-cell>
          <table:table-cell office:value-type="string">
            <text:p>/channels/login.do</text:p>
          </table:table-cell>
          <table:table-cell office:value-type="float" office:value="1530">
            <text:p>1530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7H39M05.878S">
            <text:p>17:39:05.88</text:p>
          </table:table-cell>
          <table:table-cell office:value-type="string">
            <text:p>TC0001_PlannerA 1-18</text:p>
          </table:table-cell>
          <table:table-cell office:value-type="string">
            <text:p>/channels/login.do</text:p>
          </table:table-cell>
          <table:table-cell office:value-type="float" office:value="1580">
            <text:p>1580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time" office:time-value="PT17H39M05.852S">
            <text:p>17:39:05.85</text:p>
          </table:table-cell>
          <table:table-cell office:value-type="string">
            <text:p>TC0002_PlannerB 2-16</text:p>
          </table:table-cell>
          <table:table-cell office:value-type="string">
            <text:p>/channels/login.do</text:p>
          </table:table-cell>
          <table:table-cell office:value-type="float" office:value="1678">
            <text:p>1678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7H39M05.864S">
            <text:p>17:39:05.86</text:p>
          </table:table-cell>
          <table:table-cell office:value-type="string">
            <text:p>TC0003_PlannerC 3-15</text:p>
          </table:table-cell>
          <table:table-cell office:value-type="string">
            <text:p>/channels/login.do</text:p>
          </table:table-cell>
          <table:table-cell office:value-type="float" office:value="1754">
            <text:p>1754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7H39M05.839S">
            <text:p>17:39:05.84</text:p>
          </table:table-cell>
          <table:table-cell office:value-type="string">
            <text:p>TC0001_PlannerA 1-3</text:p>
          </table:table-cell>
          <table:table-cell office:value-type="string">
            <text:p>/channels/home</text:p>
          </table:table-cell>
          <table:table-cell office:value-type="float" office:value="1779">
            <text:p>1779</text:p>
          </table:table-cell>
          <table:table-cell office:value-type="string">
            <text:p>Success</text:p>
          </table:table-cell>
          <table:table-cell office:value-type="float" office:value="25928">
            <text:p>25928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time" office:time-value="PT17H39M05.83S">
            <text:p>17:39:05.83</text:p>
          </table:table-cell>
          <table:table-cell office:value-type="string">
            <text:p>TC0003_PlannerC 3-14</text:p>
          </table:table-cell>
          <table:table-cell office:value-type="string">
            <text:p>/channels/login.do</text:p>
          </table:table-cell>
          <table:table-cell office:value-type="float" office:value="1798">
            <text:p>1798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7H39M05.844S">
            <text:p>17:39:05.84</text:p>
          </table:table-cell>
          <table:table-cell office:value-type="string">
            <text:p>TC0001_PlannerA 1-17</text:p>
          </table:table-cell>
          <table:table-cell office:value-type="string">
            <text:p>/channels/login.do</text:p>
          </table:table-cell>
          <table:table-cell office:value-type="float" office:value="1850">
            <text:p>1850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17H39M05.82S">
            <text:p>17:39:05.82</text:p>
          </table:table-cell>
          <table:table-cell office:value-type="string">
            <text:p>TC0002_PlannerB 2-15</text:p>
          </table:table-cell>
          <table:table-cell office:value-type="string">
            <text:p>/channels/login.do</text:p>
          </table:table-cell>
          <table:table-cell office:value-type="float" office:value="1888">
            <text:p>1888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7H39M05.816S">
            <text:p>17:39:05.82</text:p>
          </table:table-cell>
          <table:table-cell office:value-type="string">
            <text:p>TC0001_PlannerA 1-8</text:p>
          </table:table-cell>
          <table:table-cell office:value-type="string">
            <text:p>/channels/</text:p>
          </table:table-cell>
          <table:table-cell office:value-type="float" office:value="1903">
            <text:p>1903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7H39M05.809S">
            <text:p>17:39:05.81</text:p>
          </table:table-cell>
          <table:table-cell office:value-type="string">
            <text:p>TC0001_PlannerA 1-16</text:p>
          </table:table-cell>
          <table:table-cell office:value-type="string">
            <text:p>/channels/login.do</text:p>
          </table:table-cell>
          <table:table-cell office:value-type="float" office:value="1922">
            <text:p>1922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17H39M05.761S">
            <text:p>17:39:05.76</text:p>
          </table:table-cell>
          <table:table-cell office:value-type="string">
            <text:p>TC0003_PlannerC 3-12</text:p>
          </table:table-cell>
          <table:table-cell office:value-type="string">
            <text:p>/channels/login.do</text:p>
          </table:table-cell>
          <table:table-cell office:value-type="float" office:value="2054">
            <text:p>2054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17H39M05.783S">
            <text:p>17:39:05.78</text:p>
          </table:table-cell>
          <table:table-cell office:value-type="string">
            <text:p>TC0002_PlannerB 2-14</text:p>
          </table:table-cell>
          <table:table-cell office:value-type="string">
            <text:p>/channels/login.do</text:p>
          </table:table-cell>
          <table:table-cell office:value-type="float" office:value="2053">
            <text:p>2053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17H39M05.775S">
            <text:p>17:39:05.78</text:p>
          </table:table-cell>
          <table:table-cell office:value-type="string">
            <text:p>TC0001_PlannerA 1-15</text:p>
          </table:table-cell>
          <table:table-cell office:value-type="string">
            <text:p>/channels/login.do</text:p>
          </table:table-cell>
          <table:table-cell office:value-type="float" office:value="2074">
            <text:p>2074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17H39M05.794S">
            <text:p>17:39:05.79</text:p>
          </table:table-cell>
          <table:table-cell office:value-type="string">
            <text:p>TC0003_PlannerC 3-13</text:p>
          </table:table-cell>
          <table:table-cell office:value-type="string">
            <text:p>/channels/login.do</text:p>
          </table:table-cell>
          <table:table-cell office:value-type="float" office:value="2090">
            <text:p>2090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7H39M05.723S">
            <text:p>17:39:05.72</text:p>
          </table:table-cell>
          <table:table-cell office:value-type="string">
            <text:p>TC0003_PlannerC 3-11</text:p>
          </table:table-cell>
          <table:table-cell office:value-type="string">
            <text:p>/channels/login.do</text:p>
          </table:table-cell>
          <table:table-cell office:value-type="float" office:value="2236">
            <text:p>2236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17H39M05.707S">
            <text:p>17:39:05.71</text:p>
          </table:table-cell>
          <table:table-cell office:value-type="string">
            <text:p>TC0001_PlannerA 1-9</text:p>
          </table:table-cell>
          <table:table-cell office:value-type="string">
            <text:p>/channels/</text:p>
          </table:table-cell>
          <table:table-cell office:value-type="float" office:value="2341">
            <text:p>2341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17H39M05.706S">
            <text:p>17:39:05.71</text:p>
          </table:table-cell>
          <table:table-cell office:value-type="string">
            <text:p>TC0001_PlannerA 1-13</text:p>
          </table:table-cell>
          <table:table-cell office:value-type="string">
            <text:p>/channels/login.do</text:p>
          </table:table-cell>
          <table:table-cell office:value-type="float" office:value="2393">
            <text:p>2393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17H39M05.749S">
            <text:p>17:39:05.75</text:p>
          </table:table-cell>
          <table:table-cell office:value-type="string">
            <text:p>TC0002_PlannerB 2-13</text:p>
          </table:table-cell>
          <table:table-cell office:value-type="string">
            <text:p>/channels/login.do</text:p>
          </table:table-cell>
          <table:table-cell office:value-type="float" office:value="2362">
            <text:p>2362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17H39M05.689S">
            <text:p>17:39:05.69</text:p>
          </table:table-cell>
          <table:table-cell office:value-type="string">
            <text:p>TC0003_PlannerC 3-10</text:p>
          </table:table-cell>
          <table:table-cell office:value-type="string">
            <text:p>/channels/login.do</text:p>
          </table:table-cell>
          <table:table-cell office:value-type="float" office:value="2434">
            <text:p>2434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7H39M05.68S">
            <text:p>17:39:05.68</text:p>
          </table:table-cell>
          <table:table-cell office:value-type="string">
            <text:p>TC0002_PlannerB 2-11</text:p>
          </table:table-cell>
          <table:table-cell office:value-type="string">
            <text:p>/channels/login.do</text:p>
          </table:table-cell>
          <table:table-cell office:value-type="float" office:value="2500">
            <text:p>2500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17H39M05.714S">
            <text:p>17:39:05.71</text:p>
          </table:table-cell>
          <table:table-cell office:value-type="string">
            <text:p>TC0002_PlannerB 2-12</text:p>
          </table:table-cell>
          <table:table-cell office:value-type="string">
            <text:p>/channels/login.do</text:p>
          </table:table-cell>
          <table:table-cell office:value-type="float" office:value="2478">
            <text:p>2478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7H39M05.672S">
            <text:p>17:39:05.67</text:p>
          </table:table-cell>
          <table:table-cell office:value-type="string">
            <text:p>TC0001_PlannerA 1-12</text:p>
          </table:table-cell>
          <table:table-cell office:value-type="string">
            <text:p>/channels/login.do</text:p>
          </table:table-cell>
          <table:table-cell office:value-type="float" office:value="2532">
            <text:p>2532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7H39M05.655S">
            <text:p>17:39:05.66</text:p>
          </table:table-cell>
          <table:table-cell office:value-type="string">
            <text:p>TC0003_PlannerC 3-9</text:p>
          </table:table-cell>
          <table:table-cell office:value-type="string">
            <text:p>/channels/login.do</text:p>
          </table:table-cell>
          <table:table-cell office:value-type="float" office:value="2561">
            <text:p>2561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7H39M05.669S">
            <text:p>17:39:05.67</text:p>
          </table:table-cell>
          <table:table-cell office:value-type="string">
            <text:p>TC0002_PlannerB 2-3</text:p>
          </table:table-cell>
          <table:table-cell office:value-type="string">
            <text:p>/channels/;jsessionid=1ulf4k4c0axy31vb3lvtfuz2hs</text:p>
          </table:table-cell>
          <table:table-cell office:value-type="float" office:value="2640">
            <text:p>2640</text:p>
          </table:table-cell>
          <table:table-cell office:value-type="string">
            <text:p>Success</text:p>
          </table:table-cell>
          <table:table-cell office:value-type="float" office:value="25722">
            <text:p>25722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7H39M05.645S">
            <text:p>17:39:05.65</text:p>
          </table:table-cell>
          <table:table-cell office:value-type="string">
            <text:p>TC0002_PlannerB 2-10</text:p>
          </table:table-cell>
          <table:table-cell office:value-type="string">
            <text:p>/channels/login.do</text:p>
          </table:table-cell>
          <table:table-cell office:value-type="float" office:value="2718">
            <text:p>2718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7H39M05.657S">
            <text:p>17:39:05.66</text:p>
          </table:table-cell>
          <table:table-cell office:value-type="string">
            <text:p>TC0003_PlannerC 3-1</text:p>
          </table:table-cell>
          <table:table-cell office:value-type="string">
            <text:p>/channels/;jsessionid=1197tgiio6kkp17th1n7oib6uq</text:p>
          </table:table-cell>
          <table:table-cell office:value-type="float" office:value="2719">
            <text:p>2719</text:p>
          </table:table-cell>
          <table:table-cell office:value-type="string">
            <text:p>Success</text:p>
          </table:table-cell>
          <table:table-cell office:value-type="float" office:value="25722">
            <text:p>25722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7H39M05.636S">
            <text:p>17:39:05.64</text:p>
          </table:table-cell>
          <table:table-cell office:value-type="string">
            <text:p>TC0001_PlannerA 1-11</text:p>
          </table:table-cell>
          <table:table-cell office:value-type="string">
            <text:p>/channels/login.do</text:p>
          </table:table-cell>
          <table:table-cell office:value-type="float" office:value="2814">
            <text:p>2814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7H39M05.623S">
            <text:p>17:39:05.62</text:p>
          </table:table-cell>
          <table:table-cell office:value-type="string">
            <text:p>TC0003_PlannerC 3-8</text:p>
          </table:table-cell>
          <table:table-cell office:value-type="string">
            <text:p>/channels/login.do</text:p>
          </table:table-cell>
          <table:table-cell office:value-type="float" office:value="2877">
            <text:p>2877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17H39M05.617S">
            <text:p>17:39:05.62</text:p>
          </table:table-cell>
          <table:table-cell office:value-type="string">
            <text:p>TC0002_PlannerB 2-2</text:p>
          </table:table-cell>
          <table:table-cell office:value-type="string">
            <text:p>/channels/;jsessionid=1ulf4k4c0axy31vb3lvtfuz2hs</text:p>
          </table:table-cell>
          <table:table-cell office:value-type="float" office:value="2906">
            <text:p>2906</text:p>
          </table:table-cell>
          <table:table-cell office:value-type="string">
            <text:p>Success</text:p>
          </table:table-cell>
          <table:table-cell office:value-type="float" office:value="25722">
            <text:p>25722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7H39M05.609S">
            <text:p>17:39:05.61</text:p>
          </table:table-cell>
          <table:table-cell office:value-type="string">
            <text:p>TC0002_PlannerB 2-9</text:p>
          </table:table-cell>
          <table:table-cell office:value-type="string">
            <text:p>/channels/login.do</text:p>
          </table:table-cell>
          <table:table-cell office:value-type="float" office:value="2921">
            <text:p>2921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time" office:time-value="PT17H39M05.629S">
            <text:p>17:39:05.63</text:p>
          </table:table-cell>
          <table:table-cell office:value-type="string">
            <text:p>TC0001_PlannerA 1-4</text:p>
          </table:table-cell>
          <table:table-cell office:value-type="string">
            <text:p>/channels/</text:p>
          </table:table-cell>
          <table:table-cell office:value-type="float" office:value="2948">
            <text:p>2948</text:p>
          </table:table-cell>
          <table:table-cell office:value-type="string">
            <text:p>Success</text:p>
          </table:table-cell>
          <table:table-cell office:value-type="float" office:value="25722">
            <text:p>25722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7H39M05.602S">
            <text:p>17:39:05.60</text:p>
          </table:table-cell>
          <table:table-cell office:value-type="string">
            <text:p>TC0001_PlannerA 1-10</text:p>
          </table:table-cell>
          <table:table-cell office:value-type="string">
            <text:p>/channels/login.do</text:p>
          </table:table-cell>
          <table:table-cell office:value-type="float" office:value="2987">
            <text:p>2987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time" office:time-value="PT17H39M07.384S">
            <text:p>17:39:07.38</text:p>
          </table:table-cell>
          <table:table-cell office:value-type="string">
            <text:p>TC0002_PlannerB 2-17</text:p>
          </table:table-cell>
          <table:table-cell office:value-type="string">
            <text:p>/channels/;jsessionid=1ulf4k4c0axy31vb3lvtfuz2hs</text:p>
          </table:table-cell>
          <table:table-cell office:value-type="float" office:value="1626">
            <text:p>1626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7H39M05.587S">
            <text:p>17:39:05.59</text:p>
          </table:table-cell>
          <table:table-cell office:value-type="string">
            <text:p>TC0003_PlannerC 3-7</text:p>
          </table:table-cell>
          <table:table-cell office:value-type="string">
            <text:p>/channels/login.do</text:p>
          </table:table-cell>
          <table:table-cell office:value-type="float" office:value="3784">
            <text:p>3784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7H39M08.53S">
            <text:p>17:39:08.53</text:p>
          </table:table-cell>
          <table:table-cell office:value-type="string">
            <text:p>TC0002_PlannerB 2-9</text:p>
          </table:table-cell>
          <table:table-cell office:value-type="string">
            <text:p>/channels/;jsessionid=1ulf4k4c0axy31vb3lvtfuz2hs</text:p>
          </table:table-cell>
          <table:table-cell office:value-type="float" office:value="853">
            <text:p>853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time" office:time-value="PT17H39M05.576S">
            <text:p>17:39:05.58</text:p>
          </table:table-cell>
          <table:table-cell office:value-type="string">
            <text:p>TC0002_PlannerB 2-8</text:p>
          </table:table-cell>
          <table:table-cell office:value-type="string">
            <text:p>/channels/login.do</text:p>
          </table:table-cell>
          <table:table-cell office:value-type="float" office:value="3821">
            <text:p>3821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7H39M08.522S">
            <text:p>17:39:08.52</text:p>
          </table:table-cell>
          <table:table-cell office:value-type="string">
            <text:p>TC0003_PlannerC 3-8</text:p>
          </table:table-cell>
          <table:table-cell office:value-type="string">
            <text:p>/channels/;jsessionid=1197tgiio6kkp17th1n7oib6uq</text:p>
          </table:table-cell>
          <table:table-cell office:value-type="float" office:value="887">
            <text:p>887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time" office:time-value="PT17H39M08.529S">
            <text:p>17:39:08.53</text:p>
          </table:table-cell>
          <table:table-cell office:value-type="string">
            <text:p>TC0002_PlannerB 2-2</text:p>
          </table:table-cell>
          <table:table-cell office:value-type="string">
            <text:p>/channels/home</text:p>
          </table:table-cell>
          <table:table-cell office:value-type="float" office:value="891">
            <text:p>891</text:p>
          </table:table-cell>
          <table:table-cell office:value-type="string">
            <text:p>Success</text:p>
          </table:table-cell>
          <table:table-cell office:value-type="float" office:value="25928">
            <text:p>25928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7H39M08.316S">
            <text:p>17:39:08.32</text:p>
          </table:table-cell>
          <table:table-cell office:value-type="string">
            <text:p>TC0002_PlannerB 2-3</text:p>
          </table:table-cell>
          <table:table-cell office:value-type="string">
            <text:p>/channels/home</text:p>
          </table:table-cell>
          <table:table-cell office:value-type="float" office:value="1115">
            <text:p>1115</text:p>
          </table:table-cell>
          <table:table-cell office:value-type="string">
            <text:p>Success</text:p>
          </table:table-cell>
          <table:table-cell office:value-type="float" office:value="25928">
            <text:p>25928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7H39M08.216S">
            <text:p>17:39:08.22</text:p>
          </table:table-cell>
          <table:table-cell office:value-type="string">
            <text:p>TC0003_PlannerC 3-9</text:p>
          </table:table-cell>
          <table:table-cell office:value-type="string">
            <text:p>/channels/;jsessionid=1197tgiio6kkp17th1n7oib6uq</text:p>
          </table:table-cell>
          <table:table-cell office:value-type="float" office:value="1227">
            <text:p>1227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time" office:time-value="PT17H39M08.205S">
            <text:p>17:39:08.21</text:p>
          </table:table-cell>
          <table:table-cell office:value-type="string">
            <text:p>TC0001_PlannerA 1-12</text:p>
          </table:table-cell>
          <table:table-cell office:value-type="string">
            <text:p>/channels/</text:p>
          </table:table-cell>
          <table:table-cell office:value-type="float" office:value="1251">
            <text:p>1251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7H39M08.198S">
            <text:p>17:39:08.20</text:p>
          </table:table-cell>
          <table:table-cell office:value-type="string">
            <text:p>TC0002_PlannerB 2-12</text:p>
          </table:table-cell>
          <table:table-cell office:value-type="string">
            <text:p>/channels/;jsessionid=1ulf4k4c0axy31vb3lvtfuz2hs</text:p>
          </table:table-cell>
          <table:table-cell office:value-type="float" office:value="1284">
            <text:p>1284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time" office:time-value="PT17H39M08.371S">
            <text:p>17:39:08.37</text:p>
          </table:table-cell>
          <table:table-cell office:value-type="string">
            <text:p>TC0002_PlannerB 2-10</text:p>
          </table:table-cell>
          <table:table-cell office:value-type="string">
            <text:p>/channels/;jsessionid=1ulf4k4c0axy31vb3lvtfuz2hs</text:p>
          </table:table-cell>
          <table:table-cell office:value-type="float" office:value="1120">
            <text:p>1120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7H39M08.185S">
            <text:p>17:39:08.19</text:p>
          </table:table-cell>
          <table:table-cell office:value-type="string">
            <text:p>TC0002_PlannerB 2-11</text:p>
          </table:table-cell>
          <table:table-cell office:value-type="string">
            <text:p>/channels/;jsessionid=1ulf4k4c0axy31vb3lvtfuz2hs</text:p>
          </table:table-cell>
          <table:table-cell office:value-type="float" office:value="1321">
            <text:p>1321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7H39M08.124S">
            <text:p>17:39:08.12</text:p>
          </table:table-cell>
          <table:table-cell office:value-type="string">
            <text:p>TC0003_PlannerC 3-10</text:p>
          </table:table-cell>
          <table:table-cell office:value-type="string">
            <text:p>/channels/;jsessionid=1197tgiio6kkp17th1n7oib6uq</text:p>
          </table:table-cell>
          <table:table-cell office:value-type="float" office:value="1393">
            <text:p>1393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17H39M08.105S">
            <text:p>17:39:08.11</text:p>
          </table:table-cell>
          <table:table-cell office:value-type="string">
            <text:p>TC0001_PlannerA 1-13</text:p>
          </table:table-cell>
          <table:table-cell office:value-type="string">
            <text:p>/channels/</text:p>
          </table:table-cell>
          <table:table-cell office:value-type="float" office:value="1421">
            <text:p>1421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17H39M08.111S">
            <text:p>17:39:08.11</text:p>
          </table:table-cell>
          <table:table-cell office:value-type="string">
            <text:p>TC0002_PlannerB 2-13</text:p>
          </table:table-cell>
          <table:table-cell office:value-type="string">
            <text:p>/channels/;jsessionid=1ulf4k4c0axy31vb3lvtfuz2hs</text:p>
          </table:table-cell>
          <table:table-cell office:value-type="float" office:value="1429">
            <text:p>1429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17H39M08.054S">
            <text:p>17:39:08.05</text:p>
          </table:table-cell>
          <table:table-cell office:value-type="string">
            <text:p>TC0001_PlannerA 1-9</text:p>
          </table:table-cell>
          <table:table-cell office:value-type="string">
            <text:p>/channels/home</text:p>
          </table:table-cell>
          <table:table-cell office:value-type="float" office:value="1496">
            <text:p>1496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01">
            <text:p>201</text:p>
          </table:table-cell>
          <table:table-cell office:value-type="time" office:time-value="PT17H39M07.965S">
            <text:p>17:39:07.97</text:p>
          </table:table-cell>
          <table:table-cell office:value-type="string">
            <text:p>TC0003_PlannerC 3-11</text:p>
          </table:table-cell>
          <table:table-cell office:value-type="string">
            <text:p>/channels/;jsessionid=1197tgiio6kkp17th1n7oib6uq</text:p>
          </table:table-cell>
          <table:table-cell office:value-type="float" office:value="1599">
            <text:p>1599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02">
            <text:p>202</text:p>
          </table:table-cell>
          <table:table-cell office:value-type="time" office:time-value="PT17H39M07.89S">
            <text:p>17:39:07.89</text:p>
          </table:table-cell>
          <table:table-cell office:value-type="string">
            <text:p>TC0003_PlannerC 3-13</text:p>
          </table:table-cell>
          <table:table-cell office:value-type="string">
            <text:p>/channels/;jsessionid=1197tgiio6kkp17th1n7oib6uq</text:p>
          </table:table-cell>
          <table:table-cell office:value-type="float" office:value="1685">
            <text:p>1685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03">
            <text:p>203</text:p>
          </table:table-cell>
          <table:table-cell office:value-type="time" office:time-value="PT17H39M07.85S">
            <text:p>17:39:07.85</text:p>
          </table:table-cell>
          <table:table-cell office:value-type="string">
            <text:p>TC0001_PlannerA 1-15</text:p>
          </table:table-cell>
          <table:table-cell office:value-type="string">
            <text:p>/channels/</text:p>
          </table:table-cell>
          <table:table-cell office:value-type="float" office:value="1737">
            <text:p>1737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04">
            <text:p>204</text:p>
          </table:table-cell>
          <table:table-cell office:value-type="time" office:time-value="PT17H39M08.379S">
            <text:p>17:39:08.38</text:p>
          </table:table-cell>
          <table:table-cell office:value-type="string">
            <text:p>TC0003_PlannerC 3-1</text:p>
          </table:table-cell>
          <table:table-cell office:value-type="string">
            <text:p>/channels/home</text:p>
          </table:table-cell>
          <table:table-cell office:value-type="float" office:value="1218">
            <text:p>1218</text:p>
          </table:table-cell>
          <table:table-cell office:value-type="string">
            <text:p>Success</text:p>
          </table:table-cell>
          <table:table-cell office:value-type="float" office:value="25928">
            <text:p>25928</text:p>
          </table:table-cell>
          <table:table-cell table:number-columns-repeated="1017"/>
        </table:table-row>
        <table:table-row table:style-name="ro1">
          <table:table-cell office:value-type="float" office:value="205">
            <text:p>205</text:p>
          </table:table-cell>
          <table:table-cell office:value-type="time" office:time-value="PT17H39M07.836S">
            <text:p>17:39:07.84</text:p>
          </table:table-cell>
          <table:table-cell office:value-type="string">
            <text:p>TC0002_PlannerB 2-14</text:p>
          </table:table-cell>
          <table:table-cell office:value-type="string">
            <text:p>/channels/;jsessionid=1ulf4k4c0axy31vb3lvtfuz2hs</text:p>
          </table:table-cell>
          <table:table-cell office:value-type="float" office:value="1773">
            <text:p>1773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time" office:time-value="PT17H39M08.457S">
            <text:p>17:39:08.46</text:p>
          </table:table-cell>
          <table:table-cell office:value-type="string">
            <text:p>TC0001_PlannerA 1-11</text:p>
          </table:table-cell>
          <table:table-cell office:value-type="string">
            <text:p>/channels/</text:p>
          </table:table-cell>
          <table:table-cell office:value-type="float" office:value="1163">
            <text:p>1163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07">
            <text:p>207</text:p>
          </table:table-cell>
          <table:table-cell office:value-type="time" office:time-value="PT17H39M07.822S">
            <text:p>17:39:07.82</text:p>
          </table:table-cell>
          <table:table-cell office:value-type="string">
            <text:p>TC0003_PlannerC 3-12</text:p>
          </table:table-cell>
          <table:table-cell office:value-type="string">
            <text:p>/channels/;jsessionid=1197tgiio6kkp17th1n7oib6uq</text:p>
          </table:table-cell>
          <table:table-cell office:value-type="float" office:value="1809">
            <text:p>1809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08">
            <text:p>208</text:p>
          </table:table-cell>
          <table:table-cell office:value-type="time" office:time-value="PT17H39M07.732S">
            <text:p>17:39:07.73</text:p>
          </table:table-cell>
          <table:table-cell office:value-type="string">
            <text:p>TC0001_PlannerA 1-16</text:p>
          </table:table-cell>
          <table:table-cell office:value-type="string">
            <text:p>/channels/</text:p>
          </table:table-cell>
          <table:table-cell office:value-type="float" office:value="1911">
            <text:p>1911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time" office:time-value="PT17H39M07.719S">
            <text:p>17:39:07.72</text:p>
          </table:table-cell>
          <table:table-cell office:value-type="string">
            <text:p>TC0001_PlannerA 1-8</text:p>
          </table:table-cell>
          <table:table-cell office:value-type="string">
            <text:p>/channels/home</text:p>
          </table:table-cell>
          <table:table-cell office:value-type="float" office:value="1937">
            <text:p>1937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office:value-type="time" office:time-value="PT17H39M07.709S">
            <text:p>17:39:07.71</text:p>
          </table:table-cell>
          <table:table-cell office:value-type="string">
            <text:p>TC0002_PlannerB 2-15</text:p>
          </table:table-cell>
          <table:table-cell office:value-type="string">
            <text:p>/channels/;jsessionid=1ulf4k4c0axy31vb3lvtfuz2hs</text:p>
          </table:table-cell>
          <table:table-cell office:value-type="float" office:value="1958">
            <text:p>1958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11">
            <text:p>211</text:p>
          </table:table-cell>
          <table:table-cell office:value-type="time" office:time-value="PT17H39M07.701S">
            <text:p>17:39:07.70</text:p>
          </table:table-cell>
          <table:table-cell office:value-type="string">
            <text:p>TC0001_PlannerA 1-17</text:p>
          </table:table-cell>
          <table:table-cell office:value-type="string">
            <text:p>/channels/</text:p>
          </table:table-cell>
          <table:table-cell office:value-type="float" office:value="1980">
            <text:p>1980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12">
            <text:p>212</text:p>
          </table:table-cell>
          <table:table-cell office:value-type="time" office:time-value="PT17H39M07.629S">
            <text:p>17:39:07.63</text:p>
          </table:table-cell>
          <table:table-cell office:value-type="string">
            <text:p>TC0003_PlannerC 3-14</text:p>
          </table:table-cell>
          <table:table-cell office:value-type="string">
            <text:p>/channels/;jsessionid=1197tgiio6kkp17th1n7oib6uq</text:p>
          </table:table-cell>
          <table:table-cell office:value-type="float" office:value="2063">
            <text:p>2063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13">
            <text:p>213</text:p>
          </table:table-cell>
          <table:table-cell office:value-type="time" office:time-value="PT17H39M07.619S">
            <text:p>17:39:07.62</text:p>
          </table:table-cell>
          <table:table-cell office:value-type="string">
            <text:p>TC0003_PlannerC 3-15</text:p>
          </table:table-cell>
          <table:table-cell office:value-type="string">
            <text:p>/channels/;jsessionid=1197tgiio6kkp17th1n7oib6uq</text:p>
          </table:table-cell>
          <table:table-cell office:value-type="float" office:value="2084">
            <text:p>2084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14">
            <text:p>214</text:p>
          </table:table-cell>
          <table:table-cell office:value-type="time" office:time-value="PT17H39M07.619S">
            <text:p>17:39:07.62</text:p>
          </table:table-cell>
          <table:table-cell office:value-type="string">
            <text:p>TC0002_PlannerB 2-16</text:p>
          </table:table-cell>
          <table:table-cell office:value-type="string">
            <text:p>/channels/;jsessionid=1ulf4k4c0axy31vb3lvtfuz2hs</text:p>
          </table:table-cell>
          <table:table-cell office:value-type="float" office:value="2095">
            <text:p>2095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15">
            <text:p>215</text:p>
          </table:table-cell>
          <table:table-cell office:value-type="time" office:time-value="PT17H39M07.459S">
            <text:p>17:39:07.46</text:p>
          </table:table-cell>
          <table:table-cell office:value-type="string">
            <text:p>TC0001_PlannerA 1-18</text:p>
          </table:table-cell>
          <table:table-cell office:value-type="string">
            <text:p>/channels/</text:p>
          </table:table-cell>
          <table:table-cell office:value-type="float" office:value="2269">
            <text:p>2269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16">
            <text:p>216</text:p>
          </table:table-cell>
          <table:table-cell office:value-type="time" office:time-value="PT17H39M07.449S">
            <text:p>17:39:07.45</text:p>
          </table:table-cell>
          <table:table-cell office:value-type="string">
            <text:p>TC0001_PlannerA 1-19</text:p>
          </table:table-cell>
          <table:table-cell office:value-type="string">
            <text:p>/channels/</text:p>
          </table:table-cell>
          <table:table-cell office:value-type="float" office:value="2290">
            <text:p>2290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17">
            <text:p>217</text:p>
          </table:table-cell>
          <table:table-cell office:value-type="time" office:time-value="PT17H39M07.438S">
            <text:p>17:39:07.44</text:p>
          </table:table-cell>
          <table:table-cell office:value-type="string">
            <text:p>TC0003_PlannerC 3-6</text:p>
          </table:table-cell>
          <table:table-cell office:value-type="string">
            <text:p>/channels/home</text:p>
          </table:table-cell>
          <table:table-cell office:value-type="float" office:value="2315">
            <text:p>2315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18">
            <text:p>218</text:p>
          </table:table-cell>
          <table:table-cell office:value-type="time" office:time-value="PT17H39M07.378S">
            <text:p>17:39:07.38</text:p>
          </table:table-cell>
          <table:table-cell office:value-type="string">
            <text:p>TC0003_PlannerC 3-16</text:p>
          </table:table-cell>
          <table:table-cell office:value-type="string">
            <text:p>/channels/;jsessionid=1197tgiio6kkp17th1n7oib6uq</text:p>
          </table:table-cell>
          <table:table-cell office:value-type="float" office:value="2385">
            <text:p>2385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19">
            <text:p>219</text:p>
          </table:table-cell>
          <table:table-cell office:value-type="time" office:time-value="PT17H39M07.365S">
            <text:p>17:39:07.37</text:p>
          </table:table-cell>
          <table:table-cell office:value-type="string">
            <text:p>TC0001_PlannerA 1-14</text:p>
          </table:table-cell>
          <table:table-cell office:value-type="string">
            <text:p>/channels/home</text:p>
          </table:table-cell>
          <table:table-cell office:value-type="float" office:value="2410">
            <text:p>2410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20">
            <text:p>220</text:p>
          </table:table-cell>
          <table:table-cell office:value-type="time" office:time-value="PT17H39M07.278S">
            <text:p>17:39:07.28</text:p>
          </table:table-cell>
          <table:table-cell office:value-type="string">
            <text:p>TC0002_PlannerB 2-18</text:p>
          </table:table-cell>
          <table:table-cell office:value-type="string">
            <text:p>/channels/;jsessionid=1ulf4k4c0axy31vb3lvtfuz2hs</text:p>
          </table:table-cell>
          <table:table-cell office:value-type="float" office:value="2510">
            <text:p>2510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21">
            <text:p>221</text:p>
          </table:table-cell>
          <table:table-cell office:value-type="time" office:time-value="PT17H39M07.266S">
            <text:p>17:39:07.27</text:p>
          </table:table-cell>
          <table:table-cell office:value-type="string">
            <text:p>TC0003_PlannerC 3-5</text:p>
          </table:table-cell>
          <table:table-cell office:value-type="string">
            <text:p>/channels/home</text:p>
          </table:table-cell>
          <table:table-cell office:value-type="float" office:value="2533">
            <text:p>2533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22">
            <text:p>222</text:p>
          </table:table-cell>
          <table:table-cell office:value-type="time" office:time-value="PT17H39M07.217S">
            <text:p>17:39:07.22</text:p>
          </table:table-cell>
          <table:table-cell office:value-type="string">
            <text:p>TC0003_PlannerC 3-17</text:p>
          </table:table-cell>
          <table:table-cell office:value-type="string">
            <text:p>/channels/;jsessionid=1197tgiio6kkp17th1n7oib6uq</text:p>
          </table:table-cell>
          <table:table-cell office:value-type="float" office:value="2595">
            <text:p>2595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23">
            <text:p>223</text:p>
          </table:table-cell>
          <table:table-cell office:value-type="time" office:time-value="PT17H39M07.206S">
            <text:p>17:39:07.21</text:p>
          </table:table-cell>
          <table:table-cell office:value-type="string">
            <text:p>TC0002_PlannerB 2-7</text:p>
          </table:table-cell>
          <table:table-cell office:value-type="string">
            <text:p>/channels/home</text:p>
          </table:table-cell>
          <table:table-cell office:value-type="float" office:value="2618">
            <text:p>2618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24">
            <text:p>224</text:p>
          </table:table-cell>
          <table:table-cell office:value-type="time" office:time-value="PT17H39M07.155S">
            <text:p>17:39:07.16</text:p>
          </table:table-cell>
          <table:table-cell office:value-type="string">
            <text:p>TC0001_PlannerA 1-20</text:p>
          </table:table-cell>
          <table:table-cell office:value-type="string">
            <text:p>/channels/</text:p>
          </table:table-cell>
          <table:table-cell office:value-type="float" office:value="2681">
            <text:p>2681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25">
            <text:p>225</text:p>
          </table:table-cell>
          <table:table-cell office:value-type="time" office:time-value="PT17H39M07.141S">
            <text:p>17:39:07.14</text:p>
          </table:table-cell>
          <table:table-cell office:value-type="string">
            <text:p>TC0002_PlannerB 2-20</text:p>
          </table:table-cell>
          <table:table-cell office:value-type="string">
            <text:p>/channels/;jsessionid=1ulf4k4c0axy31vb3lvtfuz2hs</text:p>
          </table:table-cell>
          <table:table-cell office:value-type="float" office:value="2707">
            <text:p>2707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26">
            <text:p>226</text:p>
          </table:table-cell>
          <table:table-cell office:value-type="time" office:time-value="PT17H39M07.137S">
            <text:p>17:39:07.14</text:p>
          </table:table-cell>
          <table:table-cell office:value-type="string">
            <text:p>TC0002_PlannerB 2-19</text:p>
          </table:table-cell>
          <table:table-cell office:value-type="string">
            <text:p>/channels/;jsessionid=1ulf4k4c0axy31vb3lvtfuz2hs</text:p>
          </table:table-cell>
          <table:table-cell office:value-type="float" office:value="2723">
            <text:p>2723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27">
            <text:p>227</text:p>
          </table:table-cell>
          <table:table-cell office:value-type="time" office:time-value="PT17H39M07.078S">
            <text:p>17:39:07.08</text:p>
          </table:table-cell>
          <table:table-cell office:value-type="string">
            <text:p>TC0003_PlannerC 3-18</text:p>
          </table:table-cell>
          <table:table-cell office:value-type="string">
            <text:p>/channels/;jsessionid=1197tgiio6kkp17th1n7oib6uq</text:p>
          </table:table-cell>
          <table:table-cell office:value-type="float" office:value="2793">
            <text:p>2793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28">
            <text:p>228</text:p>
          </table:table-cell>
          <table:table-cell office:value-type="time" office:time-value="PT17H39M07.02S">
            <text:p>17:39:07.02</text:p>
          </table:table-cell>
          <table:table-cell office:value-type="string">
            <text:p>TC0001_PlannerA 1-21</text:p>
          </table:table-cell>
          <table:table-cell office:value-type="string">
            <text:p>/channels/</text:p>
          </table:table-cell>
          <table:table-cell office:value-type="float" office:value="2863">
            <text:p>2863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29">
            <text:p>229</text:p>
          </table:table-cell>
          <table:table-cell office:value-type="time" office:time-value="PT17H39M06.952S">
            <text:p>17:39:06.95</text:p>
          </table:table-cell>
          <table:table-cell office:value-type="string">
            <text:p>TC0001_PlannerA 1-23</text:p>
          </table:table-cell>
          <table:table-cell office:value-type="string">
            <text:p>/channels/</text:p>
          </table:table-cell>
          <table:table-cell office:value-type="float" office:value="2944">
            <text:p>2944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30">
            <text:p>230</text:p>
          </table:table-cell>
          <table:table-cell office:value-type="time" office:time-value="PT17H39M06.916S">
            <text:p>17:39:06.92</text:p>
          </table:table-cell>
          <table:table-cell office:value-type="string">
            <text:p>TC0003_PlannerC 3-19</text:p>
          </table:table-cell>
          <table:table-cell office:value-type="string">
            <text:p>/channels/;jsessionid=1197tgiio6kkp17th1n7oib6uq</text:p>
          </table:table-cell>
          <table:table-cell office:value-type="float" office:value="2993">
            <text:p>2993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31">
            <text:p>231</text:p>
          </table:table-cell>
          <table:table-cell office:value-type="time" office:time-value="PT17H39M06.902S">
            <text:p>17:39:06.90</text:p>
          </table:table-cell>
          <table:table-cell office:value-type="string">
            <text:p>TC0001_PlannerA 1-22</text:p>
          </table:table-cell>
          <table:table-cell office:value-type="string">
            <text:p>/channels/</text:p>
          </table:table-cell>
          <table:table-cell office:value-type="float" office:value="3019">
            <text:p>3019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32">
            <text:p>232</text:p>
          </table:table-cell>
          <table:table-cell office:value-type="time" office:time-value="PT17H39M06.893S">
            <text:p>17:39:06.89</text:p>
          </table:table-cell>
          <table:table-cell office:value-type="string">
            <text:p>TC0002_PlannerB 2-6</text:p>
          </table:table-cell>
          <table:table-cell office:value-type="string">
            <text:p>/channels/home</text:p>
          </table:table-cell>
          <table:table-cell office:value-type="float" office:value="3043">
            <text:p>3043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33">
            <text:p>233</text:p>
          </table:table-cell>
          <table:table-cell office:value-type="time" office:time-value="PT17H39M06.884S">
            <text:p>17:39:06.88</text:p>
          </table:table-cell>
          <table:table-cell office:value-type="string">
            <text:p>TC0002_PlannerB 2-21</text:p>
          </table:table-cell>
          <table:table-cell office:value-type="string">
            <text:p>/channels/;jsessionid=1ulf4k4c0axy31vb3lvtfuz2hs</text:p>
          </table:table-cell>
          <table:table-cell office:value-type="float" office:value="3060">
            <text:p>3060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34">
            <text:p>234</text:p>
          </table:table-cell>
          <table:table-cell office:value-type="time" office:time-value="PT17H39M06.878S">
            <text:p>17:39:06.88</text:p>
          </table:table-cell>
          <table:table-cell office:value-type="string">
            <text:p>TC0003_PlannerC 3-20</text:p>
          </table:table-cell>
          <table:table-cell office:value-type="string">
            <text:p>/channels/;jsessionid=1197tgiio6kkp17th1n7oib6uq</text:p>
          </table:table-cell>
          <table:table-cell office:value-type="float" office:value="3077">
            <text:p>3077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35">
            <text:p>235</text:p>
          </table:table-cell>
          <table:table-cell office:value-type="time" office:time-value="PT17H39M06.749S">
            <text:p>17:39:06.75</text:p>
          </table:table-cell>
          <table:table-cell office:value-type="string">
            <text:p>TC0002_PlannerB 2-22</text:p>
          </table:table-cell>
          <table:table-cell office:value-type="string">
            <text:p>/channels/;jsessionid=1ulf4k4c0axy31vb3lvtfuz2hs</text:p>
          </table:table-cell>
          <table:table-cell office:value-type="float" office:value="3219">
            <text:p>3219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36">
            <text:p>236</text:p>
          </table:table-cell>
          <table:table-cell office:value-type="time" office:time-value="PT17H39M06.737S">
            <text:p>17:39:06.74</text:p>
          </table:table-cell>
          <table:table-cell office:value-type="string">
            <text:p>TC0003_PlannerC 3-21</text:p>
          </table:table-cell>
          <table:table-cell office:value-type="string">
            <text:p>/channels/;jsessionid=1197tgiio6kkp17th1n7oib6uq</text:p>
          </table:table-cell>
          <table:table-cell office:value-type="float" office:value="3243">
            <text:p>3243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37">
            <text:p>237</text:p>
          </table:table-cell>
          <table:table-cell office:value-type="time" office:time-value="PT17H39M06.69S">
            <text:p>17:39:06.69</text:p>
          </table:table-cell>
          <table:table-cell office:value-type="string">
            <text:p>TC0001_PlannerA 1-7</text:p>
          </table:table-cell>
          <table:table-cell office:value-type="string">
            <text:p>/channels/home</text:p>
          </table:table-cell>
          <table:table-cell office:value-type="float" office:value="3298">
            <text:p>3298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38">
            <text:p>238</text:p>
          </table:table-cell>
          <table:table-cell office:value-type="time" office:time-value="PT17H39M06.672S">
            <text:p>17:39:06.67</text:p>
          </table:table-cell>
          <table:table-cell office:value-type="string">
            <text:p>TC0001_PlannerA 1-24</text:p>
          </table:table-cell>
          <table:table-cell office:value-type="string">
            <text:p>/channels/</text:p>
          </table:table-cell>
          <table:table-cell office:value-type="float" office:value="3330">
            <text:p>3330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39">
            <text:p>239</text:p>
          </table:table-cell>
          <table:table-cell office:value-type="time" office:time-value="PT17H39M06.633S">
            <text:p>17:39:06.63</text:p>
          </table:table-cell>
          <table:table-cell office:value-type="string">
            <text:p>TC0002_PlannerB 2-23</text:p>
          </table:table-cell>
          <table:table-cell office:value-type="string">
            <text:p>/channels/;jsessionid=1ulf4k4c0axy31vb3lvtfuz2hs</text:p>
          </table:table-cell>
          <table:table-cell office:value-type="float" office:value="3380">
            <text:p>3380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40">
            <text:p>240</text:p>
          </table:table-cell>
          <table:table-cell office:value-type="time" office:time-value="PT17H39M06.64S">
            <text:p>17:39:06.64</text:p>
          </table:table-cell>
          <table:table-cell office:value-type="string">
            <text:p>TC0003_PlannerC 3-4</text:p>
          </table:table-cell>
          <table:table-cell office:value-type="string">
            <text:p>/channels/home</text:p>
          </table:table-cell>
          <table:table-cell office:value-type="float" office:value="3384">
            <text:p>3384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41">
            <text:p>241</text:p>
          </table:table-cell>
          <table:table-cell office:value-type="time" office:time-value="PT17H39M06.517S">
            <text:p>17:39:06.52</text:p>
          </table:table-cell>
          <table:table-cell office:value-type="string">
            <text:p>TC0003_PlannerC 3-22</text:p>
          </table:table-cell>
          <table:table-cell office:value-type="string">
            <text:p>/channels/;jsessionid=1197tgiio6kkp17th1n7oib6uq</text:p>
          </table:table-cell>
          <table:table-cell office:value-type="float" office:value="3519">
            <text:p>3519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42">
            <text:p>242</text:p>
          </table:table-cell>
          <table:table-cell office:value-type="time" office:time-value="PT17H39M06.57S">
            <text:p>17:39:06.57</text:p>
          </table:table-cell>
          <table:table-cell office:value-type="string">
            <text:p>TC0003_PlannerC 3-30</text:p>
          </table:table-cell>
          <table:table-cell office:value-type="string">
            <text:p>/channels/;jsessionid=1197tgiio6kkp17th1n7oib6uq</text:p>
          </table:table-cell>
          <table:table-cell office:value-type="float" office:value="3479">
            <text:p>3479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43">
            <text:p>243</text:p>
          </table:table-cell>
          <table:table-cell office:value-type="time" office:time-value="PT17H39M06.508S">
            <text:p>17:39:06.51</text:p>
          </table:table-cell>
          <table:table-cell office:value-type="string">
            <text:p>TC0001_PlannerA 1-25</text:p>
          </table:table-cell>
          <table:table-cell office:value-type="string">
            <text:p>/channels/</text:p>
          </table:table-cell>
          <table:table-cell office:value-type="float" office:value="3552">
            <text:p>3552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44">
            <text:p>244</text:p>
          </table:table-cell>
          <table:table-cell office:value-type="time" office:time-value="PT17H39M06.455S">
            <text:p>17:39:06.46</text:p>
          </table:table-cell>
          <table:table-cell office:value-type="string">
            <text:p>TC0002_PlannerB 2-4</text:p>
          </table:table-cell>
          <table:table-cell office:value-type="string">
            <text:p>/channels/;jsessionid=1ulf4k4c0axy31vb3lvtfuz2hs</text:p>
          </table:table-cell>
          <table:table-cell office:value-type="float" office:value="3617">
            <text:p>3617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45">
            <text:p>245</text:p>
          </table:table-cell>
          <table:table-cell office:value-type="time" office:time-value="PT17H39M06.444S">
            <text:p>17:39:06.44</text:p>
          </table:table-cell>
          <table:table-cell office:value-type="string">
            <text:p>TC0002_PlannerB 2-5</text:p>
          </table:table-cell>
          <table:table-cell office:value-type="string">
            <text:p>/channels/home</text:p>
          </table:table-cell>
          <table:table-cell office:value-type="float" office:value="3639">
            <text:p>3639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46">
            <text:p>246</text:p>
          </table:table-cell>
          <table:table-cell office:value-type="time" office:time-value="PT17H39M06.428S">
            <text:p>17:39:06.43</text:p>
          </table:table-cell>
          <table:table-cell office:value-type="string">
            <text:p>TC0002_PlannerB 2-24</text:p>
          </table:table-cell>
          <table:table-cell office:value-type="string">
            <text:p>/channels/;jsessionid=1ulf4k4c0axy31vb3lvtfuz2hs</text:p>
          </table:table-cell>
          <table:table-cell office:value-type="float" office:value="3667">
            <text:p>3667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47">
            <text:p>247</text:p>
          </table:table-cell>
          <table:table-cell office:value-type="time" office:time-value="PT17H39M06.379S">
            <text:p>17:39:06.38</text:p>
          </table:table-cell>
          <table:table-cell office:value-type="string">
            <text:p>TC0003_PlannerC 3-23</text:p>
          </table:table-cell>
          <table:table-cell office:value-type="string">
            <text:p>/channels/;jsessionid=1197tgiio6kkp17th1n7oib6uq</text:p>
          </table:table-cell>
          <table:table-cell office:value-type="float" office:value="3752">
            <text:p>3752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48">
            <text:p>248</text:p>
          </table:table-cell>
          <table:table-cell office:value-type="time" office:time-value="PT17H39M06.353S">
            <text:p>17:39:06.35</text:p>
          </table:table-cell>
          <table:table-cell office:value-type="string">
            <text:p>TC0003_PlannerC 3-29</text:p>
          </table:table-cell>
          <table:table-cell office:value-type="string">
            <text:p>/channels/login.do</text:p>
          </table:table-cell>
          <table:table-cell office:value-type="float" office:value="3827">
            <text:p>3827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49">
            <text:p>249</text:p>
          </table:table-cell>
          <table:table-cell office:value-type="time" office:time-value="PT17H39M06.341S">
            <text:p>17:39:06.34</text:p>
          </table:table-cell>
          <table:table-cell office:value-type="string">
            <text:p>TC0002_PlannerB 2-30</text:p>
          </table:table-cell>
          <table:table-cell office:value-type="string">
            <text:p>/channels/login.do</text:p>
          </table:table-cell>
          <table:table-cell office:value-type="float" office:value="3852">
            <text:p>3852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50">
            <text:p>250</text:p>
          </table:table-cell>
          <table:table-cell office:value-type="time" office:time-value="PT17H39M06.328S">
            <text:p>17:39:06.33</text:p>
          </table:table-cell>
          <table:table-cell office:value-type="string">
            <text:p>TC0001_PlannerA 1-5</text:p>
          </table:table-cell>
          <table:table-cell office:value-type="string">
            <text:p>/channels/</text:p>
          </table:table-cell>
          <table:table-cell office:value-type="float" office:value="3912">
            <text:p>3912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51">
            <text:p>251</text:p>
          </table:table-cell>
          <table:table-cell office:value-type="time" office:time-value="PT17H39M06.317S">
            <text:p>17:39:06.32</text:p>
          </table:table-cell>
          <table:table-cell office:value-type="string">
            <text:p>TC0002_PlannerB 2-1</text:p>
          </table:table-cell>
          <table:table-cell office:value-type="string">
            <text:p>/channels/home</text:p>
          </table:table-cell>
          <table:table-cell office:value-type="float" office:value="3985">
            <text:p>3985</text:p>
          </table:table-cell>
          <table:table-cell office:value-type="string">
            <text:p>Success</text:p>
          </table:table-cell>
          <table:table-cell office:value-type="float" office:value="25928">
            <text:p>25928</text:p>
          </table:table-cell>
          <table:table-cell table:number-columns-repeated="1017"/>
        </table:table-row>
        <table:table-row table:style-name="ro1">
          <table:table-cell office:value-type="float" office:value="252">
            <text:p>252</text:p>
          </table:table-cell>
          <table:table-cell office:value-type="time" office:time-value="PT17H39M06.319S">
            <text:p>17:39:06.32</text:p>
          </table:table-cell>
          <table:table-cell office:value-type="string">
            <text:p>TC0003_PlannerC 3-28</text:p>
          </table:table-cell>
          <table:table-cell office:value-type="string">
            <text:p>/channels/login.do</text:p>
          </table:table-cell>
          <table:table-cell office:value-type="float" office:value="3994">
            <text:p>3994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53">
            <text:p>253</text:p>
          </table:table-cell>
          <table:table-cell office:value-type="time" office:time-value="PT17H39M06.308S">
            <text:p>17:39:06.31</text:p>
          </table:table-cell>
          <table:table-cell office:value-type="string">
            <text:p>TC0002_PlannerB 2-29</text:p>
          </table:table-cell>
          <table:table-cell office:value-type="string">
            <text:p>/channels/login.do</text:p>
          </table:table-cell>
          <table:table-cell office:value-type="float" office:value="4013">
            <text:p>4013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54">
            <text:p>254</text:p>
          </table:table-cell>
          <table:table-cell office:value-type="time" office:time-value="PT17H39M06.296S">
            <text:p>17:39:06.30</text:p>
          </table:table-cell>
          <table:table-cell office:value-type="string">
            <text:p>TC0001_PlannerA 1-30</text:p>
          </table:table-cell>
          <table:table-cell office:value-type="string">
            <text:p>/channels/login.do</text:p>
          </table:table-cell>
          <table:table-cell office:value-type="float" office:value="4033">
            <text:p>4033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55">
            <text:p>255</text:p>
          </table:table-cell>
          <table:table-cell office:value-type="time" office:time-value="PT17H39M06.284S">
            <text:p>17:39:06.28</text:p>
          </table:table-cell>
          <table:table-cell office:value-type="string">
            <text:p>TC0003_PlannerC 3-27</text:p>
          </table:table-cell>
          <table:table-cell office:value-type="string">
            <text:p>/channels/login.do</text:p>
          </table:table-cell>
          <table:table-cell office:value-type="float" office:value="4168">
            <text:p>4168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56">
            <text:p>256</text:p>
          </table:table-cell>
          <table:table-cell office:value-type="time" office:time-value="PT17H39M06.262S">
            <text:p>17:39:06.26</text:p>
          </table:table-cell>
          <table:table-cell office:value-type="string">
            <text:p>TC0001_PlannerA 1-29</text:p>
          </table:table-cell>
          <table:table-cell office:value-type="string">
            <text:p>/channels/login.do</text:p>
          </table:table-cell>
          <table:table-cell office:value-type="float" office:value="4202">
            <text:p>4202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57">
            <text:p>257</text:p>
          </table:table-cell>
          <table:table-cell office:value-type="time" office:time-value="PT17H39M06.249S">
            <text:p>17:39:06.25</text:p>
          </table:table-cell>
          <table:table-cell office:value-type="string">
            <text:p>TC0003_PlannerC 3-26</text:p>
          </table:table-cell>
          <table:table-cell office:value-type="string">
            <text:p>/channels/login.do</text:p>
          </table:table-cell>
          <table:table-cell office:value-type="float" office:value="4262">
            <text:p>4262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58">
            <text:p>258</text:p>
          </table:table-cell>
          <table:table-cell office:value-type="time" office:time-value="PT17H39M06.272S">
            <text:p>17:39:06.27</text:p>
          </table:table-cell>
          <table:table-cell office:value-type="string">
            <text:p>TC0002_PlannerB 2-28</text:p>
          </table:table-cell>
          <table:table-cell office:value-type="string">
            <text:p>/channels/login.do</text:p>
          </table:table-cell>
          <table:table-cell office:value-type="float" office:value="4253">
            <text:p>4253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59">
            <text:p>259</text:p>
          </table:table-cell>
          <table:table-cell office:value-type="time" office:time-value="PT17H39M06.236S">
            <text:p>17:39:06.24</text:p>
          </table:table-cell>
          <table:table-cell office:value-type="string">
            <text:p>TC0002_PlannerB 2-27</text:p>
          </table:table-cell>
          <table:table-cell office:value-type="string">
            <text:p>/channels/login.do</text:p>
          </table:table-cell>
          <table:table-cell office:value-type="float" office:value="4347">
            <text:p>4347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60">
            <text:p>260</text:p>
          </table:table-cell>
          <table:table-cell office:value-type="time" office:time-value="PT17H39M06.225S">
            <text:p>17:39:06.23</text:p>
          </table:table-cell>
          <table:table-cell office:value-type="string">
            <text:p>TC0001_PlannerA 1-28</text:p>
          </table:table-cell>
          <table:table-cell office:value-type="string">
            <text:p>/channels/login.do</text:p>
          </table:table-cell>
          <table:table-cell office:value-type="float" office:value="4367">
            <text:p>4367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61">
            <text:p>261</text:p>
          </table:table-cell>
          <table:table-cell office:value-type="time" office:time-value="PT17H39M06.215S">
            <text:p>17:39:06.22</text:p>
          </table:table-cell>
          <table:table-cell office:value-type="string">
            <text:p>TC0003_PlannerC 3-25</text:p>
          </table:table-cell>
          <table:table-cell office:value-type="string">
            <text:p>/channels/login.do</text:p>
          </table:table-cell>
          <table:table-cell office:value-type="float" office:value="4389">
            <text:p>4389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62">
            <text:p>262</text:p>
          </table:table-cell>
          <table:table-cell office:value-type="time" office:time-value="PT17H39M06.208S">
            <text:p>17:39:06.21</text:p>
          </table:table-cell>
          <table:table-cell office:value-type="string">
            <text:p>TC0003_PlannerC 3-3</text:p>
          </table:table-cell>
          <table:table-cell office:value-type="string">
            <text:p>/channels/;jsessionid=1197tgiio6kkp17th1n7oib6uq</text:p>
          </table:table-cell>
          <table:table-cell office:value-type="float" office:value="4444">
            <text:p>4444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63">
            <text:p>263</text:p>
          </table:table-cell>
          <table:table-cell office:value-type="time" office:time-value="PT17H39M06.197S">
            <text:p>17:39:06.20</text:p>
          </table:table-cell>
          <table:table-cell office:value-type="string">
            <text:p>TC0001_PlannerA 1-6</text:p>
          </table:table-cell>
          <table:table-cell office:value-type="string">
            <text:p>/channels/</text:p>
          </table:table-cell>
          <table:table-cell office:value-type="float" office:value="4467">
            <text:p>4467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64">
            <text:p>264</text:p>
          </table:table-cell>
          <table:table-cell office:value-type="time" office:time-value="PT17H39M06.203S">
            <text:p>17:39:06.20</text:p>
          </table:table-cell>
          <table:table-cell office:value-type="string">
            <text:p>TC0002_PlannerB 2-26</text:p>
          </table:table-cell>
          <table:table-cell office:value-type="string">
            <text:p>/channels/login.do</text:p>
          </table:table-cell>
          <table:table-cell office:value-type="float" office:value="4472">
            <text:p>4472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65">
            <text:p>265</text:p>
          </table:table-cell>
          <table:table-cell office:value-type="time" office:time-value="PT17H39M06.191S">
            <text:p>17:39:06.19</text:p>
          </table:table-cell>
          <table:table-cell office:value-type="string">
            <text:p>TC0001_PlannerA 1-27</text:p>
          </table:table-cell>
          <table:table-cell office:value-type="string">
            <text:p>/channels/login.do</text:p>
          </table:table-cell>
          <table:table-cell office:value-type="float" office:value="4521">
            <text:p>4521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66">
            <text:p>266</text:p>
          </table:table-cell>
          <table:table-cell office:value-type="time" office:time-value="PT17H39M06.156S">
            <text:p>17:39:06.16</text:p>
          </table:table-cell>
          <table:table-cell office:value-type="string">
            <text:p>TC0001_PlannerA 1-26</text:p>
          </table:table-cell>
          <table:table-cell office:value-type="string">
            <text:p>/channels/login.do</text:p>
          </table:table-cell>
          <table:table-cell office:value-type="float" office:value="5248">
            <text:p>5248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267">
            <text:p>267</text:p>
          </table:table-cell>
          <table:table-cell office:value-type="time" office:time-value="PT17H39M10.68S">
            <text:p>17:39:10.68</text:p>
          </table:table-cell>
          <table:table-cell office:value-type="string">
            <text:p>TC0002_PlannerB 2-26</text:p>
          </table:table-cell>
          <table:table-cell office:value-type="string">
            <text:p>/channels/;jsessionid=1ulf4k4c0axy31vb3lvtfuz2hs</text:p>
          </table:table-cell>
          <table:table-cell office:value-type="float" office:value="736">
            <text:p>736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68">
            <text:p>268</text:p>
          </table:table-cell>
          <table:table-cell office:value-type="time" office:time-value="PT17H39M10.653S">
            <text:p>17:39:10.65</text:p>
          </table:table-cell>
          <table:table-cell office:value-type="string">
            <text:p>TC0003_PlannerC 3-3</text:p>
          </table:table-cell>
          <table:table-cell office:value-type="string">
            <text:p>/channels/home</text:p>
          </table:table-cell>
          <table:table-cell office:value-type="float" office:value="774">
            <text:p>774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69">
            <text:p>269</text:p>
          </table:table-cell>
          <table:table-cell office:value-type="time" office:time-value="PT17H39M10.601S">
            <text:p>17:39:10.60</text:p>
          </table:table-cell>
          <table:table-cell office:value-type="string">
            <text:p>TC0001_PlannerA 1-28</text:p>
          </table:table-cell>
          <table:table-cell office:value-type="string">
            <text:p>/channels/</text:p>
          </table:table-cell>
          <table:table-cell office:value-type="float" office:value="839">
            <text:p>839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70">
            <text:p>270</text:p>
          </table:table-cell>
          <table:table-cell office:value-type="time" office:time-value="PT17H39M10.59S">
            <text:p>17:39:10.59</text:p>
          </table:table-cell>
          <table:table-cell office:value-type="string">
            <text:p>TC0002_PlannerB 2-27</text:p>
          </table:table-cell>
          <table:table-cell office:value-type="string">
            <text:p>/channels/;jsessionid=1ulf4k4c0axy31vb3lvtfuz2hs</text:p>
          </table:table-cell>
          <table:table-cell office:value-type="float" office:value="862">
            <text:p>862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71">
            <text:p>271</text:p>
          </table:table-cell>
          <table:table-cell office:value-type="time" office:time-value="PT17H39M10.53S">
            <text:p>17:39:10.53</text:p>
          </table:table-cell>
          <table:table-cell office:value-type="string">
            <text:p>TC0002_PlannerB 2-28</text:p>
          </table:table-cell>
          <table:table-cell office:value-type="string">
            <text:p>/channels/;jsessionid=1ulf4k4c0axy31vb3lvtfuz2hs</text:p>
          </table:table-cell>
          <table:table-cell office:value-type="float" office:value="936">
            <text:p>936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72">
            <text:p>272</text:p>
          </table:table-cell>
          <table:table-cell office:value-type="time" office:time-value="PT17H39M10.518S">
            <text:p>17:39:10.52</text:p>
          </table:table-cell>
          <table:table-cell office:value-type="string">
            <text:p>TC0003_PlannerC 3-26</text:p>
          </table:table-cell>
          <table:table-cell office:value-type="string">
            <text:p>/channels/;jsessionid=1197tgiio6kkp17th1n7oib6uq</text:p>
          </table:table-cell>
          <table:table-cell office:value-type="float" office:value="961">
            <text:p>961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73">
            <text:p>273</text:p>
          </table:table-cell>
          <table:table-cell office:value-type="time" office:time-value="PT17H39M10.718S">
            <text:p>17:39:10.72</text:p>
          </table:table-cell>
          <table:table-cell office:value-type="string">
            <text:p>TC0001_PlannerA 1-27</text:p>
          </table:table-cell>
          <table:table-cell office:value-type="string">
            <text:p>/channels/</text:p>
          </table:table-cell>
          <table:table-cell office:value-type="float" office:value="773">
            <text:p>773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74">
            <text:p>274</text:p>
          </table:table-cell>
          <table:table-cell office:value-type="time" office:time-value="PT17H39M10.47S">
            <text:p>17:39:10.47</text:p>
          </table:table-cell>
          <table:table-cell office:value-type="string">
            <text:p>TC0001_PlannerA 1-29</text:p>
          </table:table-cell>
          <table:table-cell office:value-type="string">
            <text:p>/channels/</text:p>
          </table:table-cell>
          <table:table-cell office:value-type="float" office:value="1034">
            <text:p>1034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75">
            <text:p>275</text:p>
          </table:table-cell>
          <table:table-cell office:value-type="time" office:time-value="PT17H39M10.458S">
            <text:p>17:39:10.46</text:p>
          </table:table-cell>
          <table:table-cell office:value-type="string">
            <text:p>TC0003_PlannerC 3-27</text:p>
          </table:table-cell>
          <table:table-cell office:value-type="string">
            <text:p>/channels/;jsessionid=1197tgiio6kkp17th1n7oib6uq</text:p>
          </table:table-cell>
          <table:table-cell office:value-type="float" office:value="1057">
            <text:p>1057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76">
            <text:p>276</text:p>
          </table:table-cell>
          <table:table-cell office:value-type="time" office:time-value="PT17H39M10.67S">
            <text:p>17:39:10.67</text:p>
          </table:table-cell>
          <table:table-cell office:value-type="string">
            <text:p>TC0001_PlannerA 1-6</text:p>
          </table:table-cell>
          <table:table-cell office:value-type="string">
            <text:p>/channels/home</text:p>
          </table:table-cell>
          <table:table-cell office:value-type="float" office:value="860">
            <text:p>860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77">
            <text:p>277</text:p>
          </table:table-cell>
          <table:table-cell office:value-type="time" office:time-value="PT17H39M10.33S">
            <text:p>17:39:10.33</text:p>
          </table:table-cell>
          <table:table-cell office:value-type="string">
            <text:p>TC0001_PlannerA 1-30</text:p>
          </table:table-cell>
          <table:table-cell office:value-type="string">
            <text:p>/channels/</text:p>
          </table:table-cell>
          <table:table-cell office:value-type="float" office:value="1216">
            <text:p>1216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78">
            <text:p>278</text:p>
          </table:table-cell>
          <table:table-cell office:value-type="time" office:time-value="PT17H39M10.327S">
            <text:p>17:39:10.33</text:p>
          </table:table-cell>
          <table:table-cell office:value-type="string">
            <text:p>TC0002_PlannerB 2-29</text:p>
          </table:table-cell>
          <table:table-cell office:value-type="string">
            <text:p>/channels/;jsessionid=1ulf4k4c0axy31vb3lvtfuz2hs</text:p>
          </table:table-cell>
          <table:table-cell office:value-type="float" office:value="1231">
            <text:p>1231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79">
            <text:p>279</text:p>
          </table:table-cell>
          <table:table-cell office:value-type="time" office:time-value="PT17H39M10.319S">
            <text:p>17:39:10.32</text:p>
          </table:table-cell>
          <table:table-cell office:value-type="string">
            <text:p>TC0003_PlannerC 3-28</text:p>
          </table:table-cell>
          <table:table-cell office:value-type="string">
            <text:p>/channels/;jsessionid=1197tgiio6kkp17th1n7oib6uq</text:p>
          </table:table-cell>
          <table:table-cell office:value-type="float" office:value="1249">
            <text:p>1249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80">
            <text:p>280</text:p>
          </table:table-cell>
          <table:table-cell office:value-type="time" office:time-value="PT17H39M10.605S">
            <text:p>17:39:10.61</text:p>
          </table:table-cell>
          <table:table-cell office:value-type="string">
            <text:p>TC0003_PlannerC 3-25</text:p>
          </table:table-cell>
          <table:table-cell office:value-type="string">
            <text:p>/channels/;jsessionid=1197tgiio6kkp17th1n7oib6uq</text:p>
          </table:table-cell>
          <table:table-cell office:value-type="float" office:value="975">
            <text:p>975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81">
            <text:p>281</text:p>
          </table:table-cell>
          <table:table-cell office:value-type="time" office:time-value="PT17H39M10.246S">
            <text:p>17:39:10.25</text:p>
          </table:table-cell>
          <table:table-cell office:value-type="string">
            <text:p>TC0001_PlannerA 1-5</text:p>
          </table:table-cell>
          <table:table-cell office:value-type="string">
            <text:p>/channels/home</text:p>
          </table:table-cell>
          <table:table-cell office:value-type="float" office:value="1347">
            <text:p>1347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82">
            <text:p>282</text:p>
          </table:table-cell>
          <table:table-cell office:value-type="time" office:time-value="PT17H39M10.198S">
            <text:p>17:39:10.20</text:p>
          </table:table-cell>
          <table:table-cell office:value-type="string">
            <text:p>TC0002_PlannerB 2-30</text:p>
          </table:table-cell>
          <table:table-cell office:value-type="string">
            <text:p>/channels/;jsessionid=1ulf4k4c0axy31vb3lvtfuz2hs</text:p>
          </table:table-cell>
          <table:table-cell office:value-type="float" office:value="1406">
            <text:p>1406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83">
            <text:p>283</text:p>
          </table:table-cell>
          <table:table-cell office:value-type="time" office:time-value="PT17H39M10.181S">
            <text:p>17:39:10.18</text:p>
          </table:table-cell>
          <table:table-cell office:value-type="string">
            <text:p>TC0003_PlannerC 3-29</text:p>
          </table:table-cell>
          <table:table-cell office:value-type="string">
            <text:p>/channels/;jsessionid=1197tgiio6kkp17th1n7oib6uq</text:p>
          </table:table-cell>
          <table:table-cell office:value-type="float" office:value="1436">
            <text:p>1436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284">
            <text:p>284</text:p>
          </table:table-cell>
          <table:table-cell office:value-type="time" office:time-value="PT17H39M10.137S">
            <text:p>17:39:10.14</text:p>
          </table:table-cell>
          <table:table-cell office:value-type="string">
            <text:p>TC0003_PlannerC 3-23</text:p>
          </table:table-cell>
          <table:table-cell office:value-type="string">
            <text:p>/channels/home</text:p>
          </table:table-cell>
          <table:table-cell office:value-type="float" office:value="1507">
            <text:p>1507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85">
            <text:p>285</text:p>
          </table:table-cell>
          <table:table-cell office:value-type="time" office:time-value="PT17H39M10.095S">
            <text:p>17:39:10.10</text:p>
          </table:table-cell>
          <table:table-cell office:value-type="string">
            <text:p>TC0002_PlannerB 2-24</text:p>
          </table:table-cell>
          <table:table-cell office:value-type="string">
            <text:p>/channels/home</text:p>
          </table:table-cell>
          <table:table-cell office:value-type="float" office:value="1553">
            <text:p>1553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86">
            <text:p>286</text:p>
          </table:table-cell>
          <table:table-cell office:value-type="time" office:time-value="PT17H39M10.072S">
            <text:p>17:39:10.07</text:p>
          </table:table-cell>
          <table:table-cell office:value-type="string">
            <text:p>TC0002_PlannerB 2-4</text:p>
          </table:table-cell>
          <table:table-cell office:value-type="string">
            <text:p>/channels/home</text:p>
          </table:table-cell>
          <table:table-cell office:value-type="float" office:value="1588">
            <text:p>1588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87">
            <text:p>287</text:p>
          </table:table-cell>
          <table:table-cell office:value-type="time" office:time-value="PT17H39M10.061S">
            <text:p>17:39:10.06</text:p>
          </table:table-cell>
          <table:table-cell office:value-type="string">
            <text:p>TC0001_PlannerA 1-25</text:p>
          </table:table-cell>
          <table:table-cell office:value-type="string">
            <text:p>/channels/home</text:p>
          </table:table-cell>
          <table:table-cell office:value-type="float" office:value="1608">
            <text:p>1608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88">
            <text:p>288</text:p>
          </table:table-cell>
          <table:table-cell office:value-type="time" office:time-value="PT17H39M10.049S">
            <text:p>17:39:10.05</text:p>
          </table:table-cell>
          <table:table-cell office:value-type="string">
            <text:p>TC0003_PlannerC 3-30</text:p>
          </table:table-cell>
          <table:table-cell office:value-type="string">
            <text:p>/channels/home</text:p>
          </table:table-cell>
          <table:table-cell office:value-type="float" office:value="1631">
            <text:p>1631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89">
            <text:p>289</text:p>
          </table:table-cell>
          <table:table-cell office:value-type="time" office:time-value="PT17H39M10.036S">
            <text:p>17:39:10.04</text:p>
          </table:table-cell>
          <table:table-cell office:value-type="string">
            <text:p>TC0003_PlannerC 3-22</text:p>
          </table:table-cell>
          <table:table-cell office:value-type="string">
            <text:p>/channels/home</text:p>
          </table:table-cell>
          <table:table-cell office:value-type="float" office:value="1655">
            <text:p>1655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90">
            <text:p>290</text:p>
          </table:table-cell>
          <table:table-cell office:value-type="time" office:time-value="PT17H39M10.013S">
            <text:p>17:39:10.01</text:p>
          </table:table-cell>
          <table:table-cell office:value-type="string">
            <text:p>TC0002_PlannerB 2-23</text:p>
          </table:table-cell>
          <table:table-cell office:value-type="string">
            <text:p>/channels/home</text:p>
          </table:table-cell>
          <table:table-cell office:value-type="float" office:value="1692">
            <text:p>1692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91">
            <text:p>291</text:p>
          </table:table-cell>
          <table:table-cell office:value-type="time" office:time-value="PT17H39M10.001S">
            <text:p>17:39:10.00</text:p>
          </table:table-cell>
          <table:table-cell office:value-type="string">
            <text:p>TC0001_PlannerA 1-24</text:p>
          </table:table-cell>
          <table:table-cell office:value-type="string">
            <text:p>/channels/home</text:p>
          </table:table-cell>
          <table:table-cell office:value-type="float" office:value="1715">
            <text:p>1715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92">
            <text:p>292</text:p>
          </table:table-cell>
          <table:table-cell office:value-type="time" office:time-value="PT17H39M09.98S">
            <text:p>17:39:09.98</text:p>
          </table:table-cell>
          <table:table-cell office:value-type="string">
            <text:p>TC0003_PlannerC 3-21</text:p>
          </table:table-cell>
          <table:table-cell office:value-type="string">
            <text:p>/channels/home</text:p>
          </table:table-cell>
          <table:table-cell office:value-type="float" office:value="1748">
            <text:p>1748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93">
            <text:p>293</text:p>
          </table:table-cell>
          <table:table-cell office:value-type="time" office:time-value="PT17H39M09.968S">
            <text:p>17:39:09.97</text:p>
          </table:table-cell>
          <table:table-cell office:value-type="string">
            <text:p>TC0002_PlannerB 2-22</text:p>
          </table:table-cell>
          <table:table-cell office:value-type="string">
            <text:p>/channels/home</text:p>
          </table:table-cell>
          <table:table-cell office:value-type="float" office:value="1775">
            <text:p>1775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94">
            <text:p>294</text:p>
          </table:table-cell>
          <table:table-cell office:value-type="time" office:time-value="PT17H39M09.956S">
            <text:p>17:39:09.96</text:p>
          </table:table-cell>
          <table:table-cell office:value-type="string">
            <text:p>TC0003_PlannerC 3-20</text:p>
          </table:table-cell>
          <table:table-cell office:value-type="string">
            <text:p>/channels/home</text:p>
          </table:table-cell>
          <table:table-cell office:value-type="float" office:value="1796">
            <text:p>1796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95">
            <text:p>295</text:p>
          </table:table-cell>
          <table:table-cell office:value-type="time" office:time-value="PT17H39M09.945S">
            <text:p>17:39:09.95</text:p>
          </table:table-cell>
          <table:table-cell office:value-type="string">
            <text:p>TC0002_PlannerB 2-21</text:p>
          </table:table-cell>
          <table:table-cell office:value-type="string">
            <text:p>/channels/home</text:p>
          </table:table-cell>
          <table:table-cell office:value-type="float" office:value="1819">
            <text:p>1819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96">
            <text:p>296</text:p>
          </table:table-cell>
          <table:table-cell office:value-type="time" office:time-value="PT17H39M09.921S">
            <text:p>17:39:09.92</text:p>
          </table:table-cell>
          <table:table-cell office:value-type="string">
            <text:p>TC0001_PlannerA 1-22</text:p>
          </table:table-cell>
          <table:table-cell office:value-type="string">
            <text:p>/channels/home</text:p>
          </table:table-cell>
          <table:table-cell office:value-type="float" office:value="1855">
            <text:p>1855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97">
            <text:p>297</text:p>
          </table:table-cell>
          <table:table-cell office:value-type="time" office:time-value="PT17H39M09.909S">
            <text:p>17:39:09.91</text:p>
          </table:table-cell>
          <table:table-cell office:value-type="string">
            <text:p>TC0003_PlannerC 3-19</text:p>
          </table:table-cell>
          <table:table-cell office:value-type="string">
            <text:p>/channels/home</text:p>
          </table:table-cell>
          <table:table-cell office:value-type="float" office:value="1879">
            <text:p>1879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98">
            <text:p>298</text:p>
          </table:table-cell>
          <table:table-cell office:value-type="time" office:time-value="PT17H39M09.896S">
            <text:p>17:39:09.90</text:p>
          </table:table-cell>
          <table:table-cell office:value-type="string">
            <text:p>TC0001_PlannerA 1-23</text:p>
          </table:table-cell>
          <table:table-cell office:value-type="string">
            <text:p>/channels/home</text:p>
          </table:table-cell>
          <table:table-cell office:value-type="float" office:value="1904">
            <text:p>1904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299">
            <text:p>299</text:p>
          </table:table-cell>
          <table:table-cell office:value-type="time" office:time-value="PT17H39M09.884S">
            <text:p>17:39:09.88</text:p>
          </table:table-cell>
          <table:table-cell office:value-type="string">
            <text:p>TC0001_PlannerA 1-21</text:p>
          </table:table-cell>
          <table:table-cell office:value-type="string">
            <text:p>/channels/home</text:p>
          </table:table-cell>
          <table:table-cell office:value-type="float" office:value="1929">
            <text:p>1929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00">
            <text:p>300</text:p>
          </table:table-cell>
          <table:table-cell office:value-type="time" office:time-value="PT17H39M09.872S">
            <text:p>17:39:09.87</text:p>
          </table:table-cell>
          <table:table-cell office:value-type="string">
            <text:p>TC0003_PlannerC 3-18</text:p>
          </table:table-cell>
          <table:table-cell office:value-type="string">
            <text:p>/channels/home</text:p>
          </table:table-cell>
          <table:table-cell office:value-type="float" office:value="1954">
            <text:p>1954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01">
            <text:p>301</text:p>
          </table:table-cell>
          <table:table-cell office:value-type="time" office:time-value="PT17H39M09.861S">
            <text:p>17:39:09.86</text:p>
          </table:table-cell>
          <table:table-cell office:value-type="string">
            <text:p>TC0002_PlannerB 2-19</text:p>
          </table:table-cell>
          <table:table-cell office:value-type="string">
            <text:p>/channels/home</text:p>
          </table:table-cell>
          <table:table-cell office:value-type="float" office:value="1976">
            <text:p>1976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02">
            <text:p>302</text:p>
          </table:table-cell>
          <table:table-cell office:value-type="time" office:time-value="PT17H39M09.849S">
            <text:p>17:39:09.85</text:p>
          </table:table-cell>
          <table:table-cell office:value-type="string">
            <text:p>TC0002_PlannerB 2-20</text:p>
          </table:table-cell>
          <table:table-cell office:value-type="string">
            <text:p>/channels/home</text:p>
          </table:table-cell>
          <table:table-cell office:value-type="float" office:value="2000">
            <text:p>2000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03">
            <text:p>303</text:p>
          </table:table-cell>
          <table:table-cell office:value-type="time" office:time-value="PT17H39M09.836S">
            <text:p>17:39:09.84</text:p>
          </table:table-cell>
          <table:table-cell office:value-type="string">
            <text:p>TC0001_PlannerA 1-20</text:p>
          </table:table-cell>
          <table:table-cell office:value-type="string">
            <text:p>/channels/home</text:p>
          </table:table-cell>
          <table:table-cell office:value-type="float" office:value="2024">
            <text:p>2024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04">
            <text:p>304</text:p>
          </table:table-cell>
          <table:table-cell office:value-type="time" office:time-value="PT17H39M09.813S">
            <text:p>17:39:09.81</text:p>
          </table:table-cell>
          <table:table-cell office:value-type="string">
            <text:p>TC0003_PlannerC 3-17</text:p>
          </table:table-cell>
          <table:table-cell office:value-type="string">
            <text:p>/channels/home</text:p>
          </table:table-cell>
          <table:table-cell office:value-type="float" office:value="2059">
            <text:p>2059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05">
            <text:p>305</text:p>
          </table:table-cell>
          <table:table-cell office:value-type="time" office:time-value="PT17H39M09.788S">
            <text:p>17:39:09.79</text:p>
          </table:table-cell>
          <table:table-cell office:value-type="string">
            <text:p>TC0002_PlannerB 2-18</text:p>
          </table:table-cell>
          <table:table-cell office:value-type="string">
            <text:p>/channels/home</text:p>
          </table:table-cell>
          <table:table-cell office:value-type="float" office:value="2096">
            <text:p>2096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06">
            <text:p>306</text:p>
          </table:table-cell>
          <table:table-cell office:value-type="time" office:time-value="PT17H39M09.764S">
            <text:p>17:39:09.76</text:p>
          </table:table-cell>
          <table:table-cell office:value-type="string">
            <text:p>TC0003_PlannerC 3-16</text:p>
          </table:table-cell>
          <table:table-cell office:value-type="string">
            <text:p>/channels/home</text:p>
          </table:table-cell>
          <table:table-cell office:value-type="float" office:value="2132">
            <text:p>2132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07">
            <text:p>307</text:p>
          </table:table-cell>
          <table:table-cell office:value-type="time" office:time-value="PT17H39M09.74S">
            <text:p>17:39:09.74</text:p>
          </table:table-cell>
          <table:table-cell office:value-type="string">
            <text:p>TC0001_PlannerA 1-19</text:p>
          </table:table-cell>
          <table:table-cell office:value-type="string">
            <text:p>/channels/home</text:p>
          </table:table-cell>
          <table:table-cell office:value-type="float" office:value="2168">
            <text:p>2168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08">
            <text:p>308</text:p>
          </table:table-cell>
          <table:table-cell office:value-type="time" office:time-value="PT17H39M09.714S">
            <text:p>17:39:09.71</text:p>
          </table:table-cell>
          <table:table-cell office:value-type="string">
            <text:p>TC0002_PlannerB 2-16</text:p>
          </table:table-cell>
          <table:table-cell office:value-type="string">
            <text:p>/channels/home</text:p>
          </table:table-cell>
          <table:table-cell office:value-type="float" office:value="2206">
            <text:p>2206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09">
            <text:p>309</text:p>
          </table:table-cell>
          <table:table-cell office:value-type="time" office:time-value="PT17H39M09.728S">
            <text:p>17:39:09.73</text:p>
          </table:table-cell>
          <table:table-cell office:value-type="string">
            <text:p>TC0001_PlannerA 1-18</text:p>
          </table:table-cell>
          <table:table-cell office:value-type="string">
            <text:p>/channels/home</text:p>
          </table:table-cell>
          <table:table-cell office:value-type="float" office:value="2203">
            <text:p>2203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10">
            <text:p>310</text:p>
          </table:table-cell>
          <table:table-cell office:value-type="time" office:time-value="PT17H39M09.703S">
            <text:p>17:39:09.70</text:p>
          </table:table-cell>
          <table:table-cell office:value-type="string">
            <text:p>TC0003_PlannerC 3-15</text:p>
          </table:table-cell>
          <table:table-cell office:value-type="string">
            <text:p>/channels/home</text:p>
          </table:table-cell>
          <table:table-cell office:value-type="float" office:value="2239">
            <text:p>2239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11">
            <text:p>311</text:p>
          </table:table-cell>
          <table:table-cell office:value-type="time" office:time-value="PT17H39M09.692S">
            <text:p>17:39:09.69</text:p>
          </table:table-cell>
          <table:table-cell office:value-type="string">
            <text:p>TC0003_PlannerC 3-14</text:p>
          </table:table-cell>
          <table:table-cell office:value-type="string">
            <text:p>/channels/home</text:p>
          </table:table-cell>
          <table:table-cell office:value-type="float" office:value="2261">
            <text:p>2261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12">
            <text:p>312</text:p>
          </table:table-cell>
          <table:table-cell office:value-type="time" office:time-value="PT17H39M09.681S">
            <text:p>17:39:09.68</text:p>
          </table:table-cell>
          <table:table-cell office:value-type="string">
            <text:p>TC0001_PlannerA 1-17</text:p>
          </table:table-cell>
          <table:table-cell office:value-type="string">
            <text:p>/channels/home</text:p>
          </table:table-cell>
          <table:table-cell office:value-type="float" office:value="2283">
            <text:p>2283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13">
            <text:p>313</text:p>
          </table:table-cell>
          <table:table-cell office:value-type="time" office:time-value="PT17H39M09.668S">
            <text:p>17:39:09.67</text:p>
          </table:table-cell>
          <table:table-cell office:value-type="string">
            <text:p>TC0002_PlannerB 2-15</text:p>
          </table:table-cell>
          <table:table-cell office:value-type="string">
            <text:p>/channels/home</text:p>
          </table:table-cell>
          <table:table-cell office:value-type="float" office:value="2308">
            <text:p>2308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14">
            <text:p>314</text:p>
          </table:table-cell>
          <table:table-cell office:value-type="time" office:time-value="PT17H39M09.644S">
            <text:p>17:39:09.64</text:p>
          </table:table-cell>
          <table:table-cell office:value-type="string">
            <text:p>TC0001_PlannerA 1-16</text:p>
          </table:table-cell>
          <table:table-cell office:value-type="string">
            <text:p>/channels/home</text:p>
          </table:table-cell>
          <table:table-cell office:value-type="float" office:value="2367">
            <text:p>2367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15">
            <text:p>315</text:p>
          </table:table-cell>
          <table:table-cell office:value-type="time" office:time-value="PT17H39M09.456S">
            <text:p>17:39:09.46</text:p>
          </table:table-cell>
          <table:table-cell office:value-type="string">
            <text:p>TC0001_PlannerA 1-12</text:p>
          </table:table-cell>
          <table:table-cell office:value-type="string">
            <text:p>/channels/home</text:p>
          </table:table-cell>
          <table:table-cell office:value-type="float" office:value="2711">
            <text:p>2711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16">
            <text:p>316</text:p>
          </table:table-cell>
          <table:table-cell office:value-type="time" office:time-value="PT17H39M09.506S">
            <text:p>17:39:09.51</text:p>
          </table:table-cell>
          <table:table-cell office:value-type="string">
            <text:p>TC0002_PlannerB 2-11</text:p>
          </table:table-cell>
          <table:table-cell office:value-type="string">
            <text:p>/channels/home</text:p>
          </table:table-cell>
          <table:table-cell office:value-type="float" office:value="2684">
            <text:p>2684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17">
            <text:p>317</text:p>
          </table:table-cell>
          <table:table-cell office:value-type="time" office:time-value="PT17H39M06.18S">
            <text:p>17:39:06.18</text:p>
          </table:table-cell>
          <table:table-cell office:value-type="string">
            <text:p>TC0003_PlannerC 3-24</text:p>
          </table:table-cell>
          <table:table-cell office:value-type="string">
            <text:p>/channels/login.do</text:p>
          </table:table-cell>
          <table:table-cell office:value-type="float" office:value="6023">
            <text:p>6023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318">
            <text:p>318</text:p>
          </table:table-cell>
          <table:table-cell office:value-type="time" office:time-value="PT17H39M09.564S">
            <text:p>17:39:09.56</text:p>
          </table:table-cell>
          <table:table-cell office:value-type="string">
            <text:p>TC0003_PlannerC 3-11</text:p>
          </table:table-cell>
          <table:table-cell office:value-type="string">
            <text:p>/channels/home</text:p>
          </table:table-cell>
          <table:table-cell office:value-type="float" office:value="2707">
            <text:p>2707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19">
            <text:p>319</text:p>
          </table:table-cell>
          <table:table-cell office:value-type="time" office:time-value="PT17H39M09.62S">
            <text:p>17:39:09.62</text:p>
          </table:table-cell>
          <table:table-cell office:value-type="string">
            <text:p>TC0001_PlannerA 1-11</text:p>
          </table:table-cell>
          <table:table-cell office:value-type="string">
            <text:p>/channels/home</text:p>
          </table:table-cell>
          <table:table-cell office:value-type="float" office:value="2715">
            <text:p>2715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20">
            <text:p>320</text:p>
          </table:table-cell>
          <table:table-cell office:value-type="time" office:time-value="PT17H39M09.609S">
            <text:p>17:39:09.61</text:p>
          </table:table-cell>
          <table:table-cell office:value-type="string">
            <text:p>TC0002_PlannerB 2-14</text:p>
          </table:table-cell>
          <table:table-cell office:value-type="string">
            <text:p>/channels/home</text:p>
          </table:table-cell>
          <table:table-cell office:value-type="float" office:value="2739">
            <text:p>2739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21">
            <text:p>321</text:p>
          </table:table-cell>
          <table:table-cell office:value-type="time" office:time-value="PT17H39M09.588S">
            <text:p>17:39:09.59</text:p>
          </table:table-cell>
          <table:table-cell office:value-type="string">
            <text:p>TC0001_PlannerA 1-15</text:p>
          </table:table-cell>
          <table:table-cell office:value-type="string">
            <text:p>/channels/home</text:p>
          </table:table-cell>
          <table:table-cell office:value-type="float" office:value="2772">
            <text:p>2772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22">
            <text:p>322</text:p>
          </table:table-cell>
          <table:table-cell office:value-type="time" office:time-value="PT17H39M09.576S">
            <text:p>17:39:09.58</text:p>
          </table:table-cell>
          <table:table-cell office:value-type="string">
            <text:p>TC0003_PlannerC 3-13</text:p>
          </table:table-cell>
          <table:table-cell office:value-type="string">
            <text:p>/channels/home</text:p>
          </table:table-cell>
          <table:table-cell office:value-type="float" office:value="2795">
            <text:p>2795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23">
            <text:p>323</text:p>
          </table:table-cell>
          <table:table-cell office:value-type="time" office:time-value="PT17H39M09.54S">
            <text:p>17:39:09.54</text:p>
          </table:table-cell>
          <table:table-cell office:value-type="string">
            <text:p>TC0002_PlannerB 2-13</text:p>
          </table:table-cell>
          <table:table-cell office:value-type="string">
            <text:p>/channels/home</text:p>
          </table:table-cell>
          <table:table-cell office:value-type="float" office:value="2844">
            <text:p>2844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24">
            <text:p>324</text:p>
          </table:table-cell>
          <table:table-cell office:value-type="time" office:time-value="PT17H39M09.527S">
            <text:p>17:39:09.53</text:p>
          </table:table-cell>
          <table:table-cell office:value-type="string">
            <text:p>TC0001_PlannerA 1-13</text:p>
          </table:table-cell>
          <table:table-cell office:value-type="string">
            <text:p>/channels/home</text:p>
          </table:table-cell>
          <table:table-cell office:value-type="float" office:value="2870">
            <text:p>2870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25">
            <text:p>325</text:p>
          </table:table-cell>
          <table:table-cell office:value-type="time" office:time-value="PT17H39M09.517S">
            <text:p>17:39:09.52</text:p>
          </table:table-cell>
          <table:table-cell office:value-type="string">
            <text:p>TC0003_PlannerC 3-10</text:p>
          </table:table-cell>
          <table:table-cell office:value-type="string">
            <text:p>/channels/home</text:p>
          </table:table-cell>
          <table:table-cell office:value-type="float" office:value="2890">
            <text:p>2890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26">
            <text:p>326</text:p>
          </table:table-cell>
          <table:table-cell office:value-type="time" office:time-value="PT17H39M09.491S">
            <text:p>17:39:09.49</text:p>
          </table:table-cell>
          <table:table-cell office:value-type="string">
            <text:p>TC0002_PlannerB 2-10</text:p>
          </table:table-cell>
          <table:table-cell office:value-type="string">
            <text:p>/channels/home</text:p>
          </table:table-cell>
          <table:table-cell office:value-type="float" office:value="2933">
            <text:p>2933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27">
            <text:p>327</text:p>
          </table:table-cell>
          <table:table-cell office:value-type="time" office:time-value="PT17H39M09.483S">
            <text:p>17:39:09.48</text:p>
          </table:table-cell>
          <table:table-cell office:value-type="string">
            <text:p>TC0002_PlannerB 2-12</text:p>
          </table:table-cell>
          <table:table-cell office:value-type="string">
            <text:p>/channels/home</text:p>
          </table:table-cell>
          <table:table-cell office:value-type="float" office:value="2949">
            <text:p>2949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28">
            <text:p>328</text:p>
          </table:table-cell>
          <table:table-cell office:value-type="time" office:time-value="PT17H39M09.444S">
            <text:p>17:39:09.44</text:p>
          </table:table-cell>
          <table:table-cell office:value-type="string">
            <text:p>TC0003_PlannerC 3-9</text:p>
          </table:table-cell>
          <table:table-cell office:value-type="string">
            <text:p>/channels/home</text:p>
          </table:table-cell>
          <table:table-cell office:value-type="float" office:value="2999">
            <text:p>2999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29">
            <text:p>329</text:p>
          </table:table-cell>
          <table:table-cell office:value-type="time" office:time-value="PT17H39M09.409S">
            <text:p>17:39:09.41</text:p>
          </table:table-cell>
          <table:table-cell office:value-type="string">
            <text:p>TC0003_PlannerC 3-8</text:p>
          </table:table-cell>
          <table:table-cell office:value-type="string">
            <text:p>/channels/home</text:p>
          </table:table-cell>
          <table:table-cell office:value-type="float" office:value="3046">
            <text:p>3046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30">
            <text:p>330</text:p>
          </table:table-cell>
          <table:table-cell office:value-type="time" office:time-value="PT17H39M09.404S">
            <text:p>17:39:09.40</text:p>
          </table:table-cell>
          <table:table-cell office:value-type="string">
            <text:p>TC0002_PlannerB 2-8</text:p>
          </table:table-cell>
          <table:table-cell office:value-type="string">
            <text:p>/channels/;jsessionid=1ulf4k4c0axy31vb3lvtfuz2hs</text:p>
          </table:table-cell>
          <table:table-cell office:value-type="float" office:value="3063">
            <text:p>3063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331">
            <text:p>331</text:p>
          </table:table-cell>
          <table:table-cell office:value-type="time" office:time-value="PT17H39M09.389S">
            <text:p>17:39:09.39</text:p>
          </table:table-cell>
          <table:table-cell office:value-type="string">
            <text:p>TC0002_PlannerB 2-9</text:p>
          </table:table-cell>
          <table:table-cell office:value-type="string">
            <text:p>/channels/home</text:p>
          </table:table-cell>
          <table:table-cell office:value-type="float" office:value="3090">
            <text:p>3090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32">
            <text:p>332</text:p>
          </table:table-cell>
          <table:table-cell office:value-type="time" office:time-value="PT17H39M09.371S">
            <text:p>17:39:09.37</text:p>
          </table:table-cell>
          <table:table-cell office:value-type="string">
            <text:p>TC0003_PlannerC 3-7</text:p>
          </table:table-cell>
          <table:table-cell office:value-type="string">
            <text:p>/channels/;jsessionid=1197tgiio6kkp17th1n7oib6uq</text:p>
          </table:table-cell>
          <table:table-cell office:value-type="float" office:value="3120">
            <text:p>3120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333">
            <text:p>333</text:p>
          </table:table-cell>
          <table:table-cell office:value-type="time" office:time-value="PT17H39M09.017S">
            <text:p>17:39:09.02</text:p>
          </table:table-cell>
          <table:table-cell office:value-type="string">
            <text:p>TC0002_PlannerB 2-17</text:p>
          </table:table-cell>
          <table:table-cell office:value-type="string">
            <text:p>/channels/home</text:p>
          </table:table-cell>
          <table:table-cell office:value-type="float" office:value="3487">
            <text:p>3487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34">
            <text:p>334</text:p>
          </table:table-cell>
          <table:table-cell office:value-type="time" office:time-value="PT17H39M08.595S">
            <text:p>17:39:08.60</text:p>
          </table:table-cell>
          <table:table-cell office:value-type="string">
            <text:p>TC0001_PlannerA 1-10</text:p>
          </table:table-cell>
          <table:table-cell office:value-type="string">
            <text:p>/channels/</text:p>
          </table:table-cell>
          <table:table-cell office:value-type="float" office:value="3921">
            <text:p>3921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335">
            <text:p>335</text:p>
          </table:table-cell>
          <table:table-cell office:value-type="time" office:time-value="PT17H39M08.577S">
            <text:p>17:39:08.58</text:p>
          </table:table-cell>
          <table:table-cell office:value-type="string">
            <text:p>TC0001_PlannerA 1-4</text:p>
          </table:table-cell>
          <table:table-cell office:value-type="string">
            <text:p>/channels/home</text:p>
          </table:table-cell>
          <table:table-cell office:value-type="float" office:value="3953">
            <text:p>3953</text:p>
          </table:table-cell>
          <table:table-cell office:value-type="string">
            <text:p>Success</text:p>
          </table:table-cell>
          <table:table-cell office:value-type="float" office:value="25928">
            <text:p>25928</text:p>
          </table:table-cell>
          <table:table-cell table:number-columns-repeated="1017"/>
        </table:table-row>
        <table:table-row table:style-name="ro1">
          <table:table-cell office:value-type="float" office:value="336">
            <text:p>336</text:p>
          </table:table-cell>
          <table:table-cell office:value-type="time" office:time-value="PT17H39M06.168S">
            <text:p>17:39:06.17</text:p>
          </table:table-cell>
          <table:table-cell office:value-type="string">
            <text:p>TC0002_PlannerB 2-25</text:p>
          </table:table-cell>
          <table:table-cell office:value-type="string">
            <text:p>/channels/login.do</text:p>
          </table:table-cell>
          <table:table-cell office:value-type="float" office:value="6402">
            <text:p>6402</text:p>
          </table:table-cell>
          <table:table-cell office:value-type="string">
            <text:p>Success</text:p>
          </table:table-cell>
          <table:table-cell office:value-type="float" office:value="25680">
            <text:p>25680</text:p>
          </table:table-cell>
          <table:table-cell table:number-columns-repeated="1017"/>
        </table:table-row>
        <table:table-row table:style-name="ro1">
          <table:table-cell office:value-type="float" office:value="337">
            <text:p>337</text:p>
          </table:table-cell>
          <table:table-cell office:value-type="time" office:time-value="PT17H39M09.632S">
            <text:p>17:39:09.63</text:p>
          </table:table-cell>
          <table:table-cell office:value-type="string">
            <text:p>TC0003_PlannerC 3-12</text:p>
          </table:table-cell>
          <table:table-cell office:value-type="string">
            <text:p>/channels/home</text:p>
          </table:table-cell>
          <table:table-cell office:value-type="float" office:value="2955">
            <text:p>2955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38">
            <text:p>338</text:p>
          </table:table-cell>
          <table:table-cell office:value-type="time" office:time-value="PT17H39M12.517S">
            <text:p>17:39:12.52</text:p>
          </table:table-cell>
          <table:table-cell office:value-type="string">
            <text:p>TC0001_PlannerA 1-10</text:p>
          </table:table-cell>
          <table:table-cell office:value-type="string">
            <text:p>/channels/home</text:p>
          </table:table-cell>
          <table:table-cell office:value-type="float" office:value="356">
            <text:p>356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39">
            <text:p>339</text:p>
          </table:table-cell>
          <table:table-cell office:value-type="time" office:time-value="PT17H39M11.41S">
            <text:p>17:39:11.41</text:p>
          </table:table-cell>
          <table:table-cell office:value-type="string">
            <text:p>TC0001_PlannerA 1-26</text:p>
          </table:table-cell>
          <table:table-cell office:value-type="string">
            <text:p>/channels/</text:p>
          </table:table-cell>
          <table:table-cell office:value-type="float" office:value="1517">
            <text:p>1517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340">
            <text:p>340</text:p>
          </table:table-cell>
          <table:table-cell office:value-type="time" office:time-value="PT17H39M12.579S">
            <text:p>17:39:12.58</text:p>
          </table:table-cell>
          <table:table-cell office:value-type="string">
            <text:p>TC0002_PlannerB 2-25</text:p>
          </table:table-cell>
          <table:table-cell office:value-type="string">
            <text:p>/channels/;jsessionid=1ulf4k4c0axy31vb3lvtfuz2hs</text:p>
          </table:table-cell>
          <table:table-cell office:value-type="float" office:value="371">
            <text:p>371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341">
            <text:p>341</text:p>
          </table:table-cell>
          <table:table-cell office:value-type="time" office:time-value="PT17H39M12.492S">
            <text:p>17:39:12.49</text:p>
          </table:table-cell>
          <table:table-cell office:value-type="string">
            <text:p>TC0003_PlannerC 3-7</text:p>
          </table:table-cell>
          <table:table-cell office:value-type="string">
            <text:p>/channels/home</text:p>
          </table:table-cell>
          <table:table-cell office:value-type="float" office:value="676">
            <text:p>676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42">
            <text:p>342</text:p>
          </table:table-cell>
          <table:table-cell office:value-type="time" office:time-value="PT17H39M12.468S">
            <text:p>17:39:12.47</text:p>
          </table:table-cell>
          <table:table-cell office:value-type="string">
            <text:p>TC0002_PlannerB 2-8</text:p>
          </table:table-cell>
          <table:table-cell office:value-type="string">
            <text:p>/channels/home</text:p>
          </table:table-cell>
          <table:table-cell office:value-type="float" office:value="714">
            <text:p>714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43">
            <text:p>343</text:p>
          </table:table-cell>
          <table:table-cell office:value-type="time" office:time-value="PT17H39M12.205S">
            <text:p>17:39:12.21</text:p>
          </table:table-cell>
          <table:table-cell office:value-type="string">
            <text:p>TC0003_PlannerC 3-24</text:p>
          </table:table-cell>
          <table:table-cell office:value-type="string">
            <text:p>/channels/;jsessionid=1197tgiio6kkp17th1n7oib6uq</text:p>
          </table:table-cell>
          <table:table-cell office:value-type="float" office:value="1426">
            <text:p>1426</text:p>
          </table:table-cell>
          <table:table-cell office:value-type="string">
            <text:p>Success</text:p>
          </table:table-cell>
          <table:table-cell office:value-type="float" office:value="25721">
            <text:p>25721</text:p>
          </table:table-cell>
          <table:table-cell table:number-columns-repeated="1017"/>
        </table:table-row>
        <table:table-row table:style-name="ro1">
          <table:table-cell office:value-type="float" office:value="344">
            <text:p>344</text:p>
          </table:table-cell>
          <table:table-cell office:value-type="time" office:time-value="PT17H39M09.421S">
            <text:p>17:39:09.42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4861">
            <text:p>4861</text:p>
          </table:table-cell>
          <table:table-cell office:value-type="string">
            <text:p>Success</text:p>
          </table:table-cell>
          <table:table-cell office:value-type="float" office:value="217988">
            <text:p>217988</text:p>
          </table:table-cell>
          <table:table-cell table:number-columns-repeated="1017"/>
        </table:table-row>
        <table:table-row table:style-name="ro1">
          <table:table-cell office:value-type="float" office:value="345">
            <text:p>345</text:p>
          </table:table-cell>
          <table:table-cell office:value-type="time" office:time-value="PT17H39M11.492S">
            <text:p>17:39:11.49</text:p>
          </table:table-cell>
          <table:table-cell office:value-type="string">
            <text:p>TC0001_PlannerA 1-27</text:p>
          </table:table-cell>
          <table:table-cell office:value-type="string">
            <text:p>/channels/home</text:p>
          </table:table-cell>
          <table:table-cell office:value-type="float" office:value="2798">
            <text:p>2798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46">
            <text:p>346</text:p>
          </table:table-cell>
          <table:table-cell office:value-type="time" office:time-value="PT17H39M09.776S">
            <text:p>17:39:09.78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4567">
            <text:p>4567</text:p>
          </table:table-cell>
          <table:table-cell office:value-type="string">
            <text:p>Success</text:p>
          </table:table-cell>
          <table:table-cell office:value-type="float" office:value="218002">
            <text:p>218002</text:p>
          </table:table-cell>
          <table:table-cell table:number-columns-repeated="1017"/>
        </table:table-row>
        <table:table-row table:style-name="ro1">
          <table:table-cell office:value-type="float" office:value="347">
            <text:p>347</text:p>
          </table:table-cell>
          <table:table-cell office:value-type="time" office:time-value="PT17H39M11.44S">
            <text:p>17:39:11.44</text:p>
          </table:table-cell>
          <table:table-cell office:value-type="string">
            <text:p>TC0001_PlannerA 1-28</text:p>
          </table:table-cell>
          <table:table-cell office:value-type="string">
            <text:p>/channels/home</text:p>
          </table:table-cell>
          <table:table-cell office:value-type="float" office:value="3031">
            <text:p>3031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48">
            <text:p>348</text:p>
          </table:table-cell>
          <table:table-cell office:value-type="time" office:time-value="PT17H39M11.421S">
            <text:p>17:39:11.42</text:p>
          </table:table-cell>
          <table:table-cell office:value-type="string">
            <text:p>TC0002_PlannerB 2-26</text:p>
          </table:table-cell>
          <table:table-cell office:value-type="string">
            <text:p>/channels/home</text:p>
          </table:table-cell>
          <table:table-cell office:value-type="float" office:value="3170">
            <text:p>3170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49">
            <text:p>349</text:p>
          </table:table-cell>
          <table:table-cell office:value-type="time" office:time-value="PT17H39M12.934S">
            <text:p>17:39:12.93</text:p>
          </table:table-cell>
          <table:table-cell office:value-type="string">
            <text:p>TC0001_PlannerA 1-26</text:p>
          </table:table-cell>
          <table:table-cell office:value-type="string">
            <text:p>/channels/home</text:p>
          </table:table-cell>
          <table:table-cell office:value-type="float" office:value="2215">
            <text:p>2215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50">
            <text:p>350</text:p>
          </table:table-cell>
          <table:table-cell office:value-type="time" office:time-value="PT17H39M09.936S">
            <text:p>17:39:09.94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5239">
            <text:p>5239</text:p>
          </table:table-cell>
          <table:table-cell office:value-type="string">
            <text:p>Success</text:p>
          </table:table-cell>
          <table:table-cell office:value-type="float" office:value="218004">
            <text:p>218004</text:p>
          </table:table-cell>
          <table:table-cell table:number-columns-repeated="1017"/>
        </table:table-row>
        <table:table-row table:style-name="ro1">
          <table:table-cell office:value-type="float" office:value="351">
            <text:p>351</text:p>
          </table:table-cell>
          <table:table-cell office:value-type="time" office:time-value="PT17H39M09.8S">
            <text:p>17:39:09.80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5386">
            <text:p>5386</text:p>
          </table:table-cell>
          <table:table-cell office:value-type="string">
            <text:p>Success</text:p>
          </table:table-cell>
          <table:table-cell office:value-type="float" office:value="218004">
            <text:p>218004</text:p>
          </table:table-cell>
          <table:table-cell table:number-columns-repeated="1017"/>
        </table:table-row>
        <table:table-row table:style-name="ro1">
          <table:table-cell office:value-type="float" office:value="352">
            <text:p>352</text:p>
          </table:table-cell>
          <table:table-cell office:value-type="time" office:time-value="PT17H39M10.308S">
            <text:p>17:39:10.31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4886">
            <text:p>4886</text:p>
          </table:table-cell>
          <table:table-cell office:value-type="string">
            <text:p>Success</text:p>
          </table:table-cell>
          <table:table-cell office:value-type="float" office:value="217988">
            <text:p>217988</text:p>
          </table:table-cell>
          <table:table-cell table:number-columns-repeated="1017"/>
        </table:table-row>
        <table:table-row table:style-name="ro1">
          <table:table-cell office:value-type="float" office:value="353">
            <text:p>353</text:p>
          </table:table-cell>
          <table:table-cell office:value-type="time" office:time-value="PT17H39M12.407S">
            <text:p>17:39:12.41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2820">
            <text:p>2820</text:p>
          </table:table-cell>
          <table:table-cell office:value-type="string">
            <text:p>Success</text:p>
          </table:table-cell>
          <table:table-cell office:value-type="float" office:value="218038">
            <text:p>218038</text:p>
          </table:table-cell>
          <table:table-cell table:number-columns-repeated="1017"/>
        </table:table-row>
        <table:table-row table:style-name="ro1">
          <table:table-cell office:value-type="float" office:value="354">
            <text:p>354</text:p>
          </table:table-cell>
          <table:table-cell office:value-type="time" office:time-value="PT17H39M11.43S">
            <text:p>17:39:11.43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3817">
            <text:p>3817</text:p>
          </table:table-cell>
          <table:table-cell office:value-type="string">
            <text:p>Success</text:p>
          </table:table-cell>
          <table:table-cell office:value-type="float" office:value="218002">
            <text:p>218002</text:p>
          </table:table-cell>
          <table:table-cell table:number-columns-repeated="1017"/>
        </table:table-row>
        <table:table-row table:style-name="ro1">
          <table:table-cell office:value-type="float" office:value="355">
            <text:p>355</text:p>
          </table:table-cell>
          <table:table-cell office:value-type="time" office:time-value="PT17H39M05.828S">
            <text:p>17:39:05.83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9424">
            <text:p>9424</text:p>
          </table:table-cell>
          <table:table-cell office:value-type="string">
            <text:p>Success</text:p>
          </table:table-cell>
          <table:table-cell office:value-type="float" office:value="217990">
            <text:p>217990</text:p>
          </table:table-cell>
          <table:table-cell table:number-columns-repeated="1017"/>
        </table:table-row>
        <table:table-row table:style-name="ro1">
          <table:table-cell office:value-type="float" office:value="356">
            <text:p>356</text:p>
          </table:table-cell>
          <table:table-cell office:value-type="time" office:time-value="PT17H39M11.569S">
            <text:p>17:39:11.57</text:p>
          </table:table-cell>
          <table:table-cell office:value-type="string">
            <text:p>TC0003_PlannerC 3-28</text:p>
          </table:table-cell>
          <table:table-cell office:value-type="string">
            <text:p>/channels/home</text:p>
          </table:table-cell>
          <table:table-cell office:value-type="float" office:value="3705">
            <text:p>3705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57">
            <text:p>357</text:p>
          </table:table-cell>
          <table:table-cell office:value-type="time" office:time-value="PT17H39M11.581S">
            <text:p>17:39:11.58</text:p>
          </table:table-cell>
          <table:table-cell office:value-type="string">
            <text:p>TC0003_PlannerC 3-25</text:p>
          </table:table-cell>
          <table:table-cell office:value-type="string">
            <text:p>/channels/home</text:p>
          </table:table-cell>
          <table:table-cell office:value-type="float" office:value="3717">
            <text:p>3717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58">
            <text:p>358</text:p>
          </table:table-cell>
          <table:table-cell office:value-type="time" office:time-value="PT17H39M11.872S">
            <text:p>17:39:11.87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3453">
            <text:p>3453</text:p>
          </table:table-cell>
          <table:table-cell office:value-type="string">
            <text:p>Success</text:p>
          </table:table-cell>
          <table:table-cell office:value-type="float" office:value="218002">
            <text:p>218002</text:p>
          </table:table-cell>
          <table:table-cell table:number-columns-repeated="1017"/>
        </table:table-row>
        <table:table-row table:style-name="ro1">
          <table:table-cell office:value-type="float" office:value="359">
            <text:p>359</text:p>
          </table:table-cell>
          <table:table-cell office:value-type="time" office:time-value="PT17H39M09.551S">
            <text:p>17:39:09.55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5785">
            <text:p>5785</text:p>
          </table:table-cell>
          <table:table-cell office:value-type="string">
            <text:p>Success</text:p>
          </table:table-cell>
          <table:table-cell office:value-type="float" office:value="218004">
            <text:p>218004</text:p>
          </table:table-cell>
          <table:table-cell table:number-columns-repeated="1017"/>
        </table:table-row>
        <table:table-row table:style-name="ro1">
          <table:table-cell office:value-type="float" office:value="360">
            <text:p>360</text:p>
          </table:table-cell>
          <table:table-cell office:value-type="time" office:time-value="PT17H39M12.955S">
            <text:p>17:39:12.96</text:p>
          </table:table-cell>
          <table:table-cell office:value-type="string">
            <text:p>TC0002_PlannerB 2-25</text:p>
          </table:table-cell>
          <table:table-cell office:value-type="string">
            <text:p>/channels/home</text:p>
          </table:table-cell>
          <table:table-cell office:value-type="float" office:value="2396">
            <text:p>2396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61">
            <text:p>361</text:p>
          </table:table-cell>
          <table:table-cell office:value-type="time" office:time-value="PT17H39M11.557S">
            <text:p>17:39:11.56</text:p>
          </table:table-cell>
          <table:table-cell office:value-type="string">
            <text:p>TC0002_PlannerB 2-29</text:p>
          </table:table-cell>
          <table:table-cell office:value-type="string">
            <text:p>/channels/home</text:p>
          </table:table-cell>
          <table:table-cell office:value-type="float" office:value="3822">
            <text:p>3822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62">
            <text:p>362</text:p>
          </table:table-cell>
          <table:table-cell office:value-type="time" office:time-value="PT17H39M11.453S">
            <text:p>17:39:11.45</text:p>
          </table:table-cell>
          <table:table-cell office:value-type="string">
            <text:p>TC0002_PlannerB 2-27</text:p>
          </table:table-cell>
          <table:table-cell office:value-type="string">
            <text:p>/channels/home</text:p>
          </table:table-cell>
          <table:table-cell office:value-type="float" office:value="3934">
            <text:p>3934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63">
            <text:p>363</text:p>
          </table:table-cell>
          <table:table-cell office:value-type="time" office:time-value="PT17H39M11.896S">
            <text:p>17:39:11.90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3520">
            <text:p>3520</text:p>
          </table:table-cell>
          <table:table-cell office:value-type="string">
            <text:p>Success</text:p>
          </table:table-cell>
          <table:table-cell office:value-type="float" office:value="218002">
            <text:p>218002</text:p>
          </table:table-cell>
          <table:table-cell table:number-columns-repeated="1017"/>
        </table:table-row>
        <table:table-row table:style-name="ro1">
          <table:table-cell office:value-type="float" office:value="364">
            <text:p>364</text:p>
          </table:table-cell>
          <table:table-cell office:value-type="time" office:time-value="PT17H39M11.467S">
            <text:p>17:39:11.47</text:p>
          </table:table-cell>
          <table:table-cell office:value-type="string">
            <text:p>TC0002_PlannerB 2-28</text:p>
          </table:table-cell>
          <table:table-cell office:value-type="string">
            <text:p>/channels/home</text:p>
          </table:table-cell>
          <table:table-cell office:value-type="float" office:value="3974">
            <text:p>3974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65">
            <text:p>365</text:p>
          </table:table-cell>
          <table:table-cell office:value-type="time" office:time-value="PT17H39M06.304S">
            <text:p>17:39:06.30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9135">
            <text:p>9135</text:p>
          </table:table-cell>
          <table:table-cell office:value-type="string">
            <text:p>Success</text:p>
          </table:table-cell>
          <table:table-cell office:value-type="float" office:value="217990">
            <text:p>217990</text:p>
          </table:table-cell>
          <table:table-cell table:number-columns-repeated="1017"/>
        </table:table-row>
        <table:table-row table:style-name="ro1">
          <table:table-cell office:value-type="float" office:value="366">
            <text:p>366</text:p>
          </table:table-cell>
          <table:table-cell office:value-type="time" office:time-value="PT17H39M11.531S">
            <text:p>17:39:11.53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3911">
            <text:p>3911</text:p>
          </table:table-cell>
          <table:table-cell office:value-type="string">
            <text:p>Success</text:p>
          </table:table-cell>
          <table:table-cell office:value-type="float" office:value="218002">
            <text:p>218002</text:p>
          </table:table-cell>
          <table:table-cell table:number-columns-repeated="1017"/>
        </table:table-row>
        <table:table-row table:style-name="ro1">
          <table:table-cell office:value-type="float" office:value="367">
            <text:p>367</text:p>
          </table:table-cell>
          <table:table-cell office:value-type="time" office:time-value="PT17H39M11.48S">
            <text:p>17:39:11.48</text:p>
          </table:table-cell>
          <table:table-cell office:value-type="string">
            <text:p>TC0003_PlannerC 3-26</text:p>
          </table:table-cell>
          <table:table-cell office:value-type="string">
            <text:p>/channels/home</text:p>
          </table:table-cell>
          <table:table-cell office:value-type="float" office:value="3985">
            <text:p>3985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68">
            <text:p>368</text:p>
          </table:table-cell>
          <table:table-cell office:value-type="time" office:time-value="PT17H39M11.516S">
            <text:p>17:39:11.52</text:p>
          </table:table-cell>
          <table:table-cell office:value-type="string">
            <text:p>TC0003_PlannerC 3-27</text:p>
          </table:table-cell>
          <table:table-cell office:value-type="string">
            <text:p>/channels/home</text:p>
          </table:table-cell>
          <table:table-cell office:value-type="float" office:value="3984">
            <text:p>3984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69">
            <text:p>369</text:p>
          </table:table-cell>
          <table:table-cell office:value-type="time" office:time-value="PT17H39M11.617S">
            <text:p>17:39:11.62</text:p>
          </table:table-cell>
          <table:table-cell office:value-type="string">
            <text:p>TC0003_PlannerC 3-29</text:p>
          </table:table-cell>
          <table:table-cell office:value-type="string">
            <text:p>/channels/home</text:p>
          </table:table-cell>
          <table:table-cell office:value-type="float" office:value="3901">
            <text:p>3901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70">
            <text:p>370</text:p>
          </table:table-cell>
          <table:table-cell office:value-type="time" office:time-value="PT17H39M12.505S">
            <text:p>17:39:12.51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3017">
            <text:p>3017</text:p>
          </table:table-cell>
          <table:table-cell office:value-type="string">
            <text:p>Success</text:p>
          </table:table-cell>
          <table:table-cell office:value-type="float" office:value="218038">
            <text:p>218038</text:p>
          </table:table-cell>
          <table:table-cell table:number-columns-repeated="1017"/>
        </table:table-row>
        <table:table-row table:style-name="ro1">
          <table:table-cell office:value-type="float" office:value="371">
            <text:p>371</text:p>
          </table:table-cell>
          <table:table-cell office:value-type="time" office:time-value="PT17H39M11.645S">
            <text:p>17:39:11.65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3882">
            <text:p>3882</text:p>
          </table:table-cell>
          <table:table-cell office:value-type="string">
            <text:p>Success</text:p>
          </table:table-cell>
          <table:table-cell office:value-type="float" office:value="218002">
            <text:p>218002</text:p>
          </table:table-cell>
          <table:table-cell table:number-columns-repeated="1017"/>
        </table:table-row>
        <table:table-row table:style-name="ro1">
          <table:table-cell office:value-type="float" office:value="372">
            <text:p>372</text:p>
          </table:table-cell>
          <table:table-cell office:value-type="time" office:time-value="PT17H39M10.084S">
            <text:p>17:39:10.08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5448">
            <text:p>5448</text:p>
          </table:table-cell>
          <table:table-cell office:value-type="string">
            <text:p>Success</text:p>
          </table:table-cell>
          <table:table-cell office:value-type="float" office:value="218003">
            <text:p>218003</text:p>
          </table:table-cell>
          <table:table-cell table:number-columns-repeated="1017"/>
        </table:table-row>
        <table:table-row table:style-name="ro1">
          <table:table-cell office:value-type="float" office:value="373">
            <text:p>373</text:p>
          </table:table-cell>
          <table:table-cell office:value-type="time" office:time-value="PT17H39M13.637S">
            <text:p>17:39:13.64</text:p>
          </table:table-cell>
          <table:table-cell office:value-type="string">
            <text:p>TC0003_PlannerC 3-24</text:p>
          </table:table-cell>
          <table:table-cell office:value-type="string">
            <text:p>/channels/home</text:p>
          </table:table-cell>
          <table:table-cell office:value-type="float" office:value="1938">
            <text:p>1938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74">
            <text:p>374</text:p>
          </table:table-cell>
          <table:table-cell office:value-type="time" office:time-value="PT17H39M12.385S">
            <text:p>17:39:12.39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3221">
            <text:p>3221</text:p>
          </table:table-cell>
          <table:table-cell office:value-type="string">
            <text:p>Success</text:p>
          </table:table-cell>
          <table:table-cell office:value-type="float" office:value="218040">
            <text:p>218040</text:p>
          </table:table-cell>
          <table:table-cell table:number-columns-repeated="1017"/>
        </table:table-row>
        <table:table-row table:style-name="ro1">
          <table:table-cell office:value-type="float" office:value="375">
            <text:p>375</text:p>
          </table:table-cell>
          <table:table-cell office:value-type="time" office:time-value="PT17H39M11.605S">
            <text:p>17:39:11.61</text:p>
          </table:table-cell>
          <table:table-cell office:value-type="string">
            <text:p>TC0002_PlannerB 2-30</text:p>
          </table:table-cell>
          <table:table-cell office:value-type="string">
            <text:p>/channels/home</text:p>
          </table:table-cell>
          <table:table-cell office:value-type="float" office:value="4008">
            <text:p>4008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76">
            <text:p>376</text:p>
          </table:table-cell>
          <table:table-cell office:value-type="time" office:time-value="PT17H39M11.546S">
            <text:p>17:39:11.55</text:p>
          </table:table-cell>
          <table:table-cell office:value-type="string">
            <text:p>TC0001_PlannerA 1-30</text:p>
          </table:table-cell>
          <table:table-cell office:value-type="string">
            <text:p>/channels/home</text:p>
          </table:table-cell>
          <table:table-cell office:value-type="float" office:value="4087">
            <text:p>4087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77">
            <text:p>377</text:p>
          </table:table-cell>
          <table:table-cell office:value-type="time" office:time-value="PT17H39M11.504S">
            <text:p>17:39:11.50</text:p>
          </table:table-cell>
          <table:table-cell office:value-type="string">
            <text:p>TC0001_PlannerA 1-29</text:p>
          </table:table-cell>
          <table:table-cell office:value-type="string">
            <text:p>/channels/home</text:p>
          </table:table-cell>
          <table:table-cell office:value-type="float" office:value="4180">
            <text:p>4180</text:p>
          </table:table-cell>
          <table:table-cell office:value-type="string">
            <text:p>Success</text:p>
          </table:table-cell>
          <table:table-cell office:value-type="float" office:value="25927">
            <text:p>25927</text:p>
          </table:table-cell>
          <table:table-cell table:number-columns-repeated="1017"/>
        </table:table-row>
        <table:table-row table:style-name="ro1">
          <table:table-cell office:value-type="float" office:value="378">
            <text:p>378</text:p>
          </table:table-cell>
          <table:table-cell office:value-type="time" office:time-value="PT17H39M12.397S">
            <text:p>17:39:12.40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3285">
            <text:p>3285</text:p>
          </table:table-cell>
          <table:table-cell office:value-type="string">
            <text:p>Success</text:p>
          </table:table-cell>
          <table:table-cell office:value-type="float" office:value="218041">
            <text:p>218041</text:p>
          </table:table-cell>
          <table:table-cell table:number-columns-repeated="1017"/>
        </table:table-row>
        <table:table-row table:style-name="ro1">
          <table:table-cell office:value-type="float" office:value="379">
            <text:p>379</text:p>
          </table:table-cell>
          <table:table-cell office:value-type="time" office:time-value="PT17H39M13.169S">
            <text:p>17:39:13.17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2541">
            <text:p>2541</text:p>
          </table:table-cell>
          <table:table-cell office:value-type="string">
            <text:p>Success</text:p>
          </table:table-cell>
          <table:table-cell office:value-type="float" office:value="218006">
            <text:p>218006</text:p>
          </table:table-cell>
          <table:table-cell table:number-columns-repeated="1017"/>
        </table:table-row>
        <table:table-row table:style-name="ro1">
          <table:table-cell office:value-type="float" office:value="380">
            <text:p>380</text:p>
          </table:table-cell>
          <table:table-cell office:value-type="time" office:time-value="PT17H39M11.884S">
            <text:p>17:39:11.88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3862">
            <text:p>3862</text:p>
          </table:table-cell>
          <table:table-cell office:value-type="string">
            <text:p>Success</text:p>
          </table:table-cell>
          <table:table-cell office:value-type="float" office:value="218004">
            <text:p>218004</text:p>
          </table:table-cell>
          <table:table-cell table:number-columns-repeated="1017"/>
        </table:table-row>
        <table:table-row table:style-name="ro1">
          <table:table-cell office:value-type="float" office:value="381">
            <text:p>381</text:p>
          </table:table-cell>
          <table:table-cell office:value-type="time" office:time-value="PT17H39M11.849S">
            <text:p>17:39:11.85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3931">
            <text:p>3931</text:p>
          </table:table-cell>
          <table:table-cell office:value-type="string">
            <text:p>Success</text:p>
          </table:table-cell>
          <table:table-cell office:value-type="float" office:value="218042">
            <text:p>218042</text:p>
          </table:table-cell>
          <table:table-cell table:number-columns-repeated="1017"/>
        </table:table-row>
        <table:table-row table:style-name="ro1">
          <table:table-cell office:value-type="float" office:value="382">
            <text:p>382</text:p>
          </table:table-cell>
          <table:table-cell office:value-type="time" office:time-value="PT17H39M11.717S">
            <text:p>17:39:11.72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4063">
            <text:p>4063</text:p>
          </table:table-cell>
          <table:table-cell office:value-type="string">
            <text:p>Success</text:p>
          </table:table-cell>
          <table:table-cell office:value-type="float" office:value="218044">
            <text:p>218044</text:p>
          </table:table-cell>
          <table:table-cell table:number-columns-repeated="1017"/>
        </table:table-row>
        <table:table-row table:style-name="ro1">
          <table:table-cell office:value-type="float" office:value="383">
            <text:p>383</text:p>
          </table:table-cell>
          <table:table-cell office:value-type="time" office:time-value="PT17H39M09.656S">
            <text:p>17:39:09.66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6156">
            <text:p>6156</text:p>
          </table:table-cell>
          <table:table-cell office:value-type="string">
            <text:p>Success</text:p>
          </table:table-cell>
          <table:table-cell office:value-type="float" office:value="218006">
            <text:p>218006</text:p>
          </table:table-cell>
          <table:table-cell table:number-columns-repeated="1017"/>
        </table:table-row>
        <table:table-row table:style-name="ro1">
          <table:table-cell office:value-type="float" office:value="384">
            <text:p>384</text:p>
          </table:table-cell>
          <table:table-cell office:value-type="time" office:time-value="PT17H39M11.753S">
            <text:p>17:39:11.75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4102">
            <text:p>4102</text:p>
          </table:table-cell>
          <table:table-cell office:value-type="string">
            <text:p>Success</text:p>
          </table:table-cell>
          <table:table-cell office:value-type="float" office:value="218044">
            <text:p>218044</text:p>
          </table:table-cell>
          <table:table-cell table:number-columns-repeated="1017"/>
        </table:table-row>
        <table:table-row table:style-name="ro1">
          <table:table-cell office:value-type="float" office:value="385">
            <text:p>385</text:p>
          </table:table-cell>
          <table:table-cell office:value-type="time" office:time-value="PT17H39M10.025S">
            <text:p>17:39:10.03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5835">
            <text:p>5835</text:p>
          </table:table-cell>
          <table:table-cell office:value-type="string">
            <text:p>Success</text:p>
          </table:table-cell>
          <table:table-cell office:value-type="float" office:value="218005">
            <text:p>218005</text:p>
          </table:table-cell>
          <table:table-cell table:number-columns-repeated="1017"/>
        </table:table-row>
        <table:table-row table:style-name="ro1">
          <table:table-cell office:value-type="float" office:value="386">
            <text:p>386</text:p>
          </table:table-cell>
          <table:table-cell office:value-type="time" office:time-value="PT17H39M09.598S">
            <text:p>17:39:09.60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6271">
            <text:p>6271</text:p>
          </table:table-cell>
          <table:table-cell office:value-type="string">
            <text:p>Success</text:p>
          </table:table-cell>
          <table:table-cell office:value-type="float" office:value="217991">
            <text:p>217991</text:p>
          </table:table-cell>
          <table:table-cell table:number-columns-repeated="1017"/>
        </table:table-row>
        <table:table-row table:style-name="ro1">
          <table:table-cell office:value-type="float" office:value="387">
            <text:p>387</text:p>
          </table:table-cell>
          <table:table-cell office:value-type="time" office:time-value="PT17H39M12.456S">
            <text:p>17:39:12.46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3451">
            <text:p>3451</text:p>
          </table:table-cell>
          <table:table-cell office:value-type="string">
            <text:p>Success</text:p>
          </table:table-cell>
          <table:table-cell office:value-type="float" office:value="218039">
            <text:p>218039</text:p>
          </table:table-cell>
          <table:table-cell table:number-columns-repeated="1017"/>
        </table:table-row>
        <table:table-row table:style-name="ro1">
          <table:table-cell office:value-type="float" office:value="388">
            <text:p>388</text:p>
          </table:table-cell>
          <table:table-cell office:value-type="time" office:time-value="PT17H39M11.92S">
            <text:p>17:39:11.92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4001">
            <text:p>4001</text:p>
          </table:table-cell>
          <table:table-cell office:value-type="string">
            <text:p>Success</text:p>
          </table:table-cell>
          <table:table-cell office:value-type="float" office:value="218042">
            <text:p>218042</text:p>
          </table:table-cell>
          <table:table-cell table:number-columns-repeated="1017"/>
        </table:table-row>
        <table:table-row table:style-name="ro1">
          <table:table-cell office:value-type="float" office:value="389">
            <text:p>389</text:p>
          </table:table-cell>
          <table:table-cell office:value-type="time" office:time-value="PT17H39M09.824S">
            <text:p>17:39:09.82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6107">
            <text:p>6107</text:p>
          </table:table-cell>
          <table:table-cell office:value-type="string">
            <text:p>Success</text:p>
          </table:table-cell>
          <table:table-cell office:value-type="float" office:value="218047">
            <text:p>218047</text:p>
          </table:table-cell>
          <table:table-cell table:number-columns-repeated="1017"/>
        </table:table-row>
        <table:table-row table:style-name="ro1">
          <table:table-cell office:value-type="float" office:value="390">
            <text:p>390</text:p>
          </table:table-cell>
          <table:table-cell office:value-type="time" office:time-value="PT17H39M11.965S">
            <text:p>17:39:11.97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3982">
            <text:p>3982</text:p>
          </table:table-cell>
          <table:table-cell office:value-type="string">
            <text:p>Success</text:p>
          </table:table-cell>
          <table:table-cell office:value-type="float" office:value="218004">
            <text:p>218004</text:p>
          </table:table-cell>
          <table:table-cell table:number-columns-repeated="1017"/>
        </table:table-row>
        <table:table-row table:style-name="ro1">
          <table:table-cell office:value-type="float" office:value="391">
            <text:p>391</text:p>
          </table:table-cell>
          <table:table-cell office:value-type="time" office:time-value="PT17H39M09.753S">
            <text:p>17:39:09.75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6218">
            <text:p>6218</text:p>
          </table:table-cell>
          <table:table-cell office:value-type="string">
            <text:p>Success</text:p>
          </table:table-cell>
          <table:table-cell office:value-type="float" office:value="218047">
            <text:p>218047</text:p>
          </table:table-cell>
          <table:table-cell table:number-columns-repeated="1017"/>
        </table:table-row>
        <table:table-row table:style-name="ro1">
          <table:table-cell office:value-type="float" office:value="392">
            <text:p>392</text:p>
          </table:table-cell>
          <table:table-cell office:value-type="time" office:time-value="PT17H39M12.172S">
            <text:p>17:39:12.17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3901">
            <text:p>3901</text:p>
          </table:table-cell>
          <table:table-cell office:value-type="string">
            <text:p>Success</text:p>
          </table:table-cell>
          <table:table-cell office:value-type="float" office:value="218044">
            <text:p>218044</text:p>
          </table:table-cell>
          <table:table-cell table:number-columns-repeated="1017"/>
        </table:table-row>
        <table:table-row table:style-name="ro1">
          <table:table-cell office:value-type="float" office:value="393">
            <text:p>393</text:p>
          </table:table-cell>
          <table:table-cell office:value-type="time" office:time-value="PT17H39M11.765S">
            <text:p>17:39:11.77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4318">
            <text:p>4318</text:p>
          </table:table-cell>
          <table:table-cell office:value-type="string">
            <text:p>Success</text:p>
          </table:table-cell>
          <table:table-cell office:value-type="float" office:value="218008">
            <text:p>218008</text:p>
          </table:table-cell>
          <table:table-cell table:number-columns-repeated="1017"/>
        </table:table-row>
        <table:table-row table:style-name="ro1">
          <table:table-cell office:value-type="float" office:value="394">
            <text:p>394</text:p>
          </table:table-cell>
          <table:table-cell office:value-type="time" office:time-value="PT17H39M12.34S">
            <text:p>17:39:12.34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3766">
            <text:p>3766</text:p>
          </table:table-cell>
          <table:table-cell office:value-type="string">
            <text:p>Success</text:p>
          </table:table-cell>
          <table:table-cell office:value-type="float" office:value="218005">
            <text:p>218005</text:p>
          </table:table-cell>
          <table:table-cell table:number-columns-repeated="1017"/>
        </table:table-row>
        <table:table-row table:style-name="ro1">
          <table:table-cell office:value-type="float" office:value="395">
            <text:p>395</text:p>
          </table:table-cell>
          <table:table-cell office:value-type="time" office:time-value="PT17H39M09.989S">
            <text:p>17:39:09.99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6152">
            <text:p>6152</text:p>
          </table:table-cell>
          <table:table-cell office:value-type="string">
            <text:p>Success</text:p>
          </table:table-cell>
          <table:table-cell office:value-type="float" office:value="218004">
            <text:p>218004</text:p>
          </table:table-cell>
          <table:table-cell table:number-columns-repeated="1017"/>
        </table:table-row>
        <table:table-row table:style-name="ro1">
          <table:table-cell office:value-type="float" office:value="396">
            <text:p>396</text:p>
          </table:table-cell>
          <table:table-cell office:value-type="time" office:time-value="PT17H39M12.48S">
            <text:p>17:39:12.48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3681">
            <text:p>3681</text:p>
          </table:table-cell>
          <table:table-cell office:value-type="string">
            <text:p>Success</text:p>
          </table:table-cell>
          <table:table-cell office:value-type="float" office:value="218042">
            <text:p>218042</text:p>
          </table:table-cell>
          <table:table-cell table:number-columns-repeated="1017"/>
        </table:table-row>
        <table:table-row table:style-name="ro1">
          <table:table-cell office:value-type="float" office:value="397">
            <text:p>397</text:p>
          </table:table-cell>
          <table:table-cell office:value-type="time" office:time-value="PT17H39M09.432S">
            <text:p>17:39:09.43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6831">
            <text:p>6831</text:p>
          </table:table-cell>
          <table:table-cell office:value-type="string">
            <text:p>Success</text:p>
          </table:table-cell>
          <table:table-cell office:value-type="float" office:value="217993">
            <text:p>217993</text:p>
          </table:table-cell>
          <table:table-cell table:number-columns-repeated="1017"/>
        </table:table-row>
        <table:table-row table:style-name="ro1">
          <table:table-cell office:value-type="float" office:value="398">
            <text:p>398</text:p>
          </table:table-cell>
          <table:table-cell office:value-type="time" office:time-value="PT17H39M11.977S">
            <text:p>17:39:11.98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4314">
            <text:p>4314</text:p>
          </table:table-cell>
          <table:table-cell office:value-type="string">
            <text:p>Success</text:p>
          </table:table-cell>
          <table:table-cell office:value-type="float" office:value="218046">
            <text:p>218046</text:p>
          </table:table-cell>
          <table:table-cell table:number-columns-repeated="1017"/>
        </table:table-row>
        <table:table-row table:style-name="ro1">
          <table:table-cell office:value-type="float" office:value="399">
            <text:p>399</text:p>
          </table:table-cell>
          <table:table-cell office:value-type="time" office:time-value="PT17H39M11.704S">
            <text:p>17:39:11.70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4589">
            <text:p>4589</text:p>
          </table:table-cell>
          <table:table-cell office:value-type="string">
            <text:p>Success</text:p>
          </table:table-cell>
          <table:table-cell office:value-type="float" office:value="218041">
            <text:p>218041</text:p>
          </table:table-cell>
          <table:table-cell table:number-columns-repeated="1017"/>
        </table:table-row>
        <table:table-row table:style-name="ro1">
          <table:table-cell office:value-type="float" office:value="400">
            <text:p>400</text:p>
          </table:table-cell>
          <table:table-cell office:value-type="time" office:time-value="PT17H39M12.531S">
            <text:p>17:39:12.53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3770">
            <text:p>3770</text:p>
          </table:table-cell>
          <table:table-cell office:value-type="string">
            <text:p>Success</text:p>
          </table:table-cell>
          <table:table-cell office:value-type="float" office:value="218027">
            <text:p>218027</text:p>
          </table:table-cell>
          <table:table-cell table:number-columns-repeated="1017"/>
        </table:table-row>
        <table:table-row table:style-name="ro1">
          <table:table-cell office:value-type="float" office:value="401">
            <text:p>401</text:p>
          </table:table-cell>
          <table:table-cell office:value-type="time" office:time-value="PT17H39M11.788S">
            <text:p>17:39:11.79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4529">
            <text:p>4529</text:p>
          </table:table-cell>
          <table:table-cell office:value-type="string">
            <text:p>Success</text:p>
          </table:table-cell>
          <table:table-cell office:value-type="float" office:value="218043">
            <text:p>218043</text:p>
          </table:table-cell>
          <table:table-cell table:number-columns-repeated="1017"/>
        </table:table-row>
        <table:table-row table:style-name="ro1">
          <table:table-cell office:value-type="float" office:value="402">
            <text:p>402</text:p>
          </table:table-cell>
          <table:table-cell office:value-type="time" office:time-value="PT17H39M12.015S">
            <text:p>17:39:12.02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4309">
            <text:p>4309</text:p>
          </table:table-cell>
          <table:table-cell office:value-type="string">
            <text:p>Success</text:p>
          </table:table-cell>
          <table:table-cell office:value-type="float" office:value="218046">
            <text:p>218046</text:p>
          </table:table-cell>
          <table:table-cell table:number-columns-repeated="1017"/>
        </table:table-row>
        <table:table-row table:style-name="ro1">
          <table:table-cell office:value-type="float" office:value="403">
            <text:p>403</text:p>
          </table:table-cell>
          <table:table-cell office:value-type="time" office:time-value="PT17H39M12.432S">
            <text:p>17:39:12.43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3927">
            <text:p>3927</text:p>
          </table:table-cell>
          <table:table-cell office:value-type="string">
            <text:p>Success</text:p>
          </table:table-cell>
          <table:table-cell office:value-type="float" office:value="218005">
            <text:p>218005</text:p>
          </table:table-cell>
          <table:table-cell table:number-columns-repeated="1017"/>
        </table:table-row>
        <table:table-row table:style-name="ro1">
          <table:table-cell office:value-type="float" office:value="404">
            <text:p>404</text:p>
          </table:table-cell>
          <table:table-cell office:value-type="time" office:time-value="PT17H39M12.195S">
            <text:p>17:39:12.20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4202">
            <text:p>4202</text:p>
          </table:table-cell>
          <table:table-cell office:value-type="string">
            <text:p>Success</text:p>
          </table:table-cell>
          <table:table-cell office:value-type="float" office:value="218045">
            <text:p>218045</text:p>
          </table:table-cell>
          <table:table-cell table:number-columns-repeated="1017"/>
        </table:table-row>
        <table:table-row table:style-name="ro1">
          <table:table-cell office:value-type="float" office:value="405">
            <text:p>405</text:p>
          </table:table-cell>
          <table:table-cell office:value-type="time" office:time-value="PT17H39M07.065S">
            <text:p>17:39:07.07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9430">
            <text:p>9430</text:p>
          </table:table-cell>
          <table:table-cell office:value-type="string">
            <text:p>Success</text:p>
          </table:table-cell>
          <table:table-cell office:value-type="float" office:value="217993">
            <text:p>217993</text:p>
          </table:table-cell>
          <table:table-cell table:number-columns-repeated="1017"/>
        </table:table-row>
        <table:table-row table:style-name="ro1">
          <table:table-cell office:value-type="float" office:value="406">
            <text:p>406</text:p>
          </table:table-cell>
          <table:table-cell office:value-type="time" office:time-value="PT17H39M13.185S">
            <text:p>17:39:13.19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3327">
            <text:p>3327</text:p>
          </table:table-cell>
          <table:table-cell office:value-type="string">
            <text:p>Success</text:p>
          </table:table-cell>
          <table:table-cell office:value-type="float" office:value="218049">
            <text:p>218049</text:p>
          </table:table-cell>
          <table:table-cell table:number-columns-repeated="1017"/>
        </table:table-row>
        <table:table-row table:style-name="ro1">
          <table:table-cell office:value-type="float" office:value="407">
            <text:p>407</text:p>
          </table:table-cell>
          <table:table-cell office:value-type="time" office:time-value="PT17H39M12.878S">
            <text:p>17:39:12.88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3656">
            <text:p>3656</text:p>
          </table:table-cell>
          <table:table-cell office:value-type="string">
            <text:p>Success</text:p>
          </table:table-cell>
          <table:table-cell office:value-type="float" office:value="218044">
            <text:p>218044</text:p>
          </table:table-cell>
          <table:table-cell table:number-columns-repeated="1017"/>
        </table:table-row>
        <table:table-row table:style-name="ro1">
          <table:table-cell office:value-type="float" office:value="408">
            <text:p>408</text:p>
          </table:table-cell>
          <table:table-cell office:value-type="time" office:time-value="PT17H39M11.861S">
            <text:p>17:39:11.86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4696">
            <text:p>4696</text:p>
          </table:table-cell>
          <table:table-cell office:value-type="string">
            <text:p>Success</text:p>
          </table:table-cell>
          <table:table-cell office:value-type="float" office:value="218007">
            <text:p>218007</text:p>
          </table:table-cell>
          <table:table-cell table:number-columns-repeated="1017"/>
        </table:table-row>
        <table:table-row table:style-name="ro1">
          <table:table-cell office:value-type="float" office:value="409">
            <text:p>409</text:p>
          </table:table-cell>
          <table:table-cell office:value-type="time" office:time-value="PT17H39M12.36S">
            <text:p>17:39:12.36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4230">
            <text:p>4230</text:p>
          </table:table-cell>
          <table:table-cell office:value-type="string">
            <text:p>Success</text:p>
          </table:table-cell>
          <table:table-cell office:value-type="float" office:value="218009">
            <text:p>218009</text:p>
          </table:table-cell>
          <table:table-cell table:number-columns-repeated="1017"/>
        </table:table-row>
        <table:table-row table:style-name="ro1">
          <table:table-cell office:value-type="float" office:value="410">
            <text:p>410</text:p>
          </table:table-cell>
          <table:table-cell office:value-type="time" office:time-value="PT17H39M11.68S">
            <text:p>17:39:11.68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4921">
            <text:p>4921</text:p>
          </table:table-cell>
          <table:table-cell office:value-type="string">
            <text:p>Success</text:p>
          </table:table-cell>
          <table:table-cell office:value-type="float" office:value="218044">
            <text:p>218044</text:p>
          </table:table-cell>
          <table:table-cell table:number-columns-repeated="1017"/>
        </table:table-row>
        <table:table-row table:style-name="ro1">
          <table:table-cell office:value-type="float" office:value="411">
            <text:p>411</text:p>
          </table:table-cell>
          <table:table-cell office:value-type="time" office:time-value="PT17H39M11.943S">
            <text:p>17:39:11.94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4663">
            <text:p>4663</text:p>
          </table:table-cell>
          <table:table-cell office:value-type="string">
            <text:p>Success</text:p>
          </table:table-cell>
          <table:table-cell office:value-type="float" office:value="218047">
            <text:p>218047</text:p>
          </table:table-cell>
          <table:table-cell table:number-columns-repeated="1017"/>
        </table:table-row>
        <table:table-row table:style-name="ro1">
          <table:table-cell office:value-type="float" office:value="412">
            <text:p>412</text:p>
          </table:table-cell>
          <table:table-cell office:value-type="time" office:time-value="PT17H39M11.744S">
            <text:p>17:39:11.74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4863">
            <text:p>4863</text:p>
          </table:table-cell>
          <table:table-cell office:value-type="string">
            <text:p>Success</text:p>
          </table:table-cell>
          <table:table-cell office:value-type="float" office:value="218046">
            <text:p>218046</text:p>
          </table:table-cell>
          <table:table-cell table:number-columns-repeated="1017"/>
        </table:table-row>
        <table:table-row table:style-name="ro1">
          <table:table-cell office:value-type="float" office:value="413">
            <text:p>413</text:p>
          </table:table-cell>
          <table:table-cell office:value-type="time" office:time-value="PT17H39M11.813S">
            <text:p>17:39:11.81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4804">
            <text:p>4804</text:p>
          </table:table-cell>
          <table:table-cell office:value-type="string">
            <text:p>Success</text:p>
          </table:table-cell>
          <table:table-cell office:value-type="float" office:value="218043">
            <text:p>218043</text:p>
          </table:table-cell>
          <table:table-cell table:number-columns-repeated="1017"/>
        </table:table-row>
        <table:table-row table:style-name="ro1">
          <table:table-cell office:value-type="float" office:value="414">
            <text:p>414</text:p>
          </table:table-cell>
          <table:table-cell office:value-type="time" office:time-value="PT17H39M11.837S">
            <text:p>17:39:11.84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4781">
            <text:p>4781</text:p>
          </table:table-cell>
          <table:table-cell office:value-type="string">
            <text:p>Success</text:p>
          </table:table-cell>
          <table:table-cell office:value-type="float" office:value="218042">
            <text:p>218042</text:p>
          </table:table-cell>
          <table:table-cell table:number-columns-repeated="1017"/>
        </table:table-row>
        <table:table-row table:style-name="ro1">
          <table:table-cell office:value-type="float" office:value="415">
            <text:p>415</text:p>
          </table:table-cell>
          <table:table-cell office:value-type="time" office:time-value="PT17H39M11.954S">
            <text:p>17:39:11.95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4673">
            <text:p>4673</text:p>
          </table:table-cell>
          <table:table-cell office:value-type="string">
            <text:p>Success</text:p>
          </table:table-cell>
          <table:table-cell office:value-type="float" office:value="218047">
            <text:p>218047</text:p>
          </table:table-cell>
          <table:table-cell table:number-columns-repeated="1017"/>
        </table:table-row>
        <table:table-row table:style-name="ro1">
          <table:table-cell office:value-type="float" office:value="416">
            <text:p>416</text:p>
          </table:table-cell>
          <table:table-cell office:value-type="time" office:time-value="PT17H39M11.593S">
            <text:p>17:39:11.59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5039">
            <text:p>5039</text:p>
          </table:table-cell>
          <table:table-cell office:value-type="string">
            <text:p>Success</text:p>
          </table:table-cell>
          <table:table-cell office:value-type="float" office:value="218047">
            <text:p>218047</text:p>
          </table:table-cell>
          <table:table-cell table:number-columns-repeated="1017"/>
        </table:table-row>
        <table:table-row table:style-name="ro1">
          <table:table-cell office:value-type="float" office:value="417">
            <text:p>417</text:p>
          </table:table-cell>
          <table:table-cell office:value-type="time" office:time-value="PT17H39M12.587S">
            <text:p>17:39:12.59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4046">
            <text:p>4046</text:p>
          </table:table-cell>
          <table:table-cell office:value-type="string">
            <text:p>Success</text:p>
          </table:table-cell>
          <table:table-cell office:value-type="float" office:value="218047">
            <text:p>218047</text:p>
          </table:table-cell>
          <table:table-cell table:number-columns-repeated="1017"/>
        </table:table-row>
        <table:table-row table:style-name="ro1">
          <table:table-cell office:value-type="float" office:value="418">
            <text:p>418</text:p>
          </table:table-cell>
          <table:table-cell office:value-type="time" office:time-value="PT17H39M11.649S">
            <text:p>17:39:11.65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4995">
            <text:p>4995</text:p>
          </table:table-cell>
          <table:table-cell office:value-type="string">
            <text:p>Success</text:p>
          </table:table-cell>
          <table:table-cell office:value-type="float" office:value="218049">
            <text:p>218049</text:p>
          </table:table-cell>
          <table:table-cell table:number-columns-repeated="1017"/>
        </table:table-row>
        <table:table-row table:style-name="ro1">
          <table:table-cell office:value-type="float" office:value="419">
            <text:p>419</text:p>
          </table:table-cell>
          <table:table-cell office:value-type="time" office:time-value="PT17H39M11.66S">
            <text:p>17:39:11.66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4994">
            <text:p>4994</text:p>
          </table:table-cell>
          <table:table-cell office:value-type="string">
            <text:p>Success</text:p>
          </table:table-cell>
          <table:table-cell office:value-type="float" office:value="218046">
            <text:p>218046</text:p>
          </table:table-cell>
          <table:table-cell table:number-columns-repeated="1017"/>
        </table:table-row>
        <table:table-row table:style-name="ro1">
          <table:table-cell office:value-type="float" office:value="420">
            <text:p>420</text:p>
          </table:table-cell>
          <table:table-cell office:value-type="time" office:time-value="PT17H39M12.372S">
            <text:p>17:39:12.37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4291">
            <text:p>4291</text:p>
          </table:table-cell>
          <table:table-cell office:value-type="string">
            <text:p>Success</text:p>
          </table:table-cell>
          <table:table-cell office:value-type="float" office:value="218007">
            <text:p>218007</text:p>
          </table:table-cell>
          <table:table-cell table:number-columns-repeated="1017"/>
        </table:table-row>
        <table:table-row table:style-name="ro1">
          <table:table-cell office:value-type="float" office:value="421">
            <text:p>421</text:p>
          </table:table-cell>
          <table:table-cell office:value-type="time" office:time-value="PT17H39M11.692S">
            <text:p>17:39:11.69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4971">
            <text:p>4971</text:p>
          </table:table-cell>
          <table:table-cell office:value-type="string">
            <text:p>Success</text:p>
          </table:table-cell>
          <table:table-cell office:value-type="float" office:value="218045">
            <text:p>218045</text:p>
          </table:table-cell>
          <table:table-cell table:number-columns-repeated="1017"/>
        </table:table-row>
        <table:table-row table:style-name="ro1">
          <table:table-cell office:value-type="float" office:value="422">
            <text:p>422</text:p>
          </table:table-cell>
          <table:table-cell office:value-type="time" office:time-value="PT17H39M11.801S">
            <text:p>17:39:11.80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4864">
            <text:p>4864</text:p>
          </table:table-cell>
          <table:table-cell office:value-type="string">
            <text:p>Success</text:p>
          </table:table-cell>
          <table:table-cell office:value-type="float" office:value="218005">
            <text:p>218005</text:p>
          </table:table-cell>
          <table:table-cell table:number-columns-repeated="1017"/>
        </table:table-row>
        <table:table-row table:style-name="ro1">
          <table:table-cell office:value-type="float" office:value="423">
            <text:p>423</text:p>
          </table:table-cell>
          <table:table-cell office:value-type="time" office:time-value="PT17H39M11.669S">
            <text:p>17:39:11.67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4999">
            <text:p>4999</text:p>
          </table:table-cell>
          <table:table-cell office:value-type="string">
            <text:p>Success</text:p>
          </table:table-cell>
          <table:table-cell office:value-type="float" office:value="218008">
            <text:p>218008</text:p>
          </table:table-cell>
          <table:table-cell table:number-columns-repeated="1017"/>
        </table:table-row>
        <table:table-row table:style-name="ro1">
          <table:table-cell office:value-type="float" office:value="424">
            <text:p>424</text:p>
          </table:table-cell>
          <table:table-cell office:value-type="time" office:time-value="PT17H39M12.276S">
            <text:p>17:39:12.28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4393">
            <text:p>4393</text:p>
          </table:table-cell>
          <table:table-cell office:value-type="string">
            <text:p>Success</text:p>
          </table:table-cell>
          <table:table-cell office:value-type="float" office:value="218045">
            <text:p>218045</text:p>
          </table:table-cell>
          <table:table-cell table:number-columns-repeated="1017"/>
        </table:table-row>
        <table:table-row table:style-name="ro1">
          <table:table-cell office:value-type="float" office:value="425">
            <text:p>425</text:p>
          </table:table-cell>
          <table:table-cell office:value-type="time" office:time-value="PT17H39M12.352S">
            <text:p>17:39:12.35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4318">
            <text:p>4318</text:p>
          </table:table-cell>
          <table:table-cell office:value-type="string">
            <text:p>Success</text:p>
          </table:table-cell>
          <table:table-cell office:value-type="float" office:value="218046">
            <text:p>218046</text:p>
          </table:table-cell>
          <table:table-cell table:number-columns-repeated="1017"/>
        </table:table-row>
        <table:table-row table:style-name="ro1">
          <table:table-cell office:value-type="float" office:value="426">
            <text:p>426</text:p>
          </table:table-cell>
          <table:table-cell office:value-type="time" office:time-value="PT17H39M11.777S">
            <text:p>17:39:11.78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4905">
            <text:p>4905</text:p>
          </table:table-cell>
          <table:table-cell office:value-type="string">
            <text:p>Success</text:p>
          </table:table-cell>
          <table:table-cell office:value-type="float" office:value="218048">
            <text:p>218048</text:p>
          </table:table-cell>
          <table:table-cell table:number-columns-repeated="1017"/>
        </table:table-row>
        <table:table-row table:style-name="ro1">
          <table:table-cell office:value-type="float" office:value="427">
            <text:p>427</text:p>
          </table:table-cell>
          <table:table-cell office:value-type="time" office:time-value="PT17H39M11.932S">
            <text:p>17:39:11.93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4751">
            <text:p>4751</text:p>
          </table:table-cell>
          <table:table-cell office:value-type="string">
            <text:p>Success</text:p>
          </table:table-cell>
          <table:table-cell office:value-type="float" office:value="218050">
            <text:p>218050</text:p>
          </table:table-cell>
          <table:table-cell table:number-columns-repeated="1017"/>
        </table:table-row>
        <table:table-row table:style-name="ro1">
          <table:table-cell office:value-type="float" office:value="428">
            <text:p>428</text:p>
          </table:table-cell>
          <table:table-cell office:value-type="time" office:time-value="PT17H39M07.619S">
            <text:p>17:39:07.62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9064">
            <text:p>9064</text:p>
          </table:table-cell>
          <table:table-cell office:value-type="string">
            <text:p>Success</text:p>
          </table:table-cell>
          <table:table-cell office:value-type="float" office:value="218734">
            <text:p>218734</text:p>
          </table:table-cell>
          <table:table-cell table:number-columns-repeated="1017"/>
        </table:table-row>
        <table:table-row table:style-name="ro1">
          <table:table-cell office:value-type="float" office:value="429">
            <text:p>429</text:p>
          </table:table-cell>
          <table:table-cell office:value-type="time" office:time-value="PT17H39M11.826S">
            <text:p>17:39:11.83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4864">
            <text:p>4864</text:p>
          </table:table-cell>
          <table:table-cell office:value-type="string">
            <text:p>Success</text:p>
          </table:table-cell>
          <table:table-cell office:value-type="float" office:value="218050">
            <text:p>218050</text:p>
          </table:table-cell>
          <table:table-cell table:number-columns-repeated="1017"/>
        </table:table-row>
        <table:table-row table:style-name="ro1">
          <table:table-cell office:value-type="float" office:value="430">
            <text:p>430</text:p>
          </table:table-cell>
          <table:table-cell office:value-type="time" office:time-value="PT17H39M11.909S">
            <text:p>17:39:11.91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4782">
            <text:p>4782</text:p>
          </table:table-cell>
          <table:table-cell office:value-type="string">
            <text:p>Success</text:p>
          </table:table-cell>
          <table:table-cell office:value-type="float" office:value="218016">
            <text:p>218016</text:p>
          </table:table-cell>
          <table:table-cell table:number-columns-repeated="1017"/>
        </table:table-row>
        <table:table-row table:style-name="ro1">
          <table:table-cell office:value-type="float" office:value="431">
            <text:p>431</text:p>
          </table:table-cell>
          <table:table-cell office:value-type="time" office:time-value="PT17H39M12.444S">
            <text:p>17:39:12.44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4247">
            <text:p>4247</text:p>
          </table:table-cell>
          <table:table-cell office:value-type="string">
            <text:p>Success</text:p>
          </table:table-cell>
          <table:table-cell office:value-type="float" office:value="218046">
            <text:p>218046</text:p>
          </table:table-cell>
          <table:table-cell table:number-columns-repeated="1017"/>
        </table:table-row>
        <table:table-row table:style-name="ro1">
          <table:table-cell office:value-type="float" office:value="432">
            <text:p>432</text:p>
          </table:table-cell>
          <table:table-cell office:value-type="time" office:time-value="PT17H39M11.729S">
            <text:p>17:39:11.73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4965">
            <text:p>4965</text:p>
          </table:table-cell>
          <table:table-cell office:value-type="string">
            <text:p>Success</text:p>
          </table:table-cell>
          <table:table-cell office:value-type="float" office:value="218008">
            <text:p>218008</text:p>
          </table:table-cell>
          <table:table-cell table:number-columns-repeated="1017"/>
        </table:table-row>
        <table:table-row table:style-name="ro1">
          <table:table-cell office:value-type="float" office:value="433">
            <text:p>433</text:p>
          </table:table-cell>
          <table:table-cell office:value-type="time" office:time-value="PT17H39M12.424S">
            <text:p>17:39:12.42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4292">
            <text:p>4292</text:p>
          </table:table-cell>
          <table:table-cell office:value-type="string">
            <text:p>Success</text:p>
          </table:table-cell>
          <table:table-cell office:value-type="float" office:value="218518">
            <text:p>218518</text:p>
          </table:table-cell>
          <table:table-cell table:number-columns-repeated="1017"/>
        </table:table-row>
        <table:table-row table:style-name="ro1">
          <table:table-cell office:value-type="float" office:value="434">
            <text:p>434</text:p>
          </table:table-cell>
          <table:table-cell office:value-type="time" office:time-value="PT17H39M15.387S">
            <text:p>17:39:15.39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2884">
            <text:p>2884</text:p>
          </table:table-cell>
          <table:table-cell office:value-type="string">
            <text:p>Success</text:p>
          </table:table-cell>
          <table:table-cell office:value-type="float" office:value="221546">
            <text:p>221546</text:p>
          </table:table-cell>
          <table:table-cell table:number-columns-repeated="1017"/>
        </table:table-row>
        <table:table-row table:style-name="ro1">
          <table:table-cell office:value-type="float" office:value="435">
            <text:p>435</text:p>
          </table:table-cell>
          <table:table-cell office:value-type="time" office:time-value="PT17H39M15.576S">
            <text:p>17:39:15.58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2714">
            <text:p>2714</text:p>
          </table:table-cell>
          <table:table-cell office:value-type="string">
            <text:p>Success</text:p>
          </table:table-cell>
          <table:table-cell office:value-type="float" office:value="221548">
            <text:p>221548</text:p>
          </table:table-cell>
          <table:table-cell table:number-columns-repeated="1017"/>
        </table:table-row>
        <table:table-row table:style-name="ro1">
          <table:table-cell office:value-type="float" office:value="436">
            <text:p>436</text:p>
          </table:table-cell>
          <table:table-cell office:value-type="time" office:time-value="PT17H39M16.623S">
            <text:p>17:39:16.62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675">
            <text:p>1675</text:p>
          </table:table-cell>
          <table:table-cell office:value-type="string">
            <text:p>Success</text:p>
          </table:table-cell>
          <table:table-cell office:value-type="float" office:value="72674">
            <text:p>72674</text:p>
          </table:table-cell>
          <table:table-cell table:number-columns-repeated="1017"/>
        </table:table-row>
        <table:table-row table:style-name="ro1">
          <table:table-cell office:value-type="float" office:value="437">
            <text:p>437</text:p>
          </table:table-cell>
          <table:table-cell office:value-type="time" office:time-value="PT17H39M15.633S">
            <text:p>17:39:15.63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2665">
            <text:p>2665</text:p>
          </table:table-cell>
          <table:table-cell office:value-type="string">
            <text:p>Success</text:p>
          </table:table-cell>
          <table:table-cell office:value-type="float" office:value="222182">
            <text:p>222182</text:p>
          </table:table-cell>
          <table:table-cell table:number-columns-repeated="1017"/>
        </table:table-row>
        <table:table-row table:style-name="ro1">
          <table:table-cell office:value-type="float" office:value="438">
            <text:p>438</text:p>
          </table:table-cell>
          <table:table-cell office:value-type="time" office:time-value="PT17H39M15.685S">
            <text:p>17:39:15.69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2731">
            <text:p>2731</text:p>
          </table:table-cell>
          <table:table-cell office:value-type="string">
            <text:p>Success</text:p>
          </table:table-cell>
          <table:table-cell office:value-type="float" office:value="222187">
            <text:p>222187</text:p>
          </table:table-cell>
          <table:table-cell table:number-columns-repeated="1017"/>
        </table:table-row>
        <table:table-row table:style-name="ro1">
          <table:table-cell office:value-type="float" office:value="439">
            <text:p>439</text:p>
          </table:table-cell>
          <table:table-cell office:value-type="time" office:time-value="PT17H39M15.442S">
            <text:p>17:39:15.44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3062">
            <text:p>3062</text:p>
          </table:table-cell>
          <table:table-cell office:value-type="string">
            <text:p>Success</text:p>
          </table:table-cell>
          <table:table-cell office:value-type="float" office:value="222192">
            <text:p>222192</text:p>
          </table:table-cell>
          <table:table-cell table:number-columns-repeated="1017"/>
        </table:table-row>
        <table:table-row table:style-name="ro1">
          <table:table-cell office:value-type="float" office:value="440">
            <text:p>440</text:p>
          </table:table-cell>
          <table:table-cell office:value-type="time" office:time-value="PT17H39M14.294S">
            <text:p>17:39:14.29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4211">
            <text:p>4211</text:p>
          </table:table-cell>
          <table:table-cell office:value-type="string">
            <text:p>Success</text:p>
          </table:table-cell>
          <table:table-cell office:value-type="float" office:value="221570">
            <text:p>221570</text:p>
          </table:table-cell>
          <table:table-cell table:number-columns-repeated="1017"/>
        </table:table-row>
        <table:table-row table:style-name="ro1">
          <table:table-cell office:value-type="float" office:value="441">
            <text:p>441</text:p>
          </table:table-cell>
          <table:table-cell office:value-type="time" office:time-value="PT17H39M15.863S">
            <text:p>17:39:15.86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3141">
            <text:p>3141</text:p>
          </table:table-cell>
          <table:table-cell office:value-type="string">
            <text:p>Success</text:p>
          </table:table-cell>
          <table:table-cell office:value-type="float" office:value="72897">
            <text:p>72897</text:p>
          </table:table-cell>
          <table:table-cell table:number-columns-repeated="1017"/>
        </table:table-row>
        <table:table-row table:style-name="ro1">
          <table:table-cell office:value-type="float" office:value="442">
            <text:p>442</text:p>
          </table:table-cell>
          <table:table-cell office:value-type="time" office:time-value="PT17H39M14.289S">
            <text:p>17:39:14.29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4722">
            <text:p>4722</text:p>
          </table:table-cell>
          <table:table-cell office:value-type="string">
            <text:p>Success</text:p>
          </table:table-cell>
          <table:table-cell office:value-type="float" office:value="72672">
            <text:p>72672</text:p>
          </table:table-cell>
          <table:table-cell table:number-columns-repeated="1017"/>
        </table:table-row>
        <table:table-row table:style-name="ro1">
          <table:table-cell office:value-type="float" office:value="443">
            <text:p>443</text:p>
          </table:table-cell>
          <table:table-cell office:value-type="time" office:time-value="PT17H39M16.328S">
            <text:p>17:39:16.33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2812">
            <text:p>2812</text:p>
          </table:table-cell>
          <table:table-cell office:value-type="string">
            <text:p>Success</text:p>
          </table:table-cell>
          <table:table-cell office:value-type="float" office:value="72901">
            <text:p>72901</text:p>
          </table:table-cell>
          <table:table-cell table:number-columns-repeated="1017"/>
        </table:table-row>
        <table:table-row table:style-name="ro1">
          <table:table-cell office:value-type="float" office:value="444">
            <text:p>444</text:p>
          </table:table-cell>
          <table:table-cell office:value-type="time" office:time-value="PT17H39M15.443S">
            <text:p>17:39:15.44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3700">
            <text:p>3700</text:p>
          </table:table-cell>
          <table:table-cell office:value-type="string">
            <text:p>Success</text:p>
          </table:table-cell>
          <table:table-cell office:value-type="float" office:value="72899">
            <text:p>72899</text:p>
          </table:table-cell>
          <table:table-cell table:number-columns-repeated="1017"/>
        </table:table-row>
        <table:table-row table:style-name="ro1">
          <table:table-cell office:value-type="float" office:value="445">
            <text:p>445</text:p>
          </table:table-cell>
          <table:table-cell office:value-type="time" office:time-value="PT17H39M15.274S">
            <text:p>17:39:15.27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4095">
            <text:p>4095</text:p>
          </table:table-cell>
          <table:table-cell office:value-type="string">
            <text:p>Success</text:p>
          </table:table-cell>
          <table:table-cell office:value-type="float" office:value="221814">
            <text:p>221814</text:p>
          </table:table-cell>
          <table:table-cell table:number-columns-repeated="1017"/>
        </table:table-row>
        <table:table-row table:style-name="ro1">
          <table:table-cell office:value-type="float" office:value="446">
            <text:p>446</text:p>
          </table:table-cell>
          <table:table-cell office:value-type="time" office:time-value="PT17H39M15.352S">
            <text:p>17:39:15.35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4079">
            <text:p>4079</text:p>
          </table:table-cell>
          <table:table-cell office:value-type="string">
            <text:p>Success</text:p>
          </table:table-cell>
          <table:table-cell office:value-type="float" office:value="221819">
            <text:p>221819</text:p>
          </table:table-cell>
          <table:table-cell table:number-columns-repeated="1017"/>
        </table:table-row>
        <table:table-row table:style-name="ro1">
          <table:table-cell office:value-type="float" office:value="447">
            <text:p>447</text:p>
          </table:table-cell>
          <table:table-cell office:value-type="time" office:time-value="PT17H39M15.155S">
            <text:p>17:39:15.16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4307">
            <text:p>4307</text:p>
          </table:table-cell>
          <table:table-cell office:value-type="string">
            <text:p>Success</text:p>
          </table:table-cell>
          <table:table-cell office:value-type="float" office:value="221814">
            <text:p>221814</text:p>
          </table:table-cell>
          <table:table-cell table:number-columns-repeated="1017"/>
        </table:table-row>
        <table:table-row table:style-name="ro1">
          <table:table-cell office:value-type="float" office:value="448">
            <text:p>448</text:p>
          </table:table-cell>
          <table:table-cell office:value-type="time" office:time-value="PT17H39M15.519S">
            <text:p>17:39:15.52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3949">
            <text:p>3949</text:p>
          </table:table-cell>
          <table:table-cell office:value-type="string">
            <text:p>Success</text:p>
          </table:table-cell>
          <table:table-cell office:value-type="float" office:value="222431">
            <text:p>222431</text:p>
          </table:table-cell>
          <table:table-cell table:number-columns-repeated="1017"/>
        </table:table-row>
        <table:table-row table:style-name="ro1">
          <table:table-cell office:value-type="float" office:value="449">
            <text:p>449</text:p>
          </table:table-cell>
          <table:table-cell office:value-type="time" office:time-value="PT17H39M15.501S">
            <text:p>17:39:15.50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4040">
            <text:p>4040</text:p>
          </table:table-cell>
          <table:table-cell office:value-type="string">
            <text:p>Success</text:p>
          </table:table-cell>
          <table:table-cell office:value-type="float" office:value="222431">
            <text:p>222431</text:p>
          </table:table-cell>
          <table:table-cell table:number-columns-repeated="1017"/>
        </table:table-row>
        <table:table-row table:style-name="ro1">
          <table:table-cell office:value-type="float" office:value="450">
            <text:p>450</text:p>
          </table:table-cell>
          <table:table-cell office:value-type="time" office:time-value="PT17H39M14.475S">
            <text:p>17:39:14.48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5071">
            <text:p>5071</text:p>
          </table:table-cell>
          <table:table-cell office:value-type="string">
            <text:p>Success</text:p>
          </table:table-cell>
          <table:table-cell office:value-type="float" office:value="221819">
            <text:p>221819</text:p>
          </table:table-cell>
          <table:table-cell table:number-columns-repeated="1017"/>
        </table:table-row>
        <table:table-row table:style-name="ro1">
          <table:table-cell office:value-type="float" office:value="451">
            <text:p>451</text:p>
          </table:table-cell>
          <table:table-cell office:value-type="time" office:time-value="PT17H39M15.465S">
            <text:p>17:39:15.47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4094">
            <text:p>4094</text:p>
          </table:table-cell>
          <table:table-cell office:value-type="string">
            <text:p>Success</text:p>
          </table:table-cell>
          <table:table-cell office:value-type="float" office:value="222436">
            <text:p>222436</text:p>
          </table:table-cell>
          <table:table-cell table:number-columns-repeated="1017"/>
        </table:table-row>
        <table:table-row table:style-name="ro1">
          <table:table-cell office:value-type="float" office:value="452">
            <text:p>452</text:p>
          </table:table-cell>
          <table:table-cell office:value-type="time" office:time-value="PT17H39M15.298S">
            <text:p>17:39:15.30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4260">
            <text:p>4260</text:p>
          </table:table-cell>
          <table:table-cell office:value-type="string">
            <text:p>Success</text:p>
          </table:table-cell>
          <table:table-cell office:value-type="float" office:value="221819">
            <text:p>221819</text:p>
          </table:table-cell>
          <table:table-cell table:number-columns-repeated="1017"/>
        </table:table-row>
        <table:table-row table:style-name="ro1">
          <table:table-cell office:value-type="float" office:value="453">
            <text:p>453</text:p>
          </table:table-cell>
          <table:table-cell office:value-type="time" office:time-value="PT17H39M14.597S">
            <text:p>17:39:14.60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4971">
            <text:p>4971</text:p>
          </table:table-cell>
          <table:table-cell office:value-type="string">
            <text:p>Success</text:p>
          </table:table-cell>
          <table:table-cell office:value-type="float" office:value="221814">
            <text:p>221814</text:p>
          </table:table-cell>
          <table:table-cell table:number-columns-repeated="1017"/>
        </table:table-row>
        <table:table-row table:style-name="ro1">
          <table:table-cell office:value-type="float" office:value="454">
            <text:p>454</text:p>
          </table:table-cell>
          <table:table-cell office:value-type="time" office:time-value="PT17H39M15.614S">
            <text:p>17:39:15.61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3968">
            <text:p>3968</text:p>
          </table:table-cell>
          <table:table-cell office:value-type="string">
            <text:p>Success</text:p>
          </table:table-cell>
          <table:table-cell office:value-type="float" office:value="222435">
            <text:p>222435</text:p>
          </table:table-cell>
          <table:table-cell table:number-columns-repeated="1017"/>
        </table:table-row>
        <table:table-row table:style-name="ro1">
          <table:table-cell office:value-type="float" office:value="455">
            <text:p>455</text:p>
          </table:table-cell>
          <table:table-cell office:value-type="time" office:time-value="PT17H39M15.38S">
            <text:p>17:39:15.38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4208">
            <text:p>4208</text:p>
          </table:table-cell>
          <table:table-cell office:value-type="string">
            <text:p>Success</text:p>
          </table:table-cell>
          <table:table-cell office:value-type="float" office:value="221797">
            <text:p>221797</text:p>
          </table:table-cell>
          <table:table-cell table:number-columns-repeated="1017"/>
        </table:table-row>
        <table:table-row table:style-name="ro1">
          <table:table-cell office:value-type="float" office:value="456">
            <text:p>456</text:p>
          </table:table-cell>
          <table:table-cell office:value-type="time" office:time-value="PT17H39M19.016S">
            <text:p>17:39:19.02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704">
            <text:p>70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57">
            <text:p>457</text:p>
          </table:table-cell>
          <table:table-cell office:value-type="time" office:time-value="PT17H39M19.141S">
            <text:p>17:39:19.14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586">
            <text:p>58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58">
            <text:p>458</text:p>
          </table:table-cell>
          <table:table-cell office:value-type="time" office:time-value="PT17H39M15.951S">
            <text:p>17:39:15.95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3797">
            <text:p>3797</text:p>
          </table:table-cell>
          <table:table-cell office:value-type="string">
            <text:p>Success</text:p>
          </table:table-cell>
          <table:table-cell office:value-type="float" office:value="330">
            <text:p>330</text:p>
          </table:table-cell>
          <table:table-cell table:number-columns-repeated="1017"/>
        </table:table-row>
        <table:table-row table:style-name="ro1">
          <table:table-cell office:value-type="float" office:value="459">
            <text:p>459</text:p>
          </table:table-cell>
          <table:table-cell office:value-type="time" office:time-value="PT17H39M15.329S">
            <text:p>17:39:15.33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4780">
            <text:p>4780</text:p>
          </table:table-cell>
          <table:table-cell office:value-type="string">
            <text:p>Success</text:p>
          </table:table-cell>
          <table:table-cell office:value-type="float" office:value="72915">
            <text:p>72915</text:p>
          </table:table-cell>
          <table:table-cell table:number-columns-repeated="1017"/>
        </table:table-row>
        <table:table-row table:style-name="ro1">
          <table:table-cell office:value-type="float" office:value="460">
            <text:p>460</text:p>
          </table:table-cell>
          <table:table-cell office:value-type="time" office:time-value="PT17H39M16.297S">
            <text:p>17:39:16.30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3840">
            <text:p>3840</text:p>
          </table:table-cell>
          <table:table-cell office:value-type="string">
            <text:p>Success</text:p>
          </table:table-cell>
          <table:table-cell office:value-type="float" office:value="73327">
            <text:p>73327</text:p>
          </table:table-cell>
          <table:table-cell table:number-columns-repeated="1017"/>
        </table:table-row>
        <table:table-row table:style-name="ro1">
          <table:table-cell office:value-type="float" office:value="461">
            <text:p>461</text:p>
          </table:table-cell>
          <table:table-cell office:value-type="time" office:time-value="PT17H39M20.141S">
            <text:p>17:39:20.14</text:p>
          </table:table-cell>
          <table:table-cell office:value-type="string">
            <text:p>TC0002_PlannerB 2-23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35">
            <text:p>135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462">
            <text:p>462</text:p>
          </table:table-cell>
          <table:table-cell office:value-type="time" office:time-value="PT17H39M19.144S">
            <text:p>17:39:19.14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137">
            <text:p>1137</text:p>
          </table:table-cell>
          <table:table-cell office:value-type="string">
            <text:p>Success</text:p>
          </table:table-cell>
          <table:table-cell office:value-type="float" office:value="35262">
            <text:p>35262</text:p>
          </table:table-cell>
          <table:table-cell table:number-columns-repeated="1017"/>
        </table:table-row>
        <table:table-row table:style-name="ro1">
          <table:table-cell office:value-type="float" office:value="463">
            <text:p>463</text:p>
          </table:table-cell>
          <table:table-cell office:value-type="time" office:time-value="PT17H39M16.321S">
            <text:p>17:39:16.32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3973">
            <text:p>3973</text:p>
          </table:table-cell>
          <table:table-cell office:value-type="string">
            <text:p>Success</text:p>
          </table:table-cell>
          <table:table-cell office:value-type="float" office:value="72901">
            <text:p>72901</text:p>
          </table:table-cell>
          <table:table-cell table:number-columns-repeated="1017"/>
        </table:table-row>
        <table:table-row table:style-name="ro1">
          <table:table-cell office:value-type="float" office:value="464">
            <text:p>464</text:p>
          </table:table-cell>
          <table:table-cell office:value-type="time" office:time-value="PT17H39M15.197S">
            <text:p>17:39:15.20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5145">
            <text:p>5145</text:p>
          </table:table-cell>
          <table:table-cell office:value-type="string">
            <text:p>Success</text:p>
          </table:table-cell>
          <table:table-cell office:value-type="float" office:value="72904">
            <text:p>72904</text:p>
          </table:table-cell>
          <table:table-cell table:number-columns-repeated="1017"/>
        </table:table-row>
        <table:table-row table:style-name="ro1">
          <table:table-cell office:value-type="float" office:value="465">
            <text:p>465</text:p>
          </table:table-cell>
          <table:table-cell office:value-type="time" office:time-value="PT17H39M20.11S">
            <text:p>17:39:20.11</text:p>
          </table:table-cell>
          <table:table-cell office:value-type="string">
            <text:p>TC0003_PlannerC 3-17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38">
            <text:p>238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466">
            <text:p>466</text:p>
          </table:table-cell>
          <table:table-cell office:value-type="time" office:time-value="PT17H39M16.594S">
            <text:p>17:39:16.59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3760">
            <text:p>3760</text:p>
          </table:table-cell>
          <table:table-cell office:value-type="string">
            <text:p>Success</text:p>
          </table:table-cell>
          <table:table-cell office:value-type="float" office:value="72674">
            <text:p>72674</text:p>
          </table:table-cell>
          <table:table-cell table:number-columns-repeated="1017"/>
        </table:table-row>
        <table:table-row table:style-name="ro1">
          <table:table-cell office:value-type="float" office:value="467">
            <text:p>467</text:p>
          </table:table-cell>
          <table:table-cell office:value-type="time" office:time-value="PT17H39M19.01S">
            <text:p>17:39:19.01</text:p>
          </table:table-cell>
          <table:table-cell office:value-type="string">
            <text:p>TC0003_PlannerC 3-4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357">
            <text:p>1357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468">
            <text:p>468</text:p>
          </table:table-cell>
          <table:table-cell office:value-type="time" office:time-value="PT17H39M15.686S">
            <text:p>17:39:15.69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4865">
            <text:p>4865</text:p>
          </table:table-cell>
          <table:table-cell office:value-type="string">
            <text:p>Success</text:p>
          </table:table-cell>
          <table:table-cell office:value-type="float" office:value="73327">
            <text:p>73327</text:p>
          </table:table-cell>
          <table:table-cell table:number-columns-repeated="1017"/>
        </table:table-row>
        <table:table-row table:style-name="ro1">
          <table:table-cell office:value-type="float" office:value="469">
            <text:p>469</text:p>
          </table:table-cell>
          <table:table-cell office:value-type="time" office:time-value="PT17H39M15.446S">
            <text:p>17:39:15.45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5133">
            <text:p>5133</text:p>
          </table:table-cell>
          <table:table-cell office:value-type="string">
            <text:p>Success</text:p>
          </table:table-cell>
          <table:table-cell office:value-type="float" office:value="73351">
            <text:p>73351</text:p>
          </table:table-cell>
          <table:table-cell table:number-columns-repeated="1017"/>
        </table:table-row>
        <table:table-row table:style-name="ro1">
          <table:table-cell office:value-type="float" office:value="470">
            <text:p>470</text:p>
          </table:table-cell>
          <table:table-cell office:value-type="time" office:time-value="PT17H39M16.145S">
            <text:p>17:39:16.15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4444">
            <text:p>4444</text:p>
          </table:table-cell>
          <table:table-cell office:value-type="string">
            <text:p>Success</text:p>
          </table:table-cell>
          <table:table-cell office:value-type="float" office:value="73332">
            <text:p>73332</text:p>
          </table:table-cell>
          <table:table-cell table:number-columns-repeated="1017"/>
        </table:table-row>
        <table:table-row table:style-name="ro1">
          <table:table-cell office:value-type="float" office:value="471">
            <text:p>471</text:p>
          </table:table-cell>
          <table:table-cell office:value-type="time" office:time-value="PT17H39M20.355S">
            <text:p>17:39:20.36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36">
            <text:p>236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472">
            <text:p>472</text:p>
          </table:table-cell>
          <table:table-cell office:value-type="time" office:time-value="PT17H39M15.339S">
            <text:p>17:39:15.34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5268">
            <text:p>5268</text:p>
          </table:table-cell>
          <table:table-cell office:value-type="string">
            <text:p>Success</text:p>
          </table:table-cell>
          <table:table-cell office:value-type="float" office:value="72952">
            <text:p>72952</text:p>
          </table:table-cell>
          <table:table-cell table:number-columns-repeated="1017"/>
        </table:table-row>
        <table:table-row table:style-name="ro1">
          <table:table-cell office:value-type="float" office:value="473">
            <text:p>473</text:p>
          </table:table-cell>
          <table:table-cell office:value-type="time" office:time-value="PT17H39M16.63S">
            <text:p>17:39:16.63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3978">
            <text:p>3978</text:p>
          </table:table-cell>
          <table:table-cell office:value-type="string">
            <text:p>Success</text:p>
          </table:table-cell>
          <table:table-cell office:value-type="float" office:value="72919">
            <text:p>72919</text:p>
          </table:table-cell>
          <table:table-cell table:number-columns-repeated="1017"/>
        </table:table-row>
        <table:table-row table:style-name="ro1">
          <table:table-cell office:value-type="float" office:value="474">
            <text:p>474</text:p>
          </table:table-cell>
          <table:table-cell office:value-type="time" office:time-value="PT17H39M19.749S">
            <text:p>17:39:19.75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904">
            <text:p>904</text:p>
          </table:table-cell>
          <table:table-cell office:value-type="string">
            <text:p>Success</text:p>
          </table:table-cell>
          <table:table-cell office:value-type="float" office:value="330">
            <text:p>330</text:p>
          </table:table-cell>
          <table:table-cell table:number-columns-repeated="1017"/>
        </table:table-row>
        <table:table-row table:style-name="ro1">
          <table:table-cell office:value-type="float" office:value="475">
            <text:p>475</text:p>
          </table:table-cell>
          <table:table-cell office:value-type="time" office:time-value="PT17H39M19.563S">
            <text:p>17:39:19.56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1320">
            <text:p>1320</text:p>
          </table:table-cell>
          <table:table-cell office:value-type="string">
            <text:p>Success</text:p>
          </table:table-cell>
          <table:table-cell office:value-type="float" office:value="73346">
            <text:p>73346</text:p>
          </table:table-cell>
          <table:table-cell table:number-columns-repeated="1017"/>
        </table:table-row>
        <table:table-row table:style-name="ro1">
          <table:table-cell office:value-type="float" office:value="476">
            <text:p>476</text:p>
          </table:table-cell>
          <table:table-cell office:value-type="time" office:time-value="PT17H39M15.784S">
            <text:p>17:39:15.78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5202">
            <text:p>5202</text:p>
          </table:table-cell>
          <table:table-cell office:value-type="string">
            <text:p>Success</text:p>
          </table:table-cell>
          <table:table-cell office:value-type="float" office:value="73347">
            <text:p>73347</text:p>
          </table:table-cell>
          <table:table-cell table:number-columns-repeated="1017"/>
        </table:table-row>
        <table:table-row table:style-name="ro1">
          <table:table-cell office:value-type="float" office:value="477">
            <text:p>477</text:p>
          </table:table-cell>
          <table:table-cell office:value-type="time" office:time-value="PT17H39M16.635S">
            <text:p>17:39:16.64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4353">
            <text:p>4353</text:p>
          </table:table-cell>
          <table:table-cell office:value-type="string">
            <text:p>Success</text:p>
          </table:table-cell>
          <table:table-cell office:value-type="float" office:value="72906">
            <text:p>72906</text:p>
          </table:table-cell>
          <table:table-cell table:number-columns-repeated="1017"/>
        </table:table-row>
        <table:table-row table:style-name="ro1">
          <table:table-cell office:value-type="float" office:value="478">
            <text:p>478</text:p>
          </table:table-cell>
          <table:table-cell office:value-type="time" office:time-value="PT17H39M16.077S">
            <text:p>17:39:16.08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4915">
            <text:p>4915</text:p>
          </table:table-cell>
          <table:table-cell office:value-type="string">
            <text:p>Success</text:p>
          </table:table-cell>
          <table:table-cell office:value-type="float" office:value="72906">
            <text:p>72906</text:p>
          </table:table-cell>
          <table:table-cell table:number-columns-repeated="1017"/>
        </table:table-row>
        <table:table-row table:style-name="ro1">
          <table:table-cell office:value-type="float" office:value="479">
            <text:p>479</text:p>
          </table:table-cell>
          <table:table-cell office:value-type="time" office:time-value="PT17H39M16.087S">
            <text:p>17:39:16.09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4908">
            <text:p>4908</text:p>
          </table:table-cell>
          <table:table-cell office:value-type="string">
            <text:p>Success</text:p>
          </table:table-cell>
          <table:table-cell office:value-type="float" office:value="73347">
            <text:p>73347</text:p>
          </table:table-cell>
          <table:table-cell table:number-columns-repeated="1017"/>
        </table:table-row>
        <table:table-row table:style-name="ro1">
          <table:table-cell office:value-type="float" office:value="480">
            <text:p>480</text:p>
          </table:table-cell>
          <table:table-cell office:value-type="time" office:time-value="PT17H39M15.748S">
            <text:p>17:39:15.75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5248">
            <text:p>5248</text:p>
          </table:table-cell>
          <table:table-cell office:value-type="string">
            <text:p>Success</text:p>
          </table:table-cell>
          <table:table-cell office:value-type="float" office:value="72902">
            <text:p>72902</text:p>
          </table:table-cell>
          <table:table-cell table:number-columns-repeated="1017"/>
        </table:table-row>
        <table:table-row table:style-name="ro1">
          <table:table-cell office:value-type="float" office:value="481">
            <text:p>481</text:p>
          </table:table-cell>
          <table:table-cell office:value-type="time" office:time-value="PT17H39M16.696S">
            <text:p>17:39:16.70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4304">
            <text:p>4304</text:p>
          </table:table-cell>
          <table:table-cell office:value-type="string">
            <text:p>Success</text:p>
          </table:table-cell>
          <table:table-cell office:value-type="float" office:value="72901">
            <text:p>72901</text:p>
          </table:table-cell>
          <table:table-cell table:number-columns-repeated="1017"/>
        </table:table-row>
        <table:table-row table:style-name="ro1">
          <table:table-cell office:value-type="float" office:value="482">
            <text:p>482</text:p>
          </table:table-cell>
          <table:table-cell office:value-type="time" office:time-value="PT17H39M16.637S">
            <text:p>17:39:16.64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4371">
            <text:p>4371</text:p>
          </table:table-cell>
          <table:table-cell office:value-type="string">
            <text:p>Success</text:p>
          </table:table-cell>
          <table:table-cell office:value-type="float" office:value="72906">
            <text:p>72906</text:p>
          </table:table-cell>
          <table:table-cell table:number-columns-repeated="1017"/>
        </table:table-row>
        <table:table-row table:style-name="ro1">
          <table:table-cell office:value-type="float" office:value="483">
            <text:p>483</text:p>
          </table:table-cell>
          <table:table-cell office:value-type="time" office:time-value="PT17H39M15.609S">
            <text:p>17:39:15.61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5400">
            <text:p>5400</text:p>
          </table:table-cell>
          <table:table-cell office:value-type="string">
            <text:p>Success</text:p>
          </table:table-cell>
          <table:table-cell office:value-type="float" office:value="73342">
            <text:p>73342</text:p>
          </table:table-cell>
          <table:table-cell table:number-columns-repeated="1017"/>
        </table:table-row>
        <table:table-row table:style-name="ro1">
          <table:table-cell office:value-type="float" office:value="484">
            <text:p>484</text:p>
          </table:table-cell>
          <table:table-cell office:value-type="time" office:time-value="PT17H39M16.11S">
            <text:p>17:39:16.11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4925">
            <text:p>4925</text:p>
          </table:table-cell>
          <table:table-cell office:value-type="string">
            <text:p>Success</text:p>
          </table:table-cell>
          <table:table-cell office:value-type="float" office:value="73337">
            <text:p>73337</text:p>
          </table:table-cell>
          <table:table-cell table:number-columns-repeated="1017"/>
        </table:table-row>
        <table:table-row table:style-name="ro1">
          <table:table-cell office:value-type="float" office:value="485">
            <text:p>485</text:p>
          </table:table-cell>
          <table:table-cell office:value-type="time" office:time-value="PT17H39M20.59S">
            <text:p>17:39:20.59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446">
            <text:p>446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486">
            <text:p>486</text:p>
          </table:table-cell>
          <table:table-cell office:value-type="time" office:time-value="PT17H39M15.42S">
            <text:p>17:39:15.42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5890">
            <text:p>5890</text:p>
          </table:table-cell>
          <table:table-cell office:value-type="string">
            <text:p>Success</text:p>
          </table:table-cell>
          <table:table-cell office:value-type="float" office:value="72902">
            <text:p>72902</text:p>
          </table:table-cell>
          <table:table-cell table:number-columns-repeated="1017"/>
        </table:table-row>
        <table:table-row table:style-name="ro1">
          <table:table-cell office:value-type="float" office:value="487">
            <text:p>487</text:p>
          </table:table-cell>
          <table:table-cell office:value-type="time" office:time-value="PT17H39M16.296S">
            <text:p>17:39:16.30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5161">
            <text:p>5161</text:p>
          </table:table-cell>
          <table:table-cell office:value-type="string">
            <text:p>Success</text:p>
          </table:table-cell>
          <table:table-cell office:value-type="float" office:value="73319">
            <text:p>73319</text:p>
          </table:table-cell>
          <table:table-cell table:number-columns-repeated="1017"/>
        </table:table-row>
        <table:table-row table:style-name="ro1">
          <table:table-cell office:value-type="float" office:value="488">
            <text:p>488</text:p>
          </table:table-cell>
          <table:table-cell office:value-type="time" office:time-value="PT17H39M16.717S">
            <text:p>17:39:16.72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4740">
            <text:p>4740</text:p>
          </table:table-cell>
          <table:table-cell office:value-type="string">
            <text:p>Success</text:p>
          </table:table-cell>
          <table:table-cell office:value-type="float" office:value="72902">
            <text:p>72902</text:p>
          </table:table-cell>
          <table:table-cell table:number-columns-repeated="1017"/>
        </table:table-row>
        <table:table-row table:style-name="ro1">
          <table:table-cell office:value-type="float" office:value="489">
            <text:p>489</text:p>
          </table:table-cell>
          <table:table-cell office:value-type="time" office:time-value="PT17H39M15.18S">
            <text:p>17:39:15.18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6283">
            <text:p>6283</text:p>
          </table:table-cell>
          <table:table-cell office:value-type="string">
            <text:p>Success</text:p>
          </table:table-cell>
          <table:table-cell office:value-type="float" office:value="72902">
            <text:p>72902</text:p>
          </table:table-cell>
          <table:table-cell table:number-columns-repeated="1017"/>
        </table:table-row>
        <table:table-row table:style-name="ro1">
          <table:table-cell office:value-type="float" office:value="490">
            <text:p>490</text:p>
          </table:table-cell>
          <table:table-cell office:value-type="time" office:time-value="PT17H39M20.593S">
            <text:p>17:39:20.59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883">
            <text:p>883</text:p>
          </table:table-cell>
          <table:table-cell office:value-type="string">
            <text:p>Success</text:p>
          </table:table-cell>
          <table:table-cell office:value-type="float" office:value="40366">
            <text:p>40366</text:p>
          </table:table-cell>
          <table:table-cell table:number-columns-repeated="1017"/>
        </table:table-row>
        <table:table-row table:style-name="ro1">
          <table:table-cell office:value-type="float" office:value="491">
            <text:p>491</text:p>
          </table:table-cell>
          <table:table-cell office:value-type="time" office:time-value="PT17H39M16.674S">
            <text:p>17:39:16.67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4812">
            <text:p>4812</text:p>
          </table:table-cell>
          <table:table-cell office:value-type="string">
            <text:p>Success</text:p>
          </table:table-cell>
          <table:table-cell office:value-type="float" office:value="72901">
            <text:p>72901</text:p>
          </table:table-cell>
          <table:table-cell table:number-columns-repeated="1017"/>
        </table:table-row>
        <table:table-row table:style-name="ro1">
          <table:table-cell office:value-type="float" office:value="492">
            <text:p>492</text:p>
          </table:table-cell>
          <table:table-cell office:value-type="time" office:time-value="PT17H39M16.67S">
            <text:p>17:39:16.67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4817">
            <text:p>4817</text:p>
          </table:table-cell>
          <table:table-cell office:value-type="string">
            <text:p>Success</text:p>
          </table:table-cell>
          <table:table-cell office:value-type="float" office:value="73351">
            <text:p>73351</text:p>
          </table:table-cell>
          <table:table-cell table:number-columns-repeated="1017"/>
        </table:table-row>
        <table:table-row table:style-name="ro1">
          <table:table-cell office:value-type="float" office:value="493">
            <text:p>493</text:p>
          </table:table-cell>
          <table:table-cell office:value-type="time" office:time-value="PT17H39M16.648S">
            <text:p>17:39:16.65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4841">
            <text:p>4841</text:p>
          </table:table-cell>
          <table:table-cell office:value-type="string">
            <text:p>Success</text:p>
          </table:table-cell>
          <table:table-cell office:value-type="float" office:value="72674">
            <text:p>72674</text:p>
          </table:table-cell>
          <table:table-cell table:number-columns-repeated="1017"/>
        </table:table-row>
        <table:table-row table:style-name="ro1">
          <table:table-cell office:value-type="float" office:value="494">
            <text:p>494</text:p>
          </table:table-cell>
          <table:table-cell office:value-type="time" office:time-value="PT17H39M16.165S">
            <text:p>17:39:16.17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5326">
            <text:p>5326</text:p>
          </table:table-cell>
          <table:table-cell office:value-type="string">
            <text:p>Success</text:p>
          </table:table-cell>
          <table:table-cell office:value-type="float" office:value="72902">
            <text:p>72902</text:p>
          </table:table-cell>
          <table:table-cell table:number-columns-repeated="1017"/>
        </table:table-row>
        <table:table-row table:style-name="ro1">
          <table:table-cell office:value-type="float" office:value="495">
            <text:p>495</text:p>
          </table:table-cell>
          <table:table-cell office:value-type="time" office:time-value="PT17H39M15.926S">
            <text:p>17:39:15.93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5566">
            <text:p>5566</text:p>
          </table:table-cell>
          <table:table-cell office:value-type="string">
            <text:p>Success</text:p>
          </table:table-cell>
          <table:table-cell office:value-type="float" office:value="72902">
            <text:p>72902</text:p>
          </table:table-cell>
          <table:table-cell table:number-columns-repeated="1017"/>
        </table:table-row>
        <table:table-row table:style-name="ro1">
          <table:table-cell office:value-type="float" office:value="496">
            <text:p>496</text:p>
          </table:table-cell>
          <table:table-cell office:value-type="time" office:time-value="PT17H39M21.037S">
            <text:p>17:39:21.04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457">
            <text:p>457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497">
            <text:p>497</text:p>
          </table:table-cell>
          <table:table-cell office:value-type="time" office:time-value="PT17H39M15.858S">
            <text:p>17:39:15.86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5635">
            <text:p>5635</text:p>
          </table:table-cell>
          <table:table-cell office:value-type="string">
            <text:p>Success</text:p>
          </table:table-cell>
          <table:table-cell office:value-type="float" office:value="73337">
            <text:p>73337</text:p>
          </table:table-cell>
          <table:table-cell table:number-columns-repeated="1017"/>
        </table:table-row>
        <table:table-row table:style-name="ro1">
          <table:table-cell office:value-type="float" office:value="498">
            <text:p>498</text:p>
          </table:table-cell>
          <table:table-cell office:value-type="time" office:time-value="PT17H39M16.668S">
            <text:p>17:39:16.67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4826">
            <text:p>4826</text:p>
          </table:table-cell>
          <table:table-cell office:value-type="string">
            <text:p>Success</text:p>
          </table:table-cell>
          <table:table-cell office:value-type="float" office:value="73341">
            <text:p>73341</text:p>
          </table:table-cell>
          <table:table-cell table:number-columns-repeated="1017"/>
        </table:table-row>
        <table:table-row table:style-name="ro1">
          <table:table-cell office:value-type="float" office:value="499">
            <text:p>499</text:p>
          </table:table-cell>
          <table:table-cell office:value-type="time" office:time-value="PT17H39M16.611S">
            <text:p>17:39:16.61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4884">
            <text:p>4884</text:p>
          </table:table-cell>
          <table:table-cell office:value-type="string">
            <text:p>Success</text:p>
          </table:table-cell>
          <table:table-cell office:value-type="float" office:value="72906">
            <text:p>72906</text:p>
          </table:table-cell>
          <table:table-cell table:number-columns-repeated="1017"/>
        </table:table-row>
        <table:table-row table:style-name="ro1">
          <table:table-cell office:value-type="float" office:value="500">
            <text:p>500</text:p>
          </table:table-cell>
          <table:table-cell office:value-type="time" office:time-value="PT17H39M16.668S">
            <text:p>17:39:16.67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4828">
            <text:p>4828</text:p>
          </table:table-cell>
          <table:table-cell office:value-type="string">
            <text:p>Success</text:p>
          </table:table-cell>
          <table:table-cell office:value-type="float" office:value="73346">
            <text:p>73346</text:p>
          </table:table-cell>
          <table:table-cell table:number-columns-repeated="1017"/>
        </table:table-row>
        <table:table-row table:style-name="ro1">
          <table:table-cell office:value-type="float" office:value="501">
            <text:p>501</text:p>
          </table:table-cell>
          <table:table-cell office:value-type="time" office:time-value="PT17H39M18.294S">
            <text:p>17:39:18.29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3206">
            <text:p>3206</text:p>
          </table:table-cell>
          <table:table-cell office:value-type="string">
            <text:p>Success</text:p>
          </table:table-cell>
          <table:table-cell office:value-type="float" office:value="73341">
            <text:p>73341</text:p>
          </table:table-cell>
          <table:table-cell table:number-columns-repeated="1017"/>
        </table:table-row>
        <table:table-row table:style-name="ro1">
          <table:table-cell office:value-type="float" office:value="502">
            <text:p>502</text:p>
          </table:table-cell>
          <table:table-cell office:value-type="time" office:time-value="PT17H39M16.611S">
            <text:p>17:39:16.61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4891">
            <text:p>4891</text:p>
          </table:table-cell>
          <table:table-cell office:value-type="string">
            <text:p>Success</text:p>
          </table:table-cell>
          <table:table-cell office:value-type="float" office:value="73346">
            <text:p>73346</text:p>
          </table:table-cell>
          <table:table-cell table:number-columns-repeated="1017"/>
        </table:table-row>
        <table:table-row table:style-name="ro1">
          <table:table-cell office:value-type="float" office:value="503">
            <text:p>503</text:p>
          </table:table-cell>
          <table:table-cell office:value-type="time" office:time-value="PT17H39M16.697S">
            <text:p>17:39:16.70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4805">
            <text:p>4805</text:p>
          </table:table-cell>
          <table:table-cell office:value-type="string">
            <text:p>Success</text:p>
          </table:table-cell>
          <table:table-cell office:value-type="float" office:value="73339">
            <text:p>73339</text:p>
          </table:table-cell>
          <table:table-cell table:number-columns-repeated="1017"/>
        </table:table-row>
        <table:table-row table:style-name="ro1">
          <table:table-cell office:value-type="float" office:value="504">
            <text:p>504</text:p>
          </table:table-cell>
          <table:table-cell office:value-type="time" office:time-value="PT17H39M16.687S">
            <text:p>17:39:16.69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4817">
            <text:p>4817</text:p>
          </table:table-cell>
          <table:table-cell office:value-type="string">
            <text:p>Success</text:p>
          </table:table-cell>
          <table:table-cell office:value-type="float" office:value="73346">
            <text:p>73346</text:p>
          </table:table-cell>
          <table:table-cell table:number-columns-repeated="1017"/>
        </table:table-row>
        <table:table-row table:style-name="ro1">
          <table:table-cell office:value-type="float" office:value="505">
            <text:p>505</text:p>
          </table:table-cell>
          <table:table-cell office:value-type="time" office:time-value="PT17H39M16.538S">
            <text:p>17:39:16.54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4967">
            <text:p>4967</text:p>
          </table:table-cell>
          <table:table-cell office:value-type="string">
            <text:p>Success</text:p>
          </table:table-cell>
          <table:table-cell office:value-type="float" office:value="72906">
            <text:p>72906</text:p>
          </table:table-cell>
          <table:table-cell table:number-columns-repeated="1017"/>
        </table:table-row>
        <table:table-row table:style-name="ro1">
          <table:table-cell office:value-type="float" office:value="506">
            <text:p>506</text:p>
          </table:table-cell>
          <table:table-cell office:value-type="time" office:time-value="PT17H39M20.998S">
            <text:p>17:39:21.00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510">
            <text:p>510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07">
            <text:p>507</text:p>
          </table:table-cell>
          <table:table-cell office:value-type="time" office:time-value="PT17H39M21.011S">
            <text:p>17:39:21.01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499">
            <text:p>499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08">
            <text:p>508</text:p>
          </table:table-cell>
          <table:table-cell office:value-type="time" office:time-value="PT17H39M15.19S">
            <text:p>17:39:15.19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6324">
            <text:p>6324</text:p>
          </table:table-cell>
          <table:table-cell office:value-type="string">
            <text:p>Success</text:p>
          </table:table-cell>
          <table:table-cell office:value-type="float" office:value="72902">
            <text:p>72902</text:p>
          </table:table-cell>
          <table:table-cell table:number-columns-repeated="1017"/>
        </table:table-row>
        <table:table-row table:style-name="ro1">
          <table:table-cell office:value-type="float" office:value="509">
            <text:p>509</text:p>
          </table:table-cell>
          <table:table-cell office:value-type="time" office:time-value="PT17H39M20.997S">
            <text:p>17:39:21.00</text:p>
          </table:table-cell>
          <table:table-cell office:value-type="string">
            <text:p>TC0002_PlannerB 2-21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519">
            <text:p>519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10">
            <text:p>510</text:p>
          </table:table-cell>
          <table:table-cell office:value-type="time" office:time-value="PT17H39M16.363S">
            <text:p>17:39:16.36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5154">
            <text:p>5154</text:p>
          </table:table-cell>
          <table:table-cell office:value-type="string">
            <text:p>Success</text:p>
          </table:table-cell>
          <table:table-cell office:value-type="float" office:value="73337">
            <text:p>73337</text:p>
          </table:table-cell>
          <table:table-cell table:number-columns-repeated="1017"/>
        </table:table-row>
        <table:table-row table:style-name="ro1">
          <table:table-cell office:value-type="float" office:value="511">
            <text:p>511</text:p>
          </table:table-cell>
          <table:table-cell office:value-type="time" office:time-value="PT17H39M16.401S">
            <text:p>17:39:16.40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5183">
            <text:p>5183</text:p>
          </table:table-cell>
          <table:table-cell office:value-type="string">
            <text:p>Success</text:p>
          </table:table-cell>
          <table:table-cell office:value-type="float" office:value="73351">
            <text:p>73351</text:p>
          </table:table-cell>
          <table:table-cell table:number-columns-repeated="1017"/>
        </table:table-row>
        <table:table-row table:style-name="ro1">
          <table:table-cell office:value-type="float" office:value="512">
            <text:p>512</text:p>
          </table:table-cell>
          <table:table-cell office:value-type="time" office:time-value="PT17H39M15.251S">
            <text:p>17:39:15.25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6340">
            <text:p>6340</text:p>
          </table:table-cell>
          <table:table-cell office:value-type="string">
            <text:p>Success</text:p>
          </table:table-cell>
          <table:table-cell office:value-type="float" office:value="72906">
            <text:p>72906</text:p>
          </table:table-cell>
          <table:table-cell table:number-columns-repeated="1017"/>
        </table:table-row>
        <table:table-row table:style-name="ro1">
          <table:table-cell office:value-type="float" office:value="513">
            <text:p>513</text:p>
          </table:table-cell>
          <table:table-cell office:value-type="time" office:time-value="PT17H39M21.46S">
            <text:p>17:39:21.46</text:p>
          </table:table-cell>
          <table:table-cell office:value-type="string">
            <text:p>TC0003_PlannerC 3-21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42">
            <text:p>142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14">
            <text:p>514</text:p>
          </table:table-cell>
          <table:table-cell office:value-type="time" office:time-value="PT17H39M16.721S">
            <text:p>17:39:16.72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4880">
            <text:p>4880</text:p>
          </table:table-cell>
          <table:table-cell office:value-type="string">
            <text:p>Success</text:p>
          </table:table-cell>
          <table:table-cell office:value-type="float" office:value="73337">
            <text:p>73337</text:p>
          </table:table-cell>
          <table:table-cell table:number-columns-repeated="1017"/>
        </table:table-row>
        <table:table-row table:style-name="ro1">
          <table:table-cell office:value-type="float" office:value="515">
            <text:p>515</text:p>
          </table:table-cell>
          <table:table-cell office:value-type="time" office:time-value="PT17H39M15.935S">
            <text:p>17:39:15.94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5667">
            <text:p>5667</text:p>
          </table:table-cell>
          <table:table-cell office:value-type="string">
            <text:p>Success</text:p>
          </table:table-cell>
          <table:table-cell office:value-type="float" office:value="72906">
            <text:p>72906</text:p>
          </table:table-cell>
          <table:table-cell table:number-columns-repeated="1017"/>
        </table:table-row>
        <table:table-row table:style-name="ro1">
          <table:table-cell office:value-type="float" office:value="516">
            <text:p>516</text:p>
          </table:table-cell>
          <table:table-cell office:value-type="time" office:time-value="PT17H39M16.657S">
            <text:p>17:39:16.66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4964">
            <text:p>4964</text:p>
          </table:table-cell>
          <table:table-cell office:value-type="string">
            <text:p>Success</text:p>
          </table:table-cell>
          <table:table-cell office:value-type="float" office:value="73341">
            <text:p>73341</text:p>
          </table:table-cell>
          <table:table-cell table:number-columns-repeated="1017"/>
        </table:table-row>
        <table:table-row table:style-name="ro1">
          <table:table-cell office:value-type="float" office:value="517">
            <text:p>517</text:p>
          </table:table-cell>
          <table:table-cell office:value-type="time" office:time-value="PT17H39M21.477S">
            <text:p>17:39:21.48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549">
            <text:p>549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18">
            <text:p>518</text:p>
          </table:table-cell>
          <table:table-cell office:value-type="time" office:time-value="PT17H39M15.911S">
            <text:p>17:39:15.91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6206">
            <text:p>6206</text:p>
          </table:table-cell>
          <table:table-cell office:value-type="string">
            <text:p>Success</text:p>
          </table:table-cell>
          <table:table-cell office:value-type="float" office:value="73347">
            <text:p>73347</text:p>
          </table:table-cell>
          <table:table-cell table:number-columns-repeated="1017"/>
        </table:table-row>
        <table:table-row table:style-name="ro1">
          <table:table-cell office:value-type="float" office:value="519">
            <text:p>519</text:p>
          </table:table-cell>
          <table:table-cell office:value-type="time" office:time-value="PT17H39M20.609S">
            <text:p>17:39:20.61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526">
            <text:p>1526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20">
            <text:p>520</text:p>
          </table:table-cell>
          <table:table-cell office:value-type="time" office:time-value="PT17H39M15.231S">
            <text:p>17:39:15.23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6903">
            <text:p>6903</text:p>
          </table:table-cell>
          <table:table-cell office:value-type="string">
            <text:p>Success</text:p>
          </table:table-cell>
          <table:table-cell office:value-type="float" office:value="72902">
            <text:p>72902</text:p>
          </table:table-cell>
          <table:table-cell table:number-columns-repeated="1017"/>
        </table:table-row>
        <table:table-row table:style-name="ro1">
          <table:table-cell office:value-type="float" office:value="521">
            <text:p>521</text:p>
          </table:table-cell>
          <table:table-cell office:value-type="time" office:time-value="PT17H39M16.688S">
            <text:p>17:39:16.69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5479">
            <text:p>5479</text:p>
          </table:table-cell>
          <table:table-cell office:value-type="string">
            <text:p>Success</text:p>
          </table:table-cell>
          <table:table-cell office:value-type="float" office:value="73351">
            <text:p>73351</text:p>
          </table:table-cell>
          <table:table-cell table:number-columns-repeated="1017"/>
        </table:table-row>
        <table:table-row table:style-name="ro1">
          <table:table-cell office:value-type="float" office:value="522">
            <text:p>522</text:p>
          </table:table-cell>
          <table:table-cell office:value-type="time" office:time-value="PT17H39M19.728S">
            <text:p>17:39:19.73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2466">
            <text:p>2466</text:p>
          </table:table-cell>
          <table:table-cell office:value-type="string">
            <text:p>Success</text:p>
          </table:table-cell>
          <table:table-cell office:value-type="float" office:value="23189">
            <text:p>23189</text:p>
          </table:table-cell>
          <table:table-cell table:number-columns-repeated="1017"/>
        </table:table-row>
        <table:table-row table:style-name="ro1">
          <table:table-cell office:value-type="float" office:value="523">
            <text:p>523</text:p>
          </table:table-cell>
          <table:table-cell office:value-type="time" office:time-value="PT17H39M15.784S">
            <text:p>17:39:15.78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6428">
            <text:p>6428</text:p>
          </table:table-cell>
          <table:table-cell office:value-type="string">
            <text:p>Success</text:p>
          </table:table-cell>
          <table:table-cell office:value-type="float" office:value="73351">
            <text:p>73351</text:p>
          </table:table-cell>
          <table:table-cell table:number-columns-repeated="1017"/>
        </table:table-row>
        <table:table-row table:style-name="ro1">
          <table:table-cell office:value-type="float" office:value="524">
            <text:p>524</text:p>
          </table:table-cell>
          <table:table-cell office:value-type="time" office:time-value="PT17H39M16.267S">
            <text:p>17:39:16.27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5950">
            <text:p>5950</text:p>
          </table:table-cell>
          <table:table-cell office:value-type="string">
            <text:p>Success</text:p>
          </table:table-cell>
          <table:table-cell office:value-type="float" office:value="73353">
            <text:p>73353</text:p>
          </table:table-cell>
          <table:table-cell table:number-columns-repeated="1017"/>
        </table:table-row>
        <table:table-row table:style-name="ro1">
          <table:table-cell office:value-type="float" office:value="525">
            <text:p>525</text:p>
          </table:table-cell>
          <table:table-cell office:value-type="time" office:time-value="PT17H39M16.688S">
            <text:p>17:39:16.69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5531">
            <text:p>5531</text:p>
          </table:table-cell>
          <table:table-cell office:value-type="string">
            <text:p>Success</text:p>
          </table:table-cell>
          <table:table-cell office:value-type="float" office:value="73333">
            <text:p>73333</text:p>
          </table:table-cell>
          <table:table-cell table:number-columns-repeated="1017"/>
        </table:table-row>
        <table:table-row table:style-name="ro1">
          <table:table-cell office:value-type="float" office:value="526">
            <text:p>526</text:p>
          </table:table-cell>
          <table:table-cell office:value-type="time" office:time-value="PT17H39M16.696S">
            <text:p>17:39:16.70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5529">
            <text:p>5529</text:p>
          </table:table-cell>
          <table:table-cell office:value-type="string">
            <text:p>Success</text:p>
          </table:table-cell>
          <table:table-cell office:value-type="float" office:value="73355">
            <text:p>73355</text:p>
          </table:table-cell>
          <table:table-cell table:number-columns-repeated="1017"/>
        </table:table-row>
        <table:table-row table:style-name="ro1">
          <table:table-cell office:value-type="float" office:value="527">
            <text:p>527</text:p>
          </table:table-cell>
          <table:table-cell office:value-type="time" office:time-value="PT17H39M21.46S">
            <text:p>17:39:21.46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767">
            <text:p>767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28">
            <text:p>528</text:p>
          </table:table-cell>
          <table:table-cell office:value-type="time" office:time-value="PT17H39M15.256S">
            <text:p>17:39:15.26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6970">
            <text:p>6970</text:p>
          </table:table-cell>
          <table:table-cell office:value-type="string">
            <text:p>Success</text:p>
          </table:table-cell>
          <table:table-cell office:value-type="float" office:value="72917">
            <text:p>72917</text:p>
          </table:table-cell>
          <table:table-cell table:number-columns-repeated="1017"/>
        </table:table-row>
        <table:table-row table:style-name="ro1">
          <table:table-cell office:value-type="float" office:value="529">
            <text:p>529</text:p>
          </table:table-cell>
          <table:table-cell office:value-type="time" office:time-value="PT17H39M16.675S">
            <text:p>17:39:16.68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5621">
            <text:p>5621</text:p>
          </table:table-cell>
          <table:table-cell office:value-type="string">
            <text:p>Success</text:p>
          </table:table-cell>
          <table:table-cell office:value-type="float" office:value="72790">
            <text:p>72790</text:p>
          </table:table-cell>
          <table:table-cell table:number-columns-repeated="1017"/>
        </table:table-row>
        <table:table-row table:style-name="ro1">
          <table:table-cell office:value-type="float" office:value="530">
            <text:p>530</text:p>
          </table:table-cell>
          <table:table-cell office:value-type="time" office:time-value="PT17H39M15.526S">
            <text:p>17:39:15.53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6771">
            <text:p>6771</text:p>
          </table:table-cell>
          <table:table-cell office:value-type="string">
            <text:p>Success</text:p>
          </table:table-cell>
          <table:table-cell office:value-type="float" office:value="73327">
            <text:p>73327</text:p>
          </table:table-cell>
          <table:table-cell table:number-columns-repeated="1017"/>
        </table:table-row>
        <table:table-row table:style-name="ro1">
          <table:table-cell office:value-type="float" office:value="531">
            <text:p>531</text:p>
          </table:table-cell>
          <table:table-cell office:value-type="time" office:time-value="PT17H39M22.196S">
            <text:p>17:39:22.20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37">
            <text:p>137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32">
            <text:p>532</text:p>
          </table:table-cell>
          <table:table-cell office:value-type="time" office:time-value="PT17H39M16.499S">
            <text:p>17:39:16.50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6000">
            <text:p>6000</text:p>
          </table:table-cell>
          <table:table-cell office:value-type="string">
            <text:p>Success</text:p>
          </table:table-cell>
          <table:table-cell office:value-type="float" office:value="73338">
            <text:p>73338</text:p>
          </table:table-cell>
          <table:table-cell table:number-columns-repeated="1017"/>
        </table:table-row>
        <table:table-row table:style-name="ro1">
          <table:table-cell office:value-type="float" office:value="533">
            <text:p>533</text:p>
          </table:table-cell>
          <table:table-cell office:value-type="time" office:time-value="PT17H39M16.623S">
            <text:p>17:39:16.62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5932">
            <text:p>5932</text:p>
          </table:table-cell>
          <table:table-cell office:value-type="string">
            <text:p>Success</text:p>
          </table:table-cell>
          <table:table-cell office:value-type="float" office:value="73331">
            <text:p>73331</text:p>
          </table:table-cell>
          <table:table-cell table:number-columns-repeated="1017"/>
        </table:table-row>
        <table:table-row table:style-name="ro1">
          <table:table-cell office:value-type="float" office:value="534">
            <text:p>534</text:p>
          </table:table-cell>
          <table:table-cell office:value-type="time" office:time-value="PT17H39M15.857S">
            <text:p>17:39:15.86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6702">
            <text:p>6702</text:p>
          </table:table-cell>
          <table:table-cell office:value-type="string">
            <text:p>Success</text:p>
          </table:table-cell>
          <table:table-cell office:value-type="float" office:value="73351">
            <text:p>73351</text:p>
          </table:table-cell>
          <table:table-cell table:number-columns-repeated="1017"/>
        </table:table-row>
        <table:table-row table:style-name="ro1">
          <table:table-cell office:value-type="float" office:value="535">
            <text:p>535</text:p>
          </table:table-cell>
          <table:table-cell office:value-type="time" office:time-value="PT17H39M18.301S">
            <text:p>17:39:18.30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4270">
            <text:p>4270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36">
            <text:p>536</text:p>
          </table:table-cell>
          <table:table-cell office:value-type="time" office:time-value="PT17H39M16.305S">
            <text:p>17:39:16.31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6271">
            <text:p>6271</text:p>
          </table:table-cell>
          <table:table-cell office:value-type="string">
            <text:p>Success</text:p>
          </table:table-cell>
          <table:table-cell office:value-type="float" office:value="73334">
            <text:p>73334</text:p>
          </table:table-cell>
          <table:table-cell table:number-columns-repeated="1017"/>
        </table:table-row>
        <table:table-row table:style-name="ro1">
          <table:table-cell office:value-type="float" office:value="537">
            <text:p>537</text:p>
          </table:table-cell>
          <table:table-cell office:value-type="time" office:time-value="PT17H39M20.35S">
            <text:p>17:39:20.35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2228">
            <text:p>2228</text:p>
          </table:table-cell>
          <table:table-cell office:value-type="string">
            <text:p>Success</text:p>
          </table:table-cell>
          <table:table-cell office:value-type="float" office:value="40487">
            <text:p>40487</text:p>
          </table:table-cell>
          <table:table-cell table:number-columns-repeated="1017"/>
        </table:table-row>
        <table:table-row table:style-name="ro1">
          <table:table-cell office:value-type="float" office:value="538">
            <text:p>538</text:p>
          </table:table-cell>
          <table:table-cell office:value-type="time" office:time-value="PT17H39M14.351S">
            <text:p>17:39:14.35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8227">
            <text:p>8227</text:p>
          </table:table-cell>
          <table:table-cell office:value-type="string">
            <text:p>Success</text:p>
          </table:table-cell>
          <table:table-cell office:value-type="float" office:value="73332">
            <text:p>73332</text:p>
          </table:table-cell>
          <table:table-cell table:number-columns-repeated="1017"/>
        </table:table-row>
        <table:table-row table:style-name="ro1">
          <table:table-cell office:value-type="float" office:value="539">
            <text:p>539</text:p>
          </table:table-cell>
          <table:table-cell office:value-type="time" office:time-value="PT17H39M22.119S">
            <text:p>17:39:22.12</text:p>
          </table:table-cell>
          <table:table-cell office:value-type="string">
            <text:p>TC0003_PlannerC 3-8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461">
            <text:p>461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40">
            <text:p>540</text:p>
          </table:table-cell>
          <table:table-cell office:value-type="time" office:time-value="PT17H39M19.435S">
            <text:p>17:39:19.44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3150">
            <text:p>3150</text:p>
          </table:table-cell>
          <table:table-cell office:value-type="string">
            <text:p>Success</text:p>
          </table:table-cell>
          <table:table-cell office:value-type="float" office:value="73555">
            <text:p>73555</text:p>
          </table:table-cell>
          <table:table-cell table:number-columns-repeated="1017"/>
        </table:table-row>
        <table:table-row table:style-name="ro1">
          <table:table-cell office:value-type="float" office:value="541">
            <text:p>541</text:p>
          </table:table-cell>
          <table:table-cell office:value-type="time" office:time-value="PT17H39M18.424S">
            <text:p>17:39:18.42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4162">
            <text:p>4162</text:p>
          </table:table-cell>
          <table:table-cell office:value-type="string">
            <text:p>Success</text:p>
          </table:table-cell>
          <table:table-cell office:value-type="float" office:value="73341">
            <text:p>73341</text:p>
          </table:table-cell>
          <table:table-cell table:number-columns-repeated="1017"/>
        </table:table-row>
        <table:table-row table:style-name="ro1">
          <table:table-cell office:value-type="float" office:value="542">
            <text:p>542</text:p>
          </table:table-cell>
          <table:table-cell office:value-type="time" office:time-value="PT17H39M19.721S">
            <text:p>17:39:19.72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2882">
            <text:p>2882</text:p>
          </table:table-cell>
          <table:table-cell office:value-type="string">
            <text:p>Success</text:p>
          </table:table-cell>
          <table:table-cell office:value-type="float" office:value="23241">
            <text:p>23241</text:p>
          </table:table-cell>
          <table:table-cell table:number-columns-repeated="1017"/>
        </table:table-row>
        <table:table-row table:style-name="ro1">
          <table:table-cell office:value-type="float" office:value="543">
            <text:p>543</text:p>
          </table:table-cell>
          <table:table-cell office:value-type="time" office:time-value="PT17H39M15.53S">
            <text:p>17:39:15.53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7076">
            <text:p>7076</text:p>
          </table:table-cell>
          <table:table-cell office:value-type="string">
            <text:p>Success</text:p>
          </table:table-cell>
          <table:table-cell office:value-type="float" office:value="73327">
            <text:p>73327</text:p>
          </table:table-cell>
          <table:table-cell table:number-columns-repeated="1017"/>
        </table:table-row>
        <table:table-row table:style-name="ro1">
          <table:table-cell office:value-type="float" office:value="544">
            <text:p>544</text:p>
          </table:table-cell>
          <table:table-cell office:value-type="time" office:time-value="PT17H39M16.605S">
            <text:p>17:39:16.61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6208">
            <text:p>6208</text:p>
          </table:table-cell>
          <table:table-cell office:value-type="string">
            <text:p>Success</text:p>
          </table:table-cell>
          <table:table-cell office:value-type="float" office:value="73331">
            <text:p>73331</text:p>
          </table:table-cell>
          <table:table-cell table:number-columns-repeated="1017"/>
        </table:table-row>
        <table:table-row table:style-name="ro1">
          <table:table-cell office:value-type="float" office:value="545">
            <text:p>545</text:p>
          </table:table-cell>
          <table:table-cell office:value-type="time" office:time-value="PT17H39M22.58S">
            <text:p>17:39:22.58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39">
            <text:p>239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46">
            <text:p>546</text:p>
          </table:table-cell>
          <table:table-cell office:value-type="time" office:time-value="PT17H39M20.994S">
            <text:p>17:39:20.99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017">
            <text:p>2017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47">
            <text:p>547</text:p>
          </table:table-cell>
          <table:table-cell office:value-type="time" office:time-value="PT17H39M20.581S">
            <text:p>17:39:20.58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437">
            <text:p>2437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48">
            <text:p>548</text:p>
          </table:table-cell>
          <table:table-cell office:value-type="time" office:time-value="PT17H39M21.519S">
            <text:p>17:39:21.52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502">
            <text:p>1502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49">
            <text:p>549</text:p>
          </table:table-cell>
          <table:table-cell office:value-type="time" office:time-value="PT17H39M15.534S">
            <text:p>17:39:15.53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7541">
            <text:p>7541</text:p>
          </table:table-cell>
          <table:table-cell office:value-type="string">
            <text:p>Success</text:p>
          </table:table-cell>
          <table:table-cell office:value-type="float" office:value="73337">
            <text:p>73337</text:p>
          </table:table-cell>
          <table:table-cell table:number-columns-repeated="1017"/>
        </table:table-row>
        <table:table-row table:style-name="ro1">
          <table:table-cell office:value-type="float" office:value="550">
            <text:p>550</text:p>
          </table:table-cell>
          <table:table-cell office:value-type="time" office:time-value="PT17H39M20.889S">
            <text:p>17:39:20.89</text:p>
          </table:table-cell>
          <table:table-cell office:value-type="string">
            <text:p>TC0003_PlannerC 3-25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220">
            <text:p>2220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51">
            <text:p>551</text:p>
          </table:table-cell>
          <table:table-cell office:value-type="time" office:time-value="PT17H39M21.623S">
            <text:p>17:39:21.62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490">
            <text:p>1490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52">
            <text:p>552</text:p>
          </table:table-cell>
          <table:table-cell office:value-type="time" office:time-value="PT17H39M20.655S">
            <text:p>17:39:20.66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2468">
            <text:p>2468</text:p>
          </table:table-cell>
          <table:table-cell office:value-type="string">
            <text:p>Success</text:p>
          </table:table-cell>
          <table:table-cell office:value-type="float" office:value="40572">
            <text:p>40572</text:p>
          </table:table-cell>
          <table:table-cell table:number-columns-repeated="1017"/>
        </table:table-row>
        <table:table-row table:style-name="ro1">
          <table:table-cell office:value-type="float" office:value="553">
            <text:p>553</text:p>
          </table:table-cell>
          <table:table-cell office:value-type="time" office:time-value="PT17H39M21.495S">
            <text:p>17:39:21.50</text:p>
          </table:table-cell>
          <table:table-cell office:value-type="string">
            <text:p>TC0003_PlannerC 3-20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641">
            <text:p>1641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54">
            <text:p>554</text:p>
          </table:table-cell>
          <table:table-cell office:value-type="time" office:time-value="PT17H39M16.673S">
            <text:p>17:39:16.67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6465">
            <text:p>6465</text:p>
          </table:table-cell>
          <table:table-cell office:value-type="string">
            <text:p>Success</text:p>
          </table:table-cell>
          <table:table-cell office:value-type="float" office:value="73346">
            <text:p>73346</text:p>
          </table:table-cell>
          <table:table-cell table:number-columns-repeated="1017"/>
        </table:table-row>
        <table:table-row table:style-name="ro1">
          <table:table-cell office:value-type="float" office:value="555">
            <text:p>555</text:p>
          </table:table-cell>
          <table:table-cell office:value-type="time" office:time-value="PT17H39M16.516S">
            <text:p>17:39:16.52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6622">
            <text:p>6622</text:p>
          </table:table-cell>
          <table:table-cell office:value-type="string">
            <text:p>Success</text:p>
          </table:table-cell>
          <table:table-cell office:value-type="float" office:value="73346">
            <text:p>73346</text:p>
          </table:table-cell>
          <table:table-cell table:number-columns-repeated="1017"/>
        </table:table-row>
        <table:table-row table:style-name="ro1">
          <table:table-cell office:value-type="float" office:value="556">
            <text:p>556</text:p>
          </table:table-cell>
          <table:table-cell office:value-type="time" office:time-value="PT17H39M20.988S">
            <text:p>17:39:20.99</text:p>
          </table:table-cell>
          <table:table-cell office:value-type="string">
            <text:p>TC0001_PlannerA 1-24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153">
            <text:p>2153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57">
            <text:p>557</text:p>
          </table:table-cell>
          <table:table-cell office:value-type="time" office:time-value="PT17H39M20.278S">
            <text:p>17:39:20.28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2863">
            <text:p>2863</text:p>
          </table:table-cell>
          <table:table-cell office:value-type="string">
            <text:p>Success</text:p>
          </table:table-cell>
          <table:table-cell office:value-type="float" office:value="40577">
            <text:p>40577</text:p>
          </table:table-cell>
          <table:table-cell table:number-columns-repeated="1017"/>
        </table:table-row>
        <table:table-row table:style-name="ro1">
          <table:table-cell office:value-type="float" office:value="558">
            <text:p>558</text:p>
          </table:table-cell>
          <table:table-cell office:value-type="time" office:time-value="PT17H39M15.713S">
            <text:p>17:39:15.71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7429">
            <text:p>7429</text:p>
          </table:table-cell>
          <table:table-cell office:value-type="string">
            <text:p>Success</text:p>
          </table:table-cell>
          <table:table-cell office:value-type="float" office:value="73337">
            <text:p>73337</text:p>
          </table:table-cell>
          <table:table-cell table:number-columns-repeated="1017"/>
        </table:table-row>
        <table:table-row table:style-name="ro1">
          <table:table-cell office:value-type="float" office:value="559">
            <text:p>559</text:p>
          </table:table-cell>
          <table:table-cell office:value-type="time" office:time-value="PT17H39M21.492S">
            <text:p>17:39:21.49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655">
            <text:p>1655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60">
            <text:p>560</text:p>
          </table:table-cell>
          <table:table-cell office:value-type="time" office:time-value="PT17H39M21.488S">
            <text:p>17:39:21.49</text:p>
          </table:table-cell>
          <table:table-cell office:value-type="string">
            <text:p>TC0003_PlannerC 3-11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662">
            <text:p>1662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61">
            <text:p>561</text:p>
          </table:table-cell>
          <table:table-cell office:value-type="time" office:time-value="PT17H39M22.505S">
            <text:p>17:39:22.51</text:p>
          </table:table-cell>
          <table:table-cell office:value-type="string">
            <text:p>TC0003_PlannerC 3-2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648">
            <text:p>648</text:p>
          </table:table-cell>
          <table:table-cell office:value-type="string">
            <text:p>Success</text:p>
          </table:table-cell>
          <table:table-cell office:value-type="float" office:value="35262">
            <text:p>35262</text:p>
          </table:table-cell>
          <table:table-cell table:number-columns-repeated="1017"/>
        </table:table-row>
        <table:table-row table:style-name="ro1">
          <table:table-cell office:value-type="float" office:value="562">
            <text:p>562</text:p>
          </table:table-cell>
          <table:table-cell office:value-type="time" office:time-value="PT17H39M21.311S">
            <text:p>17:39:21.31</text:p>
          </table:table-cell>
          <table:table-cell office:value-type="string">
            <text:p>TC0003_PlannerC 3-16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845">
            <text:p>1845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63">
            <text:p>563</text:p>
          </table:table-cell>
          <table:table-cell office:value-type="time" office:time-value="PT17H39M16.561S">
            <text:p>17:39:16.56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6598">
            <text:p>6598</text:p>
          </table:table-cell>
          <table:table-cell office:value-type="string">
            <text:p>Success</text:p>
          </table:table-cell>
          <table:table-cell office:value-type="float" office:value="73346">
            <text:p>73346</text:p>
          </table:table-cell>
          <table:table-cell table:number-columns-repeated="1017"/>
        </table:table-row>
        <table:table-row table:style-name="ro1">
          <table:table-cell office:value-type="float" office:value="564">
            <text:p>564</text:p>
          </table:table-cell>
          <table:table-cell office:value-type="time" office:time-value="PT17H39M20.553S">
            <text:p>17:39:20.55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613">
            <text:p>2613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65">
            <text:p>565</text:p>
          </table:table-cell>
          <table:table-cell office:value-type="time" office:time-value="PT17H39M21.507S">
            <text:p>17:39:21.51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663">
            <text:p>1663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66">
            <text:p>566</text:p>
          </table:table-cell>
          <table:table-cell office:value-type="time" office:time-value="PT17H39M20.99S">
            <text:p>17:39:20.99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181">
            <text:p>2181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67">
            <text:p>567</text:p>
          </table:table-cell>
          <table:table-cell office:value-type="time" office:time-value="PT17H39M21.488S">
            <text:p>17:39:21.49</text:p>
          </table:table-cell>
          <table:table-cell office:value-type="string">
            <text:p>TC0001_PlannerA 1-23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694">
            <text:p>1694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68">
            <text:p>568</text:p>
          </table:table-cell>
          <table:table-cell office:value-type="time" office:time-value="PT17H39M21.506S">
            <text:p>17:39:21.51</text:p>
          </table:table-cell>
          <table:table-cell office:value-type="string">
            <text:p>TC0001_PlannerA 1-22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896">
            <text:p>1896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69">
            <text:p>569</text:p>
          </table:table-cell>
          <table:table-cell office:value-type="time" office:time-value="PT17H39M23.139S">
            <text:p>17:39:23.14</text:p>
          </table:table-cell>
          <table:table-cell office:value-type="string">
            <text:p>TC0001_PlannerA 1-25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68">
            <text:p>268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70">
            <text:p>570</text:p>
          </table:table-cell>
          <table:table-cell office:value-type="time" office:time-value="PT17H39M21.496S">
            <text:p>17:39:21.50</text:p>
          </table:table-cell>
          <table:table-cell office:value-type="string">
            <text:p>TC0003_PlannerC 3-22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912">
            <text:p>1912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71">
            <text:p>571</text:p>
          </table:table-cell>
          <table:table-cell office:value-type="time" office:time-value="PT17H39M21.497S">
            <text:p>17:39:21.50</text:p>
          </table:table-cell>
          <table:table-cell office:value-type="string">
            <text:p>TC0002_PlannerB 2-22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921">
            <text:p>1921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72">
            <text:p>572</text:p>
          </table:table-cell>
          <table:table-cell office:value-type="time" office:time-value="PT17H39M21.603S">
            <text:p>17:39:21.60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815">
            <text:p>1815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73">
            <text:p>573</text:p>
          </table:table-cell>
          <table:table-cell office:value-type="time" office:time-value="PT17H39M22.587S">
            <text:p>17:39:22.59</text:p>
          </table:table-cell>
          <table:table-cell office:value-type="string">
            <text:p>TC0001_PlannerA 1-29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833">
            <text:p>833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74">
            <text:p>574</text:p>
          </table:table-cell>
          <table:table-cell office:value-type="time" office:time-value="PT17H39M21.498S">
            <text:p>17:39:21.50</text:p>
          </table:table-cell>
          <table:table-cell office:value-type="string">
            <text:p>TC0003_PlannerC 3-13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961">
            <text:p>1961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75">
            <text:p>575</text:p>
          </table:table-cell>
          <table:table-cell office:value-type="time" office:time-value="PT17H39M21.504S">
            <text:p>17:39:21.50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998">
            <text:p>1998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76">
            <text:p>576</text:p>
          </table:table-cell>
          <table:table-cell office:value-type="time" office:time-value="PT17H39M22.579S">
            <text:p>17:39:22.58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966">
            <text:p>966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577">
            <text:p>577</text:p>
          </table:table-cell>
          <table:table-cell office:value-type="time" office:time-value="PT17H39M18.508S">
            <text:p>17:39:18.51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5038">
            <text:p>5038</text:p>
          </table:table-cell>
          <table:table-cell office:value-type="string">
            <text:p>Success</text:p>
          </table:table-cell>
          <table:table-cell office:value-type="float" office:value="73555">
            <text:p>73555</text:p>
          </table:table-cell>
          <table:table-cell table:number-columns-repeated="1017"/>
        </table:table-row>
        <table:table-row table:style-name="ro1">
          <table:table-cell office:value-type="float" office:value="578">
            <text:p>578</text:p>
          </table:table-cell>
          <table:table-cell office:value-type="time" office:time-value="PT17H39M23.124S">
            <text:p>17:39:23.12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429">
            <text:p>429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79">
            <text:p>579</text:p>
          </table:table-cell>
          <table:table-cell office:value-type="time" office:time-value="PT17H39M22.561S">
            <text:p>17:39:22.56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998">
            <text:p>998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80">
            <text:p>580</text:p>
          </table:table-cell>
          <table:table-cell office:value-type="time" office:time-value="PT17H39M21.603S">
            <text:p>17:39:21.60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958">
            <text:p>1958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81">
            <text:p>581</text:p>
          </table:table-cell>
          <table:table-cell office:value-type="time" office:time-value="PT17H39M21.504S">
            <text:p>17:39:21.50</text:p>
          </table:table-cell>
          <table:table-cell office:value-type="string">
            <text:p>TC0003_PlannerC 3-15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059">
            <text:p>2059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82">
            <text:p>582</text:p>
          </table:table-cell>
          <table:table-cell office:value-type="time" office:time-value="PT17H39M22.228S">
            <text:p>17:39:22.23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344">
            <text:p>1344</text:p>
          </table:table-cell>
          <table:table-cell office:value-type="string">
            <text:p>Success</text:p>
          </table:table-cell>
          <table:table-cell office:value-type="float" office:value="35262">
            <text:p>35262</text:p>
          </table:table-cell>
          <table:table-cell table:number-columns-repeated="1017"/>
        </table:table-row>
        <table:table-row table:style-name="ro1">
          <table:table-cell office:value-type="float" office:value="583">
            <text:p>583</text:p>
          </table:table-cell>
          <table:table-cell office:value-type="time" office:time-value="PT17H39M23.547S">
            <text:p>17:39:23.55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584">
            <text:p>584</text:p>
          </table:table-cell>
          <table:table-cell office:value-type="time" office:time-value="PT17H39M20.294S">
            <text:p>17:39:20.29</text:p>
          </table:table-cell>
          <table:table-cell office:value-type="string">
            <text:p>TC0003_PlannerC 3-19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3410">
            <text:p>3410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85">
            <text:p>585</text:p>
          </table:table-cell>
          <table:table-cell office:value-type="time" office:time-value="PT17H39M22.219S">
            <text:p>17:39:22.22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497">
            <text:p>1497</text:p>
          </table:table-cell>
          <table:table-cell office:value-type="string">
            <text:p>Success</text:p>
          </table:table-cell>
          <table:table-cell office:value-type="float" office:value="35262">
            <text:p>35262</text:p>
          </table:table-cell>
          <table:table-cell table:number-columns-repeated="1017"/>
        </table:table-row>
        <table:table-row table:style-name="ro1">
          <table:table-cell office:value-type="float" office:value="586">
            <text:p>586</text:p>
          </table:table-cell>
          <table:table-cell office:value-type="time" office:time-value="PT17H39M19.373S">
            <text:p>17:39:19.37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4369">
            <text:p>4369</text:p>
          </table:table-cell>
          <table:table-cell office:value-type="string">
            <text:p>Success</text:p>
          </table:table-cell>
          <table:table-cell office:value-type="float" office:value="73355">
            <text:p>73355</text:p>
          </table:table-cell>
          <table:table-cell table:number-columns-repeated="1017"/>
        </table:table-row>
        <table:table-row table:style-name="ro1">
          <table:table-cell office:value-type="float" office:value="587">
            <text:p>587</text:p>
          </table:table-cell>
          <table:table-cell office:value-type="time" office:time-value="PT17H39M20.343S">
            <text:p>17:39:20.34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3444">
            <text:p>3444</text:p>
          </table:table-cell>
          <table:table-cell office:value-type="string">
            <text:p>Success</text:p>
          </table:table-cell>
          <table:table-cell office:value-type="float" office:value="35262">
            <text:p>35262</text:p>
          </table:table-cell>
          <table:table-cell table:number-columns-repeated="1017"/>
        </table:table-row>
        <table:table-row table:style-name="ro1">
          <table:table-cell office:value-type="float" office:value="588">
            <text:p>588</text:p>
          </table:table-cell>
          <table:table-cell office:value-type="time" office:time-value="PT17H39M22.169S">
            <text:p>17:39:22.17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635">
            <text:p>1635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89">
            <text:p>589</text:p>
          </table:table-cell>
          <table:table-cell office:value-type="time" office:time-value="PT17H39M22.136S">
            <text:p>17:39:22.14</text:p>
          </table:table-cell>
          <table:table-cell office:value-type="string">
            <text:p>TC0003_PlannerC 3-10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672">
            <text:p>1672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90">
            <text:p>590</text:p>
          </table:table-cell>
          <table:table-cell office:value-type="time" office:time-value="PT17H39M22.298S">
            <text:p>17:39:22.30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533">
            <text:p>1533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91">
            <text:p>591</text:p>
          </table:table-cell>
          <table:table-cell office:value-type="time" office:time-value="PT17H39M21.586S">
            <text:p>17:39:21.59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247">
            <text:p>2247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92">
            <text:p>592</text:p>
          </table:table-cell>
          <table:table-cell office:value-type="time" office:time-value="PT17H39M22.136S">
            <text:p>17:39:22.14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2272">
            <text:p>2272</text:p>
          </table:table-cell>
          <table:table-cell office:value-type="string">
            <text:p>Success</text:p>
          </table:table-cell>
          <table:table-cell office:value-type="float" office:value="40538">
            <text:p>40538</text:p>
          </table:table-cell>
          <table:table-cell table:number-columns-repeated="1017"/>
        </table:table-row>
        <table:table-row table:style-name="ro1">
          <table:table-cell office:value-type="float" office:value="593">
            <text:p>593</text:p>
          </table:table-cell>
          <table:table-cell office:value-type="time" office:time-value="PT17H39M23.409S">
            <text:p>17:39:23.41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1005">
            <text:p>1005</text:p>
          </table:table-cell>
          <table:table-cell office:value-type="string">
            <text:p>Success</text:p>
          </table:table-cell>
          <table:table-cell office:value-type="float" office:value="40589">
            <text:p>40589</text:p>
          </table:table-cell>
          <table:table-cell table:number-columns-repeated="1017"/>
        </table:table-row>
        <table:table-row table:style-name="ro1">
          <table:table-cell office:value-type="float" office:value="594">
            <text:p>594</text:p>
          </table:table-cell>
          <table:table-cell office:value-type="time" office:time-value="PT17H39M22.334S">
            <text:p>17:39:22.33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2088">
            <text:p>2088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595">
            <text:p>595</text:p>
          </table:table-cell>
          <table:table-cell office:value-type="time" office:time-value="PT17H39M22.227S">
            <text:p>17:39:22.23</text:p>
          </table:table-cell>
          <table:table-cell office:value-type="string">
            <text:p>TC0003_PlannerC 3-9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202">
            <text:p>2202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596">
            <text:p>596</text:p>
          </table:table-cell>
          <table:table-cell office:value-type="time" office:time-value="PT17H39M18.302S">
            <text:p>17:39:18.30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6127">
            <text:p>6127</text:p>
          </table:table-cell>
          <table:table-cell office:value-type="string">
            <text:p>Success</text:p>
          </table:table-cell>
          <table:table-cell office:value-type="float" office:value="73360">
            <text:p>73360</text:p>
          </table:table-cell>
          <table:table-cell table:number-columns-repeated="1017"/>
        </table:table-row>
        <table:table-row table:style-name="ro1">
          <table:table-cell office:value-type="float" office:value="597">
            <text:p>597</text:p>
          </table:table-cell>
          <table:table-cell office:value-type="time" office:time-value="PT17H39M18.509S">
            <text:p>17:39:18.51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5921">
            <text:p>5921</text:p>
          </table:table-cell>
          <table:table-cell office:value-type="string">
            <text:p>Success</text:p>
          </table:table-cell>
          <table:table-cell office:value-type="float" office:value="73560">
            <text:p>73560</text:p>
          </table:table-cell>
          <table:table-cell table:number-columns-repeated="1017"/>
        </table:table-row>
        <table:table-row table:style-name="ro1">
          <table:table-cell office:value-type="float" office:value="598">
            <text:p>598</text:p>
          </table:table-cell>
          <table:table-cell office:value-type="time" office:time-value="PT17H39M23.418S">
            <text:p>17:39:23.42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1012">
            <text:p>1012</text:p>
          </table:table-cell>
          <table:table-cell office:value-type="string">
            <text:p>Success</text:p>
          </table:table-cell>
          <table:table-cell office:value-type="float" office:value="40611">
            <text:p>40611</text:p>
          </table:table-cell>
          <table:table-cell table:number-columns-repeated="1017"/>
        </table:table-row>
        <table:table-row table:style-name="ro1">
          <table:table-cell office:value-type="float" office:value="599">
            <text:p>599</text:p>
          </table:table-cell>
          <table:table-cell office:value-type="time" office:time-value="PT17H39M19.466S">
            <text:p>17:39:19.47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4966">
            <text:p>4966</text:p>
          </table:table-cell>
          <table:table-cell office:value-type="string">
            <text:p>Success</text:p>
          </table:table-cell>
          <table:table-cell office:value-type="float" office:value="73355">
            <text:p>73355</text:p>
          </table:table-cell>
          <table:table-cell table:number-columns-repeated="1017"/>
        </table:table-row>
        <table:table-row table:style-name="ro1">
          <table:table-cell office:value-type="float" office:value="600">
            <text:p>600</text:p>
          </table:table-cell>
          <table:table-cell office:value-type="time" office:time-value="PT17H39M19.472S">
            <text:p>17:39:19.47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4965">
            <text:p>4965</text:p>
          </table:table-cell>
          <table:table-cell office:value-type="string">
            <text:p>Success</text:p>
          </table:table-cell>
          <table:table-cell office:value-type="float" office:value="73555">
            <text:p>73555</text:p>
          </table:table-cell>
          <table:table-cell table:number-columns-repeated="1017"/>
        </table:table-row>
        <table:table-row table:style-name="ro1">
          <table:table-cell office:value-type="float" office:value="601">
            <text:p>601</text:p>
          </table:table-cell>
          <table:table-cell office:value-type="time" office:time-value="PT17H39M22.028S">
            <text:p>17:39:22.03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2411">
            <text:p>2411</text:p>
          </table:table-cell>
          <table:table-cell office:value-type="string">
            <text:p>Success</text:p>
          </table:table-cell>
          <table:table-cell office:value-type="float" office:value="51603">
            <text:p>51603</text:p>
          </table:table-cell>
          <table:table-cell table:number-columns-repeated="1017"/>
        </table:table-row>
        <table:table-row table:style-name="ro1">
          <table:table-cell office:value-type="float" office:value="602">
            <text:p>602</text:p>
          </table:table-cell>
          <table:table-cell office:value-type="time" office:time-value="PT17H39M23.548S">
            <text:p>17:39:23.55</text:p>
          </table:table-cell>
          <table:table-cell office:value-type="string">
            <text:p>TC0002_PlannerB 2-28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891">
            <text:p>891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03">
            <text:p>603</text:p>
          </table:table-cell>
          <table:table-cell office:value-type="time" office:time-value="PT17H39M19.592S">
            <text:p>17:39:19.59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4853">
            <text:p>4853</text:p>
          </table:table-cell>
          <table:table-cell office:value-type="string">
            <text:p>Success</text:p>
          </table:table-cell>
          <table:table-cell office:value-type="float" office:value="73606">
            <text:p>73606</text:p>
          </table:table-cell>
          <table:table-cell table:number-columns-repeated="1017"/>
        </table:table-row>
        <table:table-row table:style-name="ro1">
          <table:table-cell office:value-type="float" office:value="604">
            <text:p>604</text:p>
          </table:table-cell>
          <table:table-cell office:value-type="time" office:time-value="PT17H39M22.214S">
            <text:p>17:39:22.21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232">
            <text:p>2232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05">
            <text:p>605</text:p>
          </table:table-cell>
          <table:table-cell office:value-type="time" office:time-value="PT17H39M19.586S">
            <text:p>17:39:19.59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4879">
            <text:p>4879</text:p>
          </table:table-cell>
          <table:table-cell office:value-type="string">
            <text:p>Success</text:p>
          </table:table-cell>
          <table:table-cell office:value-type="float" office:value="73640">
            <text:p>73640</text:p>
          </table:table-cell>
          <table:table-cell table:number-columns-repeated="1017"/>
        </table:table-row>
        <table:table-row table:style-name="ro1">
          <table:table-cell office:value-type="float" office:value="606">
            <text:p>606</text:p>
          </table:table-cell>
          <table:table-cell office:value-type="time" office:time-value="PT17H39M21.502S">
            <text:p>17:39:21.50</text:p>
          </table:table-cell>
          <table:table-cell office:value-type="string">
            <text:p>TC0003_PlannerC 3-24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965">
            <text:p>2965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07">
            <text:p>607</text:p>
          </table:table-cell>
          <table:table-cell office:value-type="time" office:time-value="PT17H39M19.549S">
            <text:p>17:39:19.55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4917">
            <text:p>4917</text:p>
          </table:table-cell>
          <table:table-cell office:value-type="string">
            <text:p>Success</text:p>
          </table:table-cell>
          <table:table-cell office:value-type="float" office:value="73640">
            <text:p>73640</text:p>
          </table:table-cell>
          <table:table-cell table:number-columns-repeated="1017"/>
        </table:table-row>
        <table:table-row table:style-name="ro1">
          <table:table-cell office:value-type="float" office:value="608">
            <text:p>608</text:p>
          </table:table-cell>
          <table:table-cell office:value-type="time" office:time-value="PT17H39M19.562S">
            <text:p>17:39:19.56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4902">
            <text:p>4902</text:p>
          </table:table-cell>
          <table:table-cell office:value-type="string">
            <text:p>Success</text:p>
          </table:table-cell>
          <table:table-cell office:value-type="float" office:value="73555">
            <text:p>73555</text:p>
          </table:table-cell>
          <table:table-cell table:number-columns-repeated="1017"/>
        </table:table-row>
        <table:table-row table:style-name="ro1">
          <table:table-cell office:value-type="float" office:value="609">
            <text:p>609</text:p>
          </table:table-cell>
          <table:table-cell office:value-type="time" office:time-value="PT17H39M24.439S">
            <text:p>17:39:24.44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10">
            <text:p>610</text:p>
          </table:table-cell>
          <table:table-cell office:value-type="time" office:time-value="PT17H39M24.43S">
            <text:p>17:39:24.43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11">
            <text:p>611</text:p>
          </table:table-cell>
          <table:table-cell office:value-type="time" office:time-value="PT17H39M24.471S">
            <text:p>17:39:24.47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12">
            <text:p>612</text:p>
          </table:table-cell>
          <table:table-cell office:value-type="time" office:time-value="PT17H39M24.478S">
            <text:p>17:39:24.48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13">
            <text:p>613</text:p>
          </table:table-cell>
          <table:table-cell office:value-type="time" office:time-value="PT17H39M23.65S">
            <text:p>17:39:23.65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905">
            <text:p>905</text:p>
          </table:table-cell>
          <table:table-cell office:value-type="string">
            <text:p>Success</text:p>
          </table:table-cell>
          <table:table-cell office:value-type="float" office:value="38277">
            <text:p>38277</text:p>
          </table:table-cell>
          <table:table-cell table:number-columns-repeated="1017"/>
        </table:table-row>
        <table:table-row table:style-name="ro1">
          <table:table-cell office:value-type="float" office:value="614">
            <text:p>614</text:p>
          </table:table-cell>
          <table:table-cell office:value-type="time" office:time-value="PT17H39M24.556S">
            <text:p>17:39:24.56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15">
            <text:p>615</text:p>
          </table:table-cell>
          <table:table-cell office:value-type="time" office:time-value="PT17H39M24.531S">
            <text:p>17:39:24.53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16">
            <text:p>616</text:p>
          </table:table-cell>
          <table:table-cell office:value-type="time" office:time-value="PT17H39M24.548S">
            <text:p>17:39:24.55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17">
            <text:p>617</text:p>
          </table:table-cell>
          <table:table-cell office:value-type="time" office:time-value="PT17H39M24.619S">
            <text:p>17:39:24.62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18">
            <text:p>618</text:p>
          </table:table-cell>
          <table:table-cell office:value-type="time" office:time-value="PT17H39M24.68S">
            <text:p>17:39:24.68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19">
            <text:p>619</text:p>
          </table:table-cell>
          <table:table-cell office:value-type="time" office:time-value="PT17H39M24.722S">
            <text:p>17:39:24.72</text:p>
          </table:table-cell>
          <table:table-cell office:value-type="string">
            <text:p>TC0003_PlannerC 3-17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620">
            <text:p>620</text:p>
          </table:table-cell>
          <table:table-cell office:value-type="time" office:time-value="PT17H39M24.748S">
            <text:p>17:39:24.75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621">
            <text:p>621</text:p>
          </table:table-cell>
          <table:table-cell office:value-type="time" office:time-value="PT17H39M22.574S">
            <text:p>17:39:22.57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2404">
            <text:p>2404</text:p>
          </table:table-cell>
          <table:table-cell office:value-type="string">
            <text:p>Success</text:p>
          </table:table-cell>
          <table:table-cell office:value-type="float" office:value="40586">
            <text:p>40586</text:p>
          </table:table-cell>
          <table:table-cell table:number-columns-repeated="1017"/>
        </table:table-row>
        <table:table-row table:style-name="ro1">
          <table:table-cell office:value-type="float" office:value="622">
            <text:p>622</text:p>
          </table:table-cell>
          <table:table-cell office:value-type="time" office:time-value="PT17H39M23.012S">
            <text:p>17:39:23.01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976">
            <text:p>1976</text:p>
          </table:table-cell>
          <table:table-cell office:value-type="string">
            <text:p>Success</text:p>
          </table:table-cell>
          <table:table-cell office:value-type="float" office:value="40652">
            <text:p>40652</text:p>
          </table:table-cell>
          <table:table-cell table:number-columns-repeated="1017"/>
        </table:table-row>
        <table:table-row table:style-name="ro1">
          <table:table-cell office:value-type="float" office:value="623">
            <text:p>623</text:p>
          </table:table-cell>
          <table:table-cell office:value-type="time" office:time-value="PT17H39M21.517S">
            <text:p>17:39:21.52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3479">
            <text:p>3479</text:p>
          </table:table-cell>
          <table:table-cell office:value-type="string">
            <text:p>Success</text:p>
          </table:table-cell>
          <table:table-cell office:value-type="float" office:value="40652">
            <text:p>40652</text:p>
          </table:table-cell>
          <table:table-cell table:number-columns-repeated="1017"/>
        </table:table-row>
        <table:table-row table:style-name="ro1">
          <table:table-cell office:value-type="float" office:value="624">
            <text:p>624</text:p>
          </table:table-cell>
          <table:table-cell office:value-type="time" office:time-value="PT17H39M20.282S">
            <text:p>17:39:20.28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4719">
            <text:p>4719</text:p>
          </table:table-cell>
          <table:table-cell office:value-type="string">
            <text:p>Success</text:p>
          </table:table-cell>
          <table:table-cell office:value-type="float" office:value="40583">
            <text:p>40583</text:p>
          </table:table-cell>
          <table:table-cell table:number-columns-repeated="1017"/>
        </table:table-row>
        <table:table-row table:style-name="ro1">
          <table:table-cell office:value-type="float" office:value="625">
            <text:p>625</text:p>
          </table:table-cell>
          <table:table-cell office:value-type="time" office:time-value="PT17H39M21.495S">
            <text:p>17:39:21.50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3510">
            <text:p>3510</text:p>
          </table:table-cell>
          <table:table-cell office:value-type="string">
            <text:p>Success</text:p>
          </table:table-cell>
          <table:table-cell office:value-type="float" office:value="40582">
            <text:p>40582</text:p>
          </table:table-cell>
          <table:table-cell table:number-columns-repeated="1017"/>
        </table:table-row>
        <table:table-row table:style-name="ro1">
          <table:table-cell office:value-type="float" office:value="626">
            <text:p>626</text:p>
          </table:table-cell>
          <table:table-cell office:value-type="time" office:time-value="PT17H39M20.369S">
            <text:p>17:39:20.37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4636">
            <text:p>4636</text:p>
          </table:table-cell>
          <table:table-cell office:value-type="string">
            <text:p>Success</text:p>
          </table:table-cell>
          <table:table-cell office:value-type="float" office:value="40582">
            <text:p>40582</text:p>
          </table:table-cell>
          <table:table-cell table:number-columns-repeated="1017"/>
        </table:table-row>
        <table:table-row table:style-name="ro1">
          <table:table-cell office:value-type="float" office:value="627">
            <text:p>627</text:p>
          </table:table-cell>
          <table:table-cell office:value-type="time" office:time-value="PT17H39M21.002S">
            <text:p>17:39:21.00</text:p>
          </table:table-cell>
          <table:table-cell office:value-type="string">
            <text:p>TC0003_PlannerC 3-18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4016">
            <text:p>4016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28">
            <text:p>628</text:p>
          </table:table-cell>
          <table:table-cell office:value-type="time" office:time-value="PT17H39M24.624S">
            <text:p>17:39:24.62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400">
            <text:p>400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629">
            <text:p>629</text:p>
          </table:table-cell>
          <table:table-cell office:value-type="time" office:time-value="PT17H39M24.421S">
            <text:p>17:39:24.42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613">
            <text:p>613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630">
            <text:p>630</text:p>
          </table:table-cell>
          <table:table-cell office:value-type="time" office:time-value="PT17H39M21.01S">
            <text:p>17:39:21.01</text:p>
          </table:table-cell>
          <table:table-cell office:value-type="string">
            <text:p>TC0003_PlannerC 3-12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4033">
            <text:p>4033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31">
            <text:p>631</text:p>
          </table:table-cell>
          <table:table-cell office:value-type="time" office:time-value="PT17H39M21.465S">
            <text:p>17:39:21.47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3600">
            <text:p>3600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32">
            <text:p>632</text:p>
          </table:table-cell>
          <table:table-cell office:value-type="time" office:time-value="PT17H39M19.545S">
            <text:p>17:39:19.55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5519">
            <text:p>5519</text:p>
          </table:table-cell>
          <table:table-cell office:value-type="string">
            <text:p>Success</text:p>
          </table:table-cell>
          <table:table-cell office:value-type="float" office:value="73640">
            <text:p>73640</text:p>
          </table:table-cell>
          <table:table-cell table:number-columns-repeated="1017"/>
        </table:table-row>
        <table:table-row table:style-name="ro1">
          <table:table-cell office:value-type="float" office:value="633">
            <text:p>633</text:p>
          </table:table-cell>
          <table:table-cell office:value-type="time" office:time-value="PT17H39M15.871S">
            <text:p>17:39:15.87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9197">
            <text:p>9197</text:p>
          </table:table-cell>
          <table:table-cell office:value-type="string">
            <text:p>Success</text:p>
          </table:table-cell>
          <table:table-cell office:value-type="float" office:value="73339">
            <text:p>73339</text:p>
          </table:table-cell>
          <table:table-cell table:number-columns-repeated="1017"/>
        </table:table-row>
        <table:table-row table:style-name="ro1">
          <table:table-cell office:value-type="float" office:value="634">
            <text:p>634</text:p>
          </table:table-cell>
          <table:table-cell office:value-type="time" office:time-value="PT17H39M20.609S">
            <text:p>17:39:20.61</text:p>
          </table:table-cell>
          <table:table-cell office:value-type="string">
            <text:p>TC0003_PlannerC 3-14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4466">
            <text:p>4466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35">
            <text:p>635</text:p>
          </table:table-cell>
          <table:table-cell office:value-type="time" office:time-value="PT17H39M24.414S">
            <text:p>17:39:24.41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713">
            <text:p>713</text:p>
          </table:table-cell>
          <table:table-cell office:value-type="string">
            <text:p>Success</text:p>
          </table:table-cell>
          <table:table-cell office:value-type="float" office:value="179213">
            <text:p>179213</text:p>
          </table:table-cell>
          <table:table-cell table:number-columns-repeated="1017"/>
        </table:table-row>
        <table:table-row table:style-name="ro1">
          <table:table-cell office:value-type="float" office:value="636">
            <text:p>636</text:p>
          </table:table-cell>
          <table:table-cell office:value-type="time" office:time-value="PT17H39M24.769S">
            <text:p>17:39:24.77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418">
            <text:p>418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637">
            <text:p>637</text:p>
          </table:table-cell>
          <table:table-cell office:value-type="time" office:time-value="PT17H39M25.005S">
            <text:p>17:39:25.01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232">
            <text:p>232</text:p>
          </table:table-cell>
          <table:table-cell office:value-type="string">
            <text:p>Success</text:p>
          </table:table-cell>
          <table:table-cell office:value-type="float" office:value="179213">
            <text:p>179213</text:p>
          </table:table-cell>
          <table:table-cell table:number-columns-repeated="1017"/>
        </table:table-row>
        <table:table-row table:style-name="ro1">
          <table:table-cell office:value-type="float" office:value="638">
            <text:p>638</text:p>
          </table:table-cell>
          <table:table-cell office:value-type="time" office:time-value="PT17H39M25.006S">
            <text:p>17:39:25.01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234">
            <text:p>234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639">
            <text:p>639</text:p>
          </table:table-cell>
          <table:table-cell office:value-type="time" office:time-value="PT17H39M24.995S">
            <text:p>17:39:25.00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248">
            <text:p>248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640">
            <text:p>640</text:p>
          </table:table-cell>
          <table:table-cell office:value-type="time" office:time-value="PT17H39M24.662S">
            <text:p>17:39:24.66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613">
            <text:p>613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641">
            <text:p>641</text:p>
          </table:table-cell>
          <table:table-cell office:value-type="time" office:time-value="PT17H39M23.021S">
            <text:p>17:39:23.02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2282">
            <text:p>2282</text:p>
          </table:table-cell>
          <table:table-cell office:value-type="string">
            <text:p>Success</text:p>
          </table:table-cell>
          <table:table-cell office:value-type="float" office:value="40652">
            <text:p>40652</text:p>
          </table:table-cell>
          <table:table-cell table:number-columns-repeated="1017"/>
        </table:table-row>
        <table:table-row table:style-name="ro1">
          <table:table-cell office:value-type="float" office:value="642">
            <text:p>642</text:p>
          </table:table-cell>
          <table:table-cell office:value-type="time" office:time-value="PT17H39M23.16S">
            <text:p>17:39:23.16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153">
            <text:p>2153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43">
            <text:p>643</text:p>
          </table:table-cell>
          <table:table-cell office:value-type="time" office:time-value="PT17H39M23.076S">
            <text:p>17:39:23.08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242">
            <text:p>2242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44">
            <text:p>644</text:p>
          </table:table-cell>
          <table:table-cell office:value-type="time" office:time-value="PT17H39M22.298S">
            <text:p>17:39:22.30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3035">
            <text:p>3035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45">
            <text:p>645</text:p>
          </table:table-cell>
          <table:table-cell office:value-type="time" office:time-value="PT17H39M22.821S">
            <text:p>17:39:22.82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2523">
            <text:p>2523</text:p>
          </table:table-cell>
          <table:table-cell office:value-type="string">
            <text:p>Success</text:p>
          </table:table-cell>
          <table:table-cell office:value-type="float" office:value="40661">
            <text:p>40661</text:p>
          </table:table-cell>
          <table:table-cell table:number-columns-repeated="1017"/>
        </table:table-row>
        <table:table-row table:style-name="ro1">
          <table:table-cell office:value-type="float" office:value="646">
            <text:p>646</text:p>
          </table:table-cell>
          <table:table-cell office:value-type="time" office:time-value="PT17H39M21.038S">
            <text:p>17:39:21.04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4319">
            <text:p>4319</text:p>
          </table:table-cell>
          <table:table-cell office:value-type="string">
            <text:p>Success</text:p>
          </table:table-cell>
          <table:table-cell office:value-type="float" office:value="40607">
            <text:p>40607</text:p>
          </table:table-cell>
          <table:table-cell table:number-columns-repeated="1017"/>
        </table:table-row>
        <table:table-row table:style-name="ro1">
          <table:table-cell office:value-type="float" office:value="647">
            <text:p>647</text:p>
          </table:table-cell>
          <table:table-cell office:value-type="time" office:time-value="PT17H39M24.431S">
            <text:p>17:39:24.43</text:p>
          </table:table-cell>
          <table:table-cell office:value-type="string">
            <text:p>TC0001_PlannerA 1-30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928">
            <text:p>928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48">
            <text:p>648</text:p>
          </table:table-cell>
          <table:table-cell office:value-type="time" office:time-value="PT17H39M22.227S">
            <text:p>17:39:22.23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3220">
            <text:p>3220</text:p>
          </table:table-cell>
          <table:table-cell office:value-type="string">
            <text:p>Success</text:p>
          </table:table-cell>
          <table:table-cell office:value-type="float" office:value="40615">
            <text:p>40615</text:p>
          </table:table-cell>
          <table:table-cell table:number-columns-repeated="1017"/>
        </table:table-row>
        <table:table-row table:style-name="ro1">
          <table:table-cell office:value-type="float" office:value="649">
            <text:p>649</text:p>
          </table:table-cell>
          <table:table-cell office:value-type="time" office:time-value="PT17H39M21.594S">
            <text:p>17:39:21.59</text:p>
          </table:table-cell>
          <table:table-cell office:value-type="string">
            <text:p>TC0003_PlannerC 3-3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3938">
            <text:p>3938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50">
            <text:p>650</text:p>
          </table:table-cell>
          <table:table-cell office:value-type="time" office:time-value="PT17H39M21.517S">
            <text:p>17:39:21.52</text:p>
          </table:table-cell>
          <table:table-cell office:value-type="string">
            <text:p>TC0003_PlannerC 3-5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4044">
            <text:p>4044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51">
            <text:p>651</text:p>
          </table:table-cell>
          <table:table-cell office:value-type="time" office:time-value="PT17H39M23.183S">
            <text:p>17:39:23.18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2405">
            <text:p>2405</text:p>
          </table:table-cell>
          <table:table-cell office:value-type="string">
            <text:p>Success</text:p>
          </table:table-cell>
          <table:table-cell office:value-type="float" office:value="40616">
            <text:p>40616</text:p>
          </table:table-cell>
          <table:table-cell table:number-columns-repeated="1017"/>
        </table:table-row>
        <table:table-row table:style-name="ro1">
          <table:table-cell office:value-type="float" office:value="652">
            <text:p>652</text:p>
          </table:table-cell>
          <table:table-cell office:value-type="time" office:time-value="PT17H39M21.511S">
            <text:p>17:39:21.51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4078">
            <text:p>4078</text:p>
          </table:table-cell>
          <table:table-cell office:value-type="string">
            <text:p>Success</text:p>
          </table:table-cell>
          <table:table-cell office:value-type="float" office:value="40612">
            <text:p>40612</text:p>
          </table:table-cell>
          <table:table-cell table:number-columns-repeated="1017"/>
        </table:table-row>
        <table:table-row table:style-name="ro1">
          <table:table-cell office:value-type="float" office:value="653">
            <text:p>653</text:p>
          </table:table-cell>
          <table:table-cell office:value-type="time" office:time-value="PT17H39M21.603S">
            <text:p>17:39:21.60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3988">
            <text:p>3988</text:p>
          </table:table-cell>
          <table:table-cell office:value-type="string">
            <text:p>Success</text:p>
          </table:table-cell>
          <table:table-cell office:value-type="float" office:value="40612">
            <text:p>40612</text:p>
          </table:table-cell>
          <table:table-cell table:number-columns-repeated="1017"/>
        </table:table-row>
        <table:table-row table:style-name="ro1">
          <table:table-cell office:value-type="float" office:value="654">
            <text:p>654</text:p>
          </table:table-cell>
          <table:table-cell office:value-type="time" office:time-value="PT17H39M25.044S">
            <text:p>17:39:25.04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548">
            <text:p>548</text:p>
          </table:table-cell>
          <table:table-cell office:value-type="string">
            <text:p>Success</text:p>
          </table:table-cell>
          <table:table-cell office:value-type="float" office:value="40665">
            <text:p>40665</text:p>
          </table:table-cell>
          <table:table-cell table:number-columns-repeated="1017"/>
        </table:table-row>
        <table:table-row table:style-name="ro1">
          <table:table-cell office:value-type="float" office:value="655">
            <text:p>655</text:p>
          </table:table-cell>
          <table:table-cell office:value-type="time" office:time-value="PT17H39M18.28S">
            <text:p>17:39:18.28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7313">
            <text:p>7313</text:p>
          </table:table-cell>
          <table:table-cell office:value-type="string">
            <text:p>Success</text:p>
          </table:table-cell>
          <table:table-cell office:value-type="float" office:value="73640">
            <text:p>73640</text:p>
          </table:table-cell>
          <table:table-cell table:number-columns-repeated="1017"/>
        </table:table-row>
        <table:table-row table:style-name="ro1">
          <table:table-cell office:value-type="float" office:value="656">
            <text:p>656</text:p>
          </table:table-cell>
          <table:table-cell office:value-type="time" office:time-value="PT17H39M19.572S">
            <text:p>17:39:19.57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6023">
            <text:p>6023</text:p>
          </table:table-cell>
          <table:table-cell office:value-type="string">
            <text:p>Success</text:p>
          </table:table-cell>
          <table:table-cell office:value-type="float" office:value="73675">
            <text:p>73675</text:p>
          </table:table-cell>
          <table:table-cell table:number-columns-repeated="1017"/>
        </table:table-row>
        <table:table-row table:style-name="ro1">
          <table:table-cell office:value-type="float" office:value="657">
            <text:p>657</text:p>
          </table:table-cell>
          <table:table-cell office:value-type="time" office:time-value="PT17H39M15.974S">
            <text:p>17:39:15.97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9627">
            <text:p>9627</text:p>
          </table:table-cell>
          <table:table-cell office:value-type="string">
            <text:p>Success</text:p>
          </table:table-cell>
          <table:table-cell office:value-type="float" office:value="73356">
            <text:p>73356</text:p>
          </table:table-cell>
          <table:table-cell table:number-columns-repeated="1017"/>
        </table:table-row>
        <table:table-row table:style-name="ro1">
          <table:table-cell office:value-type="float" office:value="658">
            <text:p>658</text:p>
          </table:table-cell>
          <table:table-cell office:value-type="time" office:time-value="PT17H39M22.608S">
            <text:p>17:39:22.61</text:p>
          </table:table-cell>
          <table:table-cell office:value-type="string">
            <text:p>TC0003_PlannerC 3-23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996">
            <text:p>2996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59">
            <text:p>659</text:p>
          </table:table-cell>
          <table:table-cell office:value-type="time" office:time-value="PT17H39M23.553S">
            <text:p>17:39:23.55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2067">
            <text:p>2067</text:p>
          </table:table-cell>
          <table:table-cell office:value-type="string">
            <text:p>Success</text:p>
          </table:table-cell>
          <table:table-cell office:value-type="float" office:value="45046">
            <text:p>45046</text:p>
          </table:table-cell>
          <table:table-cell table:number-columns-repeated="1017"/>
        </table:table-row>
        <table:table-row table:style-name="ro1">
          <table:table-cell office:value-type="float" office:value="660">
            <text:p>660</text:p>
          </table:table-cell>
          <table:table-cell office:value-type="time" office:time-value="PT17H39M23.142S">
            <text:p>17:39:23.14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2484">
            <text:p>2484</text:p>
          </table:table-cell>
          <table:table-cell office:value-type="string">
            <text:p>Success</text:p>
          </table:table-cell>
          <table:table-cell office:value-type="float" office:value="59908">
            <text:p>59908</text:p>
          </table:table-cell>
          <table:table-cell table:number-columns-repeated="1017"/>
        </table:table-row>
        <table:table-row table:style-name="ro1">
          <table:table-cell office:value-type="float" office:value="661">
            <text:p>661</text:p>
          </table:table-cell>
          <table:table-cell office:value-type="time" office:time-value="PT17H39M22.221S">
            <text:p>17:39:22.22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3411">
            <text:p>3411</text:p>
          </table:table-cell>
          <table:table-cell office:value-type="string">
            <text:p>Success</text:p>
          </table:table-cell>
          <table:table-cell office:value-type="float" office:value="35262">
            <text:p>35262</text:p>
          </table:table-cell>
          <table:table-cell table:number-columns-repeated="1017"/>
        </table:table-row>
        <table:table-row table:style-name="ro1">
          <table:table-cell office:value-type="float" office:value="662">
            <text:p>662</text:p>
          </table:table-cell>
          <table:table-cell office:value-type="time" office:time-value="PT17H39M22.587S">
            <text:p>17:39:22.59</text:p>
          </table:table-cell>
          <table:table-cell office:value-type="string">
            <text:p>TC0002_PlannerB 2-25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3045">
            <text:p>3045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63">
            <text:p>663</text:p>
          </table:table-cell>
          <table:table-cell office:value-type="time" office:time-value="PT17H39M23.14S">
            <text:p>17:39:23.14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515">
            <text:p>2515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64">
            <text:p>664</text:p>
          </table:table-cell>
          <table:table-cell office:value-type="time" office:time-value="PT17H39M22.578S">
            <text:p>17:39:22.58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3090">
            <text:p>3090</text:p>
          </table:table-cell>
          <table:table-cell office:value-type="string">
            <text:p>Success</text:p>
          </table:table-cell>
          <table:table-cell office:value-type="float" office:value="35262">
            <text:p>35262</text:p>
          </table:table-cell>
          <table:table-cell table:number-columns-repeated="1017"/>
        </table:table-row>
        <table:table-row table:style-name="ro1">
          <table:table-cell office:value-type="float" office:value="665">
            <text:p>665</text:p>
          </table:table-cell>
          <table:table-cell office:value-type="time" office:time-value="PT17H39M25.621S">
            <text:p>17:39:25.62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6">
            <text:p>666</text:p>
          </table:table-cell>
          <table:table-cell office:value-type="time" office:time-value="PT17H39M25.59S">
            <text:p>17:39:25.59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158">
            <text:p>158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667">
            <text:p>667</text:p>
          </table:table-cell>
          <table:table-cell office:value-type="time" office:time-value="PT17H39M25.359S">
            <text:p>17:39:25.36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392">
            <text:p>392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668">
            <text:p>668</text:p>
          </table:table-cell>
          <table:table-cell office:value-type="time" office:time-value="PT17H39M25.669S">
            <text:p>17:39:25.67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69">
            <text:p>669</text:p>
          </table:table-cell>
          <table:table-cell office:value-type="time" office:time-value="PT17H39M25.345S">
            <text:p>17:39:25.35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412">
            <text:p>412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670">
            <text:p>670</text:p>
          </table:table-cell>
          <table:table-cell office:value-type="time" office:time-value="PT17H39M25.752S">
            <text:p>17:39:25.75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71">
            <text:p>671</text:p>
          </table:table-cell>
          <table:table-cell office:value-type="time" office:time-value="PT17H39M25.597S">
            <text:p>17:39:25.60</text:p>
          </table:table-cell>
          <table:table-cell office:value-type="string">
            <text:p>TC0002_PlannerB 2-26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320">
            <text:p>320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72">
            <text:p>672</text:p>
          </table:table-cell>
          <table:table-cell office:value-type="time" office:time-value="PT17H39M23.563S">
            <text:p>17:39:23.56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2360">
            <text:p>2360</text:p>
          </table:table-cell>
          <table:table-cell office:value-type="string">
            <text:p>Success</text:p>
          </table:table-cell>
          <table:table-cell office:value-type="float" office:value="40661">
            <text:p>40661</text:p>
          </table:table-cell>
          <table:table-cell table:number-columns-repeated="1017"/>
        </table:table-row>
        <table:table-row table:style-name="ro1">
          <table:table-cell office:value-type="float" office:value="673">
            <text:p>673</text:p>
          </table:table-cell>
          <table:table-cell office:value-type="time" office:time-value="PT17H39M23.419S">
            <text:p>17:39:23.42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2529">
            <text:p>2529</text:p>
          </table:table-cell>
          <table:table-cell office:value-type="string">
            <text:p>Success</text:p>
          </table:table-cell>
          <table:table-cell office:value-type="float" office:value="40661">
            <text:p>40661</text:p>
          </table:table-cell>
          <table:table-cell table:number-columns-repeated="1017"/>
        </table:table-row>
        <table:table-row table:style-name="ro1">
          <table:table-cell office:value-type="float" office:value="674">
            <text:p>674</text:p>
          </table:table-cell>
          <table:table-cell office:value-type="time" office:time-value="PT17H39M23.171S">
            <text:p>17:39:23.17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2780">
            <text:p>2780</text:p>
          </table:table-cell>
          <table:table-cell office:value-type="string">
            <text:p>Success</text:p>
          </table:table-cell>
          <table:table-cell office:value-type="float" office:value="40680">
            <text:p>40680</text:p>
          </table:table-cell>
          <table:table-cell table:number-columns-repeated="1017"/>
        </table:table-row>
        <table:table-row table:style-name="ro1">
          <table:table-cell office:value-type="float" office:value="675">
            <text:p>675</text:p>
          </table:table-cell>
          <table:table-cell office:value-type="time" office:time-value="PT17H39M21.509S">
            <text:p>17:39:21.51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4456">
            <text:p>4456</text:p>
          </table:table-cell>
          <table:table-cell office:value-type="string">
            <text:p>Success</text:p>
          </table:table-cell>
          <table:table-cell office:value-type="float" office:value="40661">
            <text:p>40661</text:p>
          </table:table-cell>
          <table:table-cell table:number-columns-repeated="1017"/>
        </table:table-row>
        <table:table-row table:style-name="ro1">
          <table:table-cell office:value-type="float" office:value="676">
            <text:p>676</text:p>
          </table:table-cell>
          <table:table-cell office:value-type="time" office:time-value="PT17H39M23.171S">
            <text:p>17:39:23.17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2797">
            <text:p>2797</text:p>
          </table:table-cell>
          <table:table-cell office:value-type="string">
            <text:p>Success</text:p>
          </table:table-cell>
          <table:table-cell office:value-type="float" office:value="40665">
            <text:p>40665</text:p>
          </table:table-cell>
          <table:table-cell table:number-columns-repeated="1017"/>
        </table:table-row>
        <table:table-row table:style-name="ro1">
          <table:table-cell office:value-type="float" office:value="677">
            <text:p>677</text:p>
          </table:table-cell>
          <table:table-cell office:value-type="time" office:time-value="PT17H39M24.467S">
            <text:p>17:39:24.47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1502">
            <text:p>1502</text:p>
          </table:table-cell>
          <table:table-cell office:value-type="string">
            <text:p>Success</text:p>
          </table:table-cell>
          <table:table-cell office:value-type="float" office:value="40680">
            <text:p>40680</text:p>
          </table:table-cell>
          <table:table-cell table:number-columns-repeated="1017"/>
        </table:table-row>
        <table:table-row table:style-name="ro1">
          <table:table-cell office:value-type="float" office:value="678">
            <text:p>678</text:p>
          </table:table-cell>
          <table:table-cell office:value-type="time" office:time-value="PT17H39M22.581S">
            <text:p>17:39:22.58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3392">
            <text:p>3392</text:p>
          </table:table-cell>
          <table:table-cell office:value-type="string">
            <text:p>Success</text:p>
          </table:table-cell>
          <table:table-cell office:value-type="float" office:value="40676">
            <text:p>40676</text:p>
          </table:table-cell>
          <table:table-cell table:number-columns-repeated="1017"/>
        </table:table-row>
        <table:table-row table:style-name="ro1">
          <table:table-cell office:value-type="float" office:value="679">
            <text:p>679</text:p>
          </table:table-cell>
          <table:table-cell office:value-type="time" office:time-value="PT17H39M25.592S">
            <text:p>17:39:25.59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386">
            <text:p>386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680">
            <text:p>680</text:p>
          </table:table-cell>
          <table:table-cell office:value-type="time" office:time-value="PT17H39M22.604S">
            <text:p>17:39:22.60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3374">
            <text:p>3374</text:p>
          </table:table-cell>
          <table:table-cell office:value-type="string">
            <text:p>Success</text:p>
          </table:table-cell>
          <table:table-cell office:value-type="float" office:value="59921">
            <text:p>59921</text:p>
          </table:table-cell>
          <table:table-cell table:number-columns-repeated="1017"/>
        </table:table-row>
        <table:table-row table:style-name="ro1">
          <table:table-cell office:value-type="float" office:value="681">
            <text:p>681</text:p>
          </table:table-cell>
          <table:table-cell office:value-type="time" office:time-value="PT17H39M25.812S">
            <text:p>17:39:25.81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215">
            <text:p>215</text:p>
          </table:table-cell>
          <table:table-cell office:value-type="string">
            <text:p>Success</text:p>
          </table:table-cell>
          <table:table-cell office:value-type="float" office:value="19016">
            <text:p>19016</text:p>
          </table:table-cell>
          <table:table-cell table:number-columns-repeated="1017"/>
        </table:table-row>
        <table:table-row table:style-name="ro1">
          <table:table-cell office:value-type="float" office:value="682">
            <text:p>682</text:p>
          </table:table-cell>
          <table:table-cell office:value-type="time" office:time-value="PT17H39M23.465S">
            <text:p>17:39:23.47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2565">
            <text:p>2565</text:p>
          </table:table-cell>
          <table:table-cell office:value-type="string">
            <text:p>Success</text:p>
          </table:table-cell>
          <table:table-cell office:value-type="float" office:value="40665">
            <text:p>40665</text:p>
          </table:table-cell>
          <table:table-cell table:number-columns-repeated="1017"/>
        </table:table-row>
        <table:table-row table:style-name="ro1">
          <table:table-cell office:value-type="float" office:value="683">
            <text:p>683</text:p>
          </table:table-cell>
          <table:table-cell office:value-type="time" office:time-value="PT17H39M24.468S">
            <text:p>17:39:24.47</text:p>
          </table:table-cell>
          <table:table-cell office:value-type="string">
            <text:p>TC0003_PlannerC 3-26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561">
            <text:p>1561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84">
            <text:p>684</text:p>
          </table:table-cell>
          <table:table-cell office:value-type="time" office:time-value="PT17H39M25.928S">
            <text:p>17:39:25.93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86">
            <text:p>186</text:p>
          </table:table-cell>
          <table:table-cell office:value-type="string">
            <text:p>Success</text:p>
          </table:table-cell>
          <table:table-cell office:value-type="float" office:value="59923">
            <text:p>59923</text:p>
          </table:table-cell>
          <table:table-cell table:number-columns-repeated="1017"/>
        </table:table-row>
        <table:table-row table:style-name="ro1">
          <table:table-cell office:value-type="float" office:value="685">
            <text:p>685</text:p>
          </table:table-cell>
          <table:table-cell office:value-type="time" office:time-value="PT17H39M25.194S">
            <text:p>17:39:25.19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966">
            <text:p>966</text:p>
          </table:table-cell>
          <table:table-cell office:value-type="string">
            <text:p>Success</text:p>
          </table:table-cell>
          <table:table-cell office:value-type="float" office:value="31256">
            <text:p>31256</text:p>
          </table:table-cell>
          <table:table-cell table:number-columns-repeated="1017"/>
        </table:table-row>
        <table:table-row table:style-name="ro1">
          <table:table-cell office:value-type="float" office:value="686">
            <text:p>686</text:p>
          </table:table-cell>
          <table:table-cell office:value-type="time" office:time-value="PT17H39M26.165S">
            <text:p>17:39:26.17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687">
            <text:p>687</text:p>
          </table:table-cell>
          <table:table-cell office:value-type="time" office:time-value="PT17H39M25.952S">
            <text:p>17:39:25.95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280">
            <text:p>280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688">
            <text:p>688</text:p>
          </table:table-cell>
          <table:table-cell office:value-type="time" office:time-value="PT17H39M23.421S">
            <text:p>17:39:23.42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2823">
            <text:p>2823</text:p>
          </table:table-cell>
          <table:table-cell office:value-type="string">
            <text:p>Success</text:p>
          </table:table-cell>
          <table:table-cell office:value-type="float" office:value="40680">
            <text:p>40680</text:p>
          </table:table-cell>
          <table:table-cell table:number-columns-repeated="1017"/>
        </table:table-row>
        <table:table-row table:style-name="ro1">
          <table:table-cell office:value-type="float" office:value="689">
            <text:p>689</text:p>
          </table:table-cell>
          <table:table-cell office:value-type="time" office:time-value="PT17H39M25.969S">
            <text:p>17:39:25.97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286">
            <text:p>286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690">
            <text:p>690</text:p>
          </table:table-cell>
          <table:table-cell office:value-type="time" office:time-value="PT17H39M25.979S">
            <text:p>17:39:25.98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278">
            <text:p>278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691">
            <text:p>691</text:p>
          </table:table-cell>
          <table:table-cell office:value-type="time" office:time-value="PT17H39M23.154S">
            <text:p>17:39:23.15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3119">
            <text:p>3119</text:p>
          </table:table-cell>
          <table:table-cell office:value-type="string">
            <text:p>Success</text:p>
          </table:table-cell>
          <table:table-cell office:value-type="float" office:value="40681">
            <text:p>40681</text:p>
          </table:table-cell>
          <table:table-cell table:number-columns-repeated="1017"/>
        </table:table-row>
        <table:table-row table:style-name="ro1">
          <table:table-cell office:value-type="float" office:value="692">
            <text:p>692</text:p>
          </table:table-cell>
          <table:table-cell office:value-type="time" office:time-value="PT17H39M26.197S">
            <text:p>17:39:26.20</text:p>
          </table:table-cell>
          <table:table-cell office:value-type="string">
            <text:p>TC0003_PlannerC 3-17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693">
            <text:p>693</text:p>
          </table:table-cell>
          <table:table-cell office:value-type="time" office:time-value="PT17H39M21.494S">
            <text:p>17:39:21.49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4837">
            <text:p>4837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94">
            <text:p>694</text:p>
          </table:table-cell>
          <table:table-cell office:value-type="time" office:time-value="PT17H39M23.834S">
            <text:p>17:39:23.83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2503">
            <text:p>2503</text:p>
          </table:table-cell>
          <table:table-cell office:value-type="string">
            <text:p>Success</text:p>
          </table:table-cell>
          <table:table-cell office:value-type="float" office:value="40680">
            <text:p>40680</text:p>
          </table:table-cell>
          <table:table-cell table:number-columns-repeated="1017"/>
        </table:table-row>
        <table:table-row table:style-name="ro1">
          <table:table-cell office:value-type="float" office:value="695">
            <text:p>695</text:p>
          </table:table-cell>
          <table:table-cell office:value-type="time" office:time-value="PT17H39M26.275S">
            <text:p>17:39:26.28</text:p>
          </table:table-cell>
          <table:table-cell office:value-type="string">
            <text:p>TC0003_PlannerC 3-17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696">
            <text:p>696</text:p>
          </table:table-cell>
          <table:table-cell office:value-type="time" office:time-value="PT17H39M21.491S">
            <text:p>17:39:21.49</text:p>
          </table:table-cell>
          <table:table-cell office:value-type="string">
            <text:p>TC0002_PlannerB 2-24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4877">
            <text:p>4877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697">
            <text:p>697</text:p>
          </table:table-cell>
          <table:table-cell office:value-type="time" office:time-value="PT17H39M25.318S">
            <text:p>17:39:25.32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086">
            <text:p>1086</text:p>
          </table:table-cell>
          <table:table-cell office:value-type="string">
            <text:p>Success</text:p>
          </table:table-cell>
          <table:table-cell office:value-type="float" office:value="40680">
            <text:p>40680</text:p>
          </table:table-cell>
          <table:table-cell table:number-columns-repeated="1017"/>
        </table:table-row>
        <table:table-row table:style-name="ro1">
          <table:table-cell office:value-type="float" office:value="698">
            <text:p>698</text:p>
          </table:table-cell>
          <table:table-cell office:value-type="time" office:time-value="PT17H39M25.335S">
            <text:p>17:39:25.34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080">
            <text:p>1080</text:p>
          </table:table-cell>
          <table:table-cell office:value-type="string">
            <text:p>Success</text:p>
          </table:table-cell>
          <table:table-cell office:value-type="float" office:value="40676">
            <text:p>40676</text:p>
          </table:table-cell>
          <table:table-cell table:number-columns-repeated="1017"/>
        </table:table-row>
        <table:table-row table:style-name="ro1">
          <table:table-cell office:value-type="float" office:value="699">
            <text:p>699</text:p>
          </table:table-cell>
          <table:table-cell office:value-type="time" office:time-value="PT17H39M24.468S">
            <text:p>17:39:24.47</text:p>
          </table:table-cell>
          <table:table-cell office:value-type="string">
            <text:p>TC0001_PlannerA 1-28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1954">
            <text:p>1954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700">
            <text:p>700</text:p>
          </table:table-cell>
          <table:table-cell office:value-type="time" office:time-value="PT17H39M23.809S">
            <text:p>17:39:23.81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2624">
            <text:p>2624</text:p>
          </table:table-cell>
          <table:table-cell office:value-type="string">
            <text:p>Success</text:p>
          </table:table-cell>
          <table:table-cell office:value-type="float" office:value="40676">
            <text:p>40676</text:p>
          </table:table-cell>
          <table:table-cell table:number-columns-repeated="1017"/>
        </table:table-row>
        <table:table-row table:style-name="ro1">
          <table:table-cell office:value-type="float" office:value="701">
            <text:p>701</text:p>
          </table:table-cell>
          <table:table-cell office:value-type="time" office:time-value="PT17H39M23.831S">
            <text:p>17:39:23.83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2605">
            <text:p>2605</text:p>
          </table:table-cell>
          <table:table-cell office:value-type="string">
            <text:p>Success</text:p>
          </table:table-cell>
          <table:table-cell office:value-type="float" office:value="40680">
            <text:p>40680</text:p>
          </table:table-cell>
          <table:table-cell table:number-columns-repeated="1017"/>
        </table:table-row>
        <table:table-row table:style-name="ro1">
          <table:table-cell office:value-type="float" office:value="702">
            <text:p>702</text:p>
          </table:table-cell>
          <table:table-cell office:value-type="time" office:time-value="PT17H39M23.144S">
            <text:p>17:39:23.14</text:p>
          </table:table-cell>
          <table:table-cell office:value-type="string">
            <text:p>TC0003_PlannerC 3-7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3350">
            <text:p>3350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703">
            <text:p>703</text:p>
          </table:table-cell>
          <table:table-cell office:value-type="time" office:time-value="PT17H39M25.324S">
            <text:p>17:39:25.32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211">
            <text:p>1211</text:p>
          </table:table-cell>
          <table:table-cell office:value-type="string">
            <text:p>Success</text:p>
          </table:table-cell>
          <table:table-cell office:value-type="float" office:value="40676">
            <text:p>40676</text:p>
          </table:table-cell>
          <table:table-cell table:number-columns-repeated="1017"/>
        </table:table-row>
        <table:table-row table:style-name="ro1">
          <table:table-cell office:value-type="float" office:value="704">
            <text:p>704</text:p>
          </table:table-cell>
          <table:table-cell office:value-type="time" office:time-value="PT17H39M23.148S">
            <text:p>17:39:23.15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3393">
            <text:p>3393</text:p>
          </table:table-cell>
          <table:table-cell office:value-type="string">
            <text:p>Success</text:p>
          </table:table-cell>
          <table:table-cell office:value-type="float" office:value="40676">
            <text:p>40676</text:p>
          </table:table-cell>
          <table:table-cell table:number-columns-repeated="1017"/>
        </table:table-row>
        <table:table-row table:style-name="ro1">
          <table:table-cell office:value-type="float" office:value="705">
            <text:p>705</text:p>
          </table:table-cell>
          <table:table-cell office:value-type="time" office:time-value="PT17H39M25.627S">
            <text:p>17:39:25.63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920">
            <text:p>920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706">
            <text:p>706</text:p>
          </table:table-cell>
          <table:table-cell office:value-type="time" office:time-value="PT17H39M23.158S">
            <text:p>17:39:23.16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3395">
            <text:p>3395</text:p>
          </table:table-cell>
          <table:table-cell office:value-type="string">
            <text:p>Success</text:p>
          </table:table-cell>
          <table:table-cell office:value-type="float" office:value="40676">
            <text:p>40676</text:p>
          </table:table-cell>
          <table:table-cell table:number-columns-repeated="1017"/>
        </table:table-row>
        <table:table-row table:style-name="ro1">
          <table:table-cell office:value-type="float" office:value="707">
            <text:p>707</text:p>
          </table:table-cell>
          <table:table-cell office:value-type="time" office:time-value="PT17H39M22.815S">
            <text:p>17:39:22.82</text:p>
          </table:table-cell>
          <table:table-cell office:value-type="string">
            <text:p>TC0003_PlannerC 3-30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3778">
            <text:p>3778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708">
            <text:p>708</text:p>
          </table:table-cell>
          <table:table-cell office:value-type="time" office:time-value="PT17H39M22.557S">
            <text:p>17:39:22.56</text:p>
          </table:table-cell>
          <table:table-cell office:value-type="string">
            <text:p>TC0001_PlannerA 1-21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4052">
            <text:p>4052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709">
            <text:p>709</text:p>
          </table:table-cell>
          <table:table-cell office:value-type="time" office:time-value="PT17H39M23.167S">
            <text:p>17:39:23.17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3449">
            <text:p>3449</text:p>
          </table:table-cell>
          <table:table-cell office:value-type="string">
            <text:p>Success</text:p>
          </table:table-cell>
          <table:table-cell office:value-type="float" office:value="40676">
            <text:p>40676</text:p>
          </table:table-cell>
          <table:table-cell table:number-columns-repeated="1017"/>
        </table:table-row>
        <table:table-row table:style-name="ro1">
          <table:table-cell office:value-type="float" office:value="710">
            <text:p>710</text:p>
          </table:table-cell>
          <table:table-cell office:value-type="time" office:time-value="PT17H39M23.153S">
            <text:p>17:39:23.15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3472">
            <text:p>3472</text:p>
          </table:table-cell>
          <table:table-cell office:value-type="string">
            <text:p>Success</text:p>
          </table:table-cell>
          <table:table-cell office:value-type="float" office:value="40680">
            <text:p>40680</text:p>
          </table:table-cell>
          <table:table-cell table:number-columns-repeated="1017"/>
        </table:table-row>
        <table:table-row table:style-name="ro1">
          <table:table-cell office:value-type="float" office:value="711">
            <text:p>711</text:p>
          </table:table-cell>
          <table:table-cell office:value-type="time" office:time-value="PT17H39M23.805S">
            <text:p>17:39:23.81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2820">
            <text:p>2820</text:p>
          </table:table-cell>
          <table:table-cell office:value-type="string">
            <text:p>Success</text:p>
          </table:table-cell>
          <table:table-cell office:value-type="float" office:value="40680">
            <text:p>40680</text:p>
          </table:table-cell>
          <table:table-cell table:number-columns-repeated="1017"/>
        </table:table-row>
        <table:table-row table:style-name="ro1">
          <table:table-cell office:value-type="float" office:value="712">
            <text:p>712</text:p>
          </table:table-cell>
          <table:table-cell office:value-type="time" office:time-value="PT17H39M23.505S">
            <text:p>17:39:23.51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3120">
            <text:p>3120</text:p>
          </table:table-cell>
          <table:table-cell office:value-type="string">
            <text:p>Success</text:p>
          </table:table-cell>
          <table:table-cell office:value-type="float" office:value="40678">
            <text:p>40678</text:p>
          </table:table-cell>
          <table:table-cell table:number-columns-repeated="1017"/>
        </table:table-row>
        <table:table-row table:style-name="ro1">
          <table:table-cell office:value-type="float" office:value="713">
            <text:p>713</text:p>
          </table:table-cell>
          <table:table-cell office:value-type="time" office:time-value="PT17H39M25.006S">
            <text:p>17:39:25.01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623">
            <text:p>1623</text:p>
          </table:table-cell>
          <table:table-cell office:value-type="string">
            <text:p>Success</text:p>
          </table:table-cell>
          <table:table-cell office:value-type="float" office:value="51603">
            <text:p>51603</text:p>
          </table:table-cell>
          <table:table-cell table:number-columns-repeated="1017"/>
        </table:table-row>
        <table:table-row table:style-name="ro1">
          <table:table-cell office:value-type="float" office:value="714">
            <text:p>714</text:p>
          </table:table-cell>
          <table:table-cell office:value-type="time" office:time-value="PT17H39M25.02S">
            <text:p>17:39:25.02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1611">
            <text:p>1611</text:p>
          </table:table-cell>
          <table:table-cell office:value-type="string">
            <text:p>Success</text:p>
          </table:table-cell>
          <table:table-cell office:value-type="float" office:value="40680">
            <text:p>40680</text:p>
          </table:table-cell>
          <table:table-cell table:number-columns-repeated="1017"/>
        </table:table-row>
        <table:table-row table:style-name="ro1">
          <table:table-cell office:value-type="float" office:value="715">
            <text:p>715</text:p>
          </table:table-cell>
          <table:table-cell office:value-type="time" office:time-value="PT17H39M25.133S">
            <text:p>17:39:25.13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499">
            <text:p>1499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716">
            <text:p>716</text:p>
          </table:table-cell>
          <table:table-cell office:value-type="time" office:time-value="PT17H39M25.243S">
            <text:p>17:39:25.24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393">
            <text:p>1393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717">
            <text:p>717</text:p>
          </table:table-cell>
          <table:table-cell office:value-type="time" office:time-value="PT17H39M26.245S">
            <text:p>17:39:26.25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398">
            <text:p>398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718">
            <text:p>718</text:p>
          </table:table-cell>
          <table:table-cell office:value-type="time" office:time-value="PT17H39M25.98S">
            <text:p>17:39:25.98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668">
            <text:p>668</text:p>
          </table:table-cell>
          <table:table-cell office:value-type="string">
            <text:p>Success</text:p>
          </table:table-cell>
          <table:table-cell office:value-type="float" office:value="33079">
            <text:p>33079</text:p>
          </table:table-cell>
          <table:table-cell table:number-columns-repeated="1017"/>
        </table:table-row>
        <table:table-row table:style-name="ro1">
          <table:table-cell office:value-type="float" office:value="719">
            <text:p>719</text:p>
          </table:table-cell>
          <table:table-cell office:value-type="time" office:time-value="PT17H39M24.439S">
            <text:p>17:39:24.44</text:p>
          </table:table-cell>
          <table:table-cell office:value-type="string">
            <text:p>TC0003_PlannerC 3-29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212">
            <text:p>2212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720">
            <text:p>720</text:p>
          </table:table-cell>
          <table:table-cell office:value-type="time" office:time-value="PT17H39M26.031S">
            <text:p>17:39:26.03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622">
            <text:p>622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721">
            <text:p>721</text:p>
          </table:table-cell>
          <table:table-cell office:value-type="time" office:time-value="PT17H39M25.307S">
            <text:p>17:39:25.31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1356">
            <text:p>1356</text:p>
          </table:table-cell>
          <table:table-cell office:value-type="string">
            <text:p>Success</text:p>
          </table:table-cell>
          <table:table-cell office:value-type="float" office:value="59923">
            <text:p>59923</text:p>
          </table:table-cell>
          <table:table-cell table:number-columns-repeated="1017"/>
        </table:table-row>
        <table:table-row table:style-name="ro1">
          <table:table-cell office:value-type="float" office:value="722">
            <text:p>722</text:p>
          </table:table-cell>
          <table:table-cell office:value-type="time" office:time-value="PT17H39M26.633S">
            <text:p>17:39:26.63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3">
            <text:p>723</text:p>
          </table:table-cell>
          <table:table-cell office:value-type="time" office:time-value="PT17H39M26.639S">
            <text:p>17:39:26.64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33">
            <text:p>1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4">
            <text:p>724</text:p>
          </table:table-cell>
          <table:table-cell office:value-type="time" office:time-value="PT17H39M25.066S">
            <text:p>17:39:25.07</text:p>
          </table:table-cell>
          <table:table-cell office:value-type="string">
            <text:p>TC0003_PlannerC 3-27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786">
            <text:p>1786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725">
            <text:p>725</text:p>
          </table:table-cell>
          <table:table-cell office:value-type="time" office:time-value="PT17H39M24.432S">
            <text:p>17:39:24.43</text:p>
          </table:table-cell>
          <table:table-cell office:value-type="string">
            <text:p>TC0001_PlannerA 1-27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435">
            <text:p>2435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726">
            <text:p>726</text:p>
          </table:table-cell>
          <table:table-cell office:value-type="time" office:time-value="PT17H39M24.467S">
            <text:p>17:39:24.47</text:p>
          </table:table-cell>
          <table:table-cell office:value-type="string">
            <text:p>TC0002_PlannerB 2-30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417">
            <text:p>2417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727">
            <text:p>727</text:p>
          </table:table-cell>
          <table:table-cell office:value-type="time" office:time-value="PT17H39M26.257S">
            <text:p>17:39:26.26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646">
            <text:p>646</text:p>
          </table:table-cell>
          <table:table-cell office:value-type="string">
            <text:p>Success</text:p>
          </table:table-cell>
          <table:table-cell office:value-type="float" office:value="38276">
            <text:p>38276</text:p>
          </table:table-cell>
          <table:table-cell table:number-columns-repeated="1017"/>
        </table:table-row>
        <table:table-row table:style-name="ro1">
          <table:table-cell office:value-type="float" office:value="728">
            <text:p>728</text:p>
          </table:table-cell>
          <table:table-cell office:value-type="time" office:time-value="PT17H39M23.564S">
            <text:p>17:39:23.56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3341">
            <text:p>3341</text:p>
          </table:table-cell>
          <table:table-cell office:value-type="string">
            <text:p>Success</text:p>
          </table:table-cell>
          <table:table-cell office:value-type="float" office:value="40680">
            <text:p>40680</text:p>
          </table:table-cell>
          <table:table-cell table:number-columns-repeated="1017"/>
        </table:table-row>
        <table:table-row table:style-name="ro1">
          <table:table-cell office:value-type="float" office:value="729">
            <text:p>729</text:p>
          </table:table-cell>
          <table:table-cell office:value-type="time" office:time-value="PT17H39M23.114S">
            <text:p>17:39:23.11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3793">
            <text:p>3793</text:p>
          </table:table-cell>
          <table:table-cell office:value-type="string">
            <text:p>Success</text:p>
          </table:table-cell>
          <table:table-cell office:value-type="float" office:value="40680">
            <text:p>40680</text:p>
          </table:table-cell>
          <table:table-cell table:number-columns-repeated="1017"/>
        </table:table-row>
        <table:table-row table:style-name="ro1">
          <table:table-cell office:value-type="float" office:value="730">
            <text:p>730</text:p>
          </table:table-cell>
          <table:table-cell office:value-type="time" office:time-value="PT17H39M23.11S">
            <text:p>17:39:23.11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3797">
            <text:p>3797</text:p>
          </table:table-cell>
          <table:table-cell office:value-type="string">
            <text:p>Success</text:p>
          </table:table-cell>
          <table:table-cell office:value-type="float" office:value="40680">
            <text:p>40680</text:p>
          </table:table-cell>
          <table:table-cell table:number-columns-repeated="1017"/>
        </table:table-row>
        <table:table-row table:style-name="ro1">
          <table:table-cell office:value-type="float" office:value="731">
            <text:p>731</text:p>
          </table:table-cell>
          <table:table-cell office:value-type="time" office:time-value="PT17H39M23.409S">
            <text:p>17:39:23.41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3499">
            <text:p>3499</text:p>
          </table:table-cell>
          <table:table-cell office:value-type="string">
            <text:p>Success</text:p>
          </table:table-cell>
          <table:table-cell office:value-type="float" office:value="40680">
            <text:p>40680</text:p>
          </table:table-cell>
          <table:table-cell table:number-columns-repeated="1017"/>
        </table:table-row>
        <table:table-row table:style-name="ro1">
          <table:table-cell office:value-type="float" office:value="732">
            <text:p>732</text:p>
          </table:table-cell>
          <table:table-cell office:value-type="time" office:time-value="PT17H39M26.433S">
            <text:p>17:39:26.43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477">
            <text:p>477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733">
            <text:p>733</text:p>
          </table:table-cell>
          <table:table-cell office:value-type="time" office:time-value="PT17H39M23.141S">
            <text:p>17:39:23.14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3772">
            <text:p>3772</text:p>
          </table:table-cell>
          <table:table-cell office:value-type="string">
            <text:p>Success</text:p>
          </table:table-cell>
          <table:table-cell office:value-type="float" office:value="40676">
            <text:p>40676</text:p>
          </table:table-cell>
          <table:table-cell table:number-columns-repeated="1017"/>
        </table:table-row>
        <table:table-row table:style-name="ro1">
          <table:table-cell office:value-type="float" office:value="734">
            <text:p>734</text:p>
          </table:table-cell>
          <table:table-cell office:value-type="time" office:time-value="PT17H39M25.239S">
            <text:p>17:39:25.24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679">
            <text:p>1679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735">
            <text:p>735</text:p>
          </table:table-cell>
          <table:table-cell office:value-type="time" office:time-value="PT17H39M23.403S">
            <text:p>17:39:23.40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3519">
            <text:p>3519</text:p>
          </table:table-cell>
          <table:table-cell office:value-type="string">
            <text:p>Success</text:p>
          </table:table-cell>
          <table:table-cell office:value-type="float" office:value="40680">
            <text:p>40680</text:p>
          </table:table-cell>
          <table:table-cell table:number-columns-repeated="1017"/>
        </table:table-row>
        <table:table-row table:style-name="ro1">
          <table:table-cell office:value-type="float" office:value="736">
            <text:p>736</text:p>
          </table:table-cell>
          <table:table-cell office:value-type="time" office:time-value="PT17H39M23.137S">
            <text:p>17:39:23.14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3796">
            <text:p>3796</text:p>
          </table:table-cell>
          <table:table-cell office:value-type="string">
            <text:p>Success</text:p>
          </table:table-cell>
          <table:table-cell office:value-type="float" office:value="40676">
            <text:p>40676</text:p>
          </table:table-cell>
          <table:table-cell table:number-columns-repeated="1017"/>
        </table:table-row>
        <table:table-row table:style-name="ro1">
          <table:table-cell office:value-type="float" office:value="737">
            <text:p>737</text:p>
          </table:table-cell>
          <table:table-cell office:value-type="time" office:time-value="PT17H39M23.573S">
            <text:p>17:39:23.57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3367">
            <text:p>3367</text:p>
          </table:table-cell>
          <table:table-cell office:value-type="string">
            <text:p>Success</text:p>
          </table:table-cell>
          <table:table-cell office:value-type="float" office:value="40677">
            <text:p>40677</text:p>
          </table:table-cell>
          <table:table-cell table:number-columns-repeated="1017"/>
        </table:table-row>
        <table:table-row table:style-name="ro1">
          <table:table-cell office:value-type="float" office:value="738">
            <text:p>738</text:p>
          </table:table-cell>
          <table:table-cell office:value-type="time" office:time-value="PT17H39M25.971S">
            <text:p>17:39:25.97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993">
            <text:p>993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739">
            <text:p>739</text:p>
          </table:table-cell>
          <table:table-cell office:value-type="time" office:time-value="PT17H39M26.904S">
            <text:p>17:39:26.90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0">
            <text:p>740</text:p>
          </table:table-cell>
          <table:table-cell office:value-type="time" office:time-value="PT17H39M24.432S">
            <text:p>17:39:24.43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2585">
            <text:p>2585</text:p>
          </table:table-cell>
          <table:table-cell office:value-type="string">
            <text:p>Success</text:p>
          </table:table-cell>
          <table:table-cell office:value-type="float" office:value="59923">
            <text:p>59923</text:p>
          </table:table-cell>
          <table:table-cell table:number-columns-repeated="1017"/>
        </table:table-row>
        <table:table-row table:style-name="ro1">
          <table:table-cell office:value-type="float" office:value="741">
            <text:p>741</text:p>
          </table:table-cell>
          <table:table-cell office:value-type="time" office:time-value="PT17H39M25.066S">
            <text:p>17:39:25.07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967">
            <text:p>1967</text:p>
          </table:table-cell>
          <table:table-cell office:value-type="string">
            <text:p>Success</text:p>
          </table:table-cell>
          <table:table-cell office:value-type="float" office:value="40676">
            <text:p>40676</text:p>
          </table:table-cell>
          <table:table-cell table:number-columns-repeated="1017"/>
        </table:table-row>
        <table:table-row table:style-name="ro1">
          <table:table-cell office:value-type="float" office:value="742">
            <text:p>742</text:p>
          </table:table-cell>
          <table:table-cell office:value-type="time" office:time-value="PT17H39M26.918S">
            <text:p>17:39:26.92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34">
            <text:p>1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43">
            <text:p>743</text:p>
          </table:table-cell>
          <table:table-cell office:value-type="time" office:time-value="PT17H39M26.274S">
            <text:p>17:39:26.27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825">
            <text:p>825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744">
            <text:p>744</text:p>
          </table:table-cell>
          <table:table-cell office:value-type="time" office:time-value="PT17H39M26.555S">
            <text:p>17:39:26.56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596">
            <text:p>596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745">
            <text:p>745</text:p>
          </table:table-cell>
          <table:table-cell office:value-type="time" office:time-value="PT17H39M25.757S">
            <text:p>17:39:25.76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401">
            <text:p>1401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746">
            <text:p>746</text:p>
          </table:table-cell>
          <table:table-cell office:value-type="time" office:time-value="PT17H39M25.036S">
            <text:p>17:39:25.04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2129">
            <text:p>2129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747">
            <text:p>747</text:p>
          </table:table-cell>
          <table:table-cell office:value-type="time" office:time-value="PT17H39M24.44S">
            <text:p>17:39:24.44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2728">
            <text:p>2728</text:p>
          </table:table-cell>
          <table:table-cell office:value-type="string">
            <text:p>Success</text:p>
          </table:table-cell>
          <table:table-cell office:value-type="float" office:value="40680">
            <text:p>40680</text:p>
          </table:table-cell>
          <table:table-cell table:number-columns-repeated="1017"/>
        </table:table-row>
        <table:table-row table:style-name="ro1">
          <table:table-cell office:value-type="float" office:value="748">
            <text:p>748</text:p>
          </table:table-cell>
          <table:table-cell office:value-type="time" office:time-value="PT17H39M23.793S">
            <text:p>17:39:23.79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3376">
            <text:p>3376</text:p>
          </table:table-cell>
          <table:table-cell office:value-type="string">
            <text:p>Success</text:p>
          </table:table-cell>
          <table:table-cell office:value-type="float" office:value="40677">
            <text:p>40677</text:p>
          </table:table-cell>
          <table:table-cell table:number-columns-repeated="1017"/>
        </table:table-row>
        <table:table-row table:style-name="ro1">
          <table:table-cell office:value-type="float" office:value="749">
            <text:p>749</text:p>
          </table:table-cell>
          <table:table-cell office:value-type="time" office:time-value="PT17H39M25.595S">
            <text:p>17:39:25.60</text:p>
          </table:table-cell>
          <table:table-cell office:value-type="string">
            <text:p>TC0002_PlannerB 2-27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1632">
            <text:p>1632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750">
            <text:p>750</text:p>
          </table:table-cell>
          <table:table-cell office:value-type="time" office:time-value="PT17H39M26.118S">
            <text:p>17:39:26.12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121">
            <text:p>1121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751">
            <text:p>751</text:p>
          </table:table-cell>
          <table:table-cell office:value-type="time" office:time-value="PT17H39M24.433S">
            <text:p>17:39:24.43</text:p>
          </table:table-cell>
          <table:table-cell office:value-type="string">
            <text:p>TC0001_PlannerA 1-26</text:p>
          </table:table-cell>
          <table:table-cell office:value-type="string">
            <text:p>/channels/plan?wicket:interface=:3:indicator:big-form:sg-editor:content:mo:aspect:name::IBehaviorListener:0:-1&amp;random=0.038543104425015406</text:p>
          </table:table-cell>
          <table:table-cell office:value-type="float" office:value="2813">
            <text:p>2813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752">
            <text:p>752</text:p>
          </table:table-cell>
          <table:table-cell office:value-type="time" office:time-value="PT17H39M24.447S">
            <text:p>17:39:24.45</text:p>
          </table:table-cell>
          <table:table-cell office:value-type="string">
            <text:p>TC0002_PlannerB 2-29</text:p>
          </table:table-cell>
          <table:table-cell office:value-type="string">
            <text:p>/channels/plan?wicket:interface=:1:indicator:big-form:sg-editor:content:mo:aspect:name::IBehaviorListener:0:-1&amp;random=0.25550437027989636</text:p>
          </table:table-cell>
          <table:table-cell office:value-type="float" office:value="2811">
            <text:p>2811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753">
            <text:p>753</text:p>
          </table:table-cell>
          <table:table-cell office:value-type="time" office:time-value="PT17H39M26.777S">
            <text:p>17:39:26.78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545">
            <text:p>5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54">
            <text:p>754</text:p>
          </table:table-cell>
          <table:table-cell office:value-type="time" office:time-value="PT17H39M25.07S">
            <text:p>17:39:25.07</text:p>
          </table:table-cell>
          <table:table-cell office:value-type="string">
            <text:p>TC0003_PlannerC 3-1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2260">
            <text:p>2260</text:p>
          </table:table-cell>
          <table:table-cell office:value-type="string">
            <text:p>Success</text:p>
          </table:table-cell>
          <table:table-cell office:value-type="float" office:value="35262">
            <text:p>35262</text:p>
          </table:table-cell>
          <table:table-cell table:number-columns-repeated="1017"/>
        </table:table-row>
        <table:table-row table:style-name="ro1">
          <table:table-cell office:value-type="float" office:value="755">
            <text:p>755</text:p>
          </table:table-cell>
          <table:table-cell office:value-type="time" office:time-value="PT17H39M25.922S">
            <text:p>17:39:25.92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1426">
            <text:p>1426</text:p>
          </table:table-cell>
          <table:table-cell office:value-type="string">
            <text:p>Success</text:p>
          </table:table-cell>
          <table:table-cell office:value-type="float" office:value="40658">
            <text:p>40658</text:p>
          </table:table-cell>
          <table:table-cell table:number-columns-repeated="1017"/>
        </table:table-row>
        <table:table-row table:style-name="ro1">
          <table:table-cell office:value-type="float" office:value="756">
            <text:p>756</text:p>
          </table:table-cell>
          <table:table-cell office:value-type="time" office:time-value="PT17H39M25.591S">
            <text:p>17:39:25.59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764">
            <text:p>1764</text:p>
          </table:table-cell>
          <table:table-cell office:value-type="string">
            <text:p>Success</text:p>
          </table:table-cell>
          <table:table-cell office:value-type="float" office:value="59923">
            <text:p>59923</text:p>
          </table:table-cell>
          <table:table-cell table:number-columns-repeated="1017"/>
        </table:table-row>
        <table:table-row table:style-name="ro1">
          <table:table-cell office:value-type="float" office:value="757">
            <text:p>757</text:p>
          </table:table-cell>
          <table:table-cell office:value-type="time" office:time-value="PT17H39M25.001S">
            <text:p>17:39:25.00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2370">
            <text:p>2370</text:p>
          </table:table-cell>
          <table:table-cell office:value-type="string">
            <text:p>Success</text:p>
          </table:table-cell>
          <table:table-cell office:value-type="float" office:value="59923">
            <text:p>59923</text:p>
          </table:table-cell>
          <table:table-cell table:number-columns-repeated="1017"/>
        </table:table-row>
        <table:table-row table:style-name="ro1">
          <table:table-cell office:value-type="float" office:value="758">
            <text:p>758</text:p>
          </table:table-cell>
          <table:table-cell office:value-type="time" office:time-value="PT17H39M26.717S">
            <text:p>17:39:26.72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658">
            <text:p>6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59">
            <text:p>759</text:p>
          </table:table-cell>
          <table:table-cell office:value-type="time" office:time-value="PT17H39M27.167S">
            <text:p>17:39:27.17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218">
            <text:p>2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0">
            <text:p>760</text:p>
          </table:table-cell>
          <table:table-cell office:value-type="time" office:time-value="PT17H39M23.019S">
            <text:p>17:39:23.02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4368">
            <text:p>4368</text:p>
          </table:table-cell>
          <table:table-cell office:value-type="string">
            <text:p>Success</text:p>
          </table:table-cell>
          <table:table-cell office:value-type="float" office:value="40676">
            <text:p>40676</text:p>
          </table:table-cell>
          <table:table-cell table:number-columns-repeated="1017"/>
        </table:table-row>
        <table:table-row table:style-name="ro1">
          <table:table-cell office:value-type="float" office:value="761">
            <text:p>761</text:p>
          </table:table-cell>
          <table:table-cell office:value-type="time" office:time-value="PT17H39M26.617S">
            <text:p>17:39:26.62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778">
            <text:p>778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762">
            <text:p>762</text:p>
          </table:table-cell>
          <table:table-cell office:value-type="time" office:time-value="PT17H39M25.076S">
            <text:p>17:39:25.08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2338">
            <text:p>2338</text:p>
          </table:table-cell>
          <table:table-cell office:value-type="string">
            <text:p>Success</text:p>
          </table:table-cell>
          <table:table-cell office:value-type="float" office:value="40680">
            <text:p>40680</text:p>
          </table:table-cell>
          <table:table-cell table:number-columns-repeated="1017"/>
        </table:table-row>
        <table:table-row table:style-name="ro1">
          <table:table-cell office:value-type="float" office:value="763">
            <text:p>763</text:p>
          </table:table-cell>
          <table:table-cell office:value-type="time" office:time-value="PT17H39M26.984S">
            <text:p>17:39:26.98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468">
            <text:p>4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64">
            <text:p>764</text:p>
          </table:table-cell>
          <table:table-cell office:value-type="time" office:time-value="PT17H39M26.627S">
            <text:p>17:39:26.63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847">
            <text:p>847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765">
            <text:p>765</text:p>
          </table:table-cell>
          <table:table-cell office:value-type="time" office:time-value="PT17H39M26.414S">
            <text:p>17:39:26.41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061">
            <text:p>1061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766">
            <text:p>766</text:p>
          </table:table-cell>
          <table:table-cell office:value-type="time" office:time-value="PT17H39M26.63S">
            <text:p>17:39:26.63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847">
            <text:p>847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767">
            <text:p>767</text:p>
          </table:table-cell>
          <table:table-cell office:value-type="time" office:time-value="PT17H39M25.24S">
            <text:p>17:39:25.24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2239">
            <text:p>2239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768">
            <text:p>768</text:p>
          </table:table-cell>
          <table:table-cell office:value-type="time" office:time-value="PT17H39M26.255S">
            <text:p>17:39:26.26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230">
            <text:p>1230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769">
            <text:p>769</text:p>
          </table:table-cell>
          <table:table-cell office:value-type="time" office:time-value="PT17H39M26.648S">
            <text:p>17:39:26.65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841">
            <text:p>841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770">
            <text:p>770</text:p>
          </table:table-cell>
          <table:table-cell office:value-type="time" office:time-value="PT17H39M27.165S">
            <text:p>17:39:27.17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329">
            <text:p>3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1">
            <text:p>771</text:p>
          </table:table-cell>
          <table:table-cell office:value-type="time" office:time-value="PT17H39M27.053S">
            <text:p>17:39:27.05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462">
            <text:p>4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2">
            <text:p>772</text:p>
          </table:table-cell>
          <table:table-cell office:value-type="time" office:time-value="PT17H39M26.934S">
            <text:p>17:39:26.93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581">
            <text:p>581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773">
            <text:p>773</text:p>
          </table:table-cell>
          <table:table-cell office:value-type="time" office:time-value="PT17H39M25.749S">
            <text:p>17:39:25.75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1782">
            <text:p>1782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774">
            <text:p>774</text:p>
          </table:table-cell>
          <table:table-cell office:value-type="time" office:time-value="PT17H39M23.721S">
            <text:p>17:39:23.72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3814">
            <text:p>3814</text:p>
          </table:table-cell>
          <table:table-cell office:value-type="string">
            <text:p>Success</text:p>
          </table:table-cell>
          <table:table-cell office:value-type="float" office:value="40677">
            <text:p>40677</text:p>
          </table:table-cell>
          <table:table-cell table:number-columns-repeated="1017"/>
        </table:table-row>
        <table:table-row table:style-name="ro1">
          <table:table-cell office:value-type="float" office:value="775">
            <text:p>775</text:p>
          </table:table-cell>
          <table:table-cell office:value-type="time" office:time-value="PT17H39M25.602S">
            <text:p>17:39:25.60</text:p>
          </table:table-cell>
          <table:table-cell office:value-type="string">
            <text:p>TC0003_PlannerC 3-6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1948">
            <text:p>1948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776">
            <text:p>776</text:p>
          </table:table-cell>
          <table:table-cell office:value-type="time" office:time-value="PT17H39M27.49S">
            <text:p>17:39:27.49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777">
            <text:p>777</text:p>
          </table:table-cell>
          <table:table-cell office:value-type="time" office:time-value="PT17H39M27.487S">
            <text:p>17:39:27.49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78">
            <text:p>778</text:p>
          </table:table-cell>
          <table:table-cell office:value-type="time" office:time-value="PT17H39M26.547S">
            <text:p>17:39:26.55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025">
            <text:p>1025</text:p>
          </table:table-cell>
          <table:table-cell office:value-type="string">
            <text:p>Success</text:p>
          </table:table-cell>
          <table:table-cell office:value-type="float" office:value="59923">
            <text:p>59923</text:p>
          </table:table-cell>
          <table:table-cell table:number-columns-repeated="1017"/>
        </table:table-row>
        <table:table-row table:style-name="ro1">
          <table:table-cell office:value-type="float" office:value="779">
            <text:p>779</text:p>
          </table:table-cell>
          <table:table-cell office:value-type="time" office:time-value="PT17H39M24.984S">
            <text:p>17:39:24.98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2598">
            <text:p>2598</text:p>
          </table:table-cell>
          <table:table-cell office:value-type="string">
            <text:p>Success</text:p>
          </table:table-cell>
          <table:table-cell office:value-type="float" office:value="59923">
            <text:p>59923</text:p>
          </table:table-cell>
          <table:table-cell table:number-columns-repeated="1017"/>
        </table:table-row>
        <table:table-row table:style-name="ro1">
          <table:table-cell office:value-type="float" office:value="780">
            <text:p>780</text:p>
          </table:table-cell>
          <table:table-cell office:value-type="time" office:time-value="PT17H39M27.481S">
            <text:p>17:39:27.48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1">
            <text:p>781</text:p>
          </table:table-cell>
          <table:table-cell office:value-type="time" office:time-value="PT17H39M27.532S">
            <text:p>17:39:27.53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2">
            <text:p>782</text:p>
          </table:table-cell>
          <table:table-cell office:value-type="time" office:time-value="PT17H39M27.385S">
            <text:p>17:39:27.39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224">
            <text:p>2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3">
            <text:p>783</text:p>
          </table:table-cell>
          <table:table-cell office:value-type="time" office:time-value="PT17H39M23.559S">
            <text:p>17:39:23.56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4054">
            <text:p>4054</text:p>
          </table:table-cell>
          <table:table-cell office:value-type="string">
            <text:p>Success</text:p>
          </table:table-cell>
          <table:table-cell office:value-type="float" office:value="40676">
            <text:p>40676</text:p>
          </table:table-cell>
          <table:table-cell table:number-columns-repeated="1017"/>
        </table:table-row>
        <table:table-row table:style-name="ro1">
          <table:table-cell office:value-type="float" office:value="784">
            <text:p>784</text:p>
          </table:table-cell>
          <table:table-cell office:value-type="time" office:time-value="PT17H39M26.643S">
            <text:p>17:39:26.64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974">
            <text:p>974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785">
            <text:p>785</text:p>
          </table:table-cell>
          <table:table-cell office:value-type="time" office:time-value="PT17H39M26.628S">
            <text:p>17:39:26.63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008">
            <text:p>1008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786">
            <text:p>786</text:p>
          </table:table-cell>
          <table:table-cell office:value-type="time" office:time-value="PT17H39M26.552S">
            <text:p>17:39:26.55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1093">
            <text:p>1093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787">
            <text:p>787</text:p>
          </table:table-cell>
          <table:table-cell office:value-type="time" office:time-value="PT17H39M26.654S">
            <text:p>17:39:26.65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992">
            <text:p>992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788">
            <text:p>788</text:p>
          </table:table-cell>
          <table:table-cell office:value-type="time" office:time-value="PT17H39M27.376S">
            <text:p>17:39:27.38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275">
            <text:p>27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9">
            <text:p>789</text:p>
          </table:table-cell>
          <table:table-cell office:value-type="time" office:time-value="PT17H39M26.343S">
            <text:p>17:39:26.34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316">
            <text:p>1316</text:p>
          </table:table-cell>
          <table:table-cell office:value-type="string">
            <text:p>Success</text:p>
          </table:table-cell>
          <table:table-cell office:value-type="float" office:value="59923">
            <text:p>59923</text:p>
          </table:table-cell>
          <table:table-cell table:number-columns-repeated="1017"/>
        </table:table-row>
        <table:table-row table:style-name="ro1">
          <table:table-cell office:value-type="float" office:value="790">
            <text:p>790</text:p>
          </table:table-cell>
          <table:table-cell office:value-type="time" office:time-value="PT17H39M27.567S">
            <text:p>17:39:27.57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791">
            <text:p>791</text:p>
          </table:table-cell>
          <table:table-cell office:value-type="time" office:time-value="PT17H39M27.618S">
            <text:p>17:39:27.62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2">
            <text:p>792</text:p>
          </table:table-cell>
          <table:table-cell office:value-type="time" office:time-value="PT17H39M27.494S">
            <text:p>17:39:27.49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87">
            <text:p>18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3">
            <text:p>793</text:p>
          </table:table-cell>
          <table:table-cell office:value-type="time" office:time-value="PT17H39M27.647S">
            <text:p>17:39:27.65</text:p>
          </table:table-cell>
          <table:table-cell office:value-type="string">
            <text:p>TC0002_PlannerB 2-23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794">
            <text:p>794</text:p>
          </table:table-cell>
          <table:table-cell office:value-type="time" office:time-value="PT17H39M27.453S">
            <text:p>17:39:27.45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255">
            <text:p>2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5">
            <text:p>795</text:p>
          </table:table-cell>
          <table:table-cell office:value-type="time" office:time-value="PT17H39M27.679S">
            <text:p>17:39:27.68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796">
            <text:p>796</text:p>
          </table:table-cell>
          <table:table-cell office:value-type="time" office:time-value="PT17H39M27.326S">
            <text:p>17:39:27.33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477">
            <text:p>47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7">
            <text:p>797</text:p>
          </table:table-cell>
          <table:table-cell office:value-type="time" office:time-value="PT17H39M27.569S">
            <text:p>17:39:27.57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241">
            <text:p>2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8">
            <text:p>798</text:p>
          </table:table-cell>
          <table:table-cell office:value-type="time" office:time-value="PT17H39M27.586S">
            <text:p>17:39:27.59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229">
            <text:p>2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9">
            <text:p>799</text:p>
          </table:table-cell>
          <table:table-cell office:value-type="time" office:time-value="PT17H39M27.601S">
            <text:p>17:39:27.60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219">
            <text:p>2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0">
            <text:p>800</text:p>
          </table:table-cell>
          <table:table-cell office:value-type="time" office:time-value="PT17H39M27.708S">
            <text:p>17:39:27.71</text:p>
          </table:table-cell>
          <table:table-cell office:value-type="string">
            <text:p>TC0002_PlannerB 2-23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56">
            <text:p>15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01">
            <text:p>801</text:p>
          </table:table-cell>
          <table:table-cell office:value-type="time" office:time-value="PT17H39M27.768S">
            <text:p>17:39:27.77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86">
            <text:p>18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802">
            <text:p>802</text:p>
          </table:table-cell>
          <table:table-cell office:value-type="time" office:time-value="PT17H39M23.743S">
            <text:p>17:39:23.74</text:p>
          </table:table-cell>
          <table:table-cell office:value-type="string">
            <text:p>TC0003_PlannerC 3-28</text:p>
          </table:table-cell>
          <table:table-cell office:value-type="string">
            <text:p>/channels/plan?wicket:interface=:1:indicator:big-form:sg-editor:content:mo:aspect:name::IBehaviorListener:0:-1&amp;random=0.1551467140973828</text:p>
          </table:table-cell>
          <table:table-cell office:value-type="float" office:value="4216">
            <text:p>4216</text:p>
          </table:table-cell>
          <table:table-cell office:value-type="string">
            <text:p>Success</text:p>
          </table:table-cell>
          <table:table-cell office:value-type="float" office:value="35260">
            <text:p>35260</text:p>
          </table:table-cell>
          <table:table-cell table:number-columns-repeated="1017"/>
        </table:table-row>
        <table:table-row table:style-name="ro1">
          <table:table-cell office:value-type="float" office:value="803">
            <text:p>803</text:p>
          </table:table-cell>
          <table:table-cell office:value-type="time" office:time-value="PT17H39M27.61S">
            <text:p>17:39:27.61</text:p>
          </table:table-cell>
          <table:table-cell office:value-type="string">
            <text:p>TC0001_PlannerA 1-25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365">
            <text:p>3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4">
            <text:p>804</text:p>
          </table:table-cell>
          <table:table-cell office:value-type="time" office:time-value="PT17H39M27.66S">
            <text:p>17:39:27.66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323">
            <text:p>323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805">
            <text:p>805</text:p>
          </table:table-cell>
          <table:table-cell office:value-type="time" office:time-value="PT17H39M27.573S">
            <text:p>17:39:27.57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414">
            <text:p>414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806">
            <text:p>806</text:p>
          </table:table-cell>
          <table:table-cell office:value-type="time" office:time-value="PT17H39M27.582S">
            <text:p>17:39:27.58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411">
            <text:p>411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807">
            <text:p>807</text:p>
          </table:table-cell>
          <table:table-cell office:value-type="time" office:time-value="PT17H39M26.664S">
            <text:p>17:39:26.66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1333">
            <text:p>1333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808">
            <text:p>808</text:p>
          </table:table-cell>
          <table:table-cell office:value-type="time" office:time-value="PT17H39M27.82S">
            <text:p>17:39:27.82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80">
            <text:p>1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09">
            <text:p>809</text:p>
          </table:table-cell>
          <table:table-cell office:value-type="time" office:time-value="PT17H39M27.682S">
            <text:p>17:39:27.68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329">
            <text:p>3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0">
            <text:p>810</text:p>
          </table:table-cell>
          <table:table-cell office:value-type="time" office:time-value="PT17H39M27.825S">
            <text:p>17:39:27.83</text:p>
          </table:table-cell>
          <table:table-cell office:value-type="string">
            <text:p>TC0001_PlannerA 1-23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90">
            <text:p>19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1">
            <text:p>811</text:p>
          </table:table-cell>
          <table:table-cell office:value-type="time" office:time-value="PT17H39M27.515S">
            <text:p>17:39:27.52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500">
            <text:p>5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2">
            <text:p>812</text:p>
          </table:table-cell>
          <table:table-cell office:value-type="time" office:time-value="PT17H39M27.708S">
            <text:p>17:39:27.71</text:p>
          </table:table-cell>
          <table:table-cell office:value-type="string">
            <text:p>TC0003_PlannerC 3-21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13">
            <text:p>3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813">
            <text:p>813</text:p>
          </table:table-cell>
          <table:table-cell office:value-type="time" office:time-value="PT17H39M27.68S">
            <text:p>17:39:27.68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359">
            <text:p>3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4">
            <text:p>814</text:p>
          </table:table-cell>
          <table:table-cell office:value-type="time" office:time-value="PT17H39M25.632S">
            <text:p>17:39:25.63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2431">
            <text:p>2431</text:p>
          </table:table-cell>
          <table:table-cell office:value-type="string">
            <text:p>Success</text:p>
          </table:table-cell>
          <table:table-cell office:value-type="float" office:value="40681">
            <text:p>40681</text:p>
          </table:table-cell>
          <table:table-cell table:number-columns-repeated="1017"/>
        </table:table-row>
        <table:table-row table:style-name="ro1">
          <table:table-cell office:value-type="float" office:value="815">
            <text:p>815</text:p>
          </table:table-cell>
          <table:table-cell office:value-type="time" office:time-value="PT17H39M25.36S">
            <text:p>17:39:25.36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2713">
            <text:p>2713</text:p>
          </table:table-cell>
          <table:table-cell office:value-type="string">
            <text:p>Success</text:p>
          </table:table-cell>
          <table:table-cell office:value-type="float" office:value="40680">
            <text:p>40680</text:p>
          </table:table-cell>
          <table:table-cell table:number-columns-repeated="1017"/>
        </table:table-row>
        <table:table-row table:style-name="ro1">
          <table:table-cell office:value-type="float" office:value="816">
            <text:p>816</text:p>
          </table:table-cell>
          <table:table-cell office:value-type="time" office:time-value="PT17H39M24.431S">
            <text:p>17:39:24.43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3644">
            <text:p>3644</text:p>
          </table:table-cell>
          <table:table-cell office:value-type="string">
            <text:p>Success</text:p>
          </table:table-cell>
          <table:table-cell office:value-type="float" office:value="40680">
            <text:p>40680</text:p>
          </table:table-cell>
          <table:table-cell table:number-columns-repeated="1017"/>
        </table:table-row>
        <table:table-row table:style-name="ro1">
          <table:table-cell office:value-type="float" office:value="817">
            <text:p>817</text:p>
          </table:table-cell>
          <table:table-cell office:value-type="time" office:time-value="PT17H39M24.447S">
            <text:p>17:39:24.45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3641">
            <text:p>3641</text:p>
          </table:table-cell>
          <table:table-cell office:value-type="string">
            <text:p>Success</text:p>
          </table:table-cell>
          <table:table-cell office:value-type="float" office:value="40676">
            <text:p>40676</text:p>
          </table:table-cell>
          <table:table-cell table:number-columns-repeated="1017"/>
        </table:table-row>
        <table:table-row table:style-name="ro1">
          <table:table-cell office:value-type="float" office:value="818">
            <text:p>818</text:p>
          </table:table-cell>
          <table:table-cell office:value-type="time" office:time-value="PT17H39M26.91S">
            <text:p>17:39:26.91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1199">
            <text:p>1199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819">
            <text:p>819</text:p>
          </table:table-cell>
          <table:table-cell office:value-type="time" office:time-value="PT17H39M27.647S">
            <text:p>17:39:27.65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463">
            <text:p>463</text:p>
          </table:table-cell>
          <table:table-cell office:value-type="string">
            <text:p>Success</text:p>
          </table:table-cell>
          <table:table-cell office:value-type="float" office:value="38276">
            <text:p>38276</text:p>
          </table:table-cell>
          <table:table-cell table:number-columns-repeated="1017"/>
        </table:table-row>
        <table:table-row table:style-name="ro1">
          <table:table-cell office:value-type="float" office:value="820">
            <text:p>820</text:p>
          </table:table-cell>
          <table:table-cell office:value-type="time" office:time-value="PT17H39M25.566S">
            <text:p>17:39:25.57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2559">
            <text:p>2559</text:p>
          </table:table-cell>
          <table:table-cell office:value-type="string">
            <text:p>Success</text:p>
          </table:table-cell>
          <table:table-cell office:value-type="float" office:value="40676">
            <text:p>40676</text:p>
          </table:table-cell>
          <table:table-cell table:number-columns-repeated="1017"/>
        </table:table-row>
        <table:table-row table:style-name="ro1">
          <table:table-cell office:value-type="float" office:value="821">
            <text:p>821</text:p>
          </table:table-cell>
          <table:table-cell office:value-type="time" office:time-value="PT17H39M25.593S">
            <text:p>17:39:25.59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2533">
            <text:p>2533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822">
            <text:p>822</text:p>
          </table:table-cell>
          <table:table-cell office:value-type="time" office:time-value="PT17H39M27.396S">
            <text:p>17:39:27.40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780">
            <text:p>780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823">
            <text:p>823</text:p>
          </table:table-cell>
          <table:table-cell office:value-type="time" office:time-value="PT17H39M26.427S">
            <text:p>17:39:26.43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1775">
            <text:p>1775</text:p>
          </table:table-cell>
          <table:table-cell office:value-type="string">
            <text:p>Success</text:p>
          </table:table-cell>
          <table:table-cell office:value-type="float" office:value="40680">
            <text:p>40680</text:p>
          </table:table-cell>
          <table:table-cell table:number-columns-repeated="1017"/>
        </table:table-row>
        <table:table-row table:style-name="ro1">
          <table:table-cell office:value-type="float" office:value="824">
            <text:p>824</text:p>
          </table:table-cell>
          <table:table-cell office:value-type="time" office:time-value="PT17H39M26.348S">
            <text:p>17:39:26.35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1867">
            <text:p>1867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825">
            <text:p>825</text:p>
          </table:table-cell>
          <table:table-cell office:value-type="time" office:time-value="PT17H39M25.537S">
            <text:p>17:39:25.54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2694">
            <text:p>2694</text:p>
          </table:table-cell>
          <table:table-cell office:value-type="string">
            <text:p>Success</text:p>
          </table:table-cell>
          <table:table-cell office:value-type="float" office:value="40676">
            <text:p>40676</text:p>
          </table:table-cell>
          <table:table-cell table:number-columns-repeated="1017"/>
        </table:table-row>
        <table:table-row table:style-name="ro1">
          <table:table-cell office:value-type="float" office:value="826">
            <text:p>826</text:p>
          </table:table-cell>
          <table:table-cell office:value-type="time" office:time-value="PT17H39M26.915S">
            <text:p>17:39:26.92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1335">
            <text:p>1335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827">
            <text:p>827</text:p>
          </table:table-cell>
          <table:table-cell office:value-type="time" office:time-value="PT17H39M26.911S">
            <text:p>17:39:26.91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1342">
            <text:p>1342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828">
            <text:p>828</text:p>
          </table:table-cell>
          <table:table-cell office:value-type="time" office:time-value="PT17H39M27.869S">
            <text:p>17:39:27.87</text:p>
          </table:table-cell>
          <table:table-cell office:value-type="string">
            <text:p>TC0002_PlannerB 2-23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85">
            <text:p>385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829">
            <text:p>829</text:p>
          </table:table-cell>
          <table:table-cell office:value-type="time" office:time-value="PT17H39M28.04S">
            <text:p>17:39:28.04</text:p>
          </table:table-cell>
          <table:table-cell office:value-type="string">
            <text:p>TC0001_PlannerA 1-29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242">
            <text:p>2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0">
            <text:p>830</text:p>
          </table:table-cell>
          <table:table-cell office:value-type="time" office:time-value="PT17H39M28.178S">
            <text:p>17:39:28.18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1">
            <text:p>831</text:p>
          </table:table-cell>
          <table:table-cell office:value-type="time" office:time-value="PT17H39M28.254S">
            <text:p>17:39:28.25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832">
            <text:p>832</text:p>
          </table:table-cell>
          <table:table-cell office:value-type="time" office:time-value="PT17H39M27.815S">
            <text:p>17:39:27.82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572">
            <text:p>57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3">
            <text:p>833</text:p>
          </table:table-cell>
          <table:table-cell office:value-type="time" office:time-value="PT17H39M26.594S">
            <text:p>17:39:26.59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1809">
            <text:p>1809</text:p>
          </table:table-cell>
          <table:table-cell office:value-type="string">
            <text:p>Success</text:p>
          </table:table-cell>
          <table:table-cell office:value-type="float" office:value="40680">
            <text:p>40680</text:p>
          </table:table-cell>
          <table:table-cell table:number-columns-repeated="1017"/>
        </table:table-row>
        <table:table-row table:style-name="ro1">
          <table:table-cell office:value-type="float" office:value="834">
            <text:p>834</text:p>
          </table:table-cell>
          <table:table-cell office:value-type="time" office:time-value="PT17H39M27.388S">
            <text:p>17:39:27.39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027">
            <text:p>1027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835">
            <text:p>835</text:p>
          </table:table-cell>
          <table:table-cell office:value-type="time" office:time-value="PT17H39M27.355S">
            <text:p>17:39:27.36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066">
            <text:p>1066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836">
            <text:p>836</text:p>
          </table:table-cell>
          <table:table-cell office:value-type="time" office:time-value="PT17H39M27.416S">
            <text:p>17:39:27.42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1011">
            <text:p>1011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837">
            <text:p>837</text:p>
          </table:table-cell>
          <table:table-cell office:value-type="time" office:time-value="PT17H39M28.111S">
            <text:p>17:39:28.11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333">
            <text:p>3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8">
            <text:p>838</text:p>
          </table:table-cell>
          <table:table-cell office:value-type="time" office:time-value="PT17H39M27.034S">
            <text:p>17:39:27.03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425">
            <text:p>1425</text:p>
          </table:table-cell>
          <table:table-cell office:value-type="string">
            <text:p>Success</text:p>
          </table:table-cell>
          <table:table-cell office:value-type="float" office:value="59923">
            <text:p>59923</text:p>
          </table:table-cell>
          <table:table-cell table:number-columns-repeated="1017"/>
        </table:table-row>
        <table:table-row table:style-name="ro1">
          <table:table-cell office:value-type="float" office:value="839">
            <text:p>839</text:p>
          </table:table-cell>
          <table:table-cell office:value-type="time" office:time-value="PT17H39M25.605S">
            <text:p>17:39:25.61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2876">
            <text:p>2876</text:p>
          </table:table-cell>
          <table:table-cell office:value-type="string">
            <text:p>Success</text:p>
          </table:table-cell>
          <table:table-cell office:value-type="float" office:value="40676">
            <text:p>40676</text:p>
          </table:table-cell>
          <table:table-cell table:number-columns-repeated="1017"/>
        </table:table-row>
        <table:table-row table:style-name="ro1">
          <table:table-cell office:value-type="float" office:value="840">
            <text:p>840</text:p>
          </table:table-cell>
          <table:table-cell office:value-type="time" office:time-value="PT17H39M25.453S">
            <text:p>17:39:25.45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3047">
            <text:p>3047</text:p>
          </table:table-cell>
          <table:table-cell office:value-type="string">
            <text:p>Success</text:p>
          </table:table-cell>
          <table:table-cell office:value-type="float" office:value="59923">
            <text:p>59923</text:p>
          </table:table-cell>
          <table:table-cell table:number-columns-repeated="1017"/>
        </table:table-row>
        <table:table-row table:style-name="ro1">
          <table:table-cell office:value-type="float" office:value="841">
            <text:p>841</text:p>
          </table:table-cell>
          <table:table-cell office:value-type="time" office:time-value="PT17H39M25.655S">
            <text:p>17:39:25.66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2855">
            <text:p>2855</text:p>
          </table:table-cell>
          <table:table-cell office:value-type="string">
            <text:p>Success</text:p>
          </table:table-cell>
          <table:table-cell office:value-type="float" office:value="40680">
            <text:p>40680</text:p>
          </table:table-cell>
          <table:table-cell table:number-columns-repeated="1017"/>
        </table:table-row>
        <table:table-row table:style-name="ro1">
          <table:table-cell office:value-type="float" office:value="842">
            <text:p>842</text:p>
          </table:table-cell>
          <table:table-cell office:value-type="time" office:time-value="PT17H39M25.95S">
            <text:p>17:39:25.95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2564">
            <text:p>2564</text:p>
          </table:table-cell>
          <table:table-cell office:value-type="string">
            <text:p>Success</text:p>
          </table:table-cell>
          <table:table-cell office:value-type="float" office:value="59923">
            <text:p>59923</text:p>
          </table:table-cell>
          <table:table-cell table:number-columns-repeated="1017"/>
        </table:table-row>
        <table:table-row table:style-name="ro1">
          <table:table-cell office:value-type="float" office:value="843">
            <text:p>843</text:p>
          </table:table-cell>
          <table:table-cell office:value-type="time" office:time-value="PT17H39M25.751S">
            <text:p>17:39:25.75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2766">
            <text:p>2766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844">
            <text:p>844</text:p>
          </table:table-cell>
          <table:table-cell office:value-type="time" office:time-value="PT17H39M28.023S">
            <text:p>17:39:28.02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504">
            <text:p>504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845">
            <text:p>845</text:p>
          </table:table-cell>
          <table:table-cell office:value-type="time" office:time-value="PT17H39M26.941S">
            <text:p>17:39:26.94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609">
            <text:p>1609</text:p>
          </table:table-cell>
          <table:table-cell office:value-type="string">
            <text:p>Success</text:p>
          </table:table-cell>
          <table:table-cell office:value-type="float" office:value="179213">
            <text:p>179213</text:p>
          </table:table-cell>
          <table:table-cell table:number-columns-repeated="1017"/>
        </table:table-row>
        <table:table-row table:style-name="ro1">
          <table:table-cell office:value-type="float" office:value="846">
            <text:p>846</text:p>
          </table:table-cell>
          <table:table-cell office:value-type="time" office:time-value="PT17H39M27.479S">
            <text:p>17:39:27.48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075">
            <text:p>1075</text:p>
          </table:table-cell>
          <table:table-cell office:value-type="string">
            <text:p>Success</text:p>
          </table:table-cell>
          <table:table-cell office:value-type="float" office:value="41616">
            <text:p>41616</text:p>
          </table:table-cell>
          <table:table-cell table:number-columns-repeated="1017"/>
        </table:table-row>
        <table:table-row table:style-name="ro1">
          <table:table-cell office:value-type="float" office:value="847">
            <text:p>847</text:p>
          </table:table-cell>
          <table:table-cell office:value-type="time" office:time-value="PT17H39M26.908S">
            <text:p>17:39:26.91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1677">
            <text:p>1677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848">
            <text:p>848</text:p>
          </table:table-cell>
          <table:table-cell office:value-type="time" office:time-value="PT17H39M27.652S">
            <text:p>17:39:27.65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936">
            <text:p>936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849">
            <text:p>849</text:p>
          </table:table-cell>
          <table:table-cell office:value-type="time" office:time-value="PT17H39M28.555S">
            <text:p>17:39:28.56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595">
            <text:p>59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850">
            <text:p>850</text:p>
          </table:table-cell>
          <table:table-cell office:value-type="time" office:time-value="PT17H39M27.019S">
            <text:p>17:39:27.02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2158">
            <text:p>2158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851">
            <text:p>851</text:p>
          </table:table-cell>
          <table:table-cell office:value-type="time" office:time-value="PT17H39M28.017S">
            <text:p>17:39:28.02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164">
            <text:p>1164</text:p>
          </table:table-cell>
          <table:table-cell office:value-type="string">
            <text:p>Success</text:p>
          </table:table-cell>
          <table:table-cell office:value-type="float" office:value="19022">
            <text:p>19022</text:p>
          </table:table-cell>
          <table:table-cell table:number-columns-repeated="1017"/>
        </table:table-row>
        <table:table-row table:style-name="ro1">
          <table:table-cell office:value-type="float" office:value="852">
            <text:p>852</text:p>
          </table:table-cell>
          <table:table-cell office:value-type="time" office:time-value="PT17H39M28.089S">
            <text:p>17:39:28.09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096">
            <text:p>1096</text:p>
          </table:table-cell>
          <table:table-cell office:value-type="string">
            <text:p>Success</text:p>
          </table:table-cell>
          <table:table-cell office:value-type="float" office:value="59923">
            <text:p>59923</text:p>
          </table:table-cell>
          <table:table-cell table:number-columns-repeated="1017"/>
        </table:table-row>
        <table:table-row table:style-name="ro1">
          <table:table-cell office:value-type="float" office:value="853">
            <text:p>853</text:p>
          </table:table-cell>
          <table:table-cell office:value-type="time" office:time-value="PT17H39M28.126S">
            <text:p>17:39:28.13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1070">
            <text:p>1070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854">
            <text:p>854</text:p>
          </table:table-cell>
          <table:table-cell office:value-type="time" office:time-value="PT17H39M27.371S">
            <text:p>17:39:27.37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1887">
            <text:p>1887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855">
            <text:p>855</text:p>
          </table:table-cell>
          <table:table-cell office:value-type="time" office:time-value="PT17H39M28.293S">
            <text:p>17:39:28.29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1047">
            <text:p>10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6">
            <text:p>856</text:p>
          </table:table-cell>
          <table:table-cell office:value-type="time" office:time-value="PT17H39M27.98S">
            <text:p>17:39:27.98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1378">
            <text:p>1378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857">
            <text:p>857</text:p>
          </table:table-cell>
          <table:table-cell office:value-type="time" office:time-value="PT17H39M28.446S">
            <text:p>17:39:28.45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931">
            <text:p>9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8">
            <text:p>858</text:p>
          </table:table-cell>
          <table:table-cell office:value-type="time" office:time-value="PT17H39M28.001S">
            <text:p>17:39:28.00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381">
            <text:p>1381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859">
            <text:p>859</text:p>
          </table:table-cell>
          <table:table-cell office:value-type="time" office:time-value="PT17H39M27.636S">
            <text:p>17:39:27.64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751">
            <text:p>1751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860">
            <text:p>860</text:p>
          </table:table-cell>
          <table:table-cell office:value-type="time" office:time-value="PT17H39M25.973S">
            <text:p>17:39:25.97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3415">
            <text:p>3415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861">
            <text:p>861</text:p>
          </table:table-cell>
          <table:table-cell office:value-type="time" office:time-value="PT17H39M26.234S">
            <text:p>17:39:26.23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3159">
            <text:p>3159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862">
            <text:p>862</text:p>
          </table:table-cell>
          <table:table-cell office:value-type="time" office:time-value="PT17H39M28.518S">
            <text:p>17:39:28.52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875">
            <text:p>87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63">
            <text:p>863</text:p>
          </table:table-cell>
          <table:table-cell office:value-type="time" office:time-value="PT17H39M26.627S">
            <text:p>17:39:26.63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2769">
            <text:p>2769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864">
            <text:p>864</text:p>
          </table:table-cell>
          <table:table-cell office:value-type="time" office:time-value="PT17H39M23.715S">
            <text:p>17:39:23.72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5681">
            <text:p>5681</text:p>
          </table:table-cell>
          <table:table-cell office:value-type="string">
            <text:p>Success</text:p>
          </table:table-cell>
          <table:table-cell office:value-type="float" office:value="40680">
            <text:p>40680</text:p>
          </table:table-cell>
          <table:table-cell table:number-columns-repeated="1017"/>
        </table:table-row>
        <table:table-row table:style-name="ro1">
          <table:table-cell office:value-type="float" office:value="865">
            <text:p>865</text:p>
          </table:table-cell>
          <table:table-cell office:value-type="time" office:time-value="PT17H39M26.42S">
            <text:p>17:39:26.42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2980">
            <text:p>2980</text:p>
          </table:table-cell>
          <table:table-cell office:value-type="string">
            <text:p>Success</text:p>
          </table:table-cell>
          <table:table-cell office:value-type="float" office:value="59923">
            <text:p>59923</text:p>
          </table:table-cell>
          <table:table-cell table:number-columns-repeated="1017"/>
        </table:table-row>
        <table:table-row table:style-name="ro1">
          <table:table-cell office:value-type="float" office:value="866">
            <text:p>866</text:p>
          </table:table-cell>
          <table:table-cell office:value-type="time" office:time-value="PT17H39M28.077S">
            <text:p>17:39:28.08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1325">
            <text:p>1325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867">
            <text:p>867</text:p>
          </table:table-cell>
          <table:table-cell office:value-type="time" office:time-value="PT17H39M26.027S">
            <text:p>17:39:26.03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3378">
            <text:p>3378</text:p>
          </table:table-cell>
          <table:table-cell office:value-type="string">
            <text:p>Success</text:p>
          </table:table-cell>
          <table:table-cell office:value-type="float" office:value="77595">
            <text:p>77595</text:p>
          </table:table-cell>
          <table:table-cell table:number-columns-repeated="1017"/>
        </table:table-row>
        <table:table-row table:style-name="ro1">
          <table:table-cell office:value-type="float" office:value="868">
            <text:p>868</text:p>
          </table:table-cell>
          <table:table-cell office:value-type="time" office:time-value="PT17H39M26.369S">
            <text:p>17:39:26.37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3037">
            <text:p>3037</text:p>
          </table:table-cell>
          <table:table-cell office:value-type="string">
            <text:p>Success</text:p>
          </table:table-cell>
          <table:table-cell office:value-type="float" office:value="40680">
            <text:p>40680</text:p>
          </table:table-cell>
          <table:table-cell table:number-columns-repeated="1017"/>
        </table:table-row>
        <table:table-row table:style-name="ro1">
          <table:table-cell office:value-type="float" office:value="869">
            <text:p>869</text:p>
          </table:table-cell>
          <table:table-cell office:value-type="time" office:time-value="PT17H39M26.632S">
            <text:p>17:39:26.63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2786">
            <text:p>2786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870">
            <text:p>870</text:p>
          </table:table-cell>
          <table:table-cell office:value-type="time" office:time-value="PT17H39M25.633S">
            <text:p>17:39:25.63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3800">
            <text:p>3800</text:p>
          </table:table-cell>
          <table:table-cell office:value-type="string">
            <text:p>Success</text:p>
          </table:table-cell>
          <table:table-cell office:value-type="float" office:value="40680">
            <text:p>40680</text:p>
          </table:table-cell>
          <table:table-cell table:number-columns-repeated="1017"/>
        </table:table-row>
        <table:table-row table:style-name="ro1">
          <table:table-cell office:value-type="float" office:value="871">
            <text:p>871</text:p>
          </table:table-cell>
          <table:table-cell office:value-type="time" office:time-value="PT17H39M27.158S">
            <text:p>17:39:27.16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2288">
            <text:p>2288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872">
            <text:p>872</text:p>
          </table:table-cell>
          <table:table-cell office:value-type="time" office:time-value="PT17H39M26.906S">
            <text:p>17:39:26.91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2545">
            <text:p>2545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873">
            <text:p>873</text:p>
          </table:table-cell>
          <table:table-cell office:value-type="time" office:time-value="PT17H39M27.808S">
            <text:p>17:39:27.81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651">
            <text:p>1651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874">
            <text:p>874</text:p>
          </table:table-cell>
          <table:table-cell office:value-type="time" office:time-value="PT17H39M26.857S">
            <text:p>17:39:26.86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2602">
            <text:p>2602</text:p>
          </table:table-cell>
          <table:table-cell office:value-type="string">
            <text:p>Success</text:p>
          </table:table-cell>
          <table:table-cell office:value-type="float" office:value="40680">
            <text:p>40680</text:p>
          </table:table-cell>
          <table:table-cell table:number-columns-repeated="1017"/>
        </table:table-row>
        <table:table-row table:style-name="ro1">
          <table:table-cell office:value-type="float" office:value="875">
            <text:p>875</text:p>
          </table:table-cell>
          <table:table-cell office:value-type="time" office:time-value="PT17H39M25.669S">
            <text:p>17:39:25.67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3791">
            <text:p>3791</text:p>
          </table:table-cell>
          <table:table-cell office:value-type="string">
            <text:p>Success</text:p>
          </table:table-cell>
          <table:table-cell office:value-type="float" office:value="40677">
            <text:p>40677</text:p>
          </table:table-cell>
          <table:table-cell table:number-columns-repeated="1017"/>
        </table:table-row>
        <table:table-row table:style-name="ro1">
          <table:table-cell office:value-type="float" office:value="876">
            <text:p>876</text:p>
          </table:table-cell>
          <table:table-cell office:value-type="time" office:time-value="PT17H39M28.251S">
            <text:p>17:39:28.25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1210">
            <text:p>1210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877">
            <text:p>877</text:p>
          </table:table-cell>
          <table:table-cell office:value-type="time" office:time-value="PT17H39M26.031S">
            <text:p>17:39:26.03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3431">
            <text:p>3431</text:p>
          </table:table-cell>
          <table:table-cell office:value-type="string">
            <text:p>Success</text:p>
          </table:table-cell>
          <table:table-cell office:value-type="float" office:value="40680">
            <text:p>40680</text:p>
          </table:table-cell>
          <table:table-cell table:number-columns-repeated="1017"/>
        </table:table-row>
        <table:table-row table:style-name="ro1">
          <table:table-cell office:value-type="float" office:value="878">
            <text:p>878</text:p>
          </table:table-cell>
          <table:table-cell office:value-type="time" office:time-value="PT17H39M28.254S">
            <text:p>17:39:28.25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1207">
            <text:p>1207</text:p>
          </table:table-cell>
          <table:table-cell office:value-type="string">
            <text:p>Success</text:p>
          </table:table-cell>
          <table:table-cell office:value-type="float" office:value="38276">
            <text:p>38276</text:p>
          </table:table-cell>
          <table:table-cell table:number-columns-repeated="1017"/>
        </table:table-row>
        <table:table-row table:style-name="ro1">
          <table:table-cell office:value-type="float" office:value="879">
            <text:p>879</text:p>
          </table:table-cell>
          <table:table-cell office:value-type="time" office:time-value="PT17H39M27.476S">
            <text:p>17:39:27.48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987">
            <text:p>1987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880">
            <text:p>880</text:p>
          </table:table-cell>
          <table:table-cell office:value-type="time" office:time-value="PT17H39M26.922S">
            <text:p>17:39:26.92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2551">
            <text:p>2551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881">
            <text:p>881</text:p>
          </table:table-cell>
          <table:table-cell office:value-type="time" office:time-value="PT17H39M29.156S">
            <text:p>17:39:29.16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362">
            <text:p>36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882">
            <text:p>882</text:p>
          </table:table-cell>
          <table:table-cell office:value-type="time" office:time-value="PT17H39M27.516S">
            <text:p>17:39:27.52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2002">
            <text:p>2002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883">
            <text:p>883</text:p>
          </table:table-cell>
          <table:table-cell office:value-type="time" office:time-value="PT17H39M28.482S">
            <text:p>17:39:28.48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1041">
            <text:p>1041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884">
            <text:p>884</text:p>
          </table:table-cell>
          <table:table-cell office:value-type="time" office:time-value="PT17H39M28.5S">
            <text:p>17:39:28.50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029">
            <text:p>1029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885">
            <text:p>885</text:p>
          </table:table-cell>
          <table:table-cell office:value-type="time" office:time-value="PT17H39M25.965S">
            <text:p>17:39:25.97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3572">
            <text:p>3572</text:p>
          </table:table-cell>
          <table:table-cell office:value-type="string">
            <text:p>Success</text:p>
          </table:table-cell>
          <table:table-cell office:value-type="float" office:value="59923">
            <text:p>59923</text:p>
          </table:table-cell>
          <table:table-cell table:number-columns-repeated="1017"/>
        </table:table-row>
        <table:table-row table:style-name="ro1">
          <table:table-cell office:value-type="float" office:value="886">
            <text:p>886</text:p>
          </table:table-cell>
          <table:table-cell office:value-type="time" office:time-value="PT17H39M27.477S">
            <text:p>17:39:27.48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2062">
            <text:p>2062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887">
            <text:p>887</text:p>
          </table:table-cell>
          <table:table-cell office:value-type="time" office:time-value="PT17H39M26.541S">
            <text:p>17:39:26.54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3003">
            <text:p>3003</text:p>
          </table:table-cell>
          <table:table-cell office:value-type="string">
            <text:p>Success</text:p>
          </table:table-cell>
          <table:table-cell office:value-type="float" office:value="59923">
            <text:p>59923</text:p>
          </table:table-cell>
          <table:table-cell table:number-columns-repeated="1017"/>
        </table:table-row>
        <table:table-row table:style-name="ro1">
          <table:table-cell office:value-type="float" office:value="888">
            <text:p>888</text:p>
          </table:table-cell>
          <table:table-cell office:value-type="time" office:time-value="PT17H39M29.393S">
            <text:p>17:39:29.39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62">
            <text:p>1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9">
            <text:p>889</text:p>
          </table:table-cell>
          <table:table-cell office:value-type="time" office:time-value="PT17H39M28.459S">
            <text:p>17:39:28.46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148">
            <text:p>1148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890">
            <text:p>890</text:p>
          </table:table-cell>
          <table:table-cell office:value-type="time" office:time-value="PT17H39M29.377S">
            <text:p>17:39:29.38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277">
            <text:p>27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1">
            <text:p>891</text:p>
          </table:table-cell>
          <table:table-cell office:value-type="time" office:time-value="PT17H39M26.437S">
            <text:p>17:39:26.44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3228">
            <text:p>3228</text:p>
          </table:table-cell>
          <table:table-cell office:value-type="string">
            <text:p>Success</text:p>
          </table:table-cell>
          <table:table-cell office:value-type="float" office:value="59923">
            <text:p>59923</text:p>
          </table:table-cell>
          <table:table-cell table:number-columns-repeated="1017"/>
        </table:table-row>
        <table:table-row table:style-name="ro1">
          <table:table-cell office:value-type="float" office:value="892">
            <text:p>892</text:p>
          </table:table-cell>
          <table:table-cell office:value-type="time" office:time-value="PT17H39M26.907S">
            <text:p>17:39:26.91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2765">
            <text:p>2765</text:p>
          </table:table-cell>
          <table:table-cell office:value-type="string">
            <text:p>Success</text:p>
          </table:table-cell>
          <table:table-cell office:value-type="float" office:value="59923">
            <text:p>59923</text:p>
          </table:table-cell>
          <table:table-cell table:number-columns-repeated="1017"/>
        </table:table-row>
        <table:table-row table:style-name="ro1">
          <table:table-cell office:value-type="float" office:value="893">
            <text:p>893</text:p>
          </table:table-cell>
          <table:table-cell office:value-type="time" office:time-value="PT17H39M26.965S">
            <text:p>17:39:26.97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2714">
            <text:p>2714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894">
            <text:p>894</text:p>
          </table:table-cell>
          <table:table-cell office:value-type="time" office:time-value="PT17H39M29.519S">
            <text:p>17:39:29.52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60">
            <text:p>16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895">
            <text:p>895</text:p>
          </table:table-cell>
          <table:table-cell office:value-type="time" office:time-value="PT17H39M29.389S">
            <text:p>17:39:29.39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292">
            <text:p>2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6">
            <text:p>896</text:p>
          </table:table-cell>
          <table:table-cell office:value-type="time" office:time-value="PT17H39M27.168S">
            <text:p>17:39:27.17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2512">
            <text:p>2512</text:p>
          </table:table-cell>
          <table:table-cell office:value-type="string">
            <text:p>Success</text:p>
          </table:table-cell>
          <table:table-cell office:value-type="float" office:value="59923">
            <text:p>59923</text:p>
          </table:table-cell>
          <table:table-cell table:number-columns-repeated="1017"/>
        </table:table-row>
        <table:table-row table:style-name="ro1">
          <table:table-cell office:value-type="float" office:value="897">
            <text:p>897</text:p>
          </table:table-cell>
          <table:table-cell office:value-type="time" office:time-value="PT17H39M29.407S">
            <text:p>17:39:29.41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279">
            <text:p>27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898">
            <text:p>898</text:p>
          </table:table-cell>
          <table:table-cell office:value-type="time" office:time-value="PT17H39M27.988S">
            <text:p>17:39:27.99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712">
            <text:p>1712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899">
            <text:p>899</text:p>
          </table:table-cell>
          <table:table-cell office:value-type="time" office:time-value="PT17H39M29.463S">
            <text:p>17:39:29.46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239">
            <text:p>2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0">
            <text:p>900</text:p>
          </table:table-cell>
          <table:table-cell office:value-type="time" office:time-value="PT17H39M27.104S">
            <text:p>17:39:27.10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2603">
            <text:p>2603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901">
            <text:p>901</text:p>
          </table:table-cell>
          <table:table-cell office:value-type="time" office:time-value="PT17H39M27.246S">
            <text:p>17:39:27.25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2468">
            <text:p>2468</text:p>
          </table:table-cell>
          <table:table-cell office:value-type="string">
            <text:p>Success</text:p>
          </table:table-cell>
          <table:table-cell office:value-type="float" office:value="179213">
            <text:p>179213</text:p>
          </table:table-cell>
          <table:table-cell table:number-columns-repeated="1017"/>
        </table:table-row>
        <table:table-row table:style-name="ro1">
          <table:table-cell office:value-type="float" office:value="902">
            <text:p>902</text:p>
          </table:table-cell>
          <table:table-cell office:value-type="time" office:time-value="PT17H39M27.615S">
            <text:p>17:39:27.62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2114">
            <text:p>2114</text:p>
          </table:table-cell>
          <table:table-cell office:value-type="string">
            <text:p>Success</text:p>
          </table:table-cell>
          <table:table-cell office:value-type="float" office:value="179213">
            <text:p>179213</text:p>
          </table:table-cell>
          <table:table-cell table:number-columns-repeated="1017"/>
        </table:table-row>
        <table:table-row table:style-name="ro1">
          <table:table-cell office:value-type="float" office:value="903">
            <text:p>903</text:p>
          </table:table-cell>
          <table:table-cell office:value-type="time" office:time-value="PT17H39M28.405S">
            <text:p>17:39:28.41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1328">
            <text:p>1328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904">
            <text:p>904</text:p>
          </table:table-cell>
          <table:table-cell office:value-type="time" office:time-value="PT17H39M29.54S">
            <text:p>17:39:29.54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97">
            <text:p>19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5">
            <text:p>905</text:p>
          </table:table-cell>
          <table:table-cell office:value-type="time" office:time-value="PT17H39M29.7S">
            <text:p>17:39:29.70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06">
            <text:p>906</text:p>
          </table:table-cell>
          <table:table-cell office:value-type="time" office:time-value="PT17H39M29.463S">
            <text:p>17:39:29.46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361">
            <text:p>3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7">
            <text:p>907</text:p>
          </table:table-cell>
          <table:table-cell office:value-type="time" office:time-value="PT17H39M29.715S">
            <text:p>17:39:29.72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17">
            <text:p>11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08">
            <text:p>908</text:p>
          </table:table-cell>
          <table:table-cell office:value-type="time" office:time-value="PT17H39M29.394S">
            <text:p>17:39:29.39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458">
            <text:p>4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9">
            <text:p>909</text:p>
          </table:table-cell>
          <table:table-cell office:value-type="time" office:time-value="PT17H39M27.169S">
            <text:p>17:39:27.17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2719">
            <text:p>2719</text:p>
          </table:table-cell>
          <table:table-cell office:value-type="string">
            <text:p>Success</text:p>
          </table:table-cell>
          <table:table-cell office:value-type="float" office:value="59921">
            <text:p>59921</text:p>
          </table:table-cell>
          <table:table-cell table:number-columns-repeated="1017"/>
        </table:table-row>
        <table:table-row table:style-name="ro1">
          <table:table-cell office:value-type="float" office:value="910">
            <text:p>910</text:p>
          </table:table-cell>
          <table:table-cell office:value-type="time" office:time-value="PT17H39M29.346S">
            <text:p>17:39:29.35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571">
            <text:p>5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1">
            <text:p>911</text:p>
          </table:table-cell>
          <table:table-cell office:value-type="time" office:time-value="PT17H39M29.556S">
            <text:p>17:39:29.56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370">
            <text:p>3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2">
            <text:p>912</text:p>
          </table:table-cell>
          <table:table-cell office:value-type="time" office:time-value="PT17H39M28.221S">
            <text:p>17:39:28.22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1752">
            <text:p>1752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913">
            <text:p>913</text:p>
          </table:table-cell>
          <table:table-cell office:value-type="time" office:time-value="PT17H39M28.065S">
            <text:p>17:39:28.07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909">
            <text:p>1909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914">
            <text:p>914</text:p>
          </table:table-cell>
          <table:table-cell office:value-type="time" office:time-value="PT17H39M29.462S">
            <text:p>17:39:29.46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518">
            <text:p>5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5">
            <text:p>915</text:p>
          </table:table-cell>
          <table:table-cell office:value-type="time" office:time-value="PT17H39M28.109S">
            <text:p>17:39:28.11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1871">
            <text:p>1871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916">
            <text:p>916</text:p>
          </table:table-cell>
          <table:table-cell office:value-type="time" office:time-value="PT17H39M29.837S">
            <text:p>17:39:29.84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44">
            <text:p>14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17">
            <text:p>917</text:p>
          </table:table-cell>
          <table:table-cell office:value-type="time" office:time-value="PT17H39M27.959S">
            <text:p>17:39:27.96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2024">
            <text:p>2024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918">
            <text:p>918</text:p>
          </table:table-cell>
          <table:table-cell office:value-type="time" office:time-value="PT17H39M29.681S">
            <text:p>17:39:29.68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340">
            <text:p>3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9">
            <text:p>919</text:p>
          </table:table-cell>
          <table:table-cell office:value-type="time" office:time-value="PT17H39M29.746S">
            <text:p>17:39:29.75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90">
            <text:p>29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20">
            <text:p>920</text:p>
          </table:table-cell>
          <table:table-cell office:value-type="time" office:time-value="PT17H39M29.661S">
            <text:p>17:39:29.66</text:p>
          </table:table-cell>
          <table:table-cell office:value-type="string">
            <text:p>TC0003_PlannerC 3-13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89">
            <text:p>38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21">
            <text:p>921</text:p>
          </table:table-cell>
          <table:table-cell office:value-type="time" office:time-value="PT17H39M29.702S">
            <text:p>17:39:29.70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381">
            <text:p>3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2">
            <text:p>922</text:p>
          </table:table-cell>
          <table:table-cell office:value-type="time" office:time-value="PT17H39M27.995S">
            <text:p>17:39:28.00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2089">
            <text:p>2089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923">
            <text:p>923</text:p>
          </table:table-cell>
          <table:table-cell office:value-type="time" office:time-value="PT17H39M30.086S">
            <text:p>17:39:30.09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24">
            <text:p>924</text:p>
          </table:table-cell>
          <table:table-cell office:value-type="time" office:time-value="PT17H39M27.999S">
            <text:p>17:39:28.00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2108">
            <text:p>2108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925">
            <text:p>925</text:p>
          </table:table-cell>
          <table:table-cell office:value-type="time" office:time-value="PT17H39M28.527S">
            <text:p>17:39:28.53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1588">
            <text:p>1588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926">
            <text:p>926</text:p>
          </table:table-cell>
          <table:table-cell office:value-type="time" office:time-value="PT17H39M30.051S">
            <text:p>17:39:30.05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7703">
            <text:p>7703</text:p>
          </table:table-cell>
          <table:table-cell table:number-columns-repeated="1017"/>
        </table:table-row>
        <table:table-row table:style-name="ro1">
          <table:table-cell office:value-type="float" office:value="927">
            <text:p>927</text:p>
          </table:table-cell>
          <table:table-cell office:value-type="time" office:time-value="PT17H39M29.83S">
            <text:p>17:39:29.83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333">
            <text:p>3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8">
            <text:p>928</text:p>
          </table:table-cell>
          <table:table-cell office:value-type="time" office:time-value="PT17H39M29.981S">
            <text:p>17:39:29.98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198">
            <text:p>1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9">
            <text:p>929</text:p>
          </table:table-cell>
          <table:table-cell office:value-type="time" office:time-value="PT17H39M29.738S">
            <text:p>17:39:29.74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447">
            <text:p>4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0">
            <text:p>930</text:p>
          </table:table-cell>
          <table:table-cell office:value-type="time" office:time-value="PT17H39M30.109S">
            <text:p>17:39:30.11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31">
            <text:p>931</text:p>
          </table:table-cell>
          <table:table-cell office:value-type="time" office:time-value="PT17H39M30.104S">
            <text:p>17:39:30.10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32">
            <text:p>932</text:p>
          </table:table-cell>
          <table:table-cell office:value-type="time" office:time-value="PT17H39M29.889S">
            <text:p>17:39:29.89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346">
            <text:p>3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3">
            <text:p>933</text:p>
          </table:table-cell>
          <table:table-cell office:value-type="time" office:time-value="PT17H39M29.927S">
            <text:p>17:39:29.93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328">
            <text:p>3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4">
            <text:p>934</text:p>
          </table:table-cell>
          <table:table-cell office:value-type="time" office:time-value="PT17H39M30.085S">
            <text:p>17:39:30.09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180">
            <text:p>1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5">
            <text:p>935</text:p>
          </table:table-cell>
          <table:table-cell office:value-type="time" office:time-value="PT17H39M30.164S">
            <text:p>17:39:30.16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6">
            <text:p>936</text:p>
          </table:table-cell>
          <table:table-cell office:value-type="time" office:time-value="PT17H39M30.022S">
            <text:p>17:39:30.02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246">
            <text:p>2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7">
            <text:p>937</text:p>
          </table:table-cell>
          <table:table-cell office:value-type="time" office:time-value="PT17H39M30.195S">
            <text:p>17:39:30.20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38">
            <text:p>938</text:p>
          </table:table-cell>
          <table:table-cell office:value-type="time" office:time-value="PT17H39M28.127S">
            <text:p>17:39:28.13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2194">
            <text:p>2194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939">
            <text:p>939</text:p>
          </table:table-cell>
          <table:table-cell office:value-type="time" office:time-value="PT17H39M30.181S">
            <text:p>17:39:30.18</text:p>
          </table:table-cell>
          <table:table-cell office:value-type="string">
            <text:p>TC0001_PlannerA 1-24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47">
            <text:p>1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0">
            <text:p>940</text:p>
          </table:table-cell>
          <table:table-cell office:value-type="time" office:time-value="PT17H39M28.207S">
            <text:p>17:39:28.21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2121">
            <text:p>2121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941">
            <text:p>941</text:p>
          </table:table-cell>
          <table:table-cell office:value-type="time" office:time-value="PT17H39M27.984S">
            <text:p>17:39:27.98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2345">
            <text:p>2345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942">
            <text:p>942</text:p>
          </table:table-cell>
          <table:table-cell office:value-type="time" office:time-value="PT17H39M28.382S">
            <text:p>17:39:28.38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1950">
            <text:p>1950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943">
            <text:p>943</text:p>
          </table:table-cell>
          <table:table-cell office:value-type="time" office:time-value="PT17H39M29.419S">
            <text:p>17:39:29.42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925">
            <text:p>925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944">
            <text:p>944</text:p>
          </table:table-cell>
          <table:table-cell office:value-type="time" office:time-value="PT17H39M29.396S">
            <text:p>17:39:29.40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948">
            <text:p>948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945">
            <text:p>945</text:p>
          </table:table-cell>
          <table:table-cell office:value-type="time" office:time-value="PT17H39M28.073S">
            <text:p>17:39:28.07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2290">
            <text:p>2290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946">
            <text:p>946</text:p>
          </table:table-cell>
          <table:table-cell office:value-type="time" office:time-value="PT17H39M29.39S">
            <text:p>17:39:29.39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977">
            <text:p>977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947">
            <text:p>947</text:p>
          </table:table-cell>
          <table:table-cell office:value-type="time" office:time-value="PT17H39M28.423S">
            <text:p>17:39:28.42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947">
            <text:p>1947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948">
            <text:p>948</text:p>
          </table:table-cell>
          <table:table-cell office:value-type="time" office:time-value="PT17H39M29.264S">
            <text:p>17:39:29.26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1111">
            <text:p>1111</text:p>
          </table:table-cell>
          <table:table-cell office:value-type="string">
            <text:p>Success</text:p>
          </table:table-cell>
          <table:table-cell office:value-type="float" office:value="179210">
            <text:p>179210</text:p>
          </table:table-cell>
          <table:table-cell table:number-columns-repeated="1017"/>
        </table:table-row>
        <table:table-row table:style-name="ro1">
          <table:table-cell office:value-type="float" office:value="949">
            <text:p>949</text:p>
          </table:table-cell>
          <table:table-cell office:value-type="time" office:time-value="PT17H39M30.329S">
            <text:p>17:39:30.33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50">
            <text:p>950</text:p>
          </table:table-cell>
          <table:table-cell office:value-type="time" office:time-value="PT17H39M30.186S">
            <text:p>17:39:30.19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98">
            <text:p>1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1">
            <text:p>951</text:p>
          </table:table-cell>
          <table:table-cell office:value-type="time" office:time-value="PT17H39M28.429S">
            <text:p>17:39:28.43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1957">
            <text:p>1957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952">
            <text:p>952</text:p>
          </table:table-cell>
          <table:table-cell office:value-type="time" office:time-value="PT17H39M30.376S">
            <text:p>17:39:30.38</text:p>
          </table:table-cell>
          <table:table-cell office:value-type="string">
            <text:p>TC0002_PlannerB 2-21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53">
            <text:p>953</text:p>
          </table:table-cell>
          <table:table-cell office:value-type="time" office:time-value="PT17H39M30.371S">
            <text:p>17:39:30.37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54">
            <text:p>954</text:p>
          </table:table-cell>
          <table:table-cell office:value-type="time" office:time-value="PT17H39M30.385S">
            <text:p>17:39:30.39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55">
            <text:p>955</text:p>
          </table:table-cell>
          <table:table-cell office:value-type="time" office:time-value="PT17H39M30.266S">
            <text:p>17:39:30.27</text:p>
          </table:table-cell>
          <table:table-cell office:value-type="string">
            <text:p>TC0003_PlannerC 3-10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56">
            <text:p>956</text:p>
          </table:table-cell>
          <table:table-cell office:value-type="time" office:time-value="PT17H39M30.396S">
            <text:p>17:39:30.40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57">
            <text:p>957</text:p>
          </table:table-cell>
          <table:table-cell office:value-type="time" office:time-value="PT17H39M30.392S">
            <text:p>17:39:30.39</text:p>
          </table:table-cell>
          <table:table-cell office:value-type="string">
            <text:p>TC0002_PlannerB 2-21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58">
            <text:p>958</text:p>
          </table:table-cell>
          <table:table-cell office:value-type="time" office:time-value="PT17H39M30.41S">
            <text:p>17:39:30.41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959">
            <text:p>959</text:p>
          </table:table-cell>
          <table:table-cell office:value-type="time" office:time-value="PT17H39M30.414S">
            <text:p>17:39:30.41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7703">
            <text:p>7703</text:p>
          </table:table-cell>
          <table:table-cell table:number-columns-repeated="1017"/>
        </table:table-row>
        <table:table-row table:style-name="ro1">
          <table:table-cell office:value-type="float" office:value="960">
            <text:p>960</text:p>
          </table:table-cell>
          <table:table-cell office:value-type="time" office:time-value="PT17H39M30.466S">
            <text:p>17:39:30.47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61">
            <text:p>961</text:p>
          </table:table-cell>
          <table:table-cell office:value-type="time" office:time-value="PT17H39M29.18S">
            <text:p>17:39:29.18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1318">
            <text:p>1318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962">
            <text:p>962</text:p>
          </table:table-cell>
          <table:table-cell office:value-type="time" office:time-value="PT17H39M30.276S">
            <text:p>17:39:30.28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36">
            <text:p>236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963">
            <text:p>963</text:p>
          </table:table-cell>
          <table:table-cell office:value-type="time" office:time-value="PT17H39M30.213S">
            <text:p>17:39:30.21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10">
            <text:p>310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964">
            <text:p>964</text:p>
          </table:table-cell>
          <table:table-cell office:value-type="time" office:time-value="PT17H39M30.504S">
            <text:p>17:39:30.50</text:p>
          </table:table-cell>
          <table:table-cell office:value-type="string">
            <text:p>TC0002_PlannerB 2-22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65">
            <text:p>965</text:p>
          </table:table-cell>
          <table:table-cell office:value-type="time" office:time-value="PT17H39M30.524S">
            <text:p>17:39:30.52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66">
            <text:p>966</text:p>
          </table:table-cell>
          <table:table-cell office:value-type="time" office:time-value="PT17H39M30.037S">
            <text:p>17:39:30.04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511">
            <text:p>511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967">
            <text:p>967</text:p>
          </table:table-cell>
          <table:table-cell office:value-type="time" office:time-value="PT17H39M30.513S">
            <text:p>17:39:30.51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68">
            <text:p>968</text:p>
          </table:table-cell>
          <table:table-cell office:value-type="time" office:time-value="PT17H39M29.197S">
            <text:p>17:39:29.20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1367">
            <text:p>1367</text:p>
          </table:table-cell>
          <table:table-cell office:value-type="string">
            <text:p>Success</text:p>
          </table:table-cell>
          <table:table-cell office:value-type="float" office:value="179213">
            <text:p>179213</text:p>
          </table:table-cell>
          <table:table-cell table:number-columns-repeated="1017"/>
        </table:table-row>
        <table:table-row table:style-name="ro1">
          <table:table-cell office:value-type="float" office:value="969">
            <text:p>969</text:p>
          </table:table-cell>
          <table:table-cell office:value-type="time" office:time-value="PT17H39M30.527S">
            <text:p>17:39:30.53</text:p>
          </table:table-cell>
          <table:table-cell office:value-type="string">
            <text:p>TC0002_PlannerB 2-22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70">
            <text:p>970</text:p>
          </table:table-cell>
          <table:table-cell office:value-type="time" office:time-value="PT17H39M30.548S">
            <text:p>17:39:30.55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71">
            <text:p>971</text:p>
          </table:table-cell>
          <table:table-cell office:value-type="time" office:time-value="PT17H39M29.981S">
            <text:p>17:39:29.98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638">
            <text:p>638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972">
            <text:p>972</text:p>
          </table:table-cell>
          <table:table-cell office:value-type="time" office:time-value="PT17H39M30.134S">
            <text:p>17:39:30.13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493">
            <text:p>493</text:p>
          </table:table-cell>
          <table:table-cell office:value-type="string">
            <text:p>Success</text:p>
          </table:table-cell>
          <table:table-cell office:value-type="float" office:value="179211">
            <text:p>179211</text:p>
          </table:table-cell>
          <table:table-cell table:number-columns-repeated="1017"/>
        </table:table-row>
        <table:table-row table:style-name="ro1">
          <table:table-cell office:value-type="float" office:value="973">
            <text:p>973</text:p>
          </table:table-cell>
          <table:table-cell office:value-type="time" office:time-value="PT17H39M29.975S">
            <text:p>17:39:29.98</text:p>
          </table:table-cell>
          <table:table-cell office:value-type="string">
            <text:p>TC0003_PlannerC 3-17</text:p>
          </table:table-cell>
          <table:table-cell office:value-type="string">
            <text:p>/channels/plan</text:p>
          </table:table-cell>
          <table:table-cell office:value-type="float" office:value="655">
            <text:p>65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974">
            <text:p>974</text:p>
          </table:table-cell>
          <table:table-cell office:value-type="time" office:time-value="PT17H39M30.627S">
            <text:p>17:39:30.63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75">
            <text:p>975</text:p>
          </table:table-cell>
          <table:table-cell office:value-type="time" office:time-value="PT17H39M30.631S">
            <text:p>17:39:30.63</text:p>
          </table:table-cell>
          <table:table-cell office:value-type="string">
            <text:p>TC0003_PlannerC 3-17</text:p>
          </table:table-cell>
          <table:table-cell office:value-type="string">
            <text:p>/channels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76">
            <text:p>976</text:p>
          </table:table-cell>
          <table:table-cell office:value-type="time" office:time-value="PT17H39M30.642S">
            <text:p>17:39:30.64</text:p>
          </table:table-cell>
          <table:table-cell office:value-type="string">
            <text:p>TC0003_PlannerC 3-17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77">
            <text:p>977</text:p>
          </table:table-cell>
          <table:table-cell office:value-type="time" office:time-value="PT17H39M30.647S">
            <text:p>17:39:30.65</text:p>
          </table:table-cell>
          <table:table-cell office:value-type="string">
            <text:p>TC0003_PlannerC 3-17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78">
            <text:p>978</text:p>
          </table:table-cell>
          <table:table-cell office:value-type="time" office:time-value="PT17H39M29.681S">
            <text:p>17:39:29.68</text:p>
          </table:table-cell>
          <table:table-cell office:value-type="string">
            <text:p>TC0003_PlannerC 3-4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997">
            <text:p>997</text:p>
          </table:table-cell>
          <table:table-cell office:value-type="string">
            <text:p>Success</text:p>
          </table:table-cell>
          <table:table-cell office:value-type="float" office:value="9314">
            <text:p>9314</text:p>
          </table:table-cell>
          <table:table-cell table:number-columns-repeated="1017"/>
        </table:table-row>
        <table:table-row table:style-name="ro1">
          <table:table-cell office:value-type="float" office:value="979">
            <text:p>979</text:p>
          </table:table-cell>
          <table:table-cell office:value-type="time" office:time-value="PT17H39M28.016S">
            <text:p>17:39:28.02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2698">
            <text:p>2698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980">
            <text:p>980</text:p>
          </table:table-cell>
          <table:table-cell office:value-type="time" office:time-value="PT17H39M28.416S">
            <text:p>17:39:28.42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2301">
            <text:p>2301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981">
            <text:p>981</text:p>
          </table:table-cell>
          <table:table-cell office:value-type="time" office:time-value="PT17H39M30.718S">
            <text:p>17:39:30.72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82">
            <text:p>982</text:p>
          </table:table-cell>
          <table:table-cell office:value-type="time" office:time-value="PT17H39M29.681S">
            <text:p>17:39:29.68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1081">
            <text:p>1081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983">
            <text:p>983</text:p>
          </table:table-cell>
          <table:table-cell office:value-type="time" office:time-value="PT17H39M30.761S">
            <text:p>17:39:30.76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84">
            <text:p>984</text:p>
          </table:table-cell>
          <table:table-cell office:value-type="time" office:time-value="PT17H39M30.812S">
            <text:p>17:39:30.81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85">
            <text:p>985</text:p>
          </table:table-cell>
          <table:table-cell office:value-type="time" office:time-value="PT17H39M29.402S">
            <text:p>17:39:29.40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881">
            <text:p>1881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986">
            <text:p>986</text:p>
          </table:table-cell>
          <table:table-cell office:value-type="time" office:time-value="PT17H39M29.52S">
            <text:p>17:39:29.52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1769">
            <text:p>1769</text:p>
          </table:table-cell>
          <table:table-cell office:value-type="string">
            <text:p>Success</text:p>
          </table:table-cell>
          <table:table-cell office:value-type="float" office:value="39855">
            <text:p>39855</text:p>
          </table:table-cell>
          <table:table-cell table:number-columns-repeated="1017"/>
        </table:table-row>
        <table:table-row table:style-name="ro1">
          <table:table-cell office:value-type="float" office:value="987">
            <text:p>987</text:p>
          </table:table-cell>
          <table:table-cell office:value-type="time" office:time-value="PT17H39M31.293S">
            <text:p>17:39:31.29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88">
            <text:p>988</text:p>
          </table:table-cell>
          <table:table-cell office:value-type="time" office:time-value="PT17H39M31.305S">
            <text:p>17:39:31.31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89">
            <text:p>989</text:p>
          </table:table-cell>
          <table:table-cell office:value-type="time" office:time-value="PT17H39M31.336S">
            <text:p>17:39:31.34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90">
            <text:p>990</text:p>
          </table:table-cell>
          <table:table-cell office:value-type="time" office:time-value="PT17H39M31.369S">
            <text:p>17:39:31.37</text:p>
          </table:table-cell>
          <table:table-cell office:value-type="string">
            <text:p>TC0003_PlannerC 3-20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91">
            <text:p>991</text:p>
          </table:table-cell>
          <table:table-cell office:value-type="time" office:time-value="PT17H39M31.4S">
            <text:p>17:39:31.40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7703">
            <text:p>7703</text:p>
          </table:table-cell>
          <table:table-cell table:number-columns-repeated="1017"/>
        </table:table-row>
        <table:table-row table:style-name="ro1">
          <table:table-cell office:value-type="float" office:value="992">
            <text:p>992</text:p>
          </table:table-cell>
          <table:table-cell office:value-type="time" office:time-value="PT17H39M30.567S">
            <text:p>17:39:30.57</text:p>
          </table:table-cell>
          <table:table-cell office:value-type="string">
            <text:p>TC0002_PlannerB 2-22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909">
            <text:p>909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993">
            <text:p>993</text:p>
          </table:table-cell>
          <table:table-cell office:value-type="time" office:time-value="PT17H39M31.481S">
            <text:p>17:39:31.48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94">
            <text:p>994</text:p>
          </table:table-cell>
          <table:table-cell office:value-type="time" office:time-value="PT17H39M30.432S">
            <text:p>17:39:30.43</text:p>
          </table:table-cell>
          <table:table-cell office:value-type="string">
            <text:p>TC0002_PlannerB 2-21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307">
            <text:p>1307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995">
            <text:p>995</text:p>
          </table:table-cell>
          <table:table-cell office:value-type="time" office:time-value="PT17H39M30.427S">
            <text:p>17:39:30.43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317">
            <text:p>1317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996">
            <text:p>996</text:p>
          </table:table-cell>
          <table:table-cell office:value-type="time" office:time-value="PT17H39M31.744S">
            <text:p>17:39:31.74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97">
            <text:p>997</text:p>
          </table:table-cell>
          <table:table-cell office:value-type="time" office:time-value="PT17H39M31.749S">
            <text:p>17:39:31.75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98">
            <text:p>998</text:p>
          </table:table-cell>
          <table:table-cell office:value-type="time" office:time-value="PT17H39M30.679S">
            <text:p>17:39:30.68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1224">
            <text:p>1224</text:p>
          </table:table-cell>
          <table:table-cell office:value-type="string">
            <text:p>Success</text:p>
          </table:table-cell>
          <table:table-cell office:value-type="float" office:value="7797">
            <text:p>7797</text:p>
          </table:table-cell>
          <table:table-cell table:number-columns-repeated="1017"/>
        </table:table-row>
        <table:table-row table:style-name="ro1">
          <table:table-cell office:value-type="float" office:value="999">
            <text:p>999</text:p>
          </table:table-cell>
          <table:table-cell office:value-type="time" office:time-value="PT17H39M30.345S">
            <text:p>17:39:30.35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875">
            <text:p>1875</text:p>
          </table:table-cell>
          <table:table-cell office:value-type="string">
            <text:p>Success</text:p>
          </table:table-cell>
          <table:table-cell office:value-type="float" office:value="39855">
            <text:p>39855</text:p>
          </table:table-cell>
          <table:table-cell table:number-columns-repeated="1017"/>
        </table:table-row>
        <table:table-row table:style-name="ro1">
          <table:table-cell office:value-type="float" office:value="1000">
            <text:p>1000</text:p>
          </table:table-cell>
          <table:table-cell office:value-type="time" office:time-value="PT17H39M32.226S">
            <text:p>17:39:32.23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1">
            <text:p>1001</text:p>
          </table:table-cell>
          <table:table-cell office:value-type="time" office:time-value="PT17H39M28.013S">
            <text:p>17:39:28.01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4238">
            <text:p>4238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1002">
            <text:p>1002</text:p>
          </table:table-cell>
          <table:table-cell office:value-type="time" office:time-value="PT17H39M30.329S">
            <text:p>17:39:30.33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1927">
            <text:p>1927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1003">
            <text:p>1003</text:p>
          </table:table-cell>
          <table:table-cell office:value-type="time" office:time-value="PT17H39M30.117S">
            <text:p>17:39:30.12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2155">
            <text:p>2155</text:p>
          </table:table-cell>
          <table:table-cell office:value-type="string">
            <text:p>Success</text:p>
          </table:table-cell>
          <table:table-cell office:value-type="float" office:value="31256">
            <text:p>31256</text:p>
          </table:table-cell>
          <table:table-cell table:number-columns-repeated="1017"/>
        </table:table-row>
        <table:table-row table:style-name="ro1">
          <table:table-cell office:value-type="float" office:value="1004">
            <text:p>1004</text:p>
          </table:table-cell>
          <table:table-cell office:value-type="time" office:time-value="PT17H39M30.322S">
            <text:p>17:39:30.32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1957">
            <text:p>1957</text:p>
          </table:table-cell>
          <table:table-cell office:value-type="string">
            <text:p>Success</text:p>
          </table:table-cell>
          <table:table-cell office:value-type="float" office:value="39855">
            <text:p>39855</text:p>
          </table:table-cell>
          <table:table-cell table:number-columns-repeated="1017"/>
        </table:table-row>
        <table:table-row table:style-name="ro1">
          <table:table-cell office:value-type="float" office:value="1005">
            <text:p>1005</text:p>
          </table:table-cell>
          <table:table-cell office:value-type="time" office:time-value="PT17H39M30.367S">
            <text:p>17:39:30.37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1947">
            <text:p>1947</text:p>
          </table:table-cell>
          <table:table-cell office:value-type="string">
            <text:p>Success</text:p>
          </table:table-cell>
          <table:table-cell office:value-type="float" office:value="39855">
            <text:p>39855</text:p>
          </table:table-cell>
          <table:table-cell table:number-columns-repeated="1017"/>
        </table:table-row>
        <table:table-row table:style-name="ro1">
          <table:table-cell office:value-type="float" office:value="1006">
            <text:p>1006</text:p>
          </table:table-cell>
          <table:table-cell office:value-type="time" office:time-value="PT17H39M32.315S">
            <text:p>17:39:32.32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7">
            <text:p>1007</text:p>
          </table:table-cell>
          <table:table-cell office:value-type="time" office:time-value="PT17H39M32.272S">
            <text:p>17:39:32.27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8">
            <text:p>1008</text:p>
          </table:table-cell>
          <table:table-cell office:value-type="time" office:time-value="PT17H39M32.257S">
            <text:p>17:39:32.26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123">
            <text:p>1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9">
            <text:p>1009</text:p>
          </table:table-cell>
          <table:table-cell office:value-type="time" office:time-value="PT17H39M29.398S">
            <text:p>17:39:29.40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3012">
            <text:p>3012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1010">
            <text:p>1010</text:p>
          </table:table-cell>
          <table:table-cell office:value-type="time" office:time-value="PT17H39M29.981S">
            <text:p>17:39:29.98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2436">
            <text:p>2436</text:p>
          </table:table-cell>
          <table:table-cell office:value-type="string">
            <text:p>Success</text:p>
          </table:table-cell>
          <table:table-cell office:value-type="float" office:value="39855">
            <text:p>39855</text:p>
          </table:table-cell>
          <table:table-cell table:number-columns-repeated="1017"/>
        </table:table-row>
        <table:table-row table:style-name="ro1">
          <table:table-cell office:value-type="float" office:value="1011">
            <text:p>1011</text:p>
          </table:table-cell>
          <table:table-cell office:value-type="time" office:time-value="PT17H39M28.515S">
            <text:p>17:39:28.52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3916">
            <text:p>3916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1012">
            <text:p>1012</text:p>
          </table:table-cell>
          <table:table-cell office:value-type="time" office:time-value="PT17H39M29.729S">
            <text:p>17:39:29.73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2706">
            <text:p>2706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1013">
            <text:p>1013</text:p>
          </table:table-cell>
          <table:table-cell office:value-type="time" office:time-value="PT17H39M29.672S">
            <text:p>17:39:29.67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2778">
            <text:p>2778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1014">
            <text:p>1014</text:p>
          </table:table-cell>
          <table:table-cell office:value-type="time" office:time-value="PT17H39M26.495S">
            <text:p>17:39:26.50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5957">
            <text:p>5957</text:p>
          </table:table-cell>
          <table:table-cell office:value-type="string">
            <text:p>Success</text:p>
          </table:table-cell>
          <table:table-cell office:value-type="float" office:value="40676">
            <text:p>40676</text:p>
          </table:table-cell>
          <table:table-cell table:number-columns-repeated="1017"/>
        </table:table-row>
        <table:table-row table:style-name="ro1">
          <table:table-cell office:value-type="float" office:value="1015">
            <text:p>1015</text:p>
          </table:table-cell>
          <table:table-cell office:value-type="time" office:time-value="PT17H39M27.331S">
            <text:p>17:39:27.33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5125">
            <text:p>5125</text:p>
          </table:table-cell>
          <table:table-cell office:value-type="string">
            <text:p>Success</text:p>
          </table:table-cell>
          <table:table-cell office:value-type="float" office:value="39932">
            <text:p>39932</text:p>
          </table:table-cell>
          <table:table-cell table:number-columns-repeated="1017"/>
        </table:table-row>
        <table:table-row table:style-name="ro1">
          <table:table-cell office:value-type="float" office:value="1016">
            <text:p>1016</text:p>
          </table:table-cell>
          <table:table-cell office:value-type="time" office:time-value="PT17H39M25.276S">
            <text:p>17:39:25.28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7179">
            <text:p>7179</text:p>
          </table:table-cell>
          <table:table-cell office:value-type="string">
            <text:p>Success</text:p>
          </table:table-cell>
          <table:table-cell office:value-type="float" office:value="77621">
            <text:p>77621</text:p>
          </table:table-cell>
          <table:table-cell table:number-columns-repeated="1017"/>
        </table:table-row>
        <table:table-row table:style-name="ro1">
          <table:table-cell office:value-type="float" office:value="1017">
            <text:p>1017</text:p>
          </table:table-cell>
          <table:table-cell office:value-type="time" office:time-value="PT17H39M26.651S">
            <text:p>17:39:26.65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5805">
            <text:p>5805</text:p>
          </table:table-cell>
          <table:table-cell office:value-type="string">
            <text:p>Success</text:p>
          </table:table-cell>
          <table:table-cell office:value-type="float" office:value="40680">
            <text:p>40680</text:p>
          </table:table-cell>
          <table:table-cell table:number-columns-repeated="1017"/>
        </table:table-row>
        <table:table-row table:style-name="ro1">
          <table:table-cell office:value-type="float" office:value="1018">
            <text:p>1018</text:p>
          </table:table-cell>
          <table:table-cell office:value-type="time" office:time-value="PT17H39M29.68S">
            <text:p>17:39:29.68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2778">
            <text:p>2778</text:p>
          </table:table-cell>
          <table:table-cell office:value-type="string">
            <text:p>Success</text:p>
          </table:table-cell>
          <table:table-cell office:value-type="float" office:value="39855">
            <text:p>39855</text:p>
          </table:table-cell>
          <table:table-cell table:number-columns-repeated="1017"/>
        </table:table-row>
        <table:table-row table:style-name="ro1">
          <table:table-cell office:value-type="float" office:value="1019">
            <text:p>1019</text:p>
          </table:table-cell>
          <table:table-cell office:value-type="time" office:time-value="PT17H39M32.281S">
            <text:p>17:39:32.28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198">
            <text:p>1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20">
            <text:p>1020</text:p>
          </table:table-cell>
          <table:table-cell office:value-type="time" office:time-value="PT17H39M29.918S">
            <text:p>17:39:29.92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2563">
            <text:p>2563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1021">
            <text:p>1021</text:p>
          </table:table-cell>
          <table:table-cell office:value-type="time" office:time-value="PT17H39M30.565S">
            <text:p>17:39:30.57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1915">
            <text:p>1915</text:p>
          </table:table-cell>
          <table:table-cell office:value-type="string">
            <text:p>Success</text:p>
          </table:table-cell>
          <table:table-cell office:value-type="float" office:value="39855">
            <text:p>39855</text:p>
          </table:table-cell>
          <table:table-cell table:number-columns-repeated="1017"/>
        </table:table-row>
        <table:table-row table:style-name="ro1">
          <table:table-cell office:value-type="float" office:value="1022">
            <text:p>1022</text:p>
          </table:table-cell>
          <table:table-cell office:value-type="time" office:time-value="PT17H39M28.288S">
            <text:p>17:39:28.29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4194">
            <text:p>4194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1023">
            <text:p>1023</text:p>
          </table:table-cell>
          <table:table-cell office:value-type="time" office:time-value="PT17H39M32.459S">
            <text:p>17:39:32.46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24">
            <text:p>1024</text:p>
          </table:table-cell>
          <table:table-cell office:value-type="time" office:time-value="PT17H39M32.423S">
            <text:p>17:39:32.42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25">
            <text:p>1025</text:p>
          </table:table-cell>
          <table:table-cell office:value-type="time" office:time-value="PT17H39M29.708S">
            <text:p>17:39:29.71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2778">
            <text:p>2778</text:p>
          </table:table-cell>
          <table:table-cell office:value-type="string">
            <text:p>Success</text:p>
          </table:table-cell>
          <table:table-cell office:value-type="float" office:value="39857">
            <text:p>39857</text:p>
          </table:table-cell>
          <table:table-cell table:number-columns-repeated="1017"/>
        </table:table-row>
        <table:table-row table:style-name="ro1">
          <table:table-cell office:value-type="float" office:value="1026">
            <text:p>1026</text:p>
          </table:table-cell>
          <table:table-cell office:value-type="time" office:time-value="PT17H39M32.25S">
            <text:p>17:39:32.25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238">
            <text:p>2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27">
            <text:p>1027</text:p>
          </table:table-cell>
          <table:table-cell office:value-type="time" office:time-value="PT17H39M29.186S">
            <text:p>17:39:29.19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3391">
            <text:p>3391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1028">
            <text:p>1028</text:p>
          </table:table-cell>
          <table:table-cell office:value-type="time" office:time-value="PT17H39M32.486S">
            <text:p>17:39:32.49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29">
            <text:p>1029</text:p>
          </table:table-cell>
          <table:table-cell office:value-type="time" office:time-value="PT17H39M32.347S">
            <text:p>17:39:32.35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244">
            <text:p>2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30">
            <text:p>1030</text:p>
          </table:table-cell>
          <table:table-cell office:value-type="time" office:time-value="PT17H39M30.328S">
            <text:p>17:39:30.33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2269">
            <text:p>2269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1031">
            <text:p>1031</text:p>
          </table:table-cell>
          <table:table-cell office:value-type="time" office:time-value="PT17H39M32.482S">
            <text:p>17:39:32.48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32">
            <text:p>1032</text:p>
          </table:table-cell>
          <table:table-cell office:value-type="time" office:time-value="PT17H39M29.678S">
            <text:p>17:39:29.68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2926">
            <text:p>2926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1033">
            <text:p>1033</text:p>
          </table:table-cell>
          <table:table-cell office:value-type="time" office:time-value="PT17H39M32.436S">
            <text:p>17:39:32.44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74">
            <text:p>17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34">
            <text:p>1034</text:p>
          </table:table-cell>
          <table:table-cell office:value-type="time" office:time-value="PT17H39M32.487S">
            <text:p>17:39:32.49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35">
            <text:p>1035</text:p>
          </table:table-cell>
          <table:table-cell office:value-type="time" office:time-value="PT17H39M29.976S">
            <text:p>17:39:29.98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2639">
            <text:p>2639</text:p>
          </table:table-cell>
          <table:table-cell office:value-type="string">
            <text:p>Success</text:p>
          </table:table-cell>
          <table:table-cell office:value-type="float" office:value="45052">
            <text:p>45052</text:p>
          </table:table-cell>
          <table:table-cell table:number-columns-repeated="1017"/>
        </table:table-row>
        <table:table-row table:style-name="ro1">
          <table:table-cell office:value-type="float" office:value="1036">
            <text:p>1036</text:p>
          </table:table-cell>
          <table:table-cell office:value-type="time" office:time-value="PT17H39M29.89S">
            <text:p>17:39:29.89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2726">
            <text:p>2726</text:p>
          </table:table-cell>
          <table:table-cell office:value-type="string">
            <text:p>Success</text:p>
          </table:table-cell>
          <table:table-cell office:value-type="float" office:value="27148">
            <text:p>27148</text:p>
          </table:table-cell>
          <table:table-cell table:number-columns-repeated="1017"/>
        </table:table-row>
        <table:table-row table:style-name="ro1">
          <table:table-cell office:value-type="float" office:value="1037">
            <text:p>1037</text:p>
          </table:table-cell>
          <table:table-cell office:value-type="time" office:time-value="PT17H39M30.345S">
            <text:p>17:39:30.35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2298">
            <text:p>2298</text:p>
          </table:table-cell>
          <table:table-cell office:value-type="string">
            <text:p>Success</text:p>
          </table:table-cell>
          <table:table-cell office:value-type="float" office:value="39855">
            <text:p>39855</text:p>
          </table:table-cell>
          <table:table-cell table:number-columns-repeated="1017"/>
        </table:table-row>
        <table:table-row table:style-name="ro1">
          <table:table-cell office:value-type="float" office:value="1038">
            <text:p>1038</text:p>
          </table:table-cell>
          <table:table-cell office:value-type="time" office:time-value="PT17H39M32.489S">
            <text:p>17:39:32.49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75">
            <text:p>17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39">
            <text:p>1039</text:p>
          </table:table-cell>
          <table:table-cell office:value-type="time" office:time-value="PT17H39M32.486S">
            <text:p>17:39:32.49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185">
            <text:p>1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0">
            <text:p>1040</text:p>
          </table:table-cell>
          <table:table-cell office:value-type="time" office:time-value="PT17H39M32.456S">
            <text:p>17:39:32.46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217">
            <text:p>2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41">
            <text:p>1041</text:p>
          </table:table-cell>
          <table:table-cell office:value-type="time" office:time-value="PT17H39M32.351S">
            <text:p>17:39:32.35</text:p>
          </table:table-cell>
          <table:table-cell office:value-type="string">
            <text:p>TC0003_PlannerC 3-21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24">
            <text:p>32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42">
            <text:p>1042</text:p>
          </table:table-cell>
          <table:table-cell office:value-type="time" office:time-value="PT17H39M32.616S">
            <text:p>17:39:32.62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3">
            <text:p>1043</text:p>
          </table:table-cell>
          <table:table-cell office:value-type="time" office:time-value="PT17H39M27.537S">
            <text:p>17:39:27.54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5152">
            <text:p>5152</text:p>
          </table:table-cell>
          <table:table-cell office:value-type="string">
            <text:p>Success</text:p>
          </table:table-cell>
          <table:table-cell office:value-type="float" office:value="58395">
            <text:p>58395</text:p>
          </table:table-cell>
          <table:table-cell table:number-columns-repeated="1017"/>
        </table:table-row>
        <table:table-row table:style-name="ro1">
          <table:table-cell office:value-type="float" office:value="1044">
            <text:p>1044</text:p>
          </table:table-cell>
          <table:table-cell office:value-type="time" office:time-value="PT17H39M32.645S">
            <text:p>17:39:32.65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5">
            <text:p>1045</text:p>
          </table:table-cell>
          <table:table-cell office:value-type="time" office:time-value="PT17H39M32.386S">
            <text:p>17:39:32.39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321">
            <text:p>3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6">
            <text:p>1046</text:p>
          </table:table-cell>
          <table:table-cell office:value-type="time" office:time-value="PT17H39M32.48S">
            <text:p>17:39:32.48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231">
            <text:p>2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7">
            <text:p>1047</text:p>
          </table:table-cell>
          <table:table-cell office:value-type="time" office:time-value="PT17H39M30.387S">
            <text:p>17:39:30.39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2326">
            <text:p>2326</text:p>
          </table:table-cell>
          <table:table-cell office:value-type="string">
            <text:p>Success</text:p>
          </table:table-cell>
          <table:table-cell office:value-type="float" office:value="39855">
            <text:p>39855</text:p>
          </table:table-cell>
          <table:table-cell table:number-columns-repeated="1017"/>
        </table:table-row>
        <table:table-row table:style-name="ro1">
          <table:table-cell office:value-type="float" office:value="1048">
            <text:p>1048</text:p>
          </table:table-cell>
          <table:table-cell office:value-type="time" office:time-value="PT17H39M32.675S">
            <text:p>17:39:32.68</text:p>
          </table:table-cell>
          <table:table-cell office:value-type="string">
            <text:p>TC0003_PlannerC 3-21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49">
            <text:p>1049</text:p>
          </table:table-cell>
          <table:table-cell office:value-type="time" office:time-value="PT17H39M32.611S">
            <text:p>17:39:32.61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0">
            <text:p>1050</text:p>
          </table:table-cell>
          <table:table-cell office:value-type="time" office:time-value="PT17H39M32.597S">
            <text:p>17:39:32.60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207">
            <text:p>2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1">
            <text:p>1051</text:p>
          </table:table-cell>
          <table:table-cell office:value-type="time" office:time-value="PT17H39M32.715S">
            <text:p>17:39:32.72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2">
            <text:p>1052</text:p>
          </table:table-cell>
          <table:table-cell office:value-type="time" office:time-value="PT17H39M32.687S">
            <text:p>17:39:32.69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3">
            <text:p>1053</text:p>
          </table:table-cell>
          <table:table-cell office:value-type="time" office:time-value="PT17H39M32.585S">
            <text:p>17:39:32.59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235">
            <text:p>2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4">
            <text:p>1054</text:p>
          </table:table-cell>
          <table:table-cell office:value-type="time" office:time-value="PT17H39M32.672S">
            <text:p>17:39:32.67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153">
            <text:p>1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5">
            <text:p>1055</text:p>
          </table:table-cell>
          <table:table-cell office:value-type="time" office:time-value="PT17H39M32.614S">
            <text:p>17:39:32.61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215">
            <text:p>2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6">
            <text:p>1056</text:p>
          </table:table-cell>
          <table:table-cell office:value-type="time" office:time-value="PT17H39M32.605S">
            <text:p>17:39:32.61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224">
            <text:p>2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7">
            <text:p>1057</text:p>
          </table:table-cell>
          <table:table-cell office:value-type="time" office:time-value="PT17H39M32.665S">
            <text:p>17:39:32.67</text:p>
          </table:table-cell>
          <table:table-cell office:value-type="string">
            <text:p>TC0003_PlannerC 3-11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95">
            <text:p>19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58">
            <text:p>1058</text:p>
          </table:table-cell>
          <table:table-cell office:value-type="time" office:time-value="PT17H39M32.708S">
            <text:p>17:39:32.71</text:p>
          </table:table-cell>
          <table:table-cell office:value-type="string">
            <text:p>TC0001_PlannerA 1-28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54">
            <text:p>1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59">
            <text:p>1059</text:p>
          </table:table-cell>
          <table:table-cell office:value-type="time" office:time-value="PT17H39M32.702S">
            <text:p>17:39:32.70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210">
            <text:p>2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0">
            <text:p>1060</text:p>
          </table:table-cell>
          <table:table-cell office:value-type="time" office:time-value="PT17H39M32.711S">
            <text:p>17:39:32.71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207">
            <text:p>20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1">
            <text:p>1061</text:p>
          </table:table-cell>
          <table:table-cell office:value-type="time" office:time-value="PT17H39M32.732S">
            <text:p>17:39:32.73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211">
            <text:p>2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2">
            <text:p>1062</text:p>
          </table:table-cell>
          <table:table-cell office:value-type="time" office:time-value="PT17H39M32.861S">
            <text:p>17:39:32.86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063">
            <text:p>1063</text:p>
          </table:table-cell>
          <table:table-cell office:value-type="time" office:time-value="PT17H39M32.83S">
            <text:p>17:39:32.83</text:p>
          </table:table-cell>
          <table:table-cell office:value-type="string">
            <text:p>TC0003_PlannerC 3-24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52">
            <text:p>15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64">
            <text:p>1064</text:p>
          </table:table-cell>
          <table:table-cell office:value-type="time" office:time-value="PT17H39M32.825S">
            <text:p>17:39:32.83</text:p>
          </table:table-cell>
          <table:table-cell office:value-type="string">
            <text:p>TC0003_PlannerC 3-22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62">
            <text:p>16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65">
            <text:p>1065</text:p>
          </table:table-cell>
          <table:table-cell office:value-type="time" office:time-value="PT17H39M32.831S">
            <text:p>17:39:32.83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176">
            <text:p>1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6">
            <text:p>1066</text:p>
          </table:table-cell>
          <table:table-cell office:value-type="time" office:time-value="PT17H39M32.814S">
            <text:p>17:39:32.81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193">
            <text:p>19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7">
            <text:p>1067</text:p>
          </table:table-cell>
          <table:table-cell office:value-type="time" office:time-value="PT17H39M32.82S">
            <text:p>17:39:32.82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225">
            <text:p>2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8">
            <text:p>1068</text:p>
          </table:table-cell>
          <table:table-cell office:value-type="time" office:time-value="PT17H39M32.809S">
            <text:p>17:39:32.81</text:p>
          </table:table-cell>
          <table:table-cell office:value-type="string">
            <text:p>TC0003_PlannerC 3-8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37">
            <text:p>23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69">
            <text:p>1069</text:p>
          </table:table-cell>
          <table:table-cell office:value-type="time" office:time-value="PT17H39M32.83S">
            <text:p>17:39:32.83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231">
            <text:p>2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70">
            <text:p>1070</text:p>
          </table:table-cell>
          <table:table-cell office:value-type="time" office:time-value="PT17H39M32.992S">
            <text:p>17:39:32.99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071">
            <text:p>1071</text:p>
          </table:table-cell>
          <table:table-cell office:value-type="time" office:time-value="PT17H39M32.987S">
            <text:p>17:39:32.99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072">
            <text:p>1072</text:p>
          </table:table-cell>
          <table:table-cell office:value-type="time" office:time-value="PT17H39M33.047S">
            <text:p>17:39:33.05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073">
            <text:p>1073</text:p>
          </table:table-cell>
          <table:table-cell office:value-type="time" office:time-value="PT17H39M33.062S">
            <text:p>17:39:33.06</text:p>
          </table:table-cell>
          <table:table-cell office:value-type="string">
            <text:p>TC0003_PlannerC 3-2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74">
            <text:p>1074</text:p>
          </table:table-cell>
          <table:table-cell office:value-type="time" office:time-value="PT17H39M32.923S">
            <text:p>17:39:32.92</text:p>
          </table:table-cell>
          <table:table-cell office:value-type="string">
            <text:p>TC0003_PlannerC 3-12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18">
            <text:p>21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75">
            <text:p>1075</text:p>
          </table:table-cell>
          <table:table-cell office:value-type="time" office:time-value="PT17H39M30.547S">
            <text:p>17:39:30.55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2597">
            <text:p>2597</text:p>
          </table:table-cell>
          <table:table-cell office:value-type="string">
            <text:p>Success</text:p>
          </table:table-cell>
          <table:table-cell office:value-type="float" office:value="167377">
            <text:p>167377</text:p>
          </table:table-cell>
          <table:table-cell table:number-columns-repeated="1017"/>
        </table:table-row>
        <table:table-row table:style-name="ro1">
          <table:table-cell office:value-type="float" office:value="1076">
            <text:p>1076</text:p>
          </table:table-cell>
          <table:table-cell office:value-type="time" office:time-value="PT17H39M32.917S">
            <text:p>17:39:32.92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233">
            <text:p>2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77">
            <text:p>1077</text:p>
          </table:table-cell>
          <table:table-cell office:value-type="time" office:time-value="PT17H39M30.495S">
            <text:p>17:39:30.50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2670">
            <text:p>2670</text:p>
          </table:table-cell>
          <table:table-cell office:value-type="string">
            <text:p>Success</text:p>
          </table:table-cell>
          <table:table-cell office:value-type="float" office:value="167377">
            <text:p>167377</text:p>
          </table:table-cell>
          <table:table-cell table:number-columns-repeated="1017"/>
        </table:table-row>
        <table:table-row table:style-name="ro1">
          <table:table-cell office:value-type="float" office:value="1078">
            <text:p>1078</text:p>
          </table:table-cell>
          <table:table-cell office:value-type="time" office:time-value="PT17H39M33.143S">
            <text:p>17:39:33.14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079">
            <text:p>1079</text:p>
          </table:table-cell>
          <table:table-cell office:value-type="time" office:time-value="PT17H39M33.008S">
            <text:p>17:39:33.01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178">
            <text:p>1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80">
            <text:p>1080</text:p>
          </table:table-cell>
          <table:table-cell office:value-type="time" office:time-value="PT17H39M33.009S">
            <text:p>17:39:33.01</text:p>
          </table:table-cell>
          <table:table-cell office:value-type="string">
            <text:p>TC0003_PlannerC 3-5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81">
            <text:p>18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81">
            <text:p>1081</text:p>
          </table:table-cell>
          <table:table-cell office:value-type="time" office:time-value="PT17H39M31.417S">
            <text:p>17:39:31.42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1781">
            <text:p>1781</text:p>
          </table:table-cell>
          <table:table-cell office:value-type="string">
            <text:p>Success</text:p>
          </table:table-cell>
          <table:table-cell office:value-type="float" office:value="167377">
            <text:p>167377</text:p>
          </table:table-cell>
          <table:table-cell table:number-columns-repeated="1017"/>
        </table:table-row>
        <table:table-row table:style-name="ro1">
          <table:table-cell office:value-type="float" office:value="1082">
            <text:p>1082</text:p>
          </table:table-cell>
          <table:table-cell office:value-type="time" office:time-value="PT17H39M33.132S">
            <text:p>17:39:33.13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083">
            <text:p>1083</text:p>
          </table:table-cell>
          <table:table-cell office:value-type="time" office:time-value="PT17H39M29.531S">
            <text:p>17:39:29.53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3675">
            <text:p>3675</text:p>
          </table:table-cell>
          <table:table-cell office:value-type="string">
            <text:p>Success</text:p>
          </table:table-cell>
          <table:table-cell office:value-type="float" office:value="176742">
            <text:p>176742</text:p>
          </table:table-cell>
          <table:table-cell table:number-columns-repeated="1017"/>
        </table:table-row>
        <table:table-row table:style-name="ro1">
          <table:table-cell office:value-type="float" office:value="1084">
            <text:p>1084</text:p>
          </table:table-cell>
          <table:table-cell office:value-type="time" office:time-value="PT17H39M33.151S">
            <text:p>17:39:33.15</text:p>
          </table:table-cell>
          <table:table-cell office:value-type="string">
            <text:p>TC0003_PlannerC 3-18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85">
            <text:p>1085</text:p>
          </table:table-cell>
          <table:table-cell office:value-type="time" office:time-value="PT17H39M33.207S">
            <text:p>17:39:33.21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86">
            <text:p>1086</text:p>
          </table:table-cell>
          <table:table-cell office:value-type="time" office:time-value="PT17H39M33.19S">
            <text:p>17:39:33.19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087">
            <text:p>1087</text:p>
          </table:table-cell>
          <table:table-cell office:value-type="time" office:time-value="PT17H39M30.641S">
            <text:p>17:39:30.64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2651">
            <text:p>2651</text:p>
          </table:table-cell>
          <table:table-cell office:value-type="string">
            <text:p>Success</text:p>
          </table:table-cell>
          <table:table-cell office:value-type="float" office:value="167379">
            <text:p>167379</text:p>
          </table:table-cell>
          <table:table-cell table:number-columns-repeated="1017"/>
        </table:table-row>
        <table:table-row table:style-name="ro1">
          <table:table-cell office:value-type="float" office:value="1088">
            <text:p>1088</text:p>
          </table:table-cell>
          <table:table-cell office:value-type="time" office:time-value="PT17H39M33.216S">
            <text:p>17:39:33.22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089">
            <text:p>1089</text:p>
          </table:table-cell>
          <table:table-cell office:value-type="time" office:time-value="PT17H39M29.525S">
            <text:p>17:39:29.53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3779">
            <text:p>3779</text:p>
          </table:table-cell>
          <table:table-cell office:value-type="string">
            <text:p>Success</text:p>
          </table:table-cell>
          <table:table-cell office:value-type="float" office:value="167377">
            <text:p>167377</text:p>
          </table:table-cell>
          <table:table-cell table:number-columns-repeated="1017"/>
        </table:table-row>
        <table:table-row table:style-name="ro1">
          <table:table-cell office:value-type="float" office:value="1090">
            <text:p>1090</text:p>
          </table:table-cell>
          <table:table-cell office:value-type="time" office:time-value="PT17H39M33.187S">
            <text:p>17:39:33.19</text:p>
          </table:table-cell>
          <table:table-cell office:value-type="string">
            <text:p>TC0003_PlannerC 3-14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17">
            <text:p>1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91">
            <text:p>1091</text:p>
          </table:table-cell>
          <table:table-cell office:value-type="time" office:time-value="PT17H39M33.231S">
            <text:p>17:39:33.23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92">
            <text:p>1092</text:p>
          </table:table-cell>
          <table:table-cell office:value-type="time" office:time-value="PT17H39M33.305S">
            <text:p>17:39:33.31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093">
            <text:p>1093</text:p>
          </table:table-cell>
          <table:table-cell office:value-type="time" office:time-value="PT17H39M30.565S">
            <text:p>17:39:30.57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2790">
            <text:p>2790</text:p>
          </table:table-cell>
          <table:table-cell office:value-type="string">
            <text:p>Success</text:p>
          </table:table-cell>
          <table:table-cell office:value-type="float" office:value="167377">
            <text:p>167377</text:p>
          </table:table-cell>
          <table:table-cell table:number-columns-repeated="1017"/>
        </table:table-row>
        <table:table-row table:style-name="ro1">
          <table:table-cell office:value-type="float" office:value="1094">
            <text:p>1094</text:p>
          </table:table-cell>
          <table:table-cell office:value-type="time" office:time-value="PT17H39M31.288S">
            <text:p>17:39:31.29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2087">
            <text:p>2087</text:p>
          </table:table-cell>
          <table:table-cell office:value-type="string">
            <text:p>Success</text:p>
          </table:table-cell>
          <table:table-cell office:value-type="float" office:value="167377">
            <text:p>167377</text:p>
          </table:table-cell>
          <table:table-cell table:number-columns-repeated="1017"/>
        </table:table-row>
        <table:table-row table:style-name="ro1">
          <table:table-cell office:value-type="float" office:value="1095">
            <text:p>1095</text:p>
          </table:table-cell>
          <table:table-cell office:value-type="time" office:time-value="PT17H39M33.376S">
            <text:p>17:39:33.38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96">
            <text:p>1096</text:p>
          </table:table-cell>
          <table:table-cell office:value-type="time" office:time-value="PT17H39M33.391S">
            <text:p>17:39:33.39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097">
            <text:p>1097</text:p>
          </table:table-cell>
          <table:table-cell office:value-type="time" office:time-value="PT17H39M29.404S">
            <text:p>17:39:29.40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4213">
            <text:p>4213</text:p>
          </table:table-cell>
          <table:table-cell office:value-type="string">
            <text:p>Success</text:p>
          </table:table-cell>
          <table:table-cell office:value-type="float" office:value="167377">
            <text:p>167377</text:p>
          </table:table-cell>
          <table:table-cell table:number-columns-repeated="1017"/>
        </table:table-row>
        <table:table-row table:style-name="ro1">
          <table:table-cell office:value-type="float" office:value="1098">
            <text:p>1098</text:p>
          </table:table-cell>
          <table:table-cell office:value-type="time" office:time-value="PT17H39M32.674S">
            <text:p>17:39:32.67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073">
            <text:p>1073</text:p>
          </table:table-cell>
          <table:table-cell office:value-type="string">
            <text:p>Success</text:p>
          </table:table-cell>
          <table:table-cell office:value-type="float" office:value="167377">
            <text:p>167377</text:p>
          </table:table-cell>
          <table:table-cell table:number-columns-repeated="1017"/>
        </table:table-row>
        <table:table-row table:style-name="ro1">
          <table:table-cell office:value-type="float" office:value="1099">
            <text:p>1099</text:p>
          </table:table-cell>
          <table:table-cell office:value-type="time" office:time-value="PT17H39M33.751S">
            <text:p>17:39:33.75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100">
            <text:p>1100</text:p>
          </table:table-cell>
          <table:table-cell office:value-type="time" office:time-value="PT17H39M29.461S">
            <text:p>17:39:29.46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4604">
            <text:p>4604</text:p>
          </table:table-cell>
          <table:table-cell office:value-type="string">
            <text:p>Success</text:p>
          </table:table-cell>
          <table:table-cell office:value-type="float" office:value="167377">
            <text:p>167377</text:p>
          </table:table-cell>
          <table:table-cell table:number-columns-repeated="1017"/>
        </table:table-row>
        <table:table-row table:style-name="ro1">
          <table:table-cell office:value-type="float" office:value="1101">
            <text:p>1101</text:p>
          </table:table-cell>
          <table:table-cell office:value-type="time" office:time-value="PT17H39M33.411S">
            <text:p>17:39:33.41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119">
            <text:p>1119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102">
            <text:p>1102</text:p>
          </table:table-cell>
          <table:table-cell office:value-type="time" office:time-value="PT17H39M34.536S">
            <text:p>17:39:34.54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1">
          <table:table-cell office:value-type="float" office:value="1103">
            <text:p>1103</text:p>
          </table:table-cell>
          <table:table-cell office:value-type="time" office:time-value="PT17H39M33.309S">
            <text:p>17:39:33.31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636">
            <text:p>1636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104">
            <text:p>1104</text:p>
          </table:table-cell>
          <table:table-cell office:value-type="time" office:time-value="PT17H39M34.949S">
            <text:p>17:39:34.95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05">
            <text:p>1105</text:p>
          </table:table-cell>
          <table:table-cell office:value-type="time" office:time-value="PT17H39M30.57S">
            <text:p>17:39:30.57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4653">
            <text:p>4653</text:p>
          </table:table-cell>
          <table:table-cell office:value-type="string">
            <text:p>Success</text:p>
          </table:table-cell>
          <table:table-cell office:value-type="float" office:value="167377">
            <text:p>167377</text:p>
          </table:table-cell>
          <table:table-cell table:number-columns-repeated="1017"/>
        </table:table-row>
        <table:table-row table:style-name="ro1">
          <table:table-cell office:value-type="float" office:value="1106">
            <text:p>1106</text:p>
          </table:table-cell>
          <table:table-cell office:value-type="time" office:time-value="PT17H39M32.415S">
            <text:p>17:39:32.42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2961">
            <text:p>2961</text:p>
          </table:table-cell>
          <table:table-cell office:value-type="string">
            <text:p>Success</text:p>
          </table:table-cell>
          <table:table-cell office:value-type="float" office:value="167377">
            <text:p>167377</text:p>
          </table:table-cell>
          <table:table-cell table:number-columns-repeated="1017"/>
        </table:table-row>
        <table:table-row table:style-name="ro1">
          <table:table-cell office:value-type="float" office:value="1107">
            <text:p>1107</text:p>
          </table:table-cell>
          <table:table-cell office:value-type="time" office:time-value="PT17H39M29.687S">
            <text:p>17:39:29.69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5756">
            <text:p>5756</text:p>
          </table:table-cell>
          <table:table-cell office:value-type="string">
            <text:p>Success</text:p>
          </table:table-cell>
          <table:table-cell office:value-type="float" office:value="176740">
            <text:p>176740</text:p>
          </table:table-cell>
          <table:table-cell table:number-columns-repeated="1017"/>
        </table:table-row>
        <table:table-row table:style-name="ro1">
          <table:table-cell office:value-type="float" office:value="1108">
            <text:p>1108</text:p>
          </table:table-cell>
          <table:table-cell office:value-type="time" office:time-value="PT17H39M35.447S">
            <text:p>17:39:35.45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float" office:value="1109">
            <text:p>1109</text:p>
          </table:table-cell>
          <table:table-cell office:value-type="time" office:time-value="PT17H39M29.452S">
            <text:p>17:39:29.45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6154">
            <text:p>6154</text:p>
          </table:table-cell>
          <table:table-cell office:value-type="string">
            <text:p>Success</text:p>
          </table:table-cell>
          <table:table-cell office:value-type="float" office:value="167377">
            <text:p>167377</text:p>
          </table:table-cell>
          <table:table-cell table:number-columns-repeated="1017"/>
        </table:table-row>
        <table:table-row table:style-name="ro1">
          <table:table-cell office:value-type="float" office:value="1110">
            <text:p>1110</text:p>
          </table:table-cell>
          <table:table-cell office:value-type="time" office:time-value="PT17H39M30.768S">
            <text:p>17:39:30.77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4856">
            <text:p>4856</text:p>
          </table:table-cell>
          <table:table-cell office:value-type="string">
            <text:p>Success</text:p>
          </table:table-cell>
          <table:table-cell office:value-type="float" office:value="167377">
            <text:p>167377</text:p>
          </table:table-cell>
          <table:table-cell table:number-columns-repeated="1017"/>
        </table:table-row>
        <table:table-row table:style-name="ro1">
          <table:table-cell office:value-type="float" office:value="1111">
            <text:p>1111</text:p>
          </table:table-cell>
          <table:table-cell office:value-type="time" office:time-value="PT17H39M35.628S">
            <text:p>17:39:35.63</text:p>
          </table:table-cell>
          <table:table-cell office:value-type="string">
            <text:p>TC0002_PlannerB 2-28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12">
            <text:p>1112</text:p>
          </table:table-cell>
          <table:table-cell office:value-type="time" office:time-value="PT17H39M35.641S">
            <text:p>17:39:35.64</text:p>
          </table:table-cell>
          <table:table-cell office:value-type="string">
            <text:p>TC0002_PlannerB 2-28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13">
            <text:p>1113</text:p>
          </table:table-cell>
          <table:table-cell office:value-type="time" office:time-value="PT17H39M28.587S">
            <text:p>17:39:28.59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8022">
            <text:p>8022</text:p>
          </table:table-cell>
          <table:table-cell office:value-type="string">
            <text:p>Success</text:p>
          </table:table-cell>
          <table:table-cell office:value-type="float" office:value="167377">
            <text:p>167377</text:p>
          </table:table-cell>
          <table:table-cell table:number-columns-repeated="1017"/>
        </table:table-row>
        <table:table-row table:style-name="ro1">
          <table:table-cell office:value-type="float" office:value="1114">
            <text:p>1114</text:p>
          </table:table-cell>
          <table:table-cell office:value-type="time" office:time-value="PT17H39M29.734S">
            <text:p>17:39:29.73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7525">
            <text:p>7525</text:p>
          </table:table-cell>
          <table:table-cell office:value-type="string">
            <text:p>Success</text:p>
          </table:table-cell>
          <table:table-cell office:value-type="float" office:value="176639">
            <text:p>176639</text:p>
          </table:table-cell>
          <table:table-cell table:number-columns-repeated="1017"/>
        </table:table-row>
        <table:table-row table:style-name="ro1">
          <table:table-cell office:value-type="float" office:value="1115">
            <text:p>1115</text:p>
          </table:table-cell>
          <table:table-cell office:value-type="time" office:time-value="PT17H39M29.447S">
            <text:p>17:39:29.45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7991">
            <text:p>7991</text:p>
          </table:table-cell>
          <table:table-cell office:value-type="string">
            <text:p>Success</text:p>
          </table:table-cell>
          <table:table-cell office:value-type="float" office:value="38276">
            <text:p>38276</text:p>
          </table:table-cell>
          <table:table-cell table:number-columns-repeated="1017"/>
        </table:table-row>
        <table:table-row table:style-name="ro1">
          <table:table-cell office:value-type="float" office:value="1116">
            <text:p>1116</text:p>
          </table:table-cell>
          <table:table-cell office:value-type="time" office:time-value="PT17H39M37.442S">
            <text:p>17:39:37.44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17">
            <text:p>1117</text:p>
          </table:table-cell>
          <table:table-cell office:value-type="time" office:time-value="PT17H39M37.473S">
            <text:p>17:39:37.47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18">
            <text:p>1118</text:p>
          </table:table-cell>
          <table:table-cell office:value-type="time" office:time-value="PT17H39M37.501S">
            <text:p>17:39:37.50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19">
            <text:p>1119</text:p>
          </table:table-cell>
          <table:table-cell office:value-type="time" office:time-value="PT17H39M35.654S">
            <text:p>17:39:35.65</text:p>
          </table:table-cell>
          <table:table-cell office:value-type="string">
            <text:p>TC0002_PlannerB 2-28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915">
            <text:p>1915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120">
            <text:p>1120</text:p>
          </table:table-cell>
          <table:table-cell office:value-type="time" office:time-value="PT17H39M37.539S">
            <text:p>17:39:37.54</text:p>
          </table:table-cell>
          <table:table-cell office:value-type="string">
            <text:p>TC0003_PlannerC 3-16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21">
            <text:p>1121</text:p>
          </table:table-cell>
          <table:table-cell office:value-type="time" office:time-value="PT17H39M37.574S">
            <text:p>17:39:37.57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1">
          <table:table-cell office:value-type="float" office:value="1122">
            <text:p>1122</text:p>
          </table:table-cell>
          <table:table-cell office:value-type="time" office:time-value="PT17H39M37.579S">
            <text:p>17:39:37.58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123">
            <text:p>1123</text:p>
          </table:table-cell>
          <table:table-cell office:value-type="time" office:time-value="PT17H39M32.862S">
            <text:p>17:39:32.86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5980">
            <text:p>5980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1124">
            <text:p>1124</text:p>
          </table:table-cell>
          <table:table-cell office:value-type="time" office:time-value="PT17H39M36.614S">
            <text:p>17:39:36.61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2238">
            <text:p>2238</text:p>
          </table:table-cell>
          <table:table-cell office:value-type="string">
            <text:p>Success</text:p>
          </table:table-cell>
          <table:table-cell office:value-type="float" office:value="38276">
            <text:p>38276</text:p>
          </table:table-cell>
          <table:table-cell table:number-columns-repeated="1017"/>
        </table:table-row>
        <table:table-row table:style-name="ro1">
          <table:table-cell office:value-type="float" office:value="1125">
            <text:p>1125</text:p>
          </table:table-cell>
          <table:table-cell office:value-type="time" office:time-value="PT17H39M37.265S">
            <text:p>17:39:37.27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1591">
            <text:p>1591</text:p>
          </table:table-cell>
          <table:table-cell office:value-type="string">
            <text:p>Success</text:p>
          </table:table-cell>
          <table:table-cell office:value-type="float" office:value="38276">
            <text:p>38276</text:p>
          </table:table-cell>
          <table:table-cell table:number-columns-repeated="1017"/>
        </table:table-row>
        <table:table-row table:style-name="ro1">
          <table:table-cell office:value-type="float" office:value="1126">
            <text:p>1126</text:p>
          </table:table-cell>
          <table:table-cell office:value-type="time" office:time-value="PT17H39M27.252S">
            <text:p>17:39:27.25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11639">
            <text:p>11639</text:p>
          </table:table-cell>
          <table:table-cell office:value-type="string">
            <text:p>Success</text:p>
          </table:table-cell>
          <table:table-cell office:value-type="float" office:value="39935">
            <text:p>39935</text:p>
          </table:table-cell>
          <table:table-cell table:number-columns-repeated="1017"/>
        </table:table-row>
        <table:table-row table:style-name="ro1">
          <table:table-cell office:value-type="float" office:value="1127">
            <text:p>1127</text:p>
          </table:table-cell>
          <table:table-cell office:value-type="time" office:time-value="PT17H39M27.259S">
            <text:p>17:39:27.26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11633">
            <text:p>11633</text:p>
          </table:table-cell>
          <table:table-cell office:value-type="string">
            <text:p>Success</text:p>
          </table:table-cell>
          <table:table-cell office:value-type="float" office:value="39935">
            <text:p>39935</text:p>
          </table:table-cell>
          <table:table-cell table:number-columns-repeated="1017"/>
        </table:table-row>
        <table:table-row table:style-name="ro1">
          <table:table-cell office:value-type="float" office:value="1128">
            <text:p>1128</text:p>
          </table:table-cell>
          <table:table-cell office:value-type="time" office:time-value="PT17H39M30.385S">
            <text:p>17:39:30.39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8520">
            <text:p>8520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1129">
            <text:p>1129</text:p>
          </table:table-cell>
          <table:table-cell office:value-type="time" office:time-value="PT17H39M26.872S">
            <text:p>17:39:26.87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12036">
            <text:p>12036</text:p>
          </table:table-cell>
          <table:table-cell office:value-type="string">
            <text:p>Success</text:p>
          </table:table-cell>
          <table:table-cell office:value-type="float" office:value="39935">
            <text:p>39935</text:p>
          </table:table-cell>
          <table:table-cell table:number-columns-repeated="1017"/>
        </table:table-row>
        <table:table-row table:style-name="ro1">
          <table:table-cell office:value-type="float" office:value="1130">
            <text:p>1130</text:p>
          </table:table-cell>
          <table:table-cell office:value-type="time" office:time-value="PT17H39M29.463S">
            <text:p>17:39:29.46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9449">
            <text:p>9449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1131">
            <text:p>1131</text:p>
          </table:table-cell>
          <table:table-cell office:value-type="time" office:time-value="PT17H39M38.857S">
            <text:p>17:39:38.86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32">
            <text:p>1132</text:p>
          </table:table-cell>
          <table:table-cell office:value-type="time" office:time-value="PT17H39M26.337S">
            <text:p>17:39:26.34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12610">
            <text:p>12610</text:p>
          </table:table-cell>
          <table:table-cell office:value-type="string">
            <text:p>Success</text:p>
          </table:table-cell>
          <table:table-cell office:value-type="float" office:value="39931">
            <text:p>39931</text:p>
          </table:table-cell>
          <table:table-cell table:number-columns-repeated="1017"/>
        </table:table-row>
        <table:table-row table:style-name="ro1">
          <table:table-cell office:value-type="float" office:value="1133">
            <text:p>1133</text:p>
          </table:table-cell>
          <table:table-cell office:value-type="time" office:time-value="PT17H39M38.856S">
            <text:p>17:39:38.86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34">
            <text:p>1134</text:p>
          </table:table-cell>
          <table:table-cell office:value-type="time" office:time-value="PT17H39M38.955S">
            <text:p>17:39:38.96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35">
            <text:p>1135</text:p>
          </table:table-cell>
          <table:table-cell office:value-type="time" office:time-value="PT17H39M38.914S">
            <text:p>17:39:38.91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36">
            <text:p>1136</text:p>
          </table:table-cell>
          <table:table-cell office:value-type="time" office:time-value="PT17H39M39.009S">
            <text:p>17:39:39.01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128">
            <text:p>1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37">
            <text:p>1137</text:p>
          </table:table-cell>
          <table:table-cell office:value-type="time" office:time-value="PT17H39M39.015S">
            <text:p>17:39:39.02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139">
            <text:p>1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38">
            <text:p>1138</text:p>
          </table:table-cell>
          <table:table-cell office:value-type="time" office:time-value="PT17H39M31.909S">
            <text:p>17:39:31.91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7304">
            <text:p>7304</text:p>
          </table:table-cell>
          <table:table-cell office:value-type="string">
            <text:p>Success</text:p>
          </table:table-cell>
          <table:table-cell office:value-type="float" office:value="166158">
            <text:p>166158</text:p>
          </table:table-cell>
          <table:table-cell table:number-columns-repeated="1017"/>
        </table:table-row>
        <table:table-row table:style-name="ro1">
          <table:table-cell office:value-type="float" office:value="1139">
            <text:p>1139</text:p>
          </table:table-cell>
          <table:table-cell office:value-type="time" office:time-value="PT17H39M33.291S">
            <text:p>17:39:33.29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5941">
            <text:p>5941</text:p>
          </table:table-cell>
          <table:table-cell office:value-type="string">
            <text:p>Success</text:p>
          </table:table-cell>
          <table:table-cell office:value-type="float" office:value="150700">
            <text:p>150700</text:p>
          </table:table-cell>
          <table:table-cell table:number-columns-repeated="1017"/>
        </table:table-row>
        <table:table-row table:style-name="ro1">
          <table:table-cell office:value-type="float" office:value="1140">
            <text:p>1140</text:p>
          </table:table-cell>
          <table:table-cell office:value-type="time" office:time-value="PT17H39M31.765S">
            <text:p>17:39:31.77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7469">
            <text:p>7469</text:p>
          </table:table-cell>
          <table:table-cell office:value-type="string">
            <text:p>Success</text:p>
          </table:table-cell>
          <table:table-cell office:value-type="float" office:value="165786">
            <text:p>165786</text:p>
          </table:table-cell>
          <table:table-cell table:number-columns-repeated="1017"/>
        </table:table-row>
        <table:table-row table:style-name="ro1">
          <table:table-cell office:value-type="float" office:value="1141">
            <text:p>1141</text:p>
          </table:table-cell>
          <table:table-cell office:value-type="time" office:time-value="PT17H39M32.617S">
            <text:p>17:39:32.62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6645">
            <text:p>6645</text:p>
          </table:table-cell>
          <table:table-cell office:value-type="string">
            <text:p>Success</text:p>
          </table:table-cell>
          <table:table-cell office:value-type="float" office:value="165616">
            <text:p>165616</text:p>
          </table:table-cell>
          <table:table-cell table:number-columns-repeated="1017"/>
        </table:table-row>
        <table:table-row table:style-name="ro1">
          <table:table-cell office:value-type="float" office:value="1142">
            <text:p>1142</text:p>
          </table:table-cell>
          <table:table-cell office:value-type="time" office:time-value="PT17H39M39.142S">
            <text:p>17:39:39.14</text:p>
          </table:table-cell>
          <table:table-cell office:value-type="string">
            <text:p>TC0003_PlannerC 3-25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43">
            <text:p>1143</text:p>
          </table:table-cell>
          <table:table-cell office:value-type="time" office:time-value="PT17H39M32.432S">
            <text:p>17:39:32.43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6834">
            <text:p>6834</text:p>
          </table:table-cell>
          <table:table-cell office:value-type="string">
            <text:p>Success</text:p>
          </table:table-cell>
          <table:table-cell office:value-type="float" office:value="154444">
            <text:p>154444</text:p>
          </table:table-cell>
          <table:table-cell table:number-columns-repeated="1017"/>
        </table:table-row>
        <table:table-row table:style-name="ro1">
          <table:table-cell office:value-type="float" office:value="1144">
            <text:p>1144</text:p>
          </table:table-cell>
          <table:table-cell office:value-type="time" office:time-value="PT17H39M39.156S">
            <text:p>17:39:39.16</text:p>
          </table:table-cell>
          <table:table-cell office:value-type="string">
            <text:p>TC0003_PlannerC 3-30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45">
            <text:p>1145</text:p>
          </table:table-cell>
          <table:table-cell office:value-type="time" office:time-value="PT17H39M33.18S">
            <text:p>17:39:33.18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6106">
            <text:p>6106</text:p>
          </table:table-cell>
          <table:table-cell office:value-type="string">
            <text:p>Success</text:p>
          </table:table-cell>
          <table:table-cell office:value-type="float" office:value="146952">
            <text:p>146952</text:p>
          </table:table-cell>
          <table:table-cell table:number-columns-repeated="1017"/>
        </table:table-row>
        <table:table-row table:style-name="ro1">
          <table:table-cell office:value-type="float" office:value="1146">
            <text:p>1146</text:p>
          </table:table-cell>
          <table:table-cell office:value-type="time" office:time-value="PT17H39M34.965S">
            <text:p>17:39:34.97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4335">
            <text:p>4335</text:p>
          </table:table-cell>
          <table:table-cell office:value-type="string">
            <text:p>Success</text:p>
          </table:table-cell>
          <table:table-cell office:value-type="float" office:value="133842">
            <text:p>133842</text:p>
          </table:table-cell>
          <table:table-cell table:number-columns-repeated="1017"/>
        </table:table-row>
        <table:table-row table:style-name="ro1">
          <table:table-cell office:value-type="float" office:value="1147">
            <text:p>1147</text:p>
          </table:table-cell>
          <table:table-cell office:value-type="time" office:time-value="PT17H39M39.264S">
            <text:p>17:39:39.26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48">
            <text:p>1148</text:p>
          </table:table-cell>
          <table:table-cell office:value-type="time" office:time-value="PT17H39M39.27S">
            <text:p>17:39:39.27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49">
            <text:p>1149</text:p>
          </table:table-cell>
          <table:table-cell office:value-type="time" office:time-value="PT17H39M39.302S">
            <text:p>17:39:39.30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50">
            <text:p>1150</text:p>
          </table:table-cell>
          <table:table-cell office:value-type="time" office:time-value="PT17H39M39.279S">
            <text:p>17:39:39.28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151">
            <text:p>1151</text:p>
          </table:table-cell>
          <table:table-cell office:value-type="time" office:time-value="PT17H39M39.309S">
            <text:p>17:39:39.31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52">
            <text:p>1152</text:p>
          </table:table-cell>
          <table:table-cell office:value-type="time" office:time-value="PT17H39M39.266S">
            <text:p>17:39:39.27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153">
            <text:p>1153</text:p>
          </table:table-cell>
          <table:table-cell office:value-type="time" office:time-value="PT17H39M39.374S">
            <text:p>17:39:39.37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54">
            <text:p>1154</text:p>
          </table:table-cell>
          <table:table-cell office:value-type="time" office:time-value="PT17H39M33.321S">
            <text:p>17:39:33.32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6106">
            <text:p>6106</text:p>
          </table:table-cell>
          <table:table-cell office:value-type="string">
            <text:p>Success</text:p>
          </table:table-cell>
          <table:table-cell office:value-type="float" office:value="154445">
            <text:p>154445</text:p>
          </table:table-cell>
          <table:table-cell table:number-columns-repeated="1017"/>
        </table:table-row>
        <table:table-row table:style-name="ro1">
          <table:table-cell office:value-type="float" office:value="1155">
            <text:p>1155</text:p>
          </table:table-cell>
          <table:table-cell office:value-type="time" office:time-value="PT17H39M39.416S">
            <text:p>17:39:39.42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56">
            <text:p>1156</text:p>
          </table:table-cell>
          <table:table-cell office:value-type="time" office:time-value="PT17H39M37.587S">
            <text:p>17:39:37.59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1874">
            <text:p>1874</text:p>
          </table:table-cell>
          <table:table-cell office:value-type="string">
            <text:p>Success</text:p>
          </table:table-cell>
          <table:table-cell office:value-type="float" office:value="133842">
            <text:p>133842</text:p>
          </table:table-cell>
          <table:table-cell table:number-columns-repeated="1017"/>
        </table:table-row>
        <table:table-row table:style-name="ro1">
          <table:table-cell office:value-type="float" office:value="1157">
            <text:p>1157</text:p>
          </table:table-cell>
          <table:table-cell office:value-type="time" office:time-value="PT17H39M26.61S">
            <text:p>17:39:26.61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12854">
            <text:p>12854</text:p>
          </table:table-cell>
          <table:table-cell office:value-type="string">
            <text:p>Success</text:p>
          </table:table-cell>
          <table:table-cell office:value-type="float" office:value="39935">
            <text:p>39935</text:p>
          </table:table-cell>
          <table:table-cell table:number-columns-repeated="1017"/>
        </table:table-row>
        <table:table-row table:style-name="ro1">
          <table:table-cell office:value-type="float" office:value="1158">
            <text:p>1158</text:p>
          </table:table-cell>
          <table:table-cell office:value-type="time" office:time-value="PT17H39M39.382S">
            <text:p>17:39:39.38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159">
            <text:p>1159</text:p>
          </table:table-cell>
          <table:table-cell office:value-type="time" office:time-value="PT17H39M32.955S">
            <text:p>17:39:32.96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6522">
            <text:p>6522</text:p>
          </table:table-cell>
          <table:table-cell office:value-type="string">
            <text:p>Success</text:p>
          </table:table-cell>
          <table:table-cell office:value-type="float" office:value="133842">
            <text:p>133842</text:p>
          </table:table-cell>
          <table:table-cell table:number-columns-repeated="1017"/>
        </table:table-row>
        <table:table-row table:style-name="ro1">
          <table:table-cell office:value-type="float" office:value="1160">
            <text:p>1160</text:p>
          </table:table-cell>
          <table:table-cell office:value-type="time" office:time-value="PT17H39M39.471S">
            <text:p>17:39:39.47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1">
          <table:table-cell office:value-type="float" office:value="1161">
            <text:p>1161</text:p>
          </table:table-cell>
          <table:table-cell office:value-type="time" office:time-value="PT17H39M33.093S">
            <text:p>17:39:33.09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6443">
            <text:p>6443</text:p>
          </table:table-cell>
          <table:table-cell office:value-type="string">
            <text:p>Success</text:p>
          </table:table-cell>
          <table:table-cell office:value-type="float" office:value="133842">
            <text:p>133842</text:p>
          </table:table-cell>
          <table:table-cell table:number-columns-repeated="1017"/>
        </table:table-row>
        <table:table-row table:style-name="ro1">
          <table:table-cell office:value-type="float" office:value="1162">
            <text:p>1162</text:p>
          </table:table-cell>
          <table:table-cell office:value-type="time" office:time-value="PT17H39M32.605S">
            <text:p>17:39:32.61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6994">
            <text:p>6994</text:p>
          </table:table-cell>
          <table:table-cell office:value-type="string">
            <text:p>Success</text:p>
          </table:table-cell>
          <table:table-cell office:value-type="float" office:value="167756">
            <text:p>167756</text:p>
          </table:table-cell>
          <table:table-cell table:number-columns-repeated="1017"/>
        </table:table-row>
        <table:table-row table:style-name="ro1">
          <table:table-cell office:value-type="float" office:value="1163">
            <text:p>1163</text:p>
          </table:table-cell>
          <table:table-cell office:value-type="time" office:time-value="PT17H39M29.608S">
            <text:p>17:39:29.61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0008">
            <text:p>10008</text:p>
          </table:table-cell>
          <table:table-cell office:value-type="string">
            <text:p>Success</text:p>
          </table:table-cell>
          <table:table-cell office:value-type="float" office:value="175647">
            <text:p>175647</text:p>
          </table:table-cell>
          <table:table-cell table:number-columns-repeated="1017"/>
        </table:table-row>
        <table:table-row table:style-name="ro1">
          <table:table-cell office:value-type="float" office:value="1164">
            <text:p>1164</text:p>
          </table:table-cell>
          <table:table-cell office:value-type="time" office:time-value="PT17H39M33.12S">
            <text:p>17:39:33.12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6512">
            <text:p>6512</text:p>
          </table:table-cell>
          <table:table-cell office:value-type="string">
            <text:p>Success</text:p>
          </table:table-cell>
          <table:table-cell office:value-type="float" office:value="141332">
            <text:p>141332</text:p>
          </table:table-cell>
          <table:table-cell table:number-columns-repeated="1017"/>
        </table:table-row>
        <table:table-row table:style-name="ro1">
          <table:table-cell office:value-type="float" office:value="1165">
            <text:p>1165</text:p>
          </table:table-cell>
          <table:table-cell office:value-type="time" office:time-value="PT17H39M39.619S">
            <text:p>17:39:39.62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66">
            <text:p>1166</text:p>
          </table:table-cell>
          <table:table-cell office:value-type="time" office:time-value="PT17H39M34.553S">
            <text:p>17:39:34.55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5099">
            <text:p>5099</text:p>
          </table:table-cell>
          <table:table-cell office:value-type="string">
            <text:p>Success</text:p>
          </table:table-cell>
          <table:table-cell office:value-type="float" office:value="133842">
            <text:p>133842</text:p>
          </table:table-cell>
          <table:table-cell table:number-columns-repeated="1017"/>
        </table:table-row>
        <table:table-row table:style-name="ro1">
          <table:table-cell office:value-type="float" office:value="1167">
            <text:p>1167</text:p>
          </table:table-cell>
          <table:table-cell office:value-type="time" office:time-value="PT17H39M33.103S">
            <text:p>17:39:33.10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6559">
            <text:p>6559</text:p>
          </table:table-cell>
          <table:table-cell office:value-type="string">
            <text:p>Success</text:p>
          </table:table-cell>
          <table:table-cell office:value-type="float" office:value="133842">
            <text:p>133842</text:p>
          </table:table-cell>
          <table:table-cell table:number-columns-repeated="1017"/>
        </table:table-row>
        <table:table-row table:style-name="ro1">
          <table:table-cell office:value-type="float" office:value="1168">
            <text:p>1168</text:p>
          </table:table-cell>
          <table:table-cell office:value-type="time" office:time-value="PT17H39M39.605S">
            <text:p>17:39:39.61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69">
            <text:p>1169</text:p>
          </table:table-cell>
          <table:table-cell office:value-type="time" office:time-value="PT17H39M37.596S">
            <text:p>17:39:37.60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2075">
            <text:p>2075</text:p>
          </table:table-cell>
          <table:table-cell office:value-type="string">
            <text:p>Success</text:p>
          </table:table-cell>
          <table:table-cell office:value-type="float" office:value="133842">
            <text:p>133842</text:p>
          </table:table-cell>
          <table:table-cell table:number-columns-repeated="1017"/>
        </table:table-row>
        <table:table-row table:style-name="ro1">
          <table:table-cell office:value-type="float" office:value="1170">
            <text:p>1170</text:p>
          </table:table-cell>
          <table:table-cell office:value-type="time" office:time-value="PT17H39M39.653S">
            <text:p>17:39:39.65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71">
            <text:p>1171</text:p>
          </table:table-cell>
          <table:table-cell office:value-type="time" office:time-value="PT17H39M32.451S">
            <text:p>17:39:32.45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7230">
            <text:p>7230</text:p>
          </table:table-cell>
          <table:table-cell office:value-type="string">
            <text:p>Success</text:p>
          </table:table-cell>
          <table:table-cell office:value-type="float" office:value="154482">
            <text:p>154482</text:p>
          </table:table-cell>
          <table:table-cell table:number-columns-repeated="1017"/>
        </table:table-row>
        <table:table-row table:style-name="ro1">
          <table:table-cell office:value-type="float" office:value="1172">
            <text:p>1172</text:p>
          </table:table-cell>
          <table:table-cell office:value-type="time" office:time-value="PT17H39M31.759S">
            <text:p>17:39:31.76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7927">
            <text:p>7927</text:p>
          </table:table-cell>
          <table:table-cell office:value-type="string">
            <text:p>Success</text:p>
          </table:table-cell>
          <table:table-cell office:value-type="float" office:value="165785">
            <text:p>165785</text:p>
          </table:table-cell>
          <table:table-cell table:number-columns-repeated="1017"/>
        </table:table-row>
        <table:table-row table:style-name="ro1">
          <table:table-cell office:value-type="float" office:value="1173">
            <text:p>1173</text:p>
          </table:table-cell>
          <table:table-cell office:value-type="time" office:time-value="PT17H39M39.665S">
            <text:p>17:39:39.67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74">
            <text:p>1174</text:p>
          </table:table-cell>
          <table:table-cell office:value-type="time" office:time-value="PT17H39M30.488S">
            <text:p>17:39:30.49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9210">
            <text:p>9210</text:p>
          </table:table-cell>
          <table:table-cell office:value-type="string">
            <text:p>Success</text:p>
          </table:table-cell>
          <table:table-cell office:value-type="float" office:value="166183">
            <text:p>166183</text:p>
          </table:table-cell>
          <table:table-cell table:number-columns-repeated="1017"/>
        </table:table-row>
        <table:table-row table:style-name="ro1">
          <table:table-cell office:value-type="float" office:value="1175">
            <text:p>1175</text:p>
          </table:table-cell>
          <table:table-cell office:value-type="time" office:time-value="PT17H39M33.202S">
            <text:p>17:39:33.20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6510">
            <text:p>6510</text:p>
          </table:table-cell>
          <table:table-cell office:value-type="string">
            <text:p>Success</text:p>
          </table:table-cell>
          <table:table-cell office:value-type="float" office:value="154446">
            <text:p>154446</text:p>
          </table:table-cell>
          <table:table-cell table:number-columns-repeated="1017"/>
        </table:table-row>
        <table:table-row table:style-name="ro1">
          <table:table-cell office:value-type="float" office:value="1176">
            <text:p>1176</text:p>
          </table:table-cell>
          <table:table-cell office:value-type="time" office:time-value="PT17H39M32.578S">
            <text:p>17:39:32.58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7137">
            <text:p>7137</text:p>
          </table:table-cell>
          <table:table-cell office:value-type="string">
            <text:p>Success</text:p>
          </table:table-cell>
          <table:table-cell office:value-type="float" office:value="165783">
            <text:p>165783</text:p>
          </table:table-cell>
          <table:table-cell table:number-columns-repeated="1017"/>
        </table:table-row>
        <table:table-row table:style-name="ro1">
          <table:table-cell office:value-type="float" office:value="1177">
            <text:p>1177</text:p>
          </table:table-cell>
          <table:table-cell office:value-type="time" office:time-value="PT17H39M33.303S">
            <text:p>17:39:33.30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6412">
            <text:p>6412</text:p>
          </table:table-cell>
          <table:table-cell office:value-type="string">
            <text:p>Success</text:p>
          </table:table-cell>
          <table:table-cell office:value-type="float" office:value="154446">
            <text:p>154446</text:p>
          </table:table-cell>
          <table:table-cell table:number-columns-repeated="1017"/>
        </table:table-row>
        <table:table-row table:style-name="ro1">
          <table:table-cell office:value-type="float" office:value="1178">
            <text:p>1178</text:p>
          </table:table-cell>
          <table:table-cell office:value-type="time" office:time-value="PT17H39M31.497S">
            <text:p>17:39:31.50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8234">
            <text:p>8234</text:p>
          </table:table-cell>
          <table:table-cell office:value-type="string">
            <text:p>Success</text:p>
          </table:table-cell>
          <table:table-cell office:value-type="float" office:value="165786">
            <text:p>165786</text:p>
          </table:table-cell>
          <table:table-cell table:number-columns-repeated="1017"/>
        </table:table-row>
        <table:table-row table:style-name="ro1">
          <table:table-cell office:value-type="float" office:value="1179">
            <text:p>1179</text:p>
          </table:table-cell>
          <table:table-cell office:value-type="time" office:time-value="PT17H39M39.716S">
            <text:p>17:39:39.72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80">
            <text:p>1180</text:p>
          </table:table-cell>
          <table:table-cell office:value-type="time" office:time-value="PT17H39M39.683S">
            <text:p>17:39:39.68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81">
            <text:p>1181</text:p>
          </table:table-cell>
          <table:table-cell office:value-type="time" office:time-value="PT17H39M39.738S">
            <text:p>17:39:39.74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82">
            <text:p>1182</text:p>
          </table:table-cell>
          <table:table-cell office:value-type="time" office:time-value="PT17H39M39.738S">
            <text:p>17:39:39.74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83">
            <text:p>1183</text:p>
          </table:table-cell>
          <table:table-cell office:value-type="time" office:time-value="PT17H39M39.753S">
            <text:p>17:39:39.75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72">
            <text:p>172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184">
            <text:p>1184</text:p>
          </table:table-cell>
          <table:table-cell office:value-type="time" office:time-value="PT17H39M39.931S">
            <text:p>17:39:39.93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1">
          <table:table-cell office:value-type="float" office:value="1185">
            <text:p>1185</text:p>
          </table:table-cell>
          <table:table-cell office:value-type="time" office:time-value="PT17H39M39.764S">
            <text:p>17:39:39.76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09">
            <text:p>209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186">
            <text:p>1186</text:p>
          </table:table-cell>
          <table:table-cell office:value-type="time" office:time-value="PT17H39M39.974S">
            <text:p>17:39:39.97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1">
          <table:table-cell office:value-type="float" office:value="1187">
            <text:p>1187</text:p>
          </table:table-cell>
          <table:table-cell office:value-type="time" office:time-value="PT17H39M39.695S">
            <text:p>17:39:39.70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17">
            <text:p>317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188">
            <text:p>1188</text:p>
          </table:table-cell>
          <table:table-cell office:value-type="time" office:time-value="PT17H39M40.017S">
            <text:p>17:39:40.02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92">
            <text:p>292</text:p>
          </table:table-cell>
          <table:table-cell table:number-columns-repeated="1017"/>
        </table:table-row>
        <table:table-row table:style-name="ro1">
          <table:table-cell office:value-type="float" office:value="1189">
            <text:p>1189</text:p>
          </table:table-cell>
          <table:table-cell office:value-type="time" office:time-value="PT17H39M39.682S">
            <text:p>17:39:39.68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63">
            <text:p>363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190">
            <text:p>1190</text:p>
          </table:table-cell>
          <table:table-cell office:value-type="time" office:time-value="PT17H39M40.046S">
            <text:p>17:39:40.05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91">
            <text:p>1191</text:p>
          </table:table-cell>
          <table:table-cell office:value-type="time" office:time-value="PT17H39M27.235S">
            <text:p>17:39:27.24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13423">
            <text:p>13423</text:p>
          </table:table-cell>
          <table:table-cell office:value-type="string">
            <text:p>Success</text:p>
          </table:table-cell>
          <table:table-cell office:value-type="float" office:value="39935">
            <text:p>39935</text:p>
          </table:table-cell>
          <table:table-cell table:number-columns-repeated="1017"/>
        </table:table-row>
        <table:table-row table:style-name="ro1">
          <table:table-cell office:value-type="float" office:value="1192">
            <text:p>1192</text:p>
          </table:table-cell>
          <table:table-cell office:value-type="time" office:time-value="PT17H39M26.885S">
            <text:p>17:39:26.89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13786">
            <text:p>13786</text:p>
          </table:table-cell>
          <table:table-cell office:value-type="string">
            <text:p>Success</text:p>
          </table:table-cell>
          <table:table-cell office:value-type="float" office:value="39935">
            <text:p>39935</text:p>
          </table:table-cell>
          <table:table-cell table:number-columns-repeated="1017"/>
        </table:table-row>
        <table:table-row table:style-name="ro1">
          <table:table-cell office:value-type="float" office:value="1193">
            <text:p>1193</text:p>
          </table:table-cell>
          <table:table-cell office:value-type="time" office:time-value="PT17H39M29.538S">
            <text:p>17:39:29.54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11139">
            <text:p>11139</text:p>
          </table:table-cell>
          <table:table-cell office:value-type="string">
            <text:p>Success</text:p>
          </table:table-cell>
          <table:table-cell office:value-type="float" office:value="28823">
            <text:p>28823</text:p>
          </table:table-cell>
          <table:table-cell table:number-columns-repeated="1017"/>
        </table:table-row>
        <table:table-row table:style-name="ro1">
          <table:table-cell office:value-type="float" office:value="1194">
            <text:p>1194</text:p>
          </table:table-cell>
          <table:table-cell office:value-type="time" office:time-value="PT17H39M28.392S">
            <text:p>17:39:28.39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2311">
            <text:p>12311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195">
            <text:p>1195</text:p>
          </table:table-cell>
          <table:table-cell office:value-type="time" office:time-value="PT17H39M27.551S">
            <text:p>17:39:27.55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13157">
            <text:p>13157</text:p>
          </table:table-cell>
          <table:table-cell office:value-type="string">
            <text:p>Success</text:p>
          </table:table-cell>
          <table:table-cell office:value-type="float" office:value="39931">
            <text:p>39931</text:p>
          </table:table-cell>
          <table:table-cell table:number-columns-repeated="1017"/>
        </table:table-row>
        <table:table-row table:style-name="ro1">
          <table:table-cell office:value-type="float" office:value="1196">
            <text:p>1196</text:p>
          </table:table-cell>
          <table:table-cell office:value-type="time" office:time-value="PT17H39M30.256S">
            <text:p>17:39:30.26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0462">
            <text:p>10462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1197">
            <text:p>1197</text:p>
          </table:table-cell>
          <table:table-cell office:value-type="time" office:time-value="PT17H39M30.269S">
            <text:p>17:39:30.27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0461">
            <text:p>10461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1198">
            <text:p>1198</text:p>
          </table:table-cell>
          <table:table-cell office:value-type="time" office:time-value="PT17H39M28.511S">
            <text:p>17:39:28.51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2222">
            <text:p>12222</text:p>
          </table:table-cell>
          <table:table-cell office:value-type="string">
            <text:p>Success</text:p>
          </table:table-cell>
          <table:table-cell office:value-type="float" office:value="58397">
            <text:p>58397</text:p>
          </table:table-cell>
          <table:table-cell table:number-columns-repeated="1017"/>
        </table:table-row>
        <table:table-row table:style-name="ro1">
          <table:table-cell office:value-type="float" office:value="1199">
            <text:p>1199</text:p>
          </table:table-cell>
          <table:table-cell office:value-type="time" office:time-value="PT17H39M29.545S">
            <text:p>17:39:29.55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1193">
            <text:p>11193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1200">
            <text:p>1200</text:p>
          </table:table-cell>
          <table:table-cell office:value-type="time" office:time-value="PT17H39M25.024S">
            <text:p>17:39:25.02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15724">
            <text:p>15724</text:p>
          </table:table-cell>
          <table:table-cell office:value-type="string">
            <text:p>Success</text:p>
          </table:table-cell>
          <table:table-cell office:value-type="float" office:value="77621">
            <text:p>77621</text:p>
          </table:table-cell>
          <table:table-cell table:number-columns-repeated="1017"/>
        </table:table-row>
        <table:table-row table:style-name="ro1">
          <table:table-cell office:value-type="float" office:value="1201">
            <text:p>1201</text:p>
          </table:table-cell>
          <table:table-cell office:value-type="time" office:time-value="PT17H39M30.63S">
            <text:p>17:39:30.63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10123">
            <text:p>10123</text:p>
          </table:table-cell>
          <table:table-cell office:value-type="string">
            <text:p>Success</text:p>
          </table:table-cell>
          <table:table-cell office:value-type="float" office:value="31256">
            <text:p>31256</text:p>
          </table:table-cell>
          <table:table-cell table:number-columns-repeated="1017"/>
        </table:table-row>
        <table:table-row table:style-name="ro1">
          <table:table-cell office:value-type="float" office:value="1202">
            <text:p>1202</text:p>
          </table:table-cell>
          <table:table-cell office:value-type="time" office:time-value="PT17H39M40.751S">
            <text:p>17:39:40.75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1">
          <table:table-cell office:value-type="float" office:value="1203">
            <text:p>1203</text:p>
          </table:table-cell>
          <table:table-cell office:value-type="time" office:time-value="PT17H39M40.755S">
            <text:p>17:39:40.76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04">
            <text:p>1204</text:p>
          </table:table-cell>
          <table:table-cell office:value-type="time" office:time-value="PT17H39M40.772S">
            <text:p>17:39:40.77</text:p>
          </table:table-cell>
          <table:table-cell office:value-type="string">
            <text:p>TC0003_PlannerC 3-13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05">
            <text:p>1205</text:p>
          </table:table-cell>
          <table:table-cell office:value-type="time" office:time-value="PT17H39M40.815S">
            <text:p>17:39:40.82</text:p>
          </table:table-cell>
          <table:table-cell office:value-type="string">
            <text:p>TC0003_PlannerC 3-13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06">
            <text:p>1206</text:p>
          </table:table-cell>
          <table:table-cell office:value-type="time" office:time-value="PT17H39M28.232S">
            <text:p>17:39:28.23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14492">
            <text:p>14492</text:p>
          </table:table-cell>
          <table:table-cell office:value-type="string">
            <text:p>Success</text:p>
          </table:table-cell>
          <table:table-cell office:value-type="float" office:value="44471">
            <text:p>44471</text:p>
          </table:table-cell>
          <table:table-cell table:number-columns-repeated="1017"/>
        </table:table-row>
        <table:table-row table:style-name="ro1">
          <table:table-cell office:value-type="float" office:value="1207">
            <text:p>1207</text:p>
          </table:table-cell>
          <table:table-cell office:value-type="time" office:time-value="PT17H39M27.35S">
            <text:p>17:39:27.35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15425">
            <text:p>15425</text:p>
          </table:table-cell>
          <table:table-cell office:value-type="string">
            <text:p>Success</text:p>
          </table:table-cell>
          <table:table-cell office:value-type="float" office:value="58397">
            <text:p>58397</text:p>
          </table:table-cell>
          <table:table-cell table:number-columns-repeated="1017"/>
        </table:table-row>
        <table:table-row table:style-name="ro1">
          <table:table-cell office:value-type="float" office:value="1208">
            <text:p>1208</text:p>
          </table:table-cell>
          <table:table-cell office:value-type="time" office:time-value="PT17H39M39.665S">
            <text:p>17:39:39.67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3118">
            <text:p>3118</text:p>
          </table:table-cell>
          <table:table-cell office:value-type="string">
            <text:p>Success</text:p>
          </table:table-cell>
          <table:table-cell office:value-type="float" office:value="30676">
            <text:p>30676</text:p>
          </table:table-cell>
          <table:table-cell table:number-columns-repeated="1017"/>
        </table:table-row>
        <table:table-row table:style-name="ro1">
          <table:table-cell office:value-type="float" office:value="1209">
            <text:p>1209</text:p>
          </table:table-cell>
          <table:table-cell office:value-type="time" office:time-value="PT17H39M30.365S">
            <text:p>17:39:30.37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12423">
            <text:p>12423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1210">
            <text:p>1210</text:p>
          </table:table-cell>
          <table:table-cell office:value-type="time" office:time-value="PT17H39M39.236S">
            <text:p>17:39:39.24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3561">
            <text:p>3561</text:p>
          </table:table-cell>
          <table:table-cell office:value-type="string">
            <text:p>Success</text:p>
          </table:table-cell>
          <table:table-cell office:value-type="float" office:value="30676">
            <text:p>30676</text:p>
          </table:table-cell>
          <table:table-cell table:number-columns-repeated="1017"/>
        </table:table-row>
        <table:table-row table:style-name="ro1">
          <table:table-cell office:value-type="float" office:value="1211">
            <text:p>1211</text:p>
          </table:table-cell>
          <table:table-cell office:value-type="time" office:time-value="PT17H39M39.287S">
            <text:p>17:39:39.29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3520">
            <text:p>3520</text:p>
          </table:table-cell>
          <table:table-cell office:value-type="string">
            <text:p>Success</text:p>
          </table:table-cell>
          <table:table-cell office:value-type="float" office:value="30676">
            <text:p>30676</text:p>
          </table:table-cell>
          <table:table-cell table:number-columns-repeated="1017"/>
        </table:table-row>
        <table:table-row table:style-name="ro1">
          <table:table-cell office:value-type="float" office:value="1212">
            <text:p>1212</text:p>
          </table:table-cell>
          <table:table-cell office:value-type="time" office:time-value="PT17H39M40.71S">
            <text:p>17:39:40.71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2097">
            <text:p>2097</text:p>
          </table:table-cell>
          <table:table-cell office:value-type="string">
            <text:p>Success</text:p>
          </table:table-cell>
          <table:table-cell office:value-type="float" office:value="45051">
            <text:p>45051</text:p>
          </table:table-cell>
          <table:table-cell table:number-columns-repeated="1017"/>
        </table:table-row>
        <table:table-row table:style-name="ro1">
          <table:table-cell office:value-type="float" office:value="1213">
            <text:p>1213</text:p>
          </table:table-cell>
          <table:table-cell office:value-type="time" office:time-value="PT17H39M39.478S">
            <text:p>17:39:39.48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3335">
            <text:p>3335</text:p>
          </table:table-cell>
          <table:table-cell office:value-type="string">
            <text:p>Success</text:p>
          </table:table-cell>
          <table:table-cell office:value-type="float" office:value="31256">
            <text:p>31256</text:p>
          </table:table-cell>
          <table:table-cell table:number-columns-repeated="1017"/>
        </table:table-row>
        <table:table-row table:style-name="ro1">
          <table:table-cell office:value-type="float" office:value="1214">
            <text:p>1214</text:p>
          </table:table-cell>
          <table:table-cell office:value-type="time" office:time-value="PT17H39M28.589S">
            <text:p>17:39:28.59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4226">
            <text:p>14226</text:p>
          </table:table-cell>
          <table:table-cell office:value-type="string">
            <text:p>Success</text:p>
          </table:table-cell>
          <table:table-cell office:value-type="float" office:value="77617">
            <text:p>77617</text:p>
          </table:table-cell>
          <table:table-cell table:number-columns-repeated="1017"/>
        </table:table-row>
        <table:table-row table:style-name="ro1">
          <table:table-cell office:value-type="float" office:value="1215">
            <text:p>1215</text:p>
          </table:table-cell>
          <table:table-cell office:value-type="time" office:time-value="PT17H39M42.788S">
            <text:p>17:39:42.79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601">
            <text:p>6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16">
            <text:p>1216</text:p>
          </table:table-cell>
          <table:table-cell office:value-type="time" office:time-value="PT17H39M42.802S">
            <text:p>17:39:42.80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604">
            <text:p>60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17">
            <text:p>1217</text:p>
          </table:table-cell>
          <table:table-cell office:value-type="time" office:time-value="PT17H39M39.219S">
            <text:p>17:39:39.22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4192">
            <text:p>4192</text:p>
          </table:table-cell>
          <table:table-cell office:value-type="string">
            <text:p>Success</text:p>
          </table:table-cell>
          <table:table-cell office:value-type="float" office:value="34958">
            <text:p>34958</text:p>
          </table:table-cell>
          <table:table-cell table:number-columns-repeated="1017"/>
        </table:table-row>
        <table:table-row table:style-name="ro1">
          <table:table-cell office:value-type="float" office:value="1218">
            <text:p>1218</text:p>
          </table:table-cell>
          <table:table-cell office:value-type="time" office:time-value="PT17H39M42.794S">
            <text:p>17:39:42.79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624">
            <text:p>6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19">
            <text:p>1219</text:p>
          </table:table-cell>
          <table:table-cell office:value-type="time" office:time-value="PT17H39M42.817S">
            <text:p>17:39:42.82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609">
            <text:p>609</text:p>
          </table:table-cell>
          <table:table-cell office:value-type="string">
            <text:p>Success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1">
          <table:table-cell office:value-type="float" office:value="1220">
            <text:p>1220</text:p>
          </table:table-cell>
          <table:table-cell office:value-type="time" office:time-value="PT17H39M39.714S">
            <text:p>17:39:39.71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3716">
            <text:p>3716</text:p>
          </table:table-cell>
          <table:table-cell office:value-type="string">
            <text:p>Success</text:p>
          </table:table-cell>
          <table:table-cell office:value-type="float" office:value="31258">
            <text:p>31258</text:p>
          </table:table-cell>
          <table:table-cell table:number-columns-repeated="1017"/>
        </table:table-row>
        <table:table-row table:style-name="ro1">
          <table:table-cell office:value-type="float" office:value="1221">
            <text:p>1221</text:p>
          </table:table-cell>
          <table:table-cell office:value-type="time" office:time-value="PT17H39M42.814S">
            <text:p>17:39:42.81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616">
            <text:p>6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22">
            <text:p>1222</text:p>
          </table:table-cell>
          <table:table-cell office:value-type="time" office:time-value="PT17H39M43.417S">
            <text:p>17:39:43.42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23">
            <text:p>1223</text:p>
          </table:table-cell>
          <table:table-cell office:value-type="time" office:time-value="PT17H39M42.808S">
            <text:p>17:39:42.81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637">
            <text:p>6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24">
            <text:p>1224</text:p>
          </table:table-cell>
          <table:table-cell office:value-type="time" office:time-value="PT17H39M39.7S">
            <text:p>17:39:39.70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3747">
            <text:p>3747</text:p>
          </table:table-cell>
          <table:table-cell office:value-type="string">
            <text:p>Success</text:p>
          </table:table-cell>
          <table:table-cell office:value-type="float" office:value="31256">
            <text:p>31256</text:p>
          </table:table-cell>
          <table:table-cell table:number-columns-repeated="1017"/>
        </table:table-row>
        <table:table-row table:style-name="ro1">
          <table:table-cell office:value-type="float" office:value="1225">
            <text:p>1225</text:p>
          </table:table-cell>
          <table:table-cell office:value-type="time" office:time-value="PT17H39M43.448S">
            <text:p>17:39:43.45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26">
            <text:p>1226</text:p>
          </table:table-cell>
          <table:table-cell office:value-type="time" office:time-value="PT17H39M43.394S">
            <text:p>17:39:43.39</text:p>
          </table:table-cell>
          <table:table-cell office:value-type="string">
            <text:p>TC0003_PlannerC 3-24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27">
            <text:p>1227</text:p>
          </table:table-cell>
          <table:table-cell office:value-type="time" office:time-value="PT17H39M43.431S">
            <text:p>17:39:43.43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28">
            <text:p>1228</text:p>
          </table:table-cell>
          <table:table-cell office:value-type="time" office:time-value="PT17H39M39.717S">
            <text:p>17:39:39.72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3817">
            <text:p>3817</text:p>
          </table:table-cell>
          <table:table-cell office:value-type="string">
            <text:p>Success</text:p>
          </table:table-cell>
          <table:table-cell office:value-type="float" office:value="30676">
            <text:p>30676</text:p>
          </table:table-cell>
          <table:table-cell table:number-columns-repeated="1017"/>
        </table:table-row>
        <table:table-row table:style-name="ro1">
          <table:table-cell office:value-type="float" office:value="1229">
            <text:p>1229</text:p>
          </table:table-cell>
          <table:table-cell office:value-type="time" office:time-value="PT17H39M43.439S">
            <text:p>17:39:43.44</text:p>
          </table:table-cell>
          <table:table-cell office:value-type="string">
            <text:p>TC0003_PlannerC 3-4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2740">
            <text:p>2740</text:p>
          </table:table-cell>
          <table:table-cell table:number-columns-repeated="1017"/>
        </table:table-row>
        <table:table-row table:style-name="ro1">
          <table:table-cell office:value-type="float" office:value="1230">
            <text:p>1230</text:p>
          </table:table-cell>
          <table:table-cell office:value-type="time" office:time-value="PT17H39M43.411S">
            <text:p>17:39:43.41</text:p>
          </table:table-cell>
          <table:table-cell office:value-type="string">
            <text:p>TC0003_PlannerC 3-5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55">
            <text:p>15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31">
            <text:p>1231</text:p>
          </table:table-cell>
          <table:table-cell office:value-type="time" office:time-value="PT17H39M43.422S">
            <text:p>17:39:43.42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146">
            <text:p>1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32">
            <text:p>1232</text:p>
          </table:table-cell>
          <table:table-cell office:value-type="time" office:time-value="PT17H39M43.477S">
            <text:p>17:39:43.48</text:p>
          </table:table-cell>
          <table:table-cell office:value-type="string">
            <text:p>TC0003_PlannerC 3-24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33">
            <text:p>1233</text:p>
          </table:table-cell>
          <table:table-cell office:value-type="time" office:time-value="PT17H39M43.539S">
            <text:p>17:39:43.54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34">
            <text:p>1234</text:p>
          </table:table-cell>
          <table:table-cell office:value-type="time" office:time-value="PT17H39M43.432S">
            <text:p>17:39:43.43</text:p>
          </table:table-cell>
          <table:table-cell office:value-type="string">
            <text:p>TC0003_PlannerC 3-11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53">
            <text:p>15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35">
            <text:p>1235</text:p>
          </table:table-cell>
          <table:table-cell office:value-type="time" office:time-value="PT17H39M43.468S">
            <text:p>17:39:43.47</text:p>
          </table:table-cell>
          <table:table-cell office:value-type="string">
            <text:p>TC0003_PlannerC 3-10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17">
            <text:p>1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36">
            <text:p>1236</text:p>
          </table:table-cell>
          <table:table-cell office:value-type="time" office:time-value="PT17H39M43.446S">
            <text:p>17:39:43.45</text:p>
          </table:table-cell>
          <table:table-cell office:value-type="string">
            <text:p>TC0003_PlannerC 3-12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44">
            <text:p>14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37">
            <text:p>1237</text:p>
          </table:table-cell>
          <table:table-cell office:value-type="time" office:time-value="PT17H39M43.567S">
            <text:p>17:39:43.57</text:p>
          </table:table-cell>
          <table:table-cell office:value-type="string">
            <text:p>TC0003_PlannerC 3-5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38">
            <text:p>1238</text:p>
          </table:table-cell>
          <table:table-cell office:value-type="time" office:time-value="PT17H39M43.586S">
            <text:p>17:39:43.59</text:p>
          </table:table-cell>
          <table:table-cell office:value-type="string">
            <text:p>TC0003_PlannerC 3-11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39">
            <text:p>1239</text:p>
          </table:table-cell>
          <table:table-cell office:value-type="time" office:time-value="PT17H39M43.587S">
            <text:p>17:39:43.59</text:p>
          </table:table-cell>
          <table:table-cell office:value-type="string">
            <text:p>TC0003_PlannerC 3-10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40">
            <text:p>1240</text:p>
          </table:table-cell>
          <table:table-cell office:value-type="time" office:time-value="PT17H39M43.592S">
            <text:p>17:39:43.59</text:p>
          </table:table-cell>
          <table:table-cell office:value-type="string">
            <text:p>TC0003_PlannerC 3-12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41">
            <text:p>1241</text:p>
          </table:table-cell>
          <table:table-cell office:value-type="time" office:time-value="PT17H39M43.491S">
            <text:p>17:39:43.49</text:p>
          </table:table-cell>
          <table:table-cell office:value-type="string">
            <text:p>TC0003_PlannerC 3-2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54">
            <text:p>15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42">
            <text:p>1242</text:p>
          </table:table-cell>
          <table:table-cell office:value-type="time" office:time-value="PT17H39M43.569S">
            <text:p>17:39:43.57</text:p>
          </table:table-cell>
          <table:table-cell office:value-type="string">
            <text:p>TC0001_PlannerA 1-30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43">
            <text:p>1243</text:p>
          </table:table-cell>
          <table:table-cell office:value-type="time" office:time-value="PT17H39M43.58S">
            <text:p>17:39:43.58</text:p>
          </table:table-cell>
          <table:table-cell office:value-type="string">
            <text:p>TC0003_PlannerC 3-18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44">
            <text:p>1244</text:p>
          </table:table-cell>
          <table:table-cell office:value-type="time" office:time-value="PT17H39M43.645S">
            <text:p>17:39:43.65</text:p>
          </table:table-cell>
          <table:table-cell office:value-type="string">
            <text:p>TC0003_PlannerC 3-2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45">
            <text:p>1245</text:p>
          </table:table-cell>
          <table:table-cell office:value-type="time" office:time-value="PT17H39M43.686S">
            <text:p>17:39:43.69</text:p>
          </table:table-cell>
          <table:table-cell office:value-type="string">
            <text:p>TC0003_PlannerC 3-18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46">
            <text:p>1246</text:p>
          </table:table-cell>
          <table:table-cell office:value-type="time" office:time-value="PT17H39M29.984S">
            <text:p>17:39:29.98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4144">
            <text:p>14144</text:p>
          </table:table-cell>
          <table:table-cell office:value-type="string">
            <text:p>Success</text:p>
          </table:table-cell>
          <table:table-cell office:value-type="float" office:value="56925">
            <text:p>56925</text:p>
          </table:table-cell>
          <table:table-cell table:number-columns-repeated="1017"/>
        </table:table-row>
        <table:table-row table:style-name="ro1">
          <table:table-cell office:value-type="float" office:value="1247">
            <text:p>1247</text:p>
          </table:table-cell>
          <table:table-cell office:value-type="time" office:time-value="PT17H39M42.781S">
            <text:p>17:39:42.78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1353">
            <text:p>1353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1248">
            <text:p>1248</text:p>
          </table:table-cell>
          <table:table-cell office:value-type="time" office:time-value="PT17H39M29.407S">
            <text:p>17:39:29.41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14733">
            <text:p>14733</text:p>
          </table:table-cell>
          <table:table-cell office:value-type="string">
            <text:p>Success</text:p>
          </table:table-cell>
          <table:table-cell office:value-type="float" office:value="58397">
            <text:p>58397</text:p>
          </table:table-cell>
          <table:table-cell table:number-columns-repeated="1017"/>
        </table:table-row>
        <table:table-row table:style-name="ro1">
          <table:table-cell office:value-type="float" office:value="1249">
            <text:p>1249</text:p>
          </table:table-cell>
          <table:table-cell office:value-type="time" office:time-value="PT17H39M30.237S">
            <text:p>17:39:30.24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3910">
            <text:p>13910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250">
            <text:p>1250</text:p>
          </table:table-cell>
          <table:table-cell office:value-type="time" office:time-value="PT17H39M32.724S">
            <text:p>17:39:32.72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11428">
            <text:p>11428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251">
            <text:p>1251</text:p>
          </table:table-cell>
          <table:table-cell office:value-type="time" office:time-value="PT17H39M33.045S">
            <text:p>17:39:33.05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1110">
            <text:p>11110</text:p>
          </table:table-cell>
          <table:table-cell office:value-type="string">
            <text:p>Success</text:p>
          </table:table-cell>
          <table:table-cell office:value-type="float" office:value="19022">
            <text:p>19022</text:p>
          </table:table-cell>
          <table:table-cell table:number-columns-repeated="1017"/>
        </table:table-row>
        <table:table-row table:style-name="ro1">
          <table:table-cell office:value-type="float" office:value="1252">
            <text:p>1252</text:p>
          </table:table-cell>
          <table:table-cell office:value-type="time" office:time-value="PT17H39M27.965S">
            <text:p>17:39:27.97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16195">
            <text:p>16195</text:p>
          </table:table-cell>
          <table:table-cell office:value-type="string">
            <text:p>Success</text:p>
          </table:table-cell>
          <table:table-cell office:value-type="float" office:value="39935">
            <text:p>39935</text:p>
          </table:table-cell>
          <table:table-cell table:number-columns-repeated="1017"/>
        </table:table-row>
        <table:table-row table:style-name="ro1">
          <table:table-cell office:value-type="float" office:value="1253">
            <text:p>1253</text:p>
          </table:table-cell>
          <table:table-cell office:value-type="time" office:time-value="PT17H39M29.181S">
            <text:p>17:39:29.18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4994">
            <text:p>14994</text:p>
          </table:table-cell>
          <table:table-cell office:value-type="string">
            <text:p>Success</text:p>
          </table:table-cell>
          <table:table-cell office:value-type="float" office:value="77618">
            <text:p>77618</text:p>
          </table:table-cell>
          <table:table-cell table:number-columns-repeated="1017"/>
        </table:table-row>
        <table:table-row table:style-name="ro1">
          <table:table-cell office:value-type="float" office:value="1254">
            <text:p>1254</text:p>
          </table:table-cell>
          <table:table-cell office:value-type="time" office:time-value="PT17H39M33.623S">
            <text:p>17:39:33.62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10591">
            <text:p>10591</text:p>
          </table:table-cell>
          <table:table-cell office:value-type="string">
            <text:p>Success</text:p>
          </table:table-cell>
          <table:table-cell office:value-type="float" office:value="38276">
            <text:p>38276</text:p>
          </table:table-cell>
          <table:table-cell table:number-columns-repeated="1017"/>
        </table:table-row>
        <table:table-row table:style-name="ro1">
          <table:table-cell office:value-type="float" office:value="1255">
            <text:p>1255</text:p>
          </table:table-cell>
          <table:table-cell office:value-type="time" office:time-value="PT17H39M33.305S">
            <text:p>17:39:33.31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10915">
            <text:p>10915</text:p>
          </table:table-cell>
          <table:table-cell office:value-type="string">
            <text:p>Success</text:p>
          </table:table-cell>
          <table:table-cell office:value-type="float" office:value="38276">
            <text:p>38276</text:p>
          </table:table-cell>
          <table:table-cell table:number-columns-repeated="1017"/>
        </table:table-row>
        <table:table-row table:style-name="ro1">
          <table:table-cell office:value-type="float" office:value="1256">
            <text:p>1256</text:p>
          </table:table-cell>
          <table:table-cell office:value-type="time" office:time-value="PT17H39M33.199S">
            <text:p>17:39:33.20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11042">
            <text:p>11042</text:p>
          </table:table-cell>
          <table:table-cell office:value-type="string">
            <text:p>Success</text:p>
          </table:table-cell>
          <table:table-cell office:value-type="float" office:value="32256">
            <text:p>32256</text:p>
          </table:table-cell>
          <table:table-cell table:number-columns-repeated="1017"/>
        </table:table-row>
        <table:table-row table:style-name="ro1">
          <table:table-cell office:value-type="float" office:value="1257">
            <text:p>1257</text:p>
          </table:table-cell>
          <table:table-cell office:value-type="time" office:time-value="PT17H39M32.689S">
            <text:p>17:39:32.69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1552">
            <text:p>11552</text:p>
          </table:table-cell>
          <table:table-cell office:value-type="string">
            <text:p>Success</text:p>
          </table:table-cell>
          <table:table-cell office:value-type="float" office:value="33079">
            <text:p>33079</text:p>
          </table:table-cell>
          <table:table-cell table:number-columns-repeated="1017"/>
        </table:table-row>
        <table:table-row table:style-name="ro1">
          <table:table-cell office:value-type="float" office:value="1258">
            <text:p>1258</text:p>
          </table:table-cell>
          <table:table-cell office:value-type="time" office:time-value="PT17H39M44.225S">
            <text:p>17:39:44.23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59">
            <text:p>1259</text:p>
          </table:table-cell>
          <table:table-cell office:value-type="time" office:time-value="PT17H39M44.177S">
            <text:p>17:39:44.18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1">
          <table:table-cell office:value-type="float" office:value="1260">
            <text:p>1260</text:p>
          </table:table-cell>
          <table:table-cell office:value-type="time" office:time-value="PT17H39M44.22S">
            <text:p>17:39:44.22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61">
            <text:p>1261</text:p>
          </table:table-cell>
          <table:table-cell office:value-type="time" office:time-value="PT17H39M44.243S">
            <text:p>17:39:44.24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62">
            <text:p>1262</text:p>
          </table:table-cell>
          <table:table-cell office:value-type="time" office:time-value="PT17H39M44.25S">
            <text:p>17:39:44.25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63">
            <text:p>1263</text:p>
          </table:table-cell>
          <table:table-cell office:value-type="time" office:time-value="PT17H39M44.259S">
            <text:p>17:39:44.26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64">
            <text:p>1264</text:p>
          </table:table-cell>
          <table:table-cell office:value-type="time" office:time-value="PT17H39M44.271S">
            <text:p>17:39:44.27</text:p>
          </table:table-cell>
          <table:table-cell office:value-type="string">
            <text:p>TC0003_PlannerC 3-20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65">
            <text:p>1265</text:p>
          </table:table-cell>
          <table:table-cell office:value-type="time" office:time-value="PT17H39M44.33S">
            <text:p>17:39:44.33</text:p>
          </table:table-cell>
          <table:table-cell office:value-type="string">
            <text:p>TC0003_PlannerC 3-20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66">
            <text:p>1266</text:p>
          </table:table-cell>
          <table:table-cell office:value-type="time" office:time-value="PT17H39M44.31S">
            <text:p>17:39:44.31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67">
            <text:p>1267</text:p>
          </table:table-cell>
          <table:table-cell office:value-type="time" office:time-value="PT17H39M44.329S">
            <text:p>17:39:44.33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68">
            <text:p>1268</text:p>
          </table:table-cell>
          <table:table-cell office:value-type="time" office:time-value="PT17H39M44.399S">
            <text:p>17:39:44.40</text:p>
          </table:table-cell>
          <table:table-cell office:value-type="string">
            <text:p>TC0003_PlannerC 3-23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69">
            <text:p>1269</text:p>
          </table:table-cell>
          <table:table-cell office:value-type="time" office:time-value="PT17H39M44.406S">
            <text:p>17:39:44.41</text:p>
          </table:table-cell>
          <table:table-cell office:value-type="string">
            <text:p>TC0003_PlannerC 3-9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70">
            <text:p>1270</text:p>
          </table:table-cell>
          <table:table-cell office:value-type="time" office:time-value="PT17H39M44.444S">
            <text:p>17:39:44.44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271">
            <text:p>1271</text:p>
          </table:table-cell>
          <table:table-cell office:value-type="time" office:time-value="PT17H39M44.449S">
            <text:p>17:39:44.45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272">
            <text:p>1272</text:p>
          </table:table-cell>
          <table:table-cell office:value-type="time" office:time-value="PT17H39M32.944S">
            <text:p>17:39:32.94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3230">
            <text:p>13230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1273">
            <text:p>1273</text:p>
          </table:table-cell>
          <table:table-cell office:value-type="time" office:time-value="PT17H39M44.146S">
            <text:p>17:39:44.15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2039">
            <text:p>2039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1274">
            <text:p>1274</text:p>
          </table:table-cell>
          <table:table-cell office:value-type="time" office:time-value="PT17H39M35.612S">
            <text:p>17:39:35.61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10636">
            <text:p>10636</text:p>
          </table:table-cell>
          <table:table-cell office:value-type="string">
            <text:p>Success</text:p>
          </table:table-cell>
          <table:table-cell office:value-type="float" office:value="38276">
            <text:p>38276</text:p>
          </table:table-cell>
          <table:table-cell table:number-columns-repeated="1017"/>
        </table:table-row>
        <table:table-row table:style-name="ro1">
          <table:table-cell office:value-type="float" office:value="1275">
            <text:p>1275</text:p>
          </table:table-cell>
          <table:table-cell office:value-type="time" office:time-value="PT17H39M35.487S">
            <text:p>17:39:35.49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0782">
            <text:p>10782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1276">
            <text:p>1276</text:p>
          </table:table-cell>
          <table:table-cell office:value-type="time" office:time-value="PT17H39M43.71S">
            <text:p>17:39:43.71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2567">
            <text:p>2567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277">
            <text:p>1277</text:p>
          </table:table-cell>
          <table:table-cell office:value-type="time" office:time-value="PT17H39M30.333S">
            <text:p>17:39:30.33</text:p>
          </table:table-cell>
          <table:table-cell office:value-type="string">
            <text:p>TC0002_PlannerB 2-23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5948">
            <text:p>15948</text:p>
          </table:table-cell>
          <table:table-cell office:value-type="string">
            <text:p>Success</text:p>
          </table:table-cell>
          <table:table-cell office:value-type="float" office:value="61971">
            <text:p>61971</text:p>
          </table:table-cell>
          <table:table-cell table:number-columns-repeated="1017"/>
        </table:table-row>
        <table:table-row table:style-name="ro1">
          <table:table-cell office:value-type="float" office:value="1278">
            <text:p>1278</text:p>
          </table:table-cell>
          <table:table-cell office:value-type="time" office:time-value="PT17H39M46.254S">
            <text:p>17:39:46.25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79">
            <text:p>1279</text:p>
          </table:table-cell>
          <table:table-cell office:value-type="time" office:time-value="PT17H39M34.071S">
            <text:p>17:39:34.07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2235">
            <text:p>12235</text:p>
          </table:table-cell>
          <table:table-cell office:value-type="string">
            <text:p>Success</text:p>
          </table:table-cell>
          <table:table-cell office:value-type="float" office:value="54874">
            <text:p>54874</text:p>
          </table:table-cell>
          <table:table-cell table:number-columns-repeated="1017"/>
        </table:table-row>
        <table:table-row table:style-name="ro1">
          <table:table-cell office:value-type="float" office:value="1280">
            <text:p>1280</text:p>
          </table:table-cell>
          <table:table-cell office:value-type="time" office:time-value="PT17H39M33.767S">
            <text:p>17:39:33.77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2541">
            <text:p>12541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1281">
            <text:p>1281</text:p>
          </table:table-cell>
          <table:table-cell office:value-type="time" office:time-value="PT17H39M32.458S">
            <text:p>17:39:32.46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13856">
            <text:p>13856</text:p>
          </table:table-cell>
          <table:table-cell office:value-type="string">
            <text:p>Success</text:p>
          </table:table-cell>
          <table:table-cell office:value-type="float" office:value="54873">
            <text:p>54873</text:p>
          </table:table-cell>
          <table:table-cell table:number-columns-repeated="1017"/>
        </table:table-row>
        <table:table-row table:style-name="ro1">
          <table:table-cell office:value-type="float" office:value="1282">
            <text:p>1282</text:p>
          </table:table-cell>
          <table:table-cell office:value-type="time" office:time-value="PT17H39M32.453S">
            <text:p>17:39:32.45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13861">
            <text:p>13861</text:p>
          </table:table-cell>
          <table:table-cell office:value-type="string">
            <text:p>Success</text:p>
          </table:table-cell>
          <table:table-cell office:value-type="float" office:value="54873">
            <text:p>54873</text:p>
          </table:table-cell>
          <table:table-cell table:number-columns-repeated="1017"/>
        </table:table-row>
        <table:table-row table:style-name="ro1">
          <table:table-cell office:value-type="float" office:value="1283">
            <text:p>1283</text:p>
          </table:table-cell>
          <table:table-cell office:value-type="time" office:time-value="PT17H39M29.461S">
            <text:p>17:39:29.46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6853">
            <text:p>16853</text:p>
          </table:table-cell>
          <table:table-cell office:value-type="string">
            <text:p>Success</text:p>
          </table:table-cell>
          <table:table-cell office:value-type="float" office:value="76884">
            <text:p>76884</text:p>
          </table:table-cell>
          <table:table-cell table:number-columns-repeated="1017"/>
        </table:table-row>
        <table:table-row table:style-name="ro1">
          <table:table-cell office:value-type="float" office:value="1284">
            <text:p>1284</text:p>
          </table:table-cell>
          <table:table-cell office:value-type="time" office:time-value="PT17H39M33.145S">
            <text:p>17:39:33.15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3169">
            <text:p>13169</text:p>
          </table:table-cell>
          <table:table-cell office:value-type="string">
            <text:p>Success</text:p>
          </table:table-cell>
          <table:table-cell office:value-type="float" office:value="61975">
            <text:p>61975</text:p>
          </table:table-cell>
          <table:table-cell table:number-columns-repeated="1017"/>
        </table:table-row>
        <table:table-row table:style-name="ro1">
          <table:table-cell office:value-type="float" office:value="1285">
            <text:p>1285</text:p>
          </table:table-cell>
          <table:table-cell office:value-type="time" office:time-value="PT17H39M29.359S">
            <text:p>17:39:29.36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16956">
            <text:p>16956</text:p>
          </table:table-cell>
          <table:table-cell office:value-type="string">
            <text:p>Success</text:p>
          </table:table-cell>
          <table:table-cell office:value-type="float" office:value="76888">
            <text:p>76888</text:p>
          </table:table-cell>
          <table:table-cell table:number-columns-repeated="1017"/>
        </table:table-row>
        <table:table-row table:style-name="ro1">
          <table:table-cell office:value-type="float" office:value="1286">
            <text:p>1286</text:p>
          </table:table-cell>
          <table:table-cell office:value-type="time" office:time-value="PT17H39M35.228S">
            <text:p>17:39:35.23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1088">
            <text:p>11088</text:p>
          </table:table-cell>
          <table:table-cell office:value-type="string">
            <text:p>Success</text:p>
          </table:table-cell>
          <table:table-cell office:value-type="float" office:value="61949">
            <text:p>61949</text:p>
          </table:table-cell>
          <table:table-cell table:number-columns-repeated="1017"/>
        </table:table-row>
        <table:table-row table:style-name="ro1">
          <table:table-cell office:value-type="float" office:value="1287">
            <text:p>1287</text:p>
          </table:table-cell>
          <table:table-cell office:value-type="time" office:time-value="PT17H39M35.381S">
            <text:p>17:39:35.38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0937">
            <text:p>10937</text:p>
          </table:table-cell>
          <table:table-cell office:value-type="string">
            <text:p>Success</text:p>
          </table:table-cell>
          <table:table-cell office:value-type="float" office:value="37696">
            <text:p>37696</text:p>
          </table:table-cell>
          <table:table-cell table:number-columns-repeated="1017"/>
        </table:table-row>
        <table:table-row table:style-name="ro1">
          <table:table-cell office:value-type="float" office:value="1288">
            <text:p>1288</text:p>
          </table:table-cell>
          <table:table-cell office:value-type="time" office:time-value="PT17H39M46.276S">
            <text:p>17:39:46.28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89">
            <text:p>1289</text:p>
          </table:table-cell>
          <table:table-cell office:value-type="time" office:time-value="PT17H39M46.309S">
            <text:p>17:39:46.31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90">
            <text:p>1290</text:p>
          </table:table-cell>
          <table:table-cell office:value-type="time" office:time-value="PT17H39M46.316S">
            <text:p>17:39:46.32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1">
          <table:table-cell office:value-type="float" office:value="1291">
            <text:p>1291</text:p>
          </table:table-cell>
          <table:table-cell office:value-type="time" office:time-value="PT17H39M46.307S">
            <text:p>17:39:46.31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92">
            <text:p>1292</text:p>
          </table:table-cell>
          <table:table-cell office:value-type="time" office:time-value="PT17H39M46.317S">
            <text:p>17:39:46.32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1">
          <table:table-cell office:value-type="float" office:value="1293">
            <text:p>1293</text:p>
          </table:table-cell>
          <table:table-cell office:value-type="time" office:time-value="PT17H39M46.319S">
            <text:p>17:39:46.32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94">
            <text:p>1294</text:p>
          </table:table-cell>
          <table:table-cell office:value-type="time" office:time-value="PT17H39M32.482S">
            <text:p>17:39:32.48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13911">
            <text:p>13911</text:p>
          </table:table-cell>
          <table:table-cell office:value-type="string">
            <text:p>Success</text:p>
          </table:table-cell>
          <table:table-cell office:value-type="float" office:value="77621">
            <text:p>77621</text:p>
          </table:table-cell>
          <table:table-cell table:number-columns-repeated="1017"/>
        </table:table-row>
        <table:table-row table:style-name="ro1">
          <table:table-cell office:value-type="float" office:value="1295">
            <text:p>1295</text:p>
          </table:table-cell>
          <table:table-cell office:value-type="time" office:time-value="PT17H39M46.299S">
            <text:p>17:39:46.30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96">
            <text:p>1296</text:p>
          </table:table-cell>
          <table:table-cell office:value-type="time" office:time-value="PT17H39M46.395S">
            <text:p>17:39:46.40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94">
            <text:p>294</text:p>
          </table:table-cell>
          <table:table-cell table:number-columns-repeated="1017"/>
        </table:table-row>
        <table:table-row table:style-name="ro1">
          <table:table-cell office:value-type="float" office:value="1297">
            <text:p>1297</text:p>
          </table:table-cell>
          <table:table-cell office:value-type="time" office:time-value="PT17H39M46.382S">
            <text:p>17:39:46.38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98">
            <text:p>1298</text:p>
          </table:table-cell>
          <table:table-cell office:value-type="time" office:time-value="PT17H39M46.369S">
            <text:p>17:39:46.37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99">
            <text:p>1299</text:p>
          </table:table-cell>
          <table:table-cell office:value-type="time" office:time-value="PT17H39M46.418S">
            <text:p>17:39:46.42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00">
            <text:p>1300</text:p>
          </table:table-cell>
          <table:table-cell office:value-type="time" office:time-value="PT17H39M46.45S">
            <text:p>17:39:46.45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01">
            <text:p>1301</text:p>
          </table:table-cell>
          <table:table-cell office:value-type="time" office:time-value="PT17H39M46.448S">
            <text:p>17:39:46.45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02">
            <text:p>1302</text:p>
          </table:table-cell>
          <table:table-cell office:value-type="time" office:time-value="PT17H39M46.485S">
            <text:p>17:39:46.49</text:p>
          </table:table-cell>
          <table:table-cell office:value-type="string">
            <text:p>TC0003_PlannerC 3-15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03">
            <text:p>1303</text:p>
          </table:table-cell>
          <table:table-cell office:value-type="time" office:time-value="PT17H39M46.523S">
            <text:p>17:39:46.52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304">
            <text:p>1304</text:p>
          </table:table-cell>
          <table:table-cell office:value-type="time" office:time-value="PT17H39M46.504S">
            <text:p>17:39:46.50</text:p>
          </table:table-cell>
          <table:table-cell office:value-type="string">
            <text:p>TC0003_PlannerC 3-19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05">
            <text:p>1305</text:p>
          </table:table-cell>
          <table:table-cell office:value-type="time" office:time-value="PT17H39M46.569S">
            <text:p>17:39:46.57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306">
            <text:p>1306</text:p>
          </table:table-cell>
          <table:table-cell office:value-type="time" office:time-value="PT17H39M38.91S">
            <text:p>17:39:38.91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8888">
            <text:p>8888</text:p>
          </table:table-cell>
          <table:table-cell office:value-type="string">
            <text:p>Success</text:p>
          </table:table-cell>
          <table:table-cell office:value-type="float" office:value="135714">
            <text:p>135714</text:p>
          </table:table-cell>
          <table:table-cell table:number-columns-repeated="1017"/>
        </table:table-row>
        <table:table-row table:style-name="ro1">
          <table:table-cell office:value-type="float" office:value="1307">
            <text:p>1307</text:p>
          </table:table-cell>
          <table:table-cell office:value-type="time" office:time-value="PT17H39M38.892S">
            <text:p>17:39:38.89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10622">
            <text:p>10622</text:p>
          </table:table-cell>
          <table:table-cell office:value-type="string">
            <text:p>Success</text:p>
          </table:table-cell>
          <table:table-cell office:value-type="float" office:value="139559">
            <text:p>139559</text:p>
          </table:table-cell>
          <table:table-cell table:number-columns-repeated="1017"/>
        </table:table-row>
        <table:table-row table:style-name="ro1">
          <table:table-cell office:value-type="float" office:value="1308">
            <text:p>1308</text:p>
          </table:table-cell>
          <table:table-cell office:value-type="time" office:time-value="PT17H39M38.949S">
            <text:p>17:39:38.95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10616">
            <text:p>10616</text:p>
          </table:table-cell>
          <table:table-cell office:value-type="string">
            <text:p>Success</text:p>
          </table:table-cell>
          <table:table-cell office:value-type="float" office:value="59170">
            <text:p>59170</text:p>
          </table:table-cell>
          <table:table-cell table:number-columns-repeated="1017"/>
        </table:table-row>
        <table:table-row table:style-name="ro1">
          <table:table-cell office:value-type="float" office:value="1309">
            <text:p>1309</text:p>
          </table:table-cell>
          <table:table-cell office:value-type="time" office:time-value="PT17H39M43.546S">
            <text:p>17:39:43.55</text:p>
          </table:table-cell>
          <table:table-cell office:value-type="string">
            <text:p>TC0003_PlannerC 3-4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6029">
            <text:p>6029</text:p>
          </table:table-cell>
          <table:table-cell office:value-type="string">
            <text:p>Success</text:p>
          </table:table-cell>
          <table:table-cell office:value-type="float" office:value="36684">
            <text:p>36684</text:p>
          </table:table-cell>
          <table:table-cell table:number-columns-repeated="1017"/>
        </table:table-row>
        <table:table-row table:style-name="ro1">
          <table:table-cell office:value-type="float" office:value="1310">
            <text:p>1310</text:p>
          </table:table-cell>
          <table:table-cell office:value-type="time" office:time-value="PT17H39M38.913S">
            <text:p>17:39:38.91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11768">
            <text:p>11768</text:p>
          </table:table-cell>
          <table:table-cell office:value-type="string">
            <text:p>Success</text:p>
          </table:table-cell>
          <table:table-cell office:value-type="float" office:value="139061">
            <text:p>139061</text:p>
          </table:table-cell>
          <table:table-cell table:number-columns-repeated="1017"/>
        </table:table-row>
        <table:table-row table:style-name="ro1">
          <table:table-cell office:value-type="float" office:value="1311">
            <text:p>1311</text:p>
          </table:table-cell>
          <table:table-cell office:value-type="time" office:time-value="PT17H39M44.141S">
            <text:p>17:39:44.14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6588">
            <text:p>6588</text:p>
          </table:table-cell>
          <table:table-cell office:value-type="string">
            <text:p>Success</text:p>
          </table:table-cell>
          <table:table-cell office:value-type="float" office:value="149890">
            <text:p>149890</text:p>
          </table:table-cell>
          <table:table-cell table:number-columns-repeated="1017"/>
        </table:table-row>
        <table:table-row table:style-name="ro1">
          <table:table-cell office:value-type="float" office:value="1312">
            <text:p>1312</text:p>
          </table:table-cell>
          <table:table-cell office:value-type="time" office:time-value="PT17H39M50.73S">
            <text:p>17:39:50.73</text:p>
          </table:table-cell>
          <table:table-cell office:value-type="string">
            <text:p>TC0002_PlannerB 2-26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13">
            <text:p>1313</text:p>
          </table:table-cell>
          <table:table-cell office:value-type="time" office:time-value="PT17H39M50.746S">
            <text:p>17:39:50.75</text:p>
          </table:table-cell>
          <table:table-cell office:value-type="string">
            <text:p>TC0002_PlannerB 2-26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14">
            <text:p>1314</text:p>
          </table:table-cell>
          <table:table-cell office:value-type="time" office:time-value="PT17H39M44.243S">
            <text:p>17:39:44.24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6567">
            <text:p>6567</text:p>
          </table:table-cell>
          <table:table-cell office:value-type="string">
            <text:p>Success</text:p>
          </table:table-cell>
          <table:table-cell office:value-type="float" office:value="129085">
            <text:p>129085</text:p>
          </table:table-cell>
          <table:table-cell table:number-columns-repeated="1017"/>
        </table:table-row>
        <table:table-row table:style-name="ro1">
          <table:table-cell office:value-type="float" office:value="1315">
            <text:p>1315</text:p>
          </table:table-cell>
          <table:table-cell office:value-type="time" office:time-value="PT17H39M44.251S">
            <text:p>17:39:44.25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6569">
            <text:p>6569</text:p>
          </table:table-cell>
          <table:table-cell office:value-type="string">
            <text:p>Success</text:p>
          </table:table-cell>
          <table:table-cell office:value-type="float" office:value="134654">
            <text:p>134654</text:p>
          </table:table-cell>
          <table:table-cell table:number-columns-repeated="1017"/>
        </table:table-row>
        <table:table-row table:style-name="ro1">
          <table:table-cell office:value-type="float" office:value="1316">
            <text:p>1316</text:p>
          </table:table-cell>
          <table:table-cell office:value-type="time" office:time-value="PT17H39M39.99S">
            <text:p>17:39:39.99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0832">
            <text:p>10832</text:p>
          </table:table-cell>
          <table:table-cell office:value-type="string">
            <text:p>Success</text:p>
          </table:table-cell>
          <table:table-cell office:value-type="float" office:value="138370">
            <text:p>138370</text:p>
          </table:table-cell>
          <table:table-cell table:number-columns-repeated="1017"/>
        </table:table-row>
        <table:table-row table:style-name="ro1">
          <table:table-cell office:value-type="float" office:value="1317">
            <text:p>1317</text:p>
          </table:table-cell>
          <table:table-cell office:value-type="time" office:time-value="PT17H39M50.812S">
            <text:p>17:39:50.81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18">
            <text:p>1318</text:p>
          </table:table-cell>
          <table:table-cell office:value-type="time" office:time-value="PT17H39M50.823S">
            <text:p>17:39:50.82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347">
            <text:p>347</text:p>
          </table:table-cell>
          <table:table-cell table:number-columns-repeated="1017"/>
        </table:table-row>
        <table:table-row table:style-name="ro1">
          <table:table-cell office:value-type="float" office:value="1319">
            <text:p>1319</text:p>
          </table:table-cell>
          <table:table-cell office:value-type="time" office:time-value="PT17H39M44.461S">
            <text:p>17:39:44.46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6391">
            <text:p>6391</text:p>
          </table:table-cell>
          <table:table-cell office:value-type="string">
            <text:p>Success</text:p>
          </table:table-cell>
          <table:table-cell office:value-type="float" office:value="140129">
            <text:p>140129</text:p>
          </table:table-cell>
          <table:table-cell table:number-columns-repeated="1017"/>
        </table:table-row>
        <table:table-row table:style-name="ro1">
          <table:table-cell office:value-type="float" office:value="1320">
            <text:p>1320</text:p>
          </table:table-cell>
          <table:table-cell office:value-type="time" office:time-value="PT17H39M44.473S">
            <text:p>17:39:44.47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6381">
            <text:p>6381</text:p>
          </table:table-cell>
          <table:table-cell office:value-type="string">
            <text:p>Success</text:p>
          </table:table-cell>
          <table:table-cell office:value-type="float" office:value="143779">
            <text:p>143779</text:p>
          </table:table-cell>
          <table:table-cell table:number-columns-repeated="1017"/>
        </table:table-row>
        <table:table-row table:style-name="ro1">
          <table:table-cell office:value-type="float" office:value="1321">
            <text:p>1321</text:p>
          </table:table-cell>
          <table:table-cell office:value-type="time" office:time-value="PT17H39M50.831S">
            <text:p>17:39:50.83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322">
            <text:p>1322</text:p>
          </table:table-cell>
          <table:table-cell office:value-type="time" office:time-value="PT17H39M43.43S">
            <text:p>17:39:43.43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7432">
            <text:p>7432</text:p>
          </table:table-cell>
          <table:table-cell office:value-type="string">
            <text:p>Success</text:p>
          </table:table-cell>
          <table:table-cell office:value-type="float" office:value="147823">
            <text:p>147823</text:p>
          </table:table-cell>
          <table:table-cell table:number-columns-repeated="1017"/>
        </table:table-row>
        <table:table-row table:style-name="ro1">
          <table:table-cell office:value-type="float" office:value="1323">
            <text:p>1323</text:p>
          </table:table-cell>
          <table:table-cell office:value-type="time" office:time-value="PT17H39M42.808S">
            <text:p>17:39:42.81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8057">
            <text:p>8057</text:p>
          </table:table-cell>
          <table:table-cell office:value-type="string">
            <text:p>Success</text:p>
          </table:table-cell>
          <table:table-cell office:value-type="float" office:value="147823">
            <text:p>147823</text:p>
          </table:table-cell>
          <table:table-cell table:number-columns-repeated="1017"/>
        </table:table-row>
        <table:table-row table:style-name="ro1">
          <table:table-cell office:value-type="float" office:value="1324">
            <text:p>1324</text:p>
          </table:table-cell>
          <table:table-cell office:value-type="time" office:time-value="PT17H39M50.864S">
            <text:p>17:39:50.86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347">
            <text:p>347</text:p>
          </table:table-cell>
          <table:table-cell table:number-columns-repeated="1017"/>
        </table:table-row>
        <table:table-row table:style-name="ro1">
          <table:table-cell office:value-type="float" office:value="1325">
            <text:p>1325</text:p>
          </table:table-cell>
          <table:table-cell office:value-type="time" office:time-value="PT17H39M50.859S">
            <text:p>17:39:50.86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81">
            <text:p>381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326">
            <text:p>1326</text:p>
          </table:table-cell>
          <table:table-cell office:value-type="time" office:time-value="PT17H39M51.246S">
            <text:p>17:39:51.25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755">
            <text:p>755</text:p>
          </table:table-cell>
          <table:table-cell table:number-columns-repeated="1017"/>
        </table:table-row>
        <table:table-row table:style-name="ro1">
          <table:table-cell office:value-type="float" office:value="1327">
            <text:p>1327</text:p>
          </table:table-cell>
          <table:table-cell office:value-type="time" office:time-value="PT17H39M50.774S">
            <text:p>17:39:50.77</text:p>
          </table:table-cell>
          <table:table-cell office:value-type="string">
            <text:p>TC0002_PlannerB 2-26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536">
            <text:p>536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328">
            <text:p>1328</text:p>
          </table:table-cell>
          <table:table-cell office:value-type="time" office:time-value="PT17H39M51.316S">
            <text:p>17:39:51.32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755">
            <text:p>755</text:p>
          </table:table-cell>
          <table:table-cell table:number-columns-repeated="1017"/>
        </table:table-row>
        <table:table-row table:style-name="ro1">
          <table:table-cell office:value-type="float" office:value="1329">
            <text:p>1329</text:p>
          </table:table-cell>
          <table:table-cell office:value-type="time" office:time-value="PT17H39M39.383S">
            <text:p>17:39:39.38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12449">
            <text:p>12449</text:p>
          </table:table-cell>
          <table:table-cell office:value-type="string">
            <text:p>Success</text:p>
          </table:table-cell>
          <table:table-cell office:value-type="float" office:value="139162">
            <text:p>139162</text:p>
          </table:table-cell>
          <table:table-cell table:number-columns-repeated="1017"/>
        </table:table-row>
        <table:table-row table:style-name="ro1">
          <table:table-cell office:value-type="float" office:value="1330">
            <text:p>1330</text:p>
          </table:table-cell>
          <table:table-cell office:value-type="time" office:time-value="PT17H39M40.06S">
            <text:p>17:39:40.06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1837">
            <text:p>11837</text:p>
          </table:table-cell>
          <table:table-cell office:value-type="string">
            <text:p>Success</text:p>
          </table:table-cell>
          <table:table-cell office:value-type="float" office:value="140541">
            <text:p>140541</text:p>
          </table:table-cell>
          <table:table-cell table:number-columns-repeated="1017"/>
        </table:table-row>
        <table:table-row table:style-name="ro1">
          <table:table-cell office:value-type="float" office:value="1331">
            <text:p>1331</text:p>
          </table:table-cell>
          <table:table-cell office:value-type="time" office:time-value="PT17H39M39.494S">
            <text:p>17:39:39.49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2457">
            <text:p>12457</text:p>
          </table:table-cell>
          <table:table-cell office:value-type="string">
            <text:p>Success</text:p>
          </table:table-cell>
          <table:table-cell office:value-type="float" office:value="138469">
            <text:p>138469</text:p>
          </table:table-cell>
          <table:table-cell table:number-columns-repeated="1017"/>
        </table:table-row>
        <table:table-row table:style-name="ro1">
          <table:table-cell office:value-type="float" office:value="1332">
            <text:p>1332</text:p>
          </table:table-cell>
          <table:table-cell office:value-type="time" office:time-value="PT17H39M42.731S">
            <text:p>17:39:42.73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9227">
            <text:p>9227</text:p>
          </table:table-cell>
          <table:table-cell office:value-type="string">
            <text:p>Success</text:p>
          </table:table-cell>
          <table:table-cell office:value-type="float" office:value="145852">
            <text:p>145852</text:p>
          </table:table-cell>
          <table:table-cell table:number-columns-repeated="1017"/>
        </table:table-row>
        <table:table-row table:style-name="ro1">
          <table:table-cell office:value-type="float" office:value="1333">
            <text:p>1333</text:p>
          </table:table-cell>
          <table:table-cell office:value-type="time" office:time-value="PT17H39M30.86S">
            <text:p>17:39:30.86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21456">
            <text:p>21456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334">
            <text:p>1334</text:p>
          </table:table-cell>
          <table:table-cell office:value-type="time" office:time-value="PT17H39M39.302S">
            <text:p>17:39:39.30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3027">
            <text:p>13027</text:p>
          </table:table-cell>
          <table:table-cell office:value-type="string">
            <text:p>Success</text:p>
          </table:table-cell>
          <table:table-cell office:value-type="float" office:value="61975">
            <text:p>61975</text:p>
          </table:table-cell>
          <table:table-cell table:number-columns-repeated="1017"/>
        </table:table-row>
        <table:table-row table:style-name="ro1">
          <table:table-cell office:value-type="float" office:value="1335">
            <text:p>1335</text:p>
          </table:table-cell>
          <table:table-cell office:value-type="time" office:time-value="PT17H39M39.464S">
            <text:p>17:39:39.46</text:p>
          </table:table-cell>
          <table:table-cell office:value-type="string">
            <text:p>TC0002_PlannerB 2-28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2868">
            <text:p>12868</text:p>
          </table:table-cell>
          <table:table-cell office:value-type="string">
            <text:p>Success</text:p>
          </table:table-cell>
          <table:table-cell office:value-type="float" office:value="61975">
            <text:p>61975</text:p>
          </table:table-cell>
          <table:table-cell table:number-columns-repeated="1017"/>
        </table:table-row>
        <table:table-row table:style-name="ro1">
          <table:table-cell office:value-type="float" office:value="1336">
            <text:p>1336</text:p>
          </table:table-cell>
          <table:table-cell office:value-type="time" office:time-value="PT17H39M32.603S">
            <text:p>17:39:32.60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19729">
            <text:p>19729</text:p>
          </table:table-cell>
          <table:table-cell office:value-type="string">
            <text:p>Success</text:p>
          </table:table-cell>
          <table:table-cell office:value-type="float" office:value="76884">
            <text:p>76884</text:p>
          </table:table-cell>
          <table:table-cell table:number-columns-repeated="1017"/>
        </table:table-row>
        <table:table-row table:style-name="ro1">
          <table:table-cell office:value-type="float" office:value="1337">
            <text:p>1337</text:p>
          </table:table-cell>
          <table:table-cell office:value-type="time" office:time-value="PT17H39M33.297S">
            <text:p>17:39:33.30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9043">
            <text:p>19043</text:p>
          </table:table-cell>
          <table:table-cell office:value-type="string">
            <text:p>Success</text:p>
          </table:table-cell>
          <table:table-cell office:value-type="float" office:value="61226">
            <text:p>61226</text:p>
          </table:table-cell>
          <table:table-cell table:number-columns-repeated="1017"/>
        </table:table-row>
        <table:table-row table:style-name="ro1">
          <table:table-cell office:value-type="float" office:value="1338">
            <text:p>1338</text:p>
          </table:table-cell>
          <table:table-cell office:value-type="time" office:time-value="PT17H39M30.267S">
            <text:p>17:39:30.27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22074">
            <text:p>22074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339">
            <text:p>1339</text:p>
          </table:table-cell>
          <table:table-cell office:value-type="time" office:time-value="PT17H39M39.733S">
            <text:p>17:39:39.73</text:p>
          </table:table-cell>
          <table:table-cell office:value-type="string">
            <text:p>TC0002_PlannerB 2-22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2639">
            <text:p>12639</text:p>
          </table:table-cell>
          <table:table-cell office:value-type="string">
            <text:p>Success</text:p>
          </table:table-cell>
          <table:table-cell office:value-type="float" office:value="61230">
            <text:p>61230</text:p>
          </table:table-cell>
          <table:table-cell table:number-columns-repeated="1017"/>
        </table:table-row>
        <table:table-row table:style-name="ro1">
          <table:table-cell office:value-type="float" office:value="1340">
            <text:p>1340</text:p>
          </table:table-cell>
          <table:table-cell office:value-type="time" office:time-value="PT17H39M43.571S">
            <text:p>17:39:43.57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8810">
            <text:p>8810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341">
            <text:p>1341</text:p>
          </table:table-cell>
          <table:table-cell office:value-type="time" office:time-value="PT17H39M29.383S">
            <text:p>17:39:29.38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23003">
            <text:p>23003</text:p>
          </table:table-cell>
          <table:table-cell office:value-type="string">
            <text:p>Success</text:p>
          </table:table-cell>
          <table:table-cell office:value-type="float" office:value="76884">
            <text:p>76884</text:p>
          </table:table-cell>
          <table:table-cell table:number-columns-repeated="1017"/>
        </table:table-row>
        <table:table-row table:style-name="ro1">
          <table:table-cell office:value-type="float" office:value="1342">
            <text:p>1342</text:p>
          </table:table-cell>
          <table:table-cell office:value-type="time" office:time-value="PT17H39M40.735S">
            <text:p>17:39:40.74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1658">
            <text:p>11658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1343">
            <text:p>1343</text:p>
          </table:table-cell>
          <table:table-cell office:value-type="time" office:time-value="PT17H39M29.475S">
            <text:p>17:39:29.48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22926">
            <text:p>22926</text:p>
          </table:table-cell>
          <table:table-cell office:value-type="string">
            <text:p>Success</text:p>
          </table:table-cell>
          <table:table-cell office:value-type="float" office:value="53284">
            <text:p>53284</text:p>
          </table:table-cell>
          <table:table-cell table:number-columns-repeated="1017"/>
        </table:table-row>
        <table:table-row table:style-name="ro1">
          <table:table-cell office:value-type="float" office:value="1344">
            <text:p>1344</text:p>
          </table:table-cell>
          <table:table-cell office:value-type="time" office:time-value="PT17H39M29.461S">
            <text:p>17:39:29.46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22959">
            <text:p>22959</text:p>
          </table:table-cell>
          <table:table-cell office:value-type="string">
            <text:p>Success</text:p>
          </table:table-cell>
          <table:table-cell office:value-type="float" office:value="54873">
            <text:p>54873</text:p>
          </table:table-cell>
          <table:table-cell table:number-columns-repeated="1017"/>
        </table:table-row>
        <table:table-row table:style-name="ro1">
          <table:table-cell office:value-type="float" office:value="1345">
            <text:p>1345</text:p>
          </table:table-cell>
          <table:table-cell office:value-type="time" office:time-value="PT17H39M28.551S">
            <text:p>17:39:28.55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23870">
            <text:p>23870</text:p>
          </table:table-cell>
          <table:table-cell office:value-type="string">
            <text:p>Success</text:p>
          </table:table-cell>
          <table:table-cell office:value-type="float" office:value="54771">
            <text:p>54771</text:p>
          </table:table-cell>
          <table:table-cell table:number-columns-repeated="1017"/>
        </table:table-row>
        <table:table-row table:style-name="ro1">
          <table:table-cell office:value-type="float" office:value="1346">
            <text:p>1346</text:p>
          </table:table-cell>
          <table:table-cell office:value-type="time" office:time-value="PT17H39M39.673S">
            <text:p>17:39:39.67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12749">
            <text:p>12749</text:p>
          </table:table-cell>
          <table:table-cell office:value-type="string">
            <text:p>Success</text:p>
          </table:table-cell>
          <table:table-cell office:value-type="float" office:value="31677">
            <text:p>31677</text:p>
          </table:table-cell>
          <table:table-cell table:number-columns-repeated="1017"/>
        </table:table-row>
        <table:table-row table:style-name="ro1">
          <table:table-cell office:value-type="float" office:value="1347">
            <text:p>1347</text:p>
          </table:table-cell>
          <table:table-cell office:value-type="time" office:time-value="PT17H39M52.334S">
            <text:p>17:39:52.33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377">
            <text:p>377</text:p>
          </table:table-cell>
          <table:table-cell table:number-columns-repeated="1017"/>
        </table:table-row>
        <table:table-row table:style-name="ro1">
          <table:table-cell office:value-type="float" office:value="1348">
            <text:p>1348</text:p>
          </table:table-cell>
          <table:table-cell office:value-type="time" office:time-value="PT17H39M40.677S">
            <text:p>17:39:40.68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11747">
            <text:p>11747</text:p>
          </table:table-cell>
          <table:table-cell office:value-type="string">
            <text:p>Success</text:p>
          </table:table-cell>
          <table:table-cell office:value-type="float" office:value="59923">
            <text:p>59923</text:p>
          </table:table-cell>
          <table:table-cell table:number-columns-repeated="1017"/>
        </table:table-row>
        <table:table-row table:style-name="ro1">
          <table:table-cell office:value-type="float" office:value="1349">
            <text:p>1349</text:p>
          </table:table-cell>
          <table:table-cell office:value-type="time" office:time-value="PT17H39M39.538S">
            <text:p>17:39:39.54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12893">
            <text:p>12893</text:p>
          </table:table-cell>
          <table:table-cell office:value-type="string">
            <text:p>Success</text:p>
          </table:table-cell>
          <table:table-cell office:value-type="float" office:value="32257">
            <text:p>32257</text:p>
          </table:table-cell>
          <table:table-cell table:number-columns-repeated="1017"/>
        </table:table-row>
        <table:table-row table:style-name="ro1">
          <table:table-cell office:value-type="float" office:value="1350">
            <text:p>1350</text:p>
          </table:table-cell>
          <table:table-cell office:value-type="time" office:time-value="PT17H39M52.402S">
            <text:p>17:39:52.40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51">
            <text:p>1351</text:p>
          </table:table-cell>
          <table:table-cell office:value-type="time" office:time-value="PT17H39M52.421S">
            <text:p>17:39:52.42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52">
            <text:p>1352</text:p>
          </table:table-cell>
          <table:table-cell office:value-type="time" office:time-value="PT17H39M52.423S">
            <text:p>17:39:52.42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53">
            <text:p>1353</text:p>
          </table:table-cell>
          <table:table-cell office:value-type="time" office:time-value="PT17H39M39.429S">
            <text:p>17:39:39.43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13058">
            <text:p>13058</text:p>
          </table:table-cell>
          <table:table-cell office:value-type="string">
            <text:p>Success</text:p>
          </table:table-cell>
          <table:table-cell office:value-type="float" office:value="31677">
            <text:p>31677</text:p>
          </table:table-cell>
          <table:table-cell table:number-columns-repeated="1017"/>
        </table:table-row>
        <table:table-row table:style-name="ro1">
          <table:table-cell office:value-type="float" office:value="1354">
            <text:p>1354</text:p>
          </table:table-cell>
          <table:table-cell office:value-type="time" office:time-value="PT17H39M52.431S">
            <text:p>17:39:52.43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55">
            <text:p>1355</text:p>
          </table:table-cell>
          <table:table-cell office:value-type="time" office:time-value="PT17H39M52.487S">
            <text:p>17:39:52.49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56">
            <text:p>1356</text:p>
          </table:table-cell>
          <table:table-cell office:value-type="time" office:time-value="PT17H39M39.634S">
            <text:p>17:39:39.63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12912">
            <text:p>12912</text:p>
          </table:table-cell>
          <table:table-cell office:value-type="string">
            <text:p>Success</text:p>
          </table:table-cell>
          <table:table-cell office:value-type="float" office:value="32257">
            <text:p>32257</text:p>
          </table:table-cell>
          <table:table-cell table:number-columns-repeated="1017"/>
        </table:table-row>
        <table:table-row table:style-name="ro1">
          <table:table-cell office:value-type="float" office:value="1357">
            <text:p>1357</text:p>
          </table:table-cell>
          <table:table-cell office:value-type="time" office:time-value="PT17H39M51.959S">
            <text:p>17:39:51.96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606">
            <text:p>606</text:p>
          </table:table-cell>
          <table:table-cell office:value-type="string">
            <text:p>Success</text:p>
          </table:table-cell>
          <table:table-cell office:value-type="float" office:value="37697">
            <text:p>37697</text:p>
          </table:table-cell>
          <table:table-cell table:number-columns-repeated="1017"/>
        </table:table-row>
        <table:table-row table:style-name="ro1">
          <table:table-cell office:value-type="float" office:value="1358">
            <text:p>1358</text:p>
          </table:table-cell>
          <table:table-cell office:value-type="time" office:time-value="PT17H39M52.387S">
            <text:p>17:39:52.39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90">
            <text:p>190</text:p>
          </table:table-cell>
          <table:table-cell office:value-type="string">
            <text:p>Success</text:p>
          </table:table-cell>
          <table:table-cell office:value-type="float" office:value="377">
            <text:p>377</text:p>
          </table:table-cell>
          <table:table-cell table:number-columns-repeated="1017"/>
        </table:table-row>
        <table:table-row table:style-name="ro1">
          <table:table-cell office:value-type="float" office:value="1359">
            <text:p>1359</text:p>
          </table:table-cell>
          <table:table-cell office:value-type="time" office:time-value="PT17H39M52.489S">
            <text:p>17:39:52.49</text:p>
          </table:table-cell>
          <table:table-cell office:value-type="string">
            <text:p>TC0003_PlannerC 3-22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37">
            <text:p>13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60">
            <text:p>1360</text:p>
          </table:table-cell>
          <table:table-cell office:value-type="time" office:time-value="PT17H39M52.567S">
            <text:p>17:39:52.57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61">
            <text:p>1361</text:p>
          </table:table-cell>
          <table:table-cell office:value-type="time" office:time-value="PT17H39M52.546S">
            <text:p>17:39:52.55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62">
            <text:p>1362</text:p>
          </table:table-cell>
          <table:table-cell office:value-type="time" office:time-value="PT17H39M52.439S">
            <text:p>17:39:52.44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209">
            <text:p>20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63">
            <text:p>1363</text:p>
          </table:table-cell>
          <table:table-cell office:value-type="time" office:time-value="PT17H39M52.461S">
            <text:p>17:39:52.46</text:p>
          </table:table-cell>
          <table:table-cell office:value-type="string">
            <text:p>TC0003_PlannerC 3-16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93">
            <text:p>19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64">
            <text:p>1364</text:p>
          </table:table-cell>
          <table:table-cell office:value-type="time" office:time-value="PT17H39M52.632S">
            <text:p>17:39:52.63</text:p>
          </table:table-cell>
          <table:table-cell office:value-type="string">
            <text:p>TC0003_PlannerC 3-22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65">
            <text:p>1365</text:p>
          </table:table-cell>
          <table:table-cell office:value-type="time" office:time-value="PT17H39M52.655S">
            <text:p>17:39:52.66</text:p>
          </table:table-cell>
          <table:table-cell office:value-type="string">
            <text:p>TC0003_PlannerC 3-16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66">
            <text:p>1366</text:p>
          </table:table-cell>
          <table:table-cell office:value-type="time" office:time-value="PT17H39M52.461S">
            <text:p>17:39:52.46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250">
            <text:p>2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67">
            <text:p>1367</text:p>
          </table:table-cell>
          <table:table-cell office:value-type="time" office:time-value="PT17H39M52.638S">
            <text:p>17:39:52.64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68">
            <text:p>1368</text:p>
          </table:table-cell>
          <table:table-cell office:value-type="time" office:time-value="PT17H39M52.648S">
            <text:p>17:39:52.65</text:p>
          </table:table-cell>
          <table:table-cell office:value-type="string">
            <text:p>TC0003_PlannerC 3-8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69">
            <text:p>1369</text:p>
          </table:table-cell>
          <table:table-cell office:value-type="time" office:time-value="PT17H39M52.524S">
            <text:p>17:39:52.52</text:p>
          </table:table-cell>
          <table:table-cell office:value-type="string">
            <text:p>TC0003_PlannerC 3-14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205">
            <text:p>20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70">
            <text:p>1370</text:p>
          </table:table-cell>
          <table:table-cell office:value-type="time" office:time-value="PT17H39M52.729S">
            <text:p>17:39:52.73</text:p>
          </table:table-cell>
          <table:table-cell office:value-type="string">
            <text:p>TC0003_PlannerC 3-8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71">
            <text:p>1371</text:p>
          </table:table-cell>
          <table:table-cell office:value-type="time" office:time-value="PT17H39M52.655S">
            <text:p>17:39:52.66</text:p>
          </table:table-cell>
          <table:table-cell office:value-type="string">
            <text:p>TC0001_PlannerA 1-22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72">
            <text:p>1372</text:p>
          </table:table-cell>
          <table:table-cell office:value-type="time" office:time-value="PT17H39M52.73S">
            <text:p>17:39:52.73</text:p>
          </table:table-cell>
          <table:table-cell office:value-type="string">
            <text:p>TC0003_PlannerC 3-14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73">
            <text:p>1373</text:p>
          </table:table-cell>
          <table:table-cell office:value-type="time" office:time-value="PT17H39M52.723S">
            <text:p>17:39:52.72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74">
            <text:p>1374</text:p>
          </table:table-cell>
          <table:table-cell office:value-type="time" office:time-value="PT17H39M52.716S">
            <text:p>17:39:52.72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75">
            <text:p>1375</text:p>
          </table:table-cell>
          <table:table-cell office:value-type="time" office:time-value="PT17H39M52.78S">
            <text:p>17:39:52.78</text:p>
          </table:table-cell>
          <table:table-cell office:value-type="string">
            <text:p>TC0003_PlannerC 3-3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76">
            <text:p>1376</text:p>
          </table:table-cell>
          <table:table-cell office:value-type="time" office:time-value="PT17H39M52.819S">
            <text:p>17:39:52.82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377">
            <text:p>1377</text:p>
          </table:table-cell>
          <table:table-cell office:value-type="time" office:time-value="PT17H39M39.38S">
            <text:p>17:39:39.38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13854">
            <text:p>13854</text:p>
          </table:table-cell>
          <table:table-cell office:value-type="string">
            <text:p>Success</text:p>
          </table:table-cell>
          <table:table-cell office:value-type="float" office:value="138565">
            <text:p>138565</text:p>
          </table:table-cell>
          <table:table-cell table:number-columns-repeated="1017"/>
        </table:table-row>
        <table:table-row table:style-name="ro1">
          <table:table-cell office:value-type="float" office:value="1378">
            <text:p>1378</text:p>
          </table:table-cell>
          <table:table-cell office:value-type="time" office:time-value="PT17H39M30.716S">
            <text:p>17:39:30.72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23431">
            <text:p>23431</text:p>
          </table:table-cell>
          <table:table-cell office:value-type="string">
            <text:p>Success</text:p>
          </table:table-cell>
          <table:table-cell office:value-type="float" office:value="67817">
            <text:p>67817</text:p>
          </table:table-cell>
          <table:table-cell table:number-columns-repeated="1017"/>
        </table:table-row>
        <table:table-row table:style-name="ro1">
          <table:table-cell office:value-type="float" office:value="1379">
            <text:p>1379</text:p>
          </table:table-cell>
          <table:table-cell office:value-type="time" office:time-value="PT17H39M52.33S">
            <text:p>17:39:52.33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824">
            <text:p>1824</text:p>
          </table:table-cell>
          <table:table-cell office:value-type="string">
            <text:p>Success</text:p>
          </table:table-cell>
          <table:table-cell office:value-type="float" office:value="23334">
            <text:p>23334</text:p>
          </table:table-cell>
          <table:table-cell table:number-columns-repeated="1017"/>
        </table:table-row>
        <table:table-row table:style-name="ro1">
          <table:table-cell office:value-type="float" office:value="1380">
            <text:p>1380</text:p>
          </table:table-cell>
          <table:table-cell office:value-type="time" office:time-value="PT17H39M52.426S">
            <text:p>17:39:52.43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1736">
            <text:p>1736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1381">
            <text:p>1381</text:p>
          </table:table-cell>
          <table:table-cell office:value-type="time" office:time-value="PT17H39M54.154S">
            <text:p>17:39:54.15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82">
            <text:p>1382</text:p>
          </table:table-cell>
          <table:table-cell office:value-type="time" office:time-value="PT17H39M39.434S">
            <text:p>17:39:39.43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4946">
            <text:p>14946</text:p>
          </table:table-cell>
          <table:table-cell office:value-type="string">
            <text:p>Success</text:p>
          </table:table-cell>
          <table:table-cell office:value-type="float" office:value="140572">
            <text:p>140572</text:p>
          </table:table-cell>
          <table:table-cell table:number-columns-repeated="1017"/>
        </table:table-row>
        <table:table-row table:style-name="ro1">
          <table:table-cell office:value-type="float" office:value="1383">
            <text:p>1383</text:p>
          </table:table-cell>
          <table:table-cell office:value-type="time" office:time-value="PT17H39M54.387S">
            <text:p>17:39:54.39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84">
            <text:p>1384</text:p>
          </table:table-cell>
          <table:table-cell office:value-type="time" office:time-value="PT17H39M44.155S">
            <text:p>17:39:44.16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10953">
            <text:p>10953</text:p>
          </table:table-cell>
          <table:table-cell office:value-type="string">
            <text:p>Success</text:p>
          </table:table-cell>
          <table:table-cell office:value-type="float" office:value="125047">
            <text:p>125047</text:p>
          </table:table-cell>
          <table:table-cell table:number-columns-repeated="1017"/>
        </table:table-row>
        <table:table-row table:style-name="ro1">
          <table:table-cell office:value-type="float" office:value="1385">
            <text:p>1385</text:p>
          </table:table-cell>
          <table:table-cell office:value-type="time" office:time-value="PT17H39M53.24S">
            <text:p>17:39:53.24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2755">
            <text:p>2755</text:p>
          </table:table-cell>
          <table:table-cell office:value-type="string">
            <text:p>Success</text:p>
          </table:table-cell>
          <table:table-cell office:value-type="float" office:value="32257">
            <text:p>32257</text:p>
          </table:table-cell>
          <table:table-cell table:number-columns-repeated="1017"/>
        </table:table-row>
        <table:table-row table:style-name="ro1">
          <table:table-cell office:value-type="float" office:value="1386">
            <text:p>1386</text:p>
          </table:table-cell>
          <table:table-cell office:value-type="time" office:time-value="PT17H39M56.003S">
            <text:p>17:39:56.00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87">
            <text:p>1387</text:p>
          </table:table-cell>
          <table:table-cell office:value-type="time" office:time-value="PT17H39M56.016S">
            <text:p>17:39:56.02</text:p>
          </table:table-cell>
          <table:table-cell office:value-type="string">
            <text:p>TC0003_PlannerC 3-30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88">
            <text:p>1388</text:p>
          </table:table-cell>
          <table:table-cell office:value-type="time" office:time-value="PT17H39M56.048S">
            <text:p>17:39:56.05</text:p>
          </table:table-cell>
          <table:table-cell office:value-type="string">
            <text:p>TC0003_PlannerC 3-30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89">
            <text:p>1389</text:p>
          </table:table-cell>
          <table:table-cell office:value-type="time" office:time-value="PT17H39M39.948S">
            <text:p>17:39:39.95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6239">
            <text:p>16239</text:p>
          </table:table-cell>
          <table:table-cell office:value-type="string">
            <text:p>Success</text:p>
          </table:table-cell>
          <table:table-cell office:value-type="float" office:value="139980">
            <text:p>139980</text:p>
          </table:table-cell>
          <table:table-cell table:number-columns-repeated="1017"/>
        </table:table-row>
        <table:table-row table:style-name="ro1">
          <table:table-cell office:value-type="float" office:value="1390">
            <text:p>1390</text:p>
          </table:table-cell>
          <table:table-cell office:value-type="time" office:time-value="PT17H39M55.114S">
            <text:p>17:39:55.11</text:p>
          </table:table-cell>
          <table:table-cell office:value-type="string">
            <text:p>TC0003_PlannerC 3-21</text:p>
          </table:table-cell>
          <table:table-cell office:value-type="string">
            <text:p>/channels/plan</text:p>
          </table:table-cell>
          <table:table-cell office:value-type="float" office:value="1100">
            <text:p>110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391">
            <text:p>1391</text:p>
          </table:table-cell>
          <table:table-cell office:value-type="time" office:time-value="PT17H39M56.216S">
            <text:p>17:39:56.22</text:p>
          </table:table-cell>
          <table:table-cell office:value-type="string">
            <text:p>TC0003_PlannerC 3-21</text:p>
          </table:table-cell>
          <table:table-cell office:value-type="string">
            <text:p>/channels/logout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92">
            <text:p>1392</text:p>
          </table:table-cell>
          <table:table-cell office:value-type="time" office:time-value="PT17H39M56.246S">
            <text:p>17:39:56.25</text:p>
          </table:table-cell>
          <table:table-cell office:value-type="string">
            <text:p>TC0003_PlannerC 3-21</text:p>
          </table:table-cell>
          <table:table-cell office:value-type="string">
            <text:p>/channels/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93">
            <text:p>1393</text:p>
          </table:table-cell>
          <table:table-cell office:value-type="time" office:time-value="PT17H39M56.26S">
            <text:p>17:39:56.26</text:p>
          </table:table-cell>
          <table:table-cell office:value-type="string">
            <text:p>TC0003_PlannerC 3-21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94">
            <text:p>1394</text:p>
          </table:table-cell>
          <table:table-cell office:value-type="time" office:time-value="PT17H39M46.282S">
            <text:p>17:39:46.28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10115">
            <text:p>10115</text:p>
          </table:table-cell>
          <table:table-cell office:value-type="string">
            <text:p>Success</text:p>
          </table:table-cell>
          <table:table-cell office:value-type="float" office:value="23334">
            <text:p>23334</text:p>
          </table:table-cell>
          <table:table-cell table:number-columns-repeated="1017"/>
        </table:table-row>
        <table:table-row table:style-name="ro1">
          <table:table-cell office:value-type="float" office:value="1395">
            <text:p>1395</text:p>
          </table:table-cell>
          <table:table-cell office:value-type="time" office:time-value="PT17H39M43.629S">
            <text:p>17:39:43.63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12781">
            <text:p>12781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396">
            <text:p>1396</text:p>
          </table:table-cell>
          <table:table-cell office:value-type="time" office:time-value="PT17H39M29.434S">
            <text:p>17:39:29.43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26993">
            <text:p>26993</text:p>
          </table:table-cell>
          <table:table-cell office:value-type="string">
            <text:p>Success</text:p>
          </table:table-cell>
          <table:table-cell office:value-type="float" office:value="49935">
            <text:p>49935</text:p>
          </table:table-cell>
          <table:table-cell table:number-columns-repeated="1017"/>
        </table:table-row>
        <table:table-row table:style-name="ro1">
          <table:table-cell office:value-type="float" office:value="1397">
            <text:p>1397</text:p>
          </table:table-cell>
          <table:table-cell office:value-type="time" office:time-value="PT17H39M47.805S">
            <text:p>17:39:47.81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8627">
            <text:p>8627</text:p>
          </table:table-cell>
          <table:table-cell office:value-type="string">
            <text:p>Success</text:p>
          </table:table-cell>
          <table:table-cell office:value-type="float" office:value="54862">
            <text:p>54862</text:p>
          </table:table-cell>
          <table:table-cell table:number-columns-repeated="1017"/>
        </table:table-row>
        <table:table-row table:style-name="ro1">
          <table:table-cell office:value-type="float" office:value="1398">
            <text:p>1398</text:p>
          </table:table-cell>
          <table:table-cell office:value-type="time" office:time-value="PT17H39M40.838S">
            <text:p>17:39:40.84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15595">
            <text:p>15595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399">
            <text:p>1399</text:p>
          </table:table-cell>
          <table:table-cell office:value-type="time" office:time-value="PT17H39M46.348S">
            <text:p>17:39:46.35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0131">
            <text:p>10131</text:p>
          </table:table-cell>
          <table:table-cell office:value-type="string">
            <text:p>Success</text:p>
          </table:table-cell>
          <table:table-cell office:value-type="float" office:value="41244">
            <text:p>41244</text:p>
          </table:table-cell>
          <table:table-cell table:number-columns-repeated="1017"/>
        </table:table-row>
        <table:table-row table:style-name="ro1">
          <table:table-cell office:value-type="float" office:value="1400">
            <text:p>1400</text:p>
          </table:table-cell>
          <table:table-cell office:value-type="time" office:time-value="PT17H39M46.317S">
            <text:p>17:39:46.32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10162">
            <text:p>10162</text:p>
          </table:table-cell>
          <table:table-cell office:value-type="string">
            <text:p>Success</text:p>
          </table:table-cell>
          <table:table-cell office:value-type="float" office:value="23334">
            <text:p>23334</text:p>
          </table:table-cell>
          <table:table-cell table:number-columns-repeated="1017"/>
        </table:table-row>
        <table:table-row table:style-name="ro1">
          <table:table-cell office:value-type="float" office:value="1401">
            <text:p>1401</text:p>
          </table:table-cell>
          <table:table-cell office:value-type="time" office:time-value="PT17H39M32.481S">
            <text:p>17:39:32.48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23998">
            <text:p>23998</text:p>
          </table:table-cell>
          <table:table-cell office:value-type="string">
            <text:p>Success</text:p>
          </table:table-cell>
          <table:table-cell office:value-type="float" office:value="76884">
            <text:p>76884</text:p>
          </table:table-cell>
          <table:table-cell table:number-columns-repeated="1017"/>
        </table:table-row>
        <table:table-row table:style-name="ro1">
          <table:table-cell office:value-type="float" office:value="1402">
            <text:p>1402</text:p>
          </table:table-cell>
          <table:table-cell office:value-type="time" office:time-value="PT17H39M43.598S">
            <text:p>17:39:43.60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12887">
            <text:p>12887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403">
            <text:p>1403</text:p>
          </table:table-cell>
          <table:table-cell office:value-type="time" office:time-value="PT17H39M39.235S">
            <text:p>17:39:39.24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7252">
            <text:p>17252</text:p>
          </table:table-cell>
          <table:table-cell office:value-type="string">
            <text:p>Success</text:p>
          </table:table-cell>
          <table:table-cell office:value-type="float" office:value="58057">
            <text:p>58057</text:p>
          </table:table-cell>
          <table:table-cell table:number-columns-repeated="1017"/>
        </table:table-row>
        <table:table-row table:style-name="ro1">
          <table:table-cell office:value-type="float" office:value="1404">
            <text:p>1404</text:p>
          </table:table-cell>
          <table:table-cell office:value-type="time" office:time-value="PT17H39M32.456S">
            <text:p>17:39:32.46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24029">
            <text:p>24029</text:p>
          </table:table-cell>
          <table:table-cell office:value-type="string">
            <text:p>Success</text:p>
          </table:table-cell>
          <table:table-cell office:value-type="float" office:value="54862">
            <text:p>54862</text:p>
          </table:table-cell>
          <table:table-cell table:number-columns-repeated="1017"/>
        </table:table-row>
        <table:table-row table:style-name="ro1">
          <table:table-cell office:value-type="float" office:value="1405">
            <text:p>1405</text:p>
          </table:table-cell>
          <table:table-cell office:value-type="time" office:time-value="PT17H39M43.632S">
            <text:p>17:39:43.63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12860">
            <text:p>12860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406">
            <text:p>1406</text:p>
          </table:table-cell>
          <table:table-cell office:value-type="time" office:time-value="PT17H39M56.435S">
            <text:p>17:39:56.44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07">
            <text:p>1407</text:p>
          </table:table-cell>
          <table:table-cell office:value-type="time" office:time-value="PT17H39M43.686S">
            <text:p>17:39:43.69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12816">
            <text:p>12816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1408">
            <text:p>1408</text:p>
          </table:table-cell>
          <table:table-cell office:value-type="time" office:time-value="PT17H39M56.485S">
            <text:p>17:39:56.49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377">
            <text:p>377</text:p>
          </table:table-cell>
          <table:table-cell table:number-columns-repeated="1017"/>
        </table:table-row>
        <table:table-row table:style-name="ro1">
          <table:table-cell office:value-type="float" office:value="1409">
            <text:p>1409</text:p>
          </table:table-cell>
          <table:table-cell office:value-type="time" office:time-value="PT17H39M56.482S">
            <text:p>17:39:56.48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10">
            <text:p>1410</text:p>
          </table:table-cell>
          <table:table-cell office:value-type="time" office:time-value="PT17H39M56.496S">
            <text:p>17:39:56.50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11">
            <text:p>1411</text:p>
          </table:table-cell>
          <table:table-cell office:value-type="time" office:time-value="PT17H39M56.542S">
            <text:p>17:39:56.54</text:p>
          </table:table-cell>
          <table:table-cell office:value-type="string">
            <text:p>TC0001_PlannerA 1-27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12">
            <text:p>1412</text:p>
          </table:table-cell>
          <table:table-cell office:value-type="time" office:time-value="PT17H39M40.74S">
            <text:p>17:39:40.74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6606">
            <text:p>16606</text:p>
          </table:table-cell>
          <table:table-cell office:value-type="string">
            <text:p>Success</text:p>
          </table:table-cell>
          <table:table-cell office:value-type="float" office:value="143788">
            <text:p>143788</text:p>
          </table:table-cell>
          <table:table-cell table:number-columns-repeated="1017"/>
        </table:table-row>
        <table:table-row table:style-name="ro1">
          <table:table-cell office:value-type="float" office:value="1413">
            <text:p>1413</text:p>
          </table:table-cell>
          <table:table-cell office:value-type="time" office:time-value="PT17H39M57.353S">
            <text:p>17:39:57.35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14">
            <text:p>1414</text:p>
          </table:table-cell>
          <table:table-cell office:value-type="time" office:time-value="PT17H39M57.365S">
            <text:p>17:39:57.37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15">
            <text:p>1415</text:p>
          </table:table-cell>
          <table:table-cell office:value-type="time" office:time-value="PT17H39M40.772S">
            <text:p>17:39:40.77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19572">
            <text:p>19572</text:p>
          </table:table-cell>
          <table:table-cell office:value-type="string">
            <text:p>Success</text:p>
          </table:table-cell>
          <table:table-cell office:value-type="float" office:value="141368">
            <text:p>141368</text:p>
          </table:table-cell>
          <table:table-cell table:number-columns-repeated="1017"/>
        </table:table-row>
        <table:table-row table:style-name="ro1">
          <table:table-cell office:value-type="float" office:value="1416">
            <text:p>1416</text:p>
          </table:table-cell>
          <table:table-cell office:value-type="time" office:time-value="PT17H40M00.351S">
            <text:p>17:40:00.35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429">
            <text:p>429</text:p>
          </table:table-cell>
          <table:table-cell table:number-columns-repeated="1017"/>
        </table:table-row>
        <table:table-row table:style-name="ro1">
          <table:table-cell office:value-type="float" office:value="1417">
            <text:p>1417</text:p>
          </table:table-cell>
          <table:table-cell office:value-type="time" office:time-value="PT17H39M33.166S">
            <text:p>17:39:33.17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7514">
            <text:p>27514</text:p>
          </table:table-cell>
          <table:table-cell office:value-type="string">
            <text:p>Success</text:p>
          </table:table-cell>
          <table:table-cell office:value-type="float" office:value="58061">
            <text:p>58061</text:p>
          </table:table-cell>
          <table:table-cell table:number-columns-repeated="1017"/>
        </table:table-row>
        <table:table-row table:style-name="ro1">
          <table:table-cell office:value-type="float" office:value="1418">
            <text:p>1418</text:p>
          </table:table-cell>
          <table:table-cell office:value-type="time" office:time-value="PT17H39M50.866S">
            <text:p>17:39:50.87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9859">
            <text:p>9859</text:p>
          </table:table-cell>
          <table:table-cell office:value-type="string">
            <text:p>Success</text:p>
          </table:table-cell>
          <table:table-cell office:value-type="float" office:value="37822">
            <text:p>37822</text:p>
          </table:table-cell>
          <table:table-cell table:number-columns-repeated="1017"/>
        </table:table-row>
        <table:table-row table:style-name="ro1">
          <table:table-cell office:value-type="float" office:value="1419">
            <text:p>1419</text:p>
          </table:table-cell>
          <table:table-cell office:value-type="time" office:time-value="PT17H39M50.681S">
            <text:p>17:39:50.68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10046">
            <text:p>10046</text:p>
          </table:table-cell>
          <table:table-cell office:value-type="string">
            <text:p>Success</text:p>
          </table:table-cell>
          <table:table-cell office:value-type="float" office:value="37822">
            <text:p>37822</text:p>
          </table:table-cell>
          <table:table-cell table:number-columns-repeated="1017"/>
        </table:table-row>
        <table:table-row table:style-name="ro1">
          <table:table-cell office:value-type="float" office:value="1420">
            <text:p>1420</text:p>
          </table:table-cell>
          <table:table-cell office:value-type="time" office:time-value="PT17H39M50.855S">
            <text:p>17:39:50.86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9874">
            <text:p>9874</text:p>
          </table:table-cell>
          <table:table-cell office:value-type="string">
            <text:p>Success</text:p>
          </table:table-cell>
          <table:table-cell office:value-type="float" office:value="31222">
            <text:p>31222</text:p>
          </table:table-cell>
          <table:table-cell table:number-columns-repeated="1017"/>
        </table:table-row>
        <table:table-row table:style-name="ro1">
          <table:table-cell office:value-type="float" office:value="1421">
            <text:p>1421</text:p>
          </table:table-cell>
          <table:table-cell office:value-type="time" office:time-value="PT17H40M00.727S">
            <text:p>17:40:00.73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22">
            <text:p>1422</text:p>
          </table:table-cell>
          <table:table-cell office:value-type="time" office:time-value="PT17H40M00.729S">
            <text:p>17:40:00.73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23">
            <text:p>1423</text:p>
          </table:table-cell>
          <table:table-cell office:value-type="time" office:time-value="PT17H40M00.731S">
            <text:p>17:40:00.73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24">
            <text:p>1424</text:p>
          </table:table-cell>
          <table:table-cell office:value-type="time" office:time-value="PT17H40M00.744S">
            <text:p>17:40:00.74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25">
            <text:p>1425</text:p>
          </table:table-cell>
          <table:table-cell office:value-type="time" office:time-value="PT17H40M00.743S">
            <text:p>17:40:00.74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26">
            <text:p>1426</text:p>
          </table:table-cell>
          <table:table-cell office:value-type="time" office:time-value="PT17H39M51.838S">
            <text:p>17:39:51.84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8973">
            <text:p>8973</text:p>
          </table:table-cell>
          <table:table-cell office:value-type="string">
            <text:p>Success</text:p>
          </table:table-cell>
          <table:table-cell office:value-type="float" office:value="31222">
            <text:p>31222</text:p>
          </table:table-cell>
          <table:table-cell table:number-columns-repeated="1017"/>
        </table:table-row>
        <table:table-row table:style-name="ro1">
          <table:table-cell office:value-type="float" office:value="1427">
            <text:p>1427</text:p>
          </table:table-cell>
          <table:table-cell office:value-type="time" office:time-value="PT17H40M00.757S">
            <text:p>17:40:00.76</text:p>
          </table:table-cell>
          <table:table-cell office:value-type="string">
            <text:p>TC0003_PlannerC 3-9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28">
            <text:p>1428</text:p>
          </table:table-cell>
          <table:table-cell office:value-type="time" office:time-value="PT17H40M00.813S">
            <text:p>17:40:00.81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29">
            <text:p>1429</text:p>
          </table:table-cell>
          <table:table-cell office:value-type="time" office:time-value="PT17H40M00.8S">
            <text:p>17:40:00.80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30">
            <text:p>1430</text:p>
          </table:table-cell>
          <table:table-cell office:value-type="time" office:time-value="PT17H40M00.783S">
            <text:p>17:40:00.78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31">
            <text:p>1431</text:p>
          </table:table-cell>
          <table:table-cell office:value-type="time" office:time-value="PT17H40M00.823S">
            <text:p>17:40:00.82</text:p>
          </table:table-cell>
          <table:table-cell office:value-type="string">
            <text:p>TC0003_PlannerC 3-9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32">
            <text:p>1432</text:p>
          </table:table-cell>
          <table:table-cell office:value-type="time" office:time-value="PT17H40M00.831S">
            <text:p>17:40:00.83</text:p>
          </table:table-cell>
          <table:table-cell office:value-type="string">
            <text:p>TC0003_PlannerC 3-25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33">
            <text:p>1433</text:p>
          </table:table-cell>
          <table:table-cell office:value-type="time" office:time-value="PT17H39M57.379S">
            <text:p>17:39:57.38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3495">
            <text:p>3495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434">
            <text:p>1434</text:p>
          </table:table-cell>
          <table:table-cell office:value-type="time" office:time-value="PT17H39M50.853S">
            <text:p>17:39:50.85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10022">
            <text:p>10022</text:p>
          </table:table-cell>
          <table:table-cell office:value-type="string">
            <text:p>Success</text:p>
          </table:table-cell>
          <table:table-cell office:value-type="float" office:value="31802">
            <text:p>31802</text:p>
          </table:table-cell>
          <table:table-cell table:number-columns-repeated="1017"/>
        </table:table-row>
        <table:table-row table:style-name="ro1">
          <table:table-cell office:value-type="float" office:value="1435">
            <text:p>1435</text:p>
          </table:table-cell>
          <table:table-cell office:value-type="time" office:time-value="PT17H40M00.877S">
            <text:p>17:40:00.88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36">
            <text:p>1436</text:p>
          </table:table-cell>
          <table:table-cell office:value-type="time" office:time-value="PT17H40M00.876S">
            <text:p>17:40:00.88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755">
            <text:p>755</text:p>
          </table:table-cell>
          <table:table-cell table:number-columns-repeated="1017"/>
        </table:table-row>
        <table:table-row table:style-name="ro1">
          <table:table-cell office:value-type="float" office:value="1437">
            <text:p>1437</text:p>
          </table:table-cell>
          <table:table-cell office:value-type="time" office:time-value="PT17H40M00.86S">
            <text:p>17:40:00.86</text:p>
          </table:table-cell>
          <table:table-cell office:value-type="string">
            <text:p>TC0003_PlannerC 3-6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38">
            <text:p>1438</text:p>
          </table:table-cell>
          <table:table-cell office:value-type="time" office:time-value="PT17H40M00.874S">
            <text:p>17:40:00.87</text:p>
          </table:table-cell>
          <table:table-cell office:value-type="string">
            <text:p>TC0003_PlannerC 3-25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39">
            <text:p>1439</text:p>
          </table:table-cell>
          <table:table-cell office:value-type="time" office:time-value="PT17H40M00.866S">
            <text:p>17:40:00.87</text:p>
          </table:table-cell>
          <table:table-cell office:value-type="string">
            <text:p>TC0003_PlannerC 3-26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40">
            <text:p>1440</text:p>
          </table:table-cell>
          <table:table-cell office:value-type="time" office:time-value="PT17H40M00.936S">
            <text:p>17:40:00.94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441">
            <text:p>1441</text:p>
          </table:table-cell>
          <table:table-cell office:value-type="time" office:time-value="PT17H40M00.938S">
            <text:p>17:40:00.94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442">
            <text:p>1442</text:p>
          </table:table-cell>
          <table:table-cell office:value-type="time" office:time-value="PT17H40M00.923S">
            <text:p>17:40:00.92</text:p>
          </table:table-cell>
          <table:table-cell office:value-type="string">
            <text:p>TC0003_PlannerC 3-23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43">
            <text:p>1443</text:p>
          </table:table-cell>
          <table:table-cell office:value-type="time" office:time-value="PT17H40M00.967S">
            <text:p>17:40:00.97</text:p>
          </table:table-cell>
          <table:table-cell office:value-type="string">
            <text:p>TC0003_PlannerC 3-23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44">
            <text:p>1444</text:p>
          </table:table-cell>
          <table:table-cell office:value-type="time" office:time-value="PT17H39M40.03S">
            <text:p>17:39:40.03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21303">
            <text:p>21303</text:p>
          </table:table-cell>
          <table:table-cell office:value-type="string">
            <text:p>Success</text:p>
          </table:table-cell>
          <table:table-cell office:value-type="float" office:value="139746">
            <text:p>139746</text:p>
          </table:table-cell>
          <table:table-cell table:number-columns-repeated="1017"/>
        </table:table-row>
        <table:table-row table:style-name="ro1">
          <table:table-cell office:value-type="float" office:value="1445">
            <text:p>1445</text:p>
          </table:table-cell>
          <table:table-cell office:value-type="time" office:time-value="PT17H39M46.587S">
            <text:p>17:39:46.59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4876">
            <text:p>14876</text:p>
          </table:table-cell>
          <table:table-cell office:value-type="string">
            <text:p>Success</text:p>
          </table:table-cell>
          <table:table-cell office:value-type="float" office:value="116768">
            <text:p>116768</text:p>
          </table:table-cell>
          <table:table-cell table:number-columns-repeated="1017"/>
        </table:table-row>
        <table:table-row table:style-name="ro1">
          <table:table-cell office:value-type="float" office:value="1446">
            <text:p>1446</text:p>
          </table:table-cell>
          <table:table-cell office:value-type="time" office:time-value="PT17H39M43.616S">
            <text:p>17:39:43.62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18843">
            <text:p>18843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447">
            <text:p>1447</text:p>
          </table:table-cell>
          <table:table-cell office:value-type="time" office:time-value="PT17H40M00.937S">
            <text:p>17:40:00.94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1531">
            <text:p>1531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448">
            <text:p>1448</text:p>
          </table:table-cell>
          <table:table-cell office:value-type="time" office:time-value="PT17H39M43.687S">
            <text:p>17:39:43.69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18788">
            <text:p>18788</text:p>
          </table:table-cell>
          <table:table-cell office:value-type="string">
            <text:p>Success</text:p>
          </table:table-cell>
          <table:table-cell office:value-type="float" office:value="19022">
            <text:p>19022</text:p>
          </table:table-cell>
          <table:table-cell table:number-columns-repeated="1017"/>
        </table:table-row>
        <table:table-row table:style-name="ro1">
          <table:table-cell office:value-type="float" office:value="1449">
            <text:p>1449</text:p>
          </table:table-cell>
          <table:table-cell office:value-type="time" office:time-value="PT17H39M49.565S">
            <text:p>17:39:49.57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12914">
            <text:p>12914</text:p>
          </table:table-cell>
          <table:table-cell office:value-type="string">
            <text:p>Success</text:p>
          </table:table-cell>
          <table:table-cell office:value-type="float" office:value="31851">
            <text:p>31851</text:p>
          </table:table-cell>
          <table:table-cell table:number-columns-repeated="1017"/>
        </table:table-row>
        <table:table-row table:style-name="ro1">
          <table:table-cell office:value-type="float" office:value="1450">
            <text:p>1450</text:p>
          </table:table-cell>
          <table:table-cell office:value-type="time" office:time-value="PT17H39M44.152S">
            <text:p>17:39:44.15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8330">
            <text:p>18330</text:p>
          </table:table-cell>
          <table:table-cell office:value-type="string">
            <text:p>Success</text:p>
          </table:table-cell>
          <table:table-cell office:value-type="float" office:value="77616">
            <text:p>77616</text:p>
          </table:table-cell>
          <table:table-cell table:number-columns-repeated="1017"/>
        </table:table-row>
        <table:table-row table:style-name="ro1">
          <table:table-cell office:value-type="float" office:value="1451">
            <text:p>1451</text:p>
          </table:table-cell>
          <table:table-cell office:value-type="time" office:time-value="PT17H39M33.356S">
            <text:p>17:39:33.36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9134">
            <text:p>29134</text:p>
          </table:table-cell>
          <table:table-cell office:value-type="string">
            <text:p>Success</text:p>
          </table:table-cell>
          <table:table-cell office:value-type="float" office:value="58056">
            <text:p>58056</text:p>
          </table:table-cell>
          <table:table-cell table:number-columns-repeated="1017"/>
        </table:table-row>
        <table:table-row table:style-name="ro1">
          <table:table-cell office:value-type="float" office:value="1452">
            <text:p>1452</text:p>
          </table:table-cell>
          <table:table-cell office:value-type="time" office:time-value="PT17H39M32.255S">
            <text:p>17:39:32.26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30239">
            <text:p>30239</text:p>
          </table:table-cell>
          <table:table-cell office:value-type="string">
            <text:p>Success</text:p>
          </table:table-cell>
          <table:table-cell office:value-type="float" office:value="67813">
            <text:p>67813</text:p>
          </table:table-cell>
          <table:table-cell table:number-columns-repeated="1017"/>
        </table:table-row>
        <table:table-row table:style-name="ro1">
          <table:table-cell office:value-type="float" office:value="1453">
            <text:p>1453</text:p>
          </table:table-cell>
          <table:table-cell office:value-type="time" office:time-value="PT17H39M40.665S">
            <text:p>17:39:40.67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21841">
            <text:p>21841</text:p>
          </table:table-cell>
          <table:table-cell office:value-type="string">
            <text:p>Success</text:p>
          </table:table-cell>
          <table:table-cell office:value-type="float" office:value="59923">
            <text:p>59923</text:p>
          </table:table-cell>
          <table:table-cell table:number-columns-repeated="1017"/>
        </table:table-row>
        <table:table-row table:style-name="ro1">
          <table:table-cell office:value-type="float" office:value="1454">
            <text:p>1454</text:p>
          </table:table-cell>
          <table:table-cell office:value-type="time" office:time-value="PT17H39M44.135S">
            <text:p>17:39:44.14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8378">
            <text:p>18378</text:p>
          </table:table-cell>
          <table:table-cell office:value-type="string">
            <text:p>Success</text:p>
          </table:table-cell>
          <table:table-cell office:value-type="float" office:value="23379">
            <text:p>23379</text:p>
          </table:table-cell>
          <table:table-cell table:number-columns-repeated="1017"/>
        </table:table-row>
        <table:table-row table:style-name="ro1">
          <table:table-cell office:value-type="float" office:value="1455">
            <text:p>1455</text:p>
          </table:table-cell>
          <table:table-cell office:value-type="time" office:time-value="PT17H39M50.823S">
            <text:p>17:39:50.82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1699">
            <text:p>11699</text:p>
          </table:table-cell>
          <table:table-cell office:value-type="string">
            <text:p>Success</text:p>
          </table:table-cell>
          <table:table-cell office:value-type="float" office:value="61226">
            <text:p>61226</text:p>
          </table:table-cell>
          <table:table-cell table:number-columns-repeated="1017"/>
        </table:table-row>
        <table:table-row table:style-name="ro1">
          <table:table-cell office:value-type="float" office:value="1456">
            <text:p>1456</text:p>
          </table:table-cell>
          <table:table-cell office:value-type="time" office:time-value="PT17H39M52.343S">
            <text:p>17:39:52.34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0181">
            <text:p>10181</text:p>
          </table:table-cell>
          <table:table-cell office:value-type="string">
            <text:p>Success</text:p>
          </table:table-cell>
          <table:table-cell office:value-type="float" office:value="23334">
            <text:p>23334</text:p>
          </table:table-cell>
          <table:table-cell table:number-columns-repeated="1017"/>
        </table:table-row>
        <table:table-row table:style-name="ro1">
          <table:table-cell office:value-type="float" office:value="1457">
            <text:p>1457</text:p>
          </table:table-cell>
          <table:table-cell office:value-type="time" office:time-value="PT17H40M02.496S">
            <text:p>17:40:02.50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58">
            <text:p>1458</text:p>
          </table:table-cell>
          <table:table-cell office:value-type="time" office:time-value="PT17H40M02.483S">
            <text:p>17:40:02.48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419">
            <text:p>419</text:p>
          </table:table-cell>
          <table:table-cell table:number-columns-repeated="1017"/>
        </table:table-row>
        <table:table-row table:style-name="ro1">
          <table:table-cell office:value-type="float" office:value="1459">
            <text:p>1459</text:p>
          </table:table-cell>
          <table:table-cell office:value-type="time" office:time-value="PT17H39M52.421S">
            <text:p>17:39:52.42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10312">
            <text:p>10312</text:p>
          </table:table-cell>
          <table:table-cell office:value-type="string">
            <text:p>Success</text:p>
          </table:table-cell>
          <table:table-cell office:value-type="float" office:value="94765">
            <text:p>94765</text:p>
          </table:table-cell>
          <table:table-cell table:number-columns-repeated="1017"/>
        </table:table-row>
        <table:table-row table:style-name="ro1">
          <table:table-cell office:value-type="float" office:value="1460">
            <text:p>1460</text:p>
          </table:table-cell>
          <table:table-cell office:value-type="time" office:time-value="PT17H39M46.564S">
            <text:p>17:39:46.56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16185">
            <text:p>16185</text:p>
          </table:table-cell>
          <table:table-cell office:value-type="string">
            <text:p>Success</text:p>
          </table:table-cell>
          <table:table-cell office:value-type="float" office:value="116271">
            <text:p>116271</text:p>
          </table:table-cell>
          <table:table-cell table:number-columns-repeated="1017"/>
        </table:table-row>
        <table:table-row table:style-name="ro1">
          <table:table-cell office:value-type="float" office:value="1461">
            <text:p>1461</text:p>
          </table:table-cell>
          <table:table-cell office:value-type="time" office:time-value="PT17H39M52.393S">
            <text:p>17:39:52.39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0386">
            <text:p>10386</text:p>
          </table:table-cell>
          <table:table-cell office:value-type="string">
            <text:p>Success</text:p>
          </table:table-cell>
          <table:table-cell office:value-type="float" office:value="94967">
            <text:p>94967</text:p>
          </table:table-cell>
          <table:table-cell table:number-columns-repeated="1017"/>
        </table:table-row>
        <table:table-row table:style-name="ro1">
          <table:table-cell office:value-type="float" office:value="1462">
            <text:p>1462</text:p>
          </table:table-cell>
          <table:table-cell office:value-type="time" office:time-value="PT17H39M52.382S">
            <text:p>17:39:52.38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10399">
            <text:p>10399</text:p>
          </table:table-cell>
          <table:table-cell office:value-type="string">
            <text:p>Success</text:p>
          </table:table-cell>
          <table:table-cell office:value-type="float" office:value="94867">
            <text:p>94867</text:p>
          </table:table-cell>
          <table:table-cell table:number-columns-repeated="1017"/>
        </table:table-row>
        <table:table-row table:style-name="ro1">
          <table:table-cell office:value-type="float" office:value="1463">
            <text:p>1463</text:p>
          </table:table-cell>
          <table:table-cell office:value-type="time" office:time-value="PT17H39M56.519S">
            <text:p>17:39:56.52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6299">
            <text:p>6299</text:p>
          </table:table-cell>
          <table:table-cell office:value-type="string">
            <text:p>Success</text:p>
          </table:table-cell>
          <table:table-cell office:value-type="float" office:value="87711">
            <text:p>87711</text:p>
          </table:table-cell>
          <table:table-cell table:number-columns-repeated="1017"/>
        </table:table-row>
        <table:table-row table:style-name="ro1">
          <table:table-cell office:value-type="float" office:value="1464">
            <text:p>1464</text:p>
          </table:table-cell>
          <table:table-cell office:value-type="time" office:time-value="PT17H40M02.782S">
            <text:p>17:40:02.78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65">
            <text:p>1465</text:p>
          </table:table-cell>
          <table:table-cell office:value-type="time" office:time-value="PT17H39M56.494S">
            <text:p>17:39:56.49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6331">
            <text:p>6331</text:p>
          </table:table-cell>
          <table:table-cell office:value-type="string">
            <text:p>Success</text:p>
          </table:table-cell>
          <table:table-cell office:value-type="float" office:value="81646">
            <text:p>81646</text:p>
          </table:table-cell>
          <table:table-cell table:number-columns-repeated="1017"/>
        </table:table-row>
        <table:table-row table:style-name="ro1">
          <table:table-cell office:value-type="float" office:value="1466">
            <text:p>1466</text:p>
          </table:table-cell>
          <table:table-cell office:value-type="time" office:time-value="PT17H39M56.491S">
            <text:p>17:39:56.49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6341">
            <text:p>6341</text:p>
          </table:table-cell>
          <table:table-cell office:value-type="string">
            <text:p>Success</text:p>
          </table:table-cell>
          <table:table-cell office:value-type="float" office:value="80010">
            <text:p>80010</text:p>
          </table:table-cell>
          <table:table-cell table:number-columns-repeated="1017"/>
        </table:table-row>
        <table:table-row table:style-name="ro1">
          <table:table-cell office:value-type="float" office:value="1467">
            <text:p>1467</text:p>
          </table:table-cell>
          <table:table-cell office:value-type="time" office:time-value="PT17H40M02.823S">
            <text:p>17:40:02.82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68">
            <text:p>1468</text:p>
          </table:table-cell>
          <table:table-cell office:value-type="time" office:time-value="PT17H40M02.82S">
            <text:p>17:40:02.82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471">
            <text:p>471</text:p>
          </table:table-cell>
          <table:table-cell table:number-columns-repeated="1017"/>
        </table:table-row>
        <table:table-row table:style-name="ro1">
          <table:table-cell office:value-type="float" office:value="1469">
            <text:p>1469</text:p>
          </table:table-cell>
          <table:table-cell office:value-type="time" office:time-value="PT17H40M02.845S">
            <text:p>17:40:02.85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61">
            <text:p>161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470">
            <text:p>1470</text:p>
          </table:table-cell>
          <table:table-cell office:value-type="time" office:time-value="PT17H40M03.013S">
            <text:p>17:40:03.01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881">
            <text:p>881</text:p>
          </table:table-cell>
          <table:table-cell table:number-columns-repeated="1017"/>
        </table:table-row>
        <table:table-row table:style-name="ro1">
          <table:table-cell office:value-type="float" office:value="1471">
            <text:p>1471</text:p>
          </table:table-cell>
          <table:table-cell office:value-type="time" office:time-value="PT17H39M52.424S">
            <text:p>17:39:52.42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10735">
            <text:p>10735</text:p>
          </table:table-cell>
          <table:table-cell office:value-type="string">
            <text:p>Success</text:p>
          </table:table-cell>
          <table:table-cell office:value-type="float" office:value="94817">
            <text:p>94817</text:p>
          </table:table-cell>
          <table:table-cell table:number-columns-repeated="1017"/>
        </table:table-row>
        <table:table-row table:style-name="ro1">
          <table:table-cell office:value-type="float" office:value="1472">
            <text:p>1472</text:p>
          </table:table-cell>
          <table:table-cell office:value-type="time" office:time-value="PT17H40M03.168S">
            <text:p>17:40:03.17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513">
            <text:p>513</text:p>
          </table:table-cell>
          <table:table-cell table:number-columns-repeated="1017"/>
        </table:table-row>
        <table:table-row table:style-name="ro1">
          <table:table-cell office:value-type="float" office:value="1473">
            <text:p>1473</text:p>
          </table:table-cell>
          <table:table-cell office:value-type="time" office:time-value="PT17H40M02.827S">
            <text:p>17:40:02.83</text:p>
          </table:table-cell>
          <table:table-cell office:value-type="string">
            <text:p>TC0003_PlannerC 3-12</text:p>
          </table:table-cell>
          <table:table-cell office:value-type="string">
            <text:p>/channels/plan</text:p>
          </table:table-cell>
          <table:table-cell office:value-type="float" office:value="527">
            <text:p>52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74">
            <text:p>1474</text:p>
          </table:table-cell>
          <table:table-cell office:value-type="time" office:time-value="PT17H40M03.363S">
            <text:p>17:40:03.36</text:p>
          </table:table-cell>
          <table:table-cell office:value-type="string">
            <text:p>TC0003_PlannerC 3-12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75">
            <text:p>1475</text:p>
          </table:table-cell>
          <table:table-cell office:value-type="time" office:time-value="PT17H40M03.38S">
            <text:p>17:40:03.38</text:p>
          </table:table-cell>
          <table:table-cell office:value-type="string">
            <text:p>TC0003_PlannerC 3-12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76">
            <text:p>1476</text:p>
          </table:table-cell>
          <table:table-cell office:value-type="time" office:time-value="PT17H40M03.386S">
            <text:p>17:40:03.39</text:p>
          </table:table-cell>
          <table:table-cell office:value-type="string">
            <text:p>TC0003_PlannerC 3-1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77">
            <text:p>1477</text:p>
          </table:table-cell>
          <table:table-cell office:value-type="time" office:time-value="PT17H39M52.835S">
            <text:p>17:39:52.84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10580">
            <text:p>10580</text:p>
          </table:table-cell>
          <table:table-cell office:value-type="string">
            <text:p>Success</text:p>
          </table:table-cell>
          <table:table-cell office:value-type="float" office:value="94771">
            <text:p>94771</text:p>
          </table:table-cell>
          <table:table-cell table:number-columns-repeated="1017"/>
        </table:table-row>
        <table:table-row table:style-name="ro1">
          <table:table-cell office:value-type="float" office:value="1478">
            <text:p>1478</text:p>
          </table:table-cell>
          <table:table-cell office:value-type="time" office:time-value="PT17H40M02.784S">
            <text:p>17:40:02.78</text:p>
          </table:table-cell>
          <table:table-cell office:value-type="string">
            <text:p>TC0003_PlannerC 3-24</text:p>
          </table:table-cell>
          <table:table-cell office:value-type="string">
            <text:p>/channels/plan</text:p>
          </table:table-cell>
          <table:table-cell office:value-type="float" office:value="780">
            <text:p>78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479">
            <text:p>1479</text:p>
          </table:table-cell>
          <table:table-cell office:value-type="time" office:time-value="PT17H40M03.565S">
            <text:p>17:40:03.57</text:p>
          </table:table-cell>
          <table:table-cell office:value-type="string">
            <text:p>TC0003_PlannerC 3-24</text:p>
          </table:table-cell>
          <table:table-cell office:value-type="string">
            <text:p>/channels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80">
            <text:p>1480</text:p>
          </table:table-cell>
          <table:table-cell office:value-type="time" office:time-value="PT17H40M03.586S">
            <text:p>17:40:03.59</text:p>
          </table:table-cell>
          <table:table-cell office:value-type="string">
            <text:p>TC0003_PlannerC 3-24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81">
            <text:p>1481</text:p>
          </table:table-cell>
          <table:table-cell office:value-type="time" office:time-value="PT17H40M03.591S">
            <text:p>17:40:03.59</text:p>
          </table:table-cell>
          <table:table-cell office:value-type="string">
            <text:p>TC0003_PlannerC 3-24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82">
            <text:p>1482</text:p>
          </table:table-cell>
          <table:table-cell office:value-type="time" office:time-value="PT17H39M39.465S">
            <text:p>17:39:39.47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24222">
            <text:p>24222</text:p>
          </table:table-cell>
          <table:table-cell office:value-type="string">
            <text:p>Success</text:p>
          </table:table-cell>
          <table:table-cell office:value-type="float" office:value="138754">
            <text:p>138754</text:p>
          </table:table-cell>
          <table:table-cell table:number-columns-repeated="1017"/>
        </table:table-row>
        <table:table-row table:style-name="ro1">
          <table:table-cell office:value-type="float" office:value="1483">
            <text:p>1483</text:p>
          </table:table-cell>
          <table:table-cell office:value-type="time" office:time-value="PT17H39M46.316S">
            <text:p>17:39:46.32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17415">
            <text:p>17415</text:p>
          </table:table-cell>
          <table:table-cell office:value-type="string">
            <text:p>Success</text:p>
          </table:table-cell>
          <table:table-cell office:value-type="float" office:value="113904">
            <text:p>113904</text:p>
          </table:table-cell>
          <table:table-cell table:number-columns-repeated="1017"/>
        </table:table-row>
        <table:table-row table:style-name="ro1">
          <table:table-cell office:value-type="float" office:value="1484">
            <text:p>1484</text:p>
          </table:table-cell>
          <table:table-cell office:value-type="time" office:time-value="PT17H39M46.19S">
            <text:p>17:39:46.19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17732">
            <text:p>17732</text:p>
          </table:table-cell>
          <table:table-cell office:value-type="string">
            <text:p>Success</text:p>
          </table:table-cell>
          <table:table-cell office:value-type="float" office:value="115777">
            <text:p>115777</text:p>
          </table:table-cell>
          <table:table-cell table:number-columns-repeated="1017"/>
        </table:table-row>
        <table:table-row table:style-name="ro1">
          <table:table-cell office:value-type="float" office:value="1485">
            <text:p>1485</text:p>
          </table:table-cell>
          <table:table-cell office:value-type="time" office:time-value="PT17H40M03.928S">
            <text:p>17:40:03.93</text:p>
          </table:table-cell>
          <table:table-cell office:value-type="string">
            <text:p>TC0002_PlannerB 2-24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86">
            <text:p>1486</text:p>
          </table:table-cell>
          <table:table-cell office:value-type="time" office:time-value="PT17H40M03.94S">
            <text:p>17:40:03.94</text:p>
          </table:table-cell>
          <table:table-cell office:value-type="string">
            <text:p>TC0002_PlannerB 2-24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87">
            <text:p>1487</text:p>
          </table:table-cell>
          <table:table-cell office:value-type="time" office:time-value="PT17H39M52.578S">
            <text:p>17:39:52.58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1698">
            <text:p>11698</text:p>
          </table:table-cell>
          <table:table-cell office:value-type="string">
            <text:p>Success</text:p>
          </table:table-cell>
          <table:table-cell office:value-type="float" office:value="96692">
            <text:p>96692</text:p>
          </table:table-cell>
          <table:table-cell table:number-columns-repeated="1017"/>
        </table:table-row>
        <table:table-row table:style-name="ro1">
          <table:table-cell office:value-type="float" office:value="1488">
            <text:p>1488</text:p>
          </table:table-cell>
          <table:table-cell office:value-type="time" office:time-value="PT17H40M04.283S">
            <text:p>17:40:04.28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513">
            <text:p>513</text:p>
          </table:table-cell>
          <table:table-cell table:number-columns-repeated="1017"/>
        </table:table-row>
        <table:table-row table:style-name="ro1">
          <table:table-cell office:value-type="float" office:value="1489">
            <text:p>1489</text:p>
          </table:table-cell>
          <table:table-cell office:value-type="time" office:time-value="PT17H40M03.951S">
            <text:p>17:40:03.95</text:p>
          </table:table-cell>
          <table:table-cell office:value-type="string">
            <text:p>TC0002_PlannerB 2-24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426">
            <text:p>1426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490">
            <text:p>1490</text:p>
          </table:table-cell>
          <table:table-cell office:value-type="time" office:time-value="PT17H40M05.383S">
            <text:p>17:40:05.38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755">
            <text:p>755</text:p>
          </table:table-cell>
          <table:table-cell table:number-columns-repeated="1017"/>
        </table:table-row>
        <table:table-row table:style-name="ro1">
          <table:table-cell office:value-type="float" office:value="1491">
            <text:p>1491</text:p>
          </table:table-cell>
          <table:table-cell office:value-type="time" office:time-value="PT17H39M46.315S">
            <text:p>17:39:46.32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19539">
            <text:p>19539</text:p>
          </table:table-cell>
          <table:table-cell office:value-type="string">
            <text:p>Success</text:p>
          </table:table-cell>
          <table:table-cell office:value-type="float" office:value="115775">
            <text:p>115775</text:p>
          </table:table-cell>
          <table:table-cell table:number-columns-repeated="1017"/>
        </table:table-row>
        <table:table-row table:style-name="ro1">
          <table:table-cell office:value-type="float" office:value="1492">
            <text:p>1492</text:p>
          </table:table-cell>
          <table:table-cell office:value-type="time" office:time-value="PT17H39M54.179S">
            <text:p>17:39:54.18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11702">
            <text:p>11702</text:p>
          </table:table-cell>
          <table:table-cell office:value-type="string">
            <text:p>Success</text:p>
          </table:table-cell>
          <table:table-cell office:value-type="float" office:value="91073">
            <text:p>91073</text:p>
          </table:table-cell>
          <table:table-cell table:number-columns-repeated="1017"/>
        </table:table-row>
        <table:table-row table:style-name="ro1">
          <table:table-cell office:value-type="float" office:value="1493">
            <text:p>1493</text:p>
          </table:table-cell>
          <table:table-cell office:value-type="time" office:time-value="PT17H40M05.882S">
            <text:p>17:40:05.88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94">
            <text:p>1494</text:p>
          </table:table-cell>
          <table:table-cell office:value-type="time" office:time-value="PT17H40M05.893S">
            <text:p>17:40:05.89</text:p>
          </table:table-cell>
          <table:table-cell office:value-type="string">
            <text:p>TC0001_PlannerA 1-23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95">
            <text:p>1495</text:p>
          </table:table-cell>
          <table:table-cell office:value-type="time" office:time-value="PT17H40M05.906S">
            <text:p>17:40:05.91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96">
            <text:p>1496</text:p>
          </table:table-cell>
          <table:table-cell office:value-type="time" office:time-value="PT17H39M51.33S">
            <text:p>17:39:51.33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14612">
            <text:p>14612</text:p>
          </table:table-cell>
          <table:table-cell office:value-type="string">
            <text:p>Success</text:p>
          </table:table-cell>
          <table:table-cell office:value-type="float" office:value="90918">
            <text:p>90918</text:p>
          </table:table-cell>
          <table:table-cell table:number-columns-repeated="1017"/>
        </table:table-row>
        <table:table-row table:style-name="ro1">
          <table:table-cell office:value-type="float" office:value="1497">
            <text:p>1497</text:p>
          </table:table-cell>
          <table:table-cell office:value-type="time" office:time-value="PT17H40M05.922S">
            <text:p>17:40:05.92</text:p>
          </table:table-cell>
          <table:table-cell office:value-type="string">
            <text:p>TC0001_PlannerA 1-23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98">
            <text:p>1498</text:p>
          </table:table-cell>
          <table:table-cell office:value-type="time" office:time-value="PT17H39M46.432S">
            <text:p>17:39:46.43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19525">
            <text:p>19525</text:p>
          </table:table-cell>
          <table:table-cell office:value-type="string">
            <text:p>Success</text:p>
          </table:table-cell>
          <table:table-cell office:value-type="float" office:value="91164">
            <text:p>91164</text:p>
          </table:table-cell>
          <table:table-cell table:number-columns-repeated="1017"/>
        </table:table-row>
        <table:table-row table:style-name="ro1">
          <table:table-cell office:value-type="float" office:value="1499">
            <text:p>1499</text:p>
          </table:table-cell>
          <table:table-cell office:value-type="time" office:time-value="PT17H40M05.951S">
            <text:p>17:40:05.95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00">
            <text:p>1500</text:p>
          </table:table-cell>
          <table:table-cell office:value-type="time" office:time-value="PT17H40M05.959S">
            <text:p>17:40:05.96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597">
            <text:p>597</text:p>
          </table:table-cell>
          <table:table-cell table:number-columns-repeated="1017"/>
        </table:table-row>
        <table:table-row table:style-name="ro1">
          <table:table-cell office:value-type="float" office:value="1501">
            <text:p>1501</text:p>
          </table:table-cell>
          <table:table-cell office:value-type="time" office:time-value="PT17H40M05.968S">
            <text:p>17:40:05.97</text:p>
          </table:table-cell>
          <table:table-cell office:value-type="string">
            <text:p>TC0001_PlannerA 1-23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02">
            <text:p>1502</text:p>
          </table:table-cell>
          <table:table-cell office:value-type="time" office:time-value="PT17H40M05.984S">
            <text:p>17:40:05.98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03">
            <text:p>1503</text:p>
          </table:table-cell>
          <table:table-cell office:value-type="time" office:time-value="PT17H40M06.002S">
            <text:p>17:40:06.00</text:p>
          </table:table-cell>
          <table:table-cell office:value-type="string">
            <text:p>TC0001_PlannerA 1-23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04">
            <text:p>1504</text:p>
          </table:table-cell>
          <table:table-cell office:value-type="time" office:time-value="PT17H39M46.38S">
            <text:p>17:39:46.38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19773">
            <text:p>19773</text:p>
          </table:table-cell>
          <table:table-cell office:value-type="string">
            <text:p>Success</text:p>
          </table:table-cell>
          <table:table-cell office:value-type="float" office:value="119767">
            <text:p>119767</text:p>
          </table:table-cell>
          <table:table-cell table:number-columns-repeated="1017"/>
        </table:table-row>
        <table:table-row table:style-name="ro1">
          <table:table-cell office:value-type="float" office:value="1505">
            <text:p>1505</text:p>
          </table:table-cell>
          <table:table-cell office:value-type="time" office:time-value="PT17H40M06.154S">
            <text:p>17:40:06.15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639">
            <text:p>639</text:p>
          </table:table-cell>
          <table:table-cell table:number-columns-repeated="1017"/>
        </table:table-row>
        <table:table-row table:style-name="ro1">
          <table:table-cell office:value-type="float" office:value="1506">
            <text:p>1506</text:p>
          </table:table-cell>
          <table:table-cell office:value-type="time" office:time-value="PT17H39M46.281S">
            <text:p>17:39:46.28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20079">
            <text:p>20079</text:p>
          </table:table-cell>
          <table:table-cell office:value-type="string">
            <text:p>Success</text:p>
          </table:table-cell>
          <table:table-cell office:value-type="float" office:value="115566">
            <text:p>115566</text:p>
          </table:table-cell>
          <table:table-cell table:number-columns-repeated="1017"/>
        </table:table-row>
        <table:table-row table:style-name="ro1">
          <table:table-cell office:value-type="float" office:value="1507">
            <text:p>1507</text:p>
          </table:table-cell>
          <table:table-cell office:value-type="time" office:time-value="PT17H39M54.162S">
            <text:p>17:39:54.16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12305">
            <text:p>12305</text:p>
          </table:table-cell>
          <table:table-cell office:value-type="string">
            <text:p>Success</text:p>
          </table:table-cell>
          <table:table-cell office:value-type="float" office:value="90825">
            <text:p>90825</text:p>
          </table:table-cell>
          <table:table-cell table:number-columns-repeated="1017"/>
        </table:table-row>
        <table:table-row table:style-name="ro1">
          <table:table-cell office:value-type="float" office:value="1508">
            <text:p>1508</text:p>
          </table:table-cell>
          <table:table-cell office:value-type="time" office:time-value="PT17H40M06.474S">
            <text:p>17:40:06.47</text:p>
          </table:table-cell>
          <table:table-cell office:value-type="string">
            <text:p>TC0002_PlannerB 2-30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509">
            <text:p>1509</text:p>
          </table:table-cell>
          <table:table-cell office:value-type="time" office:time-value="PT17H40M06.484S">
            <text:p>17:40:06.48</text:p>
          </table:table-cell>
          <table:table-cell office:value-type="string">
            <text:p>TC0002_PlannerB 2-30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510">
            <text:p>1510</text:p>
          </table:table-cell>
          <table:table-cell office:value-type="time" office:time-value="PT17H40M06.495S">
            <text:p>17:40:06.50</text:p>
          </table:table-cell>
          <table:table-cell office:value-type="string">
            <text:p>TC0002_PlannerB 2-30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511">
            <text:p>1511</text:p>
          </table:table-cell>
          <table:table-cell office:value-type="time" office:time-value="PT17H40M06.512S">
            <text:p>17:40:06.51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881">
            <text:p>881</text:p>
          </table:table-cell>
          <table:table-cell table:number-columns-repeated="1017"/>
        </table:table-row>
        <table:table-row table:style-name="ro1">
          <table:table-cell office:value-type="float" office:value="1512">
            <text:p>1512</text:p>
          </table:table-cell>
          <table:table-cell office:value-type="time" office:time-value="PT17H39M56.435S">
            <text:p>17:39:56.44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10304">
            <text:p>10304</text:p>
          </table:table-cell>
          <table:table-cell office:value-type="string">
            <text:p>Success</text:p>
          </table:table-cell>
          <table:table-cell office:value-type="float" office:value="66282">
            <text:p>66282</text:p>
          </table:table-cell>
          <table:table-cell table:number-columns-repeated="1017"/>
        </table:table-row>
        <table:table-row table:style-name="ro1">
          <table:table-cell office:value-type="float" office:value="1513">
            <text:p>1513</text:p>
          </table:table-cell>
          <table:table-cell office:value-type="time" office:time-value="PT17H40M00.932S">
            <text:p>17:40:00.93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5811">
            <text:p>5811</text:p>
          </table:table-cell>
          <table:table-cell office:value-type="string">
            <text:p>Success</text:p>
          </table:table-cell>
          <table:table-cell office:value-type="float" office:value="68252">
            <text:p>68252</text:p>
          </table:table-cell>
          <table:table-cell table:number-columns-repeated="1017"/>
        </table:table-row>
        <table:table-row table:style-name="ro1">
          <table:table-cell office:value-type="float" office:value="1514">
            <text:p>1514</text:p>
          </table:table-cell>
          <table:table-cell office:value-type="time" office:time-value="PT17H40M06.367S">
            <text:p>17:40:06.37</text:p>
          </table:table-cell>
          <table:table-cell office:value-type="string">
            <text:p>TC0003_PlannerC 3-18</text:p>
          </table:table-cell>
          <table:table-cell office:value-type="string">
            <text:p>/channels/plan</text:p>
          </table:table-cell>
          <table:table-cell office:value-type="float" office:value="398">
            <text:p>39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15">
            <text:p>1515</text:p>
          </table:table-cell>
          <table:table-cell office:value-type="time" office:time-value="PT17H39M56.489S">
            <text:p>17:39:56.49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10282">
            <text:p>10282</text:p>
          </table:table-cell>
          <table:table-cell office:value-type="string">
            <text:p>Success</text:p>
          </table:table-cell>
          <table:table-cell office:value-type="float" office:value="68256">
            <text:p>68256</text:p>
          </table:table-cell>
          <table:table-cell table:number-columns-repeated="1017"/>
        </table:table-row>
        <table:table-row table:style-name="ro1">
          <table:table-cell office:value-type="float" office:value="1516">
            <text:p>1516</text:p>
          </table:table-cell>
          <table:table-cell office:value-type="time" office:time-value="PT17H40M06.766S">
            <text:p>17:40:06.77</text:p>
          </table:table-cell>
          <table:table-cell office:value-type="string">
            <text:p>TC0003_PlannerC 3-18</text:p>
          </table:table-cell>
          <table:table-cell office:value-type="string">
            <text:p>/channels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17">
            <text:p>1517</text:p>
          </table:table-cell>
          <table:table-cell office:value-type="time" office:time-value="PT17H40M06.778S">
            <text:p>17:40:06.78</text:p>
          </table:table-cell>
          <table:table-cell office:value-type="string">
            <text:p>TC0003_PlannerC 3-18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18">
            <text:p>1518</text:p>
          </table:table-cell>
          <table:table-cell office:value-type="time" office:time-value="PT17H40M06.782S">
            <text:p>17:40:06.78</text:p>
          </table:table-cell>
          <table:table-cell office:value-type="string">
            <text:p>TC0003_PlannerC 3-18</text:p>
          </table:table-cell>
          <table:table-cell office:value-type="string">
            <text:p>/channels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19">
            <text:p>1519</text:p>
          </table:table-cell>
          <table:table-cell office:value-type="time" office:time-value="PT17H39M46.36S">
            <text:p>17:39:46.36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20657">
            <text:p>20657</text:p>
          </table:table-cell>
          <table:table-cell office:value-type="string">
            <text:p>Success</text:p>
          </table:table-cell>
          <table:table-cell office:value-type="float" office:value="122848">
            <text:p>122848</text:p>
          </table:table-cell>
          <table:table-cell table:number-columns-repeated="1017"/>
        </table:table-row>
        <table:table-row table:style-name="ro1">
          <table:table-cell office:value-type="float" office:value="1520">
            <text:p>1520</text:p>
          </table:table-cell>
          <table:table-cell office:value-type="time" office:time-value="PT17H40M07.023S">
            <text:p>17:40:07.02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521">
            <text:p>1521</text:p>
          </table:table-cell>
          <table:table-cell office:value-type="time" office:time-value="PT17H40M06.773S">
            <text:p>17:40:06.77</text:p>
          </table:table-cell>
          <table:table-cell office:value-type="string">
            <text:p>TC0003_PlannerC 3-5</text:p>
          </table:table-cell>
          <table:table-cell office:value-type="string">
            <text:p>/channels/plan</text:p>
          </table:table-cell>
          <table:table-cell office:value-type="float" office:value="320">
            <text:p>32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22">
            <text:p>1522</text:p>
          </table:table-cell>
          <table:table-cell office:value-type="time" office:time-value="PT17H40M02.559S">
            <text:p>17:40:02.56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4542">
            <text:p>4542</text:p>
          </table:table-cell>
          <table:table-cell office:value-type="string">
            <text:p>Success</text:p>
          </table:table-cell>
          <table:table-cell office:value-type="float" office:value="66560">
            <text:p>66560</text:p>
          </table:table-cell>
          <table:table-cell table:number-columns-repeated="1017"/>
        </table:table-row>
        <table:table-row table:style-name="ro1">
          <table:table-cell office:value-type="float" office:value="1523">
            <text:p>1523</text:p>
          </table:table-cell>
          <table:table-cell office:value-type="time" office:time-value="PT17H40M07.1S">
            <text:p>17:40:07.10</text:p>
          </table:table-cell>
          <table:table-cell office:value-type="string">
            <text:p>TC0003_PlannerC 3-5</text:p>
          </table:table-cell>
          <table:table-cell office:value-type="string">
            <text:p>/channels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24">
            <text:p>1524</text:p>
          </table:table-cell>
          <table:table-cell office:value-type="time" office:time-value="PT17H40M07.111S">
            <text:p>17:40:07.11</text:p>
          </table:table-cell>
          <table:table-cell office:value-type="string">
            <text:p>TC0003_PlannerC 3-5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25">
            <text:p>1525</text:p>
          </table:table-cell>
          <table:table-cell office:value-type="time" office:time-value="PT17H40M07.116S">
            <text:p>17:40:07.12</text:p>
          </table:table-cell>
          <table:table-cell office:value-type="string">
            <text:p>TC0003_PlannerC 3-5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26">
            <text:p>1526</text:p>
          </table:table-cell>
          <table:table-cell office:value-type="time" office:time-value="PT17H40M07.105S">
            <text:p>17:40:07.11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81">
            <text:p>681</text:p>
          </table:table-cell>
          <table:table-cell table:number-columns-repeated="1017"/>
        </table:table-row>
        <table:table-row table:style-name="ro1">
          <table:table-cell office:value-type="float" office:value="1527">
            <text:p>1527</text:p>
          </table:table-cell>
          <table:table-cell office:value-type="time" office:time-value="PT17H40M06.74S">
            <text:p>17:40:06.74</text:p>
          </table:table-cell>
          <table:table-cell office:value-type="string">
            <text:p>TC0003_PlannerC 3-13</text:p>
          </table:table-cell>
          <table:table-cell office:value-type="string">
            <text:p>/channels/plan</text:p>
          </table:table-cell>
          <table:table-cell office:value-type="float" office:value="664">
            <text:p>66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28">
            <text:p>1528</text:p>
          </table:table-cell>
          <table:table-cell office:value-type="time" office:time-value="PT17H40M07.41S">
            <text:p>17:40:07.41</text:p>
          </table:table-cell>
          <table:table-cell office:value-type="string">
            <text:p>TC0003_PlannerC 3-13</text:p>
          </table:table-cell>
          <table:table-cell office:value-type="string">
            <text:p>/channels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29">
            <text:p>1529</text:p>
          </table:table-cell>
          <table:table-cell office:value-type="time" office:time-value="PT17H40M07.428S">
            <text:p>17:40:07.43</text:p>
          </table:table-cell>
          <table:table-cell office:value-type="string">
            <text:p>TC0003_PlannerC 3-13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30">
            <text:p>1530</text:p>
          </table:table-cell>
          <table:table-cell office:value-type="time" office:time-value="PT17H40M07.433S">
            <text:p>17:40:07.43</text:p>
          </table:table-cell>
          <table:table-cell office:value-type="string">
            <text:p>TC0003_PlannerC 3-13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31">
            <text:p>1531</text:p>
          </table:table-cell>
          <table:table-cell office:value-type="time" office:time-value="PT17H39M51.259S">
            <text:p>17:39:51.26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6312">
            <text:p>16312</text:p>
          </table:table-cell>
          <table:table-cell office:value-type="string">
            <text:p>Success</text:p>
          </table:table-cell>
          <table:table-cell office:value-type="float" office:value="91057">
            <text:p>91057</text:p>
          </table:table-cell>
          <table:table-cell table:number-columns-repeated="1017"/>
        </table:table-row>
        <table:table-row table:style-name="ro1">
          <table:table-cell office:value-type="float" office:value="1532">
            <text:p>1532</text:p>
          </table:table-cell>
          <table:table-cell office:value-type="time" office:time-value="PT17H39M40.68S">
            <text:p>17:39:40.68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26960">
            <text:p>26960</text:p>
          </table:table-cell>
          <table:table-cell office:value-type="string">
            <text:p>Success</text:p>
          </table:table-cell>
          <table:table-cell office:value-type="float" office:value="143488">
            <text:p>143488</text:p>
          </table:table-cell>
          <table:table-cell table:number-columns-repeated="1017"/>
        </table:table-row>
        <table:table-row table:style-name="ro1">
          <table:table-cell office:value-type="float" office:value="1533">
            <text:p>1533</text:p>
          </table:table-cell>
          <table:table-cell office:value-type="time" office:time-value="PT17H40M07.641S">
            <text:p>17:40:07.64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34">
            <text:p>1534</text:p>
          </table:table-cell>
          <table:table-cell office:value-type="time" office:time-value="PT17H40M07.656S">
            <text:p>17:40:07.66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35">
            <text:p>1535</text:p>
          </table:table-cell>
          <table:table-cell office:value-type="time" office:time-value="PT17H40M07.68S">
            <text:p>17:40:07.68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36">
            <text:p>1536</text:p>
          </table:table-cell>
          <table:table-cell office:value-type="time" office:time-value="PT17H40M07.696S">
            <text:p>17:40:07.70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37">
            <text:p>1537</text:p>
          </table:table-cell>
          <table:table-cell office:value-type="time" office:time-value="PT17H39M56.413S">
            <text:p>17:39:56.41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11477">
            <text:p>11477</text:p>
          </table:table-cell>
          <table:table-cell office:value-type="string">
            <text:p>Success</text:p>
          </table:table-cell>
          <table:table-cell office:value-type="float" office:value="89075">
            <text:p>89075</text:p>
          </table:table-cell>
          <table:table-cell table:number-columns-repeated="1017"/>
        </table:table-row>
        <table:table-row table:style-name="ro1">
          <table:table-cell office:value-type="float" office:value="1538">
            <text:p>1538</text:p>
          </table:table-cell>
          <table:table-cell office:value-type="time" office:time-value="PT17H40M02.467S">
            <text:p>17:40:02.47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5477">
            <text:p>5477</text:p>
          </table:table-cell>
          <table:table-cell office:value-type="string">
            <text:p>Success</text:p>
          </table:table-cell>
          <table:table-cell office:value-type="float" office:value="64405">
            <text:p>64405</text:p>
          </table:table-cell>
          <table:table-cell table:number-columns-repeated="1017"/>
        </table:table-row>
        <table:table-row table:style-name="ro1">
          <table:table-cell office:value-type="float" office:value="1539">
            <text:p>1539</text:p>
          </table:table-cell>
          <table:table-cell office:value-type="time" office:time-value="PT17H39M39.653S">
            <text:p>17:39:39.65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8352">
            <text:p>28352</text:p>
          </table:table-cell>
          <table:table-cell office:value-type="string">
            <text:p>Success</text:p>
          </table:table-cell>
          <table:table-cell office:value-type="float" office:value="61226">
            <text:p>61226</text:p>
          </table:table-cell>
          <table:table-cell table:number-columns-repeated="1017"/>
        </table:table-row>
        <table:table-row table:style-name="ro1">
          <table:table-cell office:value-type="float" office:value="1540">
            <text:p>1540</text:p>
          </table:table-cell>
          <table:table-cell office:value-type="time" office:time-value="PT17H39M44.387S">
            <text:p>17:39:44.39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23630">
            <text:p>23630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541">
            <text:p>1541</text:p>
          </table:table-cell>
          <table:table-cell office:value-type="time" office:time-value="PT17H40M07.945S">
            <text:p>17:40:07.95</text:p>
          </table:table-cell>
          <table:table-cell office:value-type="string">
            <text:p>TC0003_PlannerC 3-11</text:p>
          </table:table-cell>
          <table:table-cell office:value-type="string">
            <text:p>/channels/plan</text:p>
          </table:table-cell>
          <table:table-cell office:value-type="float" office:value="225">
            <text:p>22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42">
            <text:p>1542</text:p>
          </table:table-cell>
          <table:table-cell office:value-type="time" office:time-value="PT17H40M08.175S">
            <text:p>17:40:08.18</text:p>
          </table:table-cell>
          <table:table-cell office:value-type="string">
            <text:p>TC0003_PlannerC 3-11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43">
            <text:p>1543</text:p>
          </table:table-cell>
          <table:table-cell office:value-type="time" office:time-value="PT17H40M08.184S">
            <text:p>17:40:08.18</text:p>
          </table:table-cell>
          <table:table-cell office:value-type="string">
            <text:p>TC0003_PlannerC 3-11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44">
            <text:p>1544</text:p>
          </table:table-cell>
          <table:table-cell office:value-type="time" office:time-value="PT17H40M08.188S">
            <text:p>17:40:08.19</text:p>
          </table:table-cell>
          <table:table-cell office:value-type="string">
            <text:p>TC0003_PlannerC 3-11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45">
            <text:p>1545</text:p>
          </table:table-cell>
          <table:table-cell office:value-type="time" office:time-value="PT17H40M07.905S">
            <text:p>17:40:07.91</text:p>
          </table:table-cell>
          <table:table-cell office:value-type="string">
            <text:p>TC0003_PlannerC 3-10</text:p>
          </table:table-cell>
          <table:table-cell office:value-type="string">
            <text:p>/channels/plan</text:p>
          </table:table-cell>
          <table:table-cell office:value-type="float" office:value="443">
            <text:p>44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46">
            <text:p>1546</text:p>
          </table:table-cell>
          <table:table-cell office:value-type="time" office:time-value="PT17H40M08.355S">
            <text:p>17:40:08.36</text:p>
          </table:table-cell>
          <table:table-cell office:value-type="string">
            <text:p>TC0003_PlannerC 3-10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47">
            <text:p>1547</text:p>
          </table:table-cell>
          <table:table-cell office:value-type="time" office:time-value="PT17H40M08.374S">
            <text:p>17:40:08.37</text:p>
          </table:table-cell>
          <table:table-cell office:value-type="string">
            <text:p>TC0003_PlannerC 3-10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48">
            <text:p>1548</text:p>
          </table:table-cell>
          <table:table-cell office:value-type="time" office:time-value="PT17H40M08.38S">
            <text:p>17:40:08.38</text:p>
          </table:table-cell>
          <table:table-cell office:value-type="string">
            <text:p>TC0003_PlannerC 3-10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49">
            <text:p>1549</text:p>
          </table:table-cell>
          <table:table-cell office:value-type="time" office:time-value="PT17H40M02.48S">
            <text:p>17:40:02.48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5996">
            <text:p>5996</text:p>
          </table:table-cell>
          <table:table-cell office:value-type="string">
            <text:p>Success</text:p>
          </table:table-cell>
          <table:table-cell office:value-type="float" office:value="64812">
            <text:p>64812</text:p>
          </table:table-cell>
          <table:table-cell table:number-columns-repeated="1017"/>
        </table:table-row>
        <table:table-row table:style-name="ro1">
          <table:table-cell office:value-type="float" office:value="1550">
            <text:p>1550</text:p>
          </table:table-cell>
          <table:table-cell office:value-type="time" office:time-value="PT17H39M38.907S">
            <text:p>17:39:38.91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29622">
            <text:p>29622</text:p>
          </table:table-cell>
          <table:table-cell office:value-type="string">
            <text:p>Success</text:p>
          </table:table-cell>
          <table:table-cell office:value-type="float" office:value="63350">
            <text:p>63350</text:p>
          </table:table-cell>
          <table:table-cell table:number-columns-repeated="1017"/>
        </table:table-row>
        <table:table-row table:style-name="ro1">
          <table:table-cell office:value-type="float" office:value="1551">
            <text:p>1551</text:p>
          </table:table-cell>
          <table:table-cell office:value-type="time" office:time-value="PT17H40M08.535S">
            <text:p>17:40:08.54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52">
            <text:p>1552</text:p>
          </table:table-cell>
          <table:table-cell office:value-type="time" office:time-value="PT17H40M08.482S">
            <text:p>17:40:08.48</text:p>
          </table:table-cell>
          <table:table-cell office:value-type="string">
            <text:p>TC0003_PlannerC 3-2</text:p>
          </table:table-cell>
          <table:table-cell office:value-type="string">
            <text:p>/channels/plan</text:p>
          </table:table-cell>
          <table:table-cell office:value-type="float" office:value="229">
            <text:p>22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553">
            <text:p>1553</text:p>
          </table:table-cell>
          <table:table-cell office:value-type="time" office:time-value="PT17H40M08.717S">
            <text:p>17:40:08.72</text:p>
          </table:table-cell>
          <table:table-cell office:value-type="string">
            <text:p>TC0003_PlannerC 3-2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4">
            <text:p>1554</text:p>
          </table:table-cell>
          <table:table-cell office:value-type="time" office:time-value="PT17H40M08.731S">
            <text:p>17:40:08.73</text:p>
          </table:table-cell>
          <table:table-cell office:value-type="string">
            <text:p>TC0003_PlannerC 3-2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55">
            <text:p>1555</text:p>
          </table:table-cell>
          <table:table-cell office:value-type="time" office:time-value="PT17H40M08.738S">
            <text:p>17:40:08.74</text:p>
          </table:table-cell>
          <table:table-cell office:value-type="string">
            <text:p>TC0003_PlannerC 3-2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56">
            <text:p>1556</text:p>
          </table:table-cell>
          <table:table-cell office:value-type="time" office:time-value="PT17H39M52.8S">
            <text:p>17:39:52.80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6194">
            <text:p>16194</text:p>
          </table:table-cell>
          <table:table-cell office:value-type="string">
            <text:p>Success</text:p>
          </table:table-cell>
          <table:table-cell office:value-type="float" office:value="18442">
            <text:p>18442</text:p>
          </table:table-cell>
          <table:table-cell table:number-columns-repeated="1017"/>
        </table:table-row>
        <table:table-row table:style-name="ro1">
          <table:table-cell office:value-type="float" office:value="1557">
            <text:p>1557</text:p>
          </table:table-cell>
          <table:table-cell office:value-type="time" office:time-value="PT17H39M52.761S">
            <text:p>17:39:52.76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16240">
            <text:p>16240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558">
            <text:p>1558</text:p>
          </table:table-cell>
          <table:table-cell office:value-type="time" office:time-value="PT17H40M06.172S">
            <text:p>17:40:06.17</text:p>
          </table:table-cell>
          <table:table-cell office:value-type="string">
            <text:p>TC0001_PlannerA 1-25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833">
            <text:p>2833</text:p>
          </table:table-cell>
          <table:table-cell office:value-type="string">
            <text:p>Success</text:p>
          </table:table-cell>
          <table:table-cell office:value-type="float" office:value="39879">
            <text:p>39879</text:p>
          </table:table-cell>
          <table:table-cell table:number-columns-repeated="1017"/>
        </table:table-row>
        <table:table-row table:style-name="ro1">
          <table:table-cell office:value-type="float" office:value="1559">
            <text:p>1559</text:p>
          </table:table-cell>
          <table:table-cell office:value-type="time" office:time-value="PT17H39M56.061S">
            <text:p>17:39:56.06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12967">
            <text:p>12967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1560">
            <text:p>1560</text:p>
          </table:table-cell>
          <table:table-cell office:value-type="time" office:time-value="PT17H40M02.507S">
            <text:p>17:40:02.51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6535">
            <text:p>6535</text:p>
          </table:table-cell>
          <table:table-cell office:value-type="string">
            <text:p>Success</text:p>
          </table:table-cell>
          <table:table-cell office:value-type="float" office:value="33078">
            <text:p>33078</text:p>
          </table:table-cell>
          <table:table-cell table:number-columns-repeated="1017"/>
        </table:table-row>
        <table:table-row table:style-name="ro1">
          <table:table-cell office:value-type="float" office:value="1561">
            <text:p>1561</text:p>
          </table:table-cell>
          <table:table-cell office:value-type="time" office:time-value="PT17H39M39.687S">
            <text:p>17:39:39.69</text:p>
          </table:table-cell>
          <table:table-cell office:value-type="string">
            <text:p>TC0002_PlannerB 2-21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9362">
            <text:p>29362</text:p>
          </table:table-cell>
          <table:table-cell office:value-type="string">
            <text:p>Success</text:p>
          </table:table-cell>
          <table:table-cell office:value-type="float" office:value="58057">
            <text:p>58057</text:p>
          </table:table-cell>
          <table:table-cell table:number-columns-repeated="1017"/>
        </table:table-row>
        <table:table-row table:style-name="ro1">
          <table:table-cell office:value-type="float" office:value="1562">
            <text:p>1562</text:p>
          </table:table-cell>
          <table:table-cell office:value-type="time" office:time-value="PT17H39M51.955S">
            <text:p>17:39:51.96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7098">
            <text:p>17098</text:p>
          </table:table-cell>
          <table:table-cell office:value-type="string">
            <text:p>Success</text:p>
          </table:table-cell>
          <table:table-cell office:value-type="float" office:value="58057">
            <text:p>58057</text:p>
          </table:table-cell>
          <table:table-cell table:number-columns-repeated="1017"/>
        </table:table-row>
        <table:table-row table:style-name="ro1">
          <table:table-cell office:value-type="float" office:value="1563">
            <text:p>1563</text:p>
          </table:table-cell>
          <table:table-cell office:value-type="time" office:time-value="PT17H40M02.741S">
            <text:p>17:40:02.74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6317">
            <text:p>6317</text:p>
          </table:table-cell>
          <table:table-cell office:value-type="string">
            <text:p>Success</text:p>
          </table:table-cell>
          <table:table-cell office:value-type="float" office:value="38277">
            <text:p>38277</text:p>
          </table:table-cell>
          <table:table-cell table:number-columns-repeated="1017"/>
        </table:table-row>
        <table:table-row table:style-name="ro1">
          <table:table-cell office:value-type="float" office:value="1564">
            <text:p>1564</text:p>
          </table:table-cell>
          <table:table-cell office:value-type="time" office:time-value="PT17H39M56.194S">
            <text:p>17:39:56.19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2871">
            <text:p>12871</text:p>
          </table:table-cell>
          <table:table-cell office:value-type="string">
            <text:p>Success</text:p>
          </table:table-cell>
          <table:table-cell office:value-type="float" office:value="55740">
            <text:p>55740</text:p>
          </table:table-cell>
          <table:table-cell table:number-columns-repeated="1017"/>
        </table:table-row>
        <table:table-row table:style-name="ro1">
          <table:table-cell office:value-type="float" office:value="1565">
            <text:p>1565</text:p>
          </table:table-cell>
          <table:table-cell office:value-type="time" office:time-value="PT17H39M44.157S">
            <text:p>17:39:44.16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24914">
            <text:p>24914</text:p>
          </table:table-cell>
          <table:table-cell office:value-type="string">
            <text:p>Success</text:p>
          </table:table-cell>
          <table:table-cell office:value-type="float" office:value="63351">
            <text:p>63351</text:p>
          </table:table-cell>
          <table:table-cell table:number-columns-repeated="1017"/>
        </table:table-row>
        <table:table-row table:style-name="ro1">
          <table:table-cell office:value-type="float" office:value="1566">
            <text:p>1566</text:p>
          </table:table-cell>
          <table:table-cell office:value-type="time" office:time-value="PT17H39M56.584S">
            <text:p>17:39:56.58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12490">
            <text:p>12490</text:p>
          </table:table-cell>
          <table:table-cell office:value-type="string">
            <text:p>Success</text:p>
          </table:table-cell>
          <table:table-cell office:value-type="float" office:value="19021">
            <text:p>19021</text:p>
          </table:table-cell>
          <table:table-cell table:number-columns-repeated="1017"/>
        </table:table-row>
        <table:table-row table:style-name="ro1">
          <table:table-cell office:value-type="float" office:value="1567">
            <text:p>1567</text:p>
          </table:table-cell>
          <table:table-cell office:value-type="time" office:time-value="PT17H39M40.721S">
            <text:p>17:39:40.72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28355">
            <text:p>28355</text:p>
          </table:table-cell>
          <table:table-cell office:value-type="string">
            <text:p>Success</text:p>
          </table:table-cell>
          <table:table-cell office:value-type="float" office:value="63350">
            <text:p>63350</text:p>
          </table:table-cell>
          <table:table-cell table:number-columns-repeated="1017"/>
        </table:table-row>
        <table:table-row table:style-name="ro1">
          <table:table-cell office:value-type="float" office:value="1568">
            <text:p>1568</text:p>
          </table:table-cell>
          <table:table-cell office:value-type="time" office:time-value="PT17H39M40.732S">
            <text:p>17:39:40.73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28346">
            <text:p>28346</text:p>
          </table:table-cell>
          <table:table-cell office:value-type="string">
            <text:p>Success</text:p>
          </table:table-cell>
          <table:table-cell office:value-type="float" office:value="63350">
            <text:p>63350</text:p>
          </table:table-cell>
          <table:table-cell table:number-columns-repeated="1017"/>
        </table:table-row>
        <table:table-row table:style-name="ro1">
          <table:table-cell office:value-type="float" office:value="1569">
            <text:p>1569</text:p>
          </table:table-cell>
          <table:table-cell office:value-type="time" office:time-value="PT17H40M09.059S">
            <text:p>17:40:09.06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70">
            <text:p>1570</text:p>
          </table:table-cell>
          <table:table-cell office:value-type="time" office:time-value="PT17H39M38.849S">
            <text:p>17:39:38.85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30247">
            <text:p>30247</text:p>
          </table:table-cell>
          <table:table-cell office:value-type="string">
            <text:p>Success</text:p>
          </table:table-cell>
          <table:table-cell office:value-type="float" office:value="67817">
            <text:p>67817</text:p>
          </table:table-cell>
          <table:table-cell table:number-columns-repeated="1017"/>
        </table:table-row>
        <table:table-row table:style-name="ro1">
          <table:table-cell office:value-type="float" office:value="1571">
            <text:p>1571</text:p>
          </table:table-cell>
          <table:table-cell office:value-type="time" office:time-value="PT17H40M01.34S">
            <text:p>17:40:01.34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7757">
            <text:p>7757</text:p>
          </table:table-cell>
          <table:table-cell office:value-type="string">
            <text:p>Success</text:p>
          </table:table-cell>
          <table:table-cell office:value-type="float" office:value="55740">
            <text:p>55740</text:p>
          </table:table-cell>
          <table:table-cell table:number-columns-repeated="1017"/>
        </table:table-row>
        <table:table-row table:style-name="ro1">
          <table:table-cell office:value-type="float" office:value="1572">
            <text:p>1572</text:p>
          </table:table-cell>
          <table:table-cell office:value-type="time" office:time-value="PT17H40M05.972S">
            <text:p>17:40:05.97</text:p>
          </table:table-cell>
          <table:table-cell office:value-type="string">
            <text:p>TC0001_PlannerA 1-29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3125">
            <text:p>3125</text:p>
          </table:table-cell>
          <table:table-cell office:value-type="string">
            <text:p>Success</text:p>
          </table:table-cell>
          <table:table-cell office:value-type="float" office:value="39879">
            <text:p>39879</text:p>
          </table:table-cell>
          <table:table-cell table:number-columns-repeated="1017"/>
        </table:table-row>
        <table:table-row table:style-name="ro1">
          <table:table-cell office:value-type="float" office:value="1573">
            <text:p>1573</text:p>
          </table:table-cell>
          <table:table-cell office:value-type="time" office:time-value="PT17H40M03.732S">
            <text:p>17:40:03.73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5367">
            <text:p>5367</text:p>
          </table:table-cell>
          <table:table-cell office:value-type="string">
            <text:p>Success</text:p>
          </table:table-cell>
          <table:table-cell office:value-type="float" office:value="37697">
            <text:p>37697</text:p>
          </table:table-cell>
          <table:table-cell table:number-columns-repeated="1017"/>
        </table:table-row>
        <table:table-row table:style-name="ro1">
          <table:table-cell office:value-type="float" office:value="1574">
            <text:p>1574</text:p>
          </table:table-cell>
          <table:table-cell office:value-type="time" office:time-value="PT17H40M09.072S">
            <text:p>17:40:09.07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75">
            <text:p>1575</text:p>
          </table:table-cell>
          <table:table-cell office:value-type="time" office:time-value="PT17H39M40.705S">
            <text:p>17:39:40.71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28400">
            <text:p>28400</text:p>
          </table:table-cell>
          <table:table-cell office:value-type="string">
            <text:p>Success</text:p>
          </table:table-cell>
          <table:table-cell office:value-type="float" office:value="63350">
            <text:p>63350</text:p>
          </table:table-cell>
          <table:table-cell table:number-columns-repeated="1017"/>
        </table:table-row>
        <table:table-row table:style-name="ro1">
          <table:table-cell office:value-type="float" office:value="1576">
            <text:p>1576</text:p>
          </table:table-cell>
          <table:table-cell office:value-type="time" office:time-value="PT17H40M03.417S">
            <text:p>17:40:03.42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5693">
            <text:p>5693</text:p>
          </table:table-cell>
          <table:table-cell office:value-type="string">
            <text:p>Success</text:p>
          </table:table-cell>
          <table:table-cell office:value-type="float" office:value="31677">
            <text:p>31677</text:p>
          </table:table-cell>
          <table:table-cell table:number-columns-repeated="1017"/>
        </table:table-row>
        <table:table-row table:style-name="ro1">
          <table:table-cell office:value-type="float" office:value="1577">
            <text:p>1577</text:p>
          </table:table-cell>
          <table:table-cell office:value-type="time" office:time-value="PT17H40M09.1S">
            <text:p>17:40:09.10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78">
            <text:p>1578</text:p>
          </table:table-cell>
          <table:table-cell office:value-type="time" office:time-value="PT17H40M02.833S">
            <text:p>17:40:02.83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6287">
            <text:p>6287</text:p>
          </table:table-cell>
          <table:table-cell office:value-type="string">
            <text:p>Success</text:p>
          </table:table-cell>
          <table:table-cell office:value-type="float" office:value="38279">
            <text:p>38279</text:p>
          </table:table-cell>
          <table:table-cell table:number-columns-repeated="1017"/>
        </table:table-row>
        <table:table-row table:style-name="ro1">
          <table:table-cell office:value-type="float" office:value="1579">
            <text:p>1579</text:p>
          </table:table-cell>
          <table:table-cell office:value-type="time" office:time-value="PT17H40M09.007S">
            <text:p>17:40:09.01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80">
            <text:p>1580</text:p>
          </table:table-cell>
          <table:table-cell office:value-type="time" office:time-value="PT17H40M09.078S">
            <text:p>17:40:09.08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81">
            <text:p>1581</text:p>
          </table:table-cell>
          <table:table-cell office:value-type="time" office:time-value="PT17H40M09.077S">
            <text:p>17:40:09.08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82">
            <text:p>1582</text:p>
          </table:table-cell>
          <table:table-cell office:value-type="time" office:time-value="PT17H40M09.111S">
            <text:p>17:40:09.11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83">
            <text:p>1583</text:p>
          </table:table-cell>
          <table:table-cell office:value-type="time" office:time-value="PT17H40M09.099S">
            <text:p>17:40:09.10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84">
            <text:p>1584</text:p>
          </table:table-cell>
          <table:table-cell office:value-type="time" office:time-value="PT17H40M02.755S">
            <text:p>17:40:02.76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6410">
            <text:p>6410</text:p>
          </table:table-cell>
          <table:table-cell office:value-type="string">
            <text:p>Success</text:p>
          </table:table-cell>
          <table:table-cell office:value-type="float" office:value="31677">
            <text:p>31677</text:p>
          </table:table-cell>
          <table:table-cell table:number-columns-repeated="1017"/>
        </table:table-row>
        <table:table-row table:style-name="ro1">
          <table:table-cell office:value-type="float" office:value="1585">
            <text:p>1585</text:p>
          </table:table-cell>
          <table:table-cell office:value-type="time" office:time-value="PT17H40M09.106S">
            <text:p>17:40:09.11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86">
            <text:p>1586</text:p>
          </table:table-cell>
          <table:table-cell office:value-type="time" office:time-value="PT17H40M09.097S">
            <text:p>17:40:09.10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87">
            <text:p>1587</text:p>
          </table:table-cell>
          <table:table-cell office:value-type="time" office:time-value="PT17H40M09.166S">
            <text:p>17:40:09.17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88">
            <text:p>1588</text:p>
          </table:table-cell>
          <table:table-cell office:value-type="time" office:time-value="PT17H40M09.121S">
            <text:p>17:40:09.12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89">
            <text:p>1589</text:p>
          </table:table-cell>
          <table:table-cell office:value-type="time" office:time-value="PT17H40M09.096S">
            <text:p>17:40:09.10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90">
            <text:p>1590</text:p>
          </table:table-cell>
          <table:table-cell office:value-type="time" office:time-value="PT17H40M05.861S">
            <text:p>17:40:05.86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3361">
            <text:p>3361</text:p>
          </table:table-cell>
          <table:table-cell office:value-type="string">
            <text:p>Success</text:p>
          </table:table-cell>
          <table:table-cell office:value-type="float" office:value="37697">
            <text:p>37697</text:p>
          </table:table-cell>
          <table:table-cell table:number-columns-repeated="1017"/>
        </table:table-row>
        <table:table-row table:style-name="ro1">
          <table:table-cell office:value-type="float" office:value="1591">
            <text:p>1591</text:p>
          </table:table-cell>
          <table:table-cell office:value-type="time" office:time-value="PT17H40M01.47S">
            <text:p>17:40:01.47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7753">
            <text:p>7753</text:p>
          </table:table-cell>
          <table:table-cell office:value-type="string">
            <text:p>Success</text:p>
          </table:table-cell>
          <table:table-cell office:value-type="float" office:value="35670">
            <text:p>35670</text:p>
          </table:table-cell>
          <table:table-cell table:number-columns-repeated="1017"/>
        </table:table-row>
        <table:table-row table:style-name="ro1">
          <table:table-cell office:value-type="float" office:value="1592">
            <text:p>1592</text:p>
          </table:table-cell>
          <table:table-cell office:value-type="time" office:time-value="PT17H40M09.223S">
            <text:p>17:40:09.22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93">
            <text:p>1593</text:p>
          </table:table-cell>
          <table:table-cell office:value-type="time" office:time-value="PT17H40M09.117S">
            <text:p>17:40:09.12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150">
            <text:p>1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94">
            <text:p>1594</text:p>
          </table:table-cell>
          <table:table-cell office:value-type="time" office:time-value="PT17H40M09.223S">
            <text:p>17:40:09.22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95">
            <text:p>1595</text:p>
          </table:table-cell>
          <table:table-cell office:value-type="time" office:time-value="PT17H40M09.131S">
            <text:p>17:40:09.13</text:p>
          </table:table-cell>
          <table:table-cell office:value-type="string">
            <text:p>TC0003_PlannerC 3-3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96">
            <text:p>1596</text:p>
          </table:table-cell>
          <table:table-cell office:value-type="time" office:time-value="PT17H39M56.429S">
            <text:p>17:39:56.43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12853">
            <text:p>12853</text:p>
          </table:table-cell>
          <table:table-cell office:value-type="string">
            <text:p>Success</text:p>
          </table:table-cell>
          <table:table-cell office:value-type="float" office:value="31171">
            <text:p>31171</text:p>
          </table:table-cell>
          <table:table-cell table:number-columns-repeated="1017"/>
        </table:table-row>
        <table:table-row table:style-name="ro1">
          <table:table-cell office:value-type="float" office:value="1597">
            <text:p>1597</text:p>
          </table:table-cell>
          <table:table-cell office:value-type="time" office:time-value="PT17H40M09.205S">
            <text:p>17:40:09.21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98">
            <text:p>1598</text:p>
          </table:table-cell>
          <table:table-cell office:value-type="time" office:time-value="PT17H40M09.276S">
            <text:p>17:40:09.28</text:p>
          </table:table-cell>
          <table:table-cell office:value-type="string">
            <text:p>TC0003_PlannerC 3-3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99">
            <text:p>1599</text:p>
          </table:table-cell>
          <table:table-cell office:value-type="time" office:time-value="PT17H40M09.201S">
            <text:p>17:40:09.20</text:p>
          </table:table-cell>
          <table:table-cell office:value-type="string">
            <text:p>TC0003_PlannerC 3-15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00">
            <text:p>1600</text:p>
          </table:table-cell>
          <table:table-cell office:value-type="time" office:time-value="PT17H40M09.206S">
            <text:p>17:40:09.21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123">
            <text:p>1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01">
            <text:p>1601</text:p>
          </table:table-cell>
          <table:table-cell office:value-type="time" office:time-value="PT17H40M09.285S">
            <text:p>17:40:09.29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02">
            <text:p>1602</text:p>
          </table:table-cell>
          <table:table-cell office:value-type="time" office:time-value="PT17H40M09.269S">
            <text:p>17:40:09.27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03">
            <text:p>1603</text:p>
          </table:table-cell>
          <table:table-cell office:value-type="time" office:time-value="PT17H40M09.271S">
            <text:p>17:40:09.27</text:p>
          </table:table-cell>
          <table:table-cell office:value-type="string">
            <text:p>TC0003_PlannerC 3-19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04">
            <text:p>1604</text:p>
          </table:table-cell>
          <table:table-cell office:value-type="time" office:time-value="PT17H40M09.326S">
            <text:p>17:40:09.33</text:p>
          </table:table-cell>
          <table:table-cell office:value-type="string">
            <text:p>TC0003_PlannerC 3-15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05">
            <text:p>1605</text:p>
          </table:table-cell>
          <table:table-cell office:value-type="time" office:time-value="PT17H40M09.267S">
            <text:p>17:40:09.27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06">
            <text:p>1606</text:p>
          </table:table-cell>
          <table:table-cell office:value-type="time" office:time-value="PT17H40M09.338S">
            <text:p>17:40:09.34</text:p>
          </table:table-cell>
          <table:table-cell office:value-type="string">
            <text:p>TC0003_PlannerC 3-1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07">
            <text:p>1607</text:p>
          </table:table-cell>
          <table:table-cell office:value-type="time" office:time-value="PT17H40M09.346S">
            <text:p>17:40:09.35</text:p>
          </table:table-cell>
          <table:table-cell office:value-type="string">
            <text:p>TC0003_PlannerC 3-7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08">
            <text:p>1608</text:p>
          </table:table-cell>
          <table:table-cell office:value-type="time" office:time-value="PT17H40M09.33S">
            <text:p>17:40:09.33</text:p>
          </table:table-cell>
          <table:table-cell office:value-type="string">
            <text:p>TC0003_PlannerC 3-27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09">
            <text:p>1609</text:p>
          </table:table-cell>
          <table:table-cell office:value-type="time" office:time-value="PT17H40M09.395S">
            <text:p>17:40:09.40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610">
            <text:p>1610</text:p>
          </table:table-cell>
          <table:table-cell office:value-type="time" office:time-value="PT17H40M09.405S">
            <text:p>17:40:09.41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611">
            <text:p>1611</text:p>
          </table:table-cell>
          <table:table-cell office:value-type="time" office:time-value="PT17H40M09.417S">
            <text:p>17:40:09.42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612">
            <text:p>1612</text:p>
          </table:table-cell>
          <table:table-cell office:value-type="time" office:time-value="PT17H40M09.369S">
            <text:p>17:40:09.37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13">
            <text:p>1613</text:p>
          </table:table-cell>
          <table:table-cell office:value-type="time" office:time-value="PT17H40M09.434S">
            <text:p>17:40:09.43</text:p>
          </table:table-cell>
          <table:table-cell office:value-type="string">
            <text:p>TC0003_PlannerC 3-29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14">
            <text:p>1614</text:p>
          </table:table-cell>
          <table:table-cell office:value-type="time" office:time-value="PT17H40M09.46S">
            <text:p>17:40:09.46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1615">
            <text:p>1615</text:p>
          </table:table-cell>
          <table:table-cell office:value-type="time" office:time-value="PT17H40M02.481S">
            <text:p>17:40:02.48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7149">
            <text:p>7149</text:p>
          </table:table-cell>
          <table:table-cell office:value-type="string">
            <text:p>Success</text:p>
          </table:table-cell>
          <table:table-cell office:value-type="float" office:value="64619">
            <text:p>64619</text:p>
          </table:table-cell>
          <table:table-cell table:number-columns-repeated="1017"/>
        </table:table-row>
        <table:table-row table:style-name="ro1">
          <table:table-cell office:value-type="float" office:value="1616">
            <text:p>1616</text:p>
          </table:table-cell>
          <table:table-cell office:value-type="time" office:time-value="PT17H40M09.637S">
            <text:p>17:40:09.64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617">
            <text:p>1617</text:p>
          </table:table-cell>
          <table:table-cell office:value-type="time" office:time-value="PT17H40M09.651S">
            <text:p>17:40:09.65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618">
            <text:p>1618</text:p>
          </table:table-cell>
          <table:table-cell office:value-type="time" office:time-value="PT17H40M00.954S">
            <text:p>17:40:00.95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9141">
            <text:p>9141</text:p>
          </table:table-cell>
          <table:table-cell office:value-type="string">
            <text:p>Success</text:p>
          </table:table-cell>
          <table:table-cell office:value-type="float" office:value="66105">
            <text:p>66105</text:p>
          </table:table-cell>
          <table:table-cell table:number-columns-repeated="1017"/>
        </table:table-row>
        <table:table-row table:style-name="ro1">
          <table:table-cell office:value-type="float" office:value="1619">
            <text:p>1619</text:p>
          </table:table-cell>
          <table:table-cell office:value-type="time" office:time-value="PT17H40M02.474S">
            <text:p>17:40:02.47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7818">
            <text:p>7818</text:p>
          </table:table-cell>
          <table:table-cell office:value-type="string">
            <text:p>Success</text:p>
          </table:table-cell>
          <table:table-cell office:value-type="float" office:value="64409">
            <text:p>64409</text:p>
          </table:table-cell>
          <table:table-cell table:number-columns-repeated="1017"/>
        </table:table-row>
        <table:table-row table:style-name="ro1">
          <table:table-cell office:value-type="float" office:value="1620">
            <text:p>1620</text:p>
          </table:table-cell>
          <table:table-cell office:value-type="time" office:time-value="PT17H40M02.555S">
            <text:p>17:40:02.56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8195">
            <text:p>8195</text:p>
          </table:table-cell>
          <table:table-cell office:value-type="string">
            <text:p>Success</text:p>
          </table:table-cell>
          <table:table-cell office:value-type="float" office:value="66330">
            <text:p>66330</text:p>
          </table:table-cell>
          <table:table-cell table:number-columns-repeated="1017"/>
        </table:table-row>
        <table:table-row table:style-name="ro1">
          <table:table-cell office:value-type="float" office:value="1621">
            <text:p>1621</text:p>
          </table:table-cell>
          <table:table-cell office:value-type="time" office:time-value="PT17H40M10.751S">
            <text:p>17:40:10.75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22">
            <text:p>1622</text:p>
          </table:table-cell>
          <table:table-cell office:value-type="time" office:time-value="PT17H40M10.766S">
            <text:p>17:40:10.77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23">
            <text:p>1623</text:p>
          </table:table-cell>
          <table:table-cell office:value-type="time" office:time-value="PT17H40M10.779S">
            <text:p>17:40:10.78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24">
            <text:p>1624</text:p>
          </table:table-cell>
          <table:table-cell office:value-type="time" office:time-value="PT17H40M10.801S">
            <text:p>17:40:10.80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25">
            <text:p>1625</text:p>
          </table:table-cell>
          <table:table-cell office:value-type="time" office:time-value="PT17H40M10.817S">
            <text:p>17:40:10.82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26">
            <text:p>1626</text:p>
          </table:table-cell>
          <table:table-cell office:value-type="time" office:time-value="PT17H40M10.851S">
            <text:p>17:40:10.85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27">
            <text:p>1627</text:p>
          </table:table-cell>
          <table:table-cell office:value-type="time" office:time-value="PT17H40M06.018S">
            <text:p>17:40:06.02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4851">
            <text:p>4851</text:p>
          </table:table-cell>
          <table:table-cell office:value-type="string">
            <text:p>Success</text:p>
          </table:table-cell>
          <table:table-cell office:value-type="float" office:value="64361">
            <text:p>64361</text:p>
          </table:table-cell>
          <table:table-cell table:number-columns-repeated="1017"/>
        </table:table-row>
        <table:table-row table:style-name="ro1">
          <table:table-cell office:value-type="float" office:value="1628">
            <text:p>1628</text:p>
          </table:table-cell>
          <table:table-cell office:value-type="time" office:time-value="PT17H40M10.865S">
            <text:p>17:40:10.87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29">
            <text:p>1629</text:p>
          </table:table-cell>
          <table:table-cell office:value-type="time" office:time-value="PT17H40M10.87S">
            <text:p>17:40:10.87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30">
            <text:p>1630</text:p>
          </table:table-cell>
          <table:table-cell office:value-type="time" office:time-value="PT17H40M10.882S">
            <text:p>17:40:10.88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31">
            <text:p>1631</text:p>
          </table:table-cell>
          <table:table-cell office:value-type="time" office:time-value="PT17H40M10.894S">
            <text:p>17:40:10.89</text:p>
          </table:table-cell>
          <table:table-cell office:value-type="string">
            <text:p>TC0001_PlannerA 1-23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32">
            <text:p>1632</text:p>
          </table:table-cell>
          <table:table-cell office:value-type="time" office:time-value="PT17H39M56.49S">
            <text:p>17:39:56.49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4748">
            <text:p>14748</text:p>
          </table:table-cell>
          <table:table-cell office:value-type="string">
            <text:p>Success</text:p>
          </table:table-cell>
          <table:table-cell office:value-type="float" office:value="23334">
            <text:p>23334</text:p>
          </table:table-cell>
          <table:table-cell table:number-columns-repeated="1017"/>
        </table:table-row>
        <table:table-row table:style-name="ro1">
          <table:table-cell office:value-type="float" office:value="1633">
            <text:p>1633</text:p>
          </table:table-cell>
          <table:table-cell office:value-type="time" office:time-value="PT17H40M10.298S">
            <text:p>17:40:10.30</text:p>
          </table:table-cell>
          <table:table-cell office:value-type="string">
            <text:p>TC0003_PlannerC 3-25</text:p>
          </table:table-cell>
          <table:table-cell office:value-type="string">
            <text:p>/channels/plan</text:p>
          </table:table-cell>
          <table:table-cell office:value-type="float" office:value="1157">
            <text:p>115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34">
            <text:p>1634</text:p>
          </table:table-cell>
          <table:table-cell office:value-type="time" office:time-value="PT17H40M11.462S">
            <text:p>17:40:11.46</text:p>
          </table:table-cell>
          <table:table-cell office:value-type="string">
            <text:p>TC0003_PlannerC 3-25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35">
            <text:p>1635</text:p>
          </table:table-cell>
          <table:table-cell office:value-type="time" office:time-value="PT17H40M11.479S">
            <text:p>17:40:11.48</text:p>
          </table:table-cell>
          <table:table-cell office:value-type="string">
            <text:p>TC0003_PlannerC 3-25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36">
            <text:p>1636</text:p>
          </table:table-cell>
          <table:table-cell office:value-type="time" office:time-value="PT17H40M11.484S">
            <text:p>17:40:11.48</text:p>
          </table:table-cell>
          <table:table-cell office:value-type="string">
            <text:p>TC0003_PlannerC 3-25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37">
            <text:p>1637</text:p>
          </table:table-cell>
          <table:table-cell office:value-type="time" office:time-value="PT17H40M09.661S">
            <text:p>17:40:09.66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2292">
            <text:p>2292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638">
            <text:p>1638</text:p>
          </table:table-cell>
          <table:table-cell office:value-type="time" office:time-value="PT17H40M11.958S">
            <text:p>17:40:11.96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965">
            <text:p>965</text:p>
          </table:table-cell>
          <table:table-cell table:number-columns-repeated="1017"/>
        </table:table-row>
        <table:table-row table:style-name="ro1">
          <table:table-cell office:value-type="float" office:value="1639">
            <text:p>1639</text:p>
          </table:table-cell>
          <table:table-cell office:value-type="time" office:time-value="PT17H40M00.956S">
            <text:p>17:40:00.96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11315">
            <text:p>11315</text:p>
          </table:table-cell>
          <table:table-cell office:value-type="string">
            <text:p>Success</text:p>
          </table:table-cell>
          <table:table-cell office:value-type="float" office:value="63925">
            <text:p>63925</text:p>
          </table:table-cell>
          <table:table-cell table:number-columns-repeated="1017"/>
        </table:table-row>
        <table:table-row table:style-name="ro1">
          <table:table-cell office:value-type="float" office:value="1640">
            <text:p>1640</text:p>
          </table:table-cell>
          <table:table-cell office:value-type="time" office:time-value="PT17H40M08.023S">
            <text:p>17:40:08.02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4802">
            <text:p>4802</text:p>
          </table:table-cell>
          <table:table-cell office:value-type="string">
            <text:p>Success</text:p>
          </table:table-cell>
          <table:table-cell office:value-type="float" office:value="50904">
            <text:p>50904</text:p>
          </table:table-cell>
          <table:table-cell table:number-columns-repeated="1017"/>
        </table:table-row>
        <table:table-row table:style-name="ro1">
          <table:table-cell office:value-type="float" office:value="1641">
            <text:p>1641</text:p>
          </table:table-cell>
          <table:table-cell office:value-type="time" office:time-value="PT17H40M09.185S">
            <text:p>17:40:09.19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3646">
            <text:p>3646</text:p>
          </table:table-cell>
          <table:table-cell office:value-type="string">
            <text:p>Success</text:p>
          </table:table-cell>
          <table:table-cell office:value-type="float" office:value="54380">
            <text:p>54380</text:p>
          </table:table-cell>
          <table:table-cell table:number-columns-repeated="1017"/>
        </table:table-row>
        <table:table-row table:style-name="ro1">
          <table:table-cell office:value-type="float" office:value="1642">
            <text:p>1642</text:p>
          </table:table-cell>
          <table:table-cell office:value-type="time" office:time-value="PT17H40M08.569S">
            <text:p>17:40:08.57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4265">
            <text:p>4265</text:p>
          </table:table-cell>
          <table:table-cell office:value-type="string">
            <text:p>Success</text:p>
          </table:table-cell>
          <table:table-cell office:value-type="float" office:value="56346">
            <text:p>56346</text:p>
          </table:table-cell>
          <table:table-cell table:number-columns-repeated="1017"/>
        </table:table-row>
        <table:table-row table:style-name="ro1">
          <table:table-cell office:value-type="float" office:value="1643">
            <text:p>1643</text:p>
          </table:table-cell>
          <table:table-cell office:value-type="time" office:time-value="PT17H40M12.833S">
            <text:p>17:40:12.83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44">
            <text:p>1644</text:p>
          </table:table-cell>
          <table:table-cell office:value-type="time" office:time-value="PT17H40M09.13S">
            <text:p>17:40:09.13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3724">
            <text:p>3724</text:p>
          </table:table-cell>
          <table:table-cell office:value-type="string">
            <text:p>Success</text:p>
          </table:table-cell>
          <table:table-cell office:value-type="float" office:value="56548">
            <text:p>56548</text:p>
          </table:table-cell>
          <table:table-cell table:number-columns-repeated="1017"/>
        </table:table-row>
        <table:table-row table:style-name="ro1">
          <table:table-cell office:value-type="float" office:value="1645">
            <text:p>1645</text:p>
          </table:table-cell>
          <table:table-cell office:value-type="time" office:time-value="PT17H40M12.837S">
            <text:p>17:40:12.84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46">
            <text:p>1646</text:p>
          </table:table-cell>
          <table:table-cell office:value-type="time" office:time-value="PT17H40M05.405S">
            <text:p>17:40:05.41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7461">
            <text:p>7461</text:p>
          </table:table-cell>
          <table:table-cell office:value-type="string">
            <text:p>Success</text:p>
          </table:table-cell>
          <table:table-cell office:value-type="float" office:value="64108">
            <text:p>64108</text:p>
          </table:table-cell>
          <table:table-cell table:number-columns-repeated="1017"/>
        </table:table-row>
        <table:table-row table:style-name="ro1">
          <table:table-cell office:value-type="float" office:value="1647">
            <text:p>1647</text:p>
          </table:table-cell>
          <table:table-cell office:value-type="time" office:time-value="PT17H40M07.714S">
            <text:p>17:40:07.71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5154">
            <text:p>5154</text:p>
          </table:table-cell>
          <table:table-cell office:value-type="string">
            <text:p>Success</text:p>
          </table:table-cell>
          <table:table-cell office:value-type="float" office:value="56252">
            <text:p>56252</text:p>
          </table:table-cell>
          <table:table-cell table:number-columns-repeated="1017"/>
        </table:table-row>
        <table:table-row table:style-name="ro1">
          <table:table-cell office:value-type="float" office:value="1648">
            <text:p>1648</text:p>
          </table:table-cell>
          <table:table-cell office:value-type="time" office:time-value="PT17H40M12.869S">
            <text:p>17:40:12.87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49">
            <text:p>1649</text:p>
          </table:table-cell>
          <table:table-cell office:value-type="time" office:time-value="PT17H40M12.857S">
            <text:p>17:40:12.86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50">
            <text:p>1650</text:p>
          </table:table-cell>
          <table:table-cell office:value-type="time" office:time-value="PT17H40M12.862S">
            <text:p>17:40:12.86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51">
            <text:p>1651</text:p>
          </table:table-cell>
          <table:table-cell office:value-type="time" office:time-value="PT17H40M12.849S">
            <text:p>17:40:12.85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52">
            <text:p>1652</text:p>
          </table:table-cell>
          <table:table-cell office:value-type="time" office:time-value="PT17H40M12.907S">
            <text:p>17:40:12.91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53">
            <text:p>1653</text:p>
          </table:table-cell>
          <table:table-cell office:value-type="time" office:time-value="PT17H40M12.903S">
            <text:p>17:40:12.90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54">
            <text:p>1654</text:p>
          </table:table-cell>
          <table:table-cell office:value-type="time" office:time-value="PT17H40M06.54S">
            <text:p>17:40:06.54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6381">
            <text:p>6381</text:p>
          </table:table-cell>
          <table:table-cell office:value-type="string">
            <text:p>Success</text:p>
          </table:table-cell>
          <table:table-cell office:value-type="float" office:value="54247">
            <text:p>54247</text:p>
          </table:table-cell>
          <table:table-cell table:number-columns-repeated="1017"/>
        </table:table-row>
        <table:table-row table:style-name="ro1">
          <table:table-cell office:value-type="float" office:value="1655">
            <text:p>1655</text:p>
          </table:table-cell>
          <table:table-cell office:value-type="time" office:time-value="PT17H40M12.904S">
            <text:p>17:40:12.90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56">
            <text:p>1656</text:p>
          </table:table-cell>
          <table:table-cell office:value-type="time" office:time-value="PT17H40M12.92S">
            <text:p>17:40:12.92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57">
            <text:p>1657</text:p>
          </table:table-cell>
          <table:table-cell office:value-type="time" office:time-value="PT17H40M12.921S">
            <text:p>17:40:12.92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58">
            <text:p>1658</text:p>
          </table:table-cell>
          <table:table-cell office:value-type="time" office:time-value="PT17H40M12.93S">
            <text:p>17:40:12.93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59">
            <text:p>1659</text:p>
          </table:table-cell>
          <table:table-cell office:value-type="time" office:time-value="PT17H40M12.933S">
            <text:p>17:40:12.93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60">
            <text:p>1660</text:p>
          </table:table-cell>
          <table:table-cell office:value-type="time" office:time-value="PT17H40M12.934S">
            <text:p>17:40:12.93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61">
            <text:p>1661</text:p>
          </table:table-cell>
          <table:table-cell office:value-type="time" office:time-value="PT17H40M12.946S">
            <text:p>17:40:12.95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62">
            <text:p>1662</text:p>
          </table:table-cell>
          <table:table-cell office:value-type="time" office:time-value="PT17H40M12.957S">
            <text:p>17:40:12.96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63">
            <text:p>1663</text:p>
          </table:table-cell>
          <table:table-cell office:value-type="time" office:time-value="PT17H40M12.952S">
            <text:p>17:40:12.95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64">
            <text:p>1664</text:p>
          </table:table-cell>
          <table:table-cell office:value-type="time" office:time-value="PT17H40M12.951S">
            <text:p>17:40:12.95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65">
            <text:p>1665</text:p>
          </table:table-cell>
          <table:table-cell office:value-type="time" office:time-value="PT17H40M12.972S">
            <text:p>17:40:12.97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66">
            <text:p>1666</text:p>
          </table:table-cell>
          <table:table-cell office:value-type="time" office:time-value="PT17H40M12.973S">
            <text:p>17:40:12.97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67">
            <text:p>1667</text:p>
          </table:table-cell>
          <table:table-cell office:value-type="time" office:time-value="PT17H40M12.972S">
            <text:p>17:40:12.97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68">
            <text:p>1668</text:p>
          </table:table-cell>
          <table:table-cell office:value-type="time" office:time-value="PT17H40M12.991S">
            <text:p>17:40:12.99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69">
            <text:p>1669</text:p>
          </table:table-cell>
          <table:table-cell office:value-type="time" office:time-value="PT17H40M12.991S">
            <text:p>17:40:12.99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70">
            <text:p>1670</text:p>
          </table:table-cell>
          <table:table-cell office:value-type="time" office:time-value="PT17H40M12.996S">
            <text:p>17:40:13.00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71">
            <text:p>1671</text:p>
          </table:table-cell>
          <table:table-cell office:value-type="time" office:time-value="PT17H40M13.005S">
            <text:p>17:40:13.01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72">
            <text:p>1672</text:p>
          </table:table-cell>
          <table:table-cell office:value-type="time" office:time-value="PT17H40M12.831S">
            <text:p>17:40:12.83</text:p>
          </table:table-cell>
          <table:table-cell office:value-type="string">
            <text:p>TC0003_PlannerC 3-20</text:p>
          </table:table-cell>
          <table:table-cell office:value-type="string">
            <text:p>/channels/plan</text:p>
          </table:table-cell>
          <table:table-cell office:value-type="float" office:value="364">
            <text:p>36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673">
            <text:p>1673</text:p>
          </table:table-cell>
          <table:table-cell office:value-type="time" office:time-value="PT17H40M13.201S">
            <text:p>17:40:13.20</text:p>
          </table:table-cell>
          <table:table-cell office:value-type="string">
            <text:p>TC0003_PlannerC 3-20</text:p>
          </table:table-cell>
          <table:table-cell office:value-type="string">
            <text:p>/channels/logout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74">
            <text:p>1674</text:p>
          </table:table-cell>
          <table:table-cell office:value-type="time" office:time-value="PT17H40M13.244S">
            <text:p>17:40:13.24</text:p>
          </table:table-cell>
          <table:table-cell office:value-type="string">
            <text:p>TC0003_PlannerC 3-20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75">
            <text:p>1675</text:p>
          </table:table-cell>
          <table:table-cell office:value-type="time" office:time-value="PT17H40M13.256S">
            <text:p>17:40:13.26</text:p>
          </table:table-cell>
          <table:table-cell office:value-type="string">
            <text:p>TC0003_PlannerC 3-20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76">
            <text:p>1676</text:p>
          </table:table-cell>
          <table:table-cell office:value-type="time" office:time-value="PT17H40M09.195S">
            <text:p>17:40:09.20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4216">
            <text:p>4216</text:p>
          </table:table-cell>
          <table:table-cell office:value-type="string">
            <text:p>Success</text:p>
          </table:table-cell>
          <table:table-cell office:value-type="float" office:value="56347">
            <text:p>56347</text:p>
          </table:table-cell>
          <table:table-cell table:number-columns-repeated="1017"/>
        </table:table-row>
        <table:table-row table:style-name="ro1">
          <table:table-cell office:value-type="float" office:value="1677">
            <text:p>1677</text:p>
          </table:table-cell>
          <table:table-cell office:value-type="time" office:time-value="PT17H39M46.18S">
            <text:p>17:39:46.18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27279">
            <text:p>27279</text:p>
          </table:table-cell>
          <table:table-cell office:value-type="string">
            <text:p>Success</text:p>
          </table:table-cell>
          <table:table-cell office:value-type="float" office:value="63346">
            <text:p>63346</text:p>
          </table:table-cell>
          <table:table-cell table:number-columns-repeated="1017"/>
        </table:table-row>
        <table:table-row table:style-name="ro1">
          <table:table-cell office:value-type="float" office:value="1678">
            <text:p>1678</text:p>
          </table:table-cell>
          <table:table-cell office:value-type="time" office:time-value="PT17H40M12.276S">
            <text:p>17:40:12.28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1189">
            <text:p>1189</text:p>
          </table:table-cell>
          <table:table-cell office:value-type="string">
            <text:p>Success</text:p>
          </table:table-cell>
          <table:table-cell office:value-type="float" office:value="31677">
            <text:p>31677</text:p>
          </table:table-cell>
          <table:table-cell table:number-columns-repeated="1017"/>
        </table:table-row>
        <table:table-row table:style-name="ro1">
          <table:table-cell office:value-type="float" office:value="1679">
            <text:p>1679</text:p>
          </table:table-cell>
          <table:table-cell office:value-type="time" office:time-value="PT17H39M46.318S">
            <text:p>17:39:46.32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27153">
            <text:p>27153</text:p>
          </table:table-cell>
          <table:table-cell office:value-type="string">
            <text:p>Success</text:p>
          </table:table-cell>
          <table:table-cell office:value-type="float" office:value="23334">
            <text:p>23334</text:p>
          </table:table-cell>
          <table:table-cell table:number-columns-repeated="1017"/>
        </table:table-row>
        <table:table-row table:style-name="ro1">
          <table:table-cell office:value-type="float" office:value="1680">
            <text:p>1680</text:p>
          </table:table-cell>
          <table:table-cell office:value-type="time" office:time-value="PT17H39M50.846S">
            <text:p>17:39:50.85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2631">
            <text:p>22631</text:p>
          </table:table-cell>
          <table:table-cell office:value-type="string">
            <text:p>Success</text:p>
          </table:table-cell>
          <table:table-cell office:value-type="float" office:value="39880">
            <text:p>39880</text:p>
          </table:table-cell>
          <table:table-cell table:number-columns-repeated="1017"/>
        </table:table-row>
        <table:table-row table:style-name="ro1">
          <table:table-cell office:value-type="float" office:value="1681">
            <text:p>1681</text:p>
          </table:table-cell>
          <table:table-cell office:value-type="time" office:time-value="PT17H40M13.418S">
            <text:p>17:40:13.42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82">
            <text:p>1682</text:p>
          </table:table-cell>
          <table:table-cell office:value-type="time" office:time-value="PT17H39M46.499S">
            <text:p>17:39:46.50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26980">
            <text:p>26980</text:p>
          </table:table-cell>
          <table:table-cell office:value-type="string">
            <text:p>Success</text:p>
          </table:table-cell>
          <table:table-cell office:value-type="float" office:value="18442">
            <text:p>18442</text:p>
          </table:table-cell>
          <table:table-cell table:number-columns-repeated="1017"/>
        </table:table-row>
        <table:table-row table:style-name="ro1">
          <table:table-cell office:value-type="float" office:value="1683">
            <text:p>1683</text:p>
          </table:table-cell>
          <table:table-cell office:value-type="time" office:time-value="PT17H40M13.465S">
            <text:p>17:40:13.47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84">
            <text:p>1684</text:p>
          </table:table-cell>
          <table:table-cell office:value-type="time" office:time-value="PT17H40M13.471S">
            <text:p>17:40:13.47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85">
            <text:p>1685</text:p>
          </table:table-cell>
          <table:table-cell office:value-type="time" office:time-value="PT17H40M13.482S">
            <text:p>17:40:13.48</text:p>
          </table:table-cell>
          <table:table-cell office:value-type="string">
            <text:p>TC0001_PlannerA 1-28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86">
            <text:p>1686</text:p>
          </table:table-cell>
          <table:table-cell office:value-type="time" office:time-value="PT17H40M13.482S">
            <text:p>17:40:13.48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87">
            <text:p>1687</text:p>
          </table:table-cell>
          <table:table-cell office:value-type="time" office:time-value="PT17H40M13.506S">
            <text:p>17:40:13.51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88">
            <text:p>1688</text:p>
          </table:table-cell>
          <table:table-cell office:value-type="time" office:time-value="PT17H40M13.494S">
            <text:p>17:40:13.49</text:p>
          </table:table-cell>
          <table:table-cell office:value-type="string">
            <text:p>TC0003_PlannerC 3-26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89">
            <text:p>1689</text:p>
          </table:table-cell>
          <table:table-cell office:value-type="time" office:time-value="PT17H40M13.563S">
            <text:p>17:40:13.56</text:p>
          </table:table-cell>
          <table:table-cell office:value-type="string">
            <text:p>TC0001_PlannerA 1-28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90">
            <text:p>1690</text:p>
          </table:table-cell>
          <table:table-cell office:value-type="time" office:time-value="PT17H40M13.572S">
            <text:p>17:40:13.57</text:p>
          </table:table-cell>
          <table:table-cell office:value-type="string">
            <text:p>TC0003_PlannerC 3-26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91">
            <text:p>1691</text:p>
          </table:table-cell>
          <table:table-cell office:value-type="time" office:time-value="PT17H40M13.587S">
            <text:p>17:40:13.59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92">
            <text:p>1692</text:p>
          </table:table-cell>
          <table:table-cell office:value-type="time" office:time-value="PT17H40M13.597S">
            <text:p>17:40:13.60</text:p>
          </table:table-cell>
          <table:table-cell office:value-type="string">
            <text:p>TC0001_PlannerA 1-28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93">
            <text:p>1693</text:p>
          </table:table-cell>
          <table:table-cell office:value-type="time" office:time-value="PT17H40M13.609S">
            <text:p>17:40:13.61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94">
            <text:p>1694</text:p>
          </table:table-cell>
          <table:table-cell office:value-type="time" office:time-value="PT17H40M13.622S">
            <text:p>17:40:13.62</text:p>
          </table:table-cell>
          <table:table-cell office:value-type="string">
            <text:p>TC0001_PlannerA 1-28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95">
            <text:p>1695</text:p>
          </table:table-cell>
          <table:table-cell office:value-type="time" office:time-value="PT17H40M03.032S">
            <text:p>17:40:03.03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0656">
            <text:p>10656</text:p>
          </table:table-cell>
          <table:table-cell office:value-type="string">
            <text:p>Success</text:p>
          </table:table-cell>
          <table:table-cell office:value-type="float" office:value="62342">
            <text:p>62342</text:p>
          </table:table-cell>
          <table:table-cell table:number-columns-repeated="1017"/>
        </table:table-row>
        <table:table-row table:style-name="ro1">
          <table:table-cell office:value-type="float" office:value="1696">
            <text:p>1696</text:p>
          </table:table-cell>
          <table:table-cell office:value-type="time" office:time-value="PT17H40M10.896S">
            <text:p>17:40:10.90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3105">
            <text:p>3105</text:p>
          </table:table-cell>
          <table:table-cell office:value-type="string">
            <text:p>Success</text:p>
          </table:table-cell>
          <table:table-cell office:value-type="float" office:value="54775">
            <text:p>54775</text:p>
          </table:table-cell>
          <table:table-cell table:number-columns-repeated="1017"/>
        </table:table-row>
        <table:table-row table:style-name="ro1">
          <table:table-cell office:value-type="float" office:value="1697">
            <text:p>1697</text:p>
          </table:table-cell>
          <table:table-cell office:value-type="time" office:time-value="PT17H40M14.008S">
            <text:p>17:40:14.01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98">
            <text:p>1698</text:p>
          </table:table-cell>
          <table:table-cell office:value-type="time" office:time-value="PT17H40M14.031S">
            <text:p>17:40:14.03</text:p>
          </table:table-cell>
          <table:table-cell office:value-type="string">
            <text:p>TC0001_PlannerA 1-14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99">
            <text:p>1699</text:p>
          </table:table-cell>
          <table:table-cell office:value-type="time" office:time-value="PT17H40M09.104S">
            <text:p>17:40:09.10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4957">
            <text:p>4957</text:p>
          </table:table-cell>
          <table:table-cell office:value-type="string">
            <text:p>Success</text:p>
          </table:table-cell>
          <table:table-cell office:value-type="float" office:value="54775">
            <text:p>54775</text:p>
          </table:table-cell>
          <table:table-cell table:number-columns-repeated="1017"/>
        </table:table-row>
        <table:table-row table:style-name="ro1">
          <table:table-cell office:value-type="float" office:value="1700">
            <text:p>1700</text:p>
          </table:table-cell>
          <table:table-cell office:value-type="time" office:time-value="PT17H40M14.064S">
            <text:p>17:40:14.06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01">
            <text:p>1701</text:p>
          </table:table-cell>
          <table:table-cell office:value-type="time" office:time-value="PT17H40M09.473S">
            <text:p>17:40:09.47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4606">
            <text:p>4606</text:p>
          </table:table-cell>
          <table:table-cell office:value-type="string">
            <text:p>Success</text:p>
          </table:table-cell>
          <table:table-cell office:value-type="float" office:value="56833">
            <text:p>56833</text:p>
          </table:table-cell>
          <table:table-cell table:number-columns-repeated="1017"/>
        </table:table-row>
        <table:table-row table:style-name="ro1">
          <table:table-cell office:value-type="float" office:value="1702">
            <text:p>1702</text:p>
          </table:table-cell>
          <table:table-cell office:value-type="time" office:time-value="PT17H40M14.079S">
            <text:p>17:40:14.08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03">
            <text:p>1703</text:p>
          </table:table-cell>
          <table:table-cell office:value-type="time" office:time-value="PT17H40M14.099S">
            <text:p>17:40:14.10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04">
            <text:p>1704</text:p>
          </table:table-cell>
          <table:table-cell office:value-type="time" office:time-value="PT17H40M14.112S">
            <text:p>17:40:14.11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05">
            <text:p>1705</text:p>
          </table:table-cell>
          <table:table-cell office:value-type="time" office:time-value="PT17H40M14.128S">
            <text:p>17:40:14.13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06">
            <text:p>1706</text:p>
          </table:table-cell>
          <table:table-cell office:value-type="time" office:time-value="PT17H40M14.147S">
            <text:p>17:40:14.15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07">
            <text:p>1707</text:p>
          </table:table-cell>
          <table:table-cell office:value-type="time" office:time-value="PT17H40M14.161S">
            <text:p>17:40:14.16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08">
            <text:p>1708</text:p>
          </table:table-cell>
          <table:table-cell office:value-type="time" office:time-value="PT17H40M14.175S">
            <text:p>17:40:14.18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09">
            <text:p>1709</text:p>
          </table:table-cell>
          <table:table-cell office:value-type="time" office:time-value="PT17H40M09.029S">
            <text:p>17:40:09.03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5315">
            <text:p>5315</text:p>
          </table:table-cell>
          <table:table-cell office:value-type="string">
            <text:p>Success</text:p>
          </table:table-cell>
          <table:table-cell office:value-type="float" office:value="54727">
            <text:p>54727</text:p>
          </table:table-cell>
          <table:table-cell table:number-columns-repeated="1017"/>
        </table:table-row>
        <table:table-row table:style-name="ro1">
          <table:table-cell office:value-type="float" office:value="1710">
            <text:p>1710</text:p>
          </table:table-cell>
          <table:table-cell office:value-type="time" office:time-value="PT17H40M09.042S">
            <text:p>17:40:09.04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5481">
            <text:p>5481</text:p>
          </table:table-cell>
          <table:table-cell office:value-type="string">
            <text:p>Success</text:p>
          </table:table-cell>
          <table:table-cell office:value-type="float" office:value="58474">
            <text:p>58474</text:p>
          </table:table-cell>
          <table:table-cell table:number-columns-repeated="1017"/>
        </table:table-row>
        <table:table-row table:style-name="ro1">
          <table:table-cell office:value-type="float" office:value="1711">
            <text:p>1711</text:p>
          </table:table-cell>
          <table:table-cell office:value-type="time" office:time-value="PT17H40M14.53S">
            <text:p>17:40:14.53</text:p>
          </table:table-cell>
          <table:table-cell office:value-type="string">
            <text:p>TC0002_PlannerB 2-27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712">
            <text:p>1712</text:p>
          </table:table-cell>
          <table:table-cell office:value-type="time" office:time-value="PT17H40M14.546S">
            <text:p>17:40:14.55</text:p>
          </table:table-cell>
          <table:table-cell office:value-type="string">
            <text:p>TC0002_PlannerB 2-27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713">
            <text:p>1713</text:p>
          </table:table-cell>
          <table:table-cell office:value-type="time" office:time-value="PT17H40M14.559S">
            <text:p>17:40:14.56</text:p>
          </table:table-cell>
          <table:table-cell office:value-type="string">
            <text:p>TC0002_PlannerB 2-27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714">
            <text:p>1714</text:p>
          </table:table-cell>
          <table:table-cell office:value-type="time" office:time-value="PT17H40M09.36S">
            <text:p>17:40:09.36</text:p>
          </table:table-cell>
          <table:table-cell office:value-type="string">
            <text:p>TC0003_PlannerC 3-19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5330">
            <text:p>5330</text:p>
          </table:table-cell>
          <table:table-cell office:value-type="string">
            <text:p>Success</text:p>
          </table:table-cell>
          <table:table-cell office:value-type="float" office:value="31597">
            <text:p>31597</text:p>
          </table:table-cell>
          <table:table-cell table:number-columns-repeated="1017"/>
        </table:table-row>
        <table:table-row table:style-name="ro1">
          <table:table-cell office:value-type="float" office:value="1715">
            <text:p>1715</text:p>
          </table:table-cell>
          <table:table-cell office:value-type="time" office:time-value="PT17H40M14.685S">
            <text:p>17:40:14.69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089">
            <text:p>1089</text:p>
          </table:table-cell>
          <table:table-cell table:number-columns-repeated="1017"/>
        </table:table-row>
        <table:table-row table:style-name="ro1">
          <table:table-cell office:value-type="float" office:value="1716">
            <text:p>1716</text:p>
          </table:table-cell>
          <table:table-cell office:value-type="time" office:time-value="PT17H40M09.127S">
            <text:p>17:40:09.13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5598">
            <text:p>5598</text:p>
          </table:table-cell>
          <table:table-cell office:value-type="string">
            <text:p>Success</text:p>
          </table:table-cell>
          <table:table-cell office:value-type="float" office:value="56450">
            <text:p>56450</text:p>
          </table:table-cell>
          <table:table-cell table:number-columns-repeated="1017"/>
        </table:table-row>
        <table:table-row table:style-name="ro1">
          <table:table-cell office:value-type="float" office:value="1717">
            <text:p>1717</text:p>
          </table:table-cell>
          <table:table-cell office:value-type="time" office:time-value="PT17H40M14.726S">
            <text:p>17:40:14.73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18">
            <text:p>1718</text:p>
          </table:table-cell>
          <table:table-cell office:value-type="time" office:time-value="PT17H40M14.74S">
            <text:p>17:40:14.74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19">
            <text:p>1719</text:p>
          </table:table-cell>
          <table:table-cell office:value-type="time" office:time-value="PT17H40M14.754S">
            <text:p>17:40:14.75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20">
            <text:p>1720</text:p>
          </table:table-cell>
          <table:table-cell office:value-type="time" office:time-value="PT17H40M14.771S">
            <text:p>17:40:14.77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21">
            <text:p>1721</text:p>
          </table:table-cell>
          <table:table-cell office:value-type="time" office:time-value="PT17H40M14.35S">
            <text:p>17:40:14.35</text:p>
          </table:table-cell>
          <table:table-cell office:value-type="string">
            <text:p>TC0003_PlannerC 3-30</text:p>
          </table:table-cell>
          <table:table-cell office:value-type="string">
            <text:p>/channels/plan</text:p>
          </table:table-cell>
          <table:table-cell office:value-type="float" office:value="435">
            <text:p>43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22">
            <text:p>1722</text:p>
          </table:table-cell>
          <table:table-cell office:value-type="time" office:time-value="PT17H40M14.786S">
            <text:p>17:40:14.79</text:p>
          </table:table-cell>
          <table:table-cell office:value-type="string">
            <text:p>TC0003_PlannerC 3-30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23">
            <text:p>1723</text:p>
          </table:table-cell>
          <table:table-cell office:value-type="time" office:time-value="PT17H40M14.784S">
            <text:p>17:40:14.78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24">
            <text:p>1724</text:p>
          </table:table-cell>
          <table:table-cell office:value-type="time" office:time-value="PT17H40M14.795S">
            <text:p>17:40:14.80</text:p>
          </table:table-cell>
          <table:table-cell office:value-type="string">
            <text:p>TC0003_PlannerC 3-30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25">
            <text:p>1725</text:p>
          </table:table-cell>
          <table:table-cell office:value-type="time" office:time-value="PT17H40M14.802S">
            <text:p>17:40:14.80</text:p>
          </table:table-cell>
          <table:table-cell office:value-type="string">
            <text:p>TC0003_PlannerC 3-3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26">
            <text:p>1726</text:p>
          </table:table-cell>
          <table:table-cell office:value-type="time" office:time-value="PT17H40M14.799S">
            <text:p>17:40:14.80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27">
            <text:p>1727</text:p>
          </table:table-cell>
          <table:table-cell office:value-type="time" office:time-value="PT17H40M14.815S">
            <text:p>17:40:14.82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28">
            <text:p>1728</text:p>
          </table:table-cell>
          <table:table-cell office:value-type="time" office:time-value="PT17H40M14.836S">
            <text:p>17:40:14.84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29">
            <text:p>1729</text:p>
          </table:table-cell>
          <table:table-cell office:value-type="time" office:time-value="PT17H40M09.422S">
            <text:p>17:40:09.42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5665">
            <text:p>5665</text:p>
          </table:table-cell>
          <table:table-cell office:value-type="string">
            <text:p>Success</text:p>
          </table:table-cell>
          <table:table-cell office:value-type="float" office:value="56739">
            <text:p>56739</text:p>
          </table:table-cell>
          <table:table-cell table:number-columns-repeated="1017"/>
        </table:table-row>
        <table:table-row table:style-name="ro1">
          <table:table-cell office:value-type="float" office:value="1730">
            <text:p>1730</text:p>
          </table:table-cell>
          <table:table-cell office:value-type="time" office:time-value="PT17H40M10.91S">
            <text:p>17:40:10.91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4410">
            <text:p>4410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1">
          <table:table-cell office:value-type="float" office:value="1731">
            <text:p>1731</text:p>
          </table:table-cell>
          <table:table-cell office:value-type="time" office:time-value="PT17H40M00.688S">
            <text:p>17:40:00.69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4675">
            <text:p>14675</text:p>
          </table:table-cell>
          <table:table-cell office:value-type="string">
            <text:p>Success</text:p>
          </table:table-cell>
          <table:table-cell office:value-type="float" office:value="23334">
            <text:p>23334</text:p>
          </table:table-cell>
          <table:table-cell table:number-columns-repeated="1017"/>
        </table:table-row>
        <table:table-row table:style-name="ro1">
          <table:table-cell office:value-type="float" office:value="1732">
            <text:p>1732</text:p>
          </table:table-cell>
          <table:table-cell office:value-type="time" office:time-value="PT17H40M15.327S">
            <text:p>17:40:15.33</text:p>
          </table:table-cell>
          <table:table-cell office:value-type="string">
            <text:p>TC0001_PlannerA 1-23</text:p>
          </table:table-cell>
          <table:table-cell office:value-type="string">
            <text:p>/channels/plan</text:p>
          </table:table-cell>
          <table:table-cell office:value-type="float" office:value="141">
            <text:p>14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733">
            <text:p>1733</text:p>
          </table:table-cell>
          <table:table-cell office:value-type="time" office:time-value="PT17H40M15.473S">
            <text:p>17:40:15.47</text:p>
          </table:table-cell>
          <table:table-cell office:value-type="string">
            <text:p>TC0001_PlannerA 1-23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4">
            <text:p>1734</text:p>
          </table:table-cell>
          <table:table-cell office:value-type="time" office:time-value="PT17H40M15.481S">
            <text:p>17:40:15.48</text:p>
          </table:table-cell>
          <table:table-cell office:value-type="string">
            <text:p>TC0001_PlannerA 1-23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35">
            <text:p>1735</text:p>
          </table:table-cell>
          <table:table-cell office:value-type="time" office:time-value="PT17H40M15.487S">
            <text:p>17:40:15.49</text:p>
          </table:table-cell>
          <table:table-cell office:value-type="string">
            <text:p>TC0001_PlannerA 1-23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36">
            <text:p>1736</text:p>
          </table:table-cell>
          <table:table-cell office:value-type="time" office:time-value="PT17H39M51.903S">
            <text:p>17:39:51.90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3660">
            <text:p>23660</text:p>
          </table:table-cell>
          <table:table-cell office:value-type="string">
            <text:p>Success</text:p>
          </table:table-cell>
          <table:table-cell office:value-type="float" office:value="58057">
            <text:p>58057</text:p>
          </table:table-cell>
          <table:table-cell table:number-columns-repeated="1017"/>
        </table:table-row>
        <table:table-row table:style-name="ro1">
          <table:table-cell office:value-type="float" office:value="1737">
            <text:p>1737</text:p>
          </table:table-cell>
          <table:table-cell office:value-type="time" office:time-value="PT17H39M46.323S">
            <text:p>17:39:46.32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9270">
            <text:p>29270</text:p>
          </table:table-cell>
          <table:table-cell office:value-type="string">
            <text:p>Success</text:p>
          </table:table-cell>
          <table:table-cell office:value-type="float" office:value="41244">
            <text:p>41244</text:p>
          </table:table-cell>
          <table:table-cell table:number-columns-repeated="1017"/>
        </table:table-row>
        <table:table-row table:style-name="ro1">
          <table:table-cell office:value-type="float" office:value="1738">
            <text:p>1738</text:p>
          </table:table-cell>
          <table:table-cell office:value-type="time" office:time-value="PT17H39M54.155S">
            <text:p>17:39:54.16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21440">
            <text:p>21440</text:p>
          </table:table-cell>
          <table:table-cell office:value-type="string">
            <text:p>Success</text:p>
          </table:table-cell>
          <table:table-cell office:value-type="float" office:value="68022">
            <text:p>68022</text:p>
          </table:table-cell>
          <table:table-cell table:number-columns-repeated="1017"/>
        </table:table-row>
        <table:table-row table:style-name="ro1">
          <table:table-cell office:value-type="float" office:value="1739">
            <text:p>1739</text:p>
          </table:table-cell>
          <table:table-cell office:value-type="time" office:time-value="PT17H40M06.744S">
            <text:p>17:40:06.74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8855">
            <text:p>8855</text:p>
          </table:table-cell>
          <table:table-cell office:value-type="string">
            <text:p>Success</text:p>
          </table:table-cell>
          <table:table-cell office:value-type="float" office:value="61225">
            <text:p>61225</text:p>
          </table:table-cell>
          <table:table-cell table:number-columns-repeated="1017"/>
        </table:table-row>
        <table:table-row table:style-name="ro1">
          <table:table-cell office:value-type="float" office:value="1740">
            <text:p>1740</text:p>
          </table:table-cell>
          <table:table-cell office:value-type="time" office:time-value="PT17H40M07.578S">
            <text:p>17:40:07.58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8042">
            <text:p>8042</text:p>
          </table:table-cell>
          <table:table-cell office:value-type="string">
            <text:p>Success</text:p>
          </table:table-cell>
          <table:table-cell office:value-type="float" office:value="58034">
            <text:p>58034</text:p>
          </table:table-cell>
          <table:table-cell table:number-columns-repeated="1017"/>
        </table:table-row>
        <table:table-row table:style-name="ro1">
          <table:table-cell office:value-type="float" office:value="1741">
            <text:p>1741</text:p>
          </table:table-cell>
          <table:table-cell office:value-type="time" office:time-value="PT17H40M00.872S">
            <text:p>17:40:00.87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14750">
            <text:p>14750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742">
            <text:p>1742</text:p>
          </table:table-cell>
          <table:table-cell office:value-type="time" office:time-value="PT17H39M52.766S">
            <text:p>17:39:52.77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22862">
            <text:p>22862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743">
            <text:p>1743</text:p>
          </table:table-cell>
          <table:table-cell office:value-type="time" office:time-value="PT17H39M52.656S">
            <text:p>17:39:52.66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22982">
            <text:p>22982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744">
            <text:p>1744</text:p>
          </table:table-cell>
          <table:table-cell office:value-type="time" office:time-value="PT17H40M09.067S">
            <text:p>17:40:09.07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6577">
            <text:p>6577</text:p>
          </table:table-cell>
          <table:table-cell office:value-type="string">
            <text:p>Success</text:p>
          </table:table-cell>
          <table:table-cell office:value-type="float" office:value="23334">
            <text:p>23334</text:p>
          </table:table-cell>
          <table:table-cell table:number-columns-repeated="1017"/>
        </table:table-row>
        <table:table-row table:style-name="ro1">
          <table:table-cell office:value-type="float" office:value="1745">
            <text:p>1745</text:p>
          </table:table-cell>
          <table:table-cell office:value-type="time" office:time-value="PT17H39M54.405S">
            <text:p>17:39:54.41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21248">
            <text:p>21248</text:p>
          </table:table-cell>
          <table:table-cell office:value-type="string">
            <text:p>Success</text:p>
          </table:table-cell>
          <table:table-cell office:value-type="float" office:value="22799">
            <text:p>22799</text:p>
          </table:table-cell>
          <table:table-cell table:number-columns-repeated="1017"/>
        </table:table-row>
        <table:table-row table:style-name="ro1">
          <table:table-cell office:value-type="float" office:value="1746">
            <text:p>1746</text:p>
          </table:table-cell>
          <table:table-cell office:value-type="time" office:time-value="PT17H39M52.756S">
            <text:p>17:39:52.76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22898">
            <text:p>22898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747">
            <text:p>1747</text:p>
          </table:table-cell>
          <table:table-cell office:value-type="time" office:time-value="PT17H40M00.371S">
            <text:p>17:40:00.37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5284">
            <text:p>15284</text:p>
          </table:table-cell>
          <table:table-cell office:value-type="string">
            <text:p>Success</text:p>
          </table:table-cell>
          <table:table-cell office:value-type="float" office:value="39879">
            <text:p>39879</text:p>
          </table:table-cell>
          <table:table-cell table:number-columns-repeated="1017"/>
        </table:table-row>
        <table:table-row table:style-name="ro1">
          <table:table-cell office:value-type="float" office:value="1748">
            <text:p>1748</text:p>
          </table:table-cell>
          <table:table-cell office:value-type="time" office:time-value="PT17H40M15.594S">
            <text:p>17:40:15.59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49">
            <text:p>1749</text:p>
          </table:table-cell>
          <table:table-cell office:value-type="time" office:time-value="PT17H40M15.657S">
            <text:p>17:40:15.66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50">
            <text:p>1750</text:p>
          </table:table-cell>
          <table:table-cell office:value-type="time" office:time-value="PT17H40M13.019S">
            <text:p>17:40:13.02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3141">
            <text:p>3141</text:p>
          </table:table-cell>
          <table:table-cell office:value-type="string">
            <text:p>Success</text:p>
          </table:table-cell>
          <table:table-cell office:value-type="float" office:value="54775">
            <text:p>54775</text:p>
          </table:table-cell>
          <table:table-cell table:number-columns-repeated="1017"/>
        </table:table-row>
        <table:table-row table:style-name="ro1">
          <table:table-cell office:value-type="float" office:value="1751">
            <text:p>1751</text:p>
          </table:table-cell>
          <table:table-cell office:value-type="time" office:time-value="PT17H40M09.42S">
            <text:p>17:40:09.42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6750">
            <text:p>6750</text:p>
          </table:table-cell>
          <table:table-cell office:value-type="string">
            <text:p>Success</text:p>
          </table:table-cell>
          <table:table-cell office:value-type="float" office:value="58612">
            <text:p>58612</text:p>
          </table:table-cell>
          <table:table-cell table:number-columns-repeated="1017"/>
        </table:table-row>
        <table:table-row table:style-name="ro1">
          <table:table-cell office:value-type="float" office:value="1752">
            <text:p>1752</text:p>
          </table:table-cell>
          <table:table-cell office:value-type="time" office:time-value="PT17H40M16.165S">
            <text:p>17:40:16.17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53">
            <text:p>1753</text:p>
          </table:table-cell>
          <table:table-cell office:value-type="time" office:time-value="PT17H40M16.18S">
            <text:p>17:40:16.18</text:p>
          </table:table-cell>
          <table:table-cell office:value-type="string">
            <text:p>TC0001_PlannerA 1-5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54">
            <text:p>1754</text:p>
          </table:table-cell>
          <table:table-cell office:value-type="time" office:time-value="PT17H40M13.013S">
            <text:p>17:40:13.01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3312">
            <text:p>3312</text:p>
          </table:table-cell>
          <table:table-cell office:value-type="string">
            <text:p>Success</text:p>
          </table:table-cell>
          <table:table-cell office:value-type="float" office:value="54871">
            <text:p>54871</text:p>
          </table:table-cell>
          <table:table-cell table:number-columns-repeated="1017"/>
        </table:table-row>
        <table:table-row table:style-name="ro1">
          <table:table-cell office:value-type="float" office:value="1755">
            <text:p>1755</text:p>
          </table:table-cell>
          <table:table-cell office:value-type="time" office:time-value="PT17H40M16.33S">
            <text:p>17:40:16.33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56">
            <text:p>1756</text:p>
          </table:table-cell>
          <table:table-cell office:value-type="time" office:time-value="PT17H40M16.348S">
            <text:p>17:40:16.35</text:p>
          </table:table-cell>
          <table:table-cell office:value-type="string">
            <text:p>TC0001_PlannerA 1-20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57">
            <text:p>1757</text:p>
          </table:table-cell>
          <table:table-cell office:value-type="time" office:time-value="PT17H40M11.985S">
            <text:p>17:40:11.99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4627">
            <text:p>4627</text:p>
          </table:table-cell>
          <table:table-cell office:value-type="string">
            <text:p>Success</text:p>
          </table:table-cell>
          <table:table-cell office:value-type="float" office:value="56599">
            <text:p>56599</text:p>
          </table:table-cell>
          <table:table-cell table:number-columns-repeated="1017"/>
        </table:table-row>
        <table:table-row table:style-name="ro1">
          <table:table-cell office:value-type="float" office:value="1758">
            <text:p>1758</text:p>
          </table:table-cell>
          <table:table-cell office:value-type="time" office:time-value="PT17H40M13.006S">
            <text:p>17:40:13.01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3631">
            <text:p>3631</text:p>
          </table:table-cell>
          <table:table-cell office:value-type="string">
            <text:p>Success</text:p>
          </table:table-cell>
          <table:table-cell office:value-type="float" office:value="54575">
            <text:p>54575</text:p>
          </table:table-cell>
          <table:table-cell table:number-columns-repeated="1017"/>
        </table:table-row>
        <table:table-row table:style-name="ro1">
          <table:table-cell office:value-type="float" office:value="1759">
            <text:p>1759</text:p>
          </table:table-cell>
          <table:table-cell office:value-type="time" office:time-value="PT17H40M16.638S">
            <text:p>17:40:16.64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60">
            <text:p>1760</text:p>
          </table:table-cell>
          <table:table-cell office:value-type="time" office:time-value="PT17H40M16.65S">
            <text:p>17:40:16.65</text:p>
          </table:table-cell>
          <table:table-cell office:value-type="string">
            <text:p>TC0001_PlannerA 1-10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61">
            <text:p>1761</text:p>
          </table:table-cell>
          <table:table-cell office:value-type="time" office:time-value="PT17H40M13.491S">
            <text:p>17:40:13.49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3209">
            <text:p>3209</text:p>
          </table:table-cell>
          <table:table-cell office:value-type="string">
            <text:p>Success</text:p>
          </table:table-cell>
          <table:table-cell office:value-type="float" office:value="54672">
            <text:p>54672</text:p>
          </table:table-cell>
          <table:table-cell table:number-columns-repeated="1017"/>
        </table:table-row>
        <table:table-row table:style-name="ro1">
          <table:table-cell office:value-type="float" office:value="1762">
            <text:p>1762</text:p>
          </table:table-cell>
          <table:table-cell office:value-type="time" office:time-value="PT17H40M16.708S">
            <text:p>17:40:16.71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63">
            <text:p>1763</text:p>
          </table:table-cell>
          <table:table-cell office:value-type="time" office:time-value="PT17H40M16.728S">
            <text:p>17:40:16.73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64">
            <text:p>1764</text:p>
          </table:table-cell>
          <table:table-cell office:value-type="time" office:time-value="PT17H40M16.752S">
            <text:p>17:40:16.75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65">
            <text:p>1765</text:p>
          </table:table-cell>
          <table:table-cell office:value-type="time" office:time-value="PT17H40M09.432S">
            <text:p>17:40:09.43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7334">
            <text:p>7334</text:p>
          </table:table-cell>
          <table:table-cell office:value-type="string">
            <text:p>Success</text:p>
          </table:table-cell>
          <table:table-cell office:value-type="float" office:value="56640">
            <text:p>56640</text:p>
          </table:table-cell>
          <table:table-cell table:number-columns-repeated="1017"/>
        </table:table-row>
        <table:table-row table:style-name="ro1">
          <table:table-cell office:value-type="float" office:value="1766">
            <text:p>1766</text:p>
          </table:table-cell>
          <table:table-cell office:value-type="time" office:time-value="PT17H40M16.766S">
            <text:p>17:40:16.77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67">
            <text:p>1767</text:p>
          </table:table-cell>
          <table:table-cell office:value-type="time" office:time-value="PT17H40M16.794S">
            <text:p>17:40:16.79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68">
            <text:p>1768</text:p>
          </table:table-cell>
          <table:table-cell office:value-type="time" office:time-value="PT17H40M16.814S">
            <text:p>17:40:16.81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69">
            <text:p>1769</text:p>
          </table:table-cell>
          <table:table-cell office:value-type="time" office:time-value="PT17H40M16.83S">
            <text:p>17:40:16.83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70">
            <text:p>1770</text:p>
          </table:table-cell>
          <table:table-cell office:value-type="time" office:time-value="PT17H40M16.847S">
            <text:p>17:40:16.85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71">
            <text:p>1771</text:p>
          </table:table-cell>
          <table:table-cell office:value-type="time" office:time-value="PT17H40M02.524S">
            <text:p>17:40:02.52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4399">
            <text:p>14399</text:p>
          </table:table-cell>
          <table:table-cell office:value-type="string">
            <text:p>Success</text:p>
          </table:table-cell>
          <table:table-cell office:value-type="float" office:value="23334">
            <text:p>23334</text:p>
          </table:table-cell>
          <table:table-cell table:number-columns-repeated="1017"/>
        </table:table-row>
        <table:table-row table:style-name="ro1">
          <table:table-cell office:value-type="float" office:value="1772">
            <text:p>1772</text:p>
          </table:table-cell>
          <table:table-cell office:value-type="time" office:time-value="PT17H39M52.373S">
            <text:p>17:39:52.37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24921">
            <text:p>24921</text:p>
          </table:table-cell>
          <table:table-cell office:value-type="string">
            <text:p>Success</text:p>
          </table:table-cell>
          <table:table-cell office:value-type="float" office:value="23334">
            <text:p>23334</text:p>
          </table:table-cell>
          <table:table-cell table:number-columns-repeated="1017"/>
        </table:table-row>
        <table:table-row table:style-name="ro1">
          <table:table-cell office:value-type="float" office:value="1773">
            <text:p>1773</text:p>
          </table:table-cell>
          <table:table-cell office:value-type="time" office:time-value="PT17H40M16.361S">
            <text:p>17:40:16.36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940">
            <text:p>940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1">
          <table:table-cell office:value-type="float" office:value="1774">
            <text:p>1774</text:p>
          </table:table-cell>
          <table:table-cell office:value-type="time" office:time-value="PT17H40M07.123S">
            <text:p>17:40:07.12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0181">
            <text:p>10181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1775">
            <text:p>1775</text:p>
          </table:table-cell>
          <table:table-cell office:value-type="time" office:time-value="PT17H40M02.845S">
            <text:p>17:40:02.85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4461">
            <text:p>14461</text:p>
          </table:table-cell>
          <table:table-cell office:value-type="string">
            <text:p>Success</text:p>
          </table:table-cell>
          <table:table-cell office:value-type="float" office:value="39879">
            <text:p>39879</text:p>
          </table:table-cell>
          <table:table-cell table:number-columns-repeated="1017"/>
        </table:table-row>
        <table:table-row table:style-name="ro1">
          <table:table-cell office:value-type="float" office:value="1776">
            <text:p>1776</text:p>
          </table:table-cell>
          <table:table-cell office:value-type="time" office:time-value="PT17H40M16.197S">
            <text:p>17:40:16.20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1111">
            <text:p>1111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1">
          <table:table-cell office:value-type="float" office:value="1777">
            <text:p>1777</text:p>
          </table:table-cell>
          <table:table-cell office:value-type="time" office:time-value="PT17H39M52.673S">
            <text:p>17:39:52.67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24653">
            <text:p>24653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778">
            <text:p>1778</text:p>
          </table:table-cell>
          <table:table-cell office:value-type="time" office:time-value="PT17H40M15.621S">
            <text:p>17:40:15.62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706">
            <text:p>1706</text:p>
          </table:table-cell>
          <table:table-cell office:value-type="string">
            <text:p>Success</text:p>
          </table:table-cell>
          <table:table-cell office:value-type="float" office:value="23335">
            <text:p>23335</text:p>
          </table:table-cell>
          <table:table-cell table:number-columns-repeated="1017"/>
        </table:table-row>
        <table:table-row table:style-name="ro1">
          <table:table-cell office:value-type="float" office:value="1779">
            <text:p>1779</text:p>
          </table:table-cell>
          <table:table-cell office:value-type="time" office:time-value="PT17H40M15.667S">
            <text:p>17:40:15.67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667">
            <text:p>1667</text:p>
          </table:table-cell>
          <table:table-cell office:value-type="string">
            <text:p>Success</text:p>
          </table:table-cell>
          <table:table-cell office:value-type="float" office:value="46673">
            <text:p>46673</text:p>
          </table:table-cell>
          <table:table-cell table:number-columns-repeated="1017"/>
        </table:table-row>
        <table:table-row table:style-name="ro1">
          <table:table-cell office:value-type="float" office:value="1780">
            <text:p>1780</text:p>
          </table:table-cell>
          <table:table-cell office:value-type="time" office:time-value="PT17H39M52.332S">
            <text:p>17:39:52.33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25001">
            <text:p>25001</text:p>
          </table:table-cell>
          <table:table-cell office:value-type="string">
            <text:p>Success</text:p>
          </table:table-cell>
          <table:table-cell office:value-type="float" office:value="23334">
            <text:p>23334</text:p>
          </table:table-cell>
          <table:table-cell table:number-columns-repeated="1017"/>
        </table:table-row>
        <table:table-row table:style-name="ro1">
          <table:table-cell office:value-type="float" office:value="1781">
            <text:p>1781</text:p>
          </table:table-cell>
          <table:table-cell office:value-type="time" office:time-value="PT17H40M17.307S">
            <text:p>17:40:17.31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82">
            <text:p>1782</text:p>
          </table:table-cell>
          <table:table-cell office:value-type="time" office:time-value="PT17H40M03.184S">
            <text:p>17:40:03.18</text:p>
          </table:table-cell>
          <table:table-cell office:value-type="string">
            <text:p>TC0001_PlannerA 1-24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4160">
            <text:p>14160</text:p>
          </table:table-cell>
          <table:table-cell office:value-type="string">
            <text:p>Success</text:p>
          </table:table-cell>
          <table:table-cell office:value-type="float" office:value="39879">
            <text:p>39879</text:p>
          </table:table-cell>
          <table:table-cell table:number-columns-repeated="1017"/>
        </table:table-row>
        <table:table-row table:style-name="ro1">
          <table:table-cell office:value-type="float" office:value="1783">
            <text:p>1783</text:p>
          </table:table-cell>
          <table:table-cell office:value-type="time" office:time-value="PT17H39M49.518S">
            <text:p>17:39:49.52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27844">
            <text:p>27844</text:p>
          </table:table-cell>
          <table:table-cell office:value-type="string">
            <text:p>Success</text:p>
          </table:table-cell>
          <table:table-cell office:value-type="float" office:value="58017">
            <text:p>58017</text:p>
          </table:table-cell>
          <table:table-cell table:number-columns-repeated="1017"/>
        </table:table-row>
        <table:table-row table:style-name="ro1">
          <table:table-cell office:value-type="float" office:value="1784">
            <text:p>1784</text:p>
          </table:table-cell>
          <table:table-cell office:value-type="time" office:time-value="PT17H40M17.31S">
            <text:p>17:40:17.31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85">
            <text:p>1785</text:p>
          </table:table-cell>
          <table:table-cell office:value-type="time" office:time-value="PT17H40M16.663S">
            <text:p>17:40:16.66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709">
            <text:p>709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1">
          <table:table-cell office:value-type="float" office:value="1786">
            <text:p>1786</text:p>
          </table:table-cell>
          <table:table-cell office:value-type="time" office:time-value="PT17H39M50.883S">
            <text:p>17:39:50.88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6490">
            <text:p>26490</text:p>
          </table:table-cell>
          <table:table-cell office:value-type="string">
            <text:p>Success</text:p>
          </table:table-cell>
          <table:table-cell office:value-type="float" office:value="44377">
            <text:p>44377</text:p>
          </table:table-cell>
          <table:table-cell table:number-columns-repeated="1017"/>
        </table:table-row>
        <table:table-row table:style-name="ro1">
          <table:table-cell office:value-type="float" office:value="1787">
            <text:p>1787</text:p>
          </table:table-cell>
          <table:table-cell office:value-type="time" office:time-value="PT17H40M04.305S">
            <text:p>17:40:04.31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3109">
            <text:p>13109</text:p>
          </table:table-cell>
          <table:table-cell office:value-type="string">
            <text:p>Success</text:p>
          </table:table-cell>
          <table:table-cell office:value-type="float" office:value="39879">
            <text:p>39879</text:p>
          </table:table-cell>
          <table:table-cell table:number-columns-repeated="1017"/>
        </table:table-row>
        <table:table-row table:style-name="ro1">
          <table:table-cell office:value-type="float" office:value="1788">
            <text:p>1788</text:p>
          </table:table-cell>
          <table:table-cell office:value-type="time" office:time-value="PT17H40M17.345S">
            <text:p>17:40:17.35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89">
            <text:p>1789</text:p>
          </table:table-cell>
          <table:table-cell office:value-type="time" office:time-value="PT17H40M17.364S">
            <text:p>17:40:17.36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90">
            <text:p>1790</text:p>
          </table:table-cell>
          <table:table-cell office:value-type="time" office:time-value="PT17H40M17.335S">
            <text:p>17:40:17.34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91">
            <text:p>1791</text:p>
          </table:table-cell>
          <table:table-cell office:value-type="time" office:time-value="PT17H40M17.375S">
            <text:p>17:40:17.38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92">
            <text:p>1792</text:p>
          </table:table-cell>
          <table:table-cell office:value-type="time" office:time-value="PT17H40M16.768S">
            <text:p>17:40:16.77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674">
            <text:p>674</text:p>
          </table:table-cell>
          <table:table-cell office:value-type="string">
            <text:p>Success</text:p>
          </table:table-cell>
          <table:table-cell office:value-type="float" office:value="31677">
            <text:p>31677</text:p>
          </table:table-cell>
          <table:table-cell table:number-columns-repeated="1017"/>
        </table:table-row>
        <table:table-row table:style-name="ro1">
          <table:table-cell office:value-type="float" office:value="1793">
            <text:p>1793</text:p>
          </table:table-cell>
          <table:table-cell office:value-type="time" office:time-value="PT17H40M17.444S">
            <text:p>17:40:17.44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94">
            <text:p>1794</text:p>
          </table:table-cell>
          <table:table-cell office:value-type="time" office:time-value="PT17H40M17.424S">
            <text:p>17:40:17.42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95">
            <text:p>1795</text:p>
          </table:table-cell>
          <table:table-cell office:value-type="time" office:time-value="PT17H40M17.431S">
            <text:p>17:40:17.43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96">
            <text:p>1796</text:p>
          </table:table-cell>
          <table:table-cell office:value-type="time" office:time-value="PT17H40M17.465S">
            <text:p>17:40:17.47</text:p>
          </table:table-cell>
          <table:table-cell office:value-type="string">
            <text:p>TC0003_PlannerC 3-27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97">
            <text:p>1797</text:p>
          </table:table-cell>
          <table:table-cell office:value-type="time" office:time-value="PT17H40M17.482S">
            <text:p>17:40:17.48</text:p>
          </table:table-cell>
          <table:table-cell office:value-type="string">
            <text:p>TC0001_PlannerA 1-26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98">
            <text:p>1798</text:p>
          </table:table-cell>
          <table:table-cell office:value-type="time" office:time-value="PT17H40M17.513S">
            <text:p>17:40:17.51</text:p>
          </table:table-cell>
          <table:table-cell office:value-type="string">
            <text:p>TC0003_PlannerC 3-27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99">
            <text:p>1799</text:p>
          </table:table-cell>
          <table:table-cell office:value-type="time" office:time-value="PT17H40M15.598S">
            <text:p>17:40:15.60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2137">
            <text:p>2137</text:p>
          </table:table-cell>
          <table:table-cell office:value-type="string">
            <text:p>Success</text:p>
          </table:table-cell>
          <table:table-cell office:value-type="float" office:value="51024">
            <text:p>51024</text:p>
          </table:table-cell>
          <table:table-cell table:number-columns-repeated="1017"/>
        </table:table-row>
        <table:table-row table:style-name="ro1">
          <table:table-cell office:value-type="float" office:value="1800">
            <text:p>1800</text:p>
          </table:table-cell>
          <table:table-cell office:value-type="time" office:time-value="PT17H40M17.309S">
            <text:p>17:40:17.31</text:p>
          </table:table-cell>
          <table:table-cell office:value-type="string">
            <text:p>TC0001_PlannerA 1-5</text:p>
          </table:table-cell>
          <table:table-cell office:value-type="string">
            <text:p>/channels/plan</text:p>
          </table:table-cell>
          <table:table-cell office:value-type="float" office:value="432">
            <text:p>43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01">
            <text:p>1801</text:p>
          </table:table-cell>
          <table:table-cell office:value-type="time" office:time-value="PT17H40M17.746S">
            <text:p>17:40:17.75</text:p>
          </table:table-cell>
          <table:table-cell office:value-type="string">
            <text:p>TC0001_PlannerA 1-5</text:p>
          </table:table-cell>
          <table:table-cell office:value-type="string">
            <text:p>/channels/logout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2">
            <text:p>1802</text:p>
          </table:table-cell>
          <table:table-cell office:value-type="time" office:time-value="PT17H40M15.656S">
            <text:p>17:40:15.66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2121">
            <text:p>2121</text:p>
          </table:table-cell>
          <table:table-cell office:value-type="string">
            <text:p>Success</text:p>
          </table:table-cell>
          <table:table-cell office:value-type="float" office:value="58852">
            <text:p>58852</text:p>
          </table:table-cell>
          <table:table-cell table:number-columns-repeated="1017"/>
        </table:table-row>
        <table:table-row table:style-name="ro1">
          <table:table-cell office:value-type="float" office:value="1803">
            <text:p>1803</text:p>
          </table:table-cell>
          <table:table-cell office:value-type="time" office:time-value="PT17H40M17.773S">
            <text:p>17:40:17.77</text:p>
          </table:table-cell>
          <table:table-cell office:value-type="string">
            <text:p>TC0001_PlannerA 1-5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4">
            <text:p>1804</text:p>
          </table:table-cell>
          <table:table-cell office:value-type="time" office:time-value="PT17H40M17.779S">
            <text:p>17:40:17.78</text:p>
          </table:table-cell>
          <table:table-cell office:value-type="string">
            <text:p>TC0001_PlannerA 1-5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05">
            <text:p>1805</text:p>
          </table:table-cell>
          <table:table-cell office:value-type="time" office:time-value="PT17H40M17.741S">
            <text:p>17:40:17.74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06">
            <text:p>1806</text:p>
          </table:table-cell>
          <table:table-cell office:value-type="time" office:time-value="PT17H40M17.783S">
            <text:p>17:40:17.78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07">
            <text:p>1807</text:p>
          </table:table-cell>
          <table:table-cell office:value-type="time" office:time-value="PT17H40M17.793S">
            <text:p>17:40:17.79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08">
            <text:p>1808</text:p>
          </table:table-cell>
          <table:table-cell office:value-type="time" office:time-value="PT17H40M17.804S">
            <text:p>17:40:17.80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09">
            <text:p>1809</text:p>
          </table:table-cell>
          <table:table-cell office:value-type="time" office:time-value="PT17H40M17.82S">
            <text:p>17:40:17.82</text:p>
          </table:table-cell>
          <table:table-cell office:value-type="string">
            <text:p>TC0002_PlannerB 2-15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time" office:time-value="PT17H40M17.777S">
            <text:p>17:40:17.78</text:p>
          </table:table-cell>
          <table:table-cell office:value-type="string">
            <text:p>TC0003_PlannerC 3-8</text:p>
          </table:table-cell>
          <table:table-cell office:value-type="string">
            <text:p>/channels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11">
            <text:p>1811</text:p>
          </table:table-cell>
          <table:table-cell office:value-type="time" office:time-value="PT17H40M17.852S">
            <text:p>17:40:17.85</text:p>
          </table:table-cell>
          <table:table-cell office:value-type="string">
            <text:p>TC0003_PlannerC 3-8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2">
            <text:p>1812</text:p>
          </table:table-cell>
          <table:table-cell office:value-type="time" office:time-value="PT17H40M17.861S">
            <text:p>17:40:17.86</text:p>
          </table:table-cell>
          <table:table-cell office:value-type="string">
            <text:p>TC0003_PlannerC 3-8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3">
            <text:p>1813</text:p>
          </table:table-cell>
          <table:table-cell office:value-type="time" office:time-value="PT17H40M17.866S">
            <text:p>17:40:17.87</text:p>
          </table:table-cell>
          <table:table-cell office:value-type="string">
            <text:p>TC0003_PlannerC 3-8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14">
            <text:p>1814</text:p>
          </table:table-cell>
          <table:table-cell office:value-type="time" office:time-value="PT17H40M14.705S">
            <text:p>17:40:14.71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3500">
            <text:p>3500</text:p>
          </table:table-cell>
          <table:table-cell office:value-type="string">
            <text:p>Success</text:p>
          </table:table-cell>
          <table:table-cell office:value-type="float" office:value="50880">
            <text:p>50880</text:p>
          </table:table-cell>
          <table:table-cell table:number-columns-repeated="1017"/>
        </table:table-row>
        <table:table-row table:style-name="ro1">
          <table:table-cell office:value-type="float" office:value="1815">
            <text:p>1815</text:p>
          </table:table-cell>
          <table:table-cell office:value-type="time" office:time-value="PT17H40M13.635S">
            <text:p>17:40:13.64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4572">
            <text:p>4572</text:p>
          </table:table-cell>
          <table:table-cell office:value-type="string">
            <text:p>Success</text:p>
          </table:table-cell>
          <table:table-cell office:value-type="float" office:value="50927">
            <text:p>50927</text:p>
          </table:table-cell>
          <table:table-cell table:number-columns-repeated="1017"/>
        </table:table-row>
        <table:table-row table:style-name="ro1">
          <table:table-cell office:value-type="float" office:value="1816">
            <text:p>1816</text:p>
          </table:table-cell>
          <table:table-cell office:value-type="time" office:time-value="PT17H40M14.849S">
            <text:p>17:40:14.85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3381">
            <text:p>3381</text:p>
          </table:table-cell>
          <table:table-cell office:value-type="string">
            <text:p>Success</text:p>
          </table:table-cell>
          <table:table-cell office:value-type="float" office:value="50928">
            <text:p>50928</text:p>
          </table:table-cell>
          <table:table-cell table:number-columns-repeated="1017"/>
        </table:table-row>
        <table:table-row table:style-name="ro1">
          <table:table-cell office:value-type="float" office:value="1817">
            <text:p>1817</text:p>
          </table:table-cell>
          <table:table-cell office:value-type="time" office:time-value="PT17H40M17.373S">
            <text:p>17:40:17.37</text:p>
          </table:table-cell>
          <table:table-cell office:value-type="string">
            <text:p>TC0001_PlannerA 1-10</text:p>
          </table:table-cell>
          <table:table-cell office:value-type="string">
            <text:p>/channels/plan</text:p>
          </table:table-cell>
          <table:table-cell office:value-type="float" office:value="859">
            <text:p>85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18">
            <text:p>1818</text:p>
          </table:table-cell>
          <table:table-cell office:value-type="time" office:time-value="PT17H40M15.64S">
            <text:p>17:40:15.64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2592">
            <text:p>2592</text:p>
          </table:table-cell>
          <table:table-cell office:value-type="string">
            <text:p>Success</text:p>
          </table:table-cell>
          <table:table-cell office:value-type="float" office:value="58853">
            <text:p>58853</text:p>
          </table:table-cell>
          <table:table-cell table:number-columns-repeated="1017"/>
        </table:table-row>
        <table:table-row table:style-name="ro1">
          <table:table-cell office:value-type="float" office:value="1819">
            <text:p>1819</text:p>
          </table:table-cell>
          <table:table-cell office:value-type="time" office:time-value="PT17H40M18.208S">
            <text:p>17:40:18.21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time" office:time-value="PT17H40M18.233S">
            <text:p>17:40:18.23</text:p>
          </table:table-cell>
          <table:table-cell office:value-type="string">
            <text:p>TC0001_PlannerA 1-10</text:p>
          </table:table-cell>
          <table:table-cell office:value-type="string">
            <text:p>/channels/logout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21">
            <text:p>1821</text:p>
          </table:table-cell>
          <table:table-cell office:value-type="time" office:time-value="PT17H40M18.232S">
            <text:p>17:40:18.23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22">
            <text:p>1822</text:p>
          </table:table-cell>
          <table:table-cell office:value-type="time" office:time-value="PT17H40M18.236S">
            <text:p>17:40:18.24</text:p>
          </table:table-cell>
          <table:table-cell office:value-type="string">
            <text:p>TC0001_PlannerA 1-28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23">
            <text:p>1823</text:p>
          </table:table-cell>
          <table:table-cell office:value-type="time" office:time-value="PT17H40M18.277S">
            <text:p>17:40:18.28</text:p>
          </table:table-cell>
          <table:table-cell office:value-type="string">
            <text:p>TC0001_PlannerA 1-10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24">
            <text:p>1824</text:p>
          </table:table-cell>
          <table:table-cell office:value-type="time" office:time-value="PT17H40M18.283S">
            <text:p>17:40:18.28</text:p>
          </table:table-cell>
          <table:table-cell office:value-type="string">
            <text:p>TC0001_PlannerA 1-10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25">
            <text:p>1825</text:p>
          </table:table-cell>
          <table:table-cell office:value-type="time" office:time-value="PT17H40M18.279S">
            <text:p>17:40:18.28</text:p>
          </table:table-cell>
          <table:table-cell office:value-type="string">
            <text:p>TC0001_PlannerA 1-18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26">
            <text:p>1826</text:p>
          </table:table-cell>
          <table:table-cell office:value-type="time" office:time-value="PT17H40M14.194S">
            <text:p>17:40:14.19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4317">
            <text:p>4317</text:p>
          </table:table-cell>
          <table:table-cell office:value-type="string">
            <text:p>Success</text:p>
          </table:table-cell>
          <table:table-cell office:value-type="float" office:value="50929">
            <text:p>50929</text:p>
          </table:table-cell>
          <table:table-cell table:number-columns-repeated="1017"/>
        </table:table-row>
        <table:table-row table:style-name="ro1">
          <table:table-cell office:value-type="float" office:value="1827">
            <text:p>1827</text:p>
          </table:table-cell>
          <table:table-cell office:value-type="time" office:time-value="PT17H40M18.517S">
            <text:p>17:40:18.52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28">
            <text:p>1828</text:p>
          </table:table-cell>
          <table:table-cell office:value-type="time" office:time-value="PT17H40M18.53S">
            <text:p>17:40:18.53</text:p>
          </table:table-cell>
          <table:table-cell office:value-type="string">
            <text:p>TC0001_PlannerA 1-3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29">
            <text:p>1829</text:p>
          </table:table-cell>
          <table:table-cell office:value-type="time" office:time-value="PT17H40M09.283S">
            <text:p>17:40:09.28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9344">
            <text:p>9344</text:p>
          </table:table-cell>
          <table:table-cell office:value-type="string">
            <text:p>Success</text:p>
          </table:table-cell>
          <table:table-cell office:value-type="float" office:value="58374">
            <text:p>58374</text:p>
          </table:table-cell>
          <table:table-cell table:number-columns-repeated="1017"/>
        </table:table-row>
        <table:table-row table:style-name="ro1">
          <table:table-cell office:value-type="float" office:value="1830">
            <text:p>1830</text:p>
          </table:table-cell>
          <table:table-cell office:value-type="time" office:time-value="PT17H40M17.31S">
            <text:p>17:40:17.31</text:p>
          </table:table-cell>
          <table:table-cell office:value-type="string">
            <text:p>TC0001_PlannerA 1-20</text:p>
          </table:table-cell>
          <table:table-cell office:value-type="string">
            <text:p>/channels/plan</text:p>
          </table:table-cell>
          <table:table-cell office:value-type="float" office:value="1333">
            <text:p>133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31">
            <text:p>1831</text:p>
          </table:table-cell>
          <table:table-cell office:value-type="time" office:time-value="PT17H40M18.541S">
            <text:p>17:40:18.54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1">
          <table:table-cell office:value-type="float" office:value="1832">
            <text:p>1832</text:p>
          </table:table-cell>
          <table:table-cell office:value-type="time" office:time-value="PT17H40M18.634S">
            <text:p>17:40:18.63</text:p>
          </table:table-cell>
          <table:table-cell office:value-type="string">
            <text:p>TC0002_PlannerB 2-25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833">
            <text:p>1833</text:p>
          </table:table-cell>
          <table:table-cell office:value-type="time" office:time-value="PT17H40M18.649S">
            <text:p>17:40:18.65</text:p>
          </table:table-cell>
          <table:table-cell office:value-type="string">
            <text:p>TC0001_PlannerA 1-20</text:p>
          </table:table-cell>
          <table:table-cell office:value-type="string">
            <text:p>/channels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34">
            <text:p>1834</text:p>
          </table:table-cell>
          <table:table-cell office:value-type="time" office:time-value="PT17H40M18.657S">
            <text:p>17:40:18.66</text:p>
          </table:table-cell>
          <table:table-cell office:value-type="string">
            <text:p>TC0002_PlannerB 2-25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835">
            <text:p>1835</text:p>
          </table:table-cell>
          <table:table-cell office:value-type="time" office:time-value="PT17H40M18.665S">
            <text:p>17:40:18.67</text:p>
          </table:table-cell>
          <table:table-cell office:value-type="string">
            <text:p>TC0001_PlannerA 1-20</text:p>
          </table:table-cell>
          <table:table-cell office:value-type="string">
            <text:p>/channels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36">
            <text:p>1836</text:p>
          </table:table-cell>
          <table:table-cell office:value-type="time" office:time-value="PT17H40M18.675S">
            <text:p>17:40:18.68</text:p>
          </table:table-cell>
          <table:table-cell office:value-type="string">
            <text:p>TC0001_PlannerA 1-20</text:p>
          </table:table-cell>
          <table:table-cell office:value-type="string">
            <text:p>/channels/login.html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37">
            <text:p>1837</text:p>
          </table:table-cell>
          <table:table-cell office:value-type="time" office:time-value="PT17H40M18.234S">
            <text:p>17:40:18.23</text:p>
          </table:table-cell>
          <table:table-cell office:value-type="string">
            <text:p>TC0003_PlannerC 3-22</text:p>
          </table:table-cell>
          <table:table-cell office:value-type="string">
            <text:p>/channels/plan</text:p>
          </table:table-cell>
          <table:table-cell office:value-type="float" office:value="514">
            <text:p>51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38">
            <text:p>1838</text:p>
          </table:table-cell>
          <table:table-cell office:value-type="time" office:time-value="PT17H40M18.752S">
            <text:p>17:40:18.75</text:p>
          </table:table-cell>
          <table:table-cell office:value-type="string">
            <text:p>TC0003_PlannerC 3-22</text:p>
          </table:table-cell>
          <table:table-cell office:value-type="string">
            <text:p>/channels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39">
            <text:p>1839</text:p>
          </table:table-cell>
          <table:table-cell office:value-type="time" office:time-value="PT17H40M18.771S">
            <text:p>17:40:18.77</text:p>
          </table:table-cell>
          <table:table-cell office:value-type="string">
            <text:p>TC0003_PlannerC 3-22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office:value-type="time" office:time-value="PT17H40M18.78S">
            <text:p>17:40:18.78</text:p>
          </table:table-cell>
          <table:table-cell office:value-type="string">
            <text:p>TC0003_PlannerC 3-22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41">
            <text:p>1841</text:p>
          </table:table-cell>
          <table:table-cell office:value-type="time" office:time-value="PT17H40M18.67S">
            <text:p>17:40:18.67</text:p>
          </table:table-cell>
          <table:table-cell office:value-type="string">
            <text:p>TC0002_PlannerB 2-25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445">
            <text:p>445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1842">
            <text:p>1842</text:p>
          </table:table-cell>
          <table:table-cell office:value-type="time" office:time-value="PT17H39M49.575S">
            <text:p>17:39:49.58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29551">
            <text:p>29551</text:p>
          </table:table-cell>
          <table:table-cell office:value-type="string">
            <text:p>Success</text:p>
          </table:table-cell>
          <table:table-cell office:value-type="float" office:value="39214">
            <text:p>39214</text:p>
          </table:table-cell>
          <table:table-cell table:number-columns-repeated="1017"/>
        </table:table-row>
        <table:table-row table:style-name="ro1">
          <table:table-cell office:value-type="float" office:value="1843">
            <text:p>1843</text:p>
          </table:table-cell>
          <table:table-cell office:value-type="time" office:time-value="PT17H40M19.121S">
            <text:p>17:40:19.12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089">
            <text:p>1089</text:p>
          </table:table-cell>
          <table:table-cell table:number-columns-repeated="1017"/>
        </table:table-row>
        <table:table-row table:style-name="ro1">
          <table:table-cell office:value-type="float" office:value="1844">
            <text:p>1844</text:p>
          </table:table-cell>
          <table:table-cell office:value-type="time" office:time-value="PT17H40M15.63S">
            <text:p>17:40:15.63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3605">
            <text:p>3605</text:p>
          </table:table-cell>
          <table:table-cell office:value-type="string">
            <text:p>Success</text:p>
          </table:table-cell>
          <table:table-cell office:value-type="float" office:value="56885">
            <text:p>56885</text:p>
          </table:table-cell>
          <table:table-cell table:number-columns-repeated="1017"/>
        </table:table-row>
        <table:table-row table:style-name="ro1">
          <table:table-cell office:value-type="float" office:value="1845">
            <text:p>1845</text:p>
          </table:table-cell>
          <table:table-cell office:value-type="time" office:time-value="PT17H40M18.656S">
            <text:p>17:40:18.66</text:p>
          </table:table-cell>
          <table:table-cell office:value-type="string">
            <text:p>TC0001_PlannerA 1-3</text:p>
          </table:table-cell>
          <table:table-cell office:value-type="string">
            <text:p>/channels/plan</text:p>
          </table:table-cell>
          <table:table-cell office:value-type="float" office:value="609">
            <text:p>60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46">
            <text:p>1846</text:p>
          </table:table-cell>
          <table:table-cell office:value-type="time" office:time-value="PT17H40M19.271S">
            <text:p>17:40:19.27</text:p>
          </table:table-cell>
          <table:table-cell office:value-type="string">
            <text:p>TC0001_PlannerA 1-3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47">
            <text:p>1847</text:p>
          </table:table-cell>
          <table:table-cell office:value-type="time" office:time-value="PT17H40M19.28S">
            <text:p>17:40:19.28</text:p>
          </table:table-cell>
          <table:table-cell office:value-type="string">
            <text:p>TC0001_PlannerA 1-3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48">
            <text:p>1848</text:p>
          </table:table-cell>
          <table:table-cell office:value-type="time" office:time-value="PT17H40M19.285S">
            <text:p>17:40:19.29</text:p>
          </table:table-cell>
          <table:table-cell office:value-type="string">
            <text:p>TC0001_PlannerA 1-3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49">
            <text:p>1849</text:p>
          </table:table-cell>
          <table:table-cell office:value-type="time" office:time-value="PT17H40M19.241S">
            <text:p>17:40:19.24</text:p>
          </table:table-cell>
          <table:table-cell office:value-type="string">
            <text:p>TC0003_PlannerC 3-14</text:p>
          </table:table-cell>
          <table:table-cell office:value-type="string">
            <text:p>/channels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office:value-type="time" office:time-value="PT17H40M19.304S">
            <text:p>17:40:19.30</text:p>
          </table:table-cell>
          <table:table-cell office:value-type="string">
            <text:p>TC0003_PlannerC 3-14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1">
            <text:p>1851</text:p>
          </table:table-cell>
          <table:table-cell office:value-type="time" office:time-value="PT17H40M19.312S">
            <text:p>17:40:19.31</text:p>
          </table:table-cell>
          <table:table-cell office:value-type="string">
            <text:p>TC0003_PlannerC 3-14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2">
            <text:p>1852</text:p>
          </table:table-cell>
          <table:table-cell office:value-type="time" office:time-value="PT17H40M19.317S">
            <text:p>17:40:19.32</text:p>
          </table:table-cell>
          <table:table-cell office:value-type="string">
            <text:p>TC0003_PlannerC 3-14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53">
            <text:p>1853</text:p>
          </table:table-cell>
          <table:table-cell office:value-type="time" office:time-value="PT17H40M09.055S">
            <text:p>17:40:09.06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0460">
            <text:p>10460</text:p>
          </table:table-cell>
          <table:table-cell office:value-type="string">
            <text:p>Success</text:p>
          </table:table-cell>
          <table:table-cell office:value-type="float" office:value="23334">
            <text:p>23334</text:p>
          </table:table-cell>
          <table:table-cell table:number-columns-repeated="1017"/>
        </table:table-row>
        <table:table-row table:style-name="ro1">
          <table:table-cell office:value-type="float" office:value="1854">
            <text:p>1854</text:p>
          </table:table-cell>
          <table:table-cell office:value-type="time" office:time-value="PT17H40M14.048S">
            <text:p>17:40:14.05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5507">
            <text:p>5507</text:p>
          </table:table-cell>
          <table:table-cell office:value-type="string">
            <text:p>Success</text:p>
          </table:table-cell>
          <table:table-cell office:value-type="float" office:value="9432">
            <text:p>9432</text:p>
          </table:table-cell>
          <table:table-cell table:number-columns-repeated="1017"/>
        </table:table-row>
        <table:table-row table:style-name="ro1">
          <table:table-cell office:value-type="float" office:value="1855">
            <text:p>1855</text:p>
          </table:table-cell>
          <table:table-cell office:value-type="time" office:time-value="PT17H40M17.441S">
            <text:p>17:40:17.44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118">
            <text:p>2118</text:p>
          </table:table-cell>
          <table:table-cell office:value-type="string">
            <text:p>Success</text:p>
          </table:table-cell>
          <table:table-cell office:value-type="float" office:value="41244">
            <text:p>41244</text:p>
          </table:table-cell>
          <table:table-cell table:number-columns-repeated="1017"/>
        </table:table-row>
        <table:table-row table:style-name="ro1">
          <table:table-cell office:value-type="float" office:value="1856">
            <text:p>1856</text:p>
          </table:table-cell>
          <table:table-cell office:value-type="time" office:time-value="PT17H40M19.561S">
            <text:p>17:40:19.56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57">
            <text:p>1857</text:p>
          </table:table-cell>
          <table:table-cell office:value-type="time" office:time-value="PT17H40M10.1S">
            <text:p>17:40:10.10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9503">
            <text:p>9503</text:p>
          </table:table-cell>
          <table:table-cell office:value-type="string">
            <text:p>Success</text:p>
          </table:table-cell>
          <table:table-cell office:value-type="float" office:value="35670">
            <text:p>35670</text:p>
          </table:table-cell>
          <table:table-cell table:number-columns-repeated="1017"/>
        </table:table-row>
        <table:table-row table:style-name="ro1">
          <table:table-cell office:value-type="float" office:value="1858">
            <text:p>1858</text:p>
          </table:table-cell>
          <table:table-cell office:value-type="time" office:time-value="PT17H40M09.05S">
            <text:p>17:40:09.05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10555">
            <text:p>10555</text:p>
          </table:table-cell>
          <table:table-cell office:value-type="string">
            <text:p>Success</text:p>
          </table:table-cell>
          <table:table-cell office:value-type="float" office:value="23334">
            <text:p>23334</text:p>
          </table:table-cell>
          <table:table-cell table:number-columns-repeated="1017"/>
        </table:table-row>
        <table:table-row table:style-name="ro1">
          <table:table-cell office:value-type="float" office:value="1859">
            <text:p>1859</text:p>
          </table:table-cell>
          <table:table-cell office:value-type="time" office:time-value="PT17H40M14.082S">
            <text:p>17:40:14.08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5526">
            <text:p>5526</text:p>
          </table:table-cell>
          <table:table-cell office:value-type="string">
            <text:p>Success</text:p>
          </table:table-cell>
          <table:table-cell office:value-type="float" office:value="31677">
            <text:p>31677</text:p>
          </table:table-cell>
          <table:table-cell table:number-columns-repeated="1017"/>
        </table:table-row>
        <table:table-row table:style-name="ro1">
          <table:table-cell office:value-type="float" office:value="1860">
            <text:p>1860</text:p>
          </table:table-cell>
          <table:table-cell office:value-type="time" office:time-value="PT17H40M19.609S">
            <text:p>17:40:19.61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61">
            <text:p>1861</text:p>
          </table:table-cell>
          <table:table-cell office:value-type="time" office:time-value="PT17H40M19.605S">
            <text:p>17:40:19.61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62">
            <text:p>1862</text:p>
          </table:table-cell>
          <table:table-cell office:value-type="time" office:time-value="PT17H40M19.623S">
            <text:p>17:40:19.62</text:p>
          </table:table-cell>
          <table:table-cell office:value-type="string">
            <text:p>TC0003_PlannerC 3-29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63">
            <text:p>1863</text:p>
          </table:table-cell>
          <table:table-cell office:value-type="time" office:time-value="PT17H40M19.63S">
            <text:p>17:40:19.63</text:p>
          </table:table-cell>
          <table:table-cell office:value-type="string">
            <text:p>TC0003_PlannerC 3-6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64">
            <text:p>1864</text:p>
          </table:table-cell>
          <table:table-cell office:value-type="time" office:time-value="PT17H40M19.658S">
            <text:p>17:40:19.66</text:p>
          </table:table-cell>
          <table:table-cell office:value-type="string">
            <text:p>TC0003_PlannerC 3-29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65">
            <text:p>1865</text:p>
          </table:table-cell>
          <table:table-cell office:value-type="time" office:time-value="PT17H40M15.623S">
            <text:p>17:40:15.62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4241">
            <text:p>4241</text:p>
          </table:table-cell>
          <table:table-cell office:value-type="string">
            <text:p>Success</text:p>
          </table:table-cell>
          <table:table-cell office:value-type="float" office:value="58765">
            <text:p>58765</text:p>
          </table:table-cell>
          <table:table-cell table:number-columns-repeated="1017"/>
        </table:table-row>
        <table:table-row table:style-name="ro1">
          <table:table-cell office:value-type="float" office:value="1866">
            <text:p>1866</text:p>
          </table:table-cell>
          <table:table-cell office:value-type="time" office:time-value="PT17H40M19.556S">
            <text:p>17:40:19.56</text:p>
          </table:table-cell>
          <table:table-cell office:value-type="string">
            <text:p>TC0001_PlannerA 1-14</text:p>
          </table:table-cell>
          <table:table-cell office:value-type="string">
            <text:p>/channels/plan</text:p>
          </table:table-cell>
          <table:table-cell office:value-type="float" office:value="335">
            <text:p>33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67">
            <text:p>1867</text:p>
          </table:table-cell>
          <table:table-cell office:value-type="time" office:time-value="PT17H40M19.892S">
            <text:p>17:40:19.89</text:p>
          </table:table-cell>
          <table:table-cell office:value-type="string">
            <text:p>TC0001_PlannerA 1-14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8">
            <text:p>1868</text:p>
          </table:table-cell>
          <table:table-cell office:value-type="time" office:time-value="PT17H40M19.9S">
            <text:p>17:40:19.90</text:p>
          </table:table-cell>
          <table:table-cell office:value-type="string">
            <text:p>TC0001_PlannerA 1-14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69">
            <text:p>1869</text:p>
          </table:table-cell>
          <table:table-cell office:value-type="time" office:time-value="PT17H40M19.904S">
            <text:p>17:40:19.90</text:p>
          </table:table-cell>
          <table:table-cell office:value-type="string">
            <text:p>TC0001_PlannerA 1-14</text:p>
          </table:table-cell>
          <table:table-cell office:value-type="string">
            <text:p>/channels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70">
            <text:p>1870</text:p>
          </table:table-cell>
          <table:table-cell office:value-type="time" office:time-value="PT17H40M19.87S">
            <text:p>17:40:19.87</text:p>
          </table:table-cell>
          <table:table-cell office:value-type="string">
            <text:p>TC0003_PlannerC 3-9</text:p>
          </table:table-cell>
          <table:table-cell office:value-type="string">
            <text:p>/channels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71">
            <text:p>1871</text:p>
          </table:table-cell>
          <table:table-cell office:value-type="time" office:time-value="PT17H40M19.932S">
            <text:p>17:40:19.93</text:p>
          </table:table-cell>
          <table:table-cell office:value-type="string">
            <text:p>TC0003_PlannerC 3-9</text:p>
          </table:table-cell>
          <table:table-cell office:value-type="string">
            <text:p>/channels/logout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72">
            <text:p>1872</text:p>
          </table:table-cell>
          <table:table-cell office:value-type="time" office:time-value="PT17H40M19.958S">
            <text:p>17:40:19.96</text:p>
          </table:table-cell>
          <table:table-cell office:value-type="string">
            <text:p>TC0003_PlannerC 3-9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73">
            <text:p>1873</text:p>
          </table:table-cell>
          <table:table-cell office:value-type="time" office:time-value="PT17H40M19.963S">
            <text:p>17:40:19.96</text:p>
          </table:table-cell>
          <table:table-cell office:value-type="string">
            <text:p>TC0003_PlannerC 3-9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74">
            <text:p>1874</text:p>
          </table:table-cell>
          <table:table-cell office:value-type="time" office:time-value="PT17H40M13.589S">
            <text:p>17:40:13.59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6438">
            <text:p>6438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875">
            <text:p>1875</text:p>
          </table:table-cell>
          <table:table-cell office:value-type="time" office:time-value="PT17H40M19.672S">
            <text:p>17:40:19.67</text:p>
          </table:table-cell>
          <table:table-cell office:value-type="string">
            <text:p>TC0003_PlannerC 3-6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364">
            <text:p>364</text:p>
          </table:table-cell>
          <table:table-cell office:value-type="string">
            <text:p>Success</text:p>
          </table:table-cell>
          <table:table-cell office:value-type="float" office:value="35482">
            <text:p>35482</text:p>
          </table:table-cell>
          <table:table-cell table:number-columns-repeated="1017"/>
        </table:table-row>
        <table:table-row table:style-name="ro1">
          <table:table-cell office:value-type="float" office:value="1876">
            <text:p>1876</text:p>
          </table:table-cell>
          <table:table-cell office:value-type="time" office:time-value="PT17H40M09.365S">
            <text:p>17:40:09.37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10721">
            <text:p>10721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877">
            <text:p>1877</text:p>
          </table:table-cell>
          <table:table-cell office:value-type="time" office:time-value="PT17H40M17.431S">
            <text:p>17:40:17.43</text:p>
          </table:table-cell>
          <table:table-cell office:value-type="string">
            <text:p>TC0001_PlannerA 1-24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658">
            <text:p>2658</text:p>
          </table:table-cell>
          <table:table-cell office:value-type="string">
            <text:p>Success</text:p>
          </table:table-cell>
          <table:table-cell office:value-type="float" office:value="41244">
            <text:p>41244</text:p>
          </table:table-cell>
          <table:table-cell table:number-columns-repeated="1017"/>
        </table:table-row>
        <table:table-row table:style-name="ro1">
          <table:table-cell office:value-type="float" office:value="1878">
            <text:p>1878</text:p>
          </table:table-cell>
          <table:table-cell office:value-type="time" office:time-value="PT17H40M09.294S">
            <text:p>17:40:09.29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10802">
            <text:p>10802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879">
            <text:p>1879</text:p>
          </table:table-cell>
          <table:table-cell office:value-type="time" office:time-value="PT17H40M17.432S">
            <text:p>17:40:17.43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2680">
            <text:p>2680</text:p>
          </table:table-cell>
          <table:table-cell office:value-type="string">
            <text:p>Success</text:p>
          </table:table-cell>
          <table:table-cell office:value-type="float" office:value="47345">
            <text:p>47345</text:p>
          </table:table-cell>
          <table:table-cell table:number-columns-repeated="1017"/>
        </table:table-row>
        <table:table-row table:style-name="ro1">
          <table:table-cell office:value-type="float" office:value="1880">
            <text:p>1880</text:p>
          </table:table-cell>
          <table:table-cell office:value-type="time" office:time-value="PT17H40M20.09S">
            <text:p>17:40:20.09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81">
            <text:p>1881</text:p>
          </table:table-cell>
          <table:table-cell office:value-type="time" office:time-value="PT17H40M19.594S">
            <text:p>17:40:19.59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531">
            <text:p>531</text:p>
          </table:table-cell>
          <table:table-cell office:value-type="string">
            <text:p>Success</text:p>
          </table:table-cell>
          <table:table-cell office:value-type="float" office:value="46673">
            <text:p>46673</text:p>
          </table:table-cell>
          <table:table-cell table:number-columns-repeated="1017"/>
        </table:table-row>
        <table:table-row table:style-name="ro1">
          <table:table-cell office:value-type="float" office:value="1882">
            <text:p>1882</text:p>
          </table:table-cell>
          <table:table-cell office:value-type="time" office:time-value="PT17H39M56.404S">
            <text:p>17:39:56.40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23722">
            <text:p>23722</text:p>
          </table:table-cell>
          <table:table-cell office:value-type="string">
            <text:p>Success</text:p>
          </table:table-cell>
          <table:table-cell office:value-type="float" office:value="78956">
            <text:p>78956</text:p>
          </table:table-cell>
          <table:table-cell table:number-columns-repeated="1017"/>
        </table:table-row>
        <table:table-row table:style-name="ro1">
          <table:table-cell office:value-type="float" office:value="1883">
            <text:p>1883</text:p>
          </table:table-cell>
          <table:table-cell office:value-type="time" office:time-value="PT17H40M18.279S">
            <text:p>17:40:18.28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1848">
            <text:p>1848</text:p>
          </table:table-cell>
          <table:table-cell office:value-type="string">
            <text:p>Success</text:p>
          </table:table-cell>
          <table:table-cell office:value-type="float" office:value="9432">
            <text:p>9432</text:p>
          </table:table-cell>
          <table:table-cell table:number-columns-repeated="1017"/>
        </table:table-row>
        <table:table-row table:style-name="ro1">
          <table:table-cell office:value-type="float" office:value="1884">
            <text:p>1884</text:p>
          </table:table-cell>
          <table:table-cell office:value-type="time" office:time-value="PT17H40M18.293S">
            <text:p>17:40:18.29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1833">
            <text:p>1833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1">
          <table:table-cell office:value-type="float" office:value="1885">
            <text:p>1885</text:p>
          </table:table-cell>
          <table:table-cell office:value-type="time" office:time-value="PT17H40M17.468S">
            <text:p>17:40:17.47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663">
            <text:p>2663</text:p>
          </table:table-cell>
          <table:table-cell office:value-type="string">
            <text:p>Success</text:p>
          </table:table-cell>
          <table:table-cell office:value-type="float" office:value="41244">
            <text:p>41244</text:p>
          </table:table-cell>
          <table:table-cell table:number-columns-repeated="1017"/>
        </table:table-row>
        <table:table-row table:style-name="ro1">
          <table:table-cell office:value-type="float" office:value="1886">
            <text:p>1886</text:p>
          </table:table-cell>
          <table:table-cell office:value-type="time" office:time-value="PT17H40M09.126S">
            <text:p>17:40:09.13</text:p>
          </table:table-cell>
          <table:table-cell office:value-type="string">
            <text:p>TC0001_PlannerA 1-25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1010">
            <text:p>11010</text:p>
          </table:table-cell>
          <table:table-cell office:value-type="string">
            <text:p>Success</text:p>
          </table:table-cell>
          <table:table-cell office:value-type="float" office:value="41244">
            <text:p>41244</text:p>
          </table:table-cell>
          <table:table-cell table:number-columns-repeated="1017"/>
        </table:table-row>
        <table:table-row table:style-name="ro1">
          <table:table-cell office:value-type="float" office:value="1887">
            <text:p>1887</text:p>
          </table:table-cell>
          <table:table-cell office:value-type="time" office:time-value="PT17H40M17.339S">
            <text:p>17:40:17.34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800">
            <text:p>2800</text:p>
          </table:table-cell>
          <table:table-cell office:value-type="string">
            <text:p>Success</text:p>
          </table:table-cell>
          <table:table-cell office:value-type="float" office:value="41244">
            <text:p>41244</text:p>
          </table:table-cell>
          <table:table-cell table:number-columns-repeated="1017"/>
        </table:table-row>
        <table:table-row table:style-name="ro1">
          <table:table-cell office:value-type="float" office:value="1888">
            <text:p>1888</text:p>
          </table:table-cell>
          <table:table-cell office:value-type="time" office:time-value="PT17H40M20.127S">
            <text:p>17:40:20.13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89">
            <text:p>1889</text:p>
          </table:table-cell>
          <table:table-cell office:value-type="time" office:time-value="PT17H40M15.089S">
            <text:p>17:40:15.09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5061">
            <text:p>5061</text:p>
          </table:table-cell>
          <table:table-cell office:value-type="string">
            <text:p>Success</text:p>
          </table:table-cell>
          <table:table-cell office:value-type="float" office:value="31677">
            <text:p>31677</text:p>
          </table:table-cell>
          <table:table-cell table:number-columns-repeated="1017"/>
        </table:table-row>
        <table:table-row table:style-name="ro1">
          <table:table-cell office:value-type="float" office:value="1890">
            <text:p>1890</text:p>
          </table:table-cell>
          <table:table-cell office:value-type="time" office:time-value="PT17H40M20.132S">
            <text:p>17:40:20.13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91">
            <text:p>1891</text:p>
          </table:table-cell>
          <table:table-cell office:value-type="time" office:time-value="PT17H40M20.139S">
            <text:p>17:40:20.14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92">
            <text:p>1892</text:p>
          </table:table-cell>
          <table:table-cell office:value-type="time" office:time-value="PT17H40M13.695S">
            <text:p>17:40:13.70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6493">
            <text:p>6493</text:p>
          </table:table-cell>
          <table:table-cell office:value-type="string">
            <text:p>Success</text:p>
          </table:table-cell>
          <table:table-cell office:value-type="float" office:value="61230">
            <text:p>61230</text:p>
          </table:table-cell>
          <table:table-cell table:number-columns-repeated="1017"/>
        </table:table-row>
        <table:table-row table:style-name="ro1">
          <table:table-cell office:value-type="float" office:value="1893">
            <text:p>1893</text:p>
          </table:table-cell>
          <table:table-cell office:value-type="time" office:time-value="PT17H40M20.137S">
            <text:p>17:40:20.14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94">
            <text:p>1894</text:p>
          </table:table-cell>
          <table:table-cell office:value-type="time" office:time-value="PT17H40M20.15S">
            <text:p>17:40:20.15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95">
            <text:p>1895</text:p>
          </table:table-cell>
          <table:table-cell office:value-type="time" office:time-value="PT17H40M20.197S">
            <text:p>17:40:20.20</text:p>
          </table:table-cell>
          <table:table-cell office:value-type="string">
            <text:p>TC0003_PlannerC 3-7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96">
            <text:p>1896</text:p>
          </table:table-cell>
          <table:table-cell office:value-type="time" office:time-value="PT17H40M20.229S">
            <text:p>17:40:20.23</text:p>
          </table:table-cell>
          <table:table-cell office:value-type="string">
            <text:p>TC0003_PlannerC 3-7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97">
            <text:p>1897</text:p>
          </table:table-cell>
          <table:table-cell office:value-type="time" office:time-value="PT17H40M17.329S">
            <text:p>17:40:17.33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3100">
            <text:p>3100</text:p>
          </table:table-cell>
          <table:table-cell office:value-type="string">
            <text:p>Success</text:p>
          </table:table-cell>
          <table:table-cell office:value-type="float" office:value="50882">
            <text:p>50882</text:p>
          </table:table-cell>
          <table:table-cell table:number-columns-repeated="1017"/>
        </table:table-row>
        <table:table-row table:style-name="ro1">
          <table:table-cell office:value-type="float" office:value="1898">
            <text:p>1898</text:p>
          </table:table-cell>
          <table:table-cell office:value-type="time" office:time-value="PT17H40M20.129S">
            <text:p>17:40:20.13</text:p>
          </table:table-cell>
          <table:table-cell office:value-type="string">
            <text:p>TC0001_PlannerA 1-28</text:p>
          </table:table-cell>
          <table:table-cell office:value-type="string">
            <text:p>/channels/plan</text:p>
          </table:table-cell>
          <table:table-cell office:value-type="float" office:value="509">
            <text:p>50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99">
            <text:p>1899</text:p>
          </table:table-cell>
          <table:table-cell office:value-type="time" office:time-value="PT17H40M20.644S">
            <text:p>17:40:20.64</text:p>
          </table:table-cell>
          <table:table-cell office:value-type="string">
            <text:p>TC0001_PlannerA 1-28</text:p>
          </table:table-cell>
          <table:table-cell office:value-type="string">
            <text:p>/channels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00">
            <text:p>1900</text:p>
          </table:table-cell>
          <table:table-cell office:value-type="time" office:time-value="PT17H40M20.655S">
            <text:p>17:40:20.66</text:p>
          </table:table-cell>
          <table:table-cell office:value-type="string">
            <text:p>TC0001_PlannerA 1-28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01">
            <text:p>1901</text:p>
          </table:table-cell>
          <table:table-cell office:value-type="time" office:time-value="PT17H40M20.66S">
            <text:p>17:40:20.66</text:p>
          </table:table-cell>
          <table:table-cell office:value-type="string">
            <text:p>TC0001_PlannerA 1-28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02">
            <text:p>1902</text:p>
          </table:table-cell>
          <table:table-cell office:value-type="time" office:time-value="PT17H40M20.13S">
            <text:p>17:40:20.13</text:p>
          </table:table-cell>
          <table:table-cell office:value-type="string">
            <text:p>TC0001_PlannerA 1-18</text:p>
          </table:table-cell>
          <table:table-cell office:value-type="string">
            <text:p>/channels/plan</text:p>
          </table:table-cell>
          <table:table-cell office:value-type="float" office:value="559">
            <text:p>55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903">
            <text:p>1903</text:p>
          </table:table-cell>
          <table:table-cell office:value-type="time" office:time-value="PT17H40M20.69S">
            <text:p>17:40:20.69</text:p>
          </table:table-cell>
          <table:table-cell office:value-type="string">
            <text:p>TC0001_PlannerA 1-18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04">
            <text:p>1904</text:p>
          </table:table-cell>
          <table:table-cell office:value-type="time" office:time-value="PT17H40M20.698S">
            <text:p>17:40:20.70</text:p>
          </table:table-cell>
          <table:table-cell office:value-type="string">
            <text:p>TC0001_PlannerA 1-18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05">
            <text:p>1905</text:p>
          </table:table-cell>
          <table:table-cell office:value-type="time" office:time-value="PT17H40M20.741S">
            <text:p>17:40:20.74</text:p>
          </table:table-cell>
          <table:table-cell office:value-type="string">
            <text:p>TC0001_PlannerA 1-1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06">
            <text:p>1906</text:p>
          </table:table-cell>
          <table:table-cell office:value-type="time" office:time-value="PT17H40M16.864S">
            <text:p>17:40:16.86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4124">
            <text:p>4124</text:p>
          </table:table-cell>
          <table:table-cell office:value-type="string">
            <text:p>Success</text:p>
          </table:table-cell>
          <table:table-cell office:value-type="float" office:value="56451">
            <text:p>56451</text:p>
          </table:table-cell>
          <table:table-cell table:number-columns-repeated="1017"/>
        </table:table-row>
        <table:table-row table:style-name="ro1">
          <table:table-cell office:value-type="float" office:value="1907">
            <text:p>1907</text:p>
          </table:table-cell>
          <table:table-cell office:value-type="time" office:time-value="PT17H40M20.994S">
            <text:p>17:40:20.99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908">
            <text:p>1908</text:p>
          </table:table-cell>
          <table:table-cell office:value-type="time" office:time-value="PT17H40M13.483S">
            <text:p>17:40:13.48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7572">
            <text:p>7572</text:p>
          </table:table-cell>
          <table:table-cell office:value-type="string">
            <text:p>Success</text:p>
          </table:table-cell>
          <table:table-cell office:value-type="float" office:value="77618">
            <text:p>77618</text:p>
          </table:table-cell>
          <table:table-cell table:number-columns-repeated="1017"/>
        </table:table-row>
        <table:table-row table:style-name="ro1">
          <table:table-cell office:value-type="float" office:value="1909">
            <text:p>1909</text:p>
          </table:table-cell>
          <table:table-cell office:value-type="time" office:time-value="PT17H40M21.016S">
            <text:p>17:40:21.02</text:p>
          </table:table-cell>
          <table:table-cell office:value-type="string">
            <text:p>TC0001_PlannerA 1-8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910">
            <text:p>1910</text:p>
          </table:table-cell>
          <table:table-cell office:value-type="time" office:time-value="PT17H40M21.06S">
            <text:p>17:40:21.06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713">
            <text:p>713</text:p>
          </table:table-cell>
          <table:table-cell table:number-columns-repeated="1017"/>
        </table:table-row>
        <table:table-row table:style-name="ro1">
          <table:table-cell office:value-type="float" office:value="1911">
            <text:p>1911</text:p>
          </table:table-cell>
          <table:table-cell office:value-type="time" office:time-value="PT17H40M17.834S">
            <text:p>17:40:17.83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3366">
            <text:p>3366</text:p>
          </table:table-cell>
          <table:table-cell office:value-type="string">
            <text:p>Success</text:p>
          </table:table-cell>
          <table:table-cell office:value-type="float" office:value="44920">
            <text:p>44920</text:p>
          </table:table-cell>
          <table:table-cell table:number-columns-repeated="1017"/>
        </table:table-row>
        <table:table-row table:style-name="ro1">
          <table:table-cell office:value-type="float" office:value="1912">
            <text:p>1912</text:p>
          </table:table-cell>
          <table:table-cell office:value-type="time" office:time-value="PT17H40M20.435S">
            <text:p>17:40:20.44</text:p>
          </table:table-cell>
          <table:table-cell office:value-type="string">
            <text:p>TC0003_PlannerC 3-16</text:p>
          </table:table-cell>
          <table:table-cell office:value-type="string">
            <text:p>/channels/plan</text:p>
          </table:table-cell>
          <table:table-cell office:value-type="float" office:value="840">
            <text:p>84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913">
            <text:p>1913</text:p>
          </table:table-cell>
          <table:table-cell office:value-type="time" office:time-value="PT17H40M21.28S">
            <text:p>17:40:21.28</text:p>
          </table:table-cell>
          <table:table-cell office:value-type="string">
            <text:p>TC0003_PlannerC 3-16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14">
            <text:p>1914</text:p>
          </table:table-cell>
          <table:table-cell office:value-type="time" office:time-value="PT17H40M21.295S">
            <text:p>17:40:21.30</text:p>
          </table:table-cell>
          <table:table-cell office:value-type="string">
            <text:p>TC0003_PlannerC 3-16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15">
            <text:p>1915</text:p>
          </table:table-cell>
          <table:table-cell office:value-type="time" office:time-value="PT17H40M21.305S">
            <text:p>17:40:21.31</text:p>
          </table:table-cell>
          <table:table-cell office:value-type="string">
            <text:p>TC0003_PlannerC 3-16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16">
            <text:p>1916</text:p>
          </table:table-cell>
          <table:table-cell office:value-type="time" office:time-value="PT17H40M21.066S">
            <text:p>17:40:21.07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523">
            <text:p>523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1">
          <table:table-cell office:value-type="float" office:value="1917">
            <text:p>1917</text:p>
          </table:table-cell>
          <table:table-cell office:value-type="time" office:time-value="PT17H40M02.514S">
            <text:p>17:40:02.51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9117">
            <text:p>19117</text:p>
          </table:table-cell>
          <table:table-cell office:value-type="string">
            <text:p>Success</text:p>
          </table:table-cell>
          <table:table-cell office:value-type="float" office:value="78955">
            <text:p>78955</text:p>
          </table:table-cell>
          <table:table-cell table:number-columns-repeated="1017"/>
        </table:table-row>
        <table:table-row table:style-name="ro1">
          <table:table-cell office:value-type="float" office:value="1918">
            <text:p>1918</text:p>
          </table:table-cell>
          <table:table-cell office:value-type="time" office:time-value="PT17H40M15.569S">
            <text:p>17:40:15.57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6072">
            <text:p>6072</text:p>
          </table:table-cell>
          <table:table-cell office:value-type="string">
            <text:p>Success</text:p>
          </table:table-cell>
          <table:table-cell office:value-type="float" office:value="23334">
            <text:p>23334</text:p>
          </table:table-cell>
          <table:table-cell table:number-columns-repeated="1017"/>
        </table:table-row>
        <table:table-row table:style-name="ro1">
          <table:table-cell office:value-type="float" office:value="1919">
            <text:p>1919</text:p>
          </table:table-cell>
          <table:table-cell office:value-type="time" office:time-value="PT17H40M17.549S">
            <text:p>17:40:17.55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4100">
            <text:p>4100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920">
            <text:p>1920</text:p>
          </table:table-cell>
          <table:table-cell office:value-type="time" office:time-value="PT17H39M38.894S">
            <text:p>17:39:38.89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42761">
            <text:p>42761</text:p>
          </table:table-cell>
          <table:table-cell office:value-type="string">
            <text:p>Success</text:p>
          </table:table-cell>
          <table:table-cell office:value-type="float" office:value="57837">
            <text:p>57837</text:p>
          </table:table-cell>
          <table:table-cell table:number-columns-repeated="1017"/>
        </table:table-row>
        <table:table-row table:style-name="ro1">
          <table:table-cell office:value-type="float" office:value="1921">
            <text:p>1921</text:p>
          </table:table-cell>
          <table:table-cell office:value-type="time" office:time-value="PT17H40M03.694S">
            <text:p>17:40:03.69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17961">
            <text:p>17961</text:p>
          </table:table-cell>
          <table:table-cell office:value-type="string">
            <text:p>Success</text:p>
          </table:table-cell>
          <table:table-cell office:value-type="float" office:value="52796">
            <text:p>52796</text:p>
          </table:table-cell>
          <table:table-cell table:number-columns-repeated="1017"/>
        </table:table-row>
        <table:table-row table:style-name="ro1">
          <table:table-cell office:value-type="float" office:value="1922">
            <text:p>1922</text:p>
          </table:table-cell>
          <table:table-cell office:value-type="time" office:time-value="PT17H39M56.528S">
            <text:p>17:39:56.53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25130">
            <text:p>25130</text:p>
          </table:table-cell>
          <table:table-cell office:value-type="string">
            <text:p>Success</text:p>
          </table:table-cell>
          <table:table-cell office:value-type="float" office:value="46673">
            <text:p>46673</text:p>
          </table:table-cell>
          <table:table-cell table:number-columns-repeated="1017"/>
        </table:table-row>
        <table:table-row table:style-name="ro1">
          <table:table-cell office:value-type="float" office:value="1923">
            <text:p>1923</text:p>
          </table:table-cell>
          <table:table-cell office:value-type="time" office:time-value="PT17H40M08.017S">
            <text:p>17:40:08.02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3639">
            <text:p>13639</text:p>
          </table:table-cell>
          <table:table-cell office:value-type="string">
            <text:p>Success</text:p>
          </table:table-cell>
          <table:table-cell office:value-type="float" office:value="22754">
            <text:p>22754</text:p>
          </table:table-cell>
          <table:table-cell table:number-columns-repeated="1017"/>
        </table:table-row>
        <table:table-row table:style-name="ro1">
          <table:table-cell office:value-type="float" office:value="1924">
            <text:p>1924</text:p>
          </table:table-cell>
          <table:table-cell office:value-type="time" office:time-value="PT17H40M21.659S">
            <text:p>17:40:21.66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25">
            <text:p>1925</text:p>
          </table:table-cell>
          <table:table-cell office:value-type="time" office:time-value="PT17H40M21.659S">
            <text:p>17:40:21.66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26">
            <text:p>1926</text:p>
          </table:table-cell>
          <table:table-cell office:value-type="time" office:time-value="PT17H40M21.675S">
            <text:p>17:40:21.68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27">
            <text:p>1927</text:p>
          </table:table-cell>
          <table:table-cell office:value-type="time" office:time-value="PT17H40M21.719S">
            <text:p>17:40:21.72</text:p>
          </table:table-cell>
          <table:table-cell office:value-type="string">
            <text:p>TC0001_PlannerA 1-21</text:p>
          </table:table-cell>
          <table:table-cell office:value-type="string">
            <text:p>/channels/plan?wicket:interface=:3:indicator:big-form:plan:content:mo:aspect:phases:phasesDiv:phase:2:name-container:name-input::IBehaviorListener:0:-1&amp;random=0.426516432605637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28">
            <text:p>1928</text:p>
          </table:table-cell>
          <table:table-cell office:value-type="time" office:time-value="PT17H40M21.595S">
            <text:p>17:40:21.60</text:p>
          </table:table-cell>
          <table:table-cell office:value-type="string">
            <text:p>TC0001_PlannerA 1-8</text:p>
          </table:table-cell>
          <table:table-cell office:value-type="string">
            <text:p>/channels/plan</text:p>
          </table:table-cell>
          <table:table-cell office:value-type="float" office:value="283">
            <text:p>28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929">
            <text:p>1929</text:p>
          </table:table-cell>
          <table:table-cell office:value-type="time" office:time-value="PT17H40M21.879S">
            <text:p>17:40:21.88</text:p>
          </table:table-cell>
          <table:table-cell office:value-type="string">
            <text:p>TC0001_PlannerA 1-8</text:p>
          </table:table-cell>
          <table:table-cell office:value-type="string">
            <text:p>/channels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30">
            <text:p>1930</text:p>
          </table:table-cell>
          <table:table-cell office:value-type="time" office:time-value="PT17H40M21.894S">
            <text:p>17:40:21.89</text:p>
          </table:table-cell>
          <table:table-cell office:value-type="string">
            <text:p>TC0001_PlannerA 1-8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31">
            <text:p>1931</text:p>
          </table:table-cell>
          <table:table-cell office:value-type="time" office:time-value="PT17H40M21.9S">
            <text:p>17:40:21.90</text:p>
          </table:table-cell>
          <table:table-cell office:value-type="string">
            <text:p>TC0001_PlannerA 1-8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32">
            <text:p>1932</text:p>
          </table:table-cell>
          <table:table-cell office:value-type="time" office:time-value="PT17H40M20.088S">
            <text:p>17:40:20.09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1956">
            <text:p>1956</text:p>
          </table:table-cell>
          <table:table-cell office:value-type="string">
            <text:p>Success</text:p>
          </table:table-cell>
          <table:table-cell office:value-type="float" office:value="44969">
            <text:p>44969</text:p>
          </table:table-cell>
          <table:table-cell table:number-columns-repeated="1017"/>
        </table:table-row>
        <table:table-row table:style-name="ro1">
          <table:table-cell office:value-type="float" office:value="1933">
            <text:p>1933</text:p>
          </table:table-cell>
          <table:table-cell office:value-type="time" office:time-value="PT17H40M19.13S">
            <text:p>17:40:19.13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2916">
            <text:p>2916</text:p>
          </table:table-cell>
          <table:table-cell office:value-type="string">
            <text:p>Success</text:p>
          </table:table-cell>
          <table:table-cell office:value-type="float" office:value="46744">
            <text:p>46744</text:p>
          </table:table-cell>
          <table:table-cell table:number-columns-repeated="1017"/>
        </table:table-row>
        <table:table-row table:style-name="ro1">
          <table:table-cell office:value-type="float" office:value="1934">
            <text:p>1934</text:p>
          </table:table-cell>
          <table:table-cell office:value-type="time" office:time-value="PT17H40M20.033S">
            <text:p>17:40:20.03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2025">
            <text:p>2025</text:p>
          </table:table-cell>
          <table:table-cell office:value-type="string">
            <text:p>Success</text:p>
          </table:table-cell>
          <table:table-cell office:value-type="float" office:value="44868">
            <text:p>44868</text:p>
          </table:table-cell>
          <table:table-cell table:number-columns-repeated="1017"/>
        </table:table-row>
        <table:table-row table:style-name="ro1">
          <table:table-cell office:value-type="float" office:value="1935">
            <text:p>1935</text:p>
          </table:table-cell>
          <table:table-cell office:value-type="time" office:time-value="PT17H40M22.047S">
            <text:p>17:40:22.05</text:p>
          </table:table-cell>
          <table:table-cell office:value-type="string">
            <text:p>TC0003_PlannerC 3-4</text:p>
          </table:table-cell>
          <table:table-cell office:value-type="string">
            <text:p>/channels/plan</text:p>
          </table:table-cell>
          <table:table-cell office:value-type="float" office:value="280">
            <text:p>28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936">
            <text:p>1936</text:p>
          </table:table-cell>
          <table:table-cell office:value-type="time" office:time-value="PT17H40M22.332S">
            <text:p>17:40:22.33</text:p>
          </table:table-cell>
          <table:table-cell office:value-type="string">
            <text:p>TC0003_PlannerC 3-4</text:p>
          </table:table-cell>
          <table:table-cell office:value-type="string">
            <text:p>/channels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37">
            <text:p>1937</text:p>
          </table:table-cell>
          <table:table-cell office:value-type="time" office:time-value="PT17H40M22.059S">
            <text:p>17:40:22.06</text:p>
          </table:table-cell>
          <table:table-cell office:value-type="string">
            <text:p>TC0003_PlannerC 3-26</text:p>
          </table:table-cell>
          <table:table-cell office:value-type="string">
            <text:p>/channels/plan</text:p>
          </table:table-cell>
          <table:table-cell office:value-type="float" office:value="291">
            <text:p>29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938">
            <text:p>1938</text:p>
          </table:table-cell>
          <table:table-cell office:value-type="time" office:time-value="PT17H40M22.35S">
            <text:p>17:40:22.35</text:p>
          </table:table-cell>
          <table:table-cell office:value-type="string">
            <text:p>TC0003_PlannerC 3-4</text:p>
          </table:table-cell>
          <table:table-cell office:value-type="string">
            <text:p>/channels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39">
            <text:p>1939</text:p>
          </table:table-cell>
          <table:table-cell office:value-type="time" office:time-value="PT17H40M22.358S">
            <text:p>17:40:22.36</text:p>
          </table:table-cell>
          <table:table-cell office:value-type="string">
            <text:p>TC0003_PlannerC 3-4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40">
            <text:p>1940</text:p>
          </table:table-cell>
          <table:table-cell office:value-type="time" office:time-value="PT17H40M22.355S">
            <text:p>17:40:22.36</text:p>
          </table:table-cell>
          <table:table-cell office:value-type="string">
            <text:p>TC0003_PlannerC 3-26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1">
            <text:p>1941</text:p>
          </table:table-cell>
          <table:table-cell office:value-type="time" office:time-value="PT17H40M22.365S">
            <text:p>17:40:22.37</text:p>
          </table:table-cell>
          <table:table-cell office:value-type="string">
            <text:p>TC0003_PlannerC 3-26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2">
            <text:p>1942</text:p>
          </table:table-cell>
          <table:table-cell office:value-type="time" office:time-value="PT17H40M22.371S">
            <text:p>17:40:22.37</text:p>
          </table:table-cell>
          <table:table-cell office:value-type="string">
            <text:p>TC0003_PlannerC 3-26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43">
            <text:p>1943</text:p>
          </table:table-cell>
          <table:table-cell office:value-type="time" office:time-value="PT17H40M22.045S">
            <text:p>17:40:22.05</text:p>
          </table:table-cell>
          <table:table-cell office:value-type="string">
            <text:p>TC0003_PlannerC 3-15</text:p>
          </table:table-cell>
          <table:table-cell office:value-type="string">
            <text:p>/channels/plan</text:p>
          </table:table-cell>
          <table:table-cell office:value-type="float" office:value="344">
            <text:p>34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944">
            <text:p>1944</text:p>
          </table:table-cell>
          <table:table-cell office:value-type="time" office:time-value="PT17H40M22.391S">
            <text:p>17:40:22.39</text:p>
          </table:table-cell>
          <table:table-cell office:value-type="string">
            <text:p>TC0003_PlannerC 3-15</text:p>
          </table:table-cell>
          <table:table-cell office:value-type="string">
            <text:p>/channels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5">
            <text:p>1945</text:p>
          </table:table-cell>
          <table:table-cell office:value-type="time" office:time-value="PT17H40M22.403S">
            <text:p>17:40:22.40</text:p>
          </table:table-cell>
          <table:table-cell office:value-type="string">
            <text:p>TC0003_PlannerC 3-15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6">
            <text:p>1946</text:p>
          </table:table-cell>
          <table:table-cell office:value-type="time" office:time-value="PT17H40M22.409S">
            <text:p>17:40:22.41</text:p>
          </table:table-cell>
          <table:table-cell office:value-type="string">
            <text:p>TC0003_PlannerC 3-15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47">
            <text:p>1947</text:p>
          </table:table-cell>
          <table:table-cell office:value-type="time" office:time-value="PT17H40M00.983S">
            <text:p>17:40:00.98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21468">
            <text:p>21468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948">
            <text:p>1948</text:p>
          </table:table-cell>
          <table:table-cell office:value-type="time" office:time-value="PT17H40M02.492S">
            <text:p>17:40:02.49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19974">
            <text:p>19974</text:p>
          </table:table-cell>
          <table:table-cell office:value-type="string">
            <text:p>Success</text:p>
          </table:table-cell>
          <table:table-cell office:value-type="float" office:value="23334">
            <text:p>23334</text:p>
          </table:table-cell>
          <table:table-cell table:number-columns-repeated="1017"/>
        </table:table-row>
        <table:table-row table:style-name="ro1">
          <table:table-cell office:value-type="float" office:value="1949">
            <text:p>1949</text:p>
          </table:table-cell>
          <table:table-cell office:value-type="time" office:time-value="PT17H39M52.324S">
            <text:p>17:39:52.32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30149">
            <text:p>30149</text:p>
          </table:table-cell>
          <table:table-cell office:value-type="string">
            <text:p>Success</text:p>
          </table:table-cell>
          <table:table-cell office:value-type="float" office:value="77595">
            <text:p>77595</text:p>
          </table:table-cell>
          <table:table-cell table:number-columns-repeated="1017"/>
        </table:table-row>
        <table:table-row table:style-name="ro1">
          <table:table-cell office:value-type="float" office:value="1950">
            <text:p>1950</text:p>
          </table:table-cell>
          <table:table-cell office:value-type="time" office:time-value="PT17H40M07.04S">
            <text:p>17:40:07.04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15476">
            <text:p>15476</text:p>
          </table:table-cell>
          <table:table-cell office:value-type="string">
            <text:p>Success</text:p>
          </table:table-cell>
          <table:table-cell office:value-type="float" office:value="39879">
            <text:p>39879</text:p>
          </table:table-cell>
          <table:table-cell table:number-columns-repeated="1017"/>
        </table:table-row>
        <table:table-row table:style-name="ro1">
          <table:table-cell office:value-type="float" office:value="1951">
            <text:p>1951</text:p>
          </table:table-cell>
          <table:table-cell office:value-type="time" office:time-value="PT17H40M15.678S">
            <text:p>17:40:15.68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6856">
            <text:p>6856</text:p>
          </table:table-cell>
          <table:table-cell office:value-type="string">
            <text:p>Success</text:p>
          </table:table-cell>
          <table:table-cell office:value-type="float" office:value="41244">
            <text:p>41244</text:p>
          </table:table-cell>
          <table:table-cell table:number-columns-repeated="1017"/>
        </table:table-row>
        <table:table-row table:style-name="ro1">
          <table:table-cell office:value-type="float" office:value="1952">
            <text:p>1952</text:p>
          </table:table-cell>
          <table:table-cell office:value-type="time" office:time-value="PT17H40M17.554S">
            <text:p>17:40:17.55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4982">
            <text:p>4982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1953">
            <text:p>1953</text:p>
          </table:table-cell>
          <table:table-cell office:value-type="time" office:time-value="PT17H40M05.944S">
            <text:p>17:40:05.94</text:p>
          </table:table-cell>
          <table:table-cell office:value-type="string">
            <text:p>TC0002_PlannerB 2-26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6593">
            <text:p>16593</text:p>
          </table:table-cell>
          <table:table-cell office:value-type="string">
            <text:p>Success</text:p>
          </table:table-cell>
          <table:table-cell office:value-type="float" office:value="55774">
            <text:p>55774</text:p>
          </table:table-cell>
          <table:table-cell table:number-columns-repeated="1017"/>
        </table:table-row>
        <table:table-row table:style-name="ro1">
          <table:table-cell office:value-type="float" office:value="1954">
            <text:p>1954</text:p>
          </table:table-cell>
          <table:table-cell office:value-type="time" office:time-value="PT17H40M02.525S">
            <text:p>17:40:02.53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20017">
            <text:p>20017</text:p>
          </table:table-cell>
          <table:table-cell office:value-type="string">
            <text:p>Success</text:p>
          </table:table-cell>
          <table:table-cell office:value-type="float" office:value="78956">
            <text:p>78956</text:p>
          </table:table-cell>
          <table:table-cell table:number-columns-repeated="1017"/>
        </table:table-row>
        <table:table-row table:style-name="ro1">
          <table:table-cell office:value-type="float" office:value="1955">
            <text:p>1955</text:p>
          </table:table-cell>
          <table:table-cell office:value-type="time" office:time-value="PT17H40M22.475S">
            <text:p>17:40:22.48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713">
            <text:p>713</text:p>
          </table:table-cell>
          <table:table-cell table:number-columns-repeated="1017"/>
        </table:table-row>
        <table:table-row table:style-name="ro1">
          <table:table-cell office:value-type="float" office:value="1956">
            <text:p>1956</text:p>
          </table:table-cell>
          <table:table-cell office:value-type="time" office:time-value="PT17H40M16.177S">
            <text:p>17:40:16.18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6385">
            <text:p>6385</text:p>
          </table:table-cell>
          <table:table-cell office:value-type="string">
            <text:p>Success</text:p>
          </table:table-cell>
          <table:table-cell office:value-type="float" office:value="31224">
            <text:p>31224</text:p>
          </table:table-cell>
          <table:table-cell table:number-columns-repeated="1017"/>
        </table:table-row>
        <table:table-row table:style-name="ro1">
          <table:table-cell office:value-type="float" office:value="1957">
            <text:p>1957</text:p>
          </table:table-cell>
          <table:table-cell office:value-type="time" office:time-value="PT17H40M21.657S">
            <text:p>17:40:21.66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906">
            <text:p>906</text:p>
          </table:table-cell>
          <table:table-cell office:value-type="string">
            <text:p>Success</text:p>
          </table:table-cell>
          <table:table-cell office:value-type="float" office:value="31851">
            <text:p>31851</text:p>
          </table:table-cell>
          <table:table-cell table:number-columns-repeated="1017"/>
        </table:table-row>
        <table:table-row table:style-name="ro1">
          <table:table-cell office:value-type="float" office:value="1958">
            <text:p>1958</text:p>
          </table:table-cell>
          <table:table-cell office:value-type="time" office:time-value="PT17H40M22.535S">
            <text:p>17:40:22.54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59">
            <text:p>1959</text:p>
          </table:table-cell>
          <table:table-cell office:value-type="time" office:time-value="PT17H40M22.563S">
            <text:p>17:40:22.56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60">
            <text:p>1960</text:p>
          </table:table-cell>
          <table:table-cell office:value-type="time" office:time-value="PT17H40M22.517S">
            <text:p>17:40:22.52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61">
            <text:p>1961</text:p>
          </table:table-cell>
          <table:table-cell office:value-type="time" office:time-value="PT17H40M22.58S">
            <text:p>17:40:22.58</text:p>
          </table:table-cell>
          <table:table-cell office:value-type="string">
            <text:p>TC0003_PlannerC 3-1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962">
            <text:p>1962</text:p>
          </table:table-cell>
          <table:table-cell office:value-type="time" office:time-value="PT17H40M22.613S">
            <text:p>17:40:22.61</text:p>
          </table:table-cell>
          <table:table-cell office:value-type="string">
            <text:p>TC0003_PlannerC 3-1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963">
            <text:p>1963</text:p>
          </table:table-cell>
          <table:table-cell office:value-type="time" office:time-value="PT17H40M19.158S">
            <text:p>17:40:19.16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3829">
            <text:p>3829</text:p>
          </table:table-cell>
          <table:table-cell office:value-type="string">
            <text:p>Success</text:p>
          </table:table-cell>
          <table:table-cell office:value-type="float" office:value="46549">
            <text:p>46549</text:p>
          </table:table-cell>
          <table:table-cell table:number-columns-repeated="1017"/>
        </table:table-row>
        <table:table-row table:style-name="ro1">
          <table:table-cell office:value-type="float" office:value="1964">
            <text:p>1964</text:p>
          </table:table-cell>
          <table:table-cell office:value-type="time" office:time-value="PT17H40M20.114S">
            <text:p>17:40:20.11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3190">
            <text:p>3190</text:p>
          </table:table-cell>
          <table:table-cell office:value-type="string">
            <text:p>Success</text:p>
          </table:table-cell>
          <table:table-cell office:value-type="float" office:value="46687">
            <text:p>46687</text:p>
          </table:table-cell>
          <table:table-cell table:number-columns-repeated="1017"/>
        </table:table-row>
        <table:table-row table:style-name="ro1">
          <table:table-cell office:value-type="float" office:value="1965">
            <text:p>1965</text:p>
          </table:table-cell>
          <table:table-cell office:value-type="time" office:time-value="PT17H40M23.315S">
            <text:p>17:40:23.32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66">
            <text:p>1966</text:p>
          </table:table-cell>
          <table:table-cell office:value-type="time" office:time-value="PT17H40M20.098S">
            <text:p>17:40:20.10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3480">
            <text:p>3480</text:p>
          </table:table-cell>
          <table:table-cell office:value-type="string">
            <text:p>Success</text:p>
          </table:table-cell>
          <table:table-cell office:value-type="float" office:value="44769">
            <text:p>44769</text:p>
          </table:table-cell>
          <table:table-cell table:number-columns-repeated="1017"/>
        </table:table-row>
        <table:table-row table:style-name="ro1">
          <table:table-cell office:value-type="float" office:value="1967">
            <text:p>1967</text:p>
          </table:table-cell>
          <table:table-cell office:value-type="time" office:time-value="PT17H40M09.075S">
            <text:p>17:40:09.08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14623">
            <text:p>14623</text:p>
          </table:table-cell>
          <table:table-cell office:value-type="string">
            <text:p>Success</text:p>
          </table:table-cell>
          <table:table-cell office:value-type="float" office:value="77621">
            <text:p>77621</text:p>
          </table:table-cell>
          <table:table-cell table:number-columns-repeated="1017"/>
        </table:table-row>
        <table:table-row table:style-name="ro1">
          <table:table-cell office:value-type="float" office:value="1968">
            <text:p>1968</text:p>
          </table:table-cell>
          <table:table-cell office:value-type="time" office:time-value="PT17H40M23.705S">
            <text:p>17:40:23.71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713">
            <text:p>713</text:p>
          </table:table-cell>
          <table:table-cell table:number-columns-repeated="1017"/>
        </table:table-row>
        <table:table-row table:style-name="ro1">
          <table:table-cell office:value-type="float" office:value="1969">
            <text:p>1969</text:p>
          </table:table-cell>
          <table:table-cell office:value-type="time" office:time-value="PT17H40M23.584S">
            <text:p>17:40:23.58</text:p>
          </table:table-cell>
          <table:table-cell office:value-type="string">
            <text:p>TC0003_PlannerC 3-3</text:p>
          </table:table-cell>
          <table:table-cell office:value-type="string">
            <text:p>/channels/plan</text:p>
          </table:table-cell>
          <table:table-cell office:value-type="float" office:value="146">
            <text:p>14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970">
            <text:p>1970</text:p>
          </table:table-cell>
          <table:table-cell office:value-type="time" office:time-value="PT17H40M23.731S">
            <text:p>17:40:23.73</text:p>
          </table:table-cell>
          <table:table-cell office:value-type="string">
            <text:p>TC0003_PlannerC 3-3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71">
            <text:p>1971</text:p>
          </table:table-cell>
          <table:table-cell office:value-type="time" office:time-value="PT17H40M23.74S">
            <text:p>17:40:23.74</text:p>
          </table:table-cell>
          <table:table-cell office:value-type="string">
            <text:p>TC0003_PlannerC 3-3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72">
            <text:p>1972</text:p>
          </table:table-cell>
          <table:table-cell office:value-type="time" office:time-value="PT17H40M23.745S">
            <text:p>17:40:23.75</text:p>
          </table:table-cell>
          <table:table-cell office:value-type="string">
            <text:p>TC0003_PlannerC 3-3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73">
            <text:p>1973</text:p>
          </table:table-cell>
          <table:table-cell office:value-type="time" office:time-value="PT17H40M21.081S">
            <text:p>17:40:21.08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2801">
            <text:p>2801</text:p>
          </table:table-cell>
          <table:table-cell office:value-type="string">
            <text:p>Success</text:p>
          </table:table-cell>
          <table:table-cell office:value-type="float" office:value="44770">
            <text:p>44770</text:p>
          </table:table-cell>
          <table:table-cell table:number-columns-repeated="1017"/>
        </table:table-row>
        <table:table-row table:style-name="ro1">
          <table:table-cell office:value-type="float" office:value="1974">
            <text:p>1974</text:p>
          </table:table-cell>
          <table:table-cell office:value-type="time" office:time-value="PT17H40M23.887S">
            <text:p>17:40:23.89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765">
            <text:p>765</text:p>
          </table:table-cell>
          <table:table-cell table:number-columns-repeated="1017"/>
        </table:table-row>
        <table:table-row table:style-name="ro1">
          <table:table-cell office:value-type="float" office:value="1975">
            <text:p>1975</text:p>
          </table:table-cell>
          <table:table-cell office:value-type="time" office:time-value="PT17H40M21.206S">
            <text:p>17:40:21.21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2980">
            <text:p>2980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1">
          <table:table-cell office:value-type="float" office:value="1976">
            <text:p>1976</text:p>
          </table:table-cell>
          <table:table-cell office:value-type="time" office:time-value="PT17H40M12.879S">
            <text:p>17:40:12.88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11343">
            <text:p>11343</text:p>
          </table:table-cell>
          <table:table-cell office:value-type="string">
            <text:p>Success</text:p>
          </table:table-cell>
          <table:table-cell office:value-type="float" office:value="22798">
            <text:p>22798</text:p>
          </table:table-cell>
          <table:table-cell table:number-columns-repeated="1017"/>
        </table:table-row>
        <table:table-row table:style-name="ro1">
          <table:table-cell office:value-type="float" office:value="1977">
            <text:p>1977</text:p>
          </table:table-cell>
          <table:table-cell office:value-type="time" office:time-value="PT17H40M09.098S">
            <text:p>17:40:09.10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5153">
            <text:p>15153</text:p>
          </table:table-cell>
          <table:table-cell office:value-type="string">
            <text:p>Success</text:p>
          </table:table-cell>
          <table:table-cell office:value-type="float" office:value="23334">
            <text:p>23334</text:p>
          </table:table-cell>
          <table:table-cell table:number-columns-repeated="1017"/>
        </table:table-row>
        <table:table-row table:style-name="ro1">
          <table:table-cell office:value-type="float" office:value="1978">
            <text:p>1978</text:p>
          </table:table-cell>
          <table:table-cell office:value-type="time" office:time-value="PT17H40M09.001S">
            <text:p>17:40:09.00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5261">
            <text:p>15261</text:p>
          </table:table-cell>
          <table:table-cell office:value-type="string">
            <text:p>Success</text:p>
          </table:table-cell>
          <table:table-cell office:value-type="float" office:value="77618">
            <text:p>77618</text:p>
          </table:table-cell>
          <table:table-cell table:number-columns-repeated="1017"/>
        </table:table-row>
        <table:table-row table:style-name="ro1">
          <table:table-cell office:value-type="float" office:value="1979">
            <text:p>1979</text:p>
          </table:table-cell>
          <table:table-cell office:value-type="time" office:time-value="PT17H40M13.51S">
            <text:p>17:40:13.51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0758">
            <text:p>10758</text:p>
          </table:table-cell>
          <table:table-cell office:value-type="string">
            <text:p>Success</text:p>
          </table:table-cell>
          <table:table-cell office:value-type="float" office:value="41243">
            <text:p>41243</text:p>
          </table:table-cell>
          <table:table-cell table:number-columns-repeated="1017"/>
        </table:table-row>
        <table:table-row table:style-name="ro1">
          <table:table-cell office:value-type="float" office:value="1980">
            <text:p>1980</text:p>
          </table:table-cell>
          <table:table-cell office:value-type="time" office:time-value="PT17H40M20.189S">
            <text:p>17:40:20.19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4080">
            <text:p>4080</text:p>
          </table:table-cell>
          <table:table-cell office:value-type="string">
            <text:p>Success</text:p>
          </table:table-cell>
          <table:table-cell office:value-type="float" office:value="23334">
            <text:p>23334</text:p>
          </table:table-cell>
          <table:table-cell table:number-columns-repeated="1017"/>
        </table:table-row>
        <table:table-row table:style-name="ro1">
          <table:table-cell office:value-type="float" office:value="1981">
            <text:p>1981</text:p>
          </table:table-cell>
          <table:table-cell office:value-type="time" office:time-value="PT17H40M20.16S">
            <text:p>17:40:20.16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4132">
            <text:p>4132</text:p>
          </table:table-cell>
          <table:table-cell office:value-type="string">
            <text:p>Success</text:p>
          </table:table-cell>
          <table:table-cell office:value-type="float" office:value="46673">
            <text:p>46673</text:p>
          </table:table-cell>
          <table:table-cell table:number-columns-repeated="1017"/>
        </table:table-row>
        <table:table-row table:style-name="ro1">
          <table:table-cell office:value-type="float" office:value="1982">
            <text:p>1982</text:p>
          </table:table-cell>
          <table:table-cell office:value-type="time" office:time-value="PT17H40M11.243S">
            <text:p>17:40:11.24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3050">
            <text:p>13050</text:p>
          </table:table-cell>
          <table:table-cell office:value-type="string">
            <text:p>Success</text:p>
          </table:table-cell>
          <table:table-cell office:value-type="float" office:value="78956">
            <text:p>78956</text:p>
          </table:table-cell>
          <table:table-cell table:number-columns-repeated="1017"/>
        </table:table-row>
        <table:table-row table:style-name="ro1">
          <table:table-cell office:value-type="float" office:value="1983">
            <text:p>1983</text:p>
          </table:table-cell>
          <table:table-cell office:value-type="time" office:time-value="PT17H40M24.264S">
            <text:p>17:40:24.26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753">
            <text:p>753</text:p>
          </table:table-cell>
          <table:table-cell table:number-columns-repeated="1017"/>
        </table:table-row>
        <table:table-row table:style-name="ro1">
          <table:table-cell office:value-type="float" office:value="1984">
            <text:p>1984</text:p>
          </table:table-cell>
          <table:table-cell office:value-type="time" office:time-value="PT17H40M24.269S">
            <text:p>17:40:24.27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85">
            <text:p>1985</text:p>
          </table:table-cell>
          <table:table-cell office:value-type="time" office:time-value="PT17H40M24.293S">
            <text:p>17:40:24.29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86">
            <text:p>1986</text:p>
          </table:table-cell>
          <table:table-cell office:value-type="time" office:time-value="PT17H40M09.005S">
            <text:p>17:40:09.01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15316">
            <text:p>15316</text:p>
          </table:table-cell>
          <table:table-cell office:value-type="string">
            <text:p>Success</text:p>
          </table:table-cell>
          <table:table-cell office:value-type="float" office:value="77621">
            <text:p>77621</text:p>
          </table:table-cell>
          <table:table-cell table:number-columns-repeated="1017"/>
        </table:table-row>
        <table:table-row table:style-name="ro1">
          <table:table-cell office:value-type="float" office:value="1987">
            <text:p>1987</text:p>
          </table:table-cell>
          <table:table-cell office:value-type="time" office:time-value="PT17H40M24.323S">
            <text:p>17:40:24.32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753">
            <text:p>753</text:p>
          </table:table-cell>
          <table:table-cell table:number-columns-repeated="1017"/>
        </table:table-row>
        <table:table-row table:style-name="ro1">
          <table:table-cell office:value-type="float" office:value="1988">
            <text:p>1988</text:p>
          </table:table-cell>
          <table:table-cell office:value-type="time" office:time-value="PT17H40M24.187S">
            <text:p>17:40:24.19</text:p>
          </table:table-cell>
          <table:table-cell office:value-type="string">
            <text:p>TC0002_PlannerB 2-15</text:p>
          </table:table-cell>
          <table:table-cell office:value-type="string">
            <text:p>/channels/plan</text:p>
          </table:table-cell>
          <table:table-cell office:value-type="float" office:value="270">
            <text:p>27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989">
            <text:p>1989</text:p>
          </table:table-cell>
          <table:table-cell office:value-type="time" office:time-value="PT17H40M20.129S">
            <text:p>17:40:20.13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4330">
            <text:p>4330</text:p>
          </table:table-cell>
          <table:table-cell office:value-type="string">
            <text:p>Success</text:p>
          </table:table-cell>
          <table:table-cell office:value-type="float" office:value="46347">
            <text:p>46347</text:p>
          </table:table-cell>
          <table:table-cell table:number-columns-repeated="1017"/>
        </table:table-row>
        <table:table-row table:style-name="ro1">
          <table:table-cell office:value-type="float" office:value="1990">
            <text:p>1990</text:p>
          </table:table-cell>
          <table:table-cell office:value-type="time" office:time-value="PT17H40M24.459S">
            <text:p>17:40:24.46</text:p>
          </table:table-cell>
          <table:table-cell office:value-type="string">
            <text:p>TC0002_PlannerB 2-15</text:p>
          </table:table-cell>
          <table:table-cell office:value-type="string">
            <text:p>/channels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91">
            <text:p>1991</text:p>
          </table:table-cell>
          <table:table-cell office:value-type="time" office:time-value="PT17H40M24.46S">
            <text:p>17:40:24.46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753">
            <text:p>753</text:p>
          </table:table-cell>
          <table:table-cell table:number-columns-repeated="1017"/>
        </table:table-row>
        <table:table-row table:style-name="ro1">
          <table:table-cell office:value-type="float" office:value="1992">
            <text:p>1992</text:p>
          </table:table-cell>
          <table:table-cell office:value-type="time" office:time-value="PT17H40M24.467S">
            <text:p>17:40:24.47</text:p>
          </table:table-cell>
          <table:table-cell office:value-type="string">
            <text:p>TC0002_PlannerB 2-15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93">
            <text:p>1993</text:p>
          </table:table-cell>
          <table:table-cell office:value-type="time" office:time-value="PT17H40M24.472S">
            <text:p>17:40:24.47</text:p>
          </table:table-cell>
          <table:table-cell office:value-type="string">
            <text:p>TC0002_PlannerB 2-15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94">
            <text:p>1994</text:p>
          </table:table-cell>
          <table:table-cell office:value-type="time" office:time-value="PT17H40M24.471S">
            <text:p>17:40:24.47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240">
            <text:p>240</text:p>
          </table:table-cell>
          <table:table-cell office:value-type="string">
            <text:p>Success</text:p>
          </table:table-cell>
          <table:table-cell office:value-type="float" office:value="753">
            <text:p>753</text:p>
          </table:table-cell>
          <table:table-cell table:number-columns-repeated="1017"/>
        </table:table-row>
        <table:table-row table:style-name="ro1">
          <table:table-cell office:value-type="float" office:value="1995">
            <text:p>1995</text:p>
          </table:table-cell>
          <table:table-cell office:value-type="time" office:time-value="PT17H40M24.712S">
            <text:p>17:40:24.71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753">
            <text:p>753</text:p>
          </table:table-cell>
          <table:table-cell table:number-columns-repeated="1017"/>
        </table:table-row>
        <table:table-row table:style-name="ro1">
          <table:table-cell office:value-type="float" office:value="1996">
            <text:p>1996</text:p>
          </table:table-cell>
          <table:table-cell office:value-type="time" office:time-value="PT17H40M22.564S">
            <text:p>17:40:22.56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2381">
            <text:p>2381</text:p>
          </table:table-cell>
          <table:table-cell office:value-type="string">
            <text:p>Success</text:p>
          </table:table-cell>
          <table:table-cell office:value-type="float" office:value="42991">
            <text:p>42991</text:p>
          </table:table-cell>
          <table:table-cell table:number-columns-repeated="1017"/>
        </table:table-row>
        <table:table-row table:style-name="ro1">
          <table:table-cell office:value-type="float" office:value="1997">
            <text:p>1997</text:p>
          </table:table-cell>
          <table:table-cell office:value-type="time" office:time-value="PT17H40M24.946S">
            <text:p>17:40:24.95</text:p>
          </table:table-cell>
          <table:table-cell office:value-type="string">
            <text:p>TC0002_PlannerB 2-29</text:p>
          </table:table-cell>
          <table:table-cell office:value-type="string">
            <text:p>/channels/plan?wicket:interface=:1:indicator:big-form:sg-editor:content:mo:aspect:goalsDiv:goal:0:category::IBehaviorListener:0:-1&amp;random=0.5141975797375037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998">
            <text:p>1998</text:p>
          </table:table-cell>
          <table:table-cell office:value-type="time" office:time-value="PT17H40M24.958S">
            <text:p>17:40:24.96</text:p>
          </table:table-cell>
          <table:table-cell office:value-type="string">
            <text:p>TC0002_PlannerB 2-29</text:p>
          </table:table-cell>
          <table:table-cell office:value-type="string">
            <text:p>/channels/plan?wicket:interface=:1:indicator:big-form:sg-editor:content:mo:aspect:goalsDiv:goal:0:level::IBehaviorListener:0:-1&amp;random=0.39605386839477963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999">
            <text:p>1999</text:p>
          </table:table-cell>
          <table:table-cell office:value-type="time" office:time-value="PT17H40M24.968S">
            <text:p>17:40:24.97</text:p>
          </table:table-cell>
          <table:table-cell office:value-type="string">
            <text:p>TC0002_PlannerB 2-29</text:p>
          </table:table-cell>
          <table:table-cell office:value-type="string">
            <text:p>/channels/plan?wicket:interface=:1:indicator:big-form:sg-editor:content:mo:aspect:goalsDiv:goal:0:organization:actualOrType::IBehaviorListener:0:-1&amp;random=0.3907676933309413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1898">
            <text:p>1898</text:p>
          </table:table-cell>
          <table:table-cell table:number-columns-repeated="1017"/>
        </table:table-row>
        <table:table-row table:style-name="ro1">
          <table:table-cell office:value-type="float" office:value="2000">
            <text:p>2000</text:p>
          </table:table-cell>
          <table:table-cell office:value-type="time" office:time-value="PT17H40M19.674S">
            <text:p>17:40:19.67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5408">
            <text:p>5408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2001">
            <text:p>2001</text:p>
          </table:table-cell>
          <table:table-cell office:value-type="time" office:time-value="PT17H40M09.138S">
            <text:p>17:40:09.14</text:p>
          </table:table-cell>
          <table:table-cell office:value-type="string">
            <text:p>TC0001_PlannerA 1-29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5950">
            <text:p>15950</text:p>
          </table:table-cell>
          <table:table-cell office:value-type="string">
            <text:p>Success</text:p>
          </table:table-cell>
          <table:table-cell office:value-type="float" office:value="41244">
            <text:p>41244</text:p>
          </table:table-cell>
          <table:table-cell table:number-columns-repeated="1017"/>
        </table:table-row>
        <table:table-row table:style-name="ro1">
          <table:table-cell office:value-type="float" office:value="2002">
            <text:p>2002</text:p>
          </table:table-cell>
          <table:table-cell office:value-type="time" office:time-value="PT17H40M25.063S">
            <text:p>17:40:25.06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1300">
            <text:p>1300</text:p>
          </table:table-cell>
          <table:table-cell table:number-columns-repeated="1017"/>
        </table:table-row>
        <table:table-row table:style-name="ro1">
          <table:table-cell office:value-type="float" office:value="2003">
            <text:p>2003</text:p>
          </table:table-cell>
          <table:table-cell office:value-type="time" office:time-value="PT17H40M14.696S">
            <text:p>17:40:14.70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10415">
            <text:p>10415</text:p>
          </table:table-cell>
          <table:table-cell office:value-type="string">
            <text:p>Success</text:p>
          </table:table-cell>
          <table:table-cell office:value-type="float" office:value="38632">
            <text:p>38632</text:p>
          </table:table-cell>
          <table:table-cell table:number-columns-repeated="1017"/>
        </table:table-row>
        <table:table-row table:style-name="ro1">
          <table:table-cell office:value-type="float" office:value="2004">
            <text:p>2004</text:p>
          </table:table-cell>
          <table:table-cell office:value-type="time" office:time-value="PT17H40M20.116S">
            <text:p>17:40:20.12</text:p>
          </table:table-cell>
          <table:table-cell office:value-type="string">
            <text:p>TC0001_PlannerA 1-24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5005">
            <text:p>5005</text:p>
          </table:table-cell>
          <table:table-cell office:value-type="string">
            <text:p>Success</text:p>
          </table:table-cell>
          <table:table-cell office:value-type="float" office:value="46673">
            <text:p>46673</text:p>
          </table:table-cell>
          <table:table-cell table:number-columns-repeated="1017"/>
        </table:table-row>
        <table:table-row table:style-name="ro1">
          <table:table-cell office:value-type="float" office:value="2005">
            <text:p>2005</text:p>
          </table:table-cell>
          <table:table-cell office:value-type="time" office:time-value="PT17H40M25.095S">
            <text:p>17:40:25.10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06">
            <text:p>2006</text:p>
          </table:table-cell>
          <table:table-cell office:value-type="time" office:time-value="PT17H40M21.637S">
            <text:p>17:40:21.64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3503">
            <text:p>3503</text:p>
          </table:table-cell>
          <table:table-cell office:value-type="string">
            <text:p>Success</text:p>
          </table:table-cell>
          <table:table-cell office:value-type="float" office:value="39056">
            <text:p>39056</text:p>
          </table:table-cell>
          <table:table-cell table:number-columns-repeated="1017"/>
        </table:table-row>
        <table:table-row table:style-name="ro1">
          <table:table-cell office:value-type="float" office:value="2007">
            <text:p>2007</text:p>
          </table:table-cell>
          <table:table-cell office:value-type="time" office:time-value="PT17H40M25.122S">
            <text:p>17:40:25.12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08">
            <text:p>2008</text:p>
          </table:table-cell>
          <table:table-cell office:value-type="time" office:time-value="PT17H40M25.142S">
            <text:p>17:40:25.14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795">
            <text:p>795</text:p>
          </table:table-cell>
          <table:table-cell table:number-columns-repeated="1017"/>
        </table:table-row>
        <table:table-row table:style-name="ro1">
          <table:table-cell office:value-type="float" office:value="2009">
            <text:p>2009</text:p>
          </table:table-cell>
          <table:table-cell office:value-type="time" office:time-value="PT17H40M25.164S">
            <text:p>17:40:25.16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795">
            <text:p>795</text:p>
          </table:table-cell>
          <table:table-cell table:number-columns-repeated="1017"/>
        </table:table-row>
        <table:table-row table:style-name="ro1">
          <table:table-cell office:value-type="float" office:value="2010">
            <text:p>2010</text:p>
          </table:table-cell>
          <table:table-cell office:value-type="time" office:time-value="PT17H40M25.193S">
            <text:p>17:40:25.19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795">
            <text:p>795</text:p>
          </table:table-cell>
          <table:table-cell table:number-columns-repeated="1017"/>
        </table:table-row>
        <table:table-row table:style-name="ro1">
          <table:table-cell office:value-type="float" office:value="2011">
            <text:p>2011</text:p>
          </table:table-cell>
          <table:table-cell office:value-type="time" office:time-value="PT17H40M22.594S">
            <text:p>17:40:22.59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932">
            <text:p>2932</text:p>
          </table:table-cell>
          <table:table-cell office:value-type="string">
            <text:p>Success</text:p>
          </table:table-cell>
          <table:table-cell office:value-type="float" office:value="41244">
            <text:p>41244</text:p>
          </table:table-cell>
          <table:table-cell table:number-columns-repeated="1017"/>
        </table:table-row>
        <table:table-row table:style-name="ro1">
          <table:table-cell office:value-type="float" office:value="2012">
            <text:p>2012</text:p>
          </table:table-cell>
          <table:table-cell office:value-type="time" office:time-value="PT17H40M25.211S">
            <text:p>17:40:25.21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319">
            <text:p>319</text:p>
          </table:table-cell>
          <table:table-cell office:value-type="string">
            <text:p>Success</text:p>
          </table:table-cell>
          <table:table-cell office:value-type="float" office:value="45868">
            <text:p>45868</text:p>
          </table:table-cell>
          <table:table-cell table:number-columns-repeated="1017"/>
        </table:table-row>
        <table:table-row table:style-name="ro1">
          <table:table-cell office:value-type="float" office:value="2013">
            <text:p>2013</text:p>
          </table:table-cell>
          <table:table-cell office:value-type="time" office:time-value="PT17H40M15.368S">
            <text:p>17:40:15.37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0164">
            <text:p>10164</text:p>
          </table:table-cell>
          <table:table-cell office:value-type="string">
            <text:p>Success</text:p>
          </table:table-cell>
          <table:table-cell office:value-type="float" office:value="78960">
            <text:p>78960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time" office:time-value="PT17H40M25.528S">
            <text:p>17:40:25.53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15">
            <text:p>2015</text:p>
          </table:table-cell>
          <table:table-cell office:value-type="time" office:time-value="PT17H40M16.618S">
            <text:p>17:40:16.62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8969">
            <text:p>8969</text:p>
          </table:table-cell>
          <table:table-cell office:value-type="string">
            <text:p>Success</text:p>
          </table:table-cell>
          <table:table-cell office:value-type="float" office:value="61226">
            <text:p>61226</text:p>
          </table:table-cell>
          <table:table-cell table:number-columns-repeated="1017"/>
        </table:table-row>
        <table:table-row table:style-name="ro1">
          <table:table-cell office:value-type="float" office:value="2016">
            <text:p>2016</text:p>
          </table:table-cell>
          <table:table-cell office:value-type="time" office:time-value="PT17H40M20.187S">
            <text:p>17:40:20.19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5407">
            <text:p>5407</text:p>
          </table:table-cell>
          <table:table-cell office:value-type="string">
            <text:p>Success</text:p>
          </table:table-cell>
          <table:table-cell office:value-type="float" office:value="46673">
            <text:p>46673</text:p>
          </table:table-cell>
          <table:table-cell table:number-columns-repeated="1017"/>
        </table:table-row>
        <table:table-row table:style-name="ro1">
          <table:table-cell office:value-type="float" office:value="2017">
            <text:p>2017</text:p>
          </table:table-cell>
          <table:table-cell office:value-type="time" office:time-value="PT17H39M52.343S">
            <text:p>17:39:52.34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33252">
            <text:p>33252</text:p>
          </table:table-cell>
          <table:table-cell office:value-type="string">
            <text:p>Success</text:p>
          </table:table-cell>
          <table:table-cell office:value-type="float" office:value="76909">
            <text:p>76909</text:p>
          </table:table-cell>
          <table:table-cell table:number-columns-repeated="1017"/>
        </table:table-row>
        <table:table-row table:style-name="ro1">
          <table:table-cell office:value-type="float" office:value="2018">
            <text:p>2018</text:p>
          </table:table-cell>
          <table:table-cell office:value-type="time" office:time-value="PT17H40M25.124S">
            <text:p>17:40:25.12</text:p>
          </table:table-cell>
          <table:table-cell office:value-type="string">
            <text:p>TC0001_PlannerA 1-29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475">
            <text:p>475</text:p>
          </table:table-cell>
          <table:table-cell office:value-type="string">
            <text:p>Success</text:p>
          </table:table-cell>
          <table:table-cell office:value-type="float" office:value="46673">
            <text:p>46673</text:p>
          </table:table-cell>
          <table:table-cell table:number-columns-repeated="1017"/>
        </table:table-row>
        <table:table-row table:style-name="ro1">
          <table:table-cell office:value-type="float" office:value="2019">
            <text:p>2019</text:p>
          </table:table-cell>
          <table:table-cell office:value-type="time" office:time-value="PT17H40M15.656S">
            <text:p>17:40:15.66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9947">
            <text:p>9947</text:p>
          </table:table-cell>
          <table:table-cell office:value-type="string">
            <text:p>Success</text:p>
          </table:table-cell>
          <table:table-cell office:value-type="float" office:value="77618">
            <text:p>77618</text:p>
          </table:table-cell>
          <table:table-cell table:number-columns-repeated="1017"/>
        </table:table-row>
        <table:table-row table:style-name="ro1">
          <table:table-cell office:value-type="float" office:value="2020">
            <text:p>2020</text:p>
          </table:table-cell>
          <table:table-cell office:value-type="time" office:time-value="PT17H40M25.596S">
            <text:p>17:40:25.60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21">
            <text:p>2021</text:p>
          </table:table-cell>
          <table:table-cell office:value-type="time" office:time-value="PT17H40M25.601S">
            <text:p>17:40:25.60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22">
            <text:p>2022</text:p>
          </table:table-cell>
          <table:table-cell office:value-type="time" office:time-value="PT17H40M25.598S">
            <text:p>17:40:25.60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835">
            <text:p>835</text:p>
          </table:table-cell>
          <table:table-cell table:number-columns-repeated="1017"/>
        </table:table-row>
        <table:table-row table:style-name="ro1">
          <table:table-cell office:value-type="float" office:value="2023">
            <text:p>2023</text:p>
          </table:table-cell>
          <table:table-cell office:value-type="time" office:time-value="PT17H40M22.453S">
            <text:p>17:40:22.45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3258">
            <text:p>3258</text:p>
          </table:table-cell>
          <table:table-cell office:value-type="string">
            <text:p>Success</text:p>
          </table:table-cell>
          <table:table-cell office:value-type="float" office:value="41025">
            <text:p>41025</text:p>
          </table:table-cell>
          <table:table-cell table:number-columns-repeated="1017"/>
        </table:table-row>
        <table:table-row table:style-name="ro1">
          <table:table-cell office:value-type="float" office:value="2024">
            <text:p>2024</text:p>
          </table:table-cell>
          <table:table-cell office:value-type="time" office:time-value="PT17H40M22.537S">
            <text:p>17:40:22.54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3263">
            <text:p>3263</text:p>
          </table:table-cell>
          <table:table-cell office:value-type="string">
            <text:p>Success</text:p>
          </table:table-cell>
          <table:table-cell office:value-type="float" office:value="42897">
            <text:p>42897</text:p>
          </table:table-cell>
          <table:table-cell table:number-columns-repeated="1017"/>
        </table:table-row>
        <table:table-row table:style-name="ro1">
          <table:table-cell office:value-type="float" office:value="2025">
            <text:p>2025</text:p>
          </table:table-cell>
          <table:table-cell office:value-type="time" office:time-value="PT17H40M25.806S">
            <text:p>17:40:25.81</text:p>
          </table:table-cell>
          <table:table-cell office:value-type="string">
            <text:p>TC0003_PlannerC 3-27</text:p>
          </table:table-cell>
          <table:table-cell office:value-type="string">
            <text:p>/channels/plan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026">
            <text:p>2026</text:p>
          </table:table-cell>
          <table:table-cell office:value-type="time" office:time-value="PT17H40M25.956S">
            <text:p>17:40:25.96</text:p>
          </table:table-cell>
          <table:table-cell office:value-type="string">
            <text:p>TC0003_PlannerC 3-27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27">
            <text:p>2027</text:p>
          </table:table-cell>
          <table:table-cell office:value-type="time" office:time-value="PT17H40M25.964S">
            <text:p>17:40:25.96</text:p>
          </table:table-cell>
          <table:table-cell office:value-type="string">
            <text:p>TC0003_PlannerC 3-27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28">
            <text:p>2028</text:p>
          </table:table-cell>
          <table:table-cell office:value-type="time" office:time-value="PT17H40M25.969S">
            <text:p>17:40:25.97</text:p>
          </table:table-cell>
          <table:table-cell office:value-type="string">
            <text:p>TC0003_PlannerC 3-27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29">
            <text:p>2029</text:p>
          </table:table-cell>
          <table:table-cell office:value-type="time" office:time-value="PT17H40M25.712S">
            <text:p>17:40:25.71</text:p>
          </table:table-cell>
          <table:table-cell office:value-type="string">
            <text:p>TC0003_PlannerC 3-23</text:p>
          </table:table-cell>
          <table:table-cell office:value-type="string">
            <text:p>/channels/plan</text:p>
          </table:table-cell>
          <table:table-cell office:value-type="float" office:value="418">
            <text:p>41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030">
            <text:p>2030</text:p>
          </table:table-cell>
          <table:table-cell office:value-type="time" office:time-value="PT17H40M26.132S">
            <text:p>17:40:26.13</text:p>
          </table:table-cell>
          <table:table-cell office:value-type="string">
            <text:p>TC0003_PlannerC 3-23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31">
            <text:p>2031</text:p>
          </table:table-cell>
          <table:table-cell office:value-type="time" office:time-value="PT17H40M26.14S">
            <text:p>17:40:26.14</text:p>
          </table:table-cell>
          <table:table-cell office:value-type="string">
            <text:p>TC0003_PlannerC 3-23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32">
            <text:p>2032</text:p>
          </table:table-cell>
          <table:table-cell office:value-type="time" office:time-value="PT17H40M26.146S">
            <text:p>17:40:26.15</text:p>
          </table:table-cell>
          <table:table-cell office:value-type="string">
            <text:p>TC0003_PlannerC 3-23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33">
            <text:p>2033</text:p>
          </table:table-cell>
          <table:table-cell office:value-type="time" office:time-value="PT17H40M23.727S">
            <text:p>17:40:23.73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2900">
            <text:p>2900</text:p>
          </table:table-cell>
          <table:table-cell office:value-type="string">
            <text:p>Success</text:p>
          </table:table-cell>
          <table:table-cell office:value-type="float" office:value="42896">
            <text:p>42896</text:p>
          </table:table-cell>
          <table:table-cell table:number-columns-repeated="1017"/>
        </table:table-row>
        <table:table-row table:style-name="ro1">
          <table:table-cell office:value-type="float" office:value="2034">
            <text:p>2034</text:p>
          </table:table-cell>
          <table:table-cell office:value-type="time" office:time-value="PT17H40M26.633S">
            <text:p>17:40:26.63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887">
            <text:p>887</text:p>
          </table:table-cell>
          <table:table-cell table:number-columns-repeated="1017"/>
        </table:table-row>
        <table:table-row table:style-name="ro1">
          <table:table-cell office:value-type="float" office:value="2035">
            <text:p>2035</text:p>
          </table:table-cell>
          <table:table-cell office:value-type="time" office:time-value="PT17H40M22.562S">
            <text:p>17:40:22.56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4172">
            <text:p>4172</text:p>
          </table:table-cell>
          <table:table-cell office:value-type="string">
            <text:p>Success</text:p>
          </table:table-cell>
          <table:table-cell office:value-type="float" office:value="42997">
            <text:p>42997</text:p>
          </table:table-cell>
          <table:table-cell table:number-columns-repeated="1017"/>
        </table:table-row>
        <table:table-row table:style-name="ro1">
          <table:table-cell office:value-type="float" office:value="2036">
            <text:p>2036</text:p>
          </table:table-cell>
          <table:table-cell office:value-type="time" office:time-value="PT17H40M26.736S">
            <text:p>17:40:26.74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887">
            <text:p>887</text:p>
          </table:table-cell>
          <table:table-cell table:number-columns-repeated="1017"/>
        </table:table-row>
        <table:table-row table:style-name="ro1">
          <table:table-cell office:value-type="float" office:value="2037">
            <text:p>2037</text:p>
          </table:table-cell>
          <table:table-cell office:value-type="time" office:time-value="PT17H40M21.791S">
            <text:p>17:40:21.79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5917">
            <text:p>5917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2038">
            <text:p>2038</text:p>
          </table:table-cell>
          <table:table-cell office:value-type="time" office:time-value="PT17H40M20.193S">
            <text:p>17:40:20.19</text:p>
          </table:table-cell>
          <table:table-cell office:value-type="string">
            <text:p>TC0001_PlannerA 1-25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7519">
            <text:p>7519</text:p>
          </table:table-cell>
          <table:table-cell office:value-type="string">
            <text:p>Success</text:p>
          </table:table-cell>
          <table:table-cell office:value-type="float" office:value="46673">
            <text:p>46673</text:p>
          </table:table-cell>
          <table:table-cell table:number-columns-repeated="1017"/>
        </table:table-row>
        <table:table-row table:style-name="ro1">
          <table:table-cell office:value-type="float" office:value="2039">
            <text:p>2039</text:p>
          </table:table-cell>
          <table:table-cell office:value-type="time" office:time-value="PT17H40M16.924S">
            <text:p>17:40:16.92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0789">
            <text:p>10789</text:p>
          </table:table-cell>
          <table:table-cell office:value-type="string">
            <text:p>Success</text:p>
          </table:table-cell>
          <table:table-cell office:value-type="float" office:value="78934">
            <text:p>78934</text:p>
          </table:table-cell>
          <table:table-cell table:number-columns-repeated="1017"/>
        </table:table-row>
        <table:table-row table:style-name="ro1">
          <table:table-cell office:value-type="float" office:value="2040">
            <text:p>2040</text:p>
          </table:table-cell>
          <table:table-cell office:value-type="time" office:time-value="PT17H40M17.336S">
            <text:p>17:40:17.34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10377">
            <text:p>10377</text:p>
          </table:table-cell>
          <table:table-cell office:value-type="string">
            <text:p>Success</text:p>
          </table:table-cell>
          <table:table-cell office:value-type="float" office:value="78960">
            <text:p>78960</text:p>
          </table:table-cell>
          <table:table-cell table:number-columns-repeated="1017"/>
        </table:table-row>
        <table:table-row table:style-name="ro1">
          <table:table-cell office:value-type="float" office:value="2041">
            <text:p>2041</text:p>
          </table:table-cell>
          <table:table-cell office:value-type="time" office:time-value="PT17H40M15.6S">
            <text:p>17:40:15.60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2115">
            <text:p>12115</text:p>
          </table:table-cell>
          <table:table-cell office:value-type="string">
            <text:p>Success</text:p>
          </table:table-cell>
          <table:table-cell office:value-type="float" office:value="23334">
            <text:p>23334</text:p>
          </table:table-cell>
          <table:table-cell table:number-columns-repeated="1017"/>
        </table:table-row>
        <table:table-row table:style-name="ro1">
          <table:table-cell office:value-type="float" office:value="2042">
            <text:p>2042</text:p>
          </table:table-cell>
          <table:table-cell office:value-type="time" office:time-value="PT17H40M20.241S">
            <text:p>17:40:20.24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7483">
            <text:p>7483</text:p>
          </table:table-cell>
          <table:table-cell office:value-type="string">
            <text:p>Success</text:p>
          </table:table-cell>
          <table:table-cell office:value-type="float" office:value="18441">
            <text:p>18441</text:p>
          </table:table-cell>
          <table:table-cell table:number-columns-repeated="1017"/>
        </table:table-row>
        <table:table-row table:style-name="ro1">
          <table:table-cell office:value-type="float" office:value="2043">
            <text:p>2043</text:p>
          </table:table-cell>
          <table:table-cell office:value-type="time" office:time-value="PT17H39M56.484S">
            <text:p>17:39:56.48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31243">
            <text:p>31243</text:p>
          </table:table-cell>
          <table:table-cell office:value-type="string">
            <text:p>Success</text:p>
          </table:table-cell>
          <table:table-cell office:value-type="float" office:value="78250">
            <text:p>78250</text:p>
          </table:table-cell>
          <table:table-cell table:number-columns-repeated="1017"/>
        </table:table-row>
        <table:table-row table:style-name="ro1">
          <table:table-cell office:value-type="float" office:value="2044">
            <text:p>2044</text:p>
          </table:table-cell>
          <table:table-cell office:value-type="time" office:time-value="PT17H40M26.751S">
            <text:p>17:40:26.75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979">
            <text:p>979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045">
            <text:p>2045</text:p>
          </table:table-cell>
          <table:table-cell office:value-type="time" office:time-value="PT17H39M44.162S">
            <text:p>17:39:44.16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43572">
            <text:p>43572</text:p>
          </table:table-cell>
          <table:table-cell office:value-type="string">
            <text:p>Success</text:p>
          </table:table-cell>
          <table:table-cell office:value-type="float" office:value="52796">
            <text:p>52796</text:p>
          </table:table-cell>
          <table:table-cell table:number-columns-repeated="1017"/>
        </table:table-row>
        <table:table-row table:style-name="ro1">
          <table:table-cell office:value-type="float" office:value="2046">
            <text:p>2046</text:p>
          </table:table-cell>
          <table:table-cell office:value-type="time" office:time-value="PT17H40M27.713S">
            <text:p>17:40:27.71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47">
            <text:p>2047</text:p>
          </table:table-cell>
          <table:table-cell office:value-type="time" office:time-value="PT17H39M56.504S">
            <text:p>17:39:56.50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31233">
            <text:p>31233</text:p>
          </table:table-cell>
          <table:table-cell office:value-type="string">
            <text:p>Success</text:p>
          </table:table-cell>
          <table:table-cell office:value-type="float" office:value="76911">
            <text:p>76911</text:p>
          </table:table-cell>
          <table:table-cell table:number-columns-repeated="1017"/>
        </table:table-row>
        <table:table-row table:style-name="ro1">
          <table:table-cell office:value-type="float" office:value="2048">
            <text:p>2048</text:p>
          </table:table-cell>
          <table:table-cell office:value-type="time" office:time-value="PT17H40M15.645S">
            <text:p>17:40:15.65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2092">
            <text:p>12092</text:p>
          </table:table-cell>
          <table:table-cell office:value-type="string">
            <text:p>Success</text:p>
          </table:table-cell>
          <table:table-cell office:value-type="float" office:value="78960">
            <text:p>78960</text:p>
          </table:table-cell>
          <table:table-cell table:number-columns-repeated="1017"/>
        </table:table-row>
        <table:table-row table:style-name="ro1">
          <table:table-cell office:value-type="float" office:value="2049">
            <text:p>2049</text:p>
          </table:table-cell>
          <table:table-cell office:value-type="time" office:time-value="PT17H40M27.738S">
            <text:p>17:40:27.74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919">
            <text:p>919</text:p>
          </table:table-cell>
          <table:table-cell table:number-columns-repeated="1017"/>
        </table:table-row>
        <table:table-row table:style-name="ro1">
          <table:table-cell office:value-type="float" office:value="2050">
            <text:p>2050</text:p>
          </table:table-cell>
          <table:table-cell office:value-type="time" office:time-value="PT17H40M27.732S">
            <text:p>17:40:27.73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311">
            <text:p>311</text:p>
          </table:table-cell>
          <table:table-cell table:number-columns-repeated="1017"/>
        </table:table-row>
        <table:table-row table:style-name="ro1">
          <table:table-cell office:value-type="float" office:value="2051">
            <text:p>2051</text:p>
          </table:table-cell>
          <table:table-cell office:value-type="time" office:time-value="PT17H40M25.533S">
            <text:p>17:40:25.53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2357">
            <text:p>2357</text:p>
          </table:table-cell>
          <table:table-cell office:value-type="string">
            <text:p>Success</text:p>
          </table:table-cell>
          <table:table-cell office:value-type="float" office:value="43090">
            <text:p>43090</text:p>
          </table:table-cell>
          <table:table-cell table:number-columns-repeated="1017"/>
        </table:table-row>
        <table:table-row table:style-name="ro1">
          <table:table-cell office:value-type="float" office:value="2052">
            <text:p>2052</text:p>
          </table:table-cell>
          <table:table-cell office:value-type="time" office:time-value="PT17H40M25.112S">
            <text:p>17:40:25.11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2787">
            <text:p>2787</text:p>
          </table:table-cell>
          <table:table-cell office:value-type="string">
            <text:p>Success</text:p>
          </table:table-cell>
          <table:table-cell office:value-type="float" office:value="46737">
            <text:p>46737</text:p>
          </table:table-cell>
          <table:table-cell table:number-columns-repeated="1017"/>
        </table:table-row>
        <table:table-row table:style-name="ro1">
          <table:table-cell office:value-type="float" office:value="2053">
            <text:p>2053</text:p>
          </table:table-cell>
          <table:table-cell office:value-type="time" office:time-value="PT17H40M27.899S">
            <text:p>17:40:27.90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919">
            <text:p>919</text:p>
          </table:table-cell>
          <table:table-cell table:number-columns-repeated="1017"/>
        </table:table-row>
        <table:table-row table:style-name="ro1">
          <table:table-cell office:value-type="float" office:value="2054">
            <text:p>2054</text:p>
          </table:table-cell>
          <table:table-cell office:value-type="time" office:time-value="PT17H40M24.342S">
            <text:p>17:40:24.34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3639">
            <text:p>3639</text:p>
          </table:table-cell>
          <table:table-cell office:value-type="string">
            <text:p>Success</text:p>
          </table:table-cell>
          <table:table-cell office:value-type="float" office:value="46736">
            <text:p>46736</text:p>
          </table:table-cell>
          <table:table-cell table:number-columns-repeated="1017"/>
        </table:table-row>
        <table:table-row table:style-name="ro1">
          <table:table-cell office:value-type="float" office:value="2055">
            <text:p>2055</text:p>
          </table:table-cell>
          <table:table-cell office:value-type="time" office:time-value="PT17H40M24.295S">
            <text:p>17:40:24.30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3695">
            <text:p>3695</text:p>
          </table:table-cell>
          <table:table-cell office:value-type="string">
            <text:p>Success</text:p>
          </table:table-cell>
          <table:table-cell office:value-type="float" office:value="46737">
            <text:p>46737</text:p>
          </table:table-cell>
          <table:table-cell table:number-columns-repeated="1017"/>
        </table:table-row>
        <table:table-row table:style-name="ro1">
          <table:table-cell office:value-type="float" office:value="2056">
            <text:p>2056</text:p>
          </table:table-cell>
          <table:table-cell office:value-type="time" office:time-value="PT17H40M27.991S">
            <text:p>17:40:27.99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919">
            <text:p>919</text:p>
          </table:table-cell>
          <table:table-cell table:number-columns-repeated="1017"/>
        </table:table-row>
        <table:table-row table:style-name="ro1">
          <table:table-cell office:value-type="float" office:value="2057">
            <text:p>2057</text:p>
          </table:table-cell>
          <table:table-cell office:value-type="time" office:time-value="PT17H40M27.905S">
            <text:p>17:40:27.91</text:p>
          </table:table-cell>
          <table:table-cell office:value-type="string">
            <text:p>TC0003_PlannerC 3-19</text:p>
          </table:table-cell>
          <table:table-cell office:value-type="string">
            <text:p>/channels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058">
            <text:p>2058</text:p>
          </table:table-cell>
          <table:table-cell office:value-type="time" office:time-value="PT17H40M27.914S">
            <text:p>17:40:27.91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919">
            <text:p>919</text:p>
          </table:table-cell>
          <table:table-cell table:number-columns-repeated="1017"/>
        </table:table-row>
        <table:table-row table:style-name="ro1">
          <table:table-cell office:value-type="float" office:value="2059">
            <text:p>2059</text:p>
          </table:table-cell>
          <table:table-cell office:value-type="time" office:time-value="PT17H40M27.982S">
            <text:p>17:40:27.98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971">
            <text:p>971</text:p>
          </table:table-cell>
          <table:table-cell table:number-columns-repeated="1017"/>
        </table:table-row>
        <table:table-row table:style-name="ro1">
          <table:table-cell office:value-type="float" office:value="2060">
            <text:p>2060</text:p>
          </table:table-cell>
          <table:table-cell office:value-type="time" office:time-value="PT17H40M28.002S">
            <text:p>17:40:28.00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919">
            <text:p>919</text:p>
          </table:table-cell>
          <table:table-cell table:number-columns-repeated="1017"/>
        </table:table-row>
        <table:table-row table:style-name="ro1">
          <table:table-cell office:value-type="float" office:value="2061">
            <text:p>2061</text:p>
          </table:table-cell>
          <table:table-cell office:value-type="time" office:time-value="PT17H40M28.005S">
            <text:p>17:40:28.01</text:p>
          </table:table-cell>
          <table:table-cell office:value-type="string">
            <text:p>TC0003_PlannerC 3-19</text:p>
          </table:table-cell>
          <table:table-cell office:value-type="string">
            <text:p>/channels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62">
            <text:p>2062</text:p>
          </table:table-cell>
          <table:table-cell office:value-type="time" office:time-value="PT17H40M28.017S">
            <text:p>17:40:28.02</text:p>
          </table:table-cell>
          <table:table-cell office:value-type="string">
            <text:p>TC0003_PlannerC 3-19</text:p>
          </table:table-cell>
          <table:table-cell office:value-type="string">
            <text:p>/channels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63">
            <text:p>2063</text:p>
          </table:table-cell>
          <table:table-cell office:value-type="time" office:time-value="PT17H40M17.33S">
            <text:p>17:40:17.33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0696">
            <text:p>10696</text:p>
          </table:table-cell>
          <table:table-cell office:value-type="string">
            <text:p>Success</text:p>
          </table:table-cell>
          <table:table-cell office:value-type="float" office:value="78956">
            <text:p>78956</text:p>
          </table:table-cell>
          <table:table-cell table:number-columns-repeated="1017"/>
        </table:table-row>
        <table:table-row table:style-name="ro1">
          <table:table-cell office:value-type="float" office:value="2064">
            <text:p>2064</text:p>
          </table:table-cell>
          <table:table-cell office:value-type="time" office:time-value="PT17H40M28.011S">
            <text:p>17:40:28.01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919">
            <text:p>919</text:p>
          </table:table-cell>
          <table:table-cell table:number-columns-repeated="1017"/>
        </table:table-row>
        <table:table-row table:style-name="ro1">
          <table:table-cell office:value-type="float" office:value="2065">
            <text:p>2065</text:p>
          </table:table-cell>
          <table:table-cell office:value-type="time" office:time-value="PT17H40M28.027S">
            <text:p>17:40:28.03</text:p>
          </table:table-cell>
          <table:table-cell office:value-type="string">
            <text:p>TC0003_PlannerC 3-1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66">
            <text:p>2066</text:p>
          </table:table-cell>
          <table:table-cell office:value-type="time" office:time-value="PT17H40M28.015S">
            <text:p>17:40:28.02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919">
            <text:p>919</text:p>
          </table:table-cell>
          <table:table-cell table:number-columns-repeated="1017"/>
        </table:table-row>
        <table:table-row table:style-name="ro1">
          <table:table-cell office:value-type="float" office:value="2067">
            <text:p>2067</text:p>
          </table:table-cell>
          <table:table-cell office:value-type="time" office:time-value="PT17H40M24.306S">
            <text:p>17:40:24.31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3867">
            <text:p>3867</text:p>
          </table:table-cell>
          <table:table-cell office:value-type="string">
            <text:p>Success</text:p>
          </table:table-cell>
          <table:table-cell office:value-type="float" office:value="46739">
            <text:p>46739</text:p>
          </table:table-cell>
          <table:table-cell table:number-columns-repeated="1017"/>
        </table:table-row>
        <table:table-row table:style-name="ro1">
          <table:table-cell office:value-type="float" office:value="2068">
            <text:p>2068</text:p>
          </table:table-cell>
          <table:table-cell office:value-type="time" office:time-value="PT17H40M28.179S">
            <text:p>17:40:28.18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971">
            <text:p>971</text:p>
          </table:table-cell>
          <table:table-cell table:number-columns-repeated="1017"/>
        </table:table-row>
        <table:table-row table:style-name="ro1">
          <table:table-cell office:value-type="float" office:value="2069">
            <text:p>2069</text:p>
          </table:table-cell>
          <table:table-cell office:value-type="time" office:time-value="PT17H40M22.543S">
            <text:p>17:40:22.54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5721">
            <text:p>5721</text:p>
          </table:table-cell>
          <table:table-cell office:value-type="string">
            <text:p>Success</text:p>
          </table:table-cell>
          <table:table-cell office:value-type="float" office:value="40730">
            <text:p>40730</text:p>
          </table:table-cell>
          <table:table-cell table:number-columns-repeated="1017"/>
        </table:table-row>
        <table:table-row table:style-name="ro1">
          <table:table-cell office:value-type="float" office:value="2070">
            <text:p>2070</text:p>
          </table:table-cell>
          <table:table-cell office:value-type="time" office:time-value="PT17H40M28.269S">
            <text:p>17:40:28.27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919">
            <text:p>919</text:p>
          </table:table-cell>
          <table:table-cell table:number-columns-repeated="1017"/>
        </table:table-row>
        <table:table-row table:style-name="ro1">
          <table:table-cell office:value-type="float" office:value="2071">
            <text:p>2071</text:p>
          </table:table-cell>
          <table:table-cell office:value-type="time" office:time-value="PT17H40M28.281S">
            <text:p>17:40:28.28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919">
            <text:p>919</text:p>
          </table:table-cell>
          <table:table-cell table:number-columns-repeated="1017"/>
        </table:table-row>
        <table:table-row table:style-name="ro1">
          <table:table-cell office:value-type="float" office:value="2072">
            <text:p>2072</text:p>
          </table:table-cell>
          <table:table-cell office:value-type="time" office:time-value="PT17H40M28.292S">
            <text:p>17:40:28.29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919">
            <text:p>919</text:p>
          </table:table-cell>
          <table:table-cell table:number-columns-repeated="1017"/>
        </table:table-row>
        <table:table-row table:style-name="ro1">
          <table:table-cell office:value-type="float" office:value="2073">
            <text:p>2073</text:p>
          </table:table-cell>
          <table:table-cell office:value-type="time" office:time-value="PT17H40M25.106S">
            <text:p>17:40:25.11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3245">
            <text:p>3245</text:p>
          </table:table-cell>
          <table:table-cell office:value-type="string">
            <text:p>Success</text:p>
          </table:table-cell>
          <table:table-cell office:value-type="float" office:value="48604">
            <text:p>48604</text:p>
          </table:table-cell>
          <table:table-cell table:number-columns-repeated="1017"/>
        </table:table-row>
        <table:table-row table:style-name="ro1">
          <table:table-cell office:value-type="float" office:value="2074">
            <text:p>2074</text:p>
          </table:table-cell>
          <table:table-cell office:value-type="time" office:time-value="PT17H40M25.088S">
            <text:p>17:40:25.09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3811">
            <text:p>3811</text:p>
          </table:table-cell>
          <table:table-cell office:value-type="string">
            <text:p>Success</text:p>
          </table:table-cell>
          <table:table-cell office:value-type="float" office:value="48509">
            <text:p>48509</text:p>
          </table:table-cell>
          <table:table-cell table:number-columns-repeated="1017"/>
        </table:table-row>
        <table:table-row table:style-name="ro1">
          <table:table-cell office:value-type="float" office:value="2075">
            <text:p>2075</text:p>
          </table:table-cell>
          <table:table-cell office:value-type="time" office:time-value="PT17H40M20.042S">
            <text:p>17:40:20.04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9083">
            <text:p>9083</text:p>
          </table:table-cell>
          <table:table-cell office:value-type="string">
            <text:p>Success</text:p>
          </table:table-cell>
          <table:table-cell office:value-type="float" office:value="38628">
            <text:p>38628</text:p>
          </table:table-cell>
          <table:table-cell table:number-columns-repeated="1017"/>
        </table:table-row>
        <table:table-row table:style-name="ro1">
          <table:table-cell office:value-type="float" office:value="2076">
            <text:p>2076</text:p>
          </table:table-cell>
          <table:table-cell office:value-type="time" office:time-value="PT17H40M28.9S">
            <text:p>17:40:28.90</text:p>
          </table:table-cell>
          <table:table-cell office:value-type="string">
            <text:p>TC0003_PlannerC 3-29</text:p>
          </table:table-cell>
          <table:table-cell office:value-type="string">
            <text:p>/channels/plan</text:p>
          </table:table-cell>
          <table:table-cell office:value-type="float" office:value="352">
            <text:p>35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077">
            <text:p>2077</text:p>
          </table:table-cell>
          <table:table-cell office:value-type="time" office:time-value="PT17H40M29.257S">
            <text:p>17:40:29.26</text:p>
          </table:table-cell>
          <table:table-cell office:value-type="string">
            <text:p>TC0003_PlannerC 3-29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78">
            <text:p>2078</text:p>
          </table:table-cell>
          <table:table-cell office:value-type="time" office:time-value="PT17H40M29.272S">
            <text:p>17:40:29.27</text:p>
          </table:table-cell>
          <table:table-cell office:value-type="string">
            <text:p>TC0003_PlannerC 3-29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79">
            <text:p>2079</text:p>
          </table:table-cell>
          <table:table-cell office:value-type="time" office:time-value="PT17H40M29.28S">
            <text:p>17:40:29.28</text:p>
          </table:table-cell>
          <table:table-cell office:value-type="string">
            <text:p>TC0003_PlannerC 3-29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80">
            <text:p>2080</text:p>
          </table:table-cell>
          <table:table-cell office:value-type="time" office:time-value="PT17H40M25.62S">
            <text:p>17:40:25.62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3950">
            <text:p>3950</text:p>
          </table:table-cell>
          <table:table-cell office:value-type="string">
            <text:p>Success</text:p>
          </table:table-cell>
          <table:table-cell office:value-type="float" office:value="46634">
            <text:p>46634</text:p>
          </table:table-cell>
          <table:table-cell table:number-columns-repeated="1017"/>
        </table:table-row>
        <table:table-row table:style-name="ro1">
          <table:table-cell office:value-type="float" office:value="2081">
            <text:p>2081</text:p>
          </table:table-cell>
          <table:table-cell office:value-type="time" office:time-value="PT17H40M22.993S">
            <text:p>17:40:22.99</text:p>
          </table:table-cell>
          <table:table-cell office:value-type="string">
            <text:p>TC0002_PlannerB 2-25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6608">
            <text:p>6608</text:p>
          </table:table-cell>
          <table:table-cell office:value-type="string">
            <text:p>Success</text:p>
          </table:table-cell>
          <table:table-cell office:value-type="float" office:value="60549">
            <text:p>60549</text:p>
          </table:table-cell>
          <table:table-cell table:number-columns-repeated="1017"/>
        </table:table-row>
        <table:table-row table:style-name="ro1">
          <table:table-cell office:value-type="float" office:value="2082">
            <text:p>2082</text:p>
          </table:table-cell>
          <table:table-cell office:value-type="time" office:time-value="PT17H40M12.868S">
            <text:p>17:40:12.87</text:p>
          </table:table-cell>
          <table:table-cell office:value-type="string">
            <text:p>TC0002_PlannerB 2-24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6741">
            <text:p>16741</text:p>
          </table:table-cell>
          <table:table-cell office:value-type="string">
            <text:p>Success</text:p>
          </table:table-cell>
          <table:table-cell office:value-type="float" office:value="61230">
            <text:p>61230</text:p>
          </table:table-cell>
          <table:table-cell table:number-columns-repeated="1017"/>
        </table:table-row>
        <table:table-row table:style-name="ro1">
          <table:table-cell office:value-type="float" office:value="2083">
            <text:p>2083</text:p>
          </table:table-cell>
          <table:table-cell office:value-type="time" office:time-value="PT17H40M27.736S">
            <text:p>17:40:27.74</text:p>
          </table:table-cell>
          <table:table-cell office:value-type="string">
            <text:p>TC0001_PlannerA 1-25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875">
            <text:p>1875</text:p>
          </table:table-cell>
          <table:table-cell office:value-type="string">
            <text:p>Success</text:p>
          </table:table-cell>
          <table:table-cell office:value-type="float" office:value="47345">
            <text:p>47345</text:p>
          </table:table-cell>
          <table:table-cell table:number-columns-repeated="1017"/>
        </table:table-row>
        <table:table-row table:style-name="ro1">
          <table:table-cell office:value-type="float" office:value="2084">
            <text:p>2084</text:p>
          </table:table-cell>
          <table:table-cell office:value-type="time" office:time-value="PT17H40M17.369S">
            <text:p>17:40:17.37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12245">
            <text:p>12245</text:p>
          </table:table-cell>
          <table:table-cell office:value-type="string">
            <text:p>Success</text:p>
          </table:table-cell>
          <table:table-cell office:value-type="float" office:value="41244">
            <text:p>41244</text:p>
          </table:table-cell>
          <table:table-cell table:number-columns-repeated="1017"/>
        </table:table-row>
        <table:table-row table:style-name="ro1">
          <table:table-cell office:value-type="float" office:value="2085">
            <text:p>2085</text:p>
          </table:table-cell>
          <table:table-cell office:value-type="time" office:time-value="PT17H40M12.923S">
            <text:p>17:40:12.92</text:p>
          </table:table-cell>
          <table:table-cell office:value-type="string">
            <text:p>TC0002_PlannerB 2-30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6697">
            <text:p>16697</text:p>
          </table:table-cell>
          <table:table-cell office:value-type="string">
            <text:p>Success</text:p>
          </table:table-cell>
          <table:table-cell office:value-type="float" office:value="61229">
            <text:p>61229</text:p>
          </table:table-cell>
          <table:table-cell table:number-columns-repeated="1017"/>
        </table:table-row>
        <table:table-row table:style-name="ro1">
          <table:table-cell office:value-type="float" office:value="2086">
            <text:p>2086</text:p>
          </table:table-cell>
          <table:table-cell office:value-type="time" office:time-value="PT17H40M18.206S">
            <text:p>17:40:18.21</text:p>
          </table:table-cell>
          <table:table-cell office:value-type="string">
            <text:p>TC0002_PlannerB 2-27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11419">
            <text:p>11419</text:p>
          </table:table-cell>
          <table:table-cell office:value-type="string">
            <text:p>Success</text:p>
          </table:table-cell>
          <table:table-cell office:value-type="float" office:value="61229">
            <text:p>61229</text:p>
          </table:table-cell>
          <table:table-cell table:number-columns-repeated="1017"/>
        </table:table-row>
        <table:table-row table:style-name="ro1">
          <table:table-cell office:value-type="float" office:value="2087">
            <text:p>2087</text:p>
          </table:table-cell>
          <table:table-cell office:value-type="time" office:time-value="PT17H40M29.614S">
            <text:p>17:40:29.61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88">
            <text:p>2088</text:p>
          </table:table-cell>
          <table:table-cell office:value-type="time" office:time-value="PT17H40M23.905S">
            <text:p>17:40:23.91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5732">
            <text:p>5732</text:p>
          </table:table-cell>
          <table:table-cell office:value-type="string">
            <text:p>Success</text:p>
          </table:table-cell>
          <table:table-cell office:value-type="float" office:value="45868">
            <text:p>45868</text:p>
          </table:table-cell>
          <table:table-cell table:number-columns-repeated="1017"/>
        </table:table-row>
        <table:table-row table:style-name="ro1">
          <table:table-cell office:value-type="float" office:value="2089">
            <text:p>2089</text:p>
          </table:table-cell>
          <table:table-cell office:value-type="time" office:time-value="PT17H40M13.477S">
            <text:p>17:40:13.48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6166">
            <text:p>16166</text:p>
          </table:table-cell>
          <table:table-cell office:value-type="string">
            <text:p>Success</text:p>
          </table:table-cell>
          <table:table-cell office:value-type="float" office:value="78956">
            <text:p>78956</text:p>
          </table:table-cell>
          <table:table-cell table:number-columns-repeated="1017"/>
        </table:table-row>
        <table:table-row table:style-name="ro1">
          <table:table-cell office:value-type="float" office:value="2090">
            <text:p>2090</text:p>
          </table:table-cell>
          <table:table-cell office:value-type="time" office:time-value="PT17H40M19.607S">
            <text:p>17:40:19.61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10041">
            <text:p>10041</text:p>
          </table:table-cell>
          <table:table-cell office:value-type="string">
            <text:p>Success</text:p>
          </table:table-cell>
          <table:table-cell office:value-type="float" office:value="78956">
            <text:p>78956</text:p>
          </table:table-cell>
          <table:table-cell table:number-columns-repeated="1017"/>
        </table:table-row>
        <table:table-row table:style-name="ro1">
          <table:table-cell office:value-type="float" office:value="2091">
            <text:p>2091</text:p>
          </table:table-cell>
          <table:table-cell office:value-type="time" office:time-value="PT17H40M29.638S">
            <text:p>17:40:29.64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459">
            <text:p>459</text:p>
          </table:table-cell>
          <table:table-cell table:number-columns-repeated="1017"/>
        </table:table-row>
        <table:table-row table:style-name="ro1">
          <table:table-cell office:value-type="float" office:value="2092">
            <text:p>2092</text:p>
          </table:table-cell>
          <table:table-cell office:value-type="time" office:time-value="PT17H40M29.575S">
            <text:p>17:40:29.58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1179">
            <text:p>1179</text:p>
          </table:table-cell>
          <table:table-cell table:number-columns-repeated="1017"/>
        </table:table-row>
        <table:table-row table:style-name="ro1">
          <table:table-cell office:value-type="float" office:value="2093">
            <text:p>2093</text:p>
          </table:table-cell>
          <table:table-cell office:value-type="time" office:time-value="PT17H40M24.31S">
            <text:p>17:40:24.31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5984">
            <text:p>5984</text:p>
          </table:table-cell>
          <table:table-cell office:value-type="string">
            <text:p>Success</text:p>
          </table:table-cell>
          <table:table-cell office:value-type="float" office:value="46670">
            <text:p>46670</text:p>
          </table:table-cell>
          <table:table-cell table:number-columns-repeated="1017"/>
        </table:table-row>
        <table:table-row table:style-name="ro1">
          <table:table-cell office:value-type="float" office:value="2094">
            <text:p>2094</text:p>
          </table:table-cell>
          <table:table-cell office:value-type="time" office:time-value="PT17H40M30.3S">
            <text:p>17:40:30.30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95">
            <text:p>2095</text:p>
          </table:table-cell>
          <table:table-cell office:value-type="time" office:time-value="PT17H40M27.781S">
            <text:p>17:40:27.78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845">
            <text:p>2845</text:p>
          </table:table-cell>
          <table:table-cell office:value-type="string">
            <text:p>Success</text:p>
          </table:table-cell>
          <table:table-cell office:value-type="float" office:value="47232">
            <text:p>47232</text:p>
          </table:table-cell>
          <table:table-cell table:number-columns-repeated="1017"/>
        </table:table-row>
        <table:table-row table:style-name="ro1">
          <table:table-cell office:value-type="float" office:value="2096">
            <text:p>2096</text:p>
          </table:table-cell>
          <table:table-cell office:value-type="time" office:time-value="PT17H40M28.012S">
            <text:p>17:40:28.01</text:p>
          </table:table-cell>
          <table:table-cell office:value-type="string">
            <text:p>TC0001_PlannerA 1-22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621">
            <text:p>2621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097">
            <text:p>2097</text:p>
          </table:table-cell>
          <table:table-cell office:value-type="time" office:time-value="PT17H40M25.567S">
            <text:p>17:40:25.57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5069">
            <text:p>5069</text:p>
          </table:table-cell>
          <table:table-cell office:value-type="string">
            <text:p>Success</text:p>
          </table:table-cell>
          <table:table-cell office:value-type="float" office:value="46673">
            <text:p>46673</text:p>
          </table:table-cell>
          <table:table-cell table:number-columns-repeated="1017"/>
        </table:table-row>
        <table:table-row table:style-name="ro1">
          <table:table-cell office:value-type="float" office:value="2098">
            <text:p>2098</text:p>
          </table:table-cell>
          <table:table-cell office:value-type="time" office:time-value="PT17H40M30.633S">
            <text:p>17:40:30.63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2099">
            <text:p>2099</text:p>
          </table:table-cell>
          <table:table-cell office:value-type="time" office:time-value="PT17H40M22.626S">
            <text:p>17:40:22.63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8084">
            <text:p>8084</text:p>
          </table:table-cell>
          <table:table-cell office:value-type="string">
            <text:p>Success</text:p>
          </table:table-cell>
          <table:table-cell office:value-type="float" office:value="18442">
            <text:p>18442</text:p>
          </table:table-cell>
          <table:table-cell table:number-columns-repeated="1017"/>
        </table:table-row>
        <table:table-row table:style-name="ro1">
          <table:table-cell office:value-type="float" office:value="2100">
            <text:p>2100</text:p>
          </table:table-cell>
          <table:table-cell office:value-type="time" office:time-value="PT17H40M28.19S">
            <text:p>17:40:28.19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527">
            <text:p>2527</text:p>
          </table:table-cell>
          <table:table-cell office:value-type="string">
            <text:p>Success</text:p>
          </table:table-cell>
          <table:table-cell office:value-type="float" office:value="45868">
            <text:p>45868</text:p>
          </table:table-cell>
          <table:table-cell table:number-columns-repeated="1017"/>
        </table:table-row>
        <table:table-row table:style-name="ro1">
          <table:table-cell office:value-type="float" office:value="2101">
            <text:p>2101</text:p>
          </table:table-cell>
          <table:table-cell office:value-type="time" office:time-value="PT17H40M25.531S">
            <text:p>17:40:25.53</text:p>
          </table:table-cell>
          <table:table-cell office:value-type="string">
            <text:p>TC0002_PlannerB 2-2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5193">
            <text:p>5193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2102">
            <text:p>2102</text:p>
          </table:table-cell>
          <table:table-cell office:value-type="time" office:time-value="PT17H40M30.639S">
            <text:p>17:40:30.64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03">
            <text:p>2103</text:p>
          </table:table-cell>
          <table:table-cell office:value-type="time" office:time-value="PT17H40M24.314S">
            <text:p>17:40:24.31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6417">
            <text:p>6417</text:p>
          </table:table-cell>
          <table:table-cell office:value-type="string">
            <text:p>Success</text:p>
          </table:table-cell>
          <table:table-cell office:value-type="float" office:value="47345">
            <text:p>47345</text:p>
          </table:table-cell>
          <table:table-cell table:number-columns-repeated="1017"/>
        </table:table-row>
        <table:table-row table:style-name="ro1">
          <table:table-cell office:value-type="float" office:value="2104">
            <text:p>2104</text:p>
          </table:table-cell>
          <table:table-cell office:value-type="time" office:time-value="PT17H40M28.353S">
            <text:p>17:40:28.35</text:p>
          </table:table-cell>
          <table:table-cell office:value-type="string">
            <text:p>TC0002_PlannerB 2-29</text:p>
          </table:table-cell>
          <table:table-cell office:value-type="string">
            <text:p>/channels/plan?wicket:interface=:1:indicator:big-form:sg-editor:content:mo:aspect:goalsDiv:goal:0:organization:name::IBehaviorListener:0:-1&amp;random=0.05078768290885649</text:p>
          </table:table-cell>
          <table:table-cell office:value-type="float" office:value="2416">
            <text:p>2416</text:p>
          </table:table-cell>
          <table:table-cell office:value-type="string">
            <text:p>Success</text:p>
          </table:table-cell>
          <table:table-cell office:value-type="float" office:value="61230">
            <text:p>61230</text:p>
          </table:table-cell>
          <table:table-cell table:number-columns-repeated="1017"/>
        </table:table-row>
        <table:table-row table:style-name="ro1">
          <table:table-cell office:value-type="float" office:value="2105">
            <text:p>2105</text:p>
          </table:table-cell>
          <table:table-cell office:value-type="time" office:time-value="PT17H40M23.33S">
            <text:p>17:40:23.33</text:p>
          </table:table-cell>
          <table:table-cell office:value-type="string">
            <text:p>TC0001_PlannerA 1-17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7443">
            <text:p>7443</text:p>
          </table:table-cell>
          <table:table-cell office:value-type="string">
            <text:p>Success</text:p>
          </table:table-cell>
          <table:table-cell office:value-type="float" office:value="48119">
            <text:p>48119</text:p>
          </table:table-cell>
          <table:table-cell table:number-columns-repeated="1017"/>
        </table:table-row>
        <table:table-row table:style-name="ro1">
          <table:table-cell office:value-type="float" office:value="2106">
            <text:p>2106</text:p>
          </table:table-cell>
          <table:table-cell office:value-type="time" office:time-value="PT17H40M24.755S">
            <text:p>17:40:24.76</text:p>
          </table:table-cell>
          <table:table-cell office:value-type="string">
            <text:p>TC0002_PlannerB 2-23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6020">
            <text:p>6020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107">
            <text:p>2107</text:p>
          </table:table-cell>
          <table:table-cell office:value-type="time" office:time-value="PT17H40M22.57S">
            <text:p>17:40:22.57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8205">
            <text:p>8205</text:p>
          </table:table-cell>
          <table:table-cell office:value-type="string">
            <text:p>Success</text:p>
          </table:table-cell>
          <table:table-cell office:value-type="float" office:value="46673">
            <text:p>46673</text:p>
          </table:table-cell>
          <table:table-cell table:number-columns-repeated="1017"/>
        </table:table-row>
        <table:table-row table:style-name="ro1">
          <table:table-cell office:value-type="float" office:value="2108">
            <text:p>2108</text:p>
          </table:table-cell>
          <table:table-cell office:value-type="time" office:time-value="PT17H40M20.148S">
            <text:p>17:40:20.15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0638">
            <text:p>10638</text:p>
          </table:table-cell>
          <table:table-cell office:value-type="string">
            <text:p>Success</text:p>
          </table:table-cell>
          <table:table-cell office:value-type="float" office:value="47345">
            <text:p>47345</text:p>
          </table:table-cell>
          <table:table-cell table:number-columns-repeated="1017"/>
        </table:table-row>
        <table:table-row table:style-name="ro1">
          <table:table-cell office:value-type="float" office:value="2109">
            <text:p>2109</text:p>
          </table:table-cell>
          <table:table-cell office:value-type="time" office:time-value="PT17H40M21.655S">
            <text:p>17:40:21.66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9134">
            <text:p>9134</text:p>
          </table:table-cell>
          <table:table-cell office:value-type="string">
            <text:p>Success</text:p>
          </table:table-cell>
          <table:table-cell office:value-type="float" office:value="77621">
            <text:p>77621</text:p>
          </table:table-cell>
          <table:table-cell table:number-columns-repeated="1017"/>
        </table:table-row>
        <table:table-row table:style-name="ro1">
          <table:table-cell office:value-type="float" office:value="2110">
            <text:p>2110</text:p>
          </table:table-cell>
          <table:table-cell office:value-type="time" office:time-value="PT17H40M22.538S">
            <text:p>17:40:22.54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8253">
            <text:p>8253</text:p>
          </table:table-cell>
          <table:table-cell office:value-type="string">
            <text:p>Success</text:p>
          </table:table-cell>
          <table:table-cell office:value-type="float" office:value="22754">
            <text:p>22754</text:p>
          </table:table-cell>
          <table:table-cell table:number-columns-repeated="1017"/>
        </table:table-row>
        <table:table-row table:style-name="ro1">
          <table:table-cell office:value-type="float" office:value="2111">
            <text:p>2111</text:p>
          </table:table-cell>
          <table:table-cell office:value-type="time" office:time-value="PT17H40M26.649S">
            <text:p>17:40:26.65</text:p>
          </table:table-cell>
          <table:table-cell office:value-type="string">
            <text:p>TC0001_PlannerA 1-27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4146">
            <text:p>4146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112">
            <text:p>2112</text:p>
          </table:table-cell>
          <table:table-cell office:value-type="time" office:time-value="PT17H40M30.637S">
            <text:p>17:40:30.64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160">
            <text:p>160</text:p>
          </table:table-cell>
          <table:table-cell office:value-type="string">
            <text:p>Success</text:p>
          </table:table-cell>
          <table:table-cell office:value-type="float" office:value="759">
            <text:p>759</text:p>
          </table:table-cell>
          <table:table-cell table:number-columns-repeated="1017"/>
        </table:table-row>
        <table:table-row table:style-name="ro1">
          <table:table-cell office:value-type="float" office:value="2113">
            <text:p>2113</text:p>
          </table:table-cell>
          <table:table-cell office:value-type="time" office:time-value="PT17H40M21.648S">
            <text:p>17:40:21.65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9154">
            <text:p>9154</text:p>
          </table:table-cell>
          <table:table-cell office:value-type="string">
            <text:p>Success</text:p>
          </table:table-cell>
          <table:table-cell office:value-type="float" office:value="78956">
            <text:p>78956</text:p>
          </table:table-cell>
          <table:table-cell table:number-columns-repeated="1017"/>
        </table:table-row>
        <table:table-row table:style-name="ro1">
          <table:table-cell office:value-type="float" office:value="2114">
            <text:p>2114</text:p>
          </table:table-cell>
          <table:table-cell office:value-type="time" office:time-value="PT17H40M28.301S">
            <text:p>17:40:28.30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500">
            <text:p>2500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115">
            <text:p>2115</text:p>
          </table:table-cell>
          <table:table-cell office:value-type="time" office:time-value="PT17H40M19.516S">
            <text:p>17:40:19.52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1290">
            <text:p>11290</text:p>
          </table:table-cell>
          <table:table-cell office:value-type="string">
            <text:p>Success</text:p>
          </table:table-cell>
          <table:table-cell office:value-type="float" office:value="78956">
            <text:p>78956</text:p>
          </table:table-cell>
          <table:table-cell table:number-columns-repeated="1017"/>
        </table:table-row>
        <table:table-row table:style-name="ro1">
          <table:table-cell office:value-type="float" office:value="2116">
            <text:p>2116</text:p>
          </table:table-cell>
          <table:table-cell office:value-type="time" office:time-value="PT17H40M30.797S">
            <text:p>17:40:30.80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459">
            <text:p>459</text:p>
          </table:table-cell>
          <table:table-cell table:number-columns-repeated="1017"/>
        </table:table-row>
        <table:table-row table:style-name="ro1">
          <table:table-cell office:value-type="float" office:value="2117">
            <text:p>2117</text:p>
          </table:table-cell>
          <table:table-cell office:value-type="time" office:time-value="PT17H40M30.779S">
            <text:p>17:40:30.78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18">
            <text:p>2118</text:p>
          </table:table-cell>
          <table:table-cell office:value-type="time" office:time-value="PT17H40M30.724S">
            <text:p>17:40:30.72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559">
            <text:p>559</text:p>
          </table:table-cell>
          <table:table-cell table:number-columns-repeated="1017"/>
        </table:table-row>
        <table:table-row table:style-name="ro1">
          <table:table-cell office:value-type="float" office:value="2119">
            <text:p>2119</text:p>
          </table:table-cell>
          <table:table-cell office:value-type="time" office:time-value="PT17H40M27.725S">
            <text:p>17:40:27.73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3149">
            <text:p>3149</text:p>
          </table:table-cell>
          <table:table-cell office:value-type="string">
            <text:p>Success</text:p>
          </table:table-cell>
          <table:table-cell office:value-type="float" office:value="52838">
            <text:p>52838</text:p>
          </table:table-cell>
          <table:table-cell table:number-columns-repeated="1017"/>
        </table:table-row>
        <table:table-row table:style-name="ro1">
          <table:table-cell office:value-type="float" office:value="2120">
            <text:p>2120</text:p>
          </table:table-cell>
          <table:table-cell office:value-type="time" office:time-value="PT17H40M17.301S">
            <text:p>17:40:17.30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13578">
            <text:p>13578</text:p>
          </table:table-cell>
          <table:table-cell office:value-type="string">
            <text:p>Success</text:p>
          </table:table-cell>
          <table:table-cell office:value-type="float" office:value="78959">
            <text:p>78959</text:p>
          </table:table-cell>
          <table:table-cell table:number-columns-repeated="1017"/>
        </table:table-row>
        <table:table-row table:style-name="ro1">
          <table:table-cell office:value-type="float" office:value="2121">
            <text:p>2121</text:p>
          </table:table-cell>
          <table:table-cell office:value-type="time" office:time-value="PT17H40M24.27S">
            <text:p>17:40:24.27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6611">
            <text:p>6611</text:p>
          </table:table-cell>
          <table:table-cell office:value-type="string">
            <text:p>Success</text:p>
          </table:table-cell>
          <table:table-cell office:value-type="float" office:value="63577">
            <text:p>63577</text:p>
          </table:table-cell>
          <table:table-cell table:number-columns-repeated="1017"/>
        </table:table-row>
        <table:table-row table:style-name="ro1">
          <table:table-cell office:value-type="float" office:value="2122">
            <text:p>2122</text:p>
          </table:table-cell>
          <table:table-cell office:value-type="time" office:time-value="PT17H40M29.619S">
            <text:p>17:40:29.62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1265">
            <text:p>1265</text:p>
          </table:table-cell>
          <table:table-cell office:value-type="string">
            <text:p>Success</text:p>
          </table:table-cell>
          <table:table-cell office:value-type="float" office:value="22754">
            <text:p>22754</text:p>
          </table:table-cell>
          <table:table-cell table:number-columns-repeated="1017"/>
        </table:table-row>
        <table:table-row table:style-name="ro1">
          <table:table-cell office:value-type="float" office:value="2123">
            <text:p>2123</text:p>
          </table:table-cell>
          <table:table-cell office:value-type="time" office:time-value="PT17H40M30.792S">
            <text:p>17:40:30.79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1169">
            <text:p>1169</text:p>
          </table:table-cell>
          <table:table-cell table:number-columns-repeated="1017"/>
        </table:table-row>
        <table:table-row table:style-name="ro1">
          <table:table-cell office:value-type="float" office:value="2124">
            <text:p>2124</text:p>
          </table:table-cell>
          <table:table-cell office:value-type="time" office:time-value="PT17H40M24.223S">
            <text:p>17:40:24.22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6669">
            <text:p>6669</text:p>
          </table:table-cell>
          <table:table-cell office:value-type="string">
            <text:p>Success</text:p>
          </table:table-cell>
          <table:table-cell office:value-type="float" office:value="63346">
            <text:p>63346</text:p>
          </table:table-cell>
          <table:table-cell table:number-columns-repeated="1017"/>
        </table:table-row>
        <table:table-row table:style-name="ro1">
          <table:table-cell office:value-type="float" office:value="2125">
            <text:p>2125</text:p>
          </table:table-cell>
          <table:table-cell office:value-type="time" office:time-value="PT17H40M27.736S">
            <text:p>17:40:27.74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3157">
            <text:p>3157</text:p>
          </table:table-cell>
          <table:table-cell office:value-type="string">
            <text:p>Success</text:p>
          </table:table-cell>
          <table:table-cell office:value-type="float" office:value="46968">
            <text:p>46968</text:p>
          </table:table-cell>
          <table:table-cell table:number-columns-repeated="1017"/>
        </table:table-row>
        <table:table-row table:style-name="ro1">
          <table:table-cell office:value-type="float" office:value="2126">
            <text:p>2126</text:p>
          </table:table-cell>
          <table:table-cell office:value-type="time" office:time-value="PT17H40M29.626S">
            <text:p>17:40:29.63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1269">
            <text:p>1269</text:p>
          </table:table-cell>
          <table:table-cell office:value-type="string">
            <text:p>Success</text:p>
          </table:table-cell>
          <table:table-cell office:value-type="float" office:value="23334">
            <text:p>23334</text:p>
          </table:table-cell>
          <table:table-cell table:number-columns-repeated="1017"/>
        </table:table-row>
        <table:table-row table:style-name="ro1">
          <table:table-cell office:value-type="float" office:value="2127">
            <text:p>2127</text:p>
          </table:table-cell>
          <table:table-cell office:value-type="time" office:time-value="PT17H40M27.738S">
            <text:p>17:40:27.74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3165">
            <text:p>3165</text:p>
          </table:table-cell>
          <table:table-cell office:value-type="string">
            <text:p>Success</text:p>
          </table:table-cell>
          <table:table-cell office:value-type="float" office:value="52839">
            <text:p>52839</text:p>
          </table:table-cell>
          <table:table-cell table:number-columns-repeated="1017"/>
        </table:table-row>
        <table:table-row table:style-name="ro1">
          <table:table-cell office:value-type="float" office:value="2128">
            <text:p>2128</text:p>
          </table:table-cell>
          <table:table-cell office:value-type="time" office:time-value="PT17H40M27.727S">
            <text:p>17:40:27.73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3195">
            <text:p>3195</text:p>
          </table:table-cell>
          <table:table-cell office:value-type="string">
            <text:p>Success</text:p>
          </table:table-cell>
          <table:table-cell office:value-type="float" office:value="54809">
            <text:p>54809</text:p>
          </table:table-cell>
          <table:table-cell table:number-columns-repeated="1017"/>
        </table:table-row>
        <table:table-row table:style-name="ro1">
          <table:table-cell office:value-type="float" office:value="2129">
            <text:p>2129</text:p>
          </table:table-cell>
          <table:table-cell office:value-type="time" office:time-value="PT17H40M25.604S">
            <text:p>17:40:25.60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5323">
            <text:p>5323</text:p>
          </table:table-cell>
          <table:table-cell office:value-type="string">
            <text:p>Success</text:p>
          </table:table-cell>
          <table:table-cell office:value-type="float" office:value="44763">
            <text:p>44763</text:p>
          </table:table-cell>
          <table:table-cell table:number-columns-repeated="1017"/>
        </table:table-row>
        <table:table-row table:style-name="ro1">
          <table:table-cell office:value-type="float" office:value="2130">
            <text:p>2130</text:p>
          </table:table-cell>
          <table:table-cell office:value-type="time" office:time-value="PT17H40M30.905S">
            <text:p>17:40:30.91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169">
            <text:p>1169</text:p>
          </table:table-cell>
          <table:table-cell table:number-columns-repeated="1017"/>
        </table:table-row>
        <table:table-row table:style-name="ro1">
          <table:table-cell office:value-type="float" office:value="2131">
            <text:p>2131</text:p>
          </table:table-cell>
          <table:table-cell office:value-type="time" office:time-value="PT17H40M30.925S">
            <text:p>17:40:30.93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1169">
            <text:p>1169</text:p>
          </table:table-cell>
          <table:table-cell table:number-columns-repeated="1017"/>
        </table:table-row>
        <table:table-row table:style-name="ro1">
          <table:table-cell office:value-type="float" office:value="2132">
            <text:p>2132</text:p>
          </table:table-cell>
          <table:table-cell office:value-type="time" office:time-value="PT17H40M30.93S">
            <text:p>17:40:30.93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1169">
            <text:p>1169</text:p>
          </table:table-cell>
          <table:table-cell table:number-columns-repeated="1017"/>
        </table:table-row>
        <table:table-row table:style-name="ro1">
          <table:table-cell office:value-type="float" office:value="2133">
            <text:p>2133</text:p>
          </table:table-cell>
          <table:table-cell office:value-type="time" office:time-value="PT17H40M27.714S">
            <text:p>17:40:27.71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3322">
            <text:p>3322</text:p>
          </table:table-cell>
          <table:table-cell office:value-type="string">
            <text:p>Success</text:p>
          </table:table-cell>
          <table:table-cell office:value-type="float" office:value="52840">
            <text:p>52840</text:p>
          </table:table-cell>
          <table:table-cell table:number-columns-repeated="1017"/>
        </table:table-row>
        <table:table-row table:style-name="ro1">
          <table:table-cell office:value-type="float" office:value="2134">
            <text:p>2134</text:p>
          </table:table-cell>
          <table:table-cell office:value-type="time" office:time-value="PT17H40M31.038S">
            <text:p>17:40:31.04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169">
            <text:p>1169</text:p>
          </table:table-cell>
          <table:table-cell table:number-columns-repeated="1017"/>
        </table:table-row>
        <table:table-row table:style-name="ro1">
          <table:table-cell office:value-type="float" office:value="2135">
            <text:p>2135</text:p>
          </table:table-cell>
          <table:table-cell office:value-type="time" office:time-value="PT17H40M27.715S">
            <text:p>17:40:27.72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3398">
            <text:p>3398</text:p>
          </table:table-cell>
          <table:table-cell office:value-type="string">
            <text:p>Success</text:p>
          </table:table-cell>
          <table:table-cell office:value-type="float" office:value="52837">
            <text:p>52837</text:p>
          </table:table-cell>
          <table:table-cell table:number-columns-repeated="1017"/>
        </table:table-row>
        <table:table-row table:style-name="ro1">
          <table:table-cell office:value-type="float" office:value="2136">
            <text:p>2136</text:p>
          </table:table-cell>
          <table:table-cell office:value-type="time" office:time-value="PT17H40M29.613S">
            <text:p>17:40:29.61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1502">
            <text:p>1502</text:p>
          </table:table-cell>
          <table:table-cell office:value-type="string">
            <text:p>Success</text:p>
          </table:table-cell>
          <table:table-cell office:value-type="float" office:value="60859">
            <text:p>60859</text:p>
          </table:table-cell>
          <table:table-cell table:number-columns-repeated="1017"/>
        </table:table-row>
        <table:table-row table:style-name="ro1">
          <table:table-cell office:value-type="float" office:value="2137">
            <text:p>2137</text:p>
          </table:table-cell>
          <table:table-cell office:value-type="time" office:time-value="PT17H40M29.649S">
            <text:p>17:40:29.65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1467">
            <text:p>1467</text:p>
          </table:table-cell>
          <table:table-cell office:value-type="string">
            <text:p>Success</text:p>
          </table:table-cell>
          <table:table-cell office:value-type="float" office:value="60814">
            <text:p>60814</text:p>
          </table:table-cell>
          <table:table-cell table:number-columns-repeated="1017"/>
        </table:table-row>
        <table:table-row table:style-name="ro1">
          <table:table-cell office:value-type="float" office:value="2138">
            <text:p>2138</text:p>
          </table:table-cell>
          <table:table-cell office:value-type="time" office:time-value="PT17H40M27.768S">
            <text:p>17:40:27.77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3350">
            <text:p>3350</text:p>
          </table:table-cell>
          <table:table-cell office:value-type="string">
            <text:p>Success</text:p>
          </table:table-cell>
          <table:table-cell office:value-type="float" office:value="52840">
            <text:p>52840</text:p>
          </table:table-cell>
          <table:table-cell table:number-columns-repeated="1017"/>
        </table:table-row>
        <table:table-row table:style-name="ro1">
          <table:table-cell office:value-type="float" office:value="2139">
            <text:p>2139</text:p>
          </table:table-cell>
          <table:table-cell office:value-type="time" office:time-value="PT17H40M29.644S">
            <text:p>17:40:29.64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474">
            <text:p>1474</text:p>
          </table:table-cell>
          <table:table-cell office:value-type="string">
            <text:p>Success</text:p>
          </table:table-cell>
          <table:table-cell office:value-type="float" office:value="60816">
            <text:p>60816</text:p>
          </table:table-cell>
          <table:table-cell table:number-columns-repeated="1017"/>
        </table:table-row>
        <table:table-row table:style-name="ro1">
          <table:table-cell office:value-type="float" office:value="2140">
            <text:p>2140</text:p>
          </table:table-cell>
          <table:table-cell office:value-type="time" office:time-value="PT17H40M28.028S">
            <text:p>17:40:28.03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3096">
            <text:p>3096</text:p>
          </table:table-cell>
          <table:table-cell office:value-type="string">
            <text:p>Success</text:p>
          </table:table-cell>
          <table:table-cell office:value-type="float" office:value="54811">
            <text:p>54811</text:p>
          </table:table-cell>
          <table:table-cell table:number-columns-repeated="1017"/>
        </table:table-row>
        <table:table-row table:style-name="ro1">
          <table:table-cell office:value-type="float" office:value="2141">
            <text:p>2141</text:p>
          </table:table-cell>
          <table:table-cell office:value-type="time" office:time-value="PT17H40M31.115S">
            <text:p>17:40:31.12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169">
            <text:p>1169</text:p>
          </table:table-cell>
          <table:table-cell table:number-columns-repeated="1017"/>
        </table:table-row>
        <table:table-row table:style-name="ro1">
          <table:table-cell office:value-type="float" office:value="2142">
            <text:p>2142</text:p>
          </table:table-cell>
          <table:table-cell office:value-type="time" office:time-value="PT17H40M31.126S">
            <text:p>17:40:31.13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169">
            <text:p>1169</text:p>
          </table:table-cell>
          <table:table-cell table:number-columns-repeated="1017"/>
        </table:table-row>
        <table:table-row table:style-name="ro1">
          <table:table-cell office:value-type="float" office:value="2143">
            <text:p>2143</text:p>
          </table:table-cell>
          <table:table-cell office:value-type="time" office:time-value="PT17H40M31.118S">
            <text:p>17:40:31.12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169">
            <text:p>1169</text:p>
          </table:table-cell>
          <table:table-cell table:number-columns-repeated="1017"/>
        </table:table-row>
        <table:table-row table:style-name="ro1">
          <table:table-cell office:value-type="float" office:value="2144">
            <text:p>2144</text:p>
          </table:table-cell>
          <table:table-cell office:value-type="time" office:time-value="PT17H40M29.13S">
            <text:p>17:40:29.13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2014">
            <text:p>2014</text:p>
          </table:table-cell>
          <table:table-cell office:value-type="string">
            <text:p>Success</text:p>
          </table:table-cell>
          <table:table-cell office:value-type="float" office:value="56878">
            <text:p>56878</text:p>
          </table:table-cell>
          <table:table-cell table:number-columns-repeated="1017"/>
        </table:table-row>
        <table:table-row table:style-name="ro1">
          <table:table-cell office:value-type="float" office:value="2145">
            <text:p>2145</text:p>
          </table:table-cell>
          <table:table-cell office:value-type="time" office:time-value="PT17H40M31.122S">
            <text:p>17:40:31.12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169">
            <text:p>1169</text:p>
          </table:table-cell>
          <table:table-cell table:number-columns-repeated="1017"/>
        </table:table-row>
        <table:table-row table:style-name="ro1">
          <table:table-cell office:value-type="float" office:value="2146">
            <text:p>2146</text:p>
          </table:table-cell>
          <table:table-cell office:value-type="time" office:time-value="PT17H40M31.121S">
            <text:p>17:40:31.12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1222">
            <text:p>1222</text:p>
          </table:table-cell>
          <table:table-cell table:number-columns-repeated="1017"/>
        </table:table-row>
        <table:table-row table:style-name="ro1">
          <table:table-cell office:value-type="float" office:value="2147">
            <text:p>2147</text:p>
          </table:table-cell>
          <table:table-cell office:value-type="time" office:time-value="PT17H40M31.028S">
            <text:p>17:40:31.03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83">
            <text:p>183</text:p>
          </table:table-cell>
          <table:table-cell office:value-type="string">
            <text:p>Success</text:p>
          </table:table-cell>
          <table:table-cell office:value-type="float" office:value="1169">
            <text:p>1169</text:p>
          </table:table-cell>
          <table:table-cell table:number-columns-repeated="1017"/>
        </table:table-row>
        <table:table-row table:style-name="ro1">
          <table:table-cell office:value-type="float" office:value="2148">
            <text:p>2148</text:p>
          </table:table-cell>
          <table:table-cell office:value-type="time" office:time-value="PT17H40M30.937S">
            <text:p>17:40:30.94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289">
            <text:p>289</text:p>
          </table:table-cell>
          <table:table-cell office:value-type="string">
            <text:p>Success</text:p>
          </table:table-cell>
          <table:table-cell office:value-type="float" office:value="1169">
            <text:p>1169</text:p>
          </table:table-cell>
          <table:table-cell table:number-columns-repeated="1017"/>
        </table:table-row>
        <table:table-row table:style-name="ro1">
          <table:table-cell office:value-type="float" office:value="2149">
            <text:p>2149</text:p>
          </table:table-cell>
          <table:table-cell office:value-type="time" office:time-value="PT17H40M31.07S">
            <text:p>17:40:31.07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70">
            <text:p>170</text:p>
          </table:table-cell>
          <table:table-cell office:value-type="string">
            <text:p>Success</text:p>
          </table:table-cell>
          <table:table-cell office:value-type="float" office:value="1169">
            <text:p>1169</text:p>
          </table:table-cell>
          <table:table-cell table:number-columns-repeated="1017"/>
        </table:table-row>
        <table:table-row table:style-name="ro1">
          <table:table-cell office:value-type="float" office:value="2150">
            <text:p>2150</text:p>
          </table:table-cell>
          <table:table-cell office:value-type="time" office:time-value="PT17H40M31.129S">
            <text:p>17:40:31.13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1169">
            <text:p>1169</text:p>
          </table:table-cell>
          <table:table-cell table:number-columns-repeated="1017"/>
        </table:table-row>
        <table:table-row table:style-name="ro1">
          <table:table-cell office:value-type="float" office:value="2151">
            <text:p>2151</text:p>
          </table:table-cell>
          <table:table-cell office:value-type="time" office:time-value="PT17H40M31.146S">
            <text:p>17:40:31.15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1169">
            <text:p>1169</text:p>
          </table:table-cell>
          <table:table-cell table:number-columns-repeated="1017"/>
        </table:table-row>
        <table:table-row table:style-name="ro1">
          <table:table-cell office:value-type="float" office:value="2152">
            <text:p>2152</text:p>
          </table:table-cell>
          <table:table-cell office:value-type="time" office:time-value="PT17H40M31.139S">
            <text:p>17:40:31.14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1169">
            <text:p>1169</text:p>
          </table:table-cell>
          <table:table-cell table:number-columns-repeated="1017"/>
        </table:table-row>
        <table:table-row table:style-name="ro1">
          <table:table-cell office:value-type="float" office:value="2153">
            <text:p>2153</text:p>
          </table:table-cell>
          <table:table-cell office:value-type="time" office:time-value="PT17H40M30.996S">
            <text:p>17:40:31.00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256">
            <text:p>256</text:p>
          </table:table-cell>
          <table:table-cell office:value-type="string">
            <text:p>Success</text:p>
          </table:table-cell>
          <table:table-cell office:value-type="float" office:value="1169">
            <text:p>1169</text:p>
          </table:table-cell>
          <table:table-cell table:number-columns-repeated="1017"/>
        </table:table-row>
        <table:table-row table:style-name="ro1">
          <table:table-cell office:value-type="float" office:value="2154">
            <text:p>2154</text:p>
          </table:table-cell>
          <table:table-cell office:value-type="time" office:time-value="PT17H40M31.152S">
            <text:p>17:40:31.15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1169">
            <text:p>1169</text:p>
          </table:table-cell>
          <table:table-cell table:number-columns-repeated="1017"/>
        </table:table-row>
        <table:table-row table:style-name="ro1">
          <table:table-cell office:value-type="float" office:value="2155">
            <text:p>2155</text:p>
          </table:table-cell>
          <table:table-cell office:value-type="time" office:time-value="PT17H40M31.265S">
            <text:p>17:40:31.27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169">
            <text:p>1169</text:p>
          </table:table-cell>
          <table:table-cell table:number-columns-repeated="1017"/>
        </table:table-row>
        <table:table-row table:style-name="ro1">
          <table:table-cell office:value-type="float" office:value="2156">
            <text:p>2156</text:p>
          </table:table-cell>
          <table:table-cell office:value-type="time" office:time-value="PT17H40M31.254S">
            <text:p>17:40:31.25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169">
            <text:p>1169</text:p>
          </table:table-cell>
          <table:table-cell table:number-columns-repeated="1017"/>
        </table:table-row>
        <table:table-row table:style-name="ro1">
          <table:table-cell office:value-type="float" office:value="2157">
            <text:p>2157</text:p>
          </table:table-cell>
          <table:table-cell office:value-type="time" office:time-value="PT17H40M31.241S">
            <text:p>17:40:31.24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1169">
            <text:p>1169</text:p>
          </table:table-cell>
          <table:table-cell table:number-columns-repeated="1017"/>
        </table:table-row>
        <table:table-row table:style-name="ro1">
          <table:table-cell office:value-type="float" office:value="2158">
            <text:p>2158</text:p>
          </table:table-cell>
          <table:table-cell office:value-type="time" office:time-value="PT17H40M31.246S">
            <text:p>17:40:31.25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169">
            <text:p>1169</text:p>
          </table:table-cell>
          <table:table-cell table:number-columns-repeated="1017"/>
        </table:table-row>
        <table:table-row table:style-name="ro1">
          <table:table-cell office:value-type="float" office:value="2159">
            <text:p>2159</text:p>
          </table:table-cell>
          <table:table-cell office:value-type="time" office:time-value="PT17H40M31.25S">
            <text:p>17:40:31.25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169">
            <text:p>1169</text:p>
          </table:table-cell>
          <table:table-cell table:number-columns-repeated="1017"/>
        </table:table-row>
        <table:table-row table:style-name="ro1">
          <table:table-cell office:value-type="float" office:value="2160">
            <text:p>2160</text:p>
          </table:table-cell>
          <table:table-cell office:value-type="time" office:time-value="PT17H40M31.242S">
            <text:p>17:40:31.24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1169">
            <text:p>1169</text:p>
          </table:table-cell>
          <table:table-cell table:number-columns-repeated="1017"/>
        </table:table-row>
        <table:table-row table:style-name="ro1">
          <table:table-cell office:value-type="float" office:value="2161">
            <text:p>2161</text:p>
          </table:table-cell>
          <table:table-cell office:value-type="time" office:time-value="PT17H40M31.216S">
            <text:p>17:40:31.22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1169">
            <text:p>1169</text:p>
          </table:table-cell>
          <table:table-cell table:number-columns-repeated="1017"/>
        </table:table-row>
        <table:table-row table:style-name="ro1">
          <table:table-cell office:value-type="float" office:value="2162">
            <text:p>2162</text:p>
          </table:table-cell>
          <table:table-cell office:value-type="time" office:time-value="PT17H40M31.231S">
            <text:p>17:40:31.23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1169">
            <text:p>1169</text:p>
          </table:table-cell>
          <table:table-cell table:number-columns-repeated="1017"/>
        </table:table-row>
        <table:table-row table:style-name="ro1">
          <table:table-cell office:value-type="float" office:value="2163">
            <text:p>2163</text:p>
          </table:table-cell>
          <table:table-cell office:value-type="time" office:time-value="PT17H40M31.117S">
            <text:p>17:40:31.12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222">
            <text:p>2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64">
            <text:p>2164</text:p>
          </table:table-cell>
          <table:table-cell office:value-type="time" office:time-value="PT17H40M30.876S">
            <text:p>17:40:30.88</text:p>
          </table:table-cell>
          <table:table-cell office:value-type="string">
            <text:p>TC0003_PlannerC 3-7</text:p>
          </table:table-cell>
          <table:table-cell office:value-type="string">
            <text:p>/channels/plan</text:p>
          </table:table-cell>
          <table:table-cell office:value-type="float" office:value="561">
            <text:p>56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165">
            <text:p>2165</text:p>
          </table:table-cell>
          <table:table-cell office:value-type="time" office:time-value="PT17H40M31.437S">
            <text:p>17:40:31.44</text:p>
          </table:table-cell>
          <table:table-cell office:value-type="string">
            <text:p>TC0003_PlannerC 3-7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66">
            <text:p>2166</text:p>
          </table:table-cell>
          <table:table-cell office:value-type="time" office:time-value="PT17H40M31.446S">
            <text:p>17:40:31.45</text:p>
          </table:table-cell>
          <table:table-cell office:value-type="string">
            <text:p>TC0003_PlannerC 3-7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67">
            <text:p>2167</text:p>
          </table:table-cell>
          <table:table-cell office:value-type="time" office:time-value="PT17H40M31.451S">
            <text:p>17:40:31.45</text:p>
          </table:table-cell>
          <table:table-cell office:value-type="string">
            <text:p>TC0003_PlannerC 3-7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68">
            <text:p>2168</text:p>
          </table:table-cell>
          <table:table-cell office:value-type="time" office:time-value="PT17H40M21.66S">
            <text:p>17:40:21.66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0150">
            <text:p>10150</text:p>
          </table:table-cell>
          <table:table-cell office:value-type="string">
            <text:p>Success</text:p>
          </table:table-cell>
          <table:table-cell office:value-type="float" office:value="78956">
            <text:p>78956</text:p>
          </table:table-cell>
          <table:table-cell table:number-columns-repeated="1017"/>
        </table:table-row>
        <table:table-row table:style-name="ro1">
          <table:table-cell office:value-type="float" office:value="2169">
            <text:p>2169</text:p>
          </table:table-cell>
          <table:table-cell office:value-type="time" office:time-value="PT17H40M25.589S">
            <text:p>17:40:25.59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6810">
            <text:p>6810</text:p>
          </table:table-cell>
          <table:table-cell office:value-type="string">
            <text:p>Success</text:p>
          </table:table-cell>
          <table:table-cell office:value-type="float" office:value="22754">
            <text:p>22754</text:p>
          </table:table-cell>
          <table:table-cell table:number-columns-repeated="1017"/>
        </table:table-row>
        <table:table-row table:style-name="ro1">
          <table:table-cell office:value-type="float" office:value="2170">
            <text:p>2170</text:p>
          </table:table-cell>
          <table:table-cell office:value-type="time" office:time-value="PT17H40M21.679S">
            <text:p>17:40:21.68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0728">
            <text:p>10728</text:p>
          </table:table-cell>
          <table:table-cell office:value-type="string">
            <text:p>Success</text:p>
          </table:table-cell>
          <table:table-cell office:value-type="float" office:value="47345">
            <text:p>47345</text:p>
          </table:table-cell>
          <table:table-cell table:number-columns-repeated="1017"/>
        </table:table-row>
        <table:table-row table:style-name="ro1">
          <table:table-cell office:value-type="float" office:value="2171">
            <text:p>2171</text:p>
          </table:table-cell>
          <table:table-cell office:value-type="time" office:time-value="PT17H40M31.147S">
            <text:p>17:40:31.15</text:p>
          </table:table-cell>
          <table:table-cell office:value-type="string">
            <text:p>TC0003_PlannerC 3-6</text:p>
          </table:table-cell>
          <table:table-cell office:value-type="string">
            <text:p>/channels/plan</text:p>
          </table:table-cell>
          <table:table-cell office:value-type="float" office:value="1876">
            <text:p>187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172">
            <text:p>2172</text:p>
          </table:table-cell>
          <table:table-cell office:value-type="time" office:time-value="PT17H40M33.027S">
            <text:p>17:40:33.03</text:p>
          </table:table-cell>
          <table:table-cell office:value-type="string">
            <text:p>TC0003_PlannerC 3-6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73">
            <text:p>2173</text:p>
          </table:table-cell>
          <table:table-cell office:value-type="time" office:time-value="PT17H40M33.042S">
            <text:p>17:40:33.04</text:p>
          </table:table-cell>
          <table:table-cell office:value-type="string">
            <text:p>TC0003_PlannerC 3-6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74">
            <text:p>2174</text:p>
          </table:table-cell>
          <table:table-cell office:value-type="time" office:time-value="PT17H40M33.054S">
            <text:p>17:40:33.05</text:p>
          </table:table-cell>
          <table:table-cell office:value-type="string">
            <text:p>TC0003_PlannerC 3-6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75">
            <text:p>2175</text:p>
          </table:table-cell>
          <table:table-cell office:value-type="time" office:time-value="PT17H40M29.609S">
            <text:p>17:40:29.61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4062">
            <text:p>4062</text:p>
          </table:table-cell>
          <table:table-cell office:value-type="string">
            <text:p>Success</text:p>
          </table:table-cell>
          <table:table-cell office:value-type="float" office:value="22754">
            <text:p>22754</text:p>
          </table:table-cell>
          <table:table-cell table:number-columns-repeated="1017"/>
        </table:table-row>
        <table:table-row table:style-name="ro1">
          <table:table-cell office:value-type="float" office:value="2176">
            <text:p>2176</text:p>
          </table:table-cell>
          <table:table-cell office:value-type="time" office:time-value="PT17H40M29.603S">
            <text:p>17:40:29.60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4091">
            <text:p>4091</text:p>
          </table:table-cell>
          <table:table-cell office:value-type="string">
            <text:p>Success</text:p>
          </table:table-cell>
          <table:table-cell office:value-type="float" office:value="23334">
            <text:p>23334</text:p>
          </table:table-cell>
          <table:table-cell table:number-columns-repeated="1017"/>
        </table:table-row>
        <table:table-row table:style-name="ro1">
          <table:table-cell office:value-type="float" office:value="2177">
            <text:p>2177</text:p>
          </table:table-cell>
          <table:table-cell office:value-type="time" office:time-value="PT17H40M29.657S">
            <text:p>17:40:29.66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4042">
            <text:p>4042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178">
            <text:p>2178</text:p>
          </table:table-cell>
          <table:table-cell office:value-type="time" office:time-value="PT17H40M29.63S">
            <text:p>17:40:29.63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4073">
            <text:p>4073</text:p>
          </table:table-cell>
          <table:table-cell office:value-type="string">
            <text:p>Success</text:p>
          </table:table-cell>
          <table:table-cell office:value-type="float" office:value="46673">
            <text:p>46673</text:p>
          </table:table-cell>
          <table:table-cell table:number-columns-repeated="1017"/>
        </table:table-row>
        <table:table-row table:style-name="ro1">
          <table:table-cell office:value-type="float" office:value="2179">
            <text:p>2179</text:p>
          </table:table-cell>
          <table:table-cell office:value-type="time" office:time-value="PT17H40M25.619S">
            <text:p>17:40:25.62</text:p>
          </table:table-cell>
          <table:table-cell office:value-type="string">
            <text:p>TC0001_PlannerA 1-29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8122">
            <text:p>8122</text:p>
          </table:table-cell>
          <table:table-cell office:value-type="string">
            <text:p>Success</text:p>
          </table:table-cell>
          <table:table-cell office:value-type="float" office:value="47345">
            <text:p>47345</text:p>
          </table:table-cell>
          <table:table-cell table:number-columns-repeated="1017"/>
        </table:table-row>
        <table:table-row table:style-name="ro1">
          <table:table-cell office:value-type="float" office:value="2180">
            <text:p>2180</text:p>
          </table:table-cell>
          <table:table-cell office:value-type="time" office:time-value="PT17H40M29.657S">
            <text:p>17:40:29.66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4092">
            <text:p>4092</text:p>
          </table:table-cell>
          <table:table-cell office:value-type="string">
            <text:p>Success</text:p>
          </table:table-cell>
          <table:table-cell office:value-type="float" office:value="47231">
            <text:p>47231</text:p>
          </table:table-cell>
          <table:table-cell table:number-columns-repeated="1017"/>
        </table:table-row>
        <table:table-row table:style-name="ro1">
          <table:table-cell office:value-type="float" office:value="2181">
            <text:p>2181</text:p>
          </table:table-cell>
          <table:table-cell office:value-type="time" office:time-value="PT17H40M28.036S">
            <text:p>17:40:28.04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5718">
            <text:p>5718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182">
            <text:p>2182</text:p>
          </table:table-cell>
          <table:table-cell office:value-type="time" office:time-value="PT17H40M28.029S">
            <text:p>17:40:28.03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5727">
            <text:p>5727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183">
            <text:p>2183</text:p>
          </table:table-cell>
          <table:table-cell office:value-type="time" office:time-value="PT17H40M33.705S">
            <text:p>17:40:33.71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84">
            <text:p>2184</text:p>
          </table:table-cell>
          <table:table-cell office:value-type="time" office:time-value="PT17H40M33.702S">
            <text:p>17:40:33.70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509">
            <text:p>509</text:p>
          </table:table-cell>
          <table:table-cell table:number-columns-repeated="1017"/>
        </table:table-row>
        <table:table-row table:style-name="ro1">
          <table:table-cell office:value-type="float" office:value="2185">
            <text:p>2185</text:p>
          </table:table-cell>
          <table:table-cell office:value-type="time" office:time-value="PT17H40M33.755S">
            <text:p>17:40:33.76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2186">
            <text:p>2186</text:p>
          </table:table-cell>
          <table:table-cell office:value-type="time" office:time-value="PT17H40M31.34S">
            <text:p>17:40:31.34</text:p>
          </table:table-cell>
          <table:table-cell office:value-type="string">
            <text:p>TC0001_PlannerA 1-25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444">
            <text:p>2444</text:p>
          </table:table-cell>
          <table:table-cell office:value-type="string">
            <text:p>Success</text:p>
          </table:table-cell>
          <table:table-cell office:value-type="float" office:value="48119">
            <text:p>48119</text:p>
          </table:table-cell>
          <table:table-cell table:number-columns-repeated="1017"/>
        </table:table-row>
        <table:table-row table:style-name="ro1">
          <table:table-cell office:value-type="float" office:value="2187">
            <text:p>2187</text:p>
          </table:table-cell>
          <table:table-cell office:value-type="time" office:time-value="PT17H40M25.144S">
            <text:p>17:40:25.14</text:p>
          </table:table-cell>
          <table:table-cell office:value-type="string">
            <text:p>TC0001_PlannerA 1-24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9296">
            <text:p>9296</text:p>
          </table:table-cell>
          <table:table-cell office:value-type="string">
            <text:p>Success</text:p>
          </table:table-cell>
          <table:table-cell office:value-type="float" office:value="47345">
            <text:p>47345</text:p>
          </table:table-cell>
          <table:table-cell table:number-columns-repeated="1017"/>
        </table:table-row>
        <table:table-row table:style-name="ro1">
          <table:table-cell office:value-type="float" office:value="2188">
            <text:p>2188</text:p>
          </table:table-cell>
          <table:table-cell office:value-type="time" office:time-value="PT17H40M30.775S">
            <text:p>17:40:30.78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3673">
            <text:p>3673</text:p>
          </table:table-cell>
          <table:table-cell office:value-type="string">
            <text:p>Success</text:p>
          </table:table-cell>
          <table:table-cell office:value-type="float" office:value="24563">
            <text:p>24563</text:p>
          </table:table-cell>
          <table:table-cell table:number-columns-repeated="1017"/>
        </table:table-row>
        <table:table-row table:style-name="ro1">
          <table:table-cell office:value-type="float" office:value="2189">
            <text:p>2189</text:p>
          </table:table-cell>
          <table:table-cell office:value-type="time" office:time-value="PT17H40M24.252S">
            <text:p>17:40:24.25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0201">
            <text:p>10201</text:p>
          </table:table-cell>
          <table:table-cell office:value-type="string">
            <text:p>Success</text:p>
          </table:table-cell>
          <table:table-cell office:value-type="float" office:value="78960">
            <text:p>78960</text:p>
          </table:table-cell>
          <table:table-cell table:number-columns-repeated="1017"/>
        </table:table-row>
        <table:table-row table:style-name="ro1">
          <table:table-cell office:value-type="float" office:value="2190">
            <text:p>2190</text:p>
          </table:table-cell>
          <table:table-cell office:value-type="time" office:time-value="PT17H40M33.785S">
            <text:p>17:40:33.79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671">
            <text:p>671</text:p>
          </table:table-cell>
          <table:table-cell office:value-type="string">
            <text:p>Success</text:p>
          </table:table-cell>
          <table:table-cell office:value-type="float" office:value="24567">
            <text:p>24567</text:p>
          </table:table-cell>
          <table:table-cell table:number-columns-repeated="1017"/>
        </table:table-row>
        <table:table-row table:style-name="ro1">
          <table:table-cell office:value-type="float" office:value="2191">
            <text:p>2191</text:p>
          </table:table-cell>
          <table:table-cell office:value-type="time" office:time-value="PT17H40M22.468S">
            <text:p>17:40:22.47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11991">
            <text:p>11991</text:p>
          </table:table-cell>
          <table:table-cell office:value-type="string">
            <text:p>Success</text:p>
          </table:table-cell>
          <table:table-cell office:value-type="float" office:value="78956">
            <text:p>78956</text:p>
          </table:table-cell>
          <table:table-cell table:number-columns-repeated="1017"/>
        </table:table-row>
        <table:table-row table:style-name="ro1">
          <table:table-cell office:value-type="float" office:value="2192">
            <text:p>2192</text:p>
          </table:table-cell>
          <table:table-cell office:value-type="time" office:time-value="PT17H40M30.732S">
            <text:p>17:40:30.73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3732">
            <text:p>3732</text:p>
          </table:table-cell>
          <table:table-cell office:value-type="string">
            <text:p>Success</text:p>
          </table:table-cell>
          <table:table-cell office:value-type="float" office:value="47345">
            <text:p>47345</text:p>
          </table:table-cell>
          <table:table-cell table:number-columns-repeated="1017"/>
        </table:table-row>
        <table:table-row table:style-name="ro1">
          <table:table-cell office:value-type="float" office:value="2193">
            <text:p>2193</text:p>
          </table:table-cell>
          <table:table-cell office:value-type="time" office:time-value="PT17H40M30.778S">
            <text:p>17:40:30.78</text:p>
          </table:table-cell>
          <table:table-cell office:value-type="string">
            <text:p>TC0002_PlannerB 2-23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3702">
            <text:p>3702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2194">
            <text:p>2194</text:p>
          </table:table-cell>
          <table:table-cell office:value-type="time" office:time-value="PT17H40M30.804S">
            <text:p>17:40:30.80</text:p>
          </table:table-cell>
          <table:table-cell office:value-type="string">
            <text:p>TC0002_PlannerB 2-7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3684">
            <text:p>3684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2195">
            <text:p>2195</text:p>
          </table:table-cell>
          <table:table-cell office:value-type="time" office:time-value="PT17H40M30.772S">
            <text:p>17:40:30.77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3731">
            <text:p>3731</text:p>
          </table:table-cell>
          <table:table-cell office:value-type="string">
            <text:p>Success</text:p>
          </table:table-cell>
          <table:table-cell office:value-type="float" office:value="23334">
            <text:p>23334</text:p>
          </table:table-cell>
          <table:table-cell table:number-columns-repeated="1017"/>
        </table:table-row>
        <table:table-row table:style-name="ro1">
          <table:table-cell office:value-type="float" office:value="2196">
            <text:p>2196</text:p>
          </table:table-cell>
          <table:table-cell office:value-type="time" office:time-value="PT17H40M30.895S">
            <text:p>17:40:30.90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3620">
            <text:p>3620</text:p>
          </table:table-cell>
          <table:table-cell office:value-type="string">
            <text:p>Success</text:p>
          </table:table-cell>
          <table:table-cell office:value-type="float" office:value="40399">
            <text:p>40399</text:p>
          </table:table-cell>
          <table:table-cell table:number-columns-repeated="1017"/>
        </table:table-row>
        <table:table-row table:style-name="ro1">
          <table:table-cell office:value-type="float" office:value="2197">
            <text:p>2197</text:p>
          </table:table-cell>
          <table:table-cell office:value-type="time" office:time-value="PT17H40M34.516S">
            <text:p>17:40:34.52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98">
            <text:p>2198</text:p>
          </table:table-cell>
          <table:table-cell office:value-type="time" office:time-value="PT17H40M34.528S">
            <text:p>17:40:34.53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99">
            <text:p>2199</text:p>
          </table:table-cell>
          <table:table-cell office:value-type="time" office:time-value="PT17H40M34.542S">
            <text:p>17:40:34.54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00">
            <text:p>2200</text:p>
          </table:table-cell>
          <table:table-cell office:value-type="time" office:time-value="PT17H40M30.888S">
            <text:p>17:40:30.89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3711">
            <text:p>3711</text:p>
          </table:table-cell>
          <table:table-cell office:value-type="string">
            <text:p>Success</text:p>
          </table:table-cell>
          <table:table-cell office:value-type="float" office:value="64769">
            <text:p>64769</text:p>
          </table:table-cell>
          <table:table-cell table:number-columns-repeated="1017"/>
        </table:table-row>
        <table:table-row table:style-name="ro1">
          <table:table-cell office:value-type="float" office:value="2201">
            <text:p>2201</text:p>
          </table:table-cell>
          <table:table-cell office:value-type="time" office:time-value="PT17H40M34.605S">
            <text:p>17:40:34.61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596">
            <text:p>1596</text:p>
          </table:table-cell>
          <table:table-cell table:number-columns-repeated="1017"/>
        </table:table-row>
        <table:table-row table:style-name="ro1">
          <table:table-cell office:value-type="float" office:value="2202">
            <text:p>2202</text:p>
          </table:table-cell>
          <table:table-cell office:value-type="time" office:time-value="PT17H40M30.788S">
            <text:p>17:40:30.79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4620">
            <text:p>4620</text:p>
          </table:table-cell>
          <table:table-cell office:value-type="string">
            <text:p>Success</text:p>
          </table:table-cell>
          <table:table-cell office:value-type="float" office:value="72699">
            <text:p>72699</text:p>
          </table:table-cell>
          <table:table-cell table:number-columns-repeated="1017"/>
        </table:table-row>
        <table:table-row table:style-name="ro1">
          <table:table-cell office:value-type="float" office:value="2203">
            <text:p>2203</text:p>
          </table:table-cell>
          <table:table-cell office:value-type="time" office:time-value="PT17H40M34.457S">
            <text:p>17:40:34.46</text:p>
          </table:table-cell>
          <table:table-cell office:value-type="string">
            <text:p>TC0001_PlannerA 1-25</text:p>
          </table:table-cell>
          <table:table-cell office:value-type="string">
            <text:p>/channels/plan</text:p>
          </table:table-cell>
          <table:table-cell office:value-type="float" office:value="988">
            <text:p>98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04">
            <text:p>2204</text:p>
          </table:table-cell>
          <table:table-cell office:value-type="time" office:time-value="PT17H40M35.445S">
            <text:p>17:40:35.45</text:p>
          </table:table-cell>
          <table:table-cell office:value-type="string">
            <text:p>TC0001_PlannerA 1-25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05">
            <text:p>2205</text:p>
          </table:table-cell>
          <table:table-cell office:value-type="time" office:time-value="PT17H40M35.454S">
            <text:p>17:40:35.45</text:p>
          </table:table-cell>
          <table:table-cell office:value-type="string">
            <text:p>TC0001_PlannerA 1-25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06">
            <text:p>2206</text:p>
          </table:table-cell>
          <table:table-cell office:value-type="time" office:time-value="PT17H40M35.459S">
            <text:p>17:40:35.46</text:p>
          </table:table-cell>
          <table:table-cell office:value-type="string">
            <text:p>TC0001_PlannerA 1-25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07">
            <text:p>2207</text:p>
          </table:table-cell>
          <table:table-cell office:value-type="time" office:time-value="PT17H40M35.414S">
            <text:p>17:40:35.41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08">
            <text:p>2208</text:p>
          </table:table-cell>
          <table:table-cell office:value-type="time" office:time-value="PT17H40M34.453S">
            <text:p>17:40:34.45</text:p>
          </table:table-cell>
          <table:table-cell office:value-type="string">
            <text:p>TC0001_PlannerA 1-17</text:p>
          </table:table-cell>
          <table:table-cell office:value-type="string">
            <text:p>/channels/plan</text:p>
          </table:table-cell>
          <table:table-cell office:value-type="float" office:value="1341">
            <text:p>134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09">
            <text:p>2209</text:p>
          </table:table-cell>
          <table:table-cell office:value-type="time" office:time-value="PT17H40M35.799S">
            <text:p>17:40:35.80</text:p>
          </table:table-cell>
          <table:table-cell office:value-type="string">
            <text:p>TC0001_PlannerA 1-17</text:p>
          </table:table-cell>
          <table:table-cell office:value-type="string">
            <text:p>/channels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10">
            <text:p>2210</text:p>
          </table:table-cell>
          <table:table-cell office:value-type="time" office:time-value="PT17H40M35.816S">
            <text:p>17:40:35.82</text:p>
          </table:table-cell>
          <table:table-cell office:value-type="string">
            <text:p>TC0001_PlannerA 1-17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11">
            <text:p>2211</text:p>
          </table:table-cell>
          <table:table-cell office:value-type="time" office:time-value="PT17H40M35.828S">
            <text:p>17:40:35.83</text:p>
          </table:table-cell>
          <table:table-cell office:value-type="string">
            <text:p>TC0001_PlannerA 1-1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12">
            <text:p>2212</text:p>
          </table:table-cell>
          <table:table-cell office:value-type="time" office:time-value="PT17H40M34.593S">
            <text:p>17:40:34.59</text:p>
          </table:table-cell>
          <table:table-cell office:value-type="string">
            <text:p>TC0003_PlannerC 3-28</text:p>
          </table:table-cell>
          <table:table-cell office:value-type="string">
            <text:p>/channels/plan?wicket:interface=:1:indicator:big-form:plan:content:mo:aspect:tabs:panel:newInvolvedContainer:newInvolved::IBehaviorListener:0:-1&amp;random=0.9470602452297842</text:p>
          </table:table-cell>
          <table:table-cell office:value-type="float" office:value="1418">
            <text:p>1418</text:p>
          </table:table-cell>
          <table:table-cell office:value-type="string">
            <text:p>Success</text:p>
          </table:table-cell>
          <table:table-cell office:value-type="float" office:value="9314">
            <text:p>9314</text:p>
          </table:table-cell>
          <table:table-cell table:number-columns-repeated="1017"/>
        </table:table-row>
        <table:table-row table:style-name="ro1">
          <table:table-cell office:value-type="float" office:value="2213">
            <text:p>2213</text:p>
          </table:table-cell>
          <table:table-cell office:value-type="time" office:time-value="PT17H40M30.807S">
            <text:p>17:40:30.81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5281">
            <text:p>5281</text:p>
          </table:table-cell>
          <table:table-cell office:value-type="string">
            <text:p>Success</text:p>
          </table:table-cell>
          <table:table-cell office:value-type="float" office:value="72556">
            <text:p>72556</text:p>
          </table:table-cell>
          <table:table-cell table:number-columns-repeated="1017"/>
        </table:table-row>
        <table:table-row table:style-name="ro1">
          <table:table-cell office:value-type="float" office:value="2214">
            <text:p>2214</text:p>
          </table:table-cell>
          <table:table-cell office:value-type="time" office:time-value="PT17H40M36.094S">
            <text:p>17:40:36.09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586">
            <text:p>1586</text:p>
          </table:table-cell>
          <table:table-cell table:number-columns-repeated="1017"/>
        </table:table-row>
        <table:table-row table:style-name="ro1">
          <table:table-cell office:value-type="float" office:value="2215">
            <text:p>2215</text:p>
          </table:table-cell>
          <table:table-cell office:value-type="time" office:time-value="PT17H40M36.017S">
            <text:p>17:40:36.02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164">
            <text:p>164</text:p>
          </table:table-cell>
          <table:table-cell office:value-type="string">
            <text:p>Success</text:p>
          </table:table-cell>
          <table:table-cell office:value-type="float" office:value="6112">
            <text:p>6112</text:p>
          </table:table-cell>
          <table:table-cell table:number-columns-repeated="1017"/>
        </table:table-row>
        <table:table-row table:style-name="ro1">
          <table:table-cell office:value-type="float" office:value="2216">
            <text:p>2216</text:p>
          </table:table-cell>
          <table:table-cell office:value-type="time" office:time-value="PT17H40M30.731S">
            <text:p>17:40:30.73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5492">
            <text:p>5492</text:p>
          </table:table-cell>
          <table:table-cell office:value-type="string">
            <text:p>Success</text:p>
          </table:table-cell>
          <table:table-cell office:value-type="float" office:value="74425">
            <text:p>74425</text:p>
          </table:table-cell>
          <table:table-cell table:number-columns-repeated="1017"/>
        </table:table-row>
        <table:table-row table:style-name="ro1">
          <table:table-cell office:value-type="float" office:value="2217">
            <text:p>2217</text:p>
          </table:table-cell>
          <table:table-cell office:value-type="time" office:time-value="PT17H40M36.129S">
            <text:p>17:40:36.13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1586">
            <text:p>1586</text:p>
          </table:table-cell>
          <table:table-cell table:number-columns-repeated="1017"/>
        </table:table-row>
        <table:table-row table:style-name="ro1">
          <table:table-cell office:value-type="float" office:value="2218">
            <text:p>2218</text:p>
          </table:table-cell>
          <table:table-cell office:value-type="time" office:time-value="PT17H40M36.241S">
            <text:p>17:40:36.24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586">
            <text:p>1586</text:p>
          </table:table-cell>
          <table:table-cell table:number-columns-repeated="1017"/>
        </table:table-row>
        <table:table-row table:style-name="ro1">
          <table:table-cell office:value-type="float" office:value="2219">
            <text:p>2219</text:p>
          </table:table-cell>
          <table:table-cell office:value-type="time" office:time-value="PT17H40M31.282S">
            <text:p>17:40:31.28</text:p>
          </table:table-cell>
          <table:table-cell office:value-type="string">
            <text:p>TC0002_PlannerB 2-21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5014">
            <text:p>5014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220">
            <text:p>2220</text:p>
          </table:table-cell>
          <table:table-cell office:value-type="time" office:time-value="PT17H40M30.854S">
            <text:p>17:40:30.85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5449">
            <text:p>5449</text:p>
          </table:table-cell>
          <table:table-cell office:value-type="string">
            <text:p>Success</text:p>
          </table:table-cell>
          <table:table-cell office:value-type="float" office:value="47231">
            <text:p>47231</text:p>
          </table:table-cell>
          <table:table-cell table:number-columns-repeated="1017"/>
        </table:table-row>
        <table:table-row table:style-name="ro1">
          <table:table-cell office:value-type="float" office:value="2221">
            <text:p>2221</text:p>
          </table:table-cell>
          <table:table-cell office:value-type="time" office:time-value="PT17H40M31.329S">
            <text:p>17:40:31.33</text:p>
          </table:table-cell>
          <table:table-cell office:value-type="string">
            <text:p>TC0002_PlannerB 2-28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4985">
            <text:p>4985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222">
            <text:p>2222</text:p>
          </table:table-cell>
          <table:table-cell office:value-type="time" office:time-value="PT17H40M30.849S">
            <text:p>17:40:30.85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5484">
            <text:p>5484</text:p>
          </table:table-cell>
          <table:table-cell office:value-type="string">
            <text:p>Success</text:p>
          </table:table-cell>
          <table:table-cell office:value-type="float" office:value="47345">
            <text:p>47345</text:p>
          </table:table-cell>
          <table:table-cell table:number-columns-repeated="1017"/>
        </table:table-row>
        <table:table-row table:style-name="ro1">
          <table:table-cell office:value-type="float" office:value="2223">
            <text:p>2223</text:p>
          </table:table-cell>
          <table:table-cell office:value-type="time" office:time-value="PT17H40M36.304S">
            <text:p>17:40:36.30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98">
            <text:p>298</text:p>
          </table:table-cell>
          <table:table-cell table:number-columns-repeated="1017"/>
        </table:table-row>
        <table:table-row table:style-name="ro1">
          <table:table-cell office:value-type="float" office:value="2224">
            <text:p>2224</text:p>
          </table:table-cell>
          <table:table-cell office:value-type="time" office:time-value="PT17H40M30.881S">
            <text:p>17:40:30.88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5461">
            <text:p>5461</text:p>
          </table:table-cell>
          <table:table-cell office:value-type="string">
            <text:p>Success</text:p>
          </table:table-cell>
          <table:table-cell office:value-type="float" office:value="68616">
            <text:p>68616</text:p>
          </table:table-cell>
          <table:table-cell table:number-columns-repeated="1017"/>
        </table:table-row>
        <table:table-row table:style-name="ro1">
          <table:table-cell office:value-type="float" office:value="2225">
            <text:p>2225</text:p>
          </table:table-cell>
          <table:table-cell office:value-type="time" office:time-value="PT17H40M36.343S">
            <text:p>17:40:36.34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628">
            <text:p>1628</text:p>
          </table:table-cell>
          <table:table-cell table:number-columns-repeated="1017"/>
        </table:table-row>
        <table:table-row table:style-name="ro1">
          <table:table-cell office:value-type="float" office:value="2226">
            <text:p>2226</text:p>
          </table:table-cell>
          <table:table-cell office:value-type="time" office:time-value="PT17H40M36.372S">
            <text:p>17:40:36.37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1628">
            <text:p>1628</text:p>
          </table:table-cell>
          <table:table-cell table:number-columns-repeated="1017"/>
        </table:table-row>
        <table:table-row table:style-name="ro1">
          <table:table-cell office:value-type="float" office:value="2227">
            <text:p>2227</text:p>
          </table:table-cell>
          <table:table-cell office:value-type="time" office:time-value="PT17H40M36.426S">
            <text:p>17:40:36.43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628">
            <text:p>1628</text:p>
          </table:table-cell>
          <table:table-cell table:number-columns-repeated="1017"/>
        </table:table-row>
        <table:table-row table:style-name="ro1">
          <table:table-cell office:value-type="float" office:value="2228">
            <text:p>2228</text:p>
          </table:table-cell>
          <table:table-cell office:value-type="time" office:time-value="PT17H40M30.804S">
            <text:p>17:40:30.80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5755">
            <text:p>5755</text:p>
          </table:table-cell>
          <table:table-cell office:value-type="string">
            <text:p>Success</text:p>
          </table:table-cell>
          <table:table-cell office:value-type="float" office:value="76206">
            <text:p>76206</text:p>
          </table:table-cell>
          <table:table-cell table:number-columns-repeated="1017"/>
        </table:table-row>
        <table:table-row table:style-name="ro1">
          <table:table-cell office:value-type="float" office:value="2229">
            <text:p>2229</text:p>
          </table:table-cell>
          <table:table-cell office:value-type="time" office:time-value="PT17H40M36.566S">
            <text:p>17:40:36.57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628">
            <text:p>1628</text:p>
          </table:table-cell>
          <table:table-cell table:number-columns-repeated="1017"/>
        </table:table-row>
        <table:table-row table:style-name="ro1">
          <table:table-cell office:value-type="float" office:value="2230">
            <text:p>2230</text:p>
          </table:table-cell>
          <table:table-cell office:value-type="time" office:time-value="PT17H40M36.587S">
            <text:p>17:40:36.59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628">
            <text:p>1628</text:p>
          </table:table-cell>
          <table:table-cell table:number-columns-repeated="1017"/>
        </table:table-row>
        <table:table-row table:style-name="ro1">
          <table:table-cell office:value-type="float" office:value="2231">
            <text:p>2231</text:p>
          </table:table-cell>
          <table:table-cell office:value-type="time" office:time-value="PT17H40M36.603S">
            <text:p>17:40:36.60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628">
            <text:p>1628</text:p>
          </table:table-cell>
          <table:table-cell table:number-columns-repeated="1017"/>
        </table:table-row>
        <table:table-row table:style-name="ro1">
          <table:table-cell office:value-type="float" office:value="2232">
            <text:p>2232</text:p>
          </table:table-cell>
          <table:table-cell office:value-type="time" office:time-value="PT17H40M31.335S">
            <text:p>17:40:31.34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5542">
            <text:p>5542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233">
            <text:p>2233</text:p>
          </table:table-cell>
          <table:table-cell office:value-type="time" office:time-value="PT17H40M30.793S">
            <text:p>17:40:30.79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6091">
            <text:p>6091</text:p>
          </table:table-cell>
          <table:table-cell office:value-type="string">
            <text:p>Success</text:p>
          </table:table-cell>
          <table:table-cell office:value-type="float" office:value="78960">
            <text:p>78960</text:p>
          </table:table-cell>
          <table:table-cell table:number-columns-repeated="1017"/>
        </table:table-row>
        <table:table-row table:style-name="ro1">
          <table:table-cell office:value-type="float" office:value="2234">
            <text:p>2234</text:p>
          </table:table-cell>
          <table:table-cell office:value-type="time" office:time-value="PT17H40M32.406S">
            <text:p>17:40:32.41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4486">
            <text:p>4486</text:p>
          </table:table-cell>
          <table:table-cell office:value-type="string">
            <text:p>Success</text:p>
          </table:table-cell>
          <table:table-cell office:value-type="float" office:value="78956">
            <text:p>78956</text:p>
          </table:table-cell>
          <table:table-cell table:number-columns-repeated="1017"/>
        </table:table-row>
        <table:table-row table:style-name="ro1">
          <table:table-cell office:value-type="float" office:value="2235">
            <text:p>2235</text:p>
          </table:table-cell>
          <table:table-cell office:value-type="time" office:time-value="PT17H40M30.834S">
            <text:p>17:40:30.83</text:p>
          </table:table-cell>
          <table:table-cell office:value-type="string">
            <text:p>TC0001_PlannerA 1-27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6074">
            <text:p>6074</text:p>
          </table:table-cell>
          <table:table-cell office:value-type="string">
            <text:p>Success</text:p>
          </table:table-cell>
          <table:table-cell office:value-type="float" office:value="47232">
            <text:p>47232</text:p>
          </table:table-cell>
          <table:table-cell table:number-columns-repeated="1017"/>
        </table:table-row>
        <table:table-row table:style-name="ro1">
          <table:table-cell office:value-type="float" office:value="2236">
            <text:p>2236</text:p>
          </table:table-cell>
          <table:table-cell office:value-type="time" office:time-value="PT17H40M36.614S">
            <text:p>17:40:36.61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99">
            <text:p>299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237">
            <text:p>2237</text:p>
          </table:table-cell>
          <table:table-cell office:value-type="time" office:time-value="PT17H40M30.717S">
            <text:p>17:40:30.72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6209">
            <text:p>6209</text:p>
          </table:table-cell>
          <table:table-cell office:value-type="string">
            <text:p>Success</text:p>
          </table:table-cell>
          <table:table-cell office:value-type="float" office:value="72557">
            <text:p>72557</text:p>
          </table:table-cell>
          <table:table-cell table:number-columns-repeated="1017"/>
        </table:table-row>
        <table:table-row table:style-name="ro1">
          <table:table-cell office:value-type="float" office:value="2238">
            <text:p>2238</text:p>
          </table:table-cell>
          <table:table-cell office:value-type="time" office:time-value="PT17H40M36.909S">
            <text:p>17:40:36.91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2239">
            <text:p>2239</text:p>
          </table:table-cell>
          <table:table-cell office:value-type="time" office:time-value="PT17H40M25.619S">
            <text:p>17:40:25.62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11314">
            <text:p>11314</text:p>
          </table:table-cell>
          <table:table-cell office:value-type="string">
            <text:p>Success</text:p>
          </table:table-cell>
          <table:table-cell office:value-type="float" office:value="47345">
            <text:p>47345</text:p>
          </table:table-cell>
          <table:table-cell table:number-columns-repeated="1017"/>
        </table:table-row>
        <table:table-row table:style-name="ro1">
          <table:table-cell office:value-type="float" office:value="2240">
            <text:p>2240</text:p>
          </table:table-cell>
          <table:table-cell office:value-type="time" office:time-value="PT17H40M30.733S">
            <text:p>17:40:30.73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6355">
            <text:p>6355</text:p>
          </table:table-cell>
          <table:table-cell office:value-type="string">
            <text:p>Success</text:p>
          </table:table-cell>
          <table:table-cell office:value-type="float" office:value="74281">
            <text:p>74281</text:p>
          </table:table-cell>
          <table:table-cell table:number-columns-repeated="1017"/>
        </table:table-row>
        <table:table-row table:style-name="ro1">
          <table:table-cell office:value-type="float" office:value="2241">
            <text:p>2241</text:p>
          </table:table-cell>
          <table:table-cell office:value-type="time" office:time-value="PT17H40M31.816S">
            <text:p>17:40:31.82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5282">
            <text:p>5282</text:p>
          </table:table-cell>
          <table:table-cell office:value-type="string">
            <text:p>Success</text:p>
          </table:table-cell>
          <table:table-cell office:value-type="float" office:value="76204">
            <text:p>76204</text:p>
          </table:table-cell>
          <table:table-cell table:number-columns-repeated="1017"/>
        </table:table-row>
        <table:table-row table:style-name="ro1">
          <table:table-cell office:value-type="float" office:value="2242">
            <text:p>2242</text:p>
          </table:table-cell>
          <table:table-cell office:value-type="time" office:time-value="PT17H40M37.104S">
            <text:p>17:40:37.10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712">
            <text:p>1712</text:p>
          </table:table-cell>
          <table:table-cell table:number-columns-repeated="1017"/>
        </table:table-row>
        <table:table-row table:style-name="ro1">
          <table:table-cell office:value-type="float" office:value="2243">
            <text:p>2243</text:p>
          </table:table-cell>
          <table:table-cell office:value-type="time" office:time-value="PT17H40M37.093S">
            <text:p>17:40:37.09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44">
            <text:p>2244</text:p>
          </table:table-cell>
          <table:table-cell office:value-type="time" office:time-value="PT17H40M37.132S">
            <text:p>17:40:37.13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1712">
            <text:p>1712</text:p>
          </table:table-cell>
          <table:table-cell table:number-columns-repeated="1017"/>
        </table:table-row>
        <table:table-row table:style-name="ro1">
          <table:table-cell office:value-type="float" office:value="2245">
            <text:p>2245</text:p>
          </table:table-cell>
          <table:table-cell office:value-type="time" office:time-value="PT17H40M30.882S">
            <text:p>17:40:30.88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6319">
            <text:p>6319</text:p>
          </table:table-cell>
          <table:table-cell office:value-type="string">
            <text:p>Success</text:p>
          </table:table-cell>
          <table:table-cell office:value-type="float" office:value="68566">
            <text:p>68566</text:p>
          </table:table-cell>
          <table:table-cell table:number-columns-repeated="1017"/>
        </table:table-row>
        <table:table-row table:style-name="ro1">
          <table:table-cell office:value-type="float" office:value="2246">
            <text:p>2246</text:p>
          </table:table-cell>
          <table:table-cell office:value-type="time" office:time-value="PT17H40M37.205S">
            <text:p>17:40:37.21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247">
            <text:p>2247</text:p>
          </table:table-cell>
          <table:table-cell office:value-type="time" office:time-value="PT17H40M37.218S">
            <text:p>17:40:37.22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248">
            <text:p>2248</text:p>
          </table:table-cell>
          <table:table-cell office:value-type="time" office:time-value="PT17H40M37.201S">
            <text:p>17:40:37.20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712">
            <text:p>1712</text:p>
          </table:table-cell>
          <table:table-cell table:number-columns-repeated="1017"/>
        </table:table-row>
        <table:table-row table:style-name="ro1">
          <table:table-cell office:value-type="float" office:value="2249">
            <text:p>2249</text:p>
          </table:table-cell>
          <table:table-cell office:value-type="time" office:time-value="PT17H40M37.23S">
            <text:p>17:40:37.23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250">
            <text:p>2250</text:p>
          </table:table-cell>
          <table:table-cell office:value-type="time" office:time-value="PT17H40M37.246S">
            <text:p>17:40:37.25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251">
            <text:p>2251</text:p>
          </table:table-cell>
          <table:table-cell office:value-type="time" office:time-value="PT17H40M37.26S">
            <text:p>17:40:37.26</text:p>
          </table:table-cell>
          <table:table-cell office:value-type="string">
            <text:p>TC0002_PlannerB 2-8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252">
            <text:p>2252</text:p>
          </table:table-cell>
          <table:table-cell office:value-type="time" office:time-value="PT17H40M36.926S">
            <text:p>17:40:36.93</text:p>
          </table:table-cell>
          <table:table-cell office:value-type="string">
            <text:p>TC0003_PlannerC 3-1</text:p>
          </table:table-cell>
          <table:table-cell office:value-type="string">
            <text:p>/channels/plan</text:p>
          </table:table-cell>
          <table:table-cell office:value-type="float" office:value="1179">
            <text:p>117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53">
            <text:p>2253</text:p>
          </table:table-cell>
          <table:table-cell office:value-type="time" office:time-value="PT17H40M38.108S">
            <text:p>17:40:38.11</text:p>
          </table:table-cell>
          <table:table-cell office:value-type="string">
            <text:p>TC0003_PlannerC 3-1</text:p>
          </table:table-cell>
          <table:table-cell office:value-type="string">
            <text:p>/channels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54">
            <text:p>2254</text:p>
          </table:table-cell>
          <table:table-cell office:value-type="time" office:time-value="PT17H40M38.115S">
            <text:p>17:40:38.12</text:p>
          </table:table-cell>
          <table:table-cell office:value-type="string">
            <text:p>TC0003_PlannerC 3-1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55">
            <text:p>2255</text:p>
          </table:table-cell>
          <table:table-cell office:value-type="time" office:time-value="PT17H40M38.122S">
            <text:p>17:40:38.12</text:p>
          </table:table-cell>
          <table:table-cell office:value-type="string">
            <text:p>TC0003_PlannerC 3-1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56">
            <text:p>2256</text:p>
          </table:table-cell>
          <table:table-cell office:value-type="time" office:time-value="PT17H40M31.164S">
            <text:p>17:40:31.16</text:p>
          </table:table-cell>
          <table:table-cell office:value-type="string">
            <text:p>TC0001_PlannerA 1-30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7616">
            <text:p>7616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257">
            <text:p>2257</text:p>
          </table:table-cell>
          <table:table-cell office:value-type="time" office:time-value="PT17H40M31.286S">
            <text:p>17:40:31.29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7516">
            <text:p>7516</text:p>
          </table:table-cell>
          <table:table-cell office:value-type="string">
            <text:p>Success</text:p>
          </table:table-cell>
          <table:table-cell office:value-type="float" office:value="45868">
            <text:p>45868</text:p>
          </table:table-cell>
          <table:table-cell table:number-columns-repeated="1017"/>
        </table:table-row>
        <table:table-row table:style-name="ro1">
          <table:table-cell office:value-type="float" office:value="2258">
            <text:p>2258</text:p>
          </table:table-cell>
          <table:table-cell office:value-type="time" office:time-value="PT17H40M27.71S">
            <text:p>17:40:27.71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11104">
            <text:p>11104</text:p>
          </table:table-cell>
          <table:table-cell office:value-type="string">
            <text:p>Success</text:p>
          </table:table-cell>
          <table:table-cell office:value-type="float" office:value="77620">
            <text:p>77620</text:p>
          </table:table-cell>
          <table:table-cell table:number-columns-repeated="1017"/>
        </table:table-row>
        <table:table-row table:style-name="ro1">
          <table:table-cell office:value-type="float" office:value="2259">
            <text:p>2259</text:p>
          </table:table-cell>
          <table:table-cell office:value-type="time" office:time-value="PT17H40M38.788S">
            <text:p>17:40:38.79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459">
            <text:p>459</text:p>
          </table:table-cell>
          <table:table-cell table:number-columns-repeated="1017"/>
        </table:table-row>
        <table:table-row table:style-name="ro1">
          <table:table-cell office:value-type="float" office:value="2260">
            <text:p>2260</text:p>
          </table:table-cell>
          <table:table-cell office:value-type="time" office:time-value="PT17H40M37.233S">
            <text:p>17:40:37.23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617">
            <text:p>1617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261">
            <text:p>2261</text:p>
          </table:table-cell>
          <table:table-cell office:value-type="time" office:time-value="PT17H40M31.281S">
            <text:p>17:40:31.28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7596">
            <text:p>7596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262">
            <text:p>2262</text:p>
          </table:table-cell>
          <table:table-cell office:value-type="time" office:time-value="PT17H40M30.317S">
            <text:p>17:40:30.32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8584">
            <text:p>8584</text:p>
          </table:table-cell>
          <table:table-cell office:value-type="string">
            <text:p>Success</text:p>
          </table:table-cell>
          <table:table-cell office:value-type="float" office:value="47340">
            <text:p>47340</text:p>
          </table:table-cell>
          <table:table-cell table:number-columns-repeated="1017"/>
        </table:table-row>
        <table:table-row table:style-name="ro1">
          <table:table-cell office:value-type="float" office:value="2263">
            <text:p>2263</text:p>
          </table:table-cell>
          <table:table-cell office:value-type="time" office:time-value="PT17H40M31.281S">
            <text:p>17:40:31.28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7626">
            <text:p>7626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264">
            <text:p>2264</text:p>
          </table:table-cell>
          <table:table-cell office:value-type="time" office:time-value="PT17H40M31.28S">
            <text:p>17:40:31.28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7631">
            <text:p>7631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265">
            <text:p>2265</text:p>
          </table:table-cell>
          <table:table-cell office:value-type="time" office:time-value="PT17H40M33.757S">
            <text:p>17:40:33.76</text:p>
          </table:table-cell>
          <table:table-cell office:value-type="string">
            <text:p>TC0002_PlannerB 2-13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5163">
            <text:p>5163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2266">
            <text:p>2266</text:p>
          </table:table-cell>
          <table:table-cell office:value-type="time" office:time-value="PT17H40M36.229S">
            <text:p>17:40:36.23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2703">
            <text:p>2703</text:p>
          </table:table-cell>
          <table:table-cell office:value-type="string">
            <text:p>Success</text:p>
          </table:table-cell>
          <table:table-cell office:value-type="float" office:value="17010">
            <text:p>17010</text:p>
          </table:table-cell>
          <table:table-cell table:number-columns-repeated="1017"/>
        </table:table-row>
        <table:table-row table:style-name="ro1">
          <table:table-cell office:value-type="float" office:value="2267">
            <text:p>2267</text:p>
          </table:table-cell>
          <table:table-cell office:value-type="time" office:time-value="PT17H40M33.771S">
            <text:p>17:40:33.77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5163">
            <text:p>5163</text:p>
          </table:table-cell>
          <table:table-cell office:value-type="string">
            <text:p>Success</text:p>
          </table:table-cell>
          <table:table-cell office:value-type="float" office:value="47232">
            <text:p>47232</text:p>
          </table:table-cell>
          <table:table-cell table:number-columns-repeated="1017"/>
        </table:table-row>
        <table:table-row table:style-name="ro1">
          <table:table-cell office:value-type="float" office:value="2268">
            <text:p>2268</text:p>
          </table:table-cell>
          <table:table-cell office:value-type="time" office:time-value="PT17H40M31.33S">
            <text:p>17:40:31.33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7646">
            <text:p>7646</text:p>
          </table:table-cell>
          <table:table-cell office:value-type="string">
            <text:p>Success</text:p>
          </table:table-cell>
          <table:table-cell office:value-type="float" office:value="45868">
            <text:p>45868</text:p>
          </table:table-cell>
          <table:table-cell table:number-columns-repeated="1017"/>
        </table:table-row>
        <table:table-row table:style-name="ro1">
          <table:table-cell office:value-type="float" office:value="2269">
            <text:p>2269</text:p>
          </table:table-cell>
          <table:table-cell office:value-type="time" office:time-value="PT17H40M27.716S">
            <text:p>17:40:27.72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1260">
            <text:p>11260</text:p>
          </table:table-cell>
          <table:table-cell office:value-type="string">
            <text:p>Success</text:p>
          </table:table-cell>
          <table:table-cell office:value-type="float" office:value="78956">
            <text:p>78956</text:p>
          </table:table-cell>
          <table:table-cell table:number-columns-repeated="1017"/>
        </table:table-row>
        <table:table-row table:style-name="ro1">
          <table:table-cell office:value-type="float" office:value="2270">
            <text:p>2270</text:p>
          </table:table-cell>
          <table:table-cell office:value-type="time" office:time-value="PT17H40M38.816S">
            <text:p>17:40:38.82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162">
            <text:p>162</text:p>
          </table:table-cell>
          <table:table-cell office:value-type="string">
            <text:p>Success</text:p>
          </table:table-cell>
          <table:table-cell office:value-type="float" office:value="1754">
            <text:p>1754</text:p>
          </table:table-cell>
          <table:table-cell table:number-columns-repeated="1017"/>
        </table:table-row>
        <table:table-row table:style-name="ro1">
          <table:table-cell office:value-type="float" office:value="2271">
            <text:p>2271</text:p>
          </table:table-cell>
          <table:table-cell office:value-type="time" office:time-value="PT17H40M38.935S">
            <text:p>17:40:38.94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98">
            <text:p>298</text:p>
          </table:table-cell>
          <table:table-cell table:number-columns-repeated="1017"/>
        </table:table-row>
        <table:table-row table:style-name="ro1">
          <table:table-cell office:value-type="float" office:value="2272">
            <text:p>2272</text:p>
          </table:table-cell>
          <table:table-cell office:value-type="time" office:time-value="PT17H40M33.76S">
            <text:p>17:40:33.76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5217">
            <text:p>5217</text:p>
          </table:table-cell>
          <table:table-cell office:value-type="string">
            <text:p>Success</text:p>
          </table:table-cell>
          <table:table-cell office:value-type="float" office:value="47345">
            <text:p>47345</text:p>
          </table:table-cell>
          <table:table-cell table:number-columns-repeated="1017"/>
        </table:table-row>
        <table:table-row table:style-name="ro1">
          <table:table-cell office:value-type="float" office:value="2273">
            <text:p>2273</text:p>
          </table:table-cell>
          <table:table-cell office:value-type="time" office:time-value="PT17H40M36.929S">
            <text:p>17:40:36.93</text:p>
          </table:table-cell>
          <table:table-cell office:value-type="string">
            <text:p>TC0001_PlannerA 1-27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2049">
            <text:p>2049</text:p>
          </table:table-cell>
          <table:table-cell office:value-type="string">
            <text:p>Success</text:p>
          </table:table-cell>
          <table:table-cell office:value-type="float" office:value="53394">
            <text:p>53394</text:p>
          </table:table-cell>
          <table:table-cell table:number-columns-repeated="1017"/>
        </table:table-row>
        <table:table-row table:style-name="ro1">
          <table:table-cell office:value-type="float" office:value="2274">
            <text:p>2274</text:p>
          </table:table-cell>
          <table:table-cell office:value-type="time" office:time-value="PT17H40M38.978S">
            <text:p>17:40:38.98</text:p>
          </table:table-cell>
          <table:table-cell office:value-type="string">
            <text:p>TC0002_PlannerB 2-1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275">
            <text:p>2275</text:p>
          </table:table-cell>
          <table:table-cell office:value-type="time" office:time-value="PT17H40M34.455S">
            <text:p>17:40:34.46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4555">
            <text:p>4555</text:p>
          </table:table-cell>
          <table:table-cell office:value-type="string">
            <text:p>Success</text:p>
          </table:table-cell>
          <table:table-cell office:value-type="float" office:value="78482">
            <text:p>78482</text:p>
          </table:table-cell>
          <table:table-cell table:number-columns-repeated="1017"/>
        </table:table-row>
        <table:table-row table:style-name="ro1">
          <table:table-cell office:value-type="float" office:value="2276">
            <text:p>2276</text:p>
          </table:table-cell>
          <table:table-cell office:value-type="time" office:time-value="PT17H40M38.981S">
            <text:p>17:40:38.98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77">
            <text:p>2277</text:p>
          </table:table-cell>
          <table:table-cell office:value-type="time" office:time-value="PT17H40M39.012S">
            <text:p>17:40:39.01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1754">
            <text:p>1754</text:p>
          </table:table-cell>
          <table:table-cell table:number-columns-repeated="1017"/>
        </table:table-row>
        <table:table-row table:style-name="ro1">
          <table:table-cell office:value-type="float" office:value="2278">
            <text:p>2278</text:p>
          </table:table-cell>
          <table:table-cell office:value-type="time" office:time-value="PT17H40M36.333S">
            <text:p>17:40:36.33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2745">
            <text:p>2745</text:p>
          </table:table-cell>
          <table:table-cell office:value-type="string">
            <text:p>Success</text:p>
          </table:table-cell>
          <table:table-cell office:value-type="float" office:value="80500">
            <text:p>80500</text:p>
          </table:table-cell>
          <table:table-cell table:number-columns-repeated="1017"/>
        </table:table-row>
        <table:table-row table:style-name="ro1">
          <table:table-cell office:value-type="float" office:value="2279">
            <text:p>2279</text:p>
          </table:table-cell>
          <table:table-cell office:value-type="time" office:time-value="PT17H40M39.072S">
            <text:p>17:40:39.07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754">
            <text:p>1754</text:p>
          </table:table-cell>
          <table:table-cell table:number-columns-repeated="1017"/>
        </table:table-row>
        <table:table-row table:style-name="ro1">
          <table:table-cell office:value-type="float" office:value="2280">
            <text:p>2280</text:p>
          </table:table-cell>
          <table:table-cell office:value-type="time" office:time-value="PT17H40M30.894S">
            <text:p>17:40:30.89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8212">
            <text:p>8212</text:p>
          </table:table-cell>
          <table:table-cell office:value-type="string">
            <text:p>Success</text:p>
          </table:table-cell>
          <table:table-cell office:value-type="float" office:value="74396">
            <text:p>74396</text:p>
          </table:table-cell>
          <table:table-cell table:number-columns-repeated="1017"/>
        </table:table-row>
        <table:table-row table:style-name="ro1">
          <table:table-cell office:value-type="float" office:value="2281">
            <text:p>2281</text:p>
          </table:table-cell>
          <table:table-cell office:value-type="time" office:time-value="PT17H40M39.08S">
            <text:p>17:40:39.08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82">
            <text:p>2282</text:p>
          </table:table-cell>
          <table:table-cell office:value-type="time" office:time-value="PT17H40M34.49S">
            <text:p>17:40:34.49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4615">
            <text:p>4615</text:p>
          </table:table-cell>
          <table:table-cell office:value-type="string">
            <text:p>Success</text:p>
          </table:table-cell>
          <table:table-cell office:value-type="float" office:value="78486">
            <text:p>78486</text:p>
          </table:table-cell>
          <table:table-cell table:number-columns-repeated="1017"/>
        </table:table-row>
        <table:table-row table:style-name="ro1">
          <table:table-cell office:value-type="float" office:value="2283">
            <text:p>2283</text:p>
          </table:table-cell>
          <table:table-cell office:value-type="time" office:time-value="PT17H40M36.89S">
            <text:p>17:40:36.89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2219">
            <text:p>2219</text:p>
          </table:table-cell>
          <table:table-cell office:value-type="string">
            <text:p>Success</text:p>
          </table:table-cell>
          <table:table-cell office:value-type="float" office:value="84393">
            <text:p>84393</text:p>
          </table:table-cell>
          <table:table-cell table:number-columns-repeated="1017"/>
        </table:table-row>
        <table:table-row table:style-name="ro1">
          <table:table-cell office:value-type="float" office:value="2284">
            <text:p>2284</text:p>
          </table:table-cell>
          <table:table-cell office:value-type="time" office:time-value="PT17H40M33.747S">
            <text:p>17:40:33.75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5363">
            <text:p>5363</text:p>
          </table:table-cell>
          <table:table-cell office:value-type="string">
            <text:p>Success</text:p>
          </table:table-cell>
          <table:table-cell office:value-type="float" office:value="78237">
            <text:p>78237</text:p>
          </table:table-cell>
          <table:table-cell table:number-columns-repeated="1017"/>
        </table:table-row>
        <table:table-row table:style-name="ro1">
          <table:table-cell office:value-type="float" office:value="2285">
            <text:p>2285</text:p>
          </table:table-cell>
          <table:table-cell office:value-type="time" office:time-value="PT17H40M34.465S">
            <text:p>17:40:34.47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4645">
            <text:p>4645</text:p>
          </table:table-cell>
          <table:table-cell office:value-type="string">
            <text:p>Success</text:p>
          </table:table-cell>
          <table:table-cell office:value-type="float" office:value="78529">
            <text:p>78529</text:p>
          </table:table-cell>
          <table:table-cell table:number-columns-repeated="1017"/>
        </table:table-row>
        <table:table-row table:style-name="ro1">
          <table:table-cell office:value-type="float" office:value="2286">
            <text:p>2286</text:p>
          </table:table-cell>
          <table:table-cell office:value-type="time" office:time-value="PT17H40M39.106S">
            <text:p>17:40:39.11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287">
            <text:p>2287</text:p>
          </table:table-cell>
          <table:table-cell office:value-type="time" office:time-value="PT17H40M39.106S">
            <text:p>17:40:39.11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754">
            <text:p>1754</text:p>
          </table:table-cell>
          <table:table-cell table:number-columns-repeated="1017"/>
        </table:table-row>
        <table:table-row table:style-name="ro1">
          <table:table-cell office:value-type="float" office:value="2288">
            <text:p>2288</text:p>
          </table:table-cell>
          <table:table-cell office:value-type="time" office:time-value="PT17H40M39.112S">
            <text:p>17:40:39.11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89">
            <text:p>2289</text:p>
          </table:table-cell>
          <table:table-cell office:value-type="time" office:time-value="PT17H40M32.413S">
            <text:p>17:40:32.41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6728">
            <text:p>6728</text:p>
          </table:table-cell>
          <table:table-cell office:value-type="string">
            <text:p>Success</text:p>
          </table:table-cell>
          <table:table-cell office:value-type="float" office:value="74395">
            <text:p>74395</text:p>
          </table:table-cell>
          <table:table-cell table:number-columns-repeated="1017"/>
        </table:table-row>
        <table:table-row table:style-name="ro1">
          <table:table-cell office:value-type="float" office:value="2290">
            <text:p>2290</text:p>
          </table:table-cell>
          <table:table-cell office:value-type="time" office:time-value="PT17H40M39.111S">
            <text:p>17:40:39.11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754">
            <text:p>1754</text:p>
          </table:table-cell>
          <table:table-cell table:number-columns-repeated="1017"/>
        </table:table-row>
        <table:table-row table:style-name="ro1">
          <table:table-cell office:value-type="float" office:value="2291">
            <text:p>2291</text:p>
          </table:table-cell>
          <table:table-cell office:value-type="time" office:time-value="PT17H40M39.12S">
            <text:p>17:40:39.12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292">
            <text:p>2292</text:p>
          </table:table-cell>
          <table:table-cell office:value-type="time" office:time-value="PT17H40M39.111S">
            <text:p>17:40:39.11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93">
            <text:p>2293</text:p>
          </table:table-cell>
          <table:table-cell office:value-type="time" office:time-value="PT17H40M39.143S">
            <text:p>17:40:39.14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754">
            <text:p>1754</text:p>
          </table:table-cell>
          <table:table-cell table:number-columns-repeated="1017"/>
        </table:table-row>
        <table:table-row table:style-name="ro1">
          <table:table-cell office:value-type="float" office:value="2294">
            <text:p>2294</text:p>
          </table:table-cell>
          <table:table-cell office:value-type="time" office:time-value="PT17H40M39.144S">
            <text:p>17:40:39.14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295">
            <text:p>2295</text:p>
          </table:table-cell>
          <table:table-cell office:value-type="time" office:time-value="PT17H40M39.142S">
            <text:p>17:40:39.14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96">
            <text:p>2296</text:p>
          </table:table-cell>
          <table:table-cell office:value-type="time" office:time-value="PT17H40M39.175S">
            <text:p>17:40:39.18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754">
            <text:p>1754</text:p>
          </table:table-cell>
          <table:table-cell table:number-columns-repeated="1017"/>
        </table:table-row>
        <table:table-row table:style-name="ro1">
          <table:table-cell office:value-type="float" office:value="2297">
            <text:p>2297</text:p>
          </table:table-cell>
          <table:table-cell office:value-type="time" office:time-value="PT17H40M39.181S">
            <text:p>17:40:39.18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298">
            <text:p>2298</text:p>
          </table:table-cell>
          <table:table-cell office:value-type="time" office:time-value="PT17H40M39.198S">
            <text:p>17:40:39.20</text:p>
          </table:table-cell>
          <table:table-cell office:value-type="string">
            <text:p>TC0002_PlannerB 2-18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299">
            <text:p>2299</text:p>
          </table:table-cell>
          <table:table-cell office:value-type="time" office:time-value="PT17H40M38.934S">
            <text:p>17:40:38.93</text:p>
          </table:table-cell>
          <table:table-cell office:value-type="string">
            <text:p>TC0002_PlannerB 2-2</text:p>
          </table:table-cell>
          <table:table-cell office:value-type="string">
            <text:p>/channels/plan</text:p>
          </table:table-cell>
          <table:table-cell office:value-type="float" office:value="507">
            <text:p>50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00">
            <text:p>2300</text:p>
          </table:table-cell>
          <table:table-cell office:value-type="time" office:time-value="PT17H40M39.45S">
            <text:p>17:40:39.45</text:p>
          </table:table-cell>
          <table:table-cell office:value-type="string">
            <text:p>TC0002_PlannerB 2-2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01">
            <text:p>2301</text:p>
          </table:table-cell>
          <table:table-cell office:value-type="time" office:time-value="PT17H40M39.458S">
            <text:p>17:40:39.46</text:p>
          </table:table-cell>
          <table:table-cell office:value-type="string">
            <text:p>TC0002_PlannerB 2-2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02">
            <text:p>2302</text:p>
          </table:table-cell>
          <table:table-cell office:value-type="time" office:time-value="PT17H40M39.463S">
            <text:p>17:40:39.46</text:p>
          </table:table-cell>
          <table:table-cell office:value-type="string">
            <text:p>TC0002_PlannerB 2-2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03">
            <text:p>2303</text:p>
          </table:table-cell>
          <table:table-cell office:value-type="time" office:time-value="PT17H40M34.461S">
            <text:p>17:40:34.46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5082">
            <text:p>5082</text:p>
          </table:table-cell>
          <table:table-cell office:value-type="string">
            <text:p>Success</text:p>
          </table:table-cell>
          <table:table-cell office:value-type="float" office:value="78582">
            <text:p>78582</text:p>
          </table:table-cell>
          <table:table-cell table:number-columns-repeated="1017"/>
        </table:table-row>
        <table:table-row table:style-name="ro1">
          <table:table-cell office:value-type="float" office:value="2304">
            <text:p>2304</text:p>
          </table:table-cell>
          <table:table-cell office:value-type="time" office:time-value="PT17H40M39.544S">
            <text:p>17:40:39.54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754">
            <text:p>1754</text:p>
          </table:table-cell>
          <table:table-cell table:number-columns-repeated="1017"/>
        </table:table-row>
        <table:table-row table:style-name="ro1">
          <table:table-cell office:value-type="float" office:value="2305">
            <text:p>2305</text:p>
          </table:table-cell>
          <table:table-cell office:value-type="time" office:time-value="PT17H40M39.587S">
            <text:p>17:40:39.59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754">
            <text:p>1754</text:p>
          </table:table-cell>
          <table:table-cell table:number-columns-repeated="1017"/>
        </table:table-row>
        <table:table-row table:style-name="ro1">
          <table:table-cell office:value-type="float" office:value="2306">
            <text:p>2306</text:p>
          </table:table-cell>
          <table:table-cell office:value-type="time" office:time-value="PT17H40M39.61S">
            <text:p>17:40:39.61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754">
            <text:p>1754</text:p>
          </table:table-cell>
          <table:table-cell table:number-columns-repeated="1017"/>
        </table:table-row>
        <table:table-row table:style-name="ro1">
          <table:table-cell office:value-type="float" office:value="2307">
            <text:p>2307</text:p>
          </table:table-cell>
          <table:table-cell office:value-type="time" office:time-value="PT17H40M34.482S">
            <text:p>17:40:34.48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6040">
            <text:p>6040</text:p>
          </table:table-cell>
          <table:table-cell office:value-type="string">
            <text:p>Success</text:p>
          </table:table-cell>
          <table:table-cell office:value-type="float" office:value="78387">
            <text:p>78387</text:p>
          </table:table-cell>
          <table:table-cell table:number-columns-repeated="1017"/>
        </table:table-row>
        <table:table-row table:style-name="ro1">
          <table:table-cell office:value-type="float" office:value="2308">
            <text:p>2308</text:p>
          </table:table-cell>
          <table:table-cell office:value-type="time" office:time-value="PT17H40M39.108S">
            <text:p>17:40:39.11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508">
            <text:p>1508</text:p>
          </table:table-cell>
          <table:table-cell office:value-type="string">
            <text:p>Success</text:p>
          </table:table-cell>
          <table:table-cell office:value-type="float" office:value="17011">
            <text:p>17011</text:p>
          </table:table-cell>
          <table:table-cell table:number-columns-repeated="1017"/>
        </table:table-row>
        <table:table-row table:style-name="ro1">
          <table:table-cell office:value-type="float" office:value="2309">
            <text:p>2309</text:p>
          </table:table-cell>
          <table:table-cell office:value-type="time" office:time-value="PT17H40M30.798S">
            <text:p>17:40:30.80</text:p>
          </table:table-cell>
          <table:table-cell office:value-type="string">
            <text:p>TC0001_PlannerA 1-22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9830">
            <text:p>9830</text:p>
          </table:table-cell>
          <table:table-cell office:value-type="string">
            <text:p>Success</text:p>
          </table:table-cell>
          <table:table-cell office:value-type="float" office:value="47232">
            <text:p>47232</text:p>
          </table:table-cell>
          <table:table-cell table:number-columns-repeated="1017"/>
        </table:table-row>
        <table:table-row table:style-name="ro1">
          <table:table-cell office:value-type="float" office:value="2310">
            <text:p>2310</text:p>
          </table:table-cell>
          <table:table-cell office:value-type="time" office:time-value="PT17H40M37.183S">
            <text:p>17:40:37.18</text:p>
          </table:table-cell>
          <table:table-cell office:value-type="string">
            <text:p>TC0001_PlannerA 1-11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3455">
            <text:p>3455</text:p>
          </table:table-cell>
          <table:table-cell office:value-type="string">
            <text:p>Success</text:p>
          </table:table-cell>
          <table:table-cell office:value-type="float" office:value="48119">
            <text:p>48119</text:p>
          </table:table-cell>
          <table:table-cell table:number-columns-repeated="1017"/>
        </table:table-row>
        <table:table-row table:style-name="ro1">
          <table:table-cell office:value-type="float" office:value="2311">
            <text:p>2311</text:p>
          </table:table-cell>
          <table:table-cell office:value-type="time" office:time-value="PT17H40M36.915S">
            <text:p>17:40:36.92</text:p>
          </table:table-cell>
          <table:table-cell office:value-type="string">
            <text:p>TC0002_PlannerB 2-6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3743">
            <text:p>3743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2312">
            <text:p>2312</text:p>
          </table:table-cell>
          <table:table-cell office:value-type="time" office:time-value="PT17H40M38.805S">
            <text:p>17:40:38.81</text:p>
          </table:table-cell>
          <table:table-cell office:value-type="string">
            <text:p>TC0002_PlannerB 2-3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858">
            <text:p>1858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2313">
            <text:p>2313</text:p>
          </table:table-cell>
          <table:table-cell office:value-type="time" office:time-value="PT17H40M40.637S">
            <text:p>17:40:40.64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98">
            <text:p>298</text:p>
          </table:table-cell>
          <table:table-cell table:number-columns-repeated="1017"/>
        </table:table-row>
        <table:table-row table:style-name="ro1">
          <table:table-cell office:value-type="float" office:value="2314">
            <text:p>2314</text:p>
          </table:table-cell>
          <table:table-cell office:value-type="time" office:time-value="PT17H40M40.627S">
            <text:p>17:40:40.63</text:p>
          </table:table-cell>
          <table:table-cell office:value-type="string">
            <text:p>TC0002_PlannerB 2-7</text:p>
          </table:table-cell>
          <table:table-cell office:value-type="string">
            <text:p>/channels/plan</text:p>
          </table:table-cell>
          <table:table-cell office:value-type="float" office:value="162">
            <text:p>16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15">
            <text:p>2315</text:p>
          </table:table-cell>
          <table:table-cell office:value-type="time" office:time-value="PT17H40M40.799S">
            <text:p>17:40:40.80</text:p>
          </table:table-cell>
          <table:table-cell office:value-type="string">
            <text:p>TC0002_PlannerB 2-7</text:p>
          </table:table-cell>
          <table:table-cell office:value-type="string">
            <text:p>/channels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16">
            <text:p>2316</text:p>
          </table:table-cell>
          <table:table-cell office:value-type="time" office:time-value="PT17H40M40.807S">
            <text:p>17:40:40.81</text:p>
          </table:table-cell>
          <table:table-cell office:value-type="string">
            <text:p>TC0002_PlannerB 2-7</text:p>
          </table:table-cell>
          <table:table-cell office:value-type="string">
            <text:p>/channels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17">
            <text:p>2317</text:p>
          </table:table-cell>
          <table:table-cell office:value-type="time" office:time-value="PT17H40M40.815S">
            <text:p>17:40:40.82</text:p>
          </table:table-cell>
          <table:table-cell office:value-type="string">
            <text:p>TC0002_PlannerB 2-7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18">
            <text:p>2318</text:p>
          </table:table-cell>
          <table:table-cell office:value-type="time" office:time-value="PT17H40M34.448S">
            <text:p>17:40:34.45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6482">
            <text:p>6482</text:p>
          </table:table-cell>
          <table:table-cell office:value-type="string">
            <text:p>Success</text:p>
          </table:table-cell>
          <table:table-cell office:value-type="float" office:value="82181">
            <text:p>82181</text:p>
          </table:table-cell>
          <table:table-cell table:number-columns-repeated="1017"/>
        </table:table-row>
        <table:table-row table:style-name="ro1">
          <table:table-cell office:value-type="float" office:value="2319">
            <text:p>2319</text:p>
          </table:table-cell>
          <table:table-cell office:value-type="time" office:time-value="PT17H40M40.939S">
            <text:p>17:40:40.94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20">
            <text:p>2320</text:p>
          </table:table-cell>
          <table:table-cell office:value-type="time" office:time-value="PT17H40M34.503S">
            <text:p>17:40:34.50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6944">
            <text:p>6944</text:p>
          </table:table-cell>
          <table:table-cell office:value-type="string">
            <text:p>Success</text:p>
          </table:table-cell>
          <table:table-cell office:value-type="float" office:value="78960">
            <text:p>78960</text:p>
          </table:table-cell>
          <table:table-cell table:number-columns-repeated="1017"/>
        </table:table-row>
        <table:table-row table:style-name="ro1">
          <table:table-cell office:value-type="float" office:value="2321">
            <text:p>2321</text:p>
          </table:table-cell>
          <table:table-cell office:value-type="time" office:time-value="PT17H40M30.897S">
            <text:p>17:40:30.90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10566">
            <text:p>10566</text:p>
          </table:table-cell>
          <table:table-cell office:value-type="string">
            <text:p>Success</text:p>
          </table:table-cell>
          <table:table-cell office:value-type="float" office:value="77115">
            <text:p>77115</text:p>
          </table:table-cell>
          <table:table-cell table:number-columns-repeated="1017"/>
        </table:table-row>
        <table:table-row table:style-name="ro1">
          <table:table-cell office:value-type="float" office:value="2322">
            <text:p>2322</text:p>
          </table:table-cell>
          <table:table-cell office:value-type="time" office:time-value="PT17H40M30.71S">
            <text:p>17:40:30.71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0757">
            <text:p>10757</text:p>
          </table:table-cell>
          <table:table-cell office:value-type="string">
            <text:p>Success</text:p>
          </table:table-cell>
          <table:table-cell office:value-type="float" office:value="53394">
            <text:p>53394</text:p>
          </table:table-cell>
          <table:table-cell table:number-columns-repeated="1017"/>
        </table:table-row>
        <table:table-row table:style-name="ro1">
          <table:table-cell office:value-type="float" office:value="2323">
            <text:p>2323</text:p>
          </table:table-cell>
          <table:table-cell office:value-type="time" office:time-value="PT17H40M36.297S">
            <text:p>17:40:36.30</text:p>
          </table:table-cell>
          <table:table-cell office:value-type="string">
            <text:p>TC0002_PlannerB 2-21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5185">
            <text:p>5185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2324">
            <text:p>2324</text:p>
          </table:table-cell>
          <table:table-cell office:value-type="time" office:time-value="PT17H40M30.887S">
            <text:p>17:40:30.89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10599">
            <text:p>10599</text:p>
          </table:table-cell>
          <table:table-cell office:value-type="string">
            <text:p>Success</text:p>
          </table:table-cell>
          <table:table-cell office:value-type="float" office:value="78960">
            <text:p>78960</text:p>
          </table:table-cell>
          <table:table-cell table:number-columns-repeated="1017"/>
        </table:table-row>
        <table:table-row table:style-name="ro1">
          <table:table-cell office:value-type="float" office:value="2325">
            <text:p>2325</text:p>
          </table:table-cell>
          <table:table-cell office:value-type="time" office:time-value="PT17H40M38.909S">
            <text:p>17:40:38.91</text:p>
          </table:table-cell>
          <table:table-cell office:value-type="string">
            <text:p>TC0002_PlannerB 2-20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579">
            <text:p>2579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2326">
            <text:p>2326</text:p>
          </table:table-cell>
          <table:table-cell office:value-type="time" office:time-value="PT17H40M34.629S">
            <text:p>17:40:34.63</text:p>
          </table:table-cell>
          <table:table-cell office:value-type="string">
            <text:p>TC0001_PlannerA 1-26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6861">
            <text:p>6861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327">
            <text:p>2327</text:p>
          </table:table-cell>
          <table:table-cell office:value-type="time" office:time-value="PT17H40M41.468S">
            <text:p>17:40:41.47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28">
            <text:p>2328</text:p>
          </table:table-cell>
          <table:table-cell office:value-type="time" office:time-value="PT17H40M41.491S">
            <text:p>17:40:41.49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859">
            <text:p>859</text:p>
          </table:table-cell>
          <table:table-cell table:number-columns-repeated="1017"/>
        </table:table-row>
        <table:table-row table:style-name="ro1">
          <table:table-cell office:value-type="float" office:value="2329">
            <text:p>2329</text:p>
          </table:table-cell>
          <table:table-cell office:value-type="time" office:time-value="PT17H40M38.98S">
            <text:p>17:40:38.98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2683">
            <text:p>2683</text:p>
          </table:table-cell>
          <table:table-cell office:value-type="string">
            <text:p>Success</text:p>
          </table:table-cell>
          <table:table-cell office:value-type="float" office:value="86324">
            <text:p>86324</text:p>
          </table:table-cell>
          <table:table-cell table:number-columns-repeated="1017"/>
        </table:table-row>
        <table:table-row table:style-name="ro1">
          <table:table-cell office:value-type="float" office:value="2330">
            <text:p>2330</text:p>
          </table:table-cell>
          <table:table-cell office:value-type="time" office:time-value="PT17H40M41.673S">
            <text:p>17:40:41.67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31">
            <text:p>2331</text:p>
          </table:table-cell>
          <table:table-cell office:value-type="time" office:time-value="PT17H40M38.903S">
            <text:p>17:40:38.90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3199">
            <text:p>3199</text:p>
          </table:table-cell>
          <table:table-cell office:value-type="string">
            <text:p>Success</text:p>
          </table:table-cell>
          <table:table-cell office:value-type="float" office:value="88483">
            <text:p>88483</text:p>
          </table:table-cell>
          <table:table-cell table:number-columns-repeated="1017"/>
        </table:table-row>
        <table:table-row table:style-name="ro1">
          <table:table-cell office:value-type="float" office:value="2332">
            <text:p>2332</text:p>
          </table:table-cell>
          <table:table-cell office:value-type="time" office:time-value="PT17H40M42.11S">
            <text:p>17:40:42.11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33">
            <text:p>2333</text:p>
          </table:table-cell>
          <table:table-cell office:value-type="time" office:time-value="PT17H40M40.53S">
            <text:p>17:40:40.53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2098">
            <text:p>2098</text:p>
          </table:table-cell>
          <table:table-cell office:value-type="string">
            <text:p>Success</text:p>
          </table:table-cell>
          <table:table-cell office:value-type="float" office:value="15607">
            <text:p>15607</text:p>
          </table:table-cell>
          <table:table-cell table:number-columns-repeated="1017"/>
        </table:table-row>
        <table:table-row table:style-name="ro1">
          <table:table-cell office:value-type="float" office:value="2334">
            <text:p>2334</text:p>
          </table:table-cell>
          <table:table-cell office:value-type="time" office:time-value="PT17H40M33.773S">
            <text:p>17:40:33.77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8875">
            <text:p>8875</text:p>
          </table:table-cell>
          <table:table-cell office:value-type="string">
            <text:p>Success</text:p>
          </table:table-cell>
          <table:table-cell office:value-type="float" office:value="52658">
            <text:p>52658</text:p>
          </table:table-cell>
          <table:table-cell table:number-columns-repeated="1017"/>
        </table:table-row>
        <table:table-row table:style-name="ro1">
          <table:table-cell office:value-type="float" office:value="2335">
            <text:p>2335</text:p>
          </table:table-cell>
          <table:table-cell office:value-type="time" office:time-value="PT17H40M42.655S">
            <text:p>17:40:42.66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36">
            <text:p>2336</text:p>
          </table:table-cell>
          <table:table-cell office:value-type="time" office:time-value="PT17H40M36.883S">
            <text:p>17:40:36.88</text:p>
          </table:table-cell>
          <table:table-cell office:value-type="string">
            <text:p>TC0002_PlannerB 2-14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5798">
            <text:p>5798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2337">
            <text:p>2337</text:p>
          </table:table-cell>
          <table:table-cell office:value-type="time" office:time-value="PT17H40M36.448S">
            <text:p>17:40:36.45</text:p>
          </table:table-cell>
          <table:table-cell office:value-type="string">
            <text:p>TC0002_PlannerB 2-22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6236">
            <text:p>6236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338">
            <text:p>2338</text:p>
          </table:table-cell>
          <table:table-cell office:value-type="time" office:time-value="PT17H40M33.696S">
            <text:p>17:40:33.70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8993">
            <text:p>8993</text:p>
          </table:table-cell>
          <table:table-cell office:value-type="string">
            <text:p>Success</text:p>
          </table:table-cell>
          <table:table-cell office:value-type="float" office:value="77115">
            <text:p>77115</text:p>
          </table:table-cell>
          <table:table-cell table:number-columns-repeated="1017"/>
        </table:table-row>
        <table:table-row table:style-name="ro1">
          <table:table-cell office:value-type="float" office:value="2339">
            <text:p>2339</text:p>
          </table:table-cell>
          <table:table-cell office:value-type="time" office:time-value="PT17H40M39.185S">
            <text:p>17:40:39.19</text:p>
          </table:table-cell>
          <table:table-cell office:value-type="string">
            <text:p>TC0001_PlannerA 1-16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3505">
            <text:p>3505</text:p>
          </table:table-cell>
          <table:table-cell office:value-type="string">
            <text:p>Success</text:p>
          </table:table-cell>
          <table:table-cell office:value-type="float" office:value="48119">
            <text:p>48119</text:p>
          </table:table-cell>
          <table:table-cell table:number-columns-repeated="1017"/>
        </table:table-row>
        <table:table-row table:style-name="ro1">
          <table:table-cell office:value-type="float" office:value="2340">
            <text:p>2340</text:p>
          </table:table-cell>
          <table:table-cell office:value-type="time" office:time-value="PT17H40M42.638S">
            <text:p>17:40:42.64</text:p>
          </table:table-cell>
          <table:table-cell office:value-type="string">
            <text:p>TC0002_PlannerB 2-23</text:p>
          </table:table-cell>
          <table:table-cell office:value-type="string">
            <text:p>/channels/plan</text:p>
          </table:table-cell>
          <table:table-cell office:value-type="float" office:value="268">
            <text:p>26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41">
            <text:p>2341</text:p>
          </table:table-cell>
          <table:table-cell office:value-type="time" office:time-value="PT17H40M42.915S">
            <text:p>17:40:42.92</text:p>
          </table:table-cell>
          <table:table-cell office:value-type="string">
            <text:p>TC0002_PlannerB 2-23</text:p>
          </table:table-cell>
          <table:table-cell office:value-type="string">
            <text:p>/channels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42">
            <text:p>2342</text:p>
          </table:table-cell>
          <table:table-cell office:value-type="time" office:time-value="PT17H40M42.93S">
            <text:p>17:40:42.93</text:p>
          </table:table-cell>
          <table:table-cell office:value-type="string">
            <text:p>TC0002_PlannerB 2-23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43">
            <text:p>2343</text:p>
          </table:table-cell>
          <table:table-cell office:value-type="time" office:time-value="PT17H40M42.935S">
            <text:p>17:40:42.94</text:p>
          </table:table-cell>
          <table:table-cell office:value-type="string">
            <text:p>TC0002_PlannerB 2-23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44">
            <text:p>2344</text:p>
          </table:table-cell>
          <table:table-cell office:value-type="time" office:time-value="PT17H40M36.185S">
            <text:p>17:40:36.19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6889">
            <text:p>6889</text:p>
          </table:table-cell>
          <table:table-cell office:value-type="string">
            <text:p>Success</text:p>
          </table:table-cell>
          <table:table-cell office:value-type="float" office:value="80271">
            <text:p>80271</text:p>
          </table:table-cell>
          <table:table-cell table:number-columns-repeated="1017"/>
        </table:table-row>
        <table:table-row table:style-name="ro1">
          <table:table-cell office:value-type="float" office:value="2345">
            <text:p>2345</text:p>
          </table:table-cell>
          <table:table-cell office:value-type="time" office:time-value="PT17H40M42.691S">
            <text:p>17:40:42.69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1058">
            <text:p>1058</text:p>
          </table:table-cell>
          <table:table-cell office:value-type="string">
            <text:p>Success</text:p>
          </table:table-cell>
          <table:table-cell office:value-type="float" office:value="24569">
            <text:p>24569</text:p>
          </table:table-cell>
          <table:table-cell table:number-columns-repeated="1017"/>
        </table:table-row>
        <table:table-row table:style-name="ro1">
          <table:table-cell office:value-type="float" office:value="2346">
            <text:p>2346</text:p>
          </table:table-cell>
          <table:table-cell office:value-type="time" office:time-value="PT17H40M33.678S">
            <text:p>17:40:33.68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10111">
            <text:p>10111</text:p>
          </table:table-cell>
          <table:table-cell office:value-type="string">
            <text:p>Success</text:p>
          </table:table-cell>
          <table:table-cell office:value-type="float" office:value="78960">
            <text:p>78960</text:p>
          </table:table-cell>
          <table:table-cell table:number-columns-repeated="1017"/>
        </table:table-row>
        <table:table-row table:style-name="ro1">
          <table:table-cell office:value-type="float" office:value="2347">
            <text:p>2347</text:p>
          </table:table-cell>
          <table:table-cell office:value-type="time" office:time-value="PT17H40M38.834S">
            <text:p>17:40:38.83</text:p>
          </table:table-cell>
          <table:table-cell office:value-type="string">
            <text:p>TC0001_PlannerA 1-30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4968">
            <text:p>4968</text:p>
          </table:table-cell>
          <table:table-cell office:value-type="string">
            <text:p>Success</text:p>
          </table:table-cell>
          <table:table-cell office:value-type="float" office:value="47232">
            <text:p>47232</text:p>
          </table:table-cell>
          <table:table-cell table:number-columns-repeated="1017"/>
        </table:table-row>
        <table:table-row table:style-name="ro1">
          <table:table-cell office:value-type="float" office:value="2348">
            <text:p>2348</text:p>
          </table:table-cell>
          <table:table-cell office:value-type="time" office:time-value="PT17H40M39.189S">
            <text:p>17:40:39.19</text:p>
          </table:table-cell>
          <table:table-cell office:value-type="string">
            <text:p>TC0002_PlannerB 2-26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4616">
            <text:p>4616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349">
            <text:p>2349</text:p>
          </table:table-cell>
          <table:table-cell office:value-type="time" office:time-value="PT17H40M41.509S">
            <text:p>17:40:41.51</text:p>
          </table:table-cell>
          <table:table-cell office:value-type="string">
            <text:p>TC0001_PlannerA 1-26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2297">
            <text:p>2297</text:p>
          </table:table-cell>
          <table:table-cell office:value-type="string">
            <text:p>Success</text:p>
          </table:table-cell>
          <table:table-cell office:value-type="float" office:value="47232">
            <text:p>47232</text:p>
          </table:table-cell>
          <table:table-cell table:number-columns-repeated="1017"/>
        </table:table-row>
        <table:table-row table:style-name="ro1">
          <table:table-cell office:value-type="float" office:value="2350">
            <text:p>2350</text:p>
          </table:table-cell>
          <table:table-cell office:value-type="time" office:time-value="PT17H40M39.012S">
            <text:p>17:40:39.01</text:p>
          </table:table-cell>
          <table:table-cell office:value-type="string">
            <text:p>TC0001_PlannerA 1-27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4794">
            <text:p>4794</text:p>
          </table:table-cell>
          <table:table-cell office:value-type="string">
            <text:p>Success</text:p>
          </table:table-cell>
          <table:table-cell office:value-type="float" office:value="54066">
            <text:p>54066</text:p>
          </table:table-cell>
          <table:table-cell table:number-columns-repeated="1017"/>
        </table:table-row>
        <table:table-row table:style-name="ro1">
          <table:table-cell office:value-type="float" office:value="2351">
            <text:p>2351</text:p>
          </table:table-cell>
          <table:table-cell office:value-type="time" office:time-value="PT17H40M43.805S">
            <text:p>17:40:43.81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54">
            <text:p>254</text:p>
          </table:table-cell>
          <table:table-cell table:number-columns-repeated="1017"/>
        </table:table-row>
        <table:table-row table:style-name="ro1">
          <table:table-cell office:value-type="float" office:value="2352">
            <text:p>2352</text:p>
          </table:table-cell>
          <table:table-cell office:value-type="time" office:time-value="PT17H40M43.807S">
            <text:p>17:40:43.81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693">
            <text:p>693</text:p>
          </table:table-cell>
          <table:table-cell table:number-columns-repeated="1017"/>
        </table:table-row>
        <table:table-row table:style-name="ro1">
          <table:table-cell office:value-type="float" office:value="2353">
            <text:p>2353</text:p>
          </table:table-cell>
          <table:table-cell office:value-type="time" office:time-value="PT17H40M43.759S">
            <text:p>17:40:43.76</text:p>
          </table:table-cell>
          <table:table-cell office:value-type="string">
            <text:p>TC0001_PlannerA 1-16</text:p>
          </table:table-cell>
          <table:table-cell office:value-type="string">
            <text:p>/channels/plan</text:p>
          </table:table-cell>
          <table:table-cell office:value-type="float" office:value="205">
            <text:p>20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54">
            <text:p>2354</text:p>
          </table:table-cell>
          <table:table-cell office:value-type="time" office:time-value="PT17H40M43.973S">
            <text:p>17:40:43.97</text:p>
          </table:table-cell>
          <table:table-cell office:value-type="string">
            <text:p>TC0001_PlannerA 1-16</text:p>
          </table:table-cell>
          <table:table-cell office:value-type="string">
            <text:p>/channels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55">
            <text:p>2355</text:p>
          </table:table-cell>
          <table:table-cell office:value-type="time" office:time-value="PT17H40M43.988S">
            <text:p>17:40:43.99</text:p>
          </table:table-cell>
          <table:table-cell office:value-type="string">
            <text:p>TC0001_PlannerA 1-16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56">
            <text:p>2356</text:p>
          </table:table-cell>
          <table:table-cell office:value-type="time" office:time-value="PT17H40M43.993S">
            <text:p>17:40:43.99</text:p>
          </table:table-cell>
          <table:table-cell office:value-type="string">
            <text:p>TC0001_PlannerA 1-16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57">
            <text:p>2357</text:p>
          </table:table-cell>
          <table:table-cell office:value-type="time" office:time-value="PT17H40M38.922S">
            <text:p>17:40:38.92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5234">
            <text:p>5234</text:p>
          </table:table-cell>
          <table:table-cell office:value-type="string">
            <text:p>Success</text:p>
          </table:table-cell>
          <table:table-cell office:value-type="float" office:value="88446">
            <text:p>88446</text:p>
          </table:table-cell>
          <table:table-cell table:number-columns-repeated="1017"/>
        </table:table-row>
        <table:table-row table:style-name="ro1">
          <table:table-cell office:value-type="float" office:value="2358">
            <text:p>2358</text:p>
          </table:table-cell>
          <table:table-cell office:value-type="time" office:time-value="PT17H40M38.979S">
            <text:p>17:40:38.98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5495">
            <text:p>5495</text:p>
          </table:table-cell>
          <table:table-cell office:value-type="string">
            <text:p>Success</text:p>
          </table:table-cell>
          <table:table-cell office:value-type="float" office:value="88346">
            <text:p>88346</text:p>
          </table:table-cell>
          <table:table-cell table:number-columns-repeated="1017"/>
        </table:table-row>
        <table:table-row table:style-name="ro1">
          <table:table-cell office:value-type="float" office:value="2359">
            <text:p>2359</text:p>
          </table:table-cell>
          <table:table-cell office:value-type="time" office:time-value="PT17H40M44.48S">
            <text:p>17:40:44.48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880">
            <text:p>1880</text:p>
          </table:table-cell>
          <table:table-cell table:number-columns-repeated="1017"/>
        </table:table-row>
        <table:table-row table:style-name="ro1">
          <table:table-cell office:value-type="float" office:value="2360">
            <text:p>2360</text:p>
          </table:table-cell>
          <table:table-cell office:value-type="time" office:time-value="PT17H40M44.512S">
            <text:p>17:40:44.51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880">
            <text:p>1880</text:p>
          </table:table-cell>
          <table:table-cell table:number-columns-repeated="1017"/>
        </table:table-row>
        <table:table-row table:style-name="ro1">
          <table:table-cell office:value-type="float" office:value="2361">
            <text:p>2361</text:p>
          </table:table-cell>
          <table:table-cell office:value-type="time" office:time-value="PT17H40M44.549S">
            <text:p>17:40:44.55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880">
            <text:p>1880</text:p>
          </table:table-cell>
          <table:table-cell table:number-columns-repeated="1017"/>
        </table:table-row>
        <table:table-row table:style-name="ro1">
          <table:table-cell office:value-type="float" office:value="2362">
            <text:p>2362</text:p>
          </table:table-cell>
          <table:table-cell office:value-type="time" office:time-value="PT17H40M36.274S">
            <text:p>17:40:36.27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8385">
            <text:p>8385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363">
            <text:p>2363</text:p>
          </table:table-cell>
          <table:table-cell office:value-type="time" office:time-value="PT17H40M36.315S">
            <text:p>17:40:36.32</text:p>
          </table:table-cell>
          <table:table-cell office:value-type="string">
            <text:p>TC0002_PlannerB 2-28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8354">
            <text:p>8354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2364">
            <text:p>2364</text:p>
          </table:table-cell>
          <table:table-cell office:value-type="time" office:time-value="PT17H40M40.639S">
            <text:p>17:40:40.64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4058">
            <text:p>4058</text:p>
          </table:table-cell>
          <table:table-cell office:value-type="string">
            <text:p>Success</text:p>
          </table:table-cell>
          <table:table-cell office:value-type="float" office:value="24565">
            <text:p>24565</text:p>
          </table:table-cell>
          <table:table-cell table:number-columns-repeated="1017"/>
        </table:table-row>
        <table:table-row table:style-name="ro1">
          <table:table-cell office:value-type="float" office:value="2365">
            <text:p>2365</text:p>
          </table:table-cell>
          <table:table-cell office:value-type="time" office:time-value="PT17H40M33.759S">
            <text:p>17:40:33.76</text:p>
          </table:table-cell>
          <table:table-cell office:value-type="string">
            <text:p>TC0002_PlannerB 2-11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0947">
            <text:p>10947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2366">
            <text:p>2366</text:p>
          </table:table-cell>
          <table:table-cell office:value-type="time" office:time-value="PT17H40M36.935S">
            <text:p>17:40:36.94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8520">
            <text:p>8520</text:p>
          </table:table-cell>
          <table:table-cell office:value-type="string">
            <text:p>Success</text:p>
          </table:table-cell>
          <table:table-cell office:value-type="float" office:value="82292">
            <text:p>82292</text:p>
          </table:table-cell>
          <table:table-cell table:number-columns-repeated="1017"/>
        </table:table-row>
        <table:table-row table:style-name="ro1">
          <table:table-cell office:value-type="float" office:value="2367">
            <text:p>2367</text:p>
          </table:table-cell>
          <table:table-cell office:value-type="time" office:time-value="PT17H40M45.458S">
            <text:p>17:40:45.46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68">
            <text:p>2368</text:p>
          </table:table-cell>
          <table:table-cell office:value-type="time" office:time-value="PT17H40M44.698S">
            <text:p>17:40:44.70</text:p>
          </table:table-cell>
          <table:table-cell office:value-type="string">
            <text:p>TC0001_PlannerA 1-11</text:p>
          </table:table-cell>
          <table:table-cell office:value-type="string">
            <text:p>/channels/plan</text:p>
          </table:table-cell>
          <table:table-cell office:value-type="float" office:value="845">
            <text:p>84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69">
            <text:p>2369</text:p>
          </table:table-cell>
          <table:table-cell office:value-type="time" office:time-value="PT17H40M45.55S">
            <text:p>17:40:45.55</text:p>
          </table:table-cell>
          <table:table-cell office:value-type="string">
            <text:p>TC0001_PlannerA 1-11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70">
            <text:p>2370</text:p>
          </table:table-cell>
          <table:table-cell office:value-type="time" office:time-value="PT17H40M45.558S">
            <text:p>17:40:45.56</text:p>
          </table:table-cell>
          <table:table-cell office:value-type="string">
            <text:p>TC0001_PlannerA 1-11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71">
            <text:p>2371</text:p>
          </table:table-cell>
          <table:table-cell office:value-type="time" office:time-value="PT17H40M45.564S">
            <text:p>17:40:45.56</text:p>
          </table:table-cell>
          <table:table-cell office:value-type="string">
            <text:p>TC0001_PlannerA 1-11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72">
            <text:p>2372</text:p>
          </table:table-cell>
          <table:table-cell office:value-type="time" office:time-value="PT17H40M39.634S">
            <text:p>17:40:39.63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6061">
            <text:p>6061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373">
            <text:p>2373</text:p>
          </table:table-cell>
          <table:table-cell office:value-type="time" office:time-value="PT17H40M39.137S">
            <text:p>17:40:39.14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6572">
            <text:p>6572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374">
            <text:p>2374</text:p>
          </table:table-cell>
          <table:table-cell office:value-type="time" office:time-value="PT17H40M38.911S">
            <text:p>17:40:38.91</text:p>
          </table:table-cell>
          <table:table-cell office:value-type="string">
            <text:p>TC0002_PlannerB 2-9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6803">
            <text:p>6803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2375">
            <text:p>2375</text:p>
          </table:table-cell>
          <table:table-cell office:value-type="time" office:time-value="PT17H40M38.98S">
            <text:p>17:40:38.98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6744">
            <text:p>6744</text:p>
          </table:table-cell>
          <table:table-cell office:value-type="string">
            <text:p>Success</text:p>
          </table:table-cell>
          <table:table-cell office:value-type="float" office:value="53394">
            <text:p>53394</text:p>
          </table:table-cell>
          <table:table-cell table:number-columns-repeated="1017"/>
        </table:table-row>
        <table:table-row table:style-name="ro1">
          <table:table-cell office:value-type="float" office:value="2376">
            <text:p>2376</text:p>
          </table:table-cell>
          <table:table-cell office:value-type="time" office:time-value="PT17H40M45.725S">
            <text:p>17:40:45.73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77">
            <text:p>2377</text:p>
          </table:table-cell>
          <table:table-cell office:value-type="time" office:time-value="PT17H40M43.08S">
            <text:p>17:40:43.08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2682">
            <text:p>2682</text:p>
          </table:table-cell>
          <table:table-cell office:value-type="string">
            <text:p>Success</text:p>
          </table:table-cell>
          <table:table-cell office:value-type="float" office:value="36872">
            <text:p>36872</text:p>
          </table:table-cell>
          <table:table-cell table:number-columns-repeated="1017"/>
        </table:table-row>
        <table:table-row table:style-name="ro1">
          <table:table-cell office:value-type="float" office:value="2378">
            <text:p>2378</text:p>
          </table:table-cell>
          <table:table-cell office:value-type="time" office:time-value="PT17H40M45.763S">
            <text:p>17:40:45.76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379">
            <text:p>2379</text:p>
          </table:table-cell>
          <table:table-cell office:value-type="time" office:time-value="PT17H40M45.773S">
            <text:p>17:40:45.77</text:p>
          </table:table-cell>
          <table:table-cell office:value-type="string">
            <text:p>TC0003_PlannerC 3-28</text:p>
          </table:table-cell>
          <table:table-cell office:value-type="string">
            <text:p>/channels/plan?wicket:interface=:1:indicator:big-form:plan:content:mo:aspect:incidents:eventsDiv:event:1:name-container:name-input::IBehaviorListener:0:-1&amp;random=0.5156970213993592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380">
            <text:p>2380</text:p>
          </table:table-cell>
          <table:table-cell office:value-type="time" office:time-value="PT17H40M38.979S">
            <text:p>17:40:38.98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7058">
            <text:p>7058</text:p>
          </table:table-cell>
          <table:table-cell office:value-type="string">
            <text:p>Success</text:p>
          </table:table-cell>
          <table:table-cell office:value-type="float" office:value="88152">
            <text:p>88152</text:p>
          </table:table-cell>
          <table:table-cell table:number-columns-repeated="1017"/>
        </table:table-row>
        <table:table-row table:style-name="ro1">
          <table:table-cell office:value-type="float" office:value="2381">
            <text:p>2381</text:p>
          </table:table-cell>
          <table:table-cell office:value-type="time" office:time-value="PT17H40M46.038S">
            <text:p>17:40:46.04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974">
            <text:p>1974</text:p>
          </table:table-cell>
          <table:table-cell table:number-columns-repeated="1017"/>
        </table:table-row>
        <table:table-row table:style-name="ro1">
          <table:table-cell office:value-type="float" office:value="2382">
            <text:p>2382</text:p>
          </table:table-cell>
          <table:table-cell office:value-type="time" office:time-value="PT17H40M37.28S">
            <text:p>17:40:37.28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8961">
            <text:p>8961</text:p>
          </table:table-cell>
          <table:table-cell office:value-type="string">
            <text:p>Success</text:p>
          </table:table-cell>
          <table:table-cell office:value-type="float" office:value="88208">
            <text:p>88208</text:p>
          </table:table-cell>
          <table:table-cell table:number-columns-repeated="1017"/>
        </table:table-row>
        <table:table-row table:style-name="ro1">
          <table:table-cell office:value-type="float" office:value="2383">
            <text:p>2383</text:p>
          </table:table-cell>
          <table:table-cell office:value-type="time" office:time-value="PT17H40M40.668S">
            <text:p>17:40:40.67</text:p>
          </table:table-cell>
          <table:table-cell office:value-type="string">
            <text:p>TC0001_PlannerA 1-22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5575">
            <text:p>5575</text:p>
          </table:table-cell>
          <table:table-cell office:value-type="string">
            <text:p>Success</text:p>
          </table:table-cell>
          <table:table-cell office:value-type="float" office:value="46673">
            <text:p>46673</text:p>
          </table:table-cell>
          <table:table-cell table:number-columns-repeated="1017"/>
        </table:table-row>
        <table:table-row table:style-name="ro1">
          <table:table-cell office:value-type="float" office:value="2384">
            <text:p>2384</text:p>
          </table:table-cell>
          <table:table-cell office:value-type="time" office:time-value="PT17H40M43.807S">
            <text:p>17:40:43.81</text:p>
          </table:table-cell>
          <table:table-cell office:value-type="string">
            <text:p>TC0002_PlannerB 2-26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465">
            <text:p>2465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2385">
            <text:p>2385</text:p>
          </table:table-cell>
          <table:table-cell office:value-type="time" office:time-value="PT17H40M42.13S">
            <text:p>17:40:42.13</text:p>
          </table:table-cell>
          <table:table-cell office:value-type="string">
            <text:p>TC0001_PlannerA 1-1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4144">
            <text:p>4144</text:p>
          </table:table-cell>
          <table:table-cell office:value-type="string">
            <text:p>Success</text:p>
          </table:table-cell>
          <table:table-cell office:value-type="float" office:value="48112">
            <text:p>48112</text:p>
          </table:table-cell>
          <table:table-cell table:number-columns-repeated="1017"/>
        </table:table-row>
        <table:table-row table:style-name="ro1">
          <table:table-cell office:value-type="float" office:value="2386">
            <text:p>2386</text:p>
          </table:table-cell>
          <table:table-cell office:value-type="time" office:time-value="PT17H40M35.463S">
            <text:p>17:40:35.46</text:p>
          </table:table-cell>
          <table:table-cell office:value-type="string">
            <text:p>TC0001_PlannerA 1-9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0842">
            <text:p>10842</text:p>
          </table:table-cell>
          <table:table-cell office:value-type="string">
            <text:p>Success</text:p>
          </table:table-cell>
          <table:table-cell office:value-type="float" office:value="48119">
            <text:p>48119</text:p>
          </table:table-cell>
          <table:table-cell table:number-columns-repeated="1017"/>
        </table:table-row>
        <table:table-row table:style-name="ro1">
          <table:table-cell office:value-type="float" office:value="2387">
            <text:p>2387</text:p>
          </table:table-cell>
          <table:table-cell office:value-type="time" office:time-value="PT17H40M39.174S">
            <text:p>17:40:39.17</text:p>
          </table:table-cell>
          <table:table-cell office:value-type="string">
            <text:p>TC0001_PlannerA 1-29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7134">
            <text:p>7134</text:p>
          </table:table-cell>
          <table:table-cell office:value-type="string">
            <text:p>Success</text:p>
          </table:table-cell>
          <table:table-cell office:value-type="float" office:value="48119">
            <text:p>48119</text:p>
          </table:table-cell>
          <table:table-cell table:number-columns-repeated="1017"/>
        </table:table-row>
        <table:table-row table:style-name="ro1">
          <table:table-cell office:value-type="float" office:value="2388">
            <text:p>2388</text:p>
          </table:table-cell>
          <table:table-cell office:value-type="time" office:time-value="PT17H40M41.754S">
            <text:p>17:40:41.75</text:p>
          </table:table-cell>
          <table:table-cell office:value-type="string">
            <text:p>TC0001_PlannerA 1-7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4572">
            <text:p>4572</text:p>
          </table:table-cell>
          <table:table-cell office:value-type="string">
            <text:p>Success</text:p>
          </table:table-cell>
          <table:table-cell office:value-type="float" office:value="48119">
            <text:p>48119</text:p>
          </table:table-cell>
          <table:table-cell table:number-columns-repeated="1017"/>
        </table:table-row>
        <table:table-row table:style-name="ro1">
          <table:table-cell office:value-type="float" office:value="2389">
            <text:p>2389</text:p>
          </table:table-cell>
          <table:table-cell office:value-type="time" office:time-value="PT17H40M46.244S">
            <text:p>17:40:46.24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252">
            <text:p>252</text:p>
          </table:table-cell>
          <table:table-cell table:number-columns-repeated="1017"/>
        </table:table-row>
        <table:table-row table:style-name="ro1">
          <table:table-cell office:value-type="float" office:value="2390">
            <text:p>2390</text:p>
          </table:table-cell>
          <table:table-cell office:value-type="time" office:time-value="PT17H40M44.566S">
            <text:p>17:40:44.57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789">
            <text:p>1789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391">
            <text:p>2391</text:p>
          </table:table-cell>
          <table:table-cell office:value-type="time" office:time-value="PT17H40M39.107S">
            <text:p>17:40:39.11</text:p>
          </table:table-cell>
          <table:table-cell office:value-type="string">
            <text:p>TC0001_PlannerA 1-15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7253">
            <text:p>7253</text:p>
          </table:table-cell>
          <table:table-cell office:value-type="string">
            <text:p>Success</text:p>
          </table:table-cell>
          <table:table-cell office:value-type="float" office:value="48119">
            <text:p>48119</text:p>
          </table:table-cell>
          <table:table-cell table:number-columns-repeated="1017"/>
        </table:table-row>
        <table:table-row table:style-name="ro1">
          <table:table-cell office:value-type="float" office:value="2392">
            <text:p>2392</text:p>
          </table:table-cell>
          <table:table-cell office:value-type="time" office:time-value="PT17H40M45.796S">
            <text:p>17:40:45.80</text:p>
          </table:table-cell>
          <table:table-cell office:value-type="string">
            <text:p>TC0003_PlannerC 3-28</text:p>
          </table:table-cell>
          <table:table-cell office:value-type="string">
            <text:p>/channels/plan?wicket:interface=:1:indicator:big-form:plan:content:mo:aspect:incidents:eventsDiv:event:1:confirmed::IBehaviorListener:1:-1&amp;random=0.5856562298202784</text:p>
          </table:table-cell>
          <table:table-cell office:value-type="float" office:value="564">
            <text:p>564</text:p>
          </table:table-cell>
          <table:table-cell office:value-type="string">
            <text:p>Success</text:p>
          </table:table-cell>
          <table:table-cell office:value-type="float" office:value="36684">
            <text:p>36684</text:p>
          </table:table-cell>
          <table:table-cell table:number-columns-repeated="1017"/>
        </table:table-row>
        <table:table-row table:style-name="ro1">
          <table:table-cell office:value-type="float" office:value="2393">
            <text:p>2393</text:p>
          </table:table-cell>
          <table:table-cell office:value-type="time" office:time-value="PT17H40M43.822S">
            <text:p>17:40:43.82</text:p>
          </table:table-cell>
          <table:table-cell office:value-type="string">
            <text:p>TC0001_PlannerA 1-30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2539">
            <text:p>2539</text:p>
          </table:table-cell>
          <table:table-cell office:value-type="string">
            <text:p>Success</text:p>
          </table:table-cell>
          <table:table-cell office:value-type="float" office:value="53394">
            <text:p>53394</text:p>
          </table:table-cell>
          <table:table-cell table:number-columns-repeated="1017"/>
        </table:table-row>
        <table:table-row table:style-name="ro1">
          <table:table-cell office:value-type="float" office:value="2394">
            <text:p>2394</text:p>
          </table:table-cell>
          <table:table-cell office:value-type="time" office:time-value="PT17H40M36.335S">
            <text:p>17:40:36.34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10029">
            <text:p>10029</text:p>
          </table:table-cell>
          <table:table-cell office:value-type="string">
            <text:p>Success</text:p>
          </table:table-cell>
          <table:table-cell office:value-type="float" office:value="52658">
            <text:p>52658</text:p>
          </table:table-cell>
          <table:table-cell table:number-columns-repeated="1017"/>
        </table:table-row>
        <table:table-row table:style-name="ro1">
          <table:table-cell office:value-type="float" office:value="2395">
            <text:p>2395</text:p>
          </table:table-cell>
          <table:table-cell office:value-type="time" office:time-value="PT17H40M40.961S">
            <text:p>17:40:40.96</text:p>
          </table:table-cell>
          <table:table-cell office:value-type="string">
            <text:p>TC0001_PlannerA 1-24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5403">
            <text:p>5403</text:p>
          </table:table-cell>
          <table:table-cell office:value-type="string">
            <text:p>Success</text:p>
          </table:table-cell>
          <table:table-cell office:value-type="float" office:value="48119">
            <text:p>48119</text:p>
          </table:table-cell>
          <table:table-cell table:number-columns-repeated="1017"/>
        </table:table-row>
        <table:table-row table:style-name="ro1">
          <table:table-cell office:value-type="float" office:value="2396">
            <text:p>2396</text:p>
          </table:table-cell>
          <table:table-cell office:value-type="time" office:time-value="PT17H40M39.142S">
            <text:p>17:40:39.14</text:p>
          </table:table-cell>
          <table:table-cell office:value-type="string">
            <text:p>TC0001_PlannerA 1-12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7226">
            <text:p>7226</text:p>
          </table:table-cell>
          <table:table-cell office:value-type="string">
            <text:p>Success</text:p>
          </table:table-cell>
          <table:table-cell office:value-type="float" office:value="48119">
            <text:p>48119</text:p>
          </table:table-cell>
          <table:table-cell table:number-columns-repeated="1017"/>
        </table:table-row>
        <table:table-row table:style-name="ro1">
          <table:table-cell office:value-type="float" office:value="2397">
            <text:p>2397</text:p>
          </table:table-cell>
          <table:table-cell office:value-type="time" office:time-value="PT17H40M46.362S">
            <text:p>17:40:46.36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98">
            <text:p>2398</text:p>
          </table:table-cell>
          <table:table-cell office:value-type="time" office:time-value="PT17H40M46.364S">
            <text:p>17:40:46.36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99">
            <text:p>2399</text:p>
          </table:table-cell>
          <table:table-cell office:value-type="time" office:time-value="PT17H40M45.711S">
            <text:p>17:40:45.71</text:p>
          </table:table-cell>
          <table:table-cell office:value-type="string">
            <text:p>TC0002_PlannerB 2-4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019">
            <text:p>1019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2400">
            <text:p>2400</text:p>
          </table:table-cell>
          <table:table-cell office:value-type="time" office:time-value="PT17H40M39.003S">
            <text:p>17:40:39.00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8069">
            <text:p>8069</text:p>
          </table:table-cell>
          <table:table-cell office:value-type="string">
            <text:p>Success</text:p>
          </table:table-cell>
          <table:table-cell office:value-type="float" office:value="88057">
            <text:p>88057</text:p>
          </table:table-cell>
          <table:table-cell table:number-columns-repeated="1017"/>
        </table:table-row>
        <table:table-row table:style-name="ro1">
          <table:table-cell office:value-type="float" office:value="2401">
            <text:p>2401</text:p>
          </table:table-cell>
          <table:table-cell office:value-type="time" office:time-value="PT17H40M39.212S">
            <text:p>17:40:39.21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7863">
            <text:p>7863</text:p>
          </table:table-cell>
          <table:table-cell office:value-type="string">
            <text:p>Success</text:p>
          </table:table-cell>
          <table:table-cell office:value-type="float" office:value="88202">
            <text:p>88202</text:p>
          </table:table-cell>
          <table:table-cell table:number-columns-repeated="1017"/>
        </table:table-row>
        <table:table-row table:style-name="ro1">
          <table:table-cell office:value-type="float" office:value="2402">
            <text:p>2402</text:p>
          </table:table-cell>
          <table:table-cell office:value-type="time" office:time-value="PT17H40M46.242S">
            <text:p>17:40:46.24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898">
            <text:p>898</text:p>
          </table:table-cell>
          <table:table-cell office:value-type="string">
            <text:p>Success</text:p>
          </table:table-cell>
          <table:table-cell office:value-type="float" office:value="9432">
            <text:p>9432</text:p>
          </table:table-cell>
          <table:table-cell table:number-columns-repeated="1017"/>
        </table:table-row>
        <table:table-row table:style-name="ro1">
          <table:table-cell office:value-type="float" office:value="2403">
            <text:p>2403</text:p>
          </table:table-cell>
          <table:table-cell office:value-type="time" office:time-value="PT17H40M46.368S">
            <text:p>17:40:46.37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797">
            <text:p>797</text:p>
          </table:table-cell>
          <table:table-cell office:value-type="string">
            <text:p>Success</text:p>
          </table:table-cell>
          <table:table-cell office:value-type="float" office:value="24563">
            <text:p>24563</text:p>
          </table:table-cell>
          <table:table-cell table:number-columns-repeated="1017"/>
        </table:table-row>
        <table:table-row table:style-name="ro1">
          <table:table-cell office:value-type="float" office:value="2404">
            <text:p>2404</text:p>
          </table:table-cell>
          <table:table-cell office:value-type="time" office:time-value="PT17H40M46.361S">
            <text:p>17:40:46.36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807">
            <text:p>807</text:p>
          </table:table-cell>
          <table:table-cell office:value-type="string">
            <text:p>Success</text:p>
          </table:table-cell>
          <table:table-cell office:value-type="float" office:value="24569">
            <text:p>24569</text:p>
          </table:table-cell>
          <table:table-cell table:number-columns-repeated="1017"/>
        </table:table-row>
        <table:table-row table:style-name="ro1">
          <table:table-cell office:value-type="float" office:value="2405">
            <text:p>2405</text:p>
          </table:table-cell>
          <table:table-cell office:value-type="time" office:time-value="PT17H40M44.164S">
            <text:p>17:40:44.16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3007">
            <text:p>3007</text:p>
          </table:table-cell>
          <table:table-cell office:value-type="string">
            <text:p>Success</text:p>
          </table:table-cell>
          <table:table-cell office:value-type="float" office:value="15607">
            <text:p>15607</text:p>
          </table:table-cell>
          <table:table-cell table:number-columns-repeated="1017"/>
        </table:table-row>
        <table:table-row table:style-name="ro1">
          <table:table-cell office:value-type="float" office:value="2406">
            <text:p>2406</text:p>
          </table:table-cell>
          <table:table-cell office:value-type="time" office:time-value="PT17H40M38.877S">
            <text:p>17:40:38.88</text:p>
          </table:table-cell>
          <table:table-cell office:value-type="string">
            <text:p>TC0002_PlannerB 2-19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8296">
            <text:p>8296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2407">
            <text:p>2407</text:p>
          </table:table-cell>
          <table:table-cell office:value-type="time" office:time-value="PT17H40M38.851S">
            <text:p>17:40:38.85</text:p>
          </table:table-cell>
          <table:table-cell office:value-type="string">
            <text:p>TC0002_PlannerB 2-17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8327">
            <text:p>8327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2408">
            <text:p>2408</text:p>
          </table:table-cell>
          <table:table-cell office:value-type="time" office:time-value="PT17H40M40.664S">
            <text:p>17:40:40.66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6558">
            <text:p>6558</text:p>
          </table:table-cell>
          <table:table-cell office:value-type="string">
            <text:p>Success</text:p>
          </table:table-cell>
          <table:table-cell office:value-type="float" office:value="85992">
            <text:p>85992</text:p>
          </table:table-cell>
          <table:table-cell table:number-columns-repeated="1017"/>
        </table:table-row>
        <table:table-row table:style-name="ro1">
          <table:table-cell office:value-type="float" office:value="2409">
            <text:p>2409</text:p>
          </table:table-cell>
          <table:table-cell office:value-type="time" office:time-value="PT17H40M44.678S">
            <text:p>17:40:44.68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2653">
            <text:p>2653</text:p>
          </table:table-cell>
          <table:table-cell office:value-type="string">
            <text:p>Success</text:p>
          </table:table-cell>
          <table:table-cell office:value-type="float" office:value="82442">
            <text:p>82442</text:p>
          </table:table-cell>
          <table:table-cell table:number-columns-repeated="1017"/>
        </table:table-row>
        <table:table-row table:style-name="ro1">
          <table:table-cell office:value-type="float" office:value="2410">
            <text:p>2410</text:p>
          </table:table-cell>
          <table:table-cell office:value-type="time" office:time-value="PT17H40M47.141S">
            <text:p>17:40:47.14</text:p>
          </table:table-cell>
          <table:table-cell office:value-type="string">
            <text:p>TC0002_PlannerB 2-8</text:p>
          </table:table-cell>
          <table:table-cell office:value-type="string">
            <text:p>/channels/plan</text:p>
          </table:table-cell>
          <table:table-cell office:value-type="float" office:value="194">
            <text:p>19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11">
            <text:p>2411</text:p>
          </table:table-cell>
          <table:table-cell office:value-type="time" office:time-value="PT17H40M47.335S">
            <text:p>17:40:47.34</text:p>
          </table:table-cell>
          <table:table-cell office:value-type="string">
            <text:p>TC0002_PlannerB 2-8</text:p>
          </table:table-cell>
          <table:table-cell office:value-type="string">
            <text:p>/channels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12">
            <text:p>2412</text:p>
          </table:table-cell>
          <table:table-cell office:value-type="time" office:time-value="PT17H40M45.715S">
            <text:p>17:40:45.72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636">
            <text:p>1636</text:p>
          </table:table-cell>
          <table:table-cell office:value-type="string">
            <text:p>Success</text:p>
          </table:table-cell>
          <table:table-cell office:value-type="float" office:value="78599">
            <text:p>78599</text:p>
          </table:table-cell>
          <table:table-cell table:number-columns-repeated="1017"/>
        </table:table-row>
        <table:table-row table:style-name="ro1">
          <table:table-cell office:value-type="float" office:value="2413">
            <text:p>2413</text:p>
          </table:table-cell>
          <table:table-cell office:value-type="time" office:time-value="PT17H40M41.484S">
            <text:p>17:40:41.48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5869">
            <text:p>5869</text:p>
          </table:table-cell>
          <table:table-cell office:value-type="string">
            <text:p>Success</text:p>
          </table:table-cell>
          <table:table-cell office:value-type="float" office:value="86090">
            <text:p>86090</text:p>
          </table:table-cell>
          <table:table-cell table:number-columns-repeated="1017"/>
        </table:table-row>
        <table:table-row table:style-name="ro1">
          <table:table-cell office:value-type="float" office:value="2414">
            <text:p>2414</text:p>
          </table:table-cell>
          <table:table-cell office:value-type="time" office:time-value="PT17H40M47.347S">
            <text:p>17:40:47.35</text:p>
          </table:table-cell>
          <table:table-cell office:value-type="string">
            <text:p>TC0002_PlannerB 2-8</text:p>
          </table:table-cell>
          <table:table-cell office:value-type="string">
            <text:p>/channels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15">
            <text:p>2415</text:p>
          </table:table-cell>
          <table:table-cell office:value-type="time" office:time-value="PT17H40M47.357S">
            <text:p>17:40:47.36</text:p>
          </table:table-cell>
          <table:table-cell office:value-type="string">
            <text:p>TC0002_PlannerB 2-8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16">
            <text:p>2416</text:p>
          </table:table-cell>
          <table:table-cell office:value-type="time" office:time-value="PT17H40M47.172S">
            <text:p>17:40:47.17</text:p>
          </table:table-cell>
          <table:table-cell office:value-type="string">
            <text:p>TC0002_PlannerB 2-13</text:p>
          </table:table-cell>
          <table:table-cell office:value-type="string">
            <text:p>/channels/plan</text:p>
          </table:table-cell>
          <table:table-cell office:value-type="float" office:value="352">
            <text:p>35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17">
            <text:p>2417</text:p>
          </table:table-cell>
          <table:table-cell office:value-type="time" office:time-value="PT17H40M47.526S">
            <text:p>17:40:47.53</text:p>
          </table:table-cell>
          <table:table-cell office:value-type="string">
            <text:p>TC0002_PlannerB 2-13</text:p>
          </table:table-cell>
          <table:table-cell office:value-type="string">
            <text:p>/channels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18">
            <text:p>2418</text:p>
          </table:table-cell>
          <table:table-cell office:value-type="time" office:time-value="PT17H40M47.534S">
            <text:p>17:40:47.53</text:p>
          </table:table-cell>
          <table:table-cell office:value-type="string">
            <text:p>TC0002_PlannerB 2-13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19">
            <text:p>2419</text:p>
          </table:table-cell>
          <table:table-cell office:value-type="time" office:time-value="PT17H40M47.539S">
            <text:p>17:40:47.54</text:p>
          </table:table-cell>
          <table:table-cell office:value-type="string">
            <text:p>TC0002_PlannerB 2-13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20">
            <text:p>2420</text:p>
          </table:table-cell>
          <table:table-cell office:value-type="time" office:time-value="PT17H40M47.169S">
            <text:p>17:40:47.17</text:p>
          </table:table-cell>
          <table:table-cell office:value-type="string">
            <text:p>TC0001_PlannerA 1-15</text:p>
          </table:table-cell>
          <table:table-cell office:value-type="string">
            <text:p>/channels/plan</text:p>
          </table:table-cell>
          <table:table-cell office:value-type="float" office:value="392">
            <text:p>39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21">
            <text:p>2421</text:p>
          </table:table-cell>
          <table:table-cell office:value-type="time" office:time-value="PT17H40M47.167S">
            <text:p>17:40:47.17</text:p>
          </table:table-cell>
          <table:table-cell office:value-type="string">
            <text:p>TC0001_PlannerA 1-12</text:p>
          </table:table-cell>
          <table:table-cell office:value-type="string">
            <text:p>/channels/plan</text:p>
          </table:table-cell>
          <table:table-cell office:value-type="float" office:value="419">
            <text:p>41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22">
            <text:p>2422</text:p>
          </table:table-cell>
          <table:table-cell office:value-type="time" office:time-value="PT17H40M47.562S">
            <text:p>17:40:47.56</text:p>
          </table:table-cell>
          <table:table-cell office:value-type="string">
            <text:p>TC0001_PlannerA 1-15</text:p>
          </table:table-cell>
          <table:table-cell office:value-type="string">
            <text:p>/channels/logout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23">
            <text:p>2423</text:p>
          </table:table-cell>
          <table:table-cell office:value-type="time" office:time-value="PT17H40M47.587S">
            <text:p>17:40:47.59</text:p>
          </table:table-cell>
          <table:table-cell office:value-type="string">
            <text:p>TC0001_PlannerA 1-12</text:p>
          </table:table-cell>
          <table:table-cell office:value-type="string">
            <text:p>/channels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24">
            <text:p>2424</text:p>
          </table:table-cell>
          <table:table-cell office:value-type="time" office:time-value="PT17H40M47.594S">
            <text:p>17:40:47.59</text:p>
          </table:table-cell>
          <table:table-cell office:value-type="string">
            <text:p>TC0001_PlannerA 1-15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25">
            <text:p>2425</text:p>
          </table:table-cell>
          <table:table-cell office:value-type="time" office:time-value="PT17H40M47.595S">
            <text:p>17:40:47.60</text:p>
          </table:table-cell>
          <table:table-cell office:value-type="string">
            <text:p>TC0001_PlannerA 1-12</text:p>
          </table:table-cell>
          <table:table-cell office:value-type="string">
            <text:p>/channels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26">
            <text:p>2426</text:p>
          </table:table-cell>
          <table:table-cell office:value-type="time" office:time-value="PT17H40M41.499S">
            <text:p>17:40:41.50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6110">
            <text:p>6110</text:p>
          </table:table-cell>
          <table:table-cell office:value-type="string">
            <text:p>Success</text:p>
          </table:table-cell>
          <table:table-cell office:value-type="float" office:value="47345">
            <text:p>47345</text:p>
          </table:table-cell>
          <table:table-cell table:number-columns-repeated="1017"/>
        </table:table-row>
        <table:table-row table:style-name="ro1">
          <table:table-cell office:value-type="float" office:value="2427">
            <text:p>2427</text:p>
          </table:table-cell>
          <table:table-cell office:value-type="time" office:time-value="PT17H40M47.6S">
            <text:p>17:40:47.60</text:p>
          </table:table-cell>
          <table:table-cell office:value-type="string">
            <text:p>TC0001_PlannerA 1-15</text:p>
          </table:table-cell>
          <table:table-cell office:value-type="string">
            <text:p>/channels/login.html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28">
            <text:p>2428</text:p>
          </table:table-cell>
          <table:table-cell office:value-type="time" office:time-value="PT17H40M47.076S">
            <text:p>17:40:47.08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541">
            <text:p>541</text:p>
          </table:table-cell>
          <table:table-cell office:value-type="string">
            <text:p>Success</text:p>
          </table:table-cell>
          <table:table-cell office:value-type="float" office:value="9432">
            <text:p>9432</text:p>
          </table:table-cell>
          <table:table-cell table:number-columns-repeated="1017"/>
        </table:table-row>
        <table:table-row table:style-name="ro1">
          <table:table-cell office:value-type="float" office:value="2429">
            <text:p>2429</text:p>
          </table:table-cell>
          <table:table-cell office:value-type="time" office:time-value="PT17H40M47.603S">
            <text:p>17:40:47.60</text:p>
          </table:table-cell>
          <table:table-cell office:value-type="string">
            <text:p>TC0001_PlannerA 1-12</text:p>
          </table:table-cell>
          <table:table-cell office:value-type="string">
            <text:p>/channels/login.html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30">
            <text:p>2430</text:p>
          </table:table-cell>
          <table:table-cell office:value-type="time" office:time-value="PT17H40M42.686S">
            <text:p>17:40:42.69</text:p>
          </table:table-cell>
          <table:table-cell office:value-type="string">
            <text:p>TC0002_PlannerB 2-22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4944">
            <text:p>4944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2431">
            <text:p>2431</text:p>
          </table:table-cell>
          <table:table-cell office:value-type="time" office:time-value="PT17H40M36.897S">
            <text:p>17:40:36.90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10843">
            <text:p>10843</text:p>
          </table:table-cell>
          <table:table-cell office:value-type="string">
            <text:p>Success</text:p>
          </table:table-cell>
          <table:table-cell office:value-type="float" office:value="84024">
            <text:p>84024</text:p>
          </table:table-cell>
          <table:table-cell table:number-columns-repeated="1017"/>
        </table:table-row>
        <table:table-row table:style-name="ro1">
          <table:table-cell office:value-type="float" office:value="2432">
            <text:p>2432</text:p>
          </table:table-cell>
          <table:table-cell office:value-type="time" office:time-value="PT17H40M47.74S">
            <text:p>17:40:47.74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1964">
            <text:p>1964</text:p>
          </table:table-cell>
          <table:table-cell table:number-columns-repeated="1017"/>
        </table:table-row>
        <table:table-row table:style-name="ro1">
          <table:table-cell office:value-type="float" office:value="2433">
            <text:p>2433</text:p>
          </table:table-cell>
          <table:table-cell office:value-type="time" office:time-value="PT17H40M47.787S">
            <text:p>17:40:47.79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1964">
            <text:p>1964</text:p>
          </table:table-cell>
          <table:table-cell table:number-columns-repeated="1017"/>
        </table:table-row>
        <table:table-row table:style-name="ro1">
          <table:table-cell office:value-type="float" office:value="2434">
            <text:p>2434</text:p>
          </table:table-cell>
          <table:table-cell office:value-type="time" office:time-value="PT17H40M47.876S">
            <text:p>17:40:47.88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1964">
            <text:p>1964</text:p>
          </table:table-cell>
          <table:table-cell table:number-columns-repeated="1017"/>
        </table:table-row>
        <table:table-row table:style-name="ro1">
          <table:table-cell office:value-type="float" office:value="2435">
            <text:p>2435</text:p>
          </table:table-cell>
          <table:table-cell office:value-type="time" office:time-value="PT17H40M41.49S">
            <text:p>17:40:41.49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6475">
            <text:p>6475</text:p>
          </table:table-cell>
          <table:table-cell office:value-type="string">
            <text:p>Success</text:p>
          </table:table-cell>
          <table:table-cell office:value-type="float" office:value="88066">
            <text:p>88066</text:p>
          </table:table-cell>
          <table:table-cell table:number-columns-repeated="1017"/>
        </table:table-row>
        <table:table-row table:style-name="ro1">
          <table:table-cell office:value-type="float" office:value="2436">
            <text:p>2436</text:p>
          </table:table-cell>
          <table:table-cell office:value-type="time" office:time-value="PT17H40M46.362S">
            <text:p>17:40:46.36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1799">
            <text:p>1799</text:p>
          </table:table-cell>
          <table:table-cell office:value-type="string">
            <text:p>Success</text:p>
          </table:table-cell>
          <table:table-cell office:value-type="float" office:value="39919">
            <text:p>39919</text:p>
          </table:table-cell>
          <table:table-cell table:number-columns-repeated="1017"/>
        </table:table-row>
        <table:table-row table:style-name="ro1">
          <table:table-cell office:value-type="float" office:value="2437">
            <text:p>2437</text:p>
          </table:table-cell>
          <table:table-cell office:value-type="time" office:time-value="PT17H40M47.919S">
            <text:p>17:40:47.92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80">
            <text:p>280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438">
            <text:p>2438</text:p>
          </table:table-cell>
          <table:table-cell office:value-type="time" office:time-value="PT17H40M43.826S">
            <text:p>17:40:43.83</text:p>
          </table:table-cell>
          <table:table-cell office:value-type="string">
            <text:p>TC0001_PlannerA 1-26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4374">
            <text:p>4374</text:p>
          </table:table-cell>
          <table:table-cell office:value-type="string">
            <text:p>Success</text:p>
          </table:table-cell>
          <table:table-cell office:value-type="float" office:value="53394">
            <text:p>53394</text:p>
          </table:table-cell>
          <table:table-cell table:number-columns-repeated="1017"/>
        </table:table-row>
        <table:table-row table:style-name="ro1">
          <table:table-cell office:value-type="float" office:value="2439">
            <text:p>2439</text:p>
          </table:table-cell>
          <table:table-cell office:value-type="time" office:time-value="PT17H40M47.223S">
            <text:p>17:40:47.22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982">
            <text:p>982</text:p>
          </table:table-cell>
          <table:table-cell office:value-type="string">
            <text:p>Success</text:p>
          </table:table-cell>
          <table:table-cell office:value-type="float" office:value="17010">
            <text:p>17010</text:p>
          </table:table-cell>
          <table:table-cell table:number-columns-repeated="1017"/>
        </table:table-row>
        <table:table-row table:style-name="ro1">
          <table:table-cell office:value-type="float" office:value="2440">
            <text:p>2440</text:p>
          </table:table-cell>
          <table:table-cell office:value-type="time" office:time-value="PT17H40M47.617S">
            <text:p>17:40:47.62</text:p>
          </table:table-cell>
          <table:table-cell office:value-type="string">
            <text:p>TC0002_PlannerB 2-18</text:p>
          </table:table-cell>
          <table:table-cell office:value-type="string">
            <text:p>/channels/plan</text:p>
          </table:table-cell>
          <table:table-cell office:value-type="float" office:value="590">
            <text:p>59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41">
            <text:p>2441</text:p>
          </table:table-cell>
          <table:table-cell office:value-type="time" office:time-value="PT17H40M47.073S">
            <text:p>17:40:47.07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145">
            <text:p>1145</text:p>
          </table:table-cell>
          <table:table-cell office:value-type="string">
            <text:p>Success</text:p>
          </table:table-cell>
          <table:table-cell office:value-type="float" office:value="17010">
            <text:p>17010</text:p>
          </table:table-cell>
          <table:table-cell table:number-columns-repeated="1017"/>
        </table:table-row>
        <table:table-row table:style-name="ro1">
          <table:table-cell office:value-type="float" office:value="2442">
            <text:p>2442</text:p>
          </table:table-cell>
          <table:table-cell office:value-type="time" office:time-value="PT17H40M47.333S">
            <text:p>17:40:47.33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890">
            <text:p>890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2443">
            <text:p>2443</text:p>
          </table:table-cell>
          <table:table-cell office:value-type="time" office:time-value="PT17H40M47.352S">
            <text:p>17:40:47.35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878">
            <text:p>878</text:p>
          </table:table-cell>
          <table:table-cell office:value-type="string">
            <text:p>Success</text:p>
          </table:table-cell>
          <table:table-cell office:value-type="float" office:value="17011">
            <text:p>17011</text:p>
          </table:table-cell>
          <table:table-cell table:number-columns-repeated="1017"/>
        </table:table-row>
        <table:table-row table:style-name="ro1">
          <table:table-cell office:value-type="float" office:value="2444">
            <text:p>2444</text:p>
          </table:table-cell>
          <table:table-cell office:value-type="time" office:time-value="PT17H40M42.683S">
            <text:p>17:40:42.68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5556">
            <text:p>5556</text:p>
          </table:table-cell>
          <table:table-cell office:value-type="string">
            <text:p>Success</text:p>
          </table:table-cell>
          <table:table-cell office:value-type="float" office:value="47340">
            <text:p>47340</text:p>
          </table:table-cell>
          <table:table-cell table:number-columns-repeated="1017"/>
        </table:table-row>
        <table:table-row table:style-name="ro1">
          <table:table-cell office:value-type="float" office:value="2445">
            <text:p>2445</text:p>
          </table:table-cell>
          <table:table-cell office:value-type="time" office:time-value="PT17H40M48.202S">
            <text:p>17:40:48.20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505">
            <text:p>505</text:p>
          </table:table-cell>
          <table:table-cell table:number-columns-repeated="1017"/>
        </table:table-row>
        <table:table-row table:style-name="ro1">
          <table:table-cell office:value-type="float" office:value="2446">
            <text:p>2446</text:p>
          </table:table-cell>
          <table:table-cell office:value-type="time" office:time-value="PT17H40M46.062S">
            <text:p>17:40:46.06</text:p>
          </table:table-cell>
          <table:table-cell office:value-type="string">
            <text:p>TC0001_PlannerA 1-21</text:p>
          </table:table-cell>
          <table:table-cell office:value-type="string">
            <text:p>/channels/plan?wicket:interface=:3:indicator:big-form:segment:part:task::IBehaviorListener:0:-1&amp;random=0.20841698115484586</text:p>
          </table:table-cell>
          <table:table-cell office:value-type="float" office:value="2187">
            <text:p>2187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447">
            <text:p>2447</text:p>
          </table:table-cell>
          <table:table-cell office:value-type="time" office:time-value="PT17H40M45.696S">
            <text:p>17:40:45.70</text:p>
          </table:table-cell>
          <table:table-cell office:value-type="string">
            <text:p>TC0002_PlannerB 2-12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554">
            <text:p>2554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2448">
            <text:p>2448</text:p>
          </table:table-cell>
          <table:table-cell office:value-type="time" office:time-value="PT17H40M46.365S">
            <text:p>17:40:46.37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1886">
            <text:p>1886</text:p>
          </table:table-cell>
          <table:table-cell office:value-type="string">
            <text:p>Success</text:p>
          </table:table-cell>
          <table:table-cell office:value-type="float" office:value="24563">
            <text:p>24563</text:p>
          </table:table-cell>
          <table:table-cell table:number-columns-repeated="1017"/>
        </table:table-row>
        <table:table-row table:style-name="ro1">
          <table:table-cell office:value-type="float" office:value="2449">
            <text:p>2449</text:p>
          </table:table-cell>
          <table:table-cell office:value-type="time" office:time-value="PT17H40M45.493S">
            <text:p>17:40:45.49</text:p>
          </table:table-cell>
          <table:table-cell office:value-type="string">
            <text:p>TC0001_PlannerA 1-13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759">
            <text:p>2759</text:p>
          </table:table-cell>
          <table:table-cell office:value-type="string">
            <text:p>Success</text:p>
          </table:table-cell>
          <table:table-cell office:value-type="float" office:value="48119">
            <text:p>48119</text:p>
          </table:table-cell>
          <table:table-cell table:number-columns-repeated="1017"/>
        </table:table-row>
        <table:table-row table:style-name="ro1">
          <table:table-cell office:value-type="float" office:value="2450">
            <text:p>2450</text:p>
          </table:table-cell>
          <table:table-cell office:value-type="time" office:time-value="PT17H40M48.21S">
            <text:p>17:40:48.21</text:p>
          </table:table-cell>
          <table:table-cell office:value-type="string">
            <text:p>TC0002_PlannerB 2-18</text:p>
          </table:table-cell>
          <table:table-cell office:value-type="string">
            <text:p>/channels/logout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51">
            <text:p>2451</text:p>
          </table:table-cell>
          <table:table-cell office:value-type="time" office:time-value="PT17H40M48.255S">
            <text:p>17:40:48.26</text:p>
          </table:table-cell>
          <table:table-cell office:value-type="string">
            <text:p>TC0002_PlannerB 2-18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52">
            <text:p>2452</text:p>
          </table:table-cell>
          <table:table-cell office:value-type="time" office:time-value="PT17H40M48.26S">
            <text:p>17:40:48.26</text:p>
          </table:table-cell>
          <table:table-cell office:value-type="string">
            <text:p>TC0002_PlannerB 2-18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53">
            <text:p>2453</text:p>
          </table:table-cell>
          <table:table-cell office:value-type="time" office:time-value="PT17H40M48.251S">
            <text:p>17:40:48.25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907">
            <text:p>907</text:p>
          </table:table-cell>
          <table:table-cell table:number-columns-repeated="1017"/>
        </table:table-row>
        <table:table-row table:style-name="ro1">
          <table:table-cell office:value-type="float" office:value="2454">
            <text:p>2454</text:p>
          </table:table-cell>
          <table:table-cell office:value-type="time" office:time-value="PT17H40M41.488S">
            <text:p>17:40:41.49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6839">
            <text:p>6839</text:p>
          </table:table-cell>
          <table:table-cell office:value-type="string">
            <text:p>Success</text:p>
          </table:table-cell>
          <table:table-cell office:value-type="float" office:value="88063">
            <text:p>88063</text:p>
          </table:table-cell>
          <table:table-cell table:number-columns-repeated="1017"/>
        </table:table-row>
        <table:table-row table:style-name="ro1">
          <table:table-cell office:value-type="float" office:value="2455">
            <text:p>2455</text:p>
          </table:table-cell>
          <table:table-cell office:value-type="time" office:time-value="PT17H40M43.801S">
            <text:p>17:40:43.80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4543">
            <text:p>4543</text:p>
          </table:table-cell>
          <table:table-cell office:value-type="string">
            <text:p>Success</text:p>
          </table:table-cell>
          <table:table-cell office:value-type="float" office:value="82543">
            <text:p>82543</text:p>
          </table:table-cell>
          <table:table-cell table:number-columns-repeated="1017"/>
        </table:table-row>
        <table:table-row table:style-name="ro1">
          <table:table-cell office:value-type="float" office:value="2456">
            <text:p>2456</text:p>
          </table:table-cell>
          <table:table-cell office:value-type="time" office:time-value="PT17H40M48.329S">
            <text:p>17:40:48.33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006">
            <text:p>2006</text:p>
          </table:table-cell>
          <table:table-cell table:number-columns-repeated="1017"/>
        </table:table-row>
        <table:table-row table:style-name="ro1">
          <table:table-cell office:value-type="float" office:value="2457">
            <text:p>2457</text:p>
          </table:table-cell>
          <table:table-cell office:value-type="time" office:time-value="PT17H40M48.346S">
            <text:p>17:40:48.35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06">
            <text:p>2006</text:p>
          </table:table-cell>
          <table:table-cell table:number-columns-repeated="1017"/>
        </table:table-row>
        <table:table-row table:style-name="ro1">
          <table:table-cell office:value-type="float" office:value="2458">
            <text:p>2458</text:p>
          </table:table-cell>
          <table:table-cell office:value-type="time" office:time-value="PT17H40M48.36S">
            <text:p>17:40:48.36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006">
            <text:p>2006</text:p>
          </table:table-cell>
          <table:table-cell table:number-columns-repeated="1017"/>
        </table:table-row>
        <table:table-row table:style-name="ro1">
          <table:table-cell office:value-type="float" office:value="2459">
            <text:p>2459</text:p>
          </table:table-cell>
          <table:table-cell office:value-type="time" office:time-value="PT17H40M48.355S">
            <text:p>17:40:48.36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006">
            <text:p>2006</text:p>
          </table:table-cell>
          <table:table-cell table:number-columns-repeated="1017"/>
        </table:table-row>
        <table:table-row table:style-name="ro1">
          <table:table-cell office:value-type="float" office:value="2460">
            <text:p>2460</text:p>
          </table:table-cell>
          <table:table-cell office:value-type="time" office:time-value="PT17H40M48.402S">
            <text:p>17:40:48.40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006">
            <text:p>2006</text:p>
          </table:table-cell>
          <table:table-cell table:number-columns-repeated="1017"/>
        </table:table-row>
        <table:table-row table:style-name="ro1">
          <table:table-cell office:value-type="float" office:value="2461">
            <text:p>2461</text:p>
          </table:table-cell>
          <table:table-cell office:value-type="time" office:time-value="PT17H40M48.403S">
            <text:p>17:40:48.40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006">
            <text:p>2006</text:p>
          </table:table-cell>
          <table:table-cell table:number-columns-repeated="1017"/>
        </table:table-row>
        <table:table-row table:style-name="ro1">
          <table:table-cell office:value-type="float" office:value="2462">
            <text:p>2462</text:p>
          </table:table-cell>
          <table:table-cell office:value-type="time" office:time-value="PT17H40M42.69S">
            <text:p>17:40:42.69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5799">
            <text:p>5799</text:p>
          </table:table-cell>
          <table:table-cell office:value-type="string">
            <text:p>Success</text:p>
          </table:table-cell>
          <table:table-cell office:value-type="float" office:value="86337">
            <text:p>86337</text:p>
          </table:table-cell>
          <table:table-cell table:number-columns-repeated="1017"/>
        </table:table-row>
        <table:table-row table:style-name="ro1">
          <table:table-cell office:value-type="float" office:value="2463">
            <text:p>2463</text:p>
          </table:table-cell>
          <table:table-cell office:value-type="time" office:time-value="PT17H40M48.491S">
            <text:p>17:40:48.49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06">
            <text:p>2006</text:p>
          </table:table-cell>
          <table:table-cell table:number-columns-repeated="1017"/>
        </table:table-row>
        <table:table-row table:style-name="ro1">
          <table:table-cell office:value-type="float" office:value="2464">
            <text:p>2464</text:p>
          </table:table-cell>
          <table:table-cell office:value-type="time" office:time-value="PT17H40M48.504S">
            <text:p>17:40:48.50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06">
            <text:p>2006</text:p>
          </table:table-cell>
          <table:table-cell table:number-columns-repeated="1017"/>
        </table:table-row>
        <table:table-row table:style-name="ro1">
          <table:table-cell office:value-type="float" office:value="2465">
            <text:p>2465</text:p>
          </table:table-cell>
          <table:table-cell office:value-type="time" office:time-value="PT17H40M48.516S">
            <text:p>17:40:48.52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06">
            <text:p>2006</text:p>
          </table:table-cell>
          <table:table-cell table:number-columns-repeated="1017"/>
        </table:table-row>
        <table:table-row table:style-name="ro1">
          <table:table-cell office:value-type="float" office:value="2466">
            <text:p>2466</text:p>
          </table:table-cell>
          <table:table-cell office:value-type="time" office:time-value="PT17H40M43.809S">
            <text:p>17:40:43.81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5083">
            <text:p>5083</text:p>
          </table:table-cell>
          <table:table-cell office:value-type="string">
            <text:p>Success</text:p>
          </table:table-cell>
          <table:table-cell office:value-type="float" office:value="84516">
            <text:p>84516</text:p>
          </table:table-cell>
          <table:table-cell table:number-columns-repeated="1017"/>
        </table:table-row>
        <table:table-row table:style-name="ro1">
          <table:table-cell office:value-type="float" office:value="2467">
            <text:p>2467</text:p>
          </table:table-cell>
          <table:table-cell office:value-type="time" office:time-value="PT17H40M48.252S">
            <text:p>17:40:48.25</text:p>
          </table:table-cell>
          <table:table-cell office:value-type="string">
            <text:p>TC0001_PlannerA 1-24</text:p>
          </table:table-cell>
          <table:table-cell office:value-type="string">
            <text:p>/channels/plan</text:p>
          </table:table-cell>
          <table:table-cell office:value-type="float" office:value="714">
            <text:p>71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68">
            <text:p>2468</text:p>
          </table:table-cell>
          <table:table-cell office:value-type="time" office:time-value="PT17H40M48.894S">
            <text:p>17:40:48.89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69">
            <text:p>2469</text:p>
          </table:table-cell>
          <table:table-cell office:value-type="time" office:time-value="PT17H40M48.968S">
            <text:p>17:40:48.97</text:p>
          </table:table-cell>
          <table:table-cell office:value-type="string">
            <text:p>TC0001_PlannerA 1-24</text:p>
          </table:table-cell>
          <table:table-cell office:value-type="string">
            <text:p>/channels/logout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70">
            <text:p>2470</text:p>
          </table:table-cell>
          <table:table-cell office:value-type="time" office:time-value="PT17H40M49.016S">
            <text:p>17:40:49.02</text:p>
          </table:table-cell>
          <table:table-cell office:value-type="string">
            <text:p>TC0001_PlannerA 1-24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71">
            <text:p>2471</text:p>
          </table:table-cell>
          <table:table-cell office:value-type="time" office:time-value="PT17H40M49.022S">
            <text:p>17:40:49.02</text:p>
          </table:table-cell>
          <table:table-cell office:value-type="string">
            <text:p>TC0001_PlannerA 1-24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72">
            <text:p>2472</text:p>
          </table:table-cell>
          <table:table-cell office:value-type="time" office:time-value="PT17H40M40.659S">
            <text:p>17:40:40.66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8753">
            <text:p>8753</text:p>
          </table:table-cell>
          <table:table-cell office:value-type="string">
            <text:p>Success</text:p>
          </table:table-cell>
          <table:table-cell office:value-type="float" office:value="84027">
            <text:p>84027</text:p>
          </table:table-cell>
          <table:table-cell table:number-columns-repeated="1017"/>
        </table:table-row>
        <table:table-row table:style-name="ro1">
          <table:table-cell office:value-type="float" office:value="2473">
            <text:p>2473</text:p>
          </table:table-cell>
          <table:table-cell office:value-type="time" office:time-value="PT17H40M48.232S">
            <text:p>17:40:48.23</text:p>
          </table:table-cell>
          <table:table-cell office:value-type="string">
            <text:p>TC0002_PlannerB 2-9</text:p>
          </table:table-cell>
          <table:table-cell office:value-type="string">
            <text:p>/channels/plan</text:p>
          </table:table-cell>
          <table:table-cell office:value-type="float" office:value="1237">
            <text:p>123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74">
            <text:p>2474</text:p>
          </table:table-cell>
          <table:table-cell office:value-type="time" office:time-value="PT17H40M49.471S">
            <text:p>17:40:49.47</text:p>
          </table:table-cell>
          <table:table-cell office:value-type="string">
            <text:p>TC0002_PlannerB 2-9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75">
            <text:p>2475</text:p>
          </table:table-cell>
          <table:table-cell office:value-type="time" office:time-value="PT17H40M49.479S">
            <text:p>17:40:49.48</text:p>
          </table:table-cell>
          <table:table-cell office:value-type="string">
            <text:p>TC0002_PlannerB 2-9</text:p>
          </table:table-cell>
          <table:table-cell office:value-type="string">
            <text:p>/channels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76">
            <text:p>2476</text:p>
          </table:table-cell>
          <table:table-cell office:value-type="time" office:time-value="PT17H40M49.488S">
            <text:p>17:40:49.49</text:p>
          </table:table-cell>
          <table:table-cell office:value-type="string">
            <text:p>TC0002_PlannerB 2-9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77">
            <text:p>2477</text:p>
          </table:table-cell>
          <table:table-cell office:value-type="time" office:time-value="PT17H40M48.22S">
            <text:p>17:40:48.22</text:p>
          </table:table-cell>
          <table:table-cell office:value-type="string">
            <text:p>TC0002_PlannerB 2-1</text:p>
          </table:table-cell>
          <table:table-cell office:value-type="string">
            <text:p>/channels/plan</text:p>
          </table:table-cell>
          <table:table-cell office:value-type="float" office:value="1272">
            <text:p>127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78">
            <text:p>2478</text:p>
          </table:table-cell>
          <table:table-cell office:value-type="time" office:time-value="PT17H40M49.493S">
            <text:p>17:40:49.49</text:p>
          </table:table-cell>
          <table:table-cell office:value-type="string">
            <text:p>TC0002_PlannerB 2-1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79">
            <text:p>2479</text:p>
          </table:table-cell>
          <table:table-cell office:value-type="time" office:time-value="PT17H40M49.501S">
            <text:p>17:40:49.50</text:p>
          </table:table-cell>
          <table:table-cell office:value-type="string">
            <text:p>TC0002_PlannerB 2-1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80">
            <text:p>2480</text:p>
          </table:table-cell>
          <table:table-cell office:value-type="time" office:time-value="PT17H40M49.506S">
            <text:p>17:40:49.51</text:p>
          </table:table-cell>
          <table:table-cell office:value-type="string">
            <text:p>TC0002_PlannerB 2-1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81">
            <text:p>2481</text:p>
          </table:table-cell>
          <table:table-cell office:value-type="time" office:time-value="PT17H40M48.225S">
            <text:p>17:40:48.23</text:p>
          </table:table-cell>
          <table:table-cell office:value-type="string">
            <text:p>TC0002_PlannerB 2-28</text:p>
          </table:table-cell>
          <table:table-cell office:value-type="string">
            <text:p>/channels/plan</text:p>
          </table:table-cell>
          <table:table-cell office:value-type="float" office:value="1511">
            <text:p>151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82">
            <text:p>2482</text:p>
          </table:table-cell>
          <table:table-cell office:value-type="time" office:time-value="PT17H40M49.737S">
            <text:p>17:40:49.74</text:p>
          </table:table-cell>
          <table:table-cell office:value-type="string">
            <text:p>TC0002_PlannerB 2-28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83">
            <text:p>2483</text:p>
          </table:table-cell>
          <table:table-cell office:value-type="time" office:time-value="PT17H40M49.744S">
            <text:p>17:40:49.74</text:p>
          </table:table-cell>
          <table:table-cell office:value-type="string">
            <text:p>TC0002_PlannerB 2-28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84">
            <text:p>2484</text:p>
          </table:table-cell>
          <table:table-cell office:value-type="time" office:time-value="PT17H40M49.75S">
            <text:p>17:40:49.75</text:p>
          </table:table-cell>
          <table:table-cell office:value-type="string">
            <text:p>TC0002_PlannerB 2-28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85">
            <text:p>2485</text:p>
          </table:table-cell>
          <table:table-cell office:value-type="time" office:time-value="PT17H40M47.353S">
            <text:p>17:40:47.35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2532">
            <text:p>2532</text:p>
          </table:table-cell>
          <table:table-cell office:value-type="string">
            <text:p>Success</text:p>
          </table:table-cell>
          <table:table-cell office:value-type="float" office:value="17011">
            <text:p>17011</text:p>
          </table:table-cell>
          <table:table-cell table:number-columns-repeated="1017"/>
        </table:table-row>
        <table:table-row table:style-name="ro1">
          <table:table-cell office:value-type="float" office:value="2486">
            <text:p>2486</text:p>
          </table:table-cell>
          <table:table-cell office:value-type="time" office:time-value="PT17H40M46.327S">
            <text:p>17:40:46.33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3563">
            <text:p>3563</text:p>
          </table:table-cell>
          <table:table-cell office:value-type="string">
            <text:p>Success</text:p>
          </table:table-cell>
          <table:table-cell office:value-type="float" office:value="24565">
            <text:p>24565</text:p>
          </table:table-cell>
          <table:table-cell table:number-columns-repeated="1017"/>
        </table:table-row>
        <table:table-row table:style-name="ro1">
          <table:table-cell office:value-type="float" office:value="2487">
            <text:p>2487</text:p>
          </table:table-cell>
          <table:table-cell office:value-type="time" office:time-value="PT17H40M47.967S">
            <text:p>17:40:47.97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1927">
            <text:p>1927</text:p>
          </table:table-cell>
          <table:table-cell office:value-type="string">
            <text:p>Success</text:p>
          </table:table-cell>
          <table:table-cell office:value-type="float" office:value="17011">
            <text:p>17011</text:p>
          </table:table-cell>
          <table:table-cell table:number-columns-repeated="1017"/>
        </table:table-row>
        <table:table-row table:style-name="ro1">
          <table:table-cell office:value-type="float" office:value="2488">
            <text:p>2488</text:p>
          </table:table-cell>
          <table:table-cell office:value-type="time" office:time-value="PT17H40M46.309S">
            <text:p>17:40:46.31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3586">
            <text:p>3586</text:p>
          </table:table-cell>
          <table:table-cell office:value-type="string">
            <text:p>Success</text:p>
          </table:table-cell>
          <table:table-cell office:value-type="float" office:value="24569">
            <text:p>24569</text:p>
          </table:table-cell>
          <table:table-cell table:number-columns-repeated="1017"/>
        </table:table-row>
        <table:table-row table:style-name="ro1">
          <table:table-cell office:value-type="float" office:value="2489">
            <text:p>2489</text:p>
          </table:table-cell>
          <table:table-cell office:value-type="time" office:time-value="PT17H40M46.382S">
            <text:p>17:40:46.38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3520">
            <text:p>3520</text:p>
          </table:table-cell>
          <table:table-cell office:value-type="string">
            <text:p>Success</text:p>
          </table:table-cell>
          <table:table-cell office:value-type="float" office:value="47340">
            <text:p>47340</text:p>
          </table:table-cell>
          <table:table-cell table:number-columns-repeated="1017"/>
        </table:table-row>
        <table:table-row table:style-name="ro1">
          <table:table-cell office:value-type="float" office:value="2490">
            <text:p>2490</text:p>
          </table:table-cell>
          <table:table-cell office:value-type="time" office:time-value="PT17H40M48.208S">
            <text:p>17:40:48.21</text:p>
          </table:table-cell>
          <table:table-cell office:value-type="string">
            <text:p>TC0002_PlannerB 2-3</text:p>
          </table:table-cell>
          <table:table-cell office:value-type="string">
            <text:p>/channels/plan</text:p>
          </table:table-cell>
          <table:table-cell office:value-type="float" office:value="1711">
            <text:p>171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91">
            <text:p>2491</text:p>
          </table:table-cell>
          <table:table-cell office:value-type="time" office:time-value="PT17H40M44.669S">
            <text:p>17:40:44.67</text:p>
          </table:table-cell>
          <table:table-cell office:value-type="string">
            <text:p>TC0002_PlannerB 2-10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5257">
            <text:p>5257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2492">
            <text:p>2492</text:p>
          </table:table-cell>
          <table:table-cell office:value-type="time" office:time-value="PT17H40M49.92S">
            <text:p>17:40:49.92</text:p>
          </table:table-cell>
          <table:table-cell office:value-type="string">
            <text:p>TC0002_PlannerB 2-3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93">
            <text:p>2493</text:p>
          </table:table-cell>
          <table:table-cell office:value-type="time" office:time-value="PT17H40M49.94S">
            <text:p>17:40:49.94</text:p>
          </table:table-cell>
          <table:table-cell office:value-type="string">
            <text:p>TC0002_PlannerB 2-3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94">
            <text:p>2494</text:p>
          </table:table-cell>
          <table:table-cell office:value-type="time" office:time-value="PT17H40M49.944S">
            <text:p>17:40:49.94</text:p>
          </table:table-cell>
          <table:table-cell office:value-type="string">
            <text:p>TC0002_PlannerB 2-3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95">
            <text:p>2495</text:p>
          </table:table-cell>
          <table:table-cell office:value-type="time" office:time-value="PT17H40M42.683S">
            <text:p>17:40:42.68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7686">
            <text:p>7686</text:p>
          </table:table-cell>
          <table:table-cell office:value-type="string">
            <text:p>Success</text:p>
          </table:table-cell>
          <table:table-cell office:value-type="float" office:value="84223">
            <text:p>84223</text:p>
          </table:table-cell>
          <table:table-cell table:number-columns-repeated="1017"/>
        </table:table-row>
        <table:table-row table:style-name="ro1">
          <table:table-cell office:value-type="float" office:value="2496">
            <text:p>2496</text:p>
          </table:table-cell>
          <table:table-cell office:value-type="time" office:time-value="PT17H40M41.455S">
            <text:p>17:40:41.46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8932">
            <text:p>8932</text:p>
          </table:table-cell>
          <table:table-cell office:value-type="string">
            <text:p>Success</text:p>
          </table:table-cell>
          <table:table-cell office:value-type="float" office:value="87969">
            <text:p>87969</text:p>
          </table:table-cell>
          <table:table-cell table:number-columns-repeated="1017"/>
        </table:table-row>
        <table:table-row table:style-name="ro1">
          <table:table-cell office:value-type="float" office:value="2497">
            <text:p>2497</text:p>
          </table:table-cell>
          <table:table-cell office:value-type="time" office:time-value="PT17H40M49.896S">
            <text:p>17:40:49.90</text:p>
          </table:table-cell>
          <table:table-cell office:value-type="string">
            <text:p>TC0002_PlannerB 2-20</text:p>
          </table:table-cell>
          <table:table-cell office:value-type="string">
            <text:p>/channels/plan</text:p>
          </table:table-cell>
          <table:table-cell office:value-type="float" office:value="527">
            <text:p>52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98">
            <text:p>2498</text:p>
          </table:table-cell>
          <table:table-cell office:value-type="time" office:time-value="PT17H40M50.389S">
            <text:p>17:40:50.39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132">
            <text:p>2132</text:p>
          </table:table-cell>
          <table:table-cell table:number-columns-repeated="1017"/>
        </table:table-row>
        <table:table-row table:style-name="ro1">
          <table:table-cell office:value-type="float" office:value="2499">
            <text:p>2499</text:p>
          </table:table-cell>
          <table:table-cell office:value-type="time" office:time-value="PT17H40M50.424S">
            <text:p>17:40:50.42</text:p>
          </table:table-cell>
          <table:table-cell office:value-type="string">
            <text:p>TC0002_PlannerB 2-20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00">
            <text:p>2500</text:p>
          </table:table-cell>
          <table:table-cell office:value-type="time" office:time-value="PT17H40M50.433S">
            <text:p>17:40:50.43</text:p>
          </table:table-cell>
          <table:table-cell office:value-type="string">
            <text:p>TC0002_PlannerB 2-20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01">
            <text:p>2501</text:p>
          </table:table-cell>
          <table:table-cell office:value-type="time" office:time-value="PT17H40M50.438S">
            <text:p>17:40:50.44</text:p>
          </table:table-cell>
          <table:table-cell office:value-type="string">
            <text:p>TC0002_PlannerB 2-20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02">
            <text:p>2502</text:p>
          </table:table-cell>
          <table:table-cell office:value-type="time" office:time-value="PT17H40M50.428S">
            <text:p>17:40:50.43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132">
            <text:p>2132</text:p>
          </table:table-cell>
          <table:table-cell table:number-columns-repeated="1017"/>
        </table:table-row>
        <table:table-row table:style-name="ro1">
          <table:table-cell office:value-type="float" office:value="2503">
            <text:p>2503</text:p>
          </table:table-cell>
          <table:table-cell office:value-type="time" office:time-value="PT17H40M50.503S">
            <text:p>17:40:50.50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132">
            <text:p>2132</text:p>
          </table:table-cell>
          <table:table-cell table:number-columns-repeated="1017"/>
        </table:table-row>
        <table:table-row table:style-name="ro1">
          <table:table-cell office:value-type="float" office:value="2504">
            <text:p>2504</text:p>
          </table:table-cell>
          <table:table-cell office:value-type="time" office:time-value="PT17H40M49.898S">
            <text:p>17:40:49.90</text:p>
          </table:table-cell>
          <table:table-cell office:value-type="string">
            <text:p>TC0001_PlannerA 1-29</text:p>
          </table:table-cell>
          <table:table-cell office:value-type="string">
            <text:p>/channels/plan</text:p>
          </table:table-cell>
          <table:table-cell office:value-type="float" office:value="1087">
            <text:p>108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05">
            <text:p>2505</text:p>
          </table:table-cell>
          <table:table-cell office:value-type="time" office:time-value="PT17H40M50.986S">
            <text:p>17:40:50.99</text:p>
          </table:table-cell>
          <table:table-cell office:value-type="string">
            <text:p>TC0001_PlannerA 1-29</text:p>
          </table:table-cell>
          <table:table-cell office:value-type="string">
            <text:p>/channels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06">
            <text:p>2506</text:p>
          </table:table-cell>
          <table:table-cell office:value-type="time" office:time-value="PT17H40M50.997S">
            <text:p>17:40:51.00</text:p>
          </table:table-cell>
          <table:table-cell office:value-type="string">
            <text:p>TC0001_PlannerA 1-29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07">
            <text:p>2507</text:p>
          </table:table-cell>
          <table:table-cell office:value-type="time" office:time-value="PT17H40M51.002S">
            <text:p>17:40:51.00</text:p>
          </table:table-cell>
          <table:table-cell office:value-type="string">
            <text:p>TC0001_PlannerA 1-29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08">
            <text:p>2508</text:p>
          </table:table-cell>
          <table:table-cell office:value-type="time" office:time-value="PT17H40M41.464S">
            <text:p>17:40:41.46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9670">
            <text:p>9670</text:p>
          </table:table-cell>
          <table:table-cell office:value-type="string">
            <text:p>Success</text:p>
          </table:table-cell>
          <table:table-cell office:value-type="float" office:value="87917">
            <text:p>87917</text:p>
          </table:table-cell>
          <table:table-cell table:number-columns-repeated="1017"/>
        </table:table-row>
        <table:table-row table:style-name="ro1">
          <table:table-cell office:value-type="float" office:value="2509">
            <text:p>2509</text:p>
          </table:table-cell>
          <table:table-cell office:value-type="time" office:time-value="PT17H40M51.136S">
            <text:p>17:40:51.14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132">
            <text:p>2132</text:p>
          </table:table-cell>
          <table:table-cell table:number-columns-repeated="1017"/>
        </table:table-row>
        <table:table-row table:style-name="ro1">
          <table:table-cell office:value-type="float" office:value="2510">
            <text:p>2510</text:p>
          </table:table-cell>
          <table:table-cell office:value-type="time" office:time-value="PT17H40M51.157S">
            <text:p>17:40:51.16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132">
            <text:p>2132</text:p>
          </table:table-cell>
          <table:table-cell table:number-columns-repeated="1017"/>
        </table:table-row>
        <table:table-row table:style-name="ro1">
          <table:table-cell office:value-type="float" office:value="2511">
            <text:p>2511</text:p>
          </table:table-cell>
          <table:table-cell office:value-type="time" office:time-value="PT17H40M51.172S">
            <text:p>17:40:51.17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132">
            <text:p>2132</text:p>
          </table:table-cell>
          <table:table-cell table:number-columns-repeated="1017"/>
        </table:table-row>
        <table:table-row table:style-name="ro1">
          <table:table-cell office:value-type="float" office:value="2512">
            <text:p>2512</text:p>
          </table:table-cell>
          <table:table-cell office:value-type="time" office:time-value="PT17H40M49.892S">
            <text:p>17:40:49.89</text:p>
          </table:table-cell>
          <table:table-cell office:value-type="string">
            <text:p>TC0001_PlannerA 1-7</text:p>
          </table:table-cell>
          <table:table-cell office:value-type="string">
            <text:p>/channels/plan</text:p>
          </table:table-cell>
          <table:table-cell office:value-type="float" office:value="1327">
            <text:p>132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13">
            <text:p>2513</text:p>
          </table:table-cell>
          <table:table-cell office:value-type="time" office:time-value="PT17H40M51.22S">
            <text:p>17:40:51.22</text:p>
          </table:table-cell>
          <table:table-cell office:value-type="string">
            <text:p>TC0001_PlannerA 1-7</text:p>
          </table:table-cell>
          <table:table-cell office:value-type="string">
            <text:p>/channels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14">
            <text:p>2514</text:p>
          </table:table-cell>
          <table:table-cell office:value-type="time" office:time-value="PT17H40M51.237S">
            <text:p>17:40:51.24</text:p>
          </table:table-cell>
          <table:table-cell office:value-type="string">
            <text:p>TC0001_PlannerA 1-7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15">
            <text:p>2515</text:p>
          </table:table-cell>
          <table:table-cell office:value-type="time" office:time-value="PT17H40M51.242S">
            <text:p>17:40:51.24</text:p>
          </table:table-cell>
          <table:table-cell office:value-type="string">
            <text:p>TC0001_PlannerA 1-7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16">
            <text:p>2516</text:p>
          </table:table-cell>
          <table:table-cell office:value-type="time" office:time-value="PT17H40M44.706S">
            <text:p>17:40:44.71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6660">
            <text:p>6660</text:p>
          </table:table-cell>
          <table:table-cell office:value-type="string">
            <text:p>Success</text:p>
          </table:table-cell>
          <table:table-cell office:value-type="float" office:value="79684">
            <text:p>79684</text:p>
          </table:table-cell>
          <table:table-cell table:number-columns-repeated="1017"/>
        </table:table-row>
        <table:table-row table:style-name="ro1">
          <table:table-cell office:value-type="float" office:value="2517">
            <text:p>2517</text:p>
          </table:table-cell>
          <table:table-cell office:value-type="time" office:time-value="PT17H40M49.887S">
            <text:p>17:40:49.89</text:p>
          </table:table-cell>
          <table:table-cell office:value-type="string">
            <text:p>TC0002_PlannerB 2-21</text:p>
          </table:table-cell>
          <table:table-cell office:value-type="string">
            <text:p>/channels/plan</text:p>
          </table:table-cell>
          <table:table-cell office:value-type="float" office:value="1525">
            <text:p>152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18">
            <text:p>2518</text:p>
          </table:table-cell>
          <table:table-cell office:value-type="time" office:time-value="PT17H40M46.306S">
            <text:p>17:40:46.31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5115">
            <text:p>5115</text:p>
          </table:table-cell>
          <table:table-cell office:value-type="string">
            <text:p>Success</text:p>
          </table:table-cell>
          <table:table-cell office:value-type="float" office:value="24565">
            <text:p>24565</text:p>
          </table:table-cell>
          <table:table-cell table:number-columns-repeated="1017"/>
        </table:table-row>
        <table:table-row table:style-name="ro1">
          <table:table-cell office:value-type="float" office:value="2519">
            <text:p>2519</text:p>
          </table:table-cell>
          <table:table-cell office:value-type="time" office:time-value="PT17H40M51.414S">
            <text:p>17:40:51.41</text:p>
          </table:table-cell>
          <table:table-cell office:value-type="string">
            <text:p>TC0002_PlannerB 2-21</text:p>
          </table:table-cell>
          <table:table-cell office:value-type="string">
            <text:p>/channels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20">
            <text:p>2520</text:p>
          </table:table-cell>
          <table:table-cell office:value-type="time" office:time-value="PT17H40M51.428S">
            <text:p>17:40:51.43</text:p>
          </table:table-cell>
          <table:table-cell office:value-type="string">
            <text:p>TC0002_PlannerB 2-21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21">
            <text:p>2521</text:p>
          </table:table-cell>
          <table:table-cell office:value-type="time" office:time-value="PT17H40M51.433S">
            <text:p>17:40:51.43</text:p>
          </table:table-cell>
          <table:table-cell office:value-type="string">
            <text:p>TC0002_PlannerB 2-21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22">
            <text:p>2522</text:p>
          </table:table-cell>
          <table:table-cell office:value-type="time" office:time-value="PT17H40M51.422S">
            <text:p>17:40:51.42</text:p>
          </table:table-cell>
          <table:table-cell office:value-type="string">
            <text:p>TC0001_PlannerA 1-9</text:p>
          </table:table-cell>
          <table:table-cell office:value-type="string">
            <text:p>/channels/plan</text:p>
          </table:table-cell>
          <table:table-cell office:value-type="float" office:value="208">
            <text:p>20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23">
            <text:p>2523</text:p>
          </table:table-cell>
          <table:table-cell office:value-type="time" office:time-value="PT17H40M45.745S">
            <text:p>17:40:45.75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5886">
            <text:p>5886</text:p>
          </table:table-cell>
          <table:table-cell office:value-type="string">
            <text:p>Success</text:p>
          </table:table-cell>
          <table:table-cell office:value-type="float" office:value="47345">
            <text:p>47345</text:p>
          </table:table-cell>
          <table:table-cell table:number-columns-repeated="1017"/>
        </table:table-row>
        <table:table-row table:style-name="ro1">
          <table:table-cell office:value-type="float" office:value="2524">
            <text:p>2524</text:p>
          </table:table-cell>
          <table:table-cell office:value-type="time" office:time-value="PT17H40M49.414S">
            <text:p>17:40:49.41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2226">
            <text:p>2226</text:p>
          </table:table-cell>
          <table:table-cell office:value-type="string">
            <text:p>Success</text:p>
          </table:table-cell>
          <table:table-cell office:value-type="float" office:value="17011">
            <text:p>17011</text:p>
          </table:table-cell>
          <table:table-cell table:number-columns-repeated="1017"/>
        </table:table-row>
        <table:table-row table:style-name="ro1">
          <table:table-cell office:value-type="float" office:value="2525">
            <text:p>2525</text:p>
          </table:table-cell>
          <table:table-cell office:value-type="time" office:time-value="PT17H40M46.34S">
            <text:p>17:40:46.34</text:p>
          </table:table-cell>
          <table:table-cell office:value-type="string">
            <text:p>TC0001_PlannerA 1-22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5318">
            <text:p>5318</text:p>
          </table:table-cell>
          <table:table-cell office:value-type="string">
            <text:p>Success</text:p>
          </table:table-cell>
          <table:table-cell office:value-type="float" office:value="47345">
            <text:p>47345</text:p>
          </table:table-cell>
          <table:table-cell table:number-columns-repeated="1017"/>
        </table:table-row>
        <table:table-row table:style-name="ro1">
          <table:table-cell office:value-type="float" office:value="2526">
            <text:p>2526</text:p>
          </table:table-cell>
          <table:table-cell office:value-type="time" office:time-value="PT17H40M46.356S">
            <text:p>17:40:46.36</text:p>
          </table:table-cell>
          <table:table-cell office:value-type="string">
            <text:p>TC0002_PlannerB 2-5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5307">
            <text:p>5307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2527">
            <text:p>2527</text:p>
          </table:table-cell>
          <table:table-cell office:value-type="time" office:time-value="PT17H40M46.275S">
            <text:p>17:40:46.28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5389">
            <text:p>5389</text:p>
          </table:table-cell>
          <table:table-cell office:value-type="string">
            <text:p>Success</text:p>
          </table:table-cell>
          <table:table-cell office:value-type="float" office:value="24558">
            <text:p>24558</text:p>
          </table:table-cell>
          <table:table-cell table:number-columns-repeated="1017"/>
        </table:table-row>
        <table:table-row table:style-name="ro1">
          <table:table-cell office:value-type="float" office:value="2528">
            <text:p>2528</text:p>
          </table:table-cell>
          <table:table-cell office:value-type="time" office:time-value="PT17H40M48.279S">
            <text:p>17:40:48.28</text:p>
          </table:table-cell>
          <table:table-cell office:value-type="string">
            <text:p>TC0001_PlannerA 1-21</text:p>
          </table:table-cell>
          <table:table-cell office:value-type="string">
            <text:p>/channels/plan?wicket:interface=:3:indicator:big-form:segment:part:location:name::IBehaviorListener:0:-1&amp;random=0.8745043280476668</text:p>
          </table:table-cell>
          <table:table-cell office:value-type="float" office:value="3387">
            <text:p>3387</text:p>
          </table:table-cell>
          <table:table-cell office:value-type="string">
            <text:p>Success</text:p>
          </table:table-cell>
          <table:table-cell office:value-type="float" office:value="47232">
            <text:p>47232</text:p>
          </table:table-cell>
          <table:table-cell table:number-columns-repeated="1017"/>
        </table:table-row>
        <table:table-row table:style-name="ro1">
          <table:table-cell office:value-type="float" office:value="2529">
            <text:p>2529</text:p>
          </table:table-cell>
          <table:table-cell office:value-type="time" office:time-value="PT17H40M48.435S">
            <text:p>17:40:48.44</text:p>
          </table:table-cell>
          <table:table-cell office:value-type="string">
            <text:p>TC0002_PlannerB 2-24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3236">
            <text:p>3236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530">
            <text:p>2530</text:p>
          </table:table-cell>
          <table:table-cell office:value-type="time" office:time-value="PT17H40M51.632S">
            <text:p>17:40:51.63</text:p>
          </table:table-cell>
          <table:table-cell office:value-type="string">
            <text:p>TC0001_PlannerA 1-9</text:p>
          </table:table-cell>
          <table:table-cell office:value-type="string">
            <text:p>/channels/logout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31">
            <text:p>2531</text:p>
          </table:table-cell>
          <table:table-cell office:value-type="time" office:time-value="PT17H40M51.674S">
            <text:p>17:40:51.67</text:p>
          </table:table-cell>
          <table:table-cell office:value-type="string">
            <text:p>TC0001_PlannerA 1-9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32">
            <text:p>2532</text:p>
          </table:table-cell>
          <table:table-cell office:value-type="time" office:time-value="PT17H40M51.679S">
            <text:p>17:40:51.68</text:p>
          </table:table-cell>
          <table:table-cell office:value-type="string">
            <text:p>TC0001_PlannerA 1-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33">
            <text:p>2533</text:p>
          </table:table-cell>
          <table:table-cell office:value-type="time" office:time-value="PT17H40M51.668S">
            <text:p>17:40:51.67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737">
            <text:p>737</text:p>
          </table:table-cell>
          <table:table-cell table:number-columns-repeated="1017"/>
        </table:table-row>
        <table:table-row table:style-name="ro1">
          <table:table-cell office:value-type="float" office:value="2534">
            <text:p>2534</text:p>
          </table:table-cell>
          <table:table-cell office:value-type="time" office:time-value="PT17H40M51.666S">
            <text:p>17:40:51.67</text:p>
          </table:table-cell>
          <table:table-cell office:value-type="string">
            <text:p>TC0001_PlannerA 1-1</text:p>
          </table:table-cell>
          <table:table-cell office:value-type="string">
            <text:p>/channels/plan</text:p>
          </table:table-cell>
          <table:table-cell office:value-type="float" office:value="319">
            <text:p>31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35">
            <text:p>2535</text:p>
          </table:table-cell>
          <table:table-cell office:value-type="time" office:time-value="PT17H40M51.986S">
            <text:p>17:40:51.99</text:p>
          </table:table-cell>
          <table:table-cell office:value-type="string">
            <text:p>TC0001_PlannerA 1-1</text:p>
          </table:table-cell>
          <table:table-cell office:value-type="string">
            <text:p>/channels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36">
            <text:p>2536</text:p>
          </table:table-cell>
          <table:table-cell office:value-type="time" office:time-value="PT17H40M51.994S">
            <text:p>17:40:51.99</text:p>
          </table:table-cell>
          <table:table-cell office:value-type="string">
            <text:p>TC0001_PlannerA 1-1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37">
            <text:p>2537</text:p>
          </table:table-cell>
          <table:table-cell office:value-type="time" office:time-value="PT17H40M51.999S">
            <text:p>17:40:52.00</text:p>
          </table:table-cell>
          <table:table-cell office:value-type="string">
            <text:p>TC0001_PlannerA 1-1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38">
            <text:p>2538</text:p>
          </table:table-cell>
          <table:table-cell office:value-type="time" office:time-value="PT17H40M51.642S">
            <text:p>17:40:51.64</text:p>
          </table:table-cell>
          <table:table-cell office:value-type="string">
            <text:p>TC0002_PlannerB 2-6</text:p>
          </table:table-cell>
          <table:table-cell office:value-type="string">
            <text:p>/channels/plan</text:p>
          </table:table-cell>
          <table:table-cell office:value-type="float" office:value="878">
            <text:p>87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39">
            <text:p>2539</text:p>
          </table:table-cell>
          <table:table-cell office:value-type="time" office:time-value="PT17H40M52.521S">
            <text:p>17:40:52.52</text:p>
          </table:table-cell>
          <table:table-cell office:value-type="string">
            <text:p>TC0002_PlannerB 2-6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40">
            <text:p>2540</text:p>
          </table:table-cell>
          <table:table-cell office:value-type="time" office:time-value="PT17H40M52.53S">
            <text:p>17:40:52.53</text:p>
          </table:table-cell>
          <table:table-cell office:value-type="string">
            <text:p>TC0002_PlannerB 2-6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41">
            <text:p>2541</text:p>
          </table:table-cell>
          <table:table-cell office:value-type="time" office:time-value="PT17H40M52.534S">
            <text:p>17:40:52.53</text:p>
          </table:table-cell>
          <table:table-cell office:value-type="string">
            <text:p>TC0002_PlannerB 2-6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42">
            <text:p>2542</text:p>
          </table:table-cell>
          <table:table-cell office:value-type="time" office:time-value="PT17H40M50.371S">
            <text:p>17:40:50.37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2210">
            <text:p>2210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2543">
            <text:p>2543</text:p>
          </table:table-cell>
          <table:table-cell office:value-type="time" office:time-value="PT17H40M51.368S">
            <text:p>17:40:51.37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248">
            <text:p>1248</text:p>
          </table:table-cell>
          <table:table-cell office:value-type="string">
            <text:p>Success</text:p>
          </table:table-cell>
          <table:table-cell office:value-type="float" office:value="15611">
            <text:p>15611</text:p>
          </table:table-cell>
          <table:table-cell table:number-columns-repeated="1017"/>
        </table:table-row>
        <table:table-row table:style-name="ro1">
          <table:table-cell office:value-type="float" office:value="2544">
            <text:p>2544</text:p>
          </table:table-cell>
          <table:table-cell office:value-type="time" office:time-value="PT17H40M48.529S">
            <text:p>17:40:48.53</text:p>
          </table:table-cell>
          <table:table-cell office:value-type="string">
            <text:p>TC0002_PlannerB 2-25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4090">
            <text:p>4090</text:p>
          </table:table-cell>
          <table:table-cell office:value-type="string">
            <text:p>Success</text:p>
          </table:table-cell>
          <table:table-cell office:value-type="float" office:value="39879">
            <text:p>39879</text:p>
          </table:table-cell>
          <table:table-cell table:number-columns-repeated="1017"/>
        </table:table-row>
        <table:table-row table:style-name="ro1">
          <table:table-cell office:value-type="float" office:value="2545">
            <text:p>2545</text:p>
          </table:table-cell>
          <table:table-cell office:value-type="time" office:time-value="PT17H40M51.19S">
            <text:p>17:40:51.19</text:p>
          </table:table-cell>
          <table:table-cell office:value-type="string">
            <text:p>TC0002_PlannerB 2-27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1436">
            <text:p>1436</text:p>
          </table:table-cell>
          <table:table-cell office:value-type="string">
            <text:p>Success</text:p>
          </table:table-cell>
          <table:table-cell office:value-type="float" office:value="39879">
            <text:p>39879</text:p>
          </table:table-cell>
          <table:table-cell table:number-columns-repeated="1017"/>
        </table:table-row>
        <table:table-row table:style-name="ro1">
          <table:table-cell office:value-type="float" office:value="2546">
            <text:p>2546</text:p>
          </table:table-cell>
          <table:table-cell office:value-type="time" office:time-value="PT17H40M48.254S">
            <text:p>17:40:48.25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4383">
            <text:p>4383</text:p>
          </table:table-cell>
          <table:table-cell office:value-type="string">
            <text:p>Success</text:p>
          </table:table-cell>
          <table:table-cell office:value-type="float" office:value="24565">
            <text:p>24565</text:p>
          </table:table-cell>
          <table:table-cell table:number-columns-repeated="1017"/>
        </table:table-row>
        <table:table-row table:style-name="ro1">
          <table:table-cell office:value-type="float" office:value="2547">
            <text:p>2547</text:p>
          </table:table-cell>
          <table:table-cell office:value-type="time" office:time-value="PT17H40M48.462S">
            <text:p>17:40:48.46</text:p>
          </table:table-cell>
          <table:table-cell office:value-type="string">
            <text:p>TC0002_PlannerB 2-30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4177">
            <text:p>4177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548">
            <text:p>2548</text:p>
          </table:table-cell>
          <table:table-cell office:value-type="time" office:time-value="PT17H40M46.378S">
            <text:p>17:40:46.38</text:p>
          </table:table-cell>
          <table:table-cell office:value-type="string">
            <text:p>TC0001_PlannerA 1-30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6261">
            <text:p>6261</text:p>
          </table:table-cell>
          <table:table-cell office:value-type="string">
            <text:p>Success</text:p>
          </table:table-cell>
          <table:table-cell office:value-type="float" office:value="51843">
            <text:p>51843</text:p>
          </table:table-cell>
          <table:table-cell table:number-columns-repeated="1017"/>
        </table:table-row>
        <table:table-row table:style-name="ro1">
          <table:table-cell office:value-type="float" office:value="2549">
            <text:p>2549</text:p>
          </table:table-cell>
          <table:table-cell office:value-type="time" office:time-value="PT17H40M49.009S">
            <text:p>17:40:49.01</text:p>
          </table:table-cell>
          <table:table-cell office:value-type="string">
            <text:p>TC0001_PlannerA 1-27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3644">
            <text:p>3644</text:p>
          </table:table-cell>
          <table:table-cell office:value-type="string">
            <text:p>Success</text:p>
          </table:table-cell>
          <table:table-cell office:value-type="float" office:value="54840">
            <text:p>54840</text:p>
          </table:table-cell>
          <table:table-cell table:number-columns-repeated="1017"/>
        </table:table-row>
        <table:table-row table:style-name="ro1">
          <table:table-cell office:value-type="float" office:value="2550">
            <text:p>2550</text:p>
          </table:table-cell>
          <table:table-cell office:value-type="time" office:time-value="PT17H40M52.62S">
            <text:p>17:40:52.62</text:p>
          </table:table-cell>
          <table:table-cell office:value-type="string">
            <text:p>TC0002_PlannerB 2-25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551">
            <text:p>2551</text:p>
          </table:table-cell>
          <table:table-cell office:value-type="time" office:time-value="PT17H40M48.2S">
            <text:p>17:40:48.20</text:p>
          </table:table-cell>
          <table:table-cell office:value-type="string">
            <text:p>TC0002_PlannerB 2-16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4464">
            <text:p>4464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2552">
            <text:p>2552</text:p>
          </table:table-cell>
          <table:table-cell office:value-type="time" office:time-value="PT17H40M51.672S">
            <text:p>17:40:51.67</text:p>
          </table:table-cell>
          <table:table-cell office:value-type="string">
            <text:p>TC0002_PlannerB 2-24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996">
            <text:p>996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2553">
            <text:p>2553</text:p>
          </table:table-cell>
          <table:table-cell office:value-type="time" office:time-value="PT17H40M51.688S">
            <text:p>17:40:51.69</text:p>
          </table:table-cell>
          <table:table-cell office:value-type="string">
            <text:p>TC0001_PlannerA 1-21</text:p>
          </table:table-cell>
          <table:table-cell office:value-type="string">
            <text:p>/channels/plan?wicket:interface=:3:indicator:big-form:segment:part:actor:name::IBehaviorListener:0:-1&amp;random=0.59796335487386</text:p>
          </table:table-cell>
          <table:table-cell office:value-type="float" office:value="983">
            <text:p>983</text:p>
          </table:table-cell>
          <table:table-cell office:value-type="string">
            <text:p>Success</text:p>
          </table:table-cell>
          <table:table-cell office:value-type="float" office:value="53394">
            <text:p>53394</text:p>
          </table:table-cell>
          <table:table-cell table:number-columns-repeated="1017"/>
        </table:table-row>
        <table:table-row table:style-name="ro1">
          <table:table-cell office:value-type="float" office:value="2554">
            <text:p>2554</text:p>
          </table:table-cell>
          <table:table-cell office:value-type="time" office:time-value="PT17H40M52.626S">
            <text:p>17:40:52.63</text:p>
          </table:table-cell>
          <table:table-cell office:value-type="string">
            <text:p>TC0002_PlannerB 2-27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555">
            <text:p>2555</text:p>
          </table:table-cell>
          <table:table-cell office:value-type="time" office:time-value="PT17H40M48.249S">
            <text:p>17:40:48.25</text:p>
          </table:table-cell>
          <table:table-cell office:value-type="string">
            <text:p>TC0001_PlannerA 1-26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4457">
            <text:p>4457</text:p>
          </table:table-cell>
          <table:table-cell office:value-type="string">
            <text:p>Success</text:p>
          </table:table-cell>
          <table:table-cell office:value-type="float" office:value="47345">
            <text:p>47345</text:p>
          </table:table-cell>
          <table:table-cell table:number-columns-repeated="1017"/>
        </table:table-row>
        <table:table-row table:style-name="ro1">
          <table:table-cell office:value-type="float" office:value="2556">
            <text:p>2556</text:p>
          </table:table-cell>
          <table:table-cell office:value-type="time" office:time-value="PT17H40M50.537S">
            <text:p>17:40:50.54</text:p>
          </table:table-cell>
          <table:table-cell office:value-type="string">
            <text:p>TC0002_PlannerB 2-29</text:p>
          </table:table-cell>
          <table:table-cell office:value-type="string">
            <text:p>/channels/plan?wicket:interface=:1:indicator:big-form:segment:part:task::IBehaviorListener:0:-1&amp;random=0.30991328760861503</text:p>
          </table:table-cell>
          <table:table-cell office:value-type="float" office:value="2173">
            <text:p>2173</text:p>
          </table:table-cell>
          <table:table-cell office:value-type="string">
            <text:p>Success</text:p>
          </table:table-cell>
          <table:table-cell office:value-type="float" office:value="45867">
            <text:p>45867</text:p>
          </table:table-cell>
          <table:table-cell table:number-columns-repeated="1017"/>
        </table:table-row>
        <table:table-row table:style-name="ro1">
          <table:table-cell office:value-type="float" office:value="2557">
            <text:p>2557</text:p>
          </table:table-cell>
          <table:table-cell office:value-type="time" office:time-value="PT17H40M52.673S">
            <text:p>17:40:52.67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587">
            <text:p>587</text:p>
          </table:table-cell>
          <table:table-cell table:number-columns-repeated="1017"/>
        </table:table-row>
        <table:table-row table:style-name="ro1">
          <table:table-cell office:value-type="float" office:value="2558">
            <text:p>2558</text:p>
          </table:table-cell>
          <table:table-cell office:value-type="time" office:time-value="PT17H40M52.638S">
            <text:p>17:40:52.64</text:p>
          </table:table-cell>
          <table:table-cell office:value-type="string">
            <text:p>TC0001_PlannerA 1-13</text:p>
          </table:table-cell>
          <table:table-cell office:value-type="string">
            <text:p>/channels/plan</text:p>
          </table:table-cell>
          <table:table-cell office:value-type="float" office:value="234">
            <text:p>23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59">
            <text:p>2559</text:p>
          </table:table-cell>
          <table:table-cell office:value-type="time" office:time-value="PT17H40M47.179S">
            <text:p>17:40:47.18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5694">
            <text:p>5694</text:p>
          </table:table-cell>
          <table:table-cell office:value-type="string">
            <text:p>Success</text:p>
          </table:table-cell>
          <table:table-cell office:value-type="float" office:value="75544">
            <text:p>75544</text:p>
          </table:table-cell>
          <table:table-cell table:number-columns-repeated="1017"/>
        </table:table-row>
        <table:table-row table:style-name="ro1">
          <table:table-cell office:value-type="float" office:value="2560">
            <text:p>2560</text:p>
          </table:table-cell>
          <table:table-cell office:value-type="time" office:time-value="PT17H40M52.873S">
            <text:p>17:40:52.87</text:p>
          </table:table-cell>
          <table:table-cell office:value-type="string">
            <text:p>TC0001_PlannerA 1-13</text:p>
          </table:table-cell>
          <table:table-cell office:value-type="string">
            <text:p>/channels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61">
            <text:p>2561</text:p>
          </table:table-cell>
          <table:table-cell office:value-type="time" office:time-value="PT17H40M52.894S">
            <text:p>17:40:52.89</text:p>
          </table:table-cell>
          <table:table-cell office:value-type="string">
            <text:p>TC0001_PlannerA 1-13</text:p>
          </table:table-cell>
          <table:table-cell office:value-type="string">
            <text:p>/channels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62">
            <text:p>2562</text:p>
          </table:table-cell>
          <table:table-cell office:value-type="time" office:time-value="PT17H40M52.907S">
            <text:p>17:40:52.91</text:p>
          </table:table-cell>
          <table:table-cell office:value-type="string">
            <text:p>TC0001_PlannerA 1-13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63">
            <text:p>2563</text:p>
          </table:table-cell>
          <table:table-cell office:value-type="time" office:time-value="PT17H40M48.163S">
            <text:p>17:40:48.16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4989">
            <text:p>4989</text:p>
          </table:table-cell>
          <table:table-cell office:value-type="string">
            <text:p>Success</text:p>
          </table:table-cell>
          <table:table-cell office:value-type="float" office:value="67951">
            <text:p>67951</text:p>
          </table:table-cell>
          <table:table-cell table:number-columns-repeated="1017"/>
        </table:table-row>
        <table:table-row table:style-name="ro1">
          <table:table-cell office:value-type="float" office:value="2564">
            <text:p>2564</text:p>
          </table:table-cell>
          <table:table-cell office:value-type="time" office:time-value="PT17H40M46.731S">
            <text:p>17:40:46.73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6425">
            <text:p>6425</text:p>
          </table:table-cell>
          <table:table-cell office:value-type="string">
            <text:p>Success</text:p>
          </table:table-cell>
          <table:table-cell office:value-type="float" office:value="75641">
            <text:p>75641</text:p>
          </table:table-cell>
          <table:table-cell table:number-columns-repeated="1017"/>
        </table:table-row>
        <table:table-row table:style-name="ro1">
          <table:table-cell office:value-type="float" office:value="2565">
            <text:p>2565</text:p>
          </table:table-cell>
          <table:table-cell office:value-type="time" office:time-value="PT17H40M46.273S">
            <text:p>17:40:46.27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7309">
            <text:p>7309</text:p>
          </table:table-cell>
          <table:table-cell office:value-type="string">
            <text:p>Success</text:p>
          </table:table-cell>
          <table:table-cell office:value-type="float" office:value="77617">
            <text:p>77617</text:p>
          </table:table-cell>
          <table:table-cell table:number-columns-repeated="1017"/>
        </table:table-row>
        <table:table-row table:style-name="ro1">
          <table:table-cell office:value-type="float" office:value="2566">
            <text:p>2566</text:p>
          </table:table-cell>
          <table:table-cell office:value-type="time" office:time-value="PT17H40M49.904S">
            <text:p>17:40:49.90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3733">
            <text:p>3733</text:p>
          </table:table-cell>
          <table:table-cell office:value-type="string">
            <text:p>Success</text:p>
          </table:table-cell>
          <table:table-cell office:value-type="float" office:value="60399">
            <text:p>60399</text:p>
          </table:table-cell>
          <table:table-cell table:number-columns-repeated="1017"/>
        </table:table-row>
        <table:table-row table:style-name="ro1">
          <table:table-cell office:value-type="float" office:value="2567">
            <text:p>2567</text:p>
          </table:table-cell>
          <table:table-cell office:value-type="time" office:time-value="PT17H40M48.242S">
            <text:p>17:40:48.24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5410">
            <text:p>5410</text:p>
          </table:table-cell>
          <table:table-cell office:value-type="string">
            <text:p>Success</text:p>
          </table:table-cell>
          <table:table-cell office:value-type="float" office:value="60500">
            <text:p>60500</text:p>
          </table:table-cell>
          <table:table-cell table:number-columns-repeated="1017"/>
        </table:table-row>
        <table:table-row table:style-name="ro1">
          <table:table-cell office:value-type="float" office:value="2568">
            <text:p>2568</text:p>
          </table:table-cell>
          <table:table-cell office:value-type="time" office:time-value="PT17H40M52.582S">
            <text:p>17:40:52.58</text:p>
          </table:table-cell>
          <table:table-cell office:value-type="string">
            <text:p>TC0002_PlannerB 2-14</text:p>
          </table:table-cell>
          <table:table-cell office:value-type="string">
            <text:p>/channels/plan</text:p>
          </table:table-cell>
          <table:table-cell office:value-type="float" office:value="1070">
            <text:p>107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69">
            <text:p>2569</text:p>
          </table:table-cell>
          <table:table-cell office:value-type="time" office:time-value="PT17H40M53.653S">
            <text:p>17:40:53.65</text:p>
          </table:table-cell>
          <table:table-cell office:value-type="string">
            <text:p>TC0002_PlannerB 2-14</text:p>
          </table:table-cell>
          <table:table-cell office:value-type="string">
            <text:p>/channels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70">
            <text:p>2570</text:p>
          </table:table-cell>
          <table:table-cell office:value-type="time" office:time-value="PT17H40M53.673S">
            <text:p>17:40:53.67</text:p>
          </table:table-cell>
          <table:table-cell office:value-type="string">
            <text:p>TC0002_PlannerB 2-14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71">
            <text:p>2571</text:p>
          </table:table-cell>
          <table:table-cell office:value-type="time" office:time-value="PT17H40M53.677S">
            <text:p>17:40:53.68</text:p>
          </table:table-cell>
          <table:table-cell office:value-type="string">
            <text:p>TC0002_PlannerB 2-14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72">
            <text:p>2572</text:p>
          </table:table-cell>
          <table:table-cell office:value-type="time" office:time-value="PT17H40M53.652S">
            <text:p>17:40:53.65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573">
            <text:p>2573</text:p>
          </table:table-cell>
          <table:table-cell office:value-type="time" office:time-value="PT17H40M53.638S">
            <text:p>17:40:53.64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574">
            <text:p>2574</text:p>
          </table:table-cell>
          <table:table-cell office:value-type="time" office:time-value="PT17H40M51.66S">
            <text:p>17:40:51.66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2162">
            <text:p>2162</text:p>
          </table:table-cell>
          <table:table-cell office:value-type="string">
            <text:p>Success</text:p>
          </table:table-cell>
          <table:table-cell office:value-type="float" office:value="50933">
            <text:p>50933</text:p>
          </table:table-cell>
          <table:table-cell table:number-columns-repeated="1017"/>
        </table:table-row>
        <table:table-row table:style-name="ro1">
          <table:table-cell office:value-type="float" office:value="2575">
            <text:p>2575</text:p>
          </table:table-cell>
          <table:table-cell office:value-type="time" office:time-value="PT17H40M49.928S">
            <text:p>17:40:49.93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3907">
            <text:p>3907</text:p>
          </table:table-cell>
          <table:table-cell office:value-type="string">
            <text:p>Success</text:p>
          </table:table-cell>
          <table:table-cell office:value-type="float" office:value="60555">
            <text:p>60555</text:p>
          </table:table-cell>
          <table:table-cell table:number-columns-repeated="1017"/>
        </table:table-row>
        <table:table-row table:style-name="ro1">
          <table:table-cell office:value-type="float" office:value="2576">
            <text:p>2576</text:p>
          </table:table-cell>
          <table:table-cell office:value-type="time" office:time-value="PT17H40M53.823S">
            <text:p>17:40:53.82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577">
            <text:p>2577</text:p>
          </table:table-cell>
          <table:table-cell office:value-type="time" office:time-value="PT17H40M51.633S">
            <text:p>17:40:51.63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2340">
            <text:p>2340</text:p>
          </table:table-cell>
          <table:table-cell office:value-type="string">
            <text:p>Success</text:p>
          </table:table-cell>
          <table:table-cell office:value-type="float" office:value="50937">
            <text:p>50937</text:p>
          </table:table-cell>
          <table:table-cell table:number-columns-repeated="1017"/>
        </table:table-row>
        <table:table-row table:style-name="ro1">
          <table:table-cell office:value-type="float" office:value="2578">
            <text:p>2578</text:p>
          </table:table-cell>
          <table:table-cell office:value-type="time" office:time-value="PT17H40M52.617S">
            <text:p>17:40:52.62</text:p>
          </table:table-cell>
          <table:table-cell office:value-type="string">
            <text:p>TC0002_PlannerB 2-11</text:p>
          </table:table-cell>
          <table:table-cell office:value-type="string">
            <text:p>/channels/plan</text:p>
          </table:table-cell>
          <table:table-cell office:value-type="float" office:value="1376">
            <text:p>137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79">
            <text:p>2579</text:p>
          </table:table-cell>
          <table:table-cell office:value-type="time" office:time-value="PT17H40M53.974S">
            <text:p>17:40:53.97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580">
            <text:p>2580</text:p>
          </table:table-cell>
          <table:table-cell office:value-type="time" office:time-value="PT17H40M53.994S">
            <text:p>17:40:53.99</text:p>
          </table:table-cell>
          <table:table-cell office:value-type="string">
            <text:p>TC0002_PlannerB 2-11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81">
            <text:p>2581</text:p>
          </table:table-cell>
          <table:table-cell office:value-type="time" office:time-value="PT17H40M54.003S">
            <text:p>17:40:54.00</text:p>
          </table:table-cell>
          <table:table-cell office:value-type="string">
            <text:p>TC0002_PlannerB 2-11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82">
            <text:p>2582</text:p>
          </table:table-cell>
          <table:table-cell office:value-type="time" office:time-value="PT17H40M54.008S">
            <text:p>17:40:54.01</text:p>
          </table:table-cell>
          <table:table-cell office:value-type="string">
            <text:p>TC0002_PlannerB 2-11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83">
            <text:p>2583</text:p>
          </table:table-cell>
          <table:table-cell office:value-type="time" office:time-value="PT17H40M53.154S">
            <text:p>17:40:53.15</text:p>
          </table:table-cell>
          <table:table-cell office:value-type="string">
            <text:p>TC0003_PlannerC 3-28</text:p>
          </table:table-cell>
          <table:table-cell office:value-type="string">
            <text:p>/channels/plan</text:p>
          </table:table-cell>
          <table:table-cell office:value-type="float" office:value="1120">
            <text:p>112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84">
            <text:p>2584</text:p>
          </table:table-cell>
          <table:table-cell office:value-type="time" office:time-value="PT17H40M54.276S">
            <text:p>17:40:54.28</text:p>
          </table:table-cell>
          <table:table-cell office:value-type="string">
            <text:p>TC0003_PlannerC 3-28</text:p>
          </table:table-cell>
          <table:table-cell office:value-type="string">
            <text:p>/channels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85">
            <text:p>2585</text:p>
          </table:table-cell>
          <table:table-cell office:value-type="time" office:time-value="PT17H40M54.284S">
            <text:p>17:40:54.28</text:p>
          </table:table-cell>
          <table:table-cell office:value-type="string">
            <text:p>TC0003_PlannerC 3-28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86">
            <text:p>2586</text:p>
          </table:table-cell>
          <table:table-cell office:value-type="time" office:time-value="PT17H40M54.289S">
            <text:p>17:40:54.29</text:p>
          </table:table-cell>
          <table:table-cell office:value-type="string">
            <text:p>TC0003_PlannerC 3-28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87">
            <text:p>2587</text:p>
          </table:table-cell>
          <table:table-cell office:value-type="time" office:time-value="PT17H40M53.584S">
            <text:p>17:40:53.58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852">
            <text:p>852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2588">
            <text:p>2588</text:p>
          </table:table-cell>
          <table:table-cell office:value-type="time" office:time-value="PT17H40M53.157S">
            <text:p>17:40:53.16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1289">
            <text:p>1289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2589">
            <text:p>2589</text:p>
          </table:table-cell>
          <table:table-cell office:value-type="time" office:time-value="PT17H40M53.836S">
            <text:p>17:40:53.84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630">
            <text:p>630</text:p>
          </table:table-cell>
          <table:table-cell office:value-type="string">
            <text:p>Success</text:p>
          </table:table-cell>
          <table:table-cell office:value-type="float" office:value="17011">
            <text:p>17011</text:p>
          </table:table-cell>
          <table:table-cell table:number-columns-repeated="1017"/>
        </table:table-row>
        <table:table-row table:style-name="ro1">
          <table:table-cell office:value-type="float" office:value="2590">
            <text:p>2590</text:p>
          </table:table-cell>
          <table:table-cell office:value-type="time" office:time-value="PT17H40M52.875S">
            <text:p>17:40:52.88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1599">
            <text:p>1599</text:p>
          </table:table-cell>
          <table:table-cell office:value-type="string">
            <text:p>Success</text:p>
          </table:table-cell>
          <table:table-cell office:value-type="float" office:value="17011">
            <text:p>17011</text:p>
          </table:table-cell>
          <table:table-cell table:number-columns-repeated="1017"/>
        </table:table-row>
        <table:table-row table:style-name="ro1">
          <table:table-cell office:value-type="float" office:value="2591">
            <text:p>2591</text:p>
          </table:table-cell>
          <table:table-cell office:value-type="time" office:time-value="PT17H40M52.655S">
            <text:p>17:40:52.66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1820">
            <text:p>1820</text:p>
          </table:table-cell>
          <table:table-cell office:value-type="string">
            <text:p>Success</text:p>
          </table:table-cell>
          <table:table-cell office:value-type="float" office:value="24567">
            <text:p>24567</text:p>
          </table:table-cell>
          <table:table-cell table:number-columns-repeated="1017"/>
        </table:table-row>
        <table:table-row table:style-name="ro1">
          <table:table-cell office:value-type="float" office:value="2592">
            <text:p>2592</text:p>
          </table:table-cell>
          <table:table-cell office:value-type="time" office:time-value="PT17H40M53.694S">
            <text:p>17:40:53.69</text:p>
          </table:table-cell>
          <table:table-cell office:value-type="string">
            <text:p>TC0001_PlannerA 1-4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785">
            <text:p>785</text:p>
          </table:table-cell>
          <table:table-cell office:value-type="string">
            <text:p>Success</text:p>
          </table:table-cell>
          <table:table-cell office:value-type="float" office:value="48112">
            <text:p>48112</text:p>
          </table:table-cell>
          <table:table-cell table:number-columns-repeated="1017"/>
        </table:table-row>
        <table:table-row table:style-name="ro1">
          <table:table-cell office:value-type="float" office:value="2593">
            <text:p>2593</text:p>
          </table:table-cell>
          <table:table-cell office:value-type="time" office:time-value="PT17H40M53.695S">
            <text:p>17:40:53.70</text:p>
          </table:table-cell>
          <table:table-cell office:value-type="string">
            <text:p>TC0001_PlannerA 1-2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786">
            <text:p>786</text:p>
          </table:table-cell>
          <table:table-cell office:value-type="string">
            <text:p>Success</text:p>
          </table:table-cell>
          <table:table-cell office:value-type="float" office:value="48112">
            <text:p>48112</text:p>
          </table:table-cell>
          <table:table-cell table:number-columns-repeated="1017"/>
        </table:table-row>
        <table:table-row table:style-name="ro1">
          <table:table-cell office:value-type="float" office:value="2594">
            <text:p>2594</text:p>
          </table:table-cell>
          <table:table-cell office:value-type="time" office:time-value="PT17H40M52.711S">
            <text:p>17:40:52.71</text:p>
          </table:table-cell>
          <table:table-cell office:value-type="string">
            <text:p>TC0002_PlannerB 2-29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1782">
            <text:p>1782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2595">
            <text:p>2595</text:p>
          </table:table-cell>
          <table:table-cell office:value-type="time" office:time-value="PT17H40M47.631S">
            <text:p>17:40:47.63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6957">
            <text:p>6957</text:p>
          </table:table-cell>
          <table:table-cell office:value-type="string">
            <text:p>Success</text:p>
          </table:table-cell>
          <table:table-cell office:value-type="float" office:value="68051">
            <text:p>68051</text:p>
          </table:table-cell>
          <table:table-cell table:number-columns-repeated="1017"/>
        </table:table-row>
        <table:table-row table:style-name="ro1">
          <table:table-cell office:value-type="float" office:value="2596">
            <text:p>2596</text:p>
          </table:table-cell>
          <table:table-cell office:value-type="time" office:time-value="PT17H40M47.174S">
            <text:p>17:40:47.17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7485">
            <text:p>7485</text:p>
          </table:table-cell>
          <table:table-cell office:value-type="string">
            <text:p>Success</text:p>
          </table:table-cell>
          <table:table-cell office:value-type="float" office:value="71793">
            <text:p>71793</text:p>
          </table:table-cell>
          <table:table-cell table:number-columns-repeated="1017"/>
        </table:table-row>
        <table:table-row table:style-name="ro1">
          <table:table-cell office:value-type="float" office:value="2597">
            <text:p>2597</text:p>
          </table:table-cell>
          <table:table-cell office:value-type="time" office:time-value="PT17H40M54.448S">
            <text:p>17:40:54.45</text:p>
          </table:table-cell>
          <table:table-cell office:value-type="string">
            <text:p>TC0002_PlannerB 2-4</text:p>
          </table:table-cell>
          <table:table-cell office:value-type="string">
            <text:p>/channels/plan</text:p>
          </table:table-cell>
          <table:table-cell office:value-type="float" office:value="254">
            <text:p>25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98">
            <text:p>2598</text:p>
          </table:table-cell>
          <table:table-cell office:value-type="time" office:time-value="PT17H40M54.703S">
            <text:p>17:40:54.70</text:p>
          </table:table-cell>
          <table:table-cell office:value-type="string">
            <text:p>TC0002_PlannerB 2-4</text:p>
          </table:table-cell>
          <table:table-cell office:value-type="string">
            <text:p>/channels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99">
            <text:p>2599</text:p>
          </table:table-cell>
          <table:table-cell office:value-type="time" office:time-value="PT17H40M54.711S">
            <text:p>17:40:54.71</text:p>
          </table:table-cell>
          <table:table-cell office:value-type="string">
            <text:p>TC0002_PlannerB 2-4</text:p>
          </table:table-cell>
          <table:table-cell office:value-type="string">
            <text:p>/channels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00">
            <text:p>2600</text:p>
          </table:table-cell>
          <table:table-cell office:value-type="time" office:time-value="PT17H40M54.721S">
            <text:p>17:40:54.72</text:p>
          </table:table-cell>
          <table:table-cell office:value-type="string">
            <text:p>TC0002_PlannerB 2-4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01">
            <text:p>2601</text:p>
          </table:table-cell>
          <table:table-cell office:value-type="time" office:time-value="PT17H40M47.61S">
            <text:p>17:40:47.61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7259">
            <text:p>7259</text:p>
          </table:table-cell>
          <table:table-cell office:value-type="string">
            <text:p>Success</text:p>
          </table:table-cell>
          <table:table-cell office:value-type="float" office:value="68099">
            <text:p>68099</text:p>
          </table:table-cell>
          <table:table-cell table:number-columns-repeated="1017"/>
        </table:table-row>
        <table:table-row table:style-name="ro1">
          <table:table-cell office:value-type="float" office:value="2602">
            <text:p>2602</text:p>
          </table:table-cell>
          <table:table-cell office:value-type="time" office:time-value="PT17H40M54.872S">
            <text:p>17:40:54.87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03">
            <text:p>2603</text:p>
          </table:table-cell>
          <table:table-cell office:value-type="time" office:time-value="PT17H40M54.477S">
            <text:p>17:40:54.48</text:p>
          </table:table-cell>
          <table:table-cell office:value-type="string">
            <text:p>TC0001_PlannerA 1-27</text:p>
          </table:table-cell>
          <table:table-cell office:value-type="string">
            <text:p>/channels/plan</text:p>
          </table:table-cell>
          <table:table-cell office:value-type="float" office:value="633">
            <text:p>63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04">
            <text:p>2604</text:p>
          </table:table-cell>
          <table:table-cell office:value-type="time" office:time-value="PT17H40M55.112S">
            <text:p>17:40:55.11</text:p>
          </table:table-cell>
          <table:table-cell office:value-type="string">
            <text:p>TC0001_PlannerA 1-27</text:p>
          </table:table-cell>
          <table:table-cell office:value-type="string">
            <text:p>/channels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05">
            <text:p>2605</text:p>
          </table:table-cell>
          <table:table-cell office:value-type="time" office:time-value="PT17H40M54.475S">
            <text:p>17:40:54.48</text:p>
          </table:table-cell>
          <table:table-cell office:value-type="string">
            <text:p>TC0002_PlannerB 2-17</text:p>
          </table:table-cell>
          <table:table-cell office:value-type="string">
            <text:p>/channels/plan</text:p>
          </table:table-cell>
          <table:table-cell office:value-type="float" office:value="655">
            <text:p>65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06">
            <text:p>2606</text:p>
          </table:table-cell>
          <table:table-cell office:value-type="time" office:time-value="PT17H40M55.129S">
            <text:p>17:40:55.13</text:p>
          </table:table-cell>
          <table:table-cell office:value-type="string">
            <text:p>TC0001_PlannerA 1-27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07">
            <text:p>2607</text:p>
          </table:table-cell>
          <table:table-cell office:value-type="time" office:time-value="PT17H40M55.13S">
            <text:p>17:40:55.13</text:p>
          </table:table-cell>
          <table:table-cell office:value-type="string">
            <text:p>TC0002_PlannerB 2-17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08">
            <text:p>2608</text:p>
          </table:table-cell>
          <table:table-cell office:value-type="time" office:time-value="PT17H40M55.134S">
            <text:p>17:40:55.13</text:p>
          </table:table-cell>
          <table:table-cell office:value-type="string">
            <text:p>TC0001_PlannerA 1-27</text:p>
          </table:table-cell>
          <table:table-cell office:value-type="string">
            <text:p>/channels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09">
            <text:p>2609</text:p>
          </table:table-cell>
          <table:table-cell office:value-type="time" office:time-value="PT17H40M54.468S">
            <text:p>17:40:54.47</text:p>
          </table:table-cell>
          <table:table-cell office:value-type="string">
            <text:p>TC0002_PlannerB 2-10</text:p>
          </table:table-cell>
          <table:table-cell office:value-type="string">
            <text:p>/channels/plan</text:p>
          </table:table-cell>
          <table:table-cell office:value-type="float" office:value="674">
            <text:p>67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10">
            <text:p>2610</text:p>
          </table:table-cell>
          <table:table-cell office:value-type="time" office:time-value="PT17H40M55.138S">
            <text:p>17:40:55.14</text:p>
          </table:table-cell>
          <table:table-cell office:value-type="string">
            <text:p>TC0002_PlannerB 2-17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11">
            <text:p>2611</text:p>
          </table:table-cell>
          <table:table-cell office:value-type="time" office:time-value="PT17H40M55.144S">
            <text:p>17:40:55.14</text:p>
          </table:table-cell>
          <table:table-cell office:value-type="string">
            <text:p>TC0002_PlannerB 2-17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12">
            <text:p>2612</text:p>
          </table:table-cell>
          <table:table-cell office:value-type="time" office:time-value="PT17H40M55.143S">
            <text:p>17:40:55.14</text:p>
          </table:table-cell>
          <table:table-cell office:value-type="string">
            <text:p>TC0002_PlannerB 2-10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13">
            <text:p>2613</text:p>
          </table:table-cell>
          <table:table-cell office:value-type="time" office:time-value="PT17H40M55.153S">
            <text:p>17:40:55.15</text:p>
          </table:table-cell>
          <table:table-cell office:value-type="string">
            <text:p>TC0002_PlannerB 2-10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14">
            <text:p>2614</text:p>
          </table:table-cell>
          <table:table-cell office:value-type="time" office:time-value="PT17H40M55.158S">
            <text:p>17:40:55.16</text:p>
          </table:table-cell>
          <table:table-cell office:value-type="string">
            <text:p>TC0002_PlannerB 2-10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15">
            <text:p>2615</text:p>
          </table:table-cell>
          <table:table-cell office:value-type="time" office:time-value="PT17H40M54.438S">
            <text:p>17:40:54.44</text:p>
          </table:table-cell>
          <table:table-cell office:value-type="string">
            <text:p>TC0002_PlannerB 2-26</text:p>
          </table:table-cell>
          <table:table-cell office:value-type="string">
            <text:p>/channels/plan</text:p>
          </table:table-cell>
          <table:table-cell office:value-type="float" office:value="765">
            <text:p>76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16">
            <text:p>2616</text:p>
          </table:table-cell>
          <table:table-cell office:value-type="time" office:time-value="PT17H40M55.203S">
            <text:p>17:40:55.20</text:p>
          </table:table-cell>
          <table:table-cell office:value-type="string">
            <text:p>TC0002_PlannerB 2-26</text:p>
          </table:table-cell>
          <table:table-cell office:value-type="string">
            <text:p>/channels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17">
            <text:p>2617</text:p>
          </table:table-cell>
          <table:table-cell office:value-type="time" office:time-value="PT17H40M55.217S">
            <text:p>17:40:55.22</text:p>
          </table:table-cell>
          <table:table-cell office:value-type="string">
            <text:p>TC0002_PlannerB 2-26</text:p>
          </table:table-cell>
          <table:table-cell office:value-type="string">
            <text:p>/channels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18">
            <text:p>2618</text:p>
          </table:table-cell>
          <table:table-cell office:value-type="time" office:time-value="PT17H40M55.228S">
            <text:p>17:40:55.23</text:p>
          </table:table-cell>
          <table:table-cell office:value-type="string">
            <text:p>TC0002_PlannerB 2-26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19">
            <text:p>2619</text:p>
          </table:table-cell>
          <table:table-cell office:value-type="time" office:time-value="PT17H40M52.64S">
            <text:p>17:40:52.64</text:p>
          </table:table-cell>
          <table:table-cell office:value-type="string">
            <text:p>TC0002_PlannerB 2-30</text:p>
          </table:table-cell>
          <table:table-cell office:value-type="string">
            <text:p>/channels/plan?wicket:interface=:1:indicator:big-form:segment:part:goals:goals:0:goal:goalChoice::IBehaviorListener:0:-1&amp;random=0.6588090596646086</text:p>
          </table:table-cell>
          <table:table-cell office:value-type="float" office:value="2722">
            <text:p>2722</text:p>
          </table:table-cell>
          <table:table-cell office:value-type="string">
            <text:p>Success</text:p>
          </table:table-cell>
          <table:table-cell office:value-type="float" office:value="47331">
            <text:p>47331</text:p>
          </table:table-cell>
          <table:table-cell table:number-columns-repeated="1017"/>
        </table:table-row>
        <table:table-row table:style-name="ro1">
          <table:table-cell office:value-type="float" office:value="2620">
            <text:p>2620</text:p>
          </table:table-cell>
          <table:table-cell office:value-type="time" office:time-value="PT17H40M53.997S">
            <text:p>17:40:54.00</text:p>
          </table:table-cell>
          <table:table-cell office:value-type="string">
            <text:p>TC0001_PlannerA 1-19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367">
            <text:p>1367</text:p>
          </table:table-cell>
          <table:table-cell office:value-type="string">
            <text:p>Success</text:p>
          </table:table-cell>
          <table:table-cell office:value-type="float" office:value="48119">
            <text:p>48119</text:p>
          </table:table-cell>
          <table:table-cell table:number-columns-repeated="1017"/>
        </table:table-row>
        <table:table-row table:style-name="ro1">
          <table:table-cell office:value-type="float" office:value="2621">
            <text:p>2621</text:p>
          </table:table-cell>
          <table:table-cell office:value-type="time" office:time-value="PT17H40M48.252S">
            <text:p>17:40:48.25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7128">
            <text:p>7128</text:p>
          </table:table-cell>
          <table:table-cell office:value-type="string">
            <text:p>Success</text:p>
          </table:table-cell>
          <table:table-cell office:value-type="float" office:value="67852">
            <text:p>67852</text:p>
          </table:table-cell>
          <table:table-cell table:number-columns-repeated="1017"/>
        </table:table-row>
        <table:table-row table:style-name="ro1">
          <table:table-cell office:value-type="float" office:value="2622">
            <text:p>2622</text:p>
          </table:table-cell>
          <table:table-cell office:value-type="time" office:time-value="PT17H40M54.589S">
            <text:p>17:40:54.59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796">
            <text:p>796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2623">
            <text:p>2623</text:p>
          </table:table-cell>
          <table:table-cell office:value-type="time" office:time-value="PT17H40M54.483S">
            <text:p>17:40:54.48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906">
            <text:p>906</text:p>
          </table:table-cell>
          <table:table-cell office:value-type="string">
            <text:p>Success</text:p>
          </table:table-cell>
          <table:table-cell office:value-type="float" office:value="24558">
            <text:p>24558</text:p>
          </table:table-cell>
          <table:table-cell table:number-columns-repeated="1017"/>
        </table:table-row>
        <table:table-row table:style-name="ro1">
          <table:table-cell office:value-type="float" office:value="2624">
            <text:p>2624</text:p>
          </table:table-cell>
          <table:table-cell office:value-type="time" office:time-value="PT17H40M52.718S">
            <text:p>17:40:52.72</text:p>
          </table:table-cell>
          <table:table-cell office:value-type="string">
            <text:p>TC0001_PlannerA 1-21</text:p>
          </table:table-cell>
          <table:table-cell office:value-type="string">
            <text:p>/channels/plan?wicket:interface=:3:indicator:big-form:segment:part:role:name::IBehaviorListener:0:-1&amp;random=0.7476230416708588</text:p>
          </table:table-cell>
          <table:table-cell office:value-type="float" office:value="2674">
            <text:p>2674</text:p>
          </table:table-cell>
          <table:table-cell office:value-type="string">
            <text:p>Success</text:p>
          </table:table-cell>
          <table:table-cell office:value-type="float" office:value="54066">
            <text:p>54066</text:p>
          </table:table-cell>
          <table:table-cell table:number-columns-repeated="1017"/>
        </table:table-row>
        <table:table-row table:style-name="ro1">
          <table:table-cell office:value-type="float" office:value="2625">
            <text:p>2625</text:p>
          </table:table-cell>
          <table:table-cell office:value-type="time" office:time-value="PT17H40M54.661S">
            <text:p>17:40:54.66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734">
            <text:p>734</text:p>
          </table:table-cell>
          <table:table-cell office:value-type="string">
            <text:p>Success</text:p>
          </table:table-cell>
          <table:table-cell office:value-type="float" office:value="15611">
            <text:p>15611</text:p>
          </table:table-cell>
          <table:table-cell table:number-columns-repeated="1017"/>
        </table:table-row>
        <table:table-row table:style-name="ro1">
          <table:table-cell office:value-type="float" office:value="2626">
            <text:p>2626</text:p>
          </table:table-cell>
          <table:table-cell office:value-type="time" office:time-value="PT17H40M54.481S">
            <text:p>17:40:54.48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915">
            <text:p>915</text:p>
          </table:table-cell>
          <table:table-cell office:value-type="string">
            <text:p>Success</text:p>
          </table:table-cell>
          <table:table-cell office:value-type="float" office:value="24560">
            <text:p>24560</text:p>
          </table:table-cell>
          <table:table-cell table:number-columns-repeated="1017"/>
        </table:table-row>
        <table:table-row table:style-name="ro1">
          <table:table-cell office:value-type="float" office:value="2627">
            <text:p>2627</text:p>
          </table:table-cell>
          <table:table-cell office:value-type="time" office:time-value="PT17H40M53.866S">
            <text:p>17:40:53.87</text:p>
          </table:table-cell>
          <table:table-cell office:value-type="string">
            <text:p>TC0001_PlannerA 1-22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532">
            <text:p>1532</text:p>
          </table:table-cell>
          <table:table-cell office:value-type="string">
            <text:p>Success</text:p>
          </table:table-cell>
          <table:table-cell office:value-type="float" office:value="48119">
            <text:p>48119</text:p>
          </table:table-cell>
          <table:table-cell table:number-columns-repeated="1017"/>
        </table:table-row>
        <table:table-row table:style-name="ro1">
          <table:table-cell office:value-type="float" office:value="2628">
            <text:p>2628</text:p>
          </table:table-cell>
          <table:table-cell office:value-type="time" office:time-value="PT17H40M52.666S">
            <text:p>17:40:52.67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2872">
            <text:p>2872</text:p>
          </table:table-cell>
          <table:table-cell office:value-type="string">
            <text:p>Success</text:p>
          </table:table-cell>
          <table:table-cell office:value-type="float" office:value="50891">
            <text:p>50891</text:p>
          </table:table-cell>
          <table:table-cell table:number-columns-repeated="1017"/>
        </table:table-row>
        <table:table-row table:style-name="ro1">
          <table:table-cell office:value-type="float" office:value="2629">
            <text:p>2629</text:p>
          </table:table-cell>
          <table:table-cell office:value-type="time" office:time-value="PT17H40M55.363S">
            <text:p>17:40:55.36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277">
            <text:p>277</text:p>
          </table:table-cell>
          <table:table-cell office:value-type="string">
            <text:p>Success</text:p>
          </table:table-cell>
          <table:table-cell office:value-type="float" office:value="37181">
            <text:p>37181</text:p>
          </table:table-cell>
          <table:table-cell table:number-columns-repeated="1017"/>
        </table:table-row>
        <table:table-row table:style-name="ro1">
          <table:table-cell office:value-type="float" office:value="2630">
            <text:p>2630</text:p>
          </table:table-cell>
          <table:table-cell office:value-type="time" office:time-value="PT17H40M55.397S">
            <text:p>17:40:55.40</text:p>
          </table:table-cell>
          <table:table-cell office:value-type="string">
            <text:p>TC0001_PlannerA 1-4</text:p>
          </table:table-cell>
          <table:table-cell office:value-type="string">
            <text:p>/channels/plan</text:p>
          </table:table-cell>
          <table:table-cell office:value-type="float" office:value="259">
            <text:p>25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31">
            <text:p>2631</text:p>
          </table:table-cell>
          <table:table-cell office:value-type="time" office:time-value="PT17H40M55.656S">
            <text:p>17:40:55.66</text:p>
          </table:table-cell>
          <table:table-cell office:value-type="string">
            <text:p>TC0001_PlannerA 1-4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32">
            <text:p>2632</text:p>
          </table:table-cell>
          <table:table-cell office:value-type="time" office:time-value="PT17H40M55.664S">
            <text:p>17:40:55.66</text:p>
          </table:table-cell>
          <table:table-cell office:value-type="string">
            <text:p>TC0001_PlannerA 1-4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33">
            <text:p>2633</text:p>
          </table:table-cell>
          <table:table-cell office:value-type="time" office:time-value="PT17H40M55.669S">
            <text:p>17:40:55.67</text:p>
          </table:table-cell>
          <table:table-cell office:value-type="string">
            <text:p>TC0001_PlannerA 1-4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34">
            <text:p>2634</text:p>
          </table:table-cell>
          <table:table-cell office:value-type="time" office:time-value="PT17H40M55.395S">
            <text:p>17:40:55.40</text:p>
          </table:table-cell>
          <table:table-cell office:value-type="string">
            <text:p>TC0002_PlannerB 2-19</text:p>
          </table:table-cell>
          <table:table-cell office:value-type="string">
            <text:p>/channels/plan</text:p>
          </table:table-cell>
          <table:table-cell office:value-type="float" office:value="368">
            <text:p>36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35">
            <text:p>2635</text:p>
          </table:table-cell>
          <table:table-cell office:value-type="time" office:time-value="PT17H40M55.764S">
            <text:p>17:40:55.76</text:p>
          </table:table-cell>
          <table:table-cell office:value-type="string">
            <text:p>TC0002_PlannerB 2-19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36">
            <text:p>2636</text:p>
          </table:table-cell>
          <table:table-cell office:value-type="time" office:time-value="PT17H40M55.772S">
            <text:p>17:40:55.77</text:p>
          </table:table-cell>
          <table:table-cell office:value-type="string">
            <text:p>TC0002_PlannerB 2-19</text:p>
          </table:table-cell>
          <table:table-cell office:value-type="string">
            <text:p>/channels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37">
            <text:p>2637</text:p>
          </table:table-cell>
          <table:table-cell office:value-type="time" office:time-value="PT17H40M55.78S">
            <text:p>17:40:55.78</text:p>
          </table:table-cell>
          <table:table-cell office:value-type="string">
            <text:p>TC0002_PlannerB 2-19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38">
            <text:p>2638</text:p>
          </table:table-cell>
          <table:table-cell office:value-type="time" office:time-value="PT17H40M51.664S">
            <text:p>17:40:51.66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4202">
            <text:p>4202</text:p>
          </table:table-cell>
          <table:table-cell office:value-type="string">
            <text:p>Success</text:p>
          </table:table-cell>
          <table:table-cell office:value-type="float" office:value="48621">
            <text:p>48621</text:p>
          </table:table-cell>
          <table:table-cell table:number-columns-repeated="1017"/>
        </table:table-row>
        <table:table-row table:style-name="ro1">
          <table:table-cell office:value-type="float" office:value="2639">
            <text:p>2639</text:p>
          </table:table-cell>
          <table:table-cell office:value-type="time" office:time-value="PT17H40M55.389S">
            <text:p>17:40:55.39</text:p>
          </table:table-cell>
          <table:table-cell office:value-type="string">
            <text:p>TC0001_PlannerA 1-2</text:p>
          </table:table-cell>
          <table:table-cell office:value-type="string">
            <text:p>/channels/plan</text:p>
          </table:table-cell>
          <table:table-cell office:value-type="float" office:value="589">
            <text:p>58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40">
            <text:p>2640</text:p>
          </table:table-cell>
          <table:table-cell office:value-type="time" office:time-value="PT17H40M55.979S">
            <text:p>17:40:55.98</text:p>
          </table:table-cell>
          <table:table-cell office:value-type="string">
            <text:p>TC0001_PlannerA 1-2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41">
            <text:p>2641</text:p>
          </table:table-cell>
          <table:table-cell office:value-type="time" office:time-value="PT17H40M55.988S">
            <text:p>17:40:55.99</text:p>
          </table:table-cell>
          <table:table-cell office:value-type="string">
            <text:p>TC0001_PlannerA 1-2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42">
            <text:p>2642</text:p>
          </table:table-cell>
          <table:table-cell office:value-type="time" office:time-value="PT17H40M55.993S">
            <text:p>17:40:55.99</text:p>
          </table:table-cell>
          <table:table-cell office:value-type="string">
            <text:p>TC0001_PlannerA 1-2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43">
            <text:p>2643</text:p>
          </table:table-cell>
          <table:table-cell office:value-type="time" office:time-value="PT17H40M52.67S">
            <text:p>17:40:52.67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3343">
            <text:p>3343</text:p>
          </table:table-cell>
          <table:table-cell office:value-type="string">
            <text:p>Success</text:p>
          </table:table-cell>
          <table:table-cell office:value-type="float" office:value="50292">
            <text:p>50292</text:p>
          </table:table-cell>
          <table:table-cell table:number-columns-repeated="1017"/>
        </table:table-row>
        <table:table-row table:style-name="ro1">
          <table:table-cell office:value-type="float" office:value="2644">
            <text:p>2644</text:p>
          </table:table-cell>
          <table:table-cell office:value-type="time" office:time-value="PT17H40M55.387S">
            <text:p>17:40:55.39</text:p>
          </table:table-cell>
          <table:table-cell office:value-type="string">
            <text:p>TC0002_PlannerB 2-22</text:p>
          </table:table-cell>
          <table:table-cell office:value-type="string">
            <text:p>/channels/plan</text:p>
          </table:table-cell>
          <table:table-cell office:value-type="float" office:value="667">
            <text:p>66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45">
            <text:p>2645</text:p>
          </table:table-cell>
          <table:table-cell office:value-type="time" office:time-value="PT17H40M56.054S">
            <text:p>17:40:56.05</text:p>
          </table:table-cell>
          <table:table-cell office:value-type="string">
            <text:p>TC0002_PlannerB 2-22</text:p>
          </table:table-cell>
          <table:table-cell office:value-type="string">
            <text:p>/channels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46">
            <text:p>2646</text:p>
          </table:table-cell>
          <table:table-cell office:value-type="time" office:time-value="PT17H40M55.382S">
            <text:p>17:40:55.38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695">
            <text:p>695</text:p>
          </table:table-cell>
          <table:table-cell office:value-type="string">
            <text:p>Success</text:p>
          </table:table-cell>
          <table:table-cell office:value-type="float" office:value="17011">
            <text:p>17011</text:p>
          </table:table-cell>
          <table:table-cell table:number-columns-repeated="1017"/>
        </table:table-row>
        <table:table-row table:style-name="ro1">
          <table:table-cell office:value-type="float" office:value="2647">
            <text:p>2647</text:p>
          </table:table-cell>
          <table:table-cell office:value-type="time" office:time-value="PT17H40M55.399S">
            <text:p>17:40:55.40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679">
            <text:p>679</text:p>
          </table:table-cell>
          <table:table-cell office:value-type="string">
            <text:p>Success</text:p>
          </table:table-cell>
          <table:table-cell office:value-type="float" office:value="24567">
            <text:p>24567</text:p>
          </table:table-cell>
          <table:table-cell table:number-columns-repeated="1017"/>
        </table:table-row>
        <table:table-row table:style-name="ro1">
          <table:table-cell office:value-type="float" office:value="2648">
            <text:p>2648</text:p>
          </table:table-cell>
          <table:table-cell office:value-type="time" office:time-value="PT17H40M56.068S">
            <text:p>17:40:56.07</text:p>
          </table:table-cell>
          <table:table-cell office:value-type="string">
            <text:p>TC0002_PlannerB 2-22</text:p>
          </table:table-cell>
          <table:table-cell office:value-type="string">
            <text:p>/channels/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49">
            <text:p>2649</text:p>
          </table:table-cell>
          <table:table-cell office:value-type="time" office:time-value="PT17H40M56.084S">
            <text:p>17:40:56.08</text:p>
          </table:table-cell>
          <table:table-cell office:value-type="string">
            <text:p>TC0002_PlannerB 2-22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50">
            <text:p>2650</text:p>
          </table:table-cell>
          <table:table-cell office:value-type="time" office:time-value="PT17H40M54.902S">
            <text:p>17:40:54.90</text:p>
          </table:table-cell>
          <table:table-cell office:value-type="string">
            <text:p>TC0001_PlannerA 1-6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195">
            <text:p>1195</text:p>
          </table:table-cell>
          <table:table-cell office:value-type="string">
            <text:p>Success</text:p>
          </table:table-cell>
          <table:table-cell office:value-type="float" office:value="48119">
            <text:p>48119</text:p>
          </table:table-cell>
          <table:table-cell table:number-columns-repeated="1017"/>
        </table:table-row>
        <table:table-row table:style-name="ro1">
          <table:table-cell office:value-type="float" office:value="2651">
            <text:p>2651</text:p>
          </table:table-cell>
          <table:table-cell office:value-type="time" office:time-value="PT17H40M56.078S">
            <text:p>17:40:56.08</text:p>
          </table:table-cell>
          <table:table-cell office:value-type="string">
            <text:p>TC0002_PlannerB 2-12</text:p>
          </table:table-cell>
          <table:table-cell office:value-type="string">
            <text:p>/channels/plan</text:p>
          </table:table-cell>
          <table:table-cell office:value-type="float" office:value="176">
            <text:p>17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52">
            <text:p>2652</text:p>
          </table:table-cell>
          <table:table-cell office:value-type="time" office:time-value="PT17H40M56.08S">
            <text:p>17:40:56.08</text:p>
          </table:table-cell>
          <table:table-cell office:value-type="string">
            <text:p>TC0001_PlannerA 1-22</text:p>
          </table:table-cell>
          <table:table-cell office:value-type="string">
            <text:p>/channels/plan</text:p>
          </table:table-cell>
          <table:table-cell office:value-type="float" office:value="189">
            <text:p>18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53">
            <text:p>2653</text:p>
          </table:table-cell>
          <table:table-cell office:value-type="time" office:time-value="PT17H40M55.642S">
            <text:p>17:40:55.64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629">
            <text:p>629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2654">
            <text:p>2654</text:p>
          </table:table-cell>
          <table:table-cell office:value-type="time" office:time-value="PT17H40M56.015S">
            <text:p>17:40:56.02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257">
            <text:p>257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2655">
            <text:p>2655</text:p>
          </table:table-cell>
          <table:table-cell office:value-type="time" office:time-value="PT17H40M55.538S">
            <text:p>17:40:55.54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739">
            <text:p>739</text:p>
          </table:table-cell>
          <table:table-cell office:value-type="string">
            <text:p>Success</text:p>
          </table:table-cell>
          <table:table-cell office:value-type="float" office:value="17011">
            <text:p>17011</text:p>
          </table:table-cell>
          <table:table-cell table:number-columns-repeated="1017"/>
        </table:table-row>
        <table:table-row table:style-name="ro1">
          <table:table-cell office:value-type="float" office:value="2656">
            <text:p>2656</text:p>
          </table:table-cell>
          <table:table-cell office:value-type="time" office:time-value="PT17H40M55.365S">
            <text:p>17:40:55.37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919">
            <text:p>919</text:p>
          </table:table-cell>
          <table:table-cell office:value-type="string">
            <text:p>Success</text:p>
          </table:table-cell>
          <table:table-cell office:value-type="float" office:value="24566">
            <text:p>24566</text:p>
          </table:table-cell>
          <table:table-cell table:number-columns-repeated="1017"/>
        </table:table-row>
        <table:table-row table:style-name="ro1">
          <table:table-cell office:value-type="float" office:value="2657">
            <text:p>2657</text:p>
          </table:table-cell>
          <table:table-cell office:value-type="time" office:time-value="PT17H40M55.868S">
            <text:p>17:40:55.87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418">
            <text:p>418</text:p>
          </table:table-cell>
          <table:table-cell office:value-type="string">
            <text:p>Success</text:p>
          </table:table-cell>
          <table:table-cell office:value-type="float" office:value="17011">
            <text:p>17011</text:p>
          </table:table-cell>
          <table:table-cell table:number-columns-repeated="1017"/>
        </table:table-row>
        <table:table-row table:style-name="ro1">
          <table:table-cell office:value-type="float" office:value="2658">
            <text:p>2658</text:p>
          </table:table-cell>
          <table:table-cell office:value-type="time" office:time-value="PT17H40M56.257S">
            <text:p>17:40:56.26</text:p>
          </table:table-cell>
          <table:table-cell office:value-type="string">
            <text:p>TC0002_PlannerB 2-12</text:p>
          </table:table-cell>
          <table:table-cell office:value-type="string">
            <text:p>/channels/logout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59">
            <text:p>2659</text:p>
          </table:table-cell>
          <table:table-cell office:value-type="time" office:time-value="PT17H40M56.271S">
            <text:p>17:40:56.27</text:p>
          </table:table-cell>
          <table:table-cell office:value-type="string">
            <text:p>TC0001_PlannerA 1-22</text:p>
          </table:table-cell>
          <table:table-cell office:value-type="string">
            <text:p>/channels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60">
            <text:p>2660</text:p>
          </table:table-cell>
          <table:table-cell office:value-type="time" office:time-value="PT17H40M56.288S">
            <text:p>17:40:56.29</text:p>
          </table:table-cell>
          <table:table-cell office:value-type="string">
            <text:p>TC0002_PlannerB 2-12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61">
            <text:p>2661</text:p>
          </table:table-cell>
          <table:table-cell office:value-type="time" office:time-value="PT17H40M56.293S">
            <text:p>17:40:56.29</text:p>
          </table:table-cell>
          <table:table-cell office:value-type="string">
            <text:p>TC0002_PlannerB 2-12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62">
            <text:p>2662</text:p>
          </table:table-cell>
          <table:table-cell office:value-type="time" office:time-value="PT17H40M56.292S">
            <text:p>17:40:56.29</text:p>
          </table:table-cell>
          <table:table-cell office:value-type="string">
            <text:p>TC0001_PlannerA 1-22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63">
            <text:p>2663</text:p>
          </table:table-cell>
          <table:table-cell office:value-type="time" office:time-value="PT17H40M56.298S">
            <text:p>17:40:56.30</text:p>
          </table:table-cell>
          <table:table-cell office:value-type="string">
            <text:p>TC0001_PlannerA 1-22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64">
            <text:p>2664</text:p>
          </table:table-cell>
          <table:table-cell office:value-type="time" office:time-value="PT17H40M56.274S">
            <text:p>17:40:56.27</text:p>
          </table:table-cell>
          <table:table-cell office:value-type="string">
            <text:p>TC0002_PlannerB 2-30</text:p>
          </table:table-cell>
          <table:table-cell office:value-type="string">
            <text:p>/channels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65">
            <text:p>2665</text:p>
          </table:table-cell>
          <table:table-cell office:value-type="time" office:time-value="PT17H40M56.352S">
            <text:p>17:40:56.35</text:p>
          </table:table-cell>
          <table:table-cell office:value-type="string">
            <text:p>TC0002_PlannerB 2-30</text:p>
          </table:table-cell>
          <table:table-cell office:value-type="string">
            <text:p>/channels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66">
            <text:p>2666</text:p>
          </table:table-cell>
          <table:table-cell office:value-type="time" office:time-value="PT17H40M56.359S">
            <text:p>17:40:56.36</text:p>
          </table:table-cell>
          <table:table-cell office:value-type="string">
            <text:p>TC0002_PlannerB 2-30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67">
            <text:p>2667</text:p>
          </table:table-cell>
          <table:table-cell office:value-type="time" office:time-value="PT17H40M56.365S">
            <text:p>17:40:56.37</text:p>
          </table:table-cell>
          <table:table-cell office:value-type="string">
            <text:p>TC0002_PlannerB 2-3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68">
            <text:p>2668</text:p>
          </table:table-cell>
          <table:table-cell office:value-type="time" office:time-value="PT17H40M52.674S">
            <text:p>17:40:52.67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3782">
            <text:p>3782</text:p>
          </table:table-cell>
          <table:table-cell office:value-type="string">
            <text:p>Success</text:p>
          </table:table-cell>
          <table:table-cell office:value-type="float" office:value="48662">
            <text:p>48662</text:p>
          </table:table-cell>
          <table:table-cell table:number-columns-repeated="1017"/>
        </table:table-row>
        <table:table-row table:style-name="ro1">
          <table:table-cell office:value-type="float" office:value="2669">
            <text:p>2669</text:p>
          </table:table-cell>
          <table:table-cell office:value-type="time" office:time-value="PT17H40M56.287S">
            <text:p>17:40:56.29</text:p>
          </table:table-cell>
          <table:table-cell office:value-type="string">
            <text:p>TC0002_PlannerB 2-5</text:p>
          </table:table-cell>
          <table:table-cell office:value-type="string">
            <text:p>/channels/plan</text:p>
          </table:table-cell>
          <table:table-cell office:value-type="float" office:value="177">
            <text:p>17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70">
            <text:p>2670</text:p>
          </table:table-cell>
          <table:table-cell office:value-type="time" office:time-value="PT17H40M56.465S">
            <text:p>17:40:56.47</text:p>
          </table:table-cell>
          <table:table-cell office:value-type="string">
            <text:p>TC0002_PlannerB 2-5</text:p>
          </table:table-cell>
          <table:table-cell office:value-type="string">
            <text:p>/channels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71">
            <text:p>2671</text:p>
          </table:table-cell>
          <table:table-cell office:value-type="time" office:time-value="PT17H40M56.473S">
            <text:p>17:40:56.47</text:p>
          </table:table-cell>
          <table:table-cell office:value-type="string">
            <text:p>TC0002_PlannerB 2-5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72">
            <text:p>2672</text:p>
          </table:table-cell>
          <table:table-cell office:value-type="time" office:time-value="PT17H40M56.478S">
            <text:p>17:40:56.48</text:p>
          </table:table-cell>
          <table:table-cell office:value-type="string">
            <text:p>TC0002_PlannerB 2-5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73">
            <text:p>2673</text:p>
          </table:table-cell>
          <table:table-cell office:value-type="time" office:time-value="PT17H40M56.286S">
            <text:p>17:40:56.29</text:p>
          </table:table-cell>
          <table:table-cell office:value-type="string">
            <text:p>TC0001_PlannerA 1-19</text:p>
          </table:table-cell>
          <table:table-cell office:value-type="string">
            <text:p>/channels/plan</text:p>
          </table:table-cell>
          <table:table-cell office:value-type="float" office:value="256">
            <text:p>25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74">
            <text:p>2674</text:p>
          </table:table-cell>
          <table:table-cell office:value-type="time" office:time-value="PT17H40M56.543S">
            <text:p>17:40:56.54</text:p>
          </table:table-cell>
          <table:table-cell office:value-type="string">
            <text:p>TC0001_PlannerA 1-19</text:p>
          </table:table-cell>
          <table:table-cell office:value-type="string">
            <text:p>/channels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75">
            <text:p>2675</text:p>
          </table:table-cell>
          <table:table-cell office:value-type="time" office:time-value="PT17H40M56.278S">
            <text:p>17:40:56.28</text:p>
          </table:table-cell>
          <table:table-cell office:value-type="string">
            <text:p>TC0002_PlannerB 2-16</text:p>
          </table:table-cell>
          <table:table-cell office:value-type="string">
            <text:p>/channels/plan</text:p>
          </table:table-cell>
          <table:table-cell office:value-type="float" office:value="276">
            <text:p>27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76">
            <text:p>2676</text:p>
          </table:table-cell>
          <table:table-cell office:value-type="time" office:time-value="PT17H40M56.554S">
            <text:p>17:40:56.55</text:p>
          </table:table-cell>
          <table:table-cell office:value-type="string">
            <text:p>TC0001_PlannerA 1-19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77">
            <text:p>2677</text:p>
          </table:table-cell>
          <table:table-cell office:value-type="time" office:time-value="PT17H40M56.559S">
            <text:p>17:40:56.56</text:p>
          </table:table-cell>
          <table:table-cell office:value-type="string">
            <text:p>TC0001_PlannerA 1-19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78">
            <text:p>2678</text:p>
          </table:table-cell>
          <table:table-cell office:value-type="time" office:time-value="PT17H40M56.555S">
            <text:p>17:40:56.56</text:p>
          </table:table-cell>
          <table:table-cell office:value-type="string">
            <text:p>TC0002_PlannerB 2-16</text:p>
          </table:table-cell>
          <table:table-cell office:value-type="string">
            <text:p>/channels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79">
            <text:p>2679</text:p>
          </table:table-cell>
          <table:table-cell office:value-type="time" office:time-value="PT17H40M56.566S">
            <text:p>17:40:56.57</text:p>
          </table:table-cell>
          <table:table-cell office:value-type="string">
            <text:p>TC0002_PlannerB 2-16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80">
            <text:p>2680</text:p>
          </table:table-cell>
          <table:table-cell office:value-type="time" office:time-value="PT17H40M56.571S">
            <text:p>17:40:56.57</text:p>
          </table:table-cell>
          <table:table-cell office:value-type="string">
            <text:p>TC0002_PlannerB 2-16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81">
            <text:p>2681</text:p>
          </table:table-cell>
          <table:table-cell office:value-type="time" office:time-value="PT17H40M56.274S">
            <text:p>17:40:56.27</text:p>
          </table:table-cell>
          <table:table-cell office:value-type="string">
            <text:p>TC0002_PlannerB 2-24</text:p>
          </table:table-cell>
          <table:table-cell office:value-type="string">
            <text:p>/channels/plan</text:p>
          </table:table-cell>
          <table:table-cell office:value-type="float" office:value="352">
            <text:p>35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82">
            <text:p>2682</text:p>
          </table:table-cell>
          <table:table-cell office:value-type="time" office:time-value="PT17H40M52.707S">
            <text:p>17:40:52.71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3930">
            <text:p>3930</text:p>
          </table:table-cell>
          <table:table-cell office:value-type="string">
            <text:p>Success</text:p>
          </table:table-cell>
          <table:table-cell office:value-type="float" office:value="44519">
            <text:p>44519</text:p>
          </table:table-cell>
          <table:table-cell table:number-columns-repeated="1017"/>
        </table:table-row>
        <table:table-row table:style-name="ro1">
          <table:table-cell office:value-type="float" office:value="2683">
            <text:p>2683</text:p>
          </table:table-cell>
          <table:table-cell office:value-type="time" office:time-value="PT17H40M56.628S">
            <text:p>17:40:56.63</text:p>
          </table:table-cell>
          <table:table-cell office:value-type="string">
            <text:p>TC0002_PlannerB 2-24</text:p>
          </table:table-cell>
          <table:table-cell office:value-type="string">
            <text:p>/channels/logout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84">
            <text:p>2684</text:p>
          </table:table-cell>
          <table:table-cell office:value-type="time" office:time-value="PT17H40M56.098S">
            <text:p>17:40:56.10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558">
            <text:p>558</text:p>
          </table:table-cell>
          <table:table-cell office:value-type="string">
            <text:p>Success</text:p>
          </table:table-cell>
          <table:table-cell office:value-type="float" office:value="24563">
            <text:p>24563</text:p>
          </table:table-cell>
          <table:table-cell table:number-columns-repeated="1017"/>
        </table:table-row>
        <table:table-row table:style-name="ro1">
          <table:table-cell office:value-type="float" office:value="2685">
            <text:p>2685</text:p>
          </table:table-cell>
          <table:table-cell office:value-type="time" office:time-value="PT17H40M56.65S">
            <text:p>17:40:56.65</text:p>
          </table:table-cell>
          <table:table-cell office:value-type="string">
            <text:p>TC0002_PlannerB 2-24</text:p>
          </table:table-cell>
          <table:table-cell office:value-type="string">
            <text:p>/channels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86">
            <text:p>2686</text:p>
          </table:table-cell>
          <table:table-cell office:value-type="time" office:time-value="PT17H40M56.658S">
            <text:p>17:40:56.66</text:p>
          </table:table-cell>
          <table:table-cell office:value-type="string">
            <text:p>TC0002_PlannerB 2-24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87">
            <text:p>2687</text:p>
          </table:table-cell>
          <table:table-cell office:value-type="time" office:time-value="PT17H40M56.637S">
            <text:p>17:40:56.64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688">
            <text:p>2688</text:p>
          </table:table-cell>
          <table:table-cell office:value-type="time" office:time-value="PT17H40M52.643S">
            <text:p>17:40:52.64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4098">
            <text:p>4098</text:p>
          </table:table-cell>
          <table:table-cell office:value-type="string">
            <text:p>Success</text:p>
          </table:table-cell>
          <table:table-cell office:value-type="float" office:value="48565">
            <text:p>48565</text:p>
          </table:table-cell>
          <table:table-cell table:number-columns-repeated="1017"/>
        </table:table-row>
        <table:table-row table:style-name="ro1">
          <table:table-cell office:value-type="float" office:value="2689">
            <text:p>2689</text:p>
          </table:table-cell>
          <table:table-cell office:value-type="time" office:time-value="PT17H40M56.657S">
            <text:p>17:40:56.66</text:p>
          </table:table-cell>
          <table:table-cell office:value-type="string">
            <text:p>TC0001_PlannerA 1-6</text:p>
          </table:table-cell>
          <table:table-cell office:value-type="string">
            <text:p>/channels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90">
            <text:p>2690</text:p>
          </table:table-cell>
          <table:table-cell office:value-type="time" office:time-value="PT17H40M56.742S">
            <text:p>17:40:56.74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91">
            <text:p>2691</text:p>
          </table:table-cell>
          <table:table-cell office:value-type="time" office:time-value="PT17H40M56.756S">
            <text:p>17:40:56.76</text:p>
          </table:table-cell>
          <table:table-cell office:value-type="string">
            <text:p>TC0001_PlannerA 1-6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92">
            <text:p>2692</text:p>
          </table:table-cell>
          <table:table-cell office:value-type="time" office:time-value="PT17H40M56.765S">
            <text:p>17:40:56.77</text:p>
          </table:table-cell>
          <table:table-cell office:value-type="string">
            <text:p>TC0001_PlannerA 1-6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93">
            <text:p>2693</text:p>
          </table:table-cell>
          <table:table-cell office:value-type="time" office:time-value="PT17H40M56.771S">
            <text:p>17:40:56.77</text:p>
          </table:table-cell>
          <table:table-cell office:value-type="string">
            <text:p>TC0001_PlannerA 1-6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94">
            <text:p>2694</text:p>
          </table:table-cell>
          <table:table-cell office:value-type="time" office:time-value="PT17H40M56.457S">
            <text:p>17:40:56.46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449">
            <text:p>449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2695">
            <text:p>2695</text:p>
          </table:table-cell>
          <table:table-cell office:value-type="time" office:time-value="PT17H40M56.718S">
            <text:p>17:40:56.72</text:p>
          </table:table-cell>
          <table:table-cell office:value-type="string">
            <text:p>TC0001_PlannerA 1-26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12">
            <text:p>212</text:p>
          </table:table-cell>
          <table:table-cell office:value-type="string">
            <text:p>Success</text:p>
          </table:table-cell>
          <table:table-cell office:value-type="float" office:value="48119">
            <text:p>48119</text:p>
          </table:table-cell>
          <table:table-cell table:number-columns-repeated="1017"/>
        </table:table-row>
        <table:table-row table:style-name="ro1">
          <table:table-cell office:value-type="float" office:value="2696">
            <text:p>2696</text:p>
          </table:table-cell>
          <table:table-cell office:value-type="time" office:time-value="PT17H40M56.907S">
            <text:p>17:40:56.91</text:p>
          </table:table-cell>
          <table:table-cell office:value-type="string">
            <text:p>TC0002_PlannerB 2-27</text:p>
          </table:table-cell>
          <table:table-cell office:value-type="string">
            <text:p>/channels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97">
            <text:p>2697</text:p>
          </table:table-cell>
          <table:table-cell office:value-type="time" office:time-value="PT17H40M56.764S">
            <text:p>17:40:56.76</text:p>
          </table:table-cell>
          <table:table-cell office:value-type="string">
            <text:p>TC0001_PlannerA 1-30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215">
            <text:p>215</text:p>
          </table:table-cell>
          <table:table-cell office:value-type="string">
            <text:p>Success</text:p>
          </table:table-cell>
          <table:table-cell office:value-type="float" office:value="48119">
            <text:p>48119</text:p>
          </table:table-cell>
          <table:table-cell table:number-columns-repeated="1017"/>
        </table:table-row>
        <table:table-row table:style-name="ro1">
          <table:table-cell office:value-type="float" office:value="2698">
            <text:p>2698</text:p>
          </table:table-cell>
          <table:table-cell office:value-type="time" office:time-value="PT17H40M56.958S">
            <text:p>17:40:56.96</text:p>
          </table:table-cell>
          <table:table-cell office:value-type="string">
            <text:p>TC0002_PlannerB 2-27</text:p>
          </table:table-cell>
          <table:table-cell office:value-type="string">
            <text:p>/channels/logout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99">
            <text:p>2699</text:p>
          </table:table-cell>
          <table:table-cell office:value-type="time" office:time-value="PT17H40M56.985S">
            <text:p>17:40:56.99</text:p>
          </table:table-cell>
          <table:table-cell office:value-type="string">
            <text:p>TC0002_PlannerB 2-27</text:p>
          </table:table-cell>
          <table:table-cell office:value-type="string">
            <text:p>/channels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00">
            <text:p>2700</text:p>
          </table:table-cell>
          <table:table-cell office:value-type="time" office:time-value="PT17H40M56.99S">
            <text:p>17:40:56.99</text:p>
          </table:table-cell>
          <table:table-cell office:value-type="string">
            <text:p>TC0002_PlannerB 2-27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01">
            <text:p>2701</text:p>
          </table:table-cell>
          <table:table-cell office:value-type="time" office:time-value="PT17H40M55.394S">
            <text:p>17:40:55.39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1671">
            <text:p>1671</text:p>
          </table:table-cell>
          <table:table-cell office:value-type="string">
            <text:p>Success</text:p>
          </table:table-cell>
          <table:table-cell office:value-type="float" office:value="30674">
            <text:p>30674</text:p>
          </table:table-cell>
          <table:table-cell table:number-columns-repeated="1017"/>
        </table:table-row>
        <table:table-row table:style-name="ro1">
          <table:table-cell office:value-type="float" office:value="2702">
            <text:p>2702</text:p>
          </table:table-cell>
          <table:table-cell office:value-type="time" office:time-value="PT17H40M52.656S">
            <text:p>17:40:52.66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4410">
            <text:p>4410</text:p>
          </table:table-cell>
          <table:table-cell office:value-type="string">
            <text:p>Success</text:p>
          </table:table-cell>
          <table:table-cell office:value-type="float" office:value="46289">
            <text:p>46289</text:p>
          </table:table-cell>
          <table:table-cell table:number-columns-repeated="1017"/>
        </table:table-row>
        <table:table-row table:style-name="ro1">
          <table:table-cell office:value-type="float" office:value="2703">
            <text:p>2703</text:p>
          </table:table-cell>
          <table:table-cell office:value-type="time" office:time-value="PT17H40M56.981S">
            <text:p>17:40:56.98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24567">
            <text:p>24567</text:p>
          </table:table-cell>
          <table:table-cell table:number-columns-repeated="1017"/>
        </table:table-row>
        <table:table-row table:style-name="ro1">
          <table:table-cell office:value-type="float" office:value="2704">
            <text:p>2704</text:p>
          </table:table-cell>
          <table:table-cell office:value-type="time" office:time-value="PT17H40M56.931S">
            <text:p>17:40:56.93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192">
            <text:p>192</text:p>
          </table:table-cell>
          <table:table-cell office:value-type="string">
            <text:p>Success</text:p>
          </table:table-cell>
          <table:table-cell office:value-type="float" office:value="24567">
            <text:p>24567</text:p>
          </table:table-cell>
          <table:table-cell table:number-columns-repeated="1017"/>
        </table:table-row>
        <table:table-row table:style-name="ro1">
          <table:table-cell office:value-type="float" office:value="2705">
            <text:p>2705</text:p>
          </table:table-cell>
          <table:table-cell office:value-type="time" office:time-value="PT17H40M57.066S">
            <text:p>17:40:57.07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268">
            <text:p>268</text:p>
          </table:table-cell>
          <table:table-cell table:number-columns-repeated="1017"/>
        </table:table-row>
        <table:table-row table:style-name="ro1">
          <table:table-cell office:value-type="float" office:value="2706">
            <text:p>2706</text:p>
          </table:table-cell>
          <table:table-cell office:value-type="time" office:time-value="PT17H40M57.102S">
            <text:p>17:40:57.10</text:p>
          </table:table-cell>
          <table:table-cell office:value-type="string">
            <text:p>TC0001_PlannerA 1-30</text:p>
          </table:table-cell>
          <table:table-cell office:value-type="string">
            <text:p>/channels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707">
            <text:p>2707</text:p>
          </table:table-cell>
          <table:table-cell office:value-type="time" office:time-value="PT17H40M57.149S">
            <text:p>17:40:57.15</text:p>
          </table:table-cell>
          <table:table-cell office:value-type="string">
            <text:p>TC0001_PlannerA 1-30</text:p>
          </table:table-cell>
          <table:table-cell office:value-type="string">
            <text:p>/channels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08">
            <text:p>2708</text:p>
          </table:table-cell>
          <table:table-cell office:value-type="time" office:time-value="PT17H40M57.158S">
            <text:p>17:40:57.16</text:p>
          </table:table-cell>
          <table:table-cell office:value-type="string">
            <text:p>TC0001_PlannerA 1-30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09">
            <text:p>2709</text:p>
          </table:table-cell>
          <table:table-cell office:value-type="time" office:time-value="PT17H40M57.164S">
            <text:p>17:40:57.16</text:p>
          </table:table-cell>
          <table:table-cell office:value-type="string">
            <text:p>TC0001_PlannerA 1-30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10">
            <text:p>2710</text:p>
          </table:table-cell>
          <table:table-cell office:value-type="time" office:time-value="PT17H40M57.125S">
            <text:p>17:40:57.13</text:p>
          </table:table-cell>
          <table:table-cell office:value-type="string">
            <text:p>TC0001_PlannerA 1-26</text:p>
          </table:table-cell>
          <table:table-cell office:value-type="string">
            <text:p>/channels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711">
            <text:p>2711</text:p>
          </table:table-cell>
          <table:table-cell office:value-type="time" office:time-value="PT17H40M57.218S">
            <text:p>17:40:57.22</text:p>
          </table:table-cell>
          <table:table-cell office:value-type="string">
            <text:p>TC0001_PlannerA 1-26</text:p>
          </table:table-cell>
          <table:table-cell office:value-type="string">
            <text:p>/channels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12">
            <text:p>2712</text:p>
          </table:table-cell>
          <table:table-cell office:value-type="time" office:time-value="PT17H40M57.229S">
            <text:p>17:40:57.23</text:p>
          </table:table-cell>
          <table:table-cell office:value-type="string">
            <text:p>TC0001_PlannerA 1-26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13">
            <text:p>2713</text:p>
          </table:table-cell>
          <table:table-cell office:value-type="time" office:time-value="PT17H40M57.234S">
            <text:p>17:40:57.23</text:p>
          </table:table-cell>
          <table:table-cell office:value-type="string">
            <text:p>TC0001_PlannerA 1-26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14">
            <text:p>2714</text:p>
          </table:table-cell>
          <table:table-cell office:value-type="time" office:time-value="PT17H40M54.494S">
            <text:p>17:40:54.49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2762">
            <text:p>2762</text:p>
          </table:table-cell>
          <table:table-cell office:value-type="string">
            <text:p>Success</text:p>
          </table:table-cell>
          <table:table-cell office:value-type="float" office:value="36093">
            <text:p>36093</text:p>
          </table:table-cell>
          <table:table-cell table:number-columns-repeated="1017"/>
        </table:table-row>
        <table:table-row table:style-name="ro1">
          <table:table-cell office:value-type="float" office:value="2715">
            <text:p>2715</text:p>
          </table:table-cell>
          <table:table-cell office:value-type="time" office:time-value="PT17H40M57.067S">
            <text:p>17:40:57.07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202">
            <text:p>202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2716">
            <text:p>2716</text:p>
          </table:table-cell>
          <table:table-cell office:value-type="time" office:time-value="PT17H40M57.27S">
            <text:p>17:40:57.27</text:p>
          </table:table-cell>
          <table:table-cell office:value-type="string">
            <text:p>TC0002_PlannerB 2-25</text:p>
          </table:table-cell>
          <table:table-cell office:value-type="string">
            <text:p>/channels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717">
            <text:p>2717</text:p>
          </table:table-cell>
          <table:table-cell office:value-type="time" office:time-value="PT17H40M57.301S">
            <text:p>17:40:57.30</text:p>
          </table:table-cell>
          <table:table-cell office:value-type="string">
            <text:p>TC0002_PlannerB 2-25</text:p>
          </table:table-cell>
          <table:table-cell office:value-type="string">
            <text:p>/channels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18">
            <text:p>2718</text:p>
          </table:table-cell>
          <table:table-cell office:value-type="time" office:time-value="PT17H40M57.31S">
            <text:p>17:40:57.31</text:p>
          </table:table-cell>
          <table:table-cell office:value-type="string">
            <text:p>TC0002_PlannerB 2-25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19">
            <text:p>2719</text:p>
          </table:table-cell>
          <table:table-cell office:value-type="time" office:time-value="PT17H40M57.315S">
            <text:p>17:40:57.32</text:p>
          </table:table-cell>
          <table:table-cell office:value-type="string">
            <text:p>TC0002_PlannerB 2-25</text:p>
          </table:table-cell>
          <table:table-cell office:value-type="string">
            <text:p>/channels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20">
            <text:p>2720</text:p>
          </table:table-cell>
          <table:table-cell office:value-type="time" office:time-value="PT17H40M57.132S">
            <text:p>17:40:57.13</text:p>
          </table:table-cell>
          <table:table-cell office:value-type="string">
            <text:p>TC0001_PlannerA 1-21</text:p>
          </table:table-cell>
          <table:table-cell office:value-type="string">
            <text:p>/channels/plan?wicket:interface=:3:indicator:big-form:segment:part:organization:name::IBehaviorListener:0:-1&amp;random=0.21537356901461857</text:p>
          </table:table-cell>
          <table:table-cell office:value-type="float" office:value="198">
            <text:p>198</text:p>
          </table:table-cell>
          <table:table-cell office:value-type="string">
            <text:p>Success</text:p>
          </table:table-cell>
          <table:table-cell office:value-type="float" office:value="54840">
            <text:p>54840</text:p>
          </table:table-cell>
          <table:table-cell table:number-columns-repeated="1017"/>
        </table:table-row>
        <table:table-row table:style-name="ro1">
          <table:table-cell office:value-type="float" office:value="2721">
            <text:p>2721</text:p>
          </table:table-cell>
          <table:table-cell office:value-type="time" office:time-value="PT17H40M57.258S">
            <text:p>17:40:57.26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2722">
            <text:p>2722</text:p>
          </table:table-cell>
          <table:table-cell office:value-type="time" office:time-value="PT17H40M57.343S">
            <text:p>17:40:57.34</text:p>
          </table:table-cell>
          <table:table-cell office:value-type="string">
            <text:p>TC0002_PlannerB 2-29</text:p>
          </table:table-cell>
          <table:table-cell office:value-type="string">
            <text:p>/channels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723">
            <text:p>2723</text:p>
          </table:table-cell>
          <table:table-cell office:value-type="time" office:time-value="PT17H40M57.37S">
            <text:p>17:40:57.37</text:p>
          </table:table-cell>
          <table:table-cell office:value-type="string">
            <text:p>TC0002_PlannerB 2-29</text:p>
          </table:table-cell>
          <table:table-cell office:value-type="string">
            <text:p>/channels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24">
            <text:p>2724</text:p>
          </table:table-cell>
          <table:table-cell office:value-type="time" office:time-value="PT17H40M57.378S">
            <text:p>17:40:57.38</text:p>
          </table:table-cell>
          <table:table-cell office:value-type="string">
            <text:p>TC0002_PlannerB 2-29</text:p>
          </table:table-cell>
          <table:table-cell office:value-type="string">
            <text:p>/channels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25">
            <text:p>2725</text:p>
          </table:table-cell>
          <table:table-cell office:value-type="time" office:time-value="PT17H40M57.383S">
            <text:p>17:40:57.38</text:p>
          </table:table-cell>
          <table:table-cell office:value-type="string">
            <text:p>TC0002_PlannerB 2-29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26">
            <text:p>2726</text:p>
          </table:table-cell>
          <table:table-cell office:value-type="time" office:time-value="PT17H40M57.331S">
            <text:p>17:40:57.33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4569">
            <text:p>24569</text:p>
          </table:table-cell>
          <table:table-cell table:number-columns-repeated="1017"/>
        </table:table-row>
        <table:table-row table:style-name="ro1">
          <table:table-cell office:value-type="float" office:value="2727">
            <text:p>2727</text:p>
          </table:table-cell>
          <table:table-cell office:value-type="time" office:time-value="PT17H40M57.392S">
            <text:p>17:40:57.39</text:p>
          </table:table-cell>
          <table:table-cell office:value-type="string">
            <text:p>TC0001_PlannerA 1-21</text:p>
          </table:table-cell>
          <table:table-cell office:value-type="string">
            <text:p>/channels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728">
            <text:p>2728</text:p>
          </table:table-cell>
          <table:table-cell office:value-type="time" office:time-value="PT17H40M57.422S">
            <text:p>17:40:57.42</text:p>
          </table:table-cell>
          <table:table-cell office:value-type="string">
            <text:p>TC0001_PlannerA 1-21</text:p>
          </table:table-cell>
          <table:table-cell office:value-type="string">
            <text:p>/channels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29">
            <text:p>2729</text:p>
          </table:table-cell>
          <table:table-cell office:value-type="time" office:time-value="PT17H40M57.429S">
            <text:p>17:40:57.43</text:p>
          </table:table-cell>
          <table:table-cell office:value-type="string">
            <text:p>TC0001_PlannerA 1-21</text:p>
          </table:table-cell>
          <table:table-cell office:value-type="string">
            <text:p>/channels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30">
            <text:p>2730</text:p>
          </table:table-cell>
          <table:table-cell office:value-type="time" office:time-value="PT17H40M57.434S">
            <text:p>17:40:57.43</text:p>
          </table:table-cell>
          <table:table-cell office:value-type="string">
            <text:p>TC0001_PlannerA 1-21</text:p>
          </table:table-cell>
          <table:table-cell office:value-type="string">
            <text:p>/channels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2">12/02/2011</text:date>, <text:time>18:1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2-02T18:16:54.75</dc:date>
    <meta:document-statistic meta:table-count="1" meta:cell-count="19117" meta:object-count="0"/>
    <meta:generator>OpenOffice.org/3.2$Win32 OpenOffice.org_project/320m12$Build-9483</meta:generator>
  </office:meta>
</office:document-meta>
</file>